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63cm"/>
    </style:style>
    <style:style style:name="co2" style:family="table-column">
      <style:table-column-properties fo:break-before="auto" style:column-width="3.33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1.614cm"/>
    </style:style>
    <style:style style:name="co6" style:family="table-column">
      <style:table-column-properties fo:break-before="auto" style:column-width="1.397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4.39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249cm"/>
    </style:style>
    <style:style style:name="co11" style:family="table-column">
      <style:table-column-properties fo:break-before="auto" style:column-width="1.097cm"/>
    </style:style>
    <style:style style:name="co12" style:family="table-column">
      <style:table-column-properties fo:break-before="auto" style:column-width="1.178cm"/>
    </style:style>
    <style:style style:name="co13" style:family="table-column">
      <style:table-column-properties fo:break-before="auto" style:column-width="1.1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munication_web.correction_mark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4" table:default-cell-style-name="Default"/>
        <table:table-column table:style-name="co5" table:number-columns-repeated="44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39" table:default-cell-style-name="Default"/>
        <table:table-row table:style-name="ro1">
          <table:table-cell table:number-columns-repeated="4"/>
          <table:table-cell office:value-type="string" calcext:value-type="string">
            <text:p><text:s/>Q <text:s/>1</text:p>
          </table:table-cell>
          <table:table-cell office:value-type="string" calcext:value-type="string">
            <text:p><text:s/>Q <text:s/>2</text:p>
          </table:table-cell>
          <table:table-cell office:value-type="string" calcext:value-type="string">
            <text:p><text:s/>Q <text:s/>3</text:p>
          </table:table-cell>
          <table:table-cell office:value-type="string" calcext:value-type="string">
            <text:p><text:s/>Q <text:s/>4</text:p>
          </table:table-cell>
          <table:table-cell office:value-type="string" calcext:value-type="string">
            <text:p><text:s/>Q <text:s/>5</text:p>
          </table:table-cell>
          <table:table-cell office:value-type="string" calcext:value-type="string">
            <text:p><text:s/>Q <text:s/>6</text:p>
          </table:table-cell>
          <table:table-cell office:value-type="string" calcext:value-type="string">
            <text:p><text:s/>Q <text:s/>7</text:p>
          </table:table-cell>
          <table:table-cell office:value-type="string" calcext:value-type="string">
            <text:p><text:s/>Q <text:s/>8</text:p>
          </table:table-cell>
          <table:table-cell office:value-type="string" calcext:value-type="string">
            <text:p><text:s/>Q <text:s/>9</text:p>
          </table:table-cell>
          <table:table-cell office:value-type="string" calcext:value-type="string">
            <text:p><text:s/>Q 10</text:p>
          </table:table-cell>
          <table:table-cell office:value-type="string" calcext:value-type="string">
            <text:p><text:s/>Q 11</text:p>
          </table:table-cell>
          <table:table-cell office:value-type="string" calcext:value-type="string">
            <text:p><text:s/>Q 12</text:p>
          </table:table-cell>
          <table:table-cell office:value-type="string" calcext:value-type="string">
            <text:p><text:s/>Q 13</text:p>
          </table:table-cell>
          <table:table-cell office:value-type="string" calcext:value-type="string">
            <text:p><text:s/>Q 14</text:p>
          </table:table-cell>
          <table:table-cell office:value-type="string" calcext:value-type="string">
            <text:p><text:s/>Q 15</text:p>
          </table:table-cell>
          <table:table-cell office:value-type="string" calcext:value-type="string">
            <text:p><text:s/>Q 16</text:p>
          </table:table-cell>
          <table:table-cell office:value-type="string" calcext:value-type="string">
            <text:p><text:s/>Q 17</text:p>
          </table:table-cell>
          <table:table-cell office:value-type="string" calcext:value-type="string">
            <text:p><text:s/>Q 18</text:p>
          </table:table-cell>
          <table:table-cell office:value-type="string" calcext:value-type="string">
            <text:p><text:s/>Q 19</text:p>
          </table:table-cell>
          <table:table-cell office:value-type="string" calcext:value-type="string">
            <text:p><text:s/>Q 20</text:p>
          </table:table-cell>
          <table:table-cell office:value-type="string" calcext:value-type="string">
            <text:p><text:s/>Q 21</text:p>
          </table:table-cell>
          <table:table-cell office:value-type="string" calcext:value-type="string">
            <text:p><text:s/>Q 22</text:p>
          </table:table-cell>
          <table:table-cell office:value-type="string" calcext:value-type="string">
            <text:p><text:s/>Q 23</text:p>
          </table:table-cell>
          <table:table-cell office:value-type="string" calcext:value-type="string">
            <text:p><text:s/>Q 24</text:p>
          </table:table-cell>
          <table:table-cell office:value-type="string" calcext:value-type="string">
            <text:p><text:s/>Q 25</text:p>
          </table:table-cell>
          <table:table-cell office:value-type="string" calcext:value-type="string">
            <text:p><text:s/>Q 26</text:p>
          </table:table-cell>
          <table:table-cell office:value-type="string" calcext:value-type="string">
            <text:p><text:s/>Q 27</text:p>
          </table:table-cell>
          <table:table-cell office:value-type="string" calcext:value-type="string">
            <text:p><text:s/>Q 28</text:p>
          </table:table-cell>
          <table:table-cell office:value-type="string" calcext:value-type="string">
            <text:p><text:s/>Q 29</text:p>
          </table:table-cell>
          <table:table-cell office:value-type="string" calcext:value-type="string">
            <text:p><text:s/>Q 30</text:p>
          </table:table-cell>
          <table:table-cell office:value-type="string" calcext:value-type="string">
            <text:p><text:s/>Q 31</text:p>
          </table:table-cell>
          <table:table-cell office:value-type="string" calcext:value-type="string">
            <text:p><text:s/>Q 32</text:p>
          </table:table-cell>
          <table:table-cell office:value-type="string" calcext:value-type="string">
            <text:p><text:s/>Q 33</text:p>
          </table:table-cell>
          <table:table-cell office:value-type="string" calcext:value-type="string">
            <text:p><text:s/>Q 34</text:p>
          </table:table-cell>
          <table:table-cell office:value-type="string" calcext:value-type="string">
            <text:p><text:s/>Q 35</text:p>
          </table:table-cell>
          <table:table-cell office:value-type="string" calcext:value-type="string">
            <text:p><text:s/>Q 36</text:p>
          </table:table-cell>
          <table:table-cell office:value-type="string" calcext:value-type="string">
            <text:p><text:s/>Q 37</text:p>
          </table:table-cell>
          <table:table-cell office:value-type="string" calcext:value-type="string">
            <text:p><text:s/>Q 38</text:p>
          </table:table-cell>
          <table:table-cell office:value-type="string" calcext:value-type="string">
            <text:p><text:s/>Q 39</text:p>
          </table:table-cell>
          <table:table-cell office:value-type="string" calcext:value-type="string">
            <text:p><text:s/>Q 40</text:p>
          </table:table-cell>
          <table:table-cell office:value-type="string" calcext:value-type="string">
            <text:p><text:s/>Q 41</text:p>
          </table:table-cell>
          <table:table-cell office:value-type="string" calcext:value-type="string">
            <text:p><text:s/>Q 42</text:p>
          </table:table-cell>
          <table:table-cell office:value-type="string" calcext:value-type="string">
            <text:p><text:s/>Q 43</text:p>
          </table:table-cell>
          <table:table-cell office:value-type="string" calcext:value-type="string">
            <text:p><text:s/>Q 44</text:p>
          </table:table-cell>
          <table:table-cell office:value-type="string" calcext:value-type="string">
            <text:p><text:s/>Q 45</text:p>
          </table:table-cell>
          <table:table-cell office:value-type="string" calcext:value-type="string">
            <text:p><text:s/>Q 46</text:p>
          </table:table-cell>
          <table:table-cell office:value-type="string" calcext:value-type="string">
            <text:p><text:s/>Q 47</text:p>
          </table:table-cell>
          <table:table-cell office:value-type="string" calcext:value-type="string">
            <text:p><text:s/>Q 48</text:p>
          </table:table-cell>
          <table:table-cell office:value-type="string" calcext:value-type="string">
            <text:p><text:s/>Q 49</text:p>
          </table:table-cell>
          <table:table-cell office:value-type="string" calcext:value-type="string">
            <text:p><text:s/>Q 50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ounding</text:p>
          </table:table-cell>
          <table:table-cell table:number-columns-repeated="2"/>
          <table:table-cell office:value-type="string" calcext:value-type="string">
            <text:p>detail</text:p>
          </table:table-cell>
          <table:table-cell table:formula="of:=[.E1]" office:value-type="string" office:string-value=" Q  1" calcext:value-type="string">
            <text:p><text:s/>Q <text:s/>1</text:p>
          </table:table-cell>
          <table:table-cell table:formula="of:=[.F1]" office:value-type="string" office:string-value=" Q  2" calcext:value-type="string">
            <text:p><text:s/>Q <text:s/>2</text:p>
          </table:table-cell>
          <table:table-cell table:formula="of:=[.G1]" office:value-type="string" office:string-value=" Q  3" calcext:value-type="string">
            <text:p><text:s/>Q <text:s/>3</text:p>
          </table:table-cell>
          <table:table-cell table:formula="of:=[.H1]" office:value-type="string" office:string-value=" Q  4" calcext:value-type="string">
            <text:p><text:s/>Q <text:s/>4</text:p>
          </table:table-cell>
          <table:table-cell table:formula="of:=[.I1]" office:value-type="string" office:string-value=" Q  5" calcext:value-type="string">
            <text:p><text:s/>Q <text:s/>5</text:p>
          </table:table-cell>
          <table:table-cell table:formula="of:=[.J1]" office:value-type="string" office:string-value=" Q  6" calcext:value-type="string">
            <text:p><text:s/>Q <text:s/>6</text:p>
          </table:table-cell>
          <table:table-cell table:formula="of:=[.K1]" office:value-type="string" office:string-value=" Q  7" calcext:value-type="string">
            <text:p><text:s/>Q <text:s/>7</text:p>
          </table:table-cell>
          <table:table-cell table:formula="of:=[.L1]" office:value-type="string" office:string-value=" Q  8" calcext:value-type="string">
            <text:p><text:s/>Q <text:s/>8</text:p>
          </table:table-cell>
          <table:table-cell table:formula="of:=[.M1]" office:value-type="string" office:string-value=" Q  9" calcext:value-type="string">
            <text:p><text:s/>Q <text:s/>9</text:p>
          </table:table-cell>
          <table:table-cell table:formula="of:=[.N1]" office:value-type="string" office:string-value=" Q 10" calcext:value-type="string">
            <text:p><text:s/>Q 10</text:p>
          </table:table-cell>
          <table:table-cell table:formula="of:=[.O1]" office:value-type="string" office:string-value=" Q 11" calcext:value-type="string">
            <text:p><text:s/>Q 11</text:p>
          </table:table-cell>
          <table:table-cell table:formula="of:=[.P1]" office:value-type="string" office:string-value=" Q 12" calcext:value-type="string">
            <text:p><text:s/>Q 12</text:p>
          </table:table-cell>
          <table:table-cell table:formula="of:=[.Q1]" office:value-type="string" office:string-value=" Q 13" calcext:value-type="string">
            <text:p><text:s/>Q 13</text:p>
          </table:table-cell>
          <table:table-cell table:formula="of:=[.R1]" office:value-type="string" office:string-value=" Q 14" calcext:value-type="string">
            <text:p><text:s/>Q 14</text:p>
          </table:table-cell>
          <table:table-cell table:formula="of:=[.S1]" office:value-type="string" office:string-value=" Q 15" calcext:value-type="string">
            <text:p><text:s/>Q 15</text:p>
          </table:table-cell>
          <table:table-cell table:formula="of:=[.T1]" office:value-type="string" office:string-value=" Q 16" calcext:value-type="string">
            <text:p><text:s/>Q 16</text:p>
          </table:table-cell>
          <table:table-cell table:formula="of:=[.U1]" office:value-type="string" office:string-value=" Q 17" calcext:value-type="string">
            <text:p><text:s/>Q 17</text:p>
          </table:table-cell>
          <table:table-cell table:formula="of:=[.V1]" office:value-type="string" office:string-value=" Q 18" calcext:value-type="string">
            <text:p><text:s/>Q 18</text:p>
          </table:table-cell>
          <table:table-cell table:formula="of:=[.W1]" office:value-type="string" office:string-value=" Q 19" calcext:value-type="string">
            <text:p><text:s/>Q 19</text:p>
          </table:table-cell>
          <table:table-cell table:formula="of:=[.X1]" office:value-type="string" office:string-value=" Q 20" calcext:value-type="string">
            <text:p><text:s/>Q 20</text:p>
          </table:table-cell>
          <table:table-cell table:formula="of:=[.Y1]" office:value-type="string" office:string-value=" Q 21" calcext:value-type="string">
            <text:p><text:s/>Q 21</text:p>
          </table:table-cell>
          <table:table-cell table:formula="of:=[.Z1]" office:value-type="string" office:string-value=" Q 22" calcext:value-type="string">
            <text:p><text:s/>Q 22</text:p>
          </table:table-cell>
          <table:table-cell table:formula="of:=[.AA1]" office:value-type="string" office:string-value=" Q 23" calcext:value-type="string">
            <text:p><text:s/>Q 23</text:p>
          </table:table-cell>
          <table:table-cell table:formula="of:=[.AB1]" office:value-type="string" office:string-value=" Q 24" calcext:value-type="string">
            <text:p><text:s/>Q 24</text:p>
          </table:table-cell>
          <table:table-cell table:formula="of:=[.AC1]" office:value-type="string" office:string-value=" Q 25" calcext:value-type="string">
            <text:p><text:s/>Q 25</text:p>
          </table:table-cell>
          <table:table-cell table:formula="of:=[.AD1]" office:value-type="string" office:string-value=" Q 26" calcext:value-type="string">
            <text:p><text:s/>Q 26</text:p>
          </table:table-cell>
          <table:table-cell table:formula="of:=[.AE1]" office:value-type="string" office:string-value=" Q 27" calcext:value-type="string">
            <text:p><text:s/>Q 27</text:p>
          </table:table-cell>
          <table:table-cell table:formula="of:=[.AF1]" office:value-type="string" office:string-value=" Q 28" calcext:value-type="string">
            <text:p><text:s/>Q 28</text:p>
          </table:table-cell>
          <table:table-cell table:formula="of:=[.AG1]" office:value-type="string" office:string-value=" Q 29" calcext:value-type="string">
            <text:p><text:s/>Q 29</text:p>
          </table:table-cell>
          <table:table-cell table:formula="of:=[.AH1]" office:value-type="string" office:string-value=" Q 30" calcext:value-type="string">
            <text:p><text:s/>Q 30</text:p>
          </table:table-cell>
          <table:table-cell table:formula="of:=[.AI1]" office:value-type="string" office:string-value=" Q 31" calcext:value-type="string">
            <text:p><text:s/>Q 31</text:p>
          </table:table-cell>
          <table:table-cell table:formula="of:=[.AJ1]" office:value-type="string" office:string-value=" Q 32" calcext:value-type="string">
            <text:p><text:s/>Q 32</text:p>
          </table:table-cell>
          <table:table-cell table:formula="of:=[.AK1]" office:value-type="string" office:string-value=" Q 33" calcext:value-type="string">
            <text:p><text:s/>Q 33</text:p>
          </table:table-cell>
          <table:table-cell table:formula="of:=[.AL1]" office:value-type="string" office:string-value=" Q 34" calcext:value-type="string">
            <text:p><text:s/>Q 34</text:p>
          </table:table-cell>
          <table:table-cell table:formula="of:=[.AM1]" office:value-type="string" office:string-value=" Q 35" calcext:value-type="string">
            <text:p><text:s/>Q 35</text:p>
          </table:table-cell>
          <table:table-cell table:formula="of:=[.AN1]" office:value-type="string" office:string-value=" Q 36" calcext:value-type="string">
            <text:p><text:s/>Q 36</text:p>
          </table:table-cell>
          <table:table-cell table:formula="of:=[.AO1]" office:value-type="string" office:string-value=" Q 37" calcext:value-type="string">
            <text:p><text:s/>Q 37</text:p>
          </table:table-cell>
          <table:table-cell table:formula="of:=[.AP1]" office:value-type="string" office:string-value=" Q 38" calcext:value-type="string">
            <text:p><text:s/>Q 38</text:p>
          </table:table-cell>
          <table:table-cell table:formula="of:=[.AQ1]" office:value-type="string" office:string-value=" Q 39" calcext:value-type="string">
            <text:p><text:s/>Q 39</text:p>
          </table:table-cell>
          <table:table-cell table:formula="of:=[.AR1]" office:value-type="string" office:string-value=" Q 40" calcext:value-type="string">
            <text:p><text:s/>Q 40</text:p>
          </table:table-cell>
          <table:table-cell table:formula="of:=[.AS1]" office:value-type="string" office:string-value=" Q 41" calcext:value-type="string">
            <text:p><text:s/>Q 41</text:p>
          </table:table-cell>
          <table:table-cell table:formula="of:=[.AT1]" office:value-type="string" office:string-value=" Q 42" calcext:value-type="string">
            <text:p><text:s/>Q 42</text:p>
          </table:table-cell>
          <table:table-cell table:formula="of:=[.AU1]" office:value-type="string" office:string-value=" Q 43" calcext:value-type="string">
            <text:p><text:s/>Q 43</text:p>
          </table:table-cell>
          <table:table-cell table:formula="of:=[.AV1]" office:value-type="string" office:string-value=" Q 44" calcext:value-type="string">
            <text:p><text:s/>Q 44</text:p>
          </table:table-cell>
          <table:table-cell table:formula="of:=[.AW1]" office:value-type="string" office:string-value=" Q 45" calcext:value-type="string">
            <text:p><text:s/>Q 45</text:p>
          </table:table-cell>
          <table:table-cell table:formula="of:=[.AX1]" office:value-type="string" office:string-value=" Q 46" calcext:value-type="string">
            <text:p><text:s/>Q 46</text:p>
          </table:table-cell>
          <table:table-cell table:formula="of:=[.AY1]" office:value-type="string" office:string-value=" Q 47" calcext:value-type="string">
            <text:p><text:s/>Q 47</text:p>
          </table:table-cell>
          <table:table-cell table:formula="of:=[.AZ1]" office:value-type="string" office:string-value=" Q 48" calcext:value-type="string">
            <text:p><text:s/>Q 48</text:p>
          </table:table-cell>
          <table:table-cell table:formula="of:=[.BA1]" office:value-type="string" office:string-value=" Q 49" calcext:value-type="string">
            <text:p><text:s/>Q 49</text:p>
          </table:table-cell>
          <table:table-cell table:formula="of:=[.BB1]" office:value-type="string" office:string-value=" Q 50" calcext:value-type="string">
            <text:p><text:s/>Q 50</text:p>
          </table:table-cell>
        </table:table-row>
        <table:table-row table:style-name="ro1">
          <table:table-cell office:value-type="string" calcext:value-type="string">
            <text:p>coefficients</text:p>
          </table:table-cell>
          <table:table-cell table:number-columns-repeated="3"/>
          <table:table-cell table:number-columns-repeated="50" office:value-type="float" office:value="1" calcext:value-type="float">
            <text:p>1</text:p>
          </table:table-cell>
          <table:table-cell table:formula="of:=SUM([.$E$2:.$BB$2])"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x_points_per_question</text:p>
          </table:table-cell>
          <table:table-cell table:number-columns-repeated="3"/>
          <table:table-cell table:number-columns-repeated="50" office:value-type="float" office:value="1" calcext:value-type="float">
            <text:p>1</text:p>
          </table:table-cell>
          <table:table-cell table:formula="of:=SUMPRODUCT([.$E$2:.$BB$2];[.$E$3:.$BB$3])" office:value-type="float" office:value="50" calcext:value-type="float">
            <text:p>50</text:p>
          </table:table-cell>
          <table:table-cell office:value-type="string" calcext:value-type="string">
            <text:p>max mark (without bonus)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relative_min_points_per_question</text:p>
          </table:table-cell>
          <table:table-cell table:number-columns-repeated="3"/>
          <table:table-cell table:number-columns-repeated="50" office:value-type="float" office:value="-1" calcext:value-type="float">
            <text:p>-1</text:p>
          </table:table-cell>
          <table:table-cell table:formula="of:=SUMPRODUCT([.$E$2:.$BB$2];[.$E$4:.$BB$4];[.$E$7:.$BB$7];1/[.$E$6:.$BB$6])-SUMPRODUCT([.$E$2:.$BB$2];[.$E$4:.$BB$4];[.$E$6:.$BB$6];1/[.$E$6:.$BB$6])" office:value-type="float" office:value="-50" calcext:value-type="float">
            <text:p>-50</text:p>
          </table:table-cell>
          <table:table-cell office:value-type="string" calcext:value-type="string">
            <text:p>min mark (without bonus)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onus (gift)</text:p>
          </table:table-cell>
          <table:table-cell table:number-columns-repeated="3"/>
          <table:table-cell table:number-columns-repeated="50" office:value-type="float" office:value="0" calcext:value-type="float">
            <text:p>0</text:p>
          </table:table-cell>
          <table:table-cell table:formula="of:=SUM([.$E$5:.$BB$5]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nr_expected_answers</text:p>
          </table:table-cell>
          <table:table-cell table:number-columns-repeated="3"/>
          <table:table-cell table:number-columns-repeated="50" office:value-type="float" office:value="1" calcext:value-type="float">
            <text:p>1</text:p>
          </table:table-cell>
          <table:table-cell table:formula="of:=SUM([.E6:.BB6])" office:value-type="float" office:value="50" calcext:value-type="float">
            <text:p>5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nr_max_answers</text:p>
          </table:table-cell>
          <table:table-cell table:number-columns-repeated="3"/>
          <table:table-cell table:number-columns-repeated="50" office:value-type="float" office:value="2" calcext:value-type="float">
            <text:p>2</text:p>
          </table:table-cell>
          <table:table-cell table:formula="of:=SUM([.E7:.BB7])" office:value-type="float" office:value="100" calcext:value-type="float">
            <text:p>1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ottom_limit_mark_per_question</text:p>
          </table:table-cell>
          <table:table-cell table:number-columns-repeated="3"/>
          <table:table-cell table:number-columns-repeated="50" office:value-type="float" office:value="-0.5" calcext:value-type="float">
            <text:p>-0,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question_real_weight_over_20</text:p>
          </table:table-cell>
          <table:table-cell table:number-columns-repeated="3"/>
          <table:table-cell table:formula="of:=[.E$3]*[.E$2]*[.$BC$13]/[.$BC$3]" office:value-type="float" office:value="0" calcext:value-type="float">
            <text:p>0</text:p>
          </table:table-cell>
          <table:table-cell table:formula="of:=[.F$3]*[.F$2]*[.$BC$13]/[.$BC$3]" office:value-type="float" office:value="0" calcext:value-type="float">
            <text:p>0</text:p>
          </table:table-cell>
          <table:table-cell table:formula="of:=[.G$3]*[.G$2]*[.$BC$13]/[.$BC$3]" office:value-type="float" office:value="0" calcext:value-type="float">
            <text:p>0</text:p>
          </table:table-cell>
          <table:table-cell table:formula="of:=[.H$3]*[.H$2]*[.$BC$13]/[.$BC$3]" office:value-type="float" office:value="0" calcext:value-type="float">
            <text:p>0</text:p>
          </table:table-cell>
          <table:table-cell table:formula="of:=[.I$3]*[.I$2]*[.$BC$13]/[.$BC$3]" office:value-type="float" office:value="0" calcext:value-type="float">
            <text:p>0</text:p>
          </table:table-cell>
          <table:table-cell table:formula="of:=[.J$3]*[.J$2]*[.$BC$13]/[.$BC$3]" office:value-type="float" office:value="0" calcext:value-type="float">
            <text:p>0</text:p>
          </table:table-cell>
          <table:table-cell table:formula="of:=[.K$3]*[.K$2]*[.$BC$13]/[.$BC$3]" office:value-type="float" office:value="0" calcext:value-type="float">
            <text:p>0</text:p>
          </table:table-cell>
          <table:table-cell table:formula="of:=[.L$3]*[.L$2]*[.$BC$13]/[.$BC$3]" office:value-type="float" office:value="0" calcext:value-type="float">
            <text:p>0</text:p>
          </table:table-cell>
          <table:table-cell table:formula="of:=[.M$3]*[.M$2]*[.$BC$13]/[.$BC$3]" office:value-type="float" office:value="0" calcext:value-type="float">
            <text:p>0</text:p>
          </table:table-cell>
          <table:table-cell table:formula="of:=[.N$3]*[.N$2]*[.$BC$13]/[.$BC$3]" office:value-type="float" office:value="0" calcext:value-type="float">
            <text:p>0</text:p>
          </table:table-cell>
          <table:table-cell table:formula="of:=[.O$3]*[.O$2]*[.$BC$13]/[.$BC$3]" office:value-type="float" office:value="0" calcext:value-type="float">
            <text:p>0</text:p>
          </table:table-cell>
          <table:table-cell table:formula="of:=[.P$3]*[.P$2]*[.$BC$13]/[.$BC$3]" office:value-type="float" office:value="0" calcext:value-type="float">
            <text:p>0</text:p>
          </table:table-cell>
          <table:table-cell table:formula="of:=[.Q$3]*[.Q$2]*[.$BC$13]/[.$BC$3]" office:value-type="float" office:value="0" calcext:value-type="float">
            <text:p>0</text:p>
          </table:table-cell>
          <table:table-cell table:formula="of:=[.R$3]*[.R$2]*[.$BC$13]/[.$BC$3]" office:value-type="float" office:value="0" calcext:value-type="float">
            <text:p>0</text:p>
          </table:table-cell>
          <table:table-cell table:formula="of:=[.S$3]*[.S$2]*[.$BC$13]/[.$BC$3]" office:value-type="float" office:value="0" calcext:value-type="float">
            <text:p>0</text:p>
          </table:table-cell>
          <table:table-cell table:formula="of:=[.T$3]*[.T$2]*[.$BC$13]/[.$BC$3]" office:value-type="float" office:value="0" calcext:value-type="float">
            <text:p>0</text:p>
          </table:table-cell>
          <table:table-cell table:formula="of:=[.U$3]*[.U$2]*[.$BC$13]/[.$BC$3]" office:value-type="float" office:value="0" calcext:value-type="float">
            <text:p>0</text:p>
          </table:table-cell>
          <table:table-cell table:formula="of:=[.V$3]*[.V$2]*[.$BC$13]/[.$BC$3]" office:value-type="float" office:value="0" calcext:value-type="float">
            <text:p>0</text:p>
          </table:table-cell>
          <table:table-cell table:formula="of:=[.W$3]*[.W$2]*[.$BC$13]/[.$BC$3]" office:value-type="float" office:value="0" calcext:value-type="float">
            <text:p>0</text:p>
          </table:table-cell>
          <table:table-cell table:formula="of:=[.X$3]*[.X$2]*[.$BC$13]/[.$BC$3]" office:value-type="float" office:value="0" calcext:value-type="float">
            <text:p>0</text:p>
          </table:table-cell>
          <table:table-cell table:formula="of:=[.Y$3]*[.Y$2]*[.$BC$13]/[.$BC$3]" office:value-type="float" office:value="0" calcext:value-type="float">
            <text:p>0</text:p>
          </table:table-cell>
          <table:table-cell table:formula="of:=[.Z$3]*[.Z$2]*[.$BC$13]/[.$BC$3]" office:value-type="float" office:value="0" calcext:value-type="float">
            <text:p>0</text:p>
          </table:table-cell>
          <table:table-cell table:formula="of:=[.AA$3]*[.AA$2]*[.$BC$13]/[.$BC$3]" office:value-type="float" office:value="0" calcext:value-type="float">
            <text:p>0</text:p>
          </table:table-cell>
          <table:table-cell table:formula="of:=[.AB$3]*[.AB$2]*[.$BC$13]/[.$BC$3]" office:value-type="float" office:value="0" calcext:value-type="float">
            <text:p>0</text:p>
          </table:table-cell>
          <table:table-cell table:formula="of:=[.AC$3]*[.AC$2]*[.$BC$13]/[.$BC$3]" office:value-type="float" office:value="0" calcext:value-type="float">
            <text:p>0</text:p>
          </table:table-cell>
          <table:table-cell table:formula="of:=[.AD$3]*[.AD$2]*[.$BC$13]/[.$BC$3]" office:value-type="float" office:value="0" calcext:value-type="float">
            <text:p>0</text:p>
          </table:table-cell>
          <table:table-cell table:formula="of:=[.AE$3]*[.AE$2]*[.$BC$13]/[.$BC$3]" office:value-type="float" office:value="0" calcext:value-type="float">
            <text:p>0</text:p>
          </table:table-cell>
          <table:table-cell table:formula="of:=[.AF$3]*[.AF$2]*[.$BC$13]/[.$BC$3]" office:value-type="float" office:value="0" calcext:value-type="float">
            <text:p>0</text:p>
          </table:table-cell>
          <table:table-cell table:formula="of:=[.AG$3]*[.AG$2]*[.$BC$13]/[.$BC$3]" office:value-type="float" office:value="0" calcext:value-type="float">
            <text:p>0</text:p>
          </table:table-cell>
          <table:table-cell table:formula="of:=[.AH$3]*[.AH$2]*[.$BC$13]/[.$BC$3]" office:value-type="float" office:value="0" calcext:value-type="float">
            <text:p>0</text:p>
          </table:table-cell>
          <table:table-cell table:formula="of:=[.AI$3]*[.AI$2]*[.$BC$13]/[.$BC$3]" office:value-type="float" office:value="0" calcext:value-type="float">
            <text:p>0</text:p>
          </table:table-cell>
          <table:table-cell table:formula="of:=[.AJ$3]*[.AJ$2]*[.$BC$13]/[.$BC$3]" office:value-type="float" office:value="0" calcext:value-type="float">
            <text:p>0</text:p>
          </table:table-cell>
          <table:table-cell table:formula="of:=[.AK$3]*[.AK$2]*[.$BC$13]/[.$BC$3]" office:value-type="float" office:value="0" calcext:value-type="float">
            <text:p>0</text:p>
          </table:table-cell>
          <table:table-cell table:formula="of:=[.AL$3]*[.AL$2]*[.$BC$13]/[.$BC$3]" office:value-type="float" office:value="0" calcext:value-type="float">
            <text:p>0</text:p>
          </table:table-cell>
          <table:table-cell table:formula="of:=[.AM$3]*[.AM$2]*[.$BC$13]/[.$BC$3]" office:value-type="float" office:value="0" calcext:value-type="float">
            <text:p>0</text:p>
          </table:table-cell>
          <table:table-cell table:formula="of:=[.AN$3]*[.AN$2]*[.$BC$13]/[.$BC$3]" office:value-type="float" office:value="0" calcext:value-type="float">
            <text:p>0</text:p>
          </table:table-cell>
          <table:table-cell table:formula="of:=[.AO$3]*[.AO$2]*[.$BC$13]/[.$BC$3]" office:value-type="float" office:value="0" calcext:value-type="float">
            <text:p>0</text:p>
          </table:table-cell>
          <table:table-cell table:formula="of:=[.AP$3]*[.AP$2]*[.$BC$13]/[.$BC$3]" office:value-type="float" office:value="0" calcext:value-type="float">
            <text:p>0</text:p>
          </table:table-cell>
          <table:table-cell table:formula="of:=[.AQ$3]*[.AQ$2]*[.$BC$13]/[.$BC$3]" office:value-type="float" office:value="0" calcext:value-type="float">
            <text:p>0</text:p>
          </table:table-cell>
          <table:table-cell table:formula="of:=[.AR$3]*[.AR$2]*[.$BC$13]/[.$BC$3]" office:value-type="float" office:value="0" calcext:value-type="float">
            <text:p>0</text:p>
          </table:table-cell>
          <table:table-cell table:formula="of:=[.AS$3]*[.AS$2]*[.$BC$13]/[.$BC$3]" office:value-type="float" office:value="0" calcext:value-type="float">
            <text:p>0</text:p>
          </table:table-cell>
          <table:table-cell table:formula="of:=[.AT$3]*[.AT$2]*[.$BC$13]/[.$BC$3]" office:value-type="float" office:value="0" calcext:value-type="float">
            <text:p>0</text:p>
          </table:table-cell>
          <table:table-cell table:formula="of:=[.AU$3]*[.AU$2]*[.$BC$13]/[.$BC$3]" office:value-type="float" office:value="0" calcext:value-type="float">
            <text:p>0</text:p>
          </table:table-cell>
          <table:table-cell table:formula="of:=[.AV$3]*[.AV$2]*[.$BC$13]/[.$BC$3]" office:value-type="float" office:value="0" calcext:value-type="float">
            <text:p>0</text:p>
          </table:table-cell>
          <table:table-cell table:formula="of:=[.AW$3]*[.AW$2]*[.$BC$13]/[.$BC$3]" office:value-type="float" office:value="0" calcext:value-type="float">
            <text:p>0</text:p>
          </table:table-cell>
          <table:table-cell table:formula="of:=[.AX$3]*[.AX$2]*[.$BC$13]/[.$BC$3]" office:value-type="float" office:value="0" calcext:value-type="float">
            <text:p>0</text:p>
          </table:table-cell>
          <table:table-cell table:formula="of:=[.AY$3]*[.AY$2]*[.$BC$13]/[.$BC$3]" office:value-type="float" office:value="0" calcext:value-type="float">
            <text:p>0</text:p>
          </table:table-cell>
          <table:table-cell table:formula="of:=[.AZ$3]*[.AZ$2]*[.$BC$13]/[.$BC$3]" office:value-type="float" office:value="0" calcext:value-type="float">
            <text:p>0</text:p>
          </table:table-cell>
          <table:table-cell table:formula="of:=[.BA$3]*[.BA$2]*[.$BC$13]/[.$BC$3]" office:value-type="float" office:value="0" calcext:value-type="float">
            <text:p>0</text:p>
          </table:table-cell>
          <table:table-cell table:formula="of:=[.BB$3]*[.BB$2]*[.$BC$13]/[.$BC$3]" office:value-type="float" office:value="0" calcext:value-type="float">
            <text:p>0</text:p>
          </table:table-cell>
          <table:table-cell table:formula="of:=SUM([.$E$9:.$BB$9]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dditional_field_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7"/>
        </table:table-row>
        <table:table-row table:style-name="ro1">
          <table:table-cell table:number-columns-repeated="109"/>
        </table:table-row>
        <table:table-row table:style-name="ro1">
          <table:table-cell office:value-type="string" calcext:value-type="string">
            <text:p>student_name</text:p>
          </table:table-cell>
          <table:table-cell office:value-type="string" calcext:value-type="string">
            <text:p>student_first_name</text:p>
          </table:table-cell>
          <table:table-cell office:value-type="string" calcext:value-type="string">
            <text:p>student_id</text:p>
          </table:table-cell>
          <table:table-cell office:value-type="string" calcext:value-type="string">
            <text:p>Rounded TOTAL</text:p>
          </table:table-cell>
          <table:table-cell table:number-columns-repeated="50"/>
          <table:table-cell office:value-type="string" calcext:value-type="string">
            <text:p>TOTAL</text:p>
          </table:table-cell>
          <table:table-cell office:value-type="string" calcext:value-type="string">
            <text:p>Rounded TOTAL</text:p>
          </table:table-cell>
          <table:table-cell office:value-type="string" calcext:value-type="string">
            <text:p>rank</text:p>
          </table:table-cell>
          <table:table-cell table:number-columns-repeated="52"/>
        </table:table-row>
        <table:table-row table:style-name="ro1">
          <table:table-cell table:number-columns-repeated="2" office:value-type="string" calcext:value-type="string">
            <text:p>CORRECTION</text:p>
          </table:table-cell>
          <table:table-cell office:value-type="float" office:value="0" calcext:value-type="float">
            <text:p>0</text:p>
          </table:table-cell>
          <table:table-cell table:formula="of:=[.$BC62]" office:value-type="float" office:value="20" calcext:value-type="float">
            <text:p>20</text:p>
          </table:table-cell>
          <table:table-cell table:formula="of:=IF([.E$5]=0;MAX(([.E$3]*1+[.E$4]*0)/[.E$6];[.E$8]);[.E$5])" office:value-type="float" office:value="1" calcext:value-type="float">
            <text:p>1</text:p>
          </table:table-cell>
          <table:table-cell table:formula="of:=IF([.F$5]=0;MAX(([.F$3]*1+[.F$4]*0)/[.F$6];[.F$8]);[.F$5])" office:value-type="float" office:value="1" calcext:value-type="float">
            <text:p>1</text:p>
          </table:table-cell>
          <table:table-cell table:formula="of:=IF([.G$5]=0;MAX(([.G$3]*1+[.G$4]*0)/[.G$6];[.G$8]);[.G$5])" office:value-type="float" office:value="1" calcext:value-type="float">
            <text:p>1</text:p>
          </table:table-cell>
          <table:table-cell table:formula="of:=IF([.H$5]=0;MAX(([.H$3]*1+[.H$4]*0)/[.H$6];[.H$8]);[.H$5])" office:value-type="float" office:value="1" calcext:value-type="float">
            <text:p>1</text:p>
          </table:table-cell>
          <table:table-cell table:formula="of:=IF([.I$5]=0;MAX(([.I$3]*1+[.I$4]*0)/[.I$6];[.I$8]);[.I$5])" office:value-type="float" office:value="1" calcext:value-type="float">
            <text:p>1</text:p>
          </table:table-cell>
          <table:table-cell table:formula="of:=IF([.J$5]=0;MAX(([.J$3]*1+[.J$4]*0)/[.J$6];[.J$8]);[.J$5])" office:value-type="float" office:value="1" calcext:value-type="float">
            <text:p>1</text:p>
          </table:table-cell>
          <table:table-cell table:formula="of:=IF([.K$5]=0;MAX(([.K$3]*1+[.K$4]*0)/[.K$6];[.K$8]);[.K$5])" office:value-type="float" office:value="1" calcext:value-type="float">
            <text:p>1</text:p>
          </table:table-cell>
          <table:table-cell table:formula="of:=IF([.L$5]=0;MAX(([.L$3]*1+[.L$4]*0)/[.L$6];[.L$8]);[.L$5])" office:value-type="float" office:value="1" calcext:value-type="float">
            <text:p>1</text:p>
          </table:table-cell>
          <table:table-cell table:formula="of:=IF([.M$5]=0;MAX(([.M$3]*1+[.M$4]*0)/[.M$6];[.M$8]);[.M$5])" office:value-type="float" office:value="1" calcext:value-type="float">
            <text:p>1</text:p>
          </table:table-cell>
          <table:table-cell table:formula="of:=IF([.N$5]=0;MAX(([.N$3]*1+[.N$4]*0)/[.N$6];[.N$8]);[.N$5])" office:value-type="float" office:value="1" calcext:value-type="float">
            <text:p>1</text:p>
          </table:table-cell>
          <table:table-cell table:formula="of:=IF([.O$5]=0;MAX(([.O$3]*1+[.O$4]*0)/[.O$6];[.O$8]);[.O$5])" office:value-type="float" office:value="1" calcext:value-type="float">
            <text:p>1</text:p>
          </table:table-cell>
          <table:table-cell table:formula="of:=IF([.P$5]=0;MAX(([.P$3]*1+[.P$4]*0)/[.P$6];[.P$8]);[.P$5])" office:value-type="float" office:value="1" calcext:value-type="float">
            <text:p>1</text:p>
          </table:table-cell>
          <table:table-cell table:formula="of:=IF([.Q$5]=0;MAX(([.Q$3]*1+[.Q$4]*0)/[.Q$6];[.Q$8]);[.Q$5])" office:value-type="float" office:value="1" calcext:value-type="float">
            <text:p>1</text:p>
          </table:table-cell>
          <table:table-cell table:formula="of:=IF([.R$5]=0;MAX(([.R$3]*1+[.R$4]*0)/[.R$6];[.R$8]);[.R$5])" office:value-type="float" office:value="1" calcext:value-type="float">
            <text:p>1</text:p>
          </table:table-cell>
          <table:table-cell table:formula="of:=IF([.S$5]=0;MAX(([.S$3]*1+[.S$4]*0)/[.S$6];[.S$8]);[.S$5])" office:value-type="float" office:value="1" calcext:value-type="float">
            <text:p>1</text:p>
          </table:table-cell>
          <table:table-cell table:formula="of:=IF([.T$5]=0;MAX(([.T$3]*1+[.T$4]*0)/[.T$6];[.T$8]);[.T$5])" office:value-type="float" office:value="1" calcext:value-type="float">
            <text:p>1</text:p>
          </table:table-cell>
          <table:table-cell table:formula="of:=IF([.U$5]=0;MAX(([.U$3]*1+[.U$4]*0)/[.U$6];[.U$8]);[.U$5])" office:value-type="float" office:value="1" calcext:value-type="float">
            <text:p>1</text:p>
          </table:table-cell>
          <table:table-cell table:formula="of:=IF([.V$5]=0;MAX(([.V$3]*1+[.V$4]*0)/[.V$6];[.V$8]);[.V$5])" office:value-type="float" office:value="1" calcext:value-type="float">
            <text:p>1</text:p>
          </table:table-cell>
          <table:table-cell table:formula="of:=IF([.W$5]=0;MAX(([.W$3]*1+[.W$4]*0)/[.W$6];[.W$8]);[.W$5])" office:value-type="float" office:value="1" calcext:value-type="float">
            <text:p>1</text:p>
          </table:table-cell>
          <table:table-cell table:formula="of:=IF([.X$5]=0;MAX(([.X$3]*1+[.X$4]*0)/[.X$6];[.X$8]);[.X$5])" office:value-type="float" office:value="1" calcext:value-type="float">
            <text:p>1</text:p>
          </table:table-cell>
          <table:table-cell table:formula="of:=IF([.Y$5]=0;MAX(([.Y$3]*1+[.Y$4]*0)/[.Y$6];[.Y$8]);[.Y$5])" office:value-type="float" office:value="1" calcext:value-type="float">
            <text:p>1</text:p>
          </table:table-cell>
          <table:table-cell table:formula="of:=IF([.Z$5]=0;MAX(([.Z$3]*1+[.Z$4]*0)/[.Z$6];[.Z$8]);[.Z$5])" office:value-type="float" office:value="1" calcext:value-type="float">
            <text:p>1</text:p>
          </table:table-cell>
          <table:table-cell table:formula="of:=IF([.AA$5]=0;MAX(([.AA$3]*1+[.AA$4]*0)/[.AA$6];[.AA$8]);[.AA$5])" office:value-type="float" office:value="1" calcext:value-type="float">
            <text:p>1</text:p>
          </table:table-cell>
          <table:table-cell table:formula="of:=IF([.AB$5]=0;MAX(([.AB$3]*1+[.AB$4]*0)/[.AB$6];[.AB$8]);[.AB$5])" office:value-type="float" office:value="1" calcext:value-type="float">
            <text:p>1</text:p>
          </table:table-cell>
          <table:table-cell table:formula="of:=IF([.AC$5]=0;MAX(([.AC$3]*1+[.AC$4]*0)/[.AC$6];[.AC$8]);[.AC$5])" office:value-type="float" office:value="1" calcext:value-type="float">
            <text:p>1</text:p>
          </table:table-cell>
          <table:table-cell table:formula="of:=IF([.AD$5]=0;MAX(([.AD$3]*1+[.AD$4]*0)/[.AD$6];[.AD$8]);[.AD$5])" office:value-type="float" office:value="1" calcext:value-type="float">
            <text:p>1</text:p>
          </table:table-cell>
          <table:table-cell table:formula="of:=IF([.AE$5]=0;MAX(([.AE$3]*1+[.AE$4]*0)/[.AE$6];[.AE$8]);[.AE$5])" office:value-type="float" office:value="1" calcext:value-type="float">
            <text:p>1</text:p>
          </table:table-cell>
          <table:table-cell table:formula="of:=IF([.AF$5]=0;MAX(([.AF$3]*1+[.AF$4]*0)/[.AF$6];[.AF$8]);[.AF$5])" office:value-type="float" office:value="1" calcext:value-type="float">
            <text:p>1</text:p>
          </table:table-cell>
          <table:table-cell table:formula="of:=IF([.AG$5]=0;MAX(([.AG$3]*1+[.AG$4]*0)/[.AG$6];[.AG$8]);[.AG$5])" office:value-type="float" office:value="1" calcext:value-type="float">
            <text:p>1</text:p>
          </table:table-cell>
          <table:table-cell table:formula="of:=IF([.AH$5]=0;MAX(([.AH$3]*1+[.AH$4]*0)/[.AH$6];[.AH$8]);[.AH$5])" office:value-type="float" office:value="1" calcext:value-type="float">
            <text:p>1</text:p>
          </table:table-cell>
          <table:table-cell table:formula="of:=IF([.AI$5]=0;MAX(([.AI$3]*1+[.AI$4]*0)/[.AI$6];[.AI$8]);[.AI$5])" office:value-type="float" office:value="1" calcext:value-type="float">
            <text:p>1</text:p>
          </table:table-cell>
          <table:table-cell table:formula="of:=IF([.AJ$5]=0;MAX(([.AJ$3]*1+[.AJ$4]*0)/[.AJ$6];[.AJ$8]);[.AJ$5])" office:value-type="float" office:value="1" calcext:value-type="float">
            <text:p>1</text:p>
          </table:table-cell>
          <table:table-cell table:formula="of:=IF([.AK$5]=0;MAX(([.AK$3]*1+[.AK$4]*0)/[.AK$6];[.AK$8]);[.AK$5])" office:value-type="float" office:value="1" calcext:value-type="float">
            <text:p>1</text:p>
          </table:table-cell>
          <table:table-cell table:formula="of:=IF([.AL$5]=0;MAX(([.AL$3]*1+[.AL$4]*0)/[.AL$6];[.AL$8]);[.AL$5])" office:value-type="float" office:value="1" calcext:value-type="float">
            <text:p>1</text:p>
          </table:table-cell>
          <table:table-cell table:formula="of:=IF([.AM$5]=0;MAX(([.AM$3]*1+[.AM$4]*0)/[.AM$6];[.AM$8]);[.AM$5])" office:value-type="float" office:value="1" calcext:value-type="float">
            <text:p>1</text:p>
          </table:table-cell>
          <table:table-cell table:formula="of:=IF([.AN$5]=0;MAX(([.AN$3]*1+[.AN$4]*0)/[.AN$6];[.AN$8]);[.AN$5])" office:value-type="float" office:value="1" calcext:value-type="float">
            <text:p>1</text:p>
          </table:table-cell>
          <table:table-cell table:formula="of:=IF([.AO$5]=0;MAX(([.AO$3]*1+[.AO$4]*0)/[.AO$6];[.AO$8]);[.AO$5])" office:value-type="float" office:value="1" calcext:value-type="float">
            <text:p>1</text:p>
          </table:table-cell>
          <table:table-cell table:formula="of:=IF([.AP$5]=0;MAX(([.AP$3]*1+[.AP$4]*0)/[.AP$6];[.AP$8]);[.AP$5])" office:value-type="float" office:value="1" calcext:value-type="float">
            <text:p>1</text:p>
          </table:table-cell>
          <table:table-cell table:formula="of:=IF([.AQ$5]=0;MAX(([.AQ$3]*1+[.AQ$4]*0)/[.AQ$6];[.AQ$8]);[.AQ$5])" office:value-type="float" office:value="1" calcext:value-type="float">
            <text:p>1</text:p>
          </table:table-cell>
          <table:table-cell table:formula="of:=IF([.AR$5]=0;MAX(([.AR$3]*1+[.AR$4]*0)/[.AR$6];[.AR$8]);[.AR$5])" office:value-type="float" office:value="1" calcext:value-type="float">
            <text:p>1</text:p>
          </table:table-cell>
          <table:table-cell table:formula="of:=IF([.AS$5]=0;MAX(([.AS$3]*1+[.AS$4]*0)/[.AS$6];[.AS$8]);[.AS$5])" office:value-type="float" office:value="1" calcext:value-type="float">
            <text:p>1</text:p>
          </table:table-cell>
          <table:table-cell table:formula="of:=IF([.AT$5]=0;MAX(([.AT$3]*1+[.AT$4]*0)/[.AT$6];[.AT$8]);[.AT$5])" office:value-type="float" office:value="1" calcext:value-type="float">
            <text:p>1</text:p>
          </table:table-cell>
          <table:table-cell table:formula="of:=IF([.AU$5]=0;MAX(([.AU$3]*1+[.AU$4]*0)/[.AU$6];[.AU$8]);[.AU$5])" office:value-type="float" office:value="1" calcext:value-type="float">
            <text:p>1</text:p>
          </table:table-cell>
          <table:table-cell table:formula="of:=IF([.AV$5]=0;MAX(([.AV$3]*1+[.AV$4]*0)/[.AV$6];[.AV$8]);[.AV$5])" office:value-type="float" office:value="1" calcext:value-type="float">
            <text:p>1</text:p>
          </table:table-cell>
          <table:table-cell table:formula="of:=IF([.AW$5]=0;MAX(([.AW$3]*1+[.AW$4]*0)/[.AW$6];[.AW$8]);[.AW$5])" office:value-type="float" office:value="1" calcext:value-type="float">
            <text:p>1</text:p>
          </table:table-cell>
          <table:table-cell table:formula="of:=IF([.AX$5]=0;MAX(([.AX$3]*1+[.AX$4]*0)/[.AX$6];[.AX$8]);[.AX$5])" office:value-type="float" office:value="1" calcext:value-type="float">
            <text:p>1</text:p>
          </table:table-cell>
          <table:table-cell table:formula="of:=IF([.AY$5]=0;MAX(([.AY$3]*1+[.AY$4]*0)/[.AY$6];[.AY$8]);[.AY$5])" office:value-type="float" office:value="1" calcext:value-type="float">
            <text:p>1</text:p>
          </table:table-cell>
          <table:table-cell table:formula="of:=IF([.AZ$5]=0;MAX(([.AZ$3]*1+[.AZ$4]*0)/[.AZ$6];[.AZ$8]);[.AZ$5])" office:value-type="float" office:value="1" calcext:value-type="float">
            <text:p>1</text:p>
          </table:table-cell>
          <table:table-cell table:formula="of:=IF([.BA$5]=0;MAX(([.BA$3]*1+[.BA$4]*0)/[.BA$6];[.BA$8]);[.BA$5])" office:value-type="float" office:value="1" calcext:value-type="float">
            <text:p>1</text:p>
          </table:table-cell>
          <table:table-cell table:formula="of:=IF([.BB$5]=0;MAX(([.BB$3]*1+[.BB$4]*0)/[.BB$6];[.BB$8]);[.BB$5])" office:value-type="float" office:value="1" calcext:value-type="float">
            <text:p>1</text:p>
          </table:table-cell>
          <table:table-cell table:formula="of:=20*SUMPRODUCT([.$E$2:.$BB$2];[.$E62:.$BB62])/[.$BC$3]" office:value-type="float" office:value="20" calcext:value-type="float">
            <text:p>20</text:p>
          </table:table-cell>
          <table:table-cell table:formula="of:=MAX(0;ROUNDUP([.$BC62]/[.$BD$2])*[.$BD$2])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expected_answers</text:p>
          </table:table-cell>
          <table:table-cell table:number-columns-repeated="10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5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table:number-columns-repeated="7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5" office:value-type="string" calcext:value-type="string">
            <text:p>R1</text:p>
          </table:table-cell>
          <table:table-cell table:number-columns-repeated="4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3"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DIBABO KAMENI</text:p>
          </table:table-cell>
          <table:table-cell office:value-type="string" calcext:value-type="string">
            <text:p>Paule Morelle</text:p>
          </table:table-cell>
          <table:table-cell office:value-type="string" calcext:value-type="string">
            <text:p>f10023</text:p>
          </table:table-cell>
          <table:table-cell table:formula="of:=[.$BC63]" office:value-type="float" office:value="16.4" calcext:value-type="float">
            <text:p>16,4</text:p>
          </table:table-cell>
          <table:table-cell table:formula="of:=IF([.E$5]=0;MAX(([.E$3]*1+[.E$4]*0)/[.E$6];[.E$8]);[.E$5])" office:value-type="float" office:value="1" calcext:value-type="float">
            <text:p>1</text:p>
          </table:table-cell>
          <table:table-cell table:formula="of:=IF([.F$5]=0;MAX(([.F$3]*1+[.F$4]*0)/[.F$6];[.F$8]);[.F$5])" office:value-type="float" office:value="1" calcext:value-type="float">
            <text:p>1</text:p>
          </table:table-cell>
          <table:table-cell table:formula="of:=IF([.G$5]=0;MAX(([.G$3]*1+[.G$4]*0)/[.G$6];[.G$8]);[.G$5])" office:value-type="float" office:value="1" calcext:value-type="float">
            <text:p>1</text:p>
          </table:table-cell>
          <table:table-cell table:formula="of:=IF([.H$5]=0;MAX(([.H$3]*1+[.H$4]*0)/[.H$6];[.H$8]);[.H$5])" office:value-type="float" office:value="1" calcext:value-type="float">
            <text:p>1</text:p>
          </table:table-cell>
          <table:table-cell table:formula="of:=IF([.I$5]=0;MAX(([.I$3]*1+[.I$4]*0)/[.I$6];[.I$8]);[.I$5])" office:value-type="float" office:value="1" calcext:value-type="float">
            <text:p>1</text:p>
          </table:table-cell>
          <table:table-cell table:formula="of:=IF([.J$5]=0;MAX(([.J$3]*1+[.J$4]*0)/[.J$6];[.J$8]);[.J$5])" office:value-type="float" office:value="1" calcext:value-type="float">
            <text:p>1</text:p>
          </table:table-cell>
          <table:table-cell table:formula="of:=IF([.K$5]=0;MAX(([.K$3]*1+[.K$4]*0)/[.K$6];[.K$8]);[.K$5])" office:value-type="float" office:value="1" calcext:value-type="float">
            <text:p>1</text:p>
          </table:table-cell>
          <table:table-cell table:formula="of:=IF([.L$5]=0;MAX(([.L$3]*1+[.L$4]*0)/[.L$6];[.L$8]);[.L$5])" office:value-type="float" office:value="1" calcext:value-type="float">
            <text:p>1</text:p>
          </table:table-cell>
          <table:table-cell table:formula="of:=IF([.M$5]=0;MAX(([.M$3]*1+[.M$4]*0)/[.M$6];[.M$8]);[.M$5])" office:value-type="float" office:value="1" calcext:value-type="float">
            <text:p>1</text:p>
          </table:table-cell>
          <table:table-cell table:formula="of:=IF([.N$5]=0;MAX(([.N$3]*0+[.N$4]*1)/[.N$6];[.N$8]);[.N$5])" office:value-type="float" office:value="-0.5" calcext:value-type="float">
            <text:p>-0,5</text:p>
          </table:table-cell>
          <table:table-cell table:formula="of:=IF([.O$5]=0;MAX(([.O$3]*1+[.O$4]*0)/[.O$6];[.O$8]);[.O$5])" office:value-type="float" office:value="1" calcext:value-type="float">
            <text:p>1</text:p>
          </table:table-cell>
          <table:table-cell table:formula="of:=IF([.P$5]=0;MAX(([.P$3]*1+[.P$4]*0)/[.P$6];[.P$8]);[.P$5])" office:value-type="float" office:value="1" calcext:value-type="float">
            <text:p>1</text:p>
          </table:table-cell>
          <table:table-cell table:formula="of:=IF([.Q$5]=0;MAX(([.Q$3]*1+[.Q$4]*0)/[.Q$6];[.Q$8]);[.Q$5])" office:value-type="float" office:value="1" calcext:value-type="float">
            <text:p>1</text:p>
          </table:table-cell>
          <table:table-cell table:formula="of:=IF([.R$5]=0;MAX(([.R$3]*1+[.R$4]*0)/[.R$6];[.R$8]);[.R$5])" office:value-type="float" office:value="1" calcext:value-type="float">
            <text:p>1</text:p>
          </table:table-cell>
          <table:table-cell table:formula="of:=IF([.S$5]=0;MAX(([.S$3]*0+[.S$4]*1)/[.S$6];[.S$8]);[.S$5])" office:value-type="float" office:value="-0.5" calcext:value-type="float">
            <text:p>-0,5</text:p>
          </table:table-cell>
          <table:table-cell table:formula="of:=IF([.T$5]=0;MAX(([.T$3]*1+[.T$4]*0)/[.T$6];[.T$8]);[.T$5])" office:value-type="float" office:value="1" calcext:value-type="float">
            <text:p>1</text:p>
          </table:table-cell>
          <table:table-cell table:formula="of:=IF([.U$5]=0;MAX(([.U$3]*1+[.U$4]*0)/[.U$6];[.U$8]);[.U$5])" office:value-type="float" office:value="1" calcext:value-type="float">
            <text:p>1</text:p>
          </table:table-cell>
          <table:table-cell table:formula="of:=IF([.V$5]=0;MAX(([.V$3]*1+[.V$4]*0)/[.V$6];[.V$8]);[.V$5])" office:value-type="float" office:value="1" calcext:value-type="float">
            <text:p>1</text:p>
          </table:table-cell>
          <table:table-cell table:formula="of:=IF([.W$5]=0;MAX(([.W$3]*1+[.W$4]*0)/[.W$6];[.W$8]);[.W$5])" office:value-type="float" office:value="1" calcext:value-type="float">
            <text:p>1</text:p>
          </table:table-cell>
          <table:table-cell table:formula="of:=IF([.X$5]=0;MAX(([.X$3]*0+[.X$4]*1)/[.X$6];[.X$8]);[.X$5])" office:value-type="float" office:value="-0.5" calcext:value-type="float">
            <text:p>-0,5</text:p>
          </table:table-cell>
          <table:table-cell table:formula="of:=IF([.Y$5]=0;MAX(([.Y$3]*1+[.Y$4]*0)/[.Y$6];[.Y$8]);[.Y$5])" office:value-type="float" office:value="1" calcext:value-type="float">
            <text:p>1</text:p>
          </table:table-cell>
          <table:table-cell table:formula="of:=IF([.Z$5]=0;MAX(([.Z$3]*1+[.Z$4]*0)/[.Z$6];[.Z$8]);[.Z$5])" office:value-type="float" office:value="1" calcext:value-type="float">
            <text:p>1</text:p>
          </table:table-cell>
          <table:table-cell table:formula="of:=IF([.AA$5]=0;MAX(([.AA$3]*1+[.AA$4]*0)/[.AA$6];[.AA$8]);[.AA$5])" office:value-type="float" office:value="1" calcext:value-type="float">
            <text:p>1</text:p>
          </table:table-cell>
          <table:table-cell table:formula="of:=IF([.AB$5]=0;MAX(([.AB$3]*1+[.AB$4]*0)/[.AB$6];[.AB$8]);[.AB$5])" office:value-type="float" office:value="1" calcext:value-type="float">
            <text:p>1</text:p>
          </table:table-cell>
          <table:table-cell table:formula="of:=IF([.AC$5]=0;MAX(([.AC$3]*1+[.AC$4]*0)/[.AC$6];[.AC$8]);[.AC$5])" office:value-type="float" office:value="1" calcext:value-type="float">
            <text:p>1</text:p>
          </table:table-cell>
          <table:table-cell table:formula="of:=IF([.AD$5]=0;MAX(([.AD$3]*1+[.AD$4]*0)/[.AD$6];[.AD$8]);[.AD$5])" office:value-type="float" office:value="1" calcext:value-type="float">
            <text:p>1</text:p>
          </table:table-cell>
          <table:table-cell table:formula="of:=IF([.AE$5]=0;MAX(([.AE$3]*1+[.AE$4]*0)/[.AE$6];[.AE$8]);[.AE$5])" office:value-type="float" office:value="1" calcext:value-type="float">
            <text:p>1</text:p>
          </table:table-cell>
          <table:table-cell table:formula="of:=IF([.AF$5]=0;MAX(([.AF$3]*0+[.AF$4]*1)/[.AF$6];[.AF$8]);[.AF$5])" office:value-type="float" office:value="-0.5" calcext:value-type="float">
            <text:p>-0,5</text:p>
          </table:table-cell>
          <table:table-cell table:formula="of:=IF([.AG$5]=0;MAX(([.AG$3]*1+[.AG$4]*0)/[.AG$6];[.AG$8]);[.AG$5])" office:value-type="float" office:value="1" calcext:value-type="float">
            <text:p>1</text:p>
          </table:table-cell>
          <table:table-cell table:formula="of:=IF([.AH$5]=0;MAX(([.AH$3]*1+[.AH$4]*0)/[.AH$6];[.AH$8]);[.AH$5])" office:value-type="float" office:value="1" calcext:value-type="float">
            <text:p>1</text:p>
          </table:table-cell>
          <table:table-cell table:formula="of:=IF([.AI$5]=0;MAX(([.AI$3]*1+[.AI$4]*0)/[.AI$6];[.AI$8]);[.AI$5])" office:value-type="float" office:value="1" calcext:value-type="float">
            <text:p>1</text:p>
          </table:table-cell>
          <table:table-cell table:formula="of:=IF([.AJ$5]=0;MAX(([.AJ$3]*1+[.AJ$4]*0)/[.AJ$6];[.AJ$8]);[.AJ$5])" office:value-type="float" office:value="1" calcext:value-type="float">
            <text:p>1</text:p>
          </table:table-cell>
          <table:table-cell table:formula="of:=IF([.AK$5]=0;MAX(([.AK$3]*1+[.AK$4]*0)/[.AK$6];[.AK$8]);[.AK$5])" office:value-type="float" office:value="1" calcext:value-type="float">
            <text:p>1</text:p>
          </table:table-cell>
          <table:table-cell table:formula="of:=IF([.AL$5]=0;MAX(([.AL$3]*1+[.AL$4]*0)/[.AL$6];[.AL$8]);[.AL$5])" office:value-type="float" office:value="1" calcext:value-type="float">
            <text:p>1</text:p>
          </table:table-cell>
          <table:table-cell table:formula="of:=IF([.AM$5]=0;MAX(([.AM$3]*1+[.AM$4]*0)/[.AM$6];[.AM$8]);[.AM$5])" office:value-type="float" office:value="1" calcext:value-type="float">
            <text:p>1</text:p>
          </table:table-cell>
          <table:table-cell table:formula="of:=IF([.AN$5]=0;MAX(([.AN$3]*1+[.AN$4]*0)/[.AN$6];[.AN$8]);[.AN$5])" office:value-type="float" office:value="1" calcext:value-type="float">
            <text:p>1</text:p>
          </table:table-cell>
          <table:table-cell table:formula="of:=IF([.AO$5]=0;MAX(([.AO$3]*1+[.AO$4]*0)/[.AO$6];[.AO$8]);[.AO$5])" office:value-type="float" office:value="1" calcext:value-type="float">
            <text:p>1</text:p>
          </table:table-cell>
          <table:table-cell table:formula="of:=IF([.AP$5]=0;MAX(([.AP$3]*1+[.AP$4]*0)/[.AP$6];[.AP$8]);[.AP$5])" office:value-type="float" office:value="1" calcext:value-type="float">
            <text:p>1</text:p>
          </table:table-cell>
          <table:table-cell table:formula="of:=IF([.AQ$5]=0;MAX(([.AQ$3]*1+[.AQ$4]*0)/[.AQ$6];[.AQ$8]);[.AQ$5])" office:value-type="float" office:value="1" calcext:value-type="float">
            <text:p>1</text:p>
          </table:table-cell>
          <table:table-cell table:formula="of:=IF([.AR$5]=0;MAX(([.AR$3]*1+[.AR$4]*0)/[.AR$6];[.AR$8]);[.AR$5])" office:value-type="float" office:value="1" calcext:value-type="float">
            <text:p>1</text:p>
          </table:table-cell>
          <table:table-cell table:formula="of:=IF([.AS$5]=0;MAX(([.AS$3]*1+[.AS$4]*0)/[.AS$6];[.AS$8]);[.AS$5])" office:value-type="float" office:value="1" calcext:value-type="float">
            <text:p>1</text:p>
          </table:table-cell>
          <table:table-cell table:formula="of:=IF([.AT$5]=0;MAX(([.AT$3]*1+[.AT$4]*0)/[.AT$6];[.AT$8]);[.AT$5])" office:value-type="float" office:value="1" calcext:value-type="float">
            <text:p>1</text:p>
          </table:table-cell>
          <table:table-cell table:formula="of:=IF([.AU$5]=0;MAX(([.AU$3]*1+[.AU$4]*0)/[.AU$6];[.AU$8]);[.AU$5])" office:value-type="float" office:value="1" calcext:value-type="float">
            <text:p>1</text:p>
          </table:table-cell>
          <table:table-cell table:formula="of:=IF([.AV$5]=0;MAX(([.AV$3]*0+[.AV$4]*1)/[.AV$6];[.AV$8]);[.AV$5])" office:value-type="float" office:value="-0.5" calcext:value-type="float">
            <text:p>-0,5</text:p>
          </table:table-cell>
          <table:table-cell table:formula="of:=IF([.AW$5]=0;MAX(([.AW$3]*1+[.AW$4]*0)/[.AW$6];[.AW$8]);[.AW$5])" office:value-type="float" office:value="1" calcext:value-type="float">
            <text:p>1</text:p>
          </table:table-cell>
          <table:table-cell table:formula="of:=IF([.AX$5]=0;MAX(([.AX$3]*1+[.AX$4]*0)/[.AX$6];[.AX$8]);[.AX$5])" office:value-type="float" office:value="1" calcext:value-type="float">
            <text:p>1</text:p>
          </table:table-cell>
          <table:table-cell table:formula="of:=IF([.AY$5]=0;MAX(([.AY$3]*1+[.AY$4]*0)/[.AY$6];[.AY$8]);[.AY$5])" office:value-type="float" office:value="1" calcext:value-type="float">
            <text:p>1</text:p>
          </table:table-cell>
          <table:table-cell table:formula="of:=IF([.AZ$5]=0;MAX(([.AZ$3]*1+[.AZ$4]*0)/[.AZ$6];[.AZ$8]);[.AZ$5])" office:value-type="float" office:value="1" calcext:value-type="float">
            <text:p>1</text:p>
          </table:table-cell>
          <table:table-cell table:formula="of:=IF([.BA$5]=0;MAX(([.BA$3]*1+[.BA$4]*0)/[.BA$6];[.BA$8]);[.BA$5])" office:value-type="float" office:value="1" calcext:value-type="float">
            <text:p>1</text:p>
          </table:table-cell>
          <table:table-cell table:formula="of:=IF([.BB$5]=0;MAX(([.BB$3]*0+[.BB$4]*1)/[.BB$6];[.BB$8]);[.BB$5])" office:value-type="float" office:value="-0.5" calcext:value-type="float">
            <text:p>-0,5</text:p>
          </table:table-cell>
          <table:table-cell table:formula="of:=[.BC$62]*SUMPRODUCT([.$E$2:.$BB$2];[.$E63:.$BB63])/[.$BC$3]" office:value-type="float" office:value="16.4" calcext:value-type="float">
            <text:p>16,4</text:p>
          </table:table-cell>
          <table:table-cell table:formula="of:=MAX(0;ROUNDUP([.$BC63]/[.$BD$2])*[.$BD$2])" office:value-type="float" office:value="16.4" calcext:value-type="float">
            <text:p>16,4</text:p>
          </table:table-cell>
          <table:table-cell table:formula="of:=RANK([.BD63];[.BD$63:.BD$111])" office:value-type="float" office:value="5" calcext:value-type="float">
            <text:p>5</text:p>
          </table:table-cell>
          <table:table-cell table:number-columns-repeated="2"/>
          <table:table-cell table:number-columns-repeated="9"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11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5" office:value-type="string" calcext:value-type="string">
            <text:p>R1</text:p>
          </table:table-cell>
          <table:table-cell table:number-columns-repeated="4" office:value-type="string" calcext:value-type="string">
            <text:p>R2</text:p>
          </table:table-cell>
          <table:table-cell table:number-columns-repeated="4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DELAGRANGE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f10019</text:p>
          </table:table-cell>
          <table:table-cell table:formula="of:=[.$BC64]" office:value-type="float" office:value="15.2" calcext:value-type="float">
            <text:p>15,2</text:p>
          </table:table-cell>
          <table:table-cell table:formula="of:=IF([.E$5]=0;MAX(([.E$3]*1+[.E$4]*0)/[.E$6];[.E$8]);[.E$5])" office:value-type="float" office:value="1" calcext:value-type="float">
            <text:p>1</text:p>
          </table:table-cell>
          <table:table-cell table:formula="of:=IF([.F$5]=0;MAX(([.F$3]*1+[.F$4]*0)/[.F$6];[.F$8]);[.F$5])" office:value-type="float" office:value="1" calcext:value-type="float">
            <text:p>1</text:p>
          </table:table-cell>
          <table:table-cell table:formula="of:=IF([.G$5]=0;MAX(([.G$3]*1+[.G$4]*0)/[.G$6];[.G$8]);[.G$5])" office:value-type="float" office:value="1" calcext:value-type="float">
            <text:p>1</text:p>
          </table:table-cell>
          <table:table-cell table:formula="of:=IF([.H$5]=0;MAX(([.H$3]*1+[.H$4]*0)/[.H$6];[.H$8]);[.H$5])" office:value-type="float" office:value="1" calcext:value-type="float">
            <text:p>1</text:p>
          </table:table-cell>
          <table:table-cell table:formula="of:=IF([.I$5]=0;MAX(([.I$3]*1+[.I$4]*0)/[.I$6];[.I$8]);[.I$5])" office:value-type="float" office:value="1" calcext:value-type="float">
            <text:p>1</text:p>
          </table:table-cell>
          <table:table-cell table:formula="of:=IF([.J$5]=0;MAX(([.J$3]*1+[.J$4]*0)/[.J$6];[.J$8]);[.J$5])" office:value-type="float" office:value="1" calcext:value-type="float">
            <text:p>1</text:p>
          </table:table-cell>
          <table:table-cell table:formula="of:=IF([.K$5]=0;MAX(([.K$3]*1+[.K$4]*0)/[.K$6];[.K$8]);[.K$5])" office:value-type="float" office:value="1" calcext:value-type="float">
            <text:p>1</text:p>
          </table:table-cell>
          <table:table-cell table:formula="of:=IF([.L$5]=0;MAX(([.L$3]*1+[.L$4]*0)/[.L$6];[.L$8]);[.L$5])" office:value-type="float" office:value="1" calcext:value-type="float">
            <text:p>1</text:p>
          </table:table-cell>
          <table:table-cell table:formula="of:=IF([.M$5]=0;MAX(([.M$3]*1+[.M$4]*0)/[.M$6];[.M$8]);[.M$5])" office:value-type="float" office:value="1" calcext:value-type="float">
            <text:p>1</text:p>
          </table:table-cell>
          <table:table-cell table:formula="of:=IF([.N$5]=0;MAX(([.N$3]*1+[.N$4]*0)/[.N$6];[.N$8]);[.N$5])" office:value-type="float" office:value="1" calcext:value-type="float">
            <text:p>1</text:p>
          </table:table-cell>
          <table:table-cell table:formula="of:=IF([.O$5]=0;MAX(([.O$3]*1+[.O$4]*0)/[.O$6];[.O$8]);[.O$5])" office:value-type="float" office:value="1" calcext:value-type="float">
            <text:p>1</text:p>
          </table:table-cell>
          <table:table-cell table:formula="of:=IF([.P$5]=0;MAX(([.P$3]*1+[.P$4]*0)/[.P$6];[.P$8]);[.P$5])" office:value-type="float" office:value="1" calcext:value-type="float">
            <text:p>1</text:p>
          </table:table-cell>
          <table:table-cell table:formula="of:=IF([.Q$5]=0;MAX(([.Q$3]*1+[.Q$4]*0)/[.Q$6];[.Q$8]);[.Q$5])" office:value-type="float" office:value="1" calcext:value-type="float">
            <text:p>1</text:p>
          </table:table-cell>
          <table:table-cell table:formula="of:=IF([.R$5]=0;MAX(([.R$3]*0+[.R$4]*1)/[.R$6];[.R$8]);[.R$5])" office:value-type="float" office:value="-0.5" calcext:value-type="float">
            <text:p>-0,5</text:p>
          </table:table-cell>
          <table:table-cell table:formula="of:=IF([.S$5]=0;MAX(([.S$3]*0+[.S$4]*1)/[.S$6];[.S$8]);[.S$5])" office:value-type="float" office:value="-0.5" calcext:value-type="float">
            <text:p>-0,5</text:p>
          </table:table-cell>
          <table:table-cell table:formula="of:=IF([.T$5]=0;MAX(([.T$3]*0+[.T$4]*1)/[.T$6];[.T$8]);[.T$5])" office:value-type="float" office:value="-0.5" calcext:value-type="float">
            <text:p>-0,5</text:p>
          </table:table-cell>
          <table:table-cell table:formula="of:=IF([.U$5]=0;MAX(([.U$3]*1+[.U$4]*0)/[.U$6];[.U$8]);[.U$5])" office:value-type="float" office:value="1" calcext:value-type="float">
            <text:p>1</text:p>
          </table:table-cell>
          <table:table-cell table:formula="of:=IF([.V$5]=0;MAX(([.V$3]*1+[.V$4]*0)/[.V$6];[.V$8]);[.V$5])" office:value-type="float" office:value="1" calcext:value-type="float">
            <text:p>1</text:p>
          </table:table-cell>
          <table:table-cell table:formula="of:=IF([.W$5]=0;MAX(([.W$3]*1+[.W$4]*0)/[.W$6];[.W$8]);[.W$5])" office:value-type="float" office:value="1" calcext:value-type="float">
            <text:p>1</text:p>
          </table:table-cell>
          <table:table-cell table:formula="of:=IF([.X$5]=0;MAX(([.X$3]*1+[.X$4]*0)/[.X$6];[.X$8]);[.X$5])" office:value-type="float" office:value="1" calcext:value-type="float">
            <text:p>1</text:p>
          </table:table-cell>
          <table:table-cell table:formula="of:=IF([.Y$5]=0;MAX(([.Y$3]*0+[.Y$4]*1)/[.Y$6];[.Y$8]);[.Y$5])" office:value-type="float" office:value="-0.5" calcext:value-type="float">
            <text:p>-0,5</text:p>
          </table:table-cell>
          <table:table-cell table:formula="of:=IF([.Z$5]=0;MAX(([.Z$3]*0+[.Z$4]*1)/[.Z$6];[.Z$8]);[.Z$5])" office:value-type="float" office:value="-0.5" calcext:value-type="float">
            <text:p>-0,5</text:p>
          </table:table-cell>
          <table:table-cell table:formula="of:=IF([.AA$5]=0;MAX(([.AA$3]*1+[.AA$4]*0)/[.AA$6];[.AA$8]);[.AA$5])" office:value-type="float" office:value="1" calcext:value-type="float">
            <text:p>1</text:p>
          </table:table-cell>
          <table:table-cell table:formula="of:=IF([.AB$5]=0;MAX(([.AB$3]*1+[.AB$4]*0)/[.AB$6];[.AB$8]);[.AB$5])" office:value-type="float" office:value="1" calcext:value-type="float">
            <text:p>1</text:p>
          </table:table-cell>
          <table:table-cell table:formula="of:=IF([.AC$5]=0;MAX(([.AC$3]*1+[.AC$4]*0)/[.AC$6];[.AC$8]);[.AC$5])" office:value-type="float" office:value="1" calcext:value-type="float">
            <text:p>1</text:p>
          </table:table-cell>
          <table:table-cell table:formula="of:=IF([.AD$5]=0;MAX(([.AD$3]*1+[.AD$4]*0)/[.AD$6];[.AD$8]);[.AD$5])" office:value-type="float" office:value="1" calcext:value-type="float">
            <text:p>1</text:p>
          </table:table-cell>
          <table:table-cell table:formula="of:=IF([.AE$5]=0;MAX(([.AE$3]*1+[.AE$4]*0)/[.AE$6];[.AE$8]);[.AE$5])" office:value-type="float" office:value="1" calcext:value-type="float">
            <text:p>1</text:p>
          </table:table-cell>
          <table:table-cell table:formula="of:=IF([.AF$5]=0;MAX(([.AF$3]*1+[.AF$4]*0)/[.AF$6];[.AF$8]);[.AF$5])" office:value-type="float" office:value="1" calcext:value-type="float">
            <text:p>1</text:p>
          </table:table-cell>
          <table:table-cell table:formula="of:=IF([.AG$5]=0;MAX(([.AG$3]*1+[.AG$4]*0)/[.AG$6];[.AG$8]);[.AG$5])" office:value-type="float" office:value="1" calcext:value-type="float">
            <text:p>1</text:p>
          </table:table-cell>
          <table:table-cell table:formula="of:=IF([.AH$5]=0;MAX(([.AH$3]*1+[.AH$4]*0)/[.AH$6];[.AH$8]);[.AH$5])" office:value-type="float" office:value="1" calcext:value-type="float">
            <text:p>1</text:p>
          </table:table-cell>
          <table:table-cell table:formula="of:=IF([.AI$5]=0;MAX(([.AI$3]*1+[.AI$4]*0)/[.AI$6];[.AI$8]);[.AI$5])" office:value-type="float" office:value="1" calcext:value-type="float">
            <text:p>1</text:p>
          </table:table-cell>
          <table:table-cell table:formula="of:=IF([.AJ$5]=0;MAX(([.AJ$3]*1+[.AJ$4]*0)/[.AJ$6];[.AJ$8]);[.AJ$5])" office:value-type="float" office:value="1" calcext:value-type="float">
            <text:p>1</text:p>
          </table:table-cell>
          <table:table-cell table:formula="of:=IF([.AK$5]=0;MAX(([.AK$3]*1+[.AK$4]*0)/[.AK$6];[.AK$8]);[.AK$5])" office:value-type="float" office:value="1" calcext:value-type="float">
            <text:p>1</text:p>
          </table:table-cell>
          <table:table-cell table:formula="of:=IF([.AL$5]=0;MAX(([.AL$3]*1+[.AL$4]*0)/[.AL$6];[.AL$8]);[.AL$5])" office:value-type="float" office:value="1" calcext:value-type="float">
            <text:p>1</text:p>
          </table:table-cell>
          <table:table-cell table:formula="of:=IF([.AM$5]=0;MAX(([.AM$3]*1+[.AM$4]*0)/[.AM$6];[.AM$8]);[.AM$5])" office:value-type="float" office:value="1" calcext:value-type="float">
            <text:p>1</text:p>
          </table:table-cell>
          <table:table-cell table:formula="of:=IF([.AN$5]=0;MAX(([.AN$3]*1+[.AN$4]*0)/[.AN$6];[.AN$8]);[.AN$5])" office:value-type="float" office:value="1" calcext:value-type="float">
            <text:p>1</text:p>
          </table:table-cell>
          <table:table-cell table:formula="of:=IF([.AO$5]=0;MAX(([.AO$3]*1+[.AO$4]*0)/[.AO$6];[.AO$8]);[.AO$5])" office:value-type="float" office:value="1" calcext:value-type="float">
            <text:p>1</text:p>
          </table:table-cell>
          <table:table-cell table:formula="of:=IF([.AP$5]=0;MAX(([.AP$3]*0+[.AP$4]*1)/[.AP$6];[.AP$8]);[.AP$5])" office:value-type="float" office:value="-0.5" calcext:value-type="float">
            <text:p>-0,5</text:p>
          </table:table-cell>
          <table:table-cell table:formula="of:=IF([.AQ$5]=0;MAX(([.AQ$3]*1+[.AQ$4]*0)/[.AQ$6];[.AQ$8]);[.AQ$5])" office:value-type="float" office:value="1" calcext:value-type="float">
            <text:p>1</text:p>
          </table:table-cell>
          <table:table-cell table:formula="of:=IF([.AR$5]=0;MAX(([.AR$3]*1+[.AR$4]*0)/[.AR$6];[.AR$8]);[.AR$5])" office:value-type="float" office:value="1" calcext:value-type="float">
            <text:p>1</text:p>
          </table:table-cell>
          <table:table-cell table:formula="of:=IF([.AS$5]=0;MAX(([.AS$3]*1+[.AS$4]*0)/[.AS$6];[.AS$8]);[.AS$5])" office:value-type="float" office:value="1" calcext:value-type="float">
            <text:p>1</text:p>
          </table:table-cell>
          <table:table-cell table:formula="of:=IF([.AT$5]=0;MAX(([.AT$3]*1+[.AT$4]*0)/[.AT$6];[.AT$8]);[.AT$5])" office:value-type="float" office:value="1" calcext:value-type="float">
            <text:p>1</text:p>
          </table:table-cell>
          <table:table-cell table:formula="of:=IF([.AU$5]=0;MAX(([.AU$3]*1+[.AU$4]*0)/[.AU$6];[.AU$8]);[.AU$5])" office:value-type="float" office:value="1" calcext:value-type="float">
            <text:p>1</text:p>
          </table:table-cell>
          <table:table-cell table:formula="of:=IF([.AV$5]=0;MAX(([.AV$3]*1+[.AV$4]*0)/[.AV$6];[.AV$8]);[.AV$5])" office:value-type="float" office:value="1" calcext:value-type="float">
            <text:p>1</text:p>
          </table:table-cell>
          <table:table-cell table:formula="of:=IF([.AW$5]=0;MAX(([.AW$3]*1+[.AW$4]*0)/[.AW$6];[.AW$8]);[.AW$5])" office:value-type="float" office:value="1" calcext:value-type="float">
            <text:p>1</text:p>
          </table:table-cell>
          <table:table-cell table:formula="of:=IF([.AX$5]=0;MAX(([.AX$3]*0+[.AX$4]*0)/[.AX$6];[.AX$8]);[.AX$5])" office:value-type="float" office:value="0" calcext:value-type="float">
            <text:p>0</text:p>
          </table:table-cell>
          <table:table-cell table:formula="of:=IF([.AY$5]=0;MAX(([.AY$3]*1+[.AY$4]*0)/[.AY$6];[.AY$8]);[.AY$5])" office:value-type="float" office:value="1" calcext:value-type="float">
            <text:p>1</text:p>
          </table:table-cell>
          <table:table-cell table:formula="of:=IF([.AZ$5]=0;MAX(([.AZ$3]*1+[.AZ$4]*0)/[.AZ$6];[.AZ$8]);[.AZ$5])" office:value-type="float" office:value="1" calcext:value-type="float">
            <text:p>1</text:p>
          </table:table-cell>
          <table:table-cell table:formula="of:=IF([.BA$5]=0;MAX(([.BA$3]*0+[.BA$4]*0)/[.BA$6];[.BA$8]);[.BA$5])" office:value-type="float" office:value="0" calcext:value-type="float">
            <text:p>0</text:p>
          </table:table-cell>
          <table:table-cell table:formula="of:=IF([.BB$5]=0;MAX(([.BB$3]*0+[.BB$4]*0)/[.BB$6];[.BB$8]);[.BB$5])" office:value-type="float" office:value="0" calcext:value-type="float">
            <text:p>0</text:p>
          </table:table-cell>
          <table:table-cell table:formula="of:=[.BC$62]*SUMPRODUCT([.$E$2:.$BB$2];[.$E64:.$BB64])/[.$BC$3]" office:value-type="float" office:value="15.2" calcext:value-type="float">
            <text:p>15,2</text:p>
          </table:table-cell>
          <table:table-cell table:formula="of:=MAX(0;ROUNDUP([.$BC64]/[.$BD$2])*[.$BD$2])" office:value-type="float" office:value="15.2" calcext:value-type="float">
            <text:p>15,2</text:p>
          </table:table-cell>
          <table:table-cell table:formula="of:=RANK([.BD64];[.BD$63:.BD$111])" office:value-type="float" office:value="7" calcext:value-type="float">
            <text:p>7</text:p>
          </table:table-cell>
          <table:table-cell table:number-columns-repeated="2"/>
          <table:table-cell table:number-columns-repeated="10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3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4" office:value-type="string" calcext:value-type="string">
            <text:p>R2</text:p>
          </table:table-cell>
          <table:table-cell table:number-columns-repeated="5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4" office:value-type="string" calcext:value-type="string">
            <text:p>R1</text:p>
          </table:table-cell>
          <table:table-cell table:number-columns-repeated="5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NANDEZ-DELANGLE</text:p>
          </table:table-cell>
          <table:table-cell office:value-type="string" calcext:value-type="string">
            <text:p>Thibaut</text:p>
          </table:table-cell>
          <table:table-cell office:value-type="string" calcext:value-type="string">
            <text:p>f10031</text:p>
          </table:table-cell>
          <table:table-cell table:formula="of:=[.$BC65]" office:value-type="float" office:value="14.6" calcext:value-type="float">
            <text:p>14,6</text:p>
          </table:table-cell>
          <table:table-cell table:formula="of:=IF([.E$5]=0;MAX(([.E$3]*1+[.E$4]*0)/[.E$6];[.E$8]);[.E$5])" office:value-type="float" office:value="1" calcext:value-type="float">
            <text:p>1</text:p>
          </table:table-cell>
          <table:table-cell table:formula="of:=IF([.F$5]=0;MAX(([.F$3]*0+[.F$4]*0)/[.F$6];[.F$8]);[.F$5])" office:value-type="float" office:value="0" calcext:value-type="float">
            <text:p>0</text:p>
          </table:table-cell>
          <table:table-cell table:formula="of:=IF([.G$5]=0;MAX(([.G$3]*1+[.G$4]*0)/[.G$6];[.G$8]);[.G$5])" office:value-type="float" office:value="1" calcext:value-type="float">
            <text:p>1</text:p>
          </table:table-cell>
          <table:table-cell table:formula="of:=IF([.H$5]=0;MAX(([.H$3]*0+[.H$4]*0)/[.H$6];[.H$8]);[.H$5])" office:value-type="float" office:value="0" calcext:value-type="float">
            <text:p>0</text:p>
          </table:table-cell>
          <table:table-cell table:formula="of:=IF([.I$5]=0;MAX(([.I$3]*1+[.I$4]*0)/[.I$6];[.I$8]);[.I$5])" office:value-type="float" office:value="1" calcext:value-type="float">
            <text:p>1</text:p>
          </table:table-cell>
          <table:table-cell table:formula="of:=IF([.J$5]=0;MAX(([.J$3]*1+[.J$4]*0)/[.J$6];[.J$8]);[.J$5])" office:value-type="float" office:value="1" calcext:value-type="float">
            <text:p>1</text:p>
          </table:table-cell>
          <table:table-cell table:formula="of:=IF([.K$5]=0;MAX(([.K$3]*0+[.K$4]*0)/[.K$6];[.K$8]);[.K$5])" office:value-type="float" office:value="0" calcext:value-type="float">
            <text:p>0</text:p>
          </table:table-cell>
          <table:table-cell table:formula="of:=IF([.L$5]=0;MAX(([.L$3]*1+[.L$4]*0)/[.L$6];[.L$8]);[.L$5])" office:value-type="float" office:value="1" calcext:value-type="float">
            <text:p>1</text:p>
          </table:table-cell>
          <table:table-cell table:formula="of:=IF([.M$5]=0;MAX(([.M$3]*1+[.M$4]*0)/[.M$6];[.M$8]);[.M$5])" office:value-type="float" office:value="1" calcext:value-type="float">
            <text:p>1</text:p>
          </table:table-cell>
          <table:table-cell table:formula="of:=IF([.N$5]=0;MAX(([.N$3]*0+[.N$4]*0)/[.N$6];[.N$8]);[.N$5])" office:value-type="float" office:value="0" calcext:value-type="float">
            <text:p>0</text:p>
          </table:table-cell>
          <table:table-cell table:formula="of:=IF([.O$5]=0;MAX(([.O$3]*1+[.O$4]*0)/[.O$6];[.O$8]);[.O$5])" office:value-type="float" office:value="1" calcext:value-type="float">
            <text:p>1</text:p>
          </table:table-cell>
          <table:table-cell table:formula="of:=IF([.P$5]=0;MAX(([.P$3]*1+[.P$4]*0)/[.P$6];[.P$8]);[.P$5])" office:value-type="float" office:value="1" calcext:value-type="float">
            <text:p>1</text:p>
          </table:table-cell>
          <table:table-cell table:formula="of:=IF([.Q$5]=0;MAX(([.Q$3]*1+[.Q$4]*0)/[.Q$6];[.Q$8]);[.Q$5])" office:value-type="float" office:value="1" calcext:value-type="float">
            <text:p>1</text:p>
          </table:table-cell>
          <table:table-cell table:formula="of:=IF([.R$5]=0;MAX(([.R$3]*1+[.R$4]*0)/[.R$6];[.R$8]);[.R$5])" office:value-type="float" office:value="1" calcext:value-type="float">
            <text:p>1</text:p>
          </table:table-cell>
          <table:table-cell table:formula="of:=IF([.S$5]=0;MAX(([.S$3]*0+[.S$4]*1)/[.S$6];[.S$8]);[.S$5])" office:value-type="float" office:value="-0.5" calcext:value-type="float">
            <text:p>-0,5</text:p>
          </table:table-cell>
          <table:table-cell table:formula="of:=IF([.T$5]=0;MAX(([.T$3]*0+[.T$4]*1)/[.T$6];[.T$8]);[.T$5])" office:value-type="float" office:value="-0.5" calcext:value-type="float">
            <text:p>-0,5</text:p>
          </table:table-cell>
          <table:table-cell table:formula="of:=IF([.U$5]=0;MAX(([.U$3]*1+[.U$4]*0)/[.U$6];[.U$8]);[.U$5])" office:value-type="float" office:value="1" calcext:value-type="float">
            <text:p>1</text:p>
          </table:table-cell>
          <table:table-cell table:formula="of:=IF([.V$5]=0;MAX(([.V$3]*0+[.V$4]*1)/[.V$6];[.V$8]);[.V$5])" office:value-type="float" office:value="-0.5" calcext:value-type="float">
            <text:p>-0,5</text:p>
          </table:table-cell>
          <table:table-cell table:formula="of:=IF([.W$5]=0;MAX(([.W$3]*1+[.W$4]*0)/[.W$6];[.W$8]);[.W$5])" office:value-type="float" office:value="1" calcext:value-type="float">
            <text:p>1</text:p>
          </table:table-cell>
          <table:table-cell table:formula="of:=IF([.X$5]=0;MAX(([.X$3]*1+[.X$4]*0)/[.X$6];[.X$8]);[.X$5])" office:value-type="float" office:value="1" calcext:value-type="float">
            <text:p>1</text:p>
          </table:table-cell>
          <table:table-cell table:formula="of:=IF([.Y$5]=0;MAX(([.Y$3]*1+[.Y$4]*0)/[.Y$6];[.Y$8]);[.Y$5])" office:value-type="float" office:value="1" calcext:value-type="float">
            <text:p>1</text:p>
          </table:table-cell>
          <table:table-cell table:formula="of:=IF([.Z$5]=0;MAX(([.Z$3]*1+[.Z$4]*0)/[.Z$6];[.Z$8]);[.Z$5])" office:value-type="float" office:value="1" calcext:value-type="float">
            <text:p>1</text:p>
          </table:table-cell>
          <table:table-cell table:formula="of:=IF([.AA$5]=0;MAX(([.AA$3]*1+[.AA$4]*0)/[.AA$6];[.AA$8]);[.AA$5])" office:value-type="float" office:value="1" calcext:value-type="float">
            <text:p>1</text:p>
          </table:table-cell>
          <table:table-cell table:formula="of:=IF([.AB$5]=0;MAX(([.AB$3]*0+[.AB$4]*1)/[.AB$6];[.AB$8]);[.AB$5])" office:value-type="float" office:value="-0.5" calcext:value-type="float">
            <text:p>-0,5</text:p>
          </table:table-cell>
          <table:table-cell table:formula="of:=IF([.AC$5]=0;MAX(([.AC$3]*1+[.AC$4]*0)/[.AC$6];[.AC$8]);[.AC$5])" office:value-type="float" office:value="1" calcext:value-type="float">
            <text:p>1</text:p>
          </table:table-cell>
          <table:table-cell table:formula="of:=IF([.AD$5]=0;MAX(([.AD$3]*0+[.AD$4]*1)/[.AD$6];[.AD$8]);[.AD$5])" office:value-type="float" office:value="-0.5" calcext:value-type="float">
            <text:p>-0,5</text:p>
          </table:table-cell>
          <table:table-cell table:formula="of:=IF([.AE$5]=0;MAX(([.AE$3]*1+[.AE$4]*0)/[.AE$6];[.AE$8]);[.AE$5])" office:value-type="float" office:value="1" calcext:value-type="float">
            <text:p>1</text:p>
          </table:table-cell>
          <table:table-cell table:formula="of:=IF([.AF$5]=0;MAX(([.AF$3]*1+[.AF$4]*0)/[.AF$6];[.AF$8]);[.AF$5])" office:value-type="float" office:value="1" calcext:value-type="float">
            <text:p>1</text:p>
          </table:table-cell>
          <table:table-cell table:formula="of:=IF([.AG$5]=0;MAX(([.AG$3]*1+[.AG$4]*0)/[.AG$6];[.AG$8]);[.AG$5])" office:value-type="float" office:value="1" calcext:value-type="float">
            <text:p>1</text:p>
          </table:table-cell>
          <table:table-cell table:formula="of:=IF([.AH$5]=0;MAX(([.AH$3]*0+[.AH$4]*0)/[.AH$6];[.AH$8]);[.AH$5])" office:value-type="float" office:value="0" calcext:value-type="float">
            <text:p>0</text:p>
          </table:table-cell>
          <table:table-cell table:formula="of:=IF([.AI$5]=0;MAX(([.AI$3]*1+[.AI$4]*0)/[.AI$6];[.AI$8]);[.AI$5])" office:value-type="float" office:value="1" calcext:value-type="float">
            <text:p>1</text:p>
          </table:table-cell>
          <table:table-cell table:formula="of:=IF([.AJ$5]=0;MAX(([.AJ$3]*1+[.AJ$4]*0)/[.AJ$6];[.AJ$8]);[.AJ$5])" office:value-type="float" office:value="1" calcext:value-type="float">
            <text:p>1</text:p>
          </table:table-cell>
          <table:table-cell table:formula="of:=IF([.AK$5]=0;MAX(([.AK$3]*1+[.AK$4]*0)/[.AK$6];[.AK$8]);[.AK$5])" office:value-type="float" office:value="1" calcext:value-type="float">
            <text:p>1</text:p>
          </table:table-cell>
          <table:table-cell table:formula="of:=IF([.AL$5]=0;MAX(([.AL$3]*1+[.AL$4]*0)/[.AL$6];[.AL$8]);[.AL$5])" office:value-type="float" office:value="1" calcext:value-type="float">
            <text:p>1</text:p>
          </table:table-cell>
          <table:table-cell table:formula="of:=IF([.AM$5]=0;MAX(([.AM$3]*1+[.AM$4]*0)/[.AM$6];[.AM$8]);[.AM$5])" office:value-type="float" office:value="1" calcext:value-type="float">
            <text:p>1</text:p>
          </table:table-cell>
          <table:table-cell table:formula="of:=IF([.AN$5]=0;MAX(([.AN$3]*1+[.AN$4]*0)/[.AN$6];[.AN$8]);[.AN$5])" office:value-type="float" office:value="1" calcext:value-type="float">
            <text:p>1</text:p>
          </table:table-cell>
          <table:table-cell table:formula="of:=IF([.AO$5]=0;MAX(([.AO$3]*1+[.AO$4]*0)/[.AO$6];[.AO$8]);[.AO$5])" office:value-type="float" office:value="1" calcext:value-type="float">
            <text:p>1</text:p>
          </table:table-cell>
          <table:table-cell table:formula="of:=IF([.AP$5]=0;MAX(([.AP$3]*0+[.AP$4]*0)/[.AP$6];[.AP$8]);[.AP$5])" office:value-type="float" office:value="0" calcext:value-type="float">
            <text:p>0</text:p>
          </table:table-cell>
          <table:table-cell table:formula="of:=IF([.AQ$5]=0;MAX(([.AQ$3]*1+[.AQ$4]*0)/[.AQ$6];[.AQ$8]);[.AQ$5])" office:value-type="float" office:value="1" calcext:value-type="float">
            <text:p>1</text:p>
          </table:table-cell>
          <table:table-cell table:formula="of:=IF([.AR$5]=0;MAX(([.AR$3]*1+[.AR$4]*0)/[.AR$6];[.AR$8]);[.AR$5])" office:value-type="float" office:value="1" calcext:value-type="float">
            <text:p>1</text:p>
          </table:table-cell>
          <table:table-cell table:formula="of:=IF([.AS$5]=0;MAX(([.AS$3]*1+[.AS$4]*0)/[.AS$6];[.AS$8]);[.AS$5])" office:value-type="float" office:value="1" calcext:value-type="float">
            <text:p>1</text:p>
          </table:table-cell>
          <table:table-cell table:formula="of:=IF([.AT$5]=0;MAX(([.AT$3]*1+[.AT$4]*0)/[.AT$6];[.AT$8]);[.AT$5])" office:value-type="float" office:value="1" calcext:value-type="float">
            <text:p>1</text:p>
          </table:table-cell>
          <table:table-cell table:formula="of:=IF([.AU$5]=0;MAX(([.AU$3]*1+[.AU$4]*0)/[.AU$6];[.AU$8]);[.AU$5])" office:value-type="float" office:value="1" calcext:value-type="float">
            <text:p>1</text:p>
          </table:table-cell>
          <table:table-cell table:formula="of:=IF([.AV$5]=0;MAX(([.AV$3]*1+[.AV$4]*0)/[.AV$6];[.AV$8]);[.AV$5])" office:value-type="float" office:value="1" calcext:value-type="float">
            <text:p>1</text:p>
          </table:table-cell>
          <table:table-cell table:formula="of:=IF([.AW$5]=0;MAX(([.AW$3]*1+[.AW$4]*0)/[.AW$6];[.AW$8]);[.AW$5])" office:value-type="float" office:value="1" calcext:value-type="float">
            <text:p>1</text:p>
          </table:table-cell>
          <table:table-cell table:formula="of:=IF([.AX$5]=0;MAX(([.AX$3]*1+[.AX$4]*0)/[.AX$6];[.AX$8]);[.AX$5])" office:value-type="float" office:value="1" calcext:value-type="float">
            <text:p>1</text:p>
          </table:table-cell>
          <table:table-cell table:formula="of:=IF([.AY$5]=0;MAX(([.AY$3]*1+[.AY$4]*0)/[.AY$6];[.AY$8]);[.AY$5])" office:value-type="float" office:value="1" calcext:value-type="float">
            <text:p>1</text:p>
          </table:table-cell>
          <table:table-cell table:formula="of:=IF([.AZ$5]=0;MAX(([.AZ$3]*1+[.AZ$4]*0)/[.AZ$6];[.AZ$8]);[.AZ$5])" office:value-type="float" office:value="1" calcext:value-type="float">
            <text:p>1</text:p>
          </table:table-cell>
          <table:table-cell table:formula="of:=IF([.BA$5]=0;MAX(([.BA$3]*1+[.BA$4]*0)/[.BA$6];[.BA$8]);[.BA$5])" office:value-type="float" office:value="1" calcext:value-type="float">
            <text:p>1</text:p>
          </table:table-cell>
          <table:table-cell table:formula="of:=IF([.BB$5]=0;MAX(([.BB$3]*1+[.BB$4]*0)/[.BB$6];[.BB$8]);[.BB$5])" office:value-type="float" office:value="1" calcext:value-type="float">
            <text:p>1</text:p>
          </table:table-cell>
          <table:table-cell table:formula="of:=[.BC$62]*SUMPRODUCT([.$E$2:.$BB$2];[.$E65:.$BB65])/[.$BC$3]" office:value-type="float" office:value="14.6" calcext:value-type="float">
            <text:p>14,6</text:p>
          </table:table-cell>
          <table:table-cell table:formula="of:=MAX(0;ROUNDUP([.$BC65]/[.$BD$2])*[.$BD$2])" office:value-type="float" office:value="14.6" calcext:value-type="float">
            <text:p>14,6</text:p>
          </table:table-cell>
          <table:table-cell table:formula="of:=RANK([.BD65];[.BD$63:.BD$111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1</text:p>
          </table:table-cell>
          <table:table-cell/>
          <table:table-cell table:number-columns-repeated="2" office:value-type="string" calcext:value-type="string">
            <text:p>R1</text:p>
          </table:table-cell>
          <table:table-cell/>
          <table:table-cell table:number-columns-repeated="2" office:value-type="string" calcext:value-type="string">
            <text:p>R1</text:p>
          </table:table-cell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table:number-columns-repeated="4" office:value-type="string" calcext:value-type="string">
            <text:p>R2</text:p>
          </table:table-cell>
          <table:table-cell table:number-columns-repeated="3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4" office:value-type="string" calcext:value-type="string">
            <text:p>R1</text:p>
          </table:table-cell>
          <table:table-cell/>
          <table:table-cell table:number-columns-repeated="4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3"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DEREUX-CRESP</text:p>
          </table:table-cell>
          <table:table-cell office:value-type="string" calcext:value-type="string">
            <text:p>Lou</text:p>
          </table:table-cell>
          <table:table-cell office:value-type="string" calcext:value-type="string">
            <text:p>f10022</text:p>
          </table:table-cell>
          <table:table-cell table:formula="of:=[.$BC66]" office:value-type="float" office:value="9.4" calcext:value-type="float">
            <text:p>9,4</text:p>
          </table:table-cell>
          <table:table-cell table:formula="of:=IF([.E$5]=0;MAX(([.E$3]*1+[.E$4]*0)/[.E$6];[.E$8]);[.E$5])" office:value-type="float" office:value="1" calcext:value-type="float">
            <text:p>1</text:p>
          </table:table-cell>
          <table:table-cell table:formula="of:=IF([.F$5]=0;MAX(([.F$3]*0+[.F$4]*0)/[.F$6];[.F$8]);[.F$5])" office:value-type="float" office:value="0" calcext:value-type="float">
            <text:p>0</text:p>
          </table:table-cell>
          <table:table-cell table:formula="of:=IF([.G$5]=0;MAX(([.G$3]*1+[.G$4]*0)/[.G$6];[.G$8]);[.G$5])" office:value-type="float" office:value="1" calcext:value-type="float">
            <text:p>1</text:p>
          </table:table-cell>
          <table:table-cell table:formula="of:=IF([.H$5]=0;MAX(([.H$3]*1+[.H$4]*0)/[.H$6];[.H$8]);[.H$5])" office:value-type="float" office:value="1" calcext:value-type="float">
            <text:p>1</text:p>
          </table:table-cell>
          <table:table-cell table:formula="of:=IF([.I$5]=0;MAX(([.I$3]*1+[.I$4]*0)/[.I$6];[.I$8]);[.I$5])" office:value-type="float" office:value="1" calcext:value-type="float">
            <text:p>1</text:p>
          </table:table-cell>
          <table:table-cell table:formula="of:=IF([.J$5]=0;MAX(([.J$3]*0+[.J$4]*0)/[.J$6];[.J$8]);[.J$5])" office:value-type="float" office:value="0" calcext:value-type="float">
            <text:p>0</text:p>
          </table:table-cell>
          <table:table-cell table:formula="of:=IF([.K$5]=0;MAX(([.K$3]*1+[.K$4]*0)/[.K$6];[.K$8]);[.K$5])" office:value-type="float" office:value="1" calcext:value-type="float">
            <text:p>1</text:p>
          </table:table-cell>
          <table:table-cell table:formula="of:=IF([.L$5]=0;MAX(([.L$3]*1+[.L$4]*0)/[.L$6];[.L$8]);[.L$5])" office:value-type="float" office:value="1" calcext:value-type="float">
            <text:p>1</text:p>
          </table:table-cell>
          <table:table-cell table:formula="of:=IF([.M$5]=0;MAX(([.M$3]*1+[.M$4]*0)/[.M$6];[.M$8]);[.M$5])" office:value-type="float" office:value="1" calcext:value-type="float">
            <text:p>1</text:p>
          </table:table-cell>
          <table:table-cell table:formula="of:=IF([.N$5]=0;MAX(([.N$3]*1+[.N$4]*0)/[.N$6];[.N$8]);[.N$5])" office:value-type="float" office:value="1" calcext:value-type="float">
            <text:p>1</text:p>
          </table:table-cell>
          <table:table-cell table:formula="of:=IF([.O$5]=0;MAX(([.O$3]*1+[.O$4]*0)/[.O$6];[.O$8]);[.O$5])" office:value-type="float" office:value="1" calcext:value-type="float">
            <text:p>1</text:p>
          </table:table-cell>
          <table:table-cell table:formula="of:=IF([.P$5]=0;MAX(([.P$3]*1+[.P$4]*0)/[.P$6];[.P$8]);[.P$5])" office:value-type="float" office:value="1" calcext:value-type="float">
            <text:p>1</text:p>
          </table:table-cell>
          <table:table-cell table:formula="of:=IF([.Q$5]=0;MAX(([.Q$3]*1+[.Q$4]*0)/[.Q$6];[.Q$8]);[.Q$5])" office:value-type="float" office:value="1" calcext:value-type="float">
            <text:p>1</text:p>
          </table:table-cell>
          <table:table-cell table:formula="of:=IF([.R$5]=0;MAX(([.R$3]*0+[.R$4]*1)/[.R$6];[.R$8]);[.R$5])" office:value-type="float" office:value="-0.5" calcext:value-type="float">
            <text:p>-0,5</text:p>
          </table:table-cell>
          <table:table-cell table:formula="of:=IF([.S$5]=0;MAX(([.S$3]*0+[.S$4]*1)/[.S$6];[.S$8]);[.S$5])" office:value-type="float" office:value="-0.5" calcext:value-type="float">
            <text:p>-0,5</text:p>
          </table:table-cell>
          <table:table-cell table:formula="of:=IF([.T$5]=0;MAX(([.T$3]*0+[.T$4]*1)/[.T$6];[.T$8]);[.T$5])" office:value-type="float" office:value="-0.5" calcext:value-type="float">
            <text:p>-0,5</text:p>
          </table:table-cell>
          <table:table-cell table:formula="of:=IF([.U$5]=0;MAX(([.U$3]*1+[.U$4]*0)/[.U$6];[.U$8]);[.U$5])" office:value-type="float" office:value="1" calcext:value-type="float">
            <text:p>1</text:p>
          </table:table-cell>
          <table:table-cell table:formula="of:=IF([.V$5]=0;MAX(([.V$3]*1+[.V$4]*0)/[.V$6];[.V$8]);[.V$5])" office:value-type="float" office:value="1" calcext:value-type="float">
            <text:p>1</text:p>
          </table:table-cell>
          <table:table-cell table:formula="of:=IF([.W$5]=0;MAX(([.W$3]*0+[.W$4]*0)/[.W$6];[.W$8]);[.W$5])" office:value-type="float" office:value="0" calcext:value-type="float">
            <text:p>0</text:p>
          </table:table-cell>
          <table:table-cell table:formula="of:=IF([.X$5]=0;MAX(([.X$3]*0+[.X$4]*0)/[.X$6];[.X$8]);[.X$5])" office:value-type="float" office:value="0" calcext:value-type="float">
            <text:p>0</text:p>
          </table:table-cell>
          <table:table-cell table:formula="of:=IF([.Y$5]=0;MAX(([.Y$3]*0+[.Y$4]*1)/[.Y$6];[.Y$8]);[.Y$5])" office:value-type="float" office:value="-0.5" calcext:value-type="float">
            <text:p>-0,5</text:p>
          </table:table-cell>
          <table:table-cell table:formula="of:=IF([.Z$5]=0;MAX(([.Z$3]*0+[.Z$4]*1)/[.Z$6];[.Z$8]);[.Z$5])" office:value-type="float" office:value="-0.5" calcext:value-type="float">
            <text:p>-0,5</text:p>
          </table:table-cell>
          <table:table-cell table:formula="of:=IF([.AA$5]=0;MAX(([.AA$3]*0+[.AA$4]*1)/[.AA$6];[.AA$8]);[.AA$5])" office:value-type="float" office:value="-0.5" calcext:value-type="float">
            <text:p>-0,5</text:p>
          </table:table-cell>
          <table:table-cell table:formula="of:=IF([.AB$5]=0;MAX(([.AB$3]*0+[.AB$4]*0)/[.AB$6];[.AB$8]);[.AB$5])" office:value-type="float" office:value="0" calcext:value-type="float">
            <text:p>0</text:p>
          </table:table-cell>
          <table:table-cell table:formula="of:=IF([.AC$5]=0;MAX(([.AC$3]*0+[.AC$4]*0)/[.AC$6];[.AC$8]);[.AC$5])" office:value-type="float" office:value="0" calcext:value-type="float">
            <text:p>0</text:p>
          </table:table-cell>
          <table:table-cell table:formula="of:=IF([.AD$5]=0;MAX(([.AD$3]*1+[.AD$4]*0)/[.AD$6];[.AD$8]);[.AD$5])" office:value-type="float" office:value="1" calcext:value-type="float">
            <text:p>1</text:p>
          </table:table-cell>
          <table:table-cell table:formula="of:=IF([.AE$5]=0;MAX(([.AE$3]*0+[.AE$4]*1)/[.AE$6];[.AE$8]);[.AE$5])" office:value-type="float" office:value="-0.5" calcext:value-type="float">
            <text:p>-0,5</text:p>
          </table:table-cell>
          <table:table-cell table:formula="of:=IF([.AF$5]=0;MAX(([.AF$3]*1+[.AF$4]*0)/[.AF$6];[.AF$8]);[.AF$5])" office:value-type="float" office:value="1" calcext:value-type="float">
            <text:p>1</text:p>
          </table:table-cell>
          <table:table-cell table:formula="of:=IF([.AG$5]=0;MAX(([.AG$3]*1+[.AG$4]*0)/[.AG$6];[.AG$8]);[.AG$5])" office:value-type="float" office:value="1" calcext:value-type="float">
            <text:p>1</text:p>
          </table:table-cell>
          <table:table-cell table:formula="of:=IF([.AH$5]=0;MAX(([.AH$3]*1+[.AH$4]*0)/[.AH$6];[.AH$8]);[.AH$5])" office:value-type="float" office:value="1" calcext:value-type="float">
            <text:p>1</text:p>
          </table:table-cell>
          <table:table-cell table:formula="of:=IF([.AI$5]=0;MAX(([.AI$3]*0+[.AI$4]*1)/[.AI$6];[.AI$8]);[.AI$5])" office:value-type="float" office:value="-0.5" calcext:value-type="float">
            <text:p>-0,5</text:p>
          </table:table-cell>
          <table:table-cell table:formula="of:=IF([.AJ$5]=0;MAX(([.AJ$3]*1+[.AJ$4]*0)/[.AJ$6];[.AJ$8]);[.AJ$5])" office:value-type="float" office:value="1" calcext:value-type="float">
            <text:p>1</text:p>
          </table:table-cell>
          <table:table-cell table:formula="of:=IF([.AK$5]=0;MAX(([.AK$3]*1+[.AK$4]*0)/[.AK$6];[.AK$8]);[.AK$5])" office:value-type="float" office:value="1" calcext:value-type="float">
            <text:p>1</text:p>
          </table:table-cell>
          <table:table-cell table:formula="of:=IF([.AL$5]=0;MAX(([.AL$3]*1+[.AL$4]*0)/[.AL$6];[.AL$8]);[.AL$5])" office:value-type="float" office:value="1" calcext:value-type="float">
            <text:p>1</text:p>
          </table:table-cell>
          <table:table-cell table:formula="of:=IF([.AM$5]=0;MAX(([.AM$3]*1+[.AM$4]*0)/[.AM$6];[.AM$8]);[.AM$5])" office:value-type="float" office:value="1" calcext:value-type="float">
            <text:p>1</text:p>
          </table:table-cell>
          <table:table-cell table:formula="of:=IF([.AN$5]=0;MAX(([.AN$3]*1+[.AN$4]*0)/[.AN$6];[.AN$8]);[.AN$5])" office:value-type="float" office:value="1" calcext:value-type="float">
            <text:p>1</text:p>
          </table:table-cell>
          <table:table-cell table:formula="of:=IF([.AO$5]=0;MAX(([.AO$3]*1+[.AO$4]*0)/[.AO$6];[.AO$8]);[.AO$5])" office:value-type="float" office:value="1" calcext:value-type="float">
            <text:p>1</text:p>
          </table:table-cell>
          <table:table-cell table:formula="of:=IF([.AP$5]=0;MAX(([.AP$3]*1+[.AP$4]*0)/[.AP$6];[.AP$8]);[.AP$5])" office:value-type="float" office:value="1" calcext:value-type="float">
            <text:p>1</text:p>
          </table:table-cell>
          <table:table-cell table:formula="of:=IF([.AQ$5]=0;MAX(([.AQ$3]*1+[.AQ$4]*0)/[.AQ$6];[.AQ$8]);[.AQ$5])" office:value-type="float" office:value="1" calcext:value-type="float">
            <text:p>1</text:p>
          </table:table-cell>
          <table:table-cell table:formula="of:=IF([.AR$5]=0;MAX(([.AR$3]*1+[.AR$4]*0)/[.AR$6];[.AR$8]);[.AR$5])" office:value-type="float" office:value="1" calcext:value-type="float">
            <text:p>1</text:p>
          </table:table-cell>
          <table:table-cell table:formula="of:=IF([.AS$5]=0;MAX(([.AS$3]*0+[.AS$4]*1)/[.AS$6];[.AS$8]);[.AS$5])" office:value-type="float" office:value="-0.5" calcext:value-type="float">
            <text:p>-0,5</text:p>
          </table:table-cell>
          <table:table-cell table:formula="of:=IF([.AT$5]=0;MAX(([.AT$3]*1+[.AT$4]*0)/[.AT$6];[.AT$8]);[.AT$5])" office:value-type="float" office:value="1" calcext:value-type="float">
            <text:p>1</text:p>
          </table:table-cell>
          <table:table-cell table:formula="of:=IF([.AU$5]=0;MAX(([.AU$3]*0+[.AU$4]*1)/[.AU$6];[.AU$8]);[.AU$5])" office:value-type="float" office:value="-0.5" calcext:value-type="float">
            <text:p>-0,5</text:p>
          </table:table-cell>
          <table:table-cell table:formula="of:=IF([.AV$5]=0;MAX(([.AV$3]*0+[.AV$4]*1)/[.AV$6];[.AV$8]);[.AV$5])" office:value-type="float" office:value="-0.5" calcext:value-type="float">
            <text:p>-0,5</text:p>
          </table:table-cell>
          <table:table-cell table:formula="of:=IF([.AW$5]=0;MAX(([.AW$3]*1+[.AW$4]*0)/[.AW$6];[.AW$8]);[.AW$5])" office:value-type="float" office:value="1" calcext:value-type="float">
            <text:p>1</text:p>
          </table:table-cell>
          <table:table-cell table:formula="of:=IF([.AX$5]=0;MAX(([.AX$3]*0+[.AX$4]*1)/[.AX$6];[.AX$8]);[.AX$5])" office:value-type="float" office:value="-0.5" calcext:value-type="float">
            <text:p>-0,5</text:p>
          </table:table-cell>
          <table:table-cell table:formula="of:=IF([.AY$5]=0;MAX(([.AY$3]*0+[.AY$4]*1)/[.AY$6];[.AY$8]);[.AY$5])" office:value-type="float" office:value="-0.5" calcext:value-type="float">
            <text:p>-0,5</text:p>
          </table:table-cell>
          <table:table-cell table:formula="of:=IF([.AZ$5]=0;MAX(([.AZ$3]*1+[.AZ$4]*0)/[.AZ$6];[.AZ$8]);[.AZ$5])" office:value-type="float" office:value="1" calcext:value-type="float">
            <text:p>1</text:p>
          </table:table-cell>
          <table:table-cell table:formula="of:=IF([.BA$5]=0;MAX(([.BA$3]*1+[.BA$4]*0)/[.BA$6];[.BA$8]);[.BA$5])" office:value-type="float" office:value="1" calcext:value-type="float">
            <text:p>1</text:p>
          </table:table-cell>
          <table:table-cell table:formula="of:=IF([.BB$5]=0;MAX(([.BB$3]*0+[.BB$4]*0)/[.BB$6];[.BB$8]);[.BB$5])" office:value-type="float" office:value="0" calcext:value-type="float">
            <text:p>0</text:p>
          </table:table-cell>
          <table:table-cell table:formula="of:=[.BC$62]*SUMPRODUCT([.$E$2:.$BB$2];[.$E66:.$BB66])/[.$BC$3]" office:value-type="float" office:value="9.4" calcext:value-type="float">
            <text:p>9,4</text:p>
          </table:table-cell>
          <table:table-cell table:formula="of:=MAX(0;ROUNDUP([.$BC66]/[.$BD$2])*[.$BD$2])" office:value-type="float" office:value="9.4" calcext:value-type="float">
            <text:p>9,4</text:p>
          </table:table-cell>
          <table:table-cell table:formula="of:=RANK([.BD66];[.BD$63:.BD$111])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R1</text:p>
          </table:table-cell>
          <table:table-cell/>
          <table:table-cell table:number-columns-repeated="3" office:value-type="string" calcext:value-type="string">
            <text:p>R1</text:p>
          </table:table-cell>
          <table:table-cell/>
          <table:table-cell table:number-columns-repeated="4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3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"/>
          <table:table-cell table:number-columns-repeated="3" office:value-type="string" calcext:value-type="string">
            <text:p>R2</text:p>
          </table:table-cell>
          <table:table-cell table:number-columns-repeated="2"/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table:number-columns-repeated="4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5"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3" office:value-type="string" calcext:value-type="string">
            <text:p>R1</text:p>
          </table:table-cell>
          <table:table-cell/>
        </table:table-row>
        <table:table-row table:style-name="ro1">
          <table:table-cell office:value-type="string" calcext:value-type="string">
            <text:p>VAUCHEL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f10047</text:p>
          </table:table-cell>
          <table:table-cell table:formula="of:=[.$BC67]" office:value-type="float" office:value="12.8" calcext:value-type="float">
            <text:p>12,8</text:p>
          </table:table-cell>
          <table:table-cell table:formula="of:=IF([.E$5]=0;MAX(([.E$3]*1+[.E$4]*0)/[.E$6];[.E$8]);[.E$5])" office:value-type="float" office:value="1" calcext:value-type="float">
            <text:p>1</text:p>
          </table:table-cell>
          <table:table-cell table:formula="of:=IF([.F$5]=0;MAX(([.F$3]*1+[.F$4]*0)/[.F$6];[.F$8]);[.F$5])" office:value-type="float" office:value="1" calcext:value-type="float">
            <text:p>1</text:p>
          </table:table-cell>
          <table:table-cell table:formula="of:=IF([.G$5]=0;MAX(([.G$3]*1+[.G$4]*0)/[.G$6];[.G$8]);[.G$5])" office:value-type="float" office:value="1" calcext:value-type="float">
            <text:p>1</text:p>
          </table:table-cell>
          <table:table-cell table:formula="of:=IF([.H$5]=0;MAX(([.H$3]*1+[.H$4]*0)/[.H$6];[.H$8]);[.H$5])" office:value-type="float" office:value="1" calcext:value-type="float">
            <text:p>1</text:p>
          </table:table-cell>
          <table:table-cell table:formula="of:=IF([.I$5]=0;MAX(([.I$3]*1+[.I$4]*0)/[.I$6];[.I$8]);[.I$5])" office:value-type="float" office:value="1" calcext:value-type="float">
            <text:p>1</text:p>
          </table:table-cell>
          <table:table-cell table:formula="of:=IF([.J$5]=0;MAX(([.J$3]*1+[.J$4]*0)/[.J$6];[.J$8]);[.J$5])" office:value-type="float" office:value="1" calcext:value-type="float">
            <text:p>1</text:p>
          </table:table-cell>
          <table:table-cell table:formula="of:=IF([.K$5]=0;MAX(([.K$3]*0+[.K$4]*0)/[.K$6];[.K$8]);[.K$5])" office:value-type="float" office:value="0" calcext:value-type="float">
            <text:p>0</text:p>
          </table:table-cell>
          <table:table-cell table:formula="of:=IF([.L$5]=0;MAX(([.L$3]*1+[.L$4]*0)/[.L$6];[.L$8]);[.L$5])" office:value-type="float" office:value="1" calcext:value-type="float">
            <text:p>1</text:p>
          </table:table-cell>
          <table:table-cell table:formula="of:=IF([.M$5]=0;MAX(([.M$3]*1+[.M$4]*0)/[.M$6];[.M$8]);[.M$5])" office:value-type="float" office:value="1" calcext:value-type="float">
            <text:p>1</text:p>
          </table:table-cell>
          <table:table-cell table:formula="of:=IF([.N$5]=0;MAX(([.N$3]*0+[.N$4]*0)/[.N$6];[.N$8]);[.N$5])" office:value-type="float" office:value="0" calcext:value-type="float">
            <text:p>0</text:p>
          </table:table-cell>
          <table:table-cell table:formula="of:=IF([.O$5]=0;MAX(([.O$3]*1+[.O$4]*0)/[.O$6];[.O$8]);[.O$5])" office:value-type="float" office:value="1" calcext:value-type="float">
            <text:p>1</text:p>
          </table:table-cell>
          <table:table-cell table:formula="of:=IF([.P$5]=0;MAX(([.P$3]*0+[.P$4]*0)/[.P$6];[.P$8]);[.P$5])" office:value-type="float" office:value="0" calcext:value-type="float">
            <text:p>0</text:p>
          </table:table-cell>
          <table:table-cell table:formula="of:=IF([.Q$5]=0;MAX(([.Q$3]*1+[.Q$4]*0)/[.Q$6];[.Q$8]);[.Q$5])" office:value-type="float" office:value="1" calcext:value-type="float">
            <text:p>1</text:p>
          </table:table-cell>
          <table:table-cell table:formula="of:=IF([.R$5]=0;MAX(([.R$3]*1+[.R$4]*0)/[.R$6];[.R$8]);[.R$5])" office:value-type="float" office:value="1" calcext:value-type="float">
            <text:p>1</text:p>
          </table:table-cell>
          <table:table-cell table:formula="of:=IF([.S$5]=0;MAX(([.S$3]*0+[.S$4]*1)/[.S$6];[.S$8]);[.S$5])" office:value-type="float" office:value="-0.5" calcext:value-type="float">
            <text:p>-0,5</text:p>
          </table:table-cell>
          <table:table-cell table:formula="of:=IF([.T$5]=0;MAX(([.T$3]*1+[.T$4]*0)/[.T$6];[.T$8]);[.T$5])" office:value-type="float" office:value="1" calcext:value-type="float">
            <text:p>1</text:p>
          </table:table-cell>
          <table:table-cell table:formula="of:=IF([.U$5]=0;MAX(([.U$3]*0+[.U$4]*0)/[.U$6];[.U$8]);[.U$5])" office:value-type="float" office:value="0" calcext:value-type="float">
            <text:p>0</text:p>
          </table:table-cell>
          <table:table-cell table:formula="of:=IF([.V$5]=0;MAX(([.V$3]*1+[.V$4]*0)/[.V$6];[.V$8]);[.V$5])" office:value-type="float" office:value="1" calcext:value-type="float">
            <text:p>1</text:p>
          </table:table-cell>
          <table:table-cell table:formula="of:=IF([.W$5]=0;MAX(([.W$3]*0+[.W$4]*0)/[.W$6];[.W$8]);[.W$5])" office:value-type="float" office:value="0" calcext:value-type="float">
            <text:p>0</text:p>
          </table:table-cell>
          <table:table-cell table:formula="of:=IF([.X$5]=0;MAX(([.X$3]*1+[.X$4]*0)/[.X$6];[.X$8]);[.X$5])" office:value-type="float" office:value="1" calcext:value-type="float">
            <text:p>1</text:p>
          </table:table-cell>
          <table:table-cell table:formula="of:=IF([.Y$5]=0;MAX(([.Y$3]*0+[.Y$4]*1)/[.Y$6];[.Y$8]);[.Y$5])" office:value-type="float" office:value="-0.5" calcext:value-type="float">
            <text:p>-0,5</text:p>
          </table:table-cell>
          <table:table-cell table:formula="of:=IF([.Z$5]=0;MAX(([.Z$3]*0+[.Z$4]*1)/[.Z$6];[.Z$8]);[.Z$5])" office:value-type="float" office:value="-0.5" calcext:value-type="float">
            <text:p>-0,5</text:p>
          </table:table-cell>
          <table:table-cell table:formula="of:=IF([.AA$5]=0;MAX(([.AA$3]*1+[.AA$4]*0)/[.AA$6];[.AA$8]);[.AA$5])" office:value-type="float" office:value="1" calcext:value-type="float">
            <text:p>1</text:p>
          </table:table-cell>
          <table:table-cell table:formula="of:=IF([.AB$5]=0;MAX(([.AB$3]*1+[.AB$4]*0)/[.AB$6];[.AB$8]);[.AB$5])" office:value-type="float" office:value="1" calcext:value-type="float">
            <text:p>1</text:p>
          </table:table-cell>
          <table:table-cell table:formula="of:=IF([.AC$5]=0;MAX(([.AC$3]*1+[.AC$4]*0)/[.AC$6];[.AC$8]);[.AC$5])" office:value-type="float" office:value="1" calcext:value-type="float">
            <text:p>1</text:p>
          </table:table-cell>
          <table:table-cell table:formula="of:=IF([.AD$5]=0;MAX(([.AD$3]*1+[.AD$4]*0)/[.AD$6];[.AD$8]);[.AD$5])" office:value-type="float" office:value="1" calcext:value-type="float">
            <text:p>1</text:p>
          </table:table-cell>
          <table:table-cell table:formula="of:=IF([.AE$5]=0;MAX(([.AE$3]*1+[.AE$4]*0)/[.AE$6];[.AE$8]);[.AE$5])" office:value-type="float" office:value="1" calcext:value-type="float">
            <text:p>1</text:p>
          </table:table-cell>
          <table:table-cell table:formula="of:=IF([.AF$5]=0;MAX(([.AF$3]*1+[.AF$4]*0)/[.AF$6];[.AF$8]);[.AF$5])" office:value-type="float" office:value="1" calcext:value-type="float">
            <text:p>1</text:p>
          </table:table-cell>
          <table:table-cell table:formula="of:=IF([.AG$5]=0;MAX(([.AG$3]*1+[.AG$4]*0)/[.AG$6];[.AG$8]);[.AG$5])" office:value-type="float" office:value="1" calcext:value-type="float">
            <text:p>1</text:p>
          </table:table-cell>
          <table:table-cell table:formula="of:=IF([.AH$5]=0;MAX(([.AH$3]*1+[.AH$4]*0)/[.AH$6];[.AH$8]);[.AH$5])" office:value-type="float" office:value="1" calcext:value-type="float">
            <text:p>1</text:p>
          </table:table-cell>
          <table:table-cell table:formula="of:=IF([.AI$5]=0;MAX(([.AI$3]*0+[.AI$4]*0)/[.AI$6];[.AI$8]);[.AI$5])" office:value-type="float" office:value="0" calcext:value-type="float">
            <text:p>0</text:p>
          </table:table-cell>
          <table:table-cell table:formula="of:=IF([.AJ$5]=0;MAX(([.AJ$3]*1+[.AJ$4]*0)/[.AJ$6];[.AJ$8]);[.AJ$5])" office:value-type="float" office:value="1" calcext:value-type="float">
            <text:p>1</text:p>
          </table:table-cell>
          <table:table-cell table:formula="of:=IF([.AK$5]=0;MAX(([.AK$3]*0+[.AK$4]*0)/[.AK$6];[.AK$8]);[.AK$5])" office:value-type="float" office:value="0" calcext:value-type="float">
            <text:p>0</text:p>
          </table:table-cell>
          <table:table-cell table:formula="of:=IF([.AL$5]=0;MAX(([.AL$3]*1+[.AL$4]*0)/[.AL$6];[.AL$8]);[.AL$5])" office:value-type="float" office:value="1" calcext:value-type="float">
            <text:p>1</text:p>
          </table:table-cell>
          <table:table-cell table:formula="of:=IF([.AM$5]=0;MAX(([.AM$3]*0+[.AM$4]*0)/[.AM$6];[.AM$8]);[.AM$5])" office:value-type="float" office:value="0" calcext:value-type="float">
            <text:p>0</text:p>
          </table:table-cell>
          <table:table-cell table:formula="of:=IF([.AN$5]=0;MAX(([.AN$3]*0+[.AN$4]*0)/[.AN$6];[.AN$8]);[.AN$5])" office:value-type="float" office:value="0" calcext:value-type="float">
            <text:p>0</text:p>
          </table:table-cell>
          <table:table-cell table:formula="of:=IF([.AO$5]=0;MAX(([.AO$3]*1+[.AO$4]*0)/[.AO$6];[.AO$8]);[.AO$5])" office:value-type="float" office:value="1" calcext:value-type="float">
            <text:p>1</text:p>
          </table:table-cell>
          <table:table-cell table:formula="of:=IF([.AP$5]=0;MAX(([.AP$3]*1+[.AP$4]*0)/[.AP$6];[.AP$8]);[.AP$5])" office:value-type="float" office:value="1" calcext:value-type="float">
            <text:p>1</text:p>
          </table:table-cell>
          <table:table-cell table:formula="of:=IF([.AQ$5]=0;MAX(([.AQ$3]*0+[.AQ$4]*0)/[.AQ$6];[.AQ$8]);[.AQ$5])" office:value-type="float" office:value="0" calcext:value-type="float">
            <text:p>0</text:p>
          </table:table-cell>
          <table:table-cell table:formula="of:=IF([.AR$5]=0;MAX(([.AR$3]*0+[.AR$4]*1)/[.AR$6];[.AR$8]);[.AR$5])" office:value-type="float" office:value="-0.5" calcext:value-type="float">
            <text:p>-0,5</text:p>
          </table:table-cell>
          <table:table-cell table:formula="of:=IF([.AS$5]=0;MAX(([.AS$3]*1+[.AS$4]*0)/[.AS$6];[.AS$8]);[.AS$5])" office:value-type="float" office:value="1" calcext:value-type="float">
            <text:p>1</text:p>
          </table:table-cell>
          <table:table-cell table:formula="of:=IF([.AT$5]=0;MAX(([.AT$3]*0+[.AT$4]*0)/[.AT$6];[.AT$8]);[.AT$5])" office:value-type="float" office:value="0" calcext:value-type="float">
            <text:p>0</text:p>
          </table:table-cell>
          <table:table-cell table:formula="of:=IF([.AU$5]=0;MAX(([.AU$3]*1+[.AU$4]*0)/[.AU$6];[.AU$8]);[.AU$5])" office:value-type="float" office:value="1" calcext:value-type="float">
            <text:p>1</text:p>
          </table:table-cell>
          <table:table-cell table:formula="of:=IF([.AV$5]=0;MAX(([.AV$3]*0+[.AV$4]*0)/[.AV$6];[.AV$8]);[.AV$5])" office:value-type="float" office:value="0" calcext:value-type="float">
            <text:p>0</text:p>
          </table:table-cell>
          <table:table-cell table:formula="of:=IF([.AW$5]=0;MAX(([.AW$3]*1+[.AW$4]*0)/[.AW$6];[.AW$8]);[.AW$5])" office:value-type="float" office:value="1" calcext:value-type="float">
            <text:p>1</text:p>
          </table:table-cell>
          <table:table-cell table:formula="of:=IF([.AX$5]=0;MAX(([.AX$3]*1+[.AX$4]*0)/[.AX$6];[.AX$8]);[.AX$5])" office:value-type="float" office:value="1" calcext:value-type="float">
            <text:p>1</text:p>
          </table:table-cell>
          <table:table-cell table:formula="of:=IF([.AY$5]=0;MAX(([.AY$3]*1+[.AY$4]*0)/[.AY$6];[.AY$8]);[.AY$5])" office:value-type="float" office:value="1" calcext:value-type="float">
            <text:p>1</text:p>
          </table:table-cell>
          <table:table-cell table:formula="of:=IF([.AZ$5]=0;MAX(([.AZ$3]*1+[.AZ$4]*0)/[.AZ$6];[.AZ$8]);[.AZ$5])" office:value-type="float" office:value="1" calcext:value-type="float">
            <text:p>1</text:p>
          </table:table-cell>
          <table:table-cell table:formula="of:=IF([.BA$5]=0;MAX(([.BA$3]*1+[.BA$4]*0)/[.BA$6];[.BA$8]);[.BA$5])" office:value-type="float" office:value="1" calcext:value-type="float">
            <text:p>1</text:p>
          </table:table-cell>
          <table:table-cell table:formula="of:=IF([.BB$5]=0;MAX(([.BB$3]*1+[.BB$4]*0)/[.BB$6];[.BB$8]);[.BB$5])" office:value-type="float" office:value="1" calcext:value-type="float">
            <text:p>1</text:p>
          </table:table-cell>
          <table:table-cell table:formula="of:=[.BC$62]*SUMPRODUCT([.$E$2:.$BB$2];[.$E67:.$BB67])/[.$BC$3]" office:value-type="float" office:value="12.8" calcext:value-type="float">
            <text:p>12,8</text:p>
          </table:table-cell>
          <table:table-cell table:formula="of:=MAX(0;ROUNDUP([.$BC67]/[.$BD$2])*[.$BD$2])" office:value-type="float" office:value="12.8" calcext:value-type="float">
            <text:p>12,8</text:p>
          </table:table-cell>
          <table:table-cell table:formula="of:=RANK([.BD67];[.BD$63:.BD$111])" office:value-type="float" office:value="19" calcext:value-type="float">
            <text:p>19</text:p>
          </table:table-cell>
          <table:table-cell table:number-columns-repeated="2"/>
          <table:table-cell table:number-columns-repeated="6" office:value-type="string" calcext:value-type="string">
            <text:p>R1</text:p>
          </table:table-cell>
          <table:table-cell/>
          <table:table-cell table:number-columns-repeated="2" office:value-type="string" calcext:value-type="string">
            <text:p>R1</text:p>
          </table:table-cell>
          <table:table-cell/>
          <table:table-cell office:value-type="string" calcext:value-type="string">
            <text:p>R2</text:p>
          </table:table-cell>
          <table:table-cell/>
          <table:table-cell table:number-columns-repeated="2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R1</text:p>
          </table:table-cell>
          <table:table-cell/>
          <table:table-cell table:number-columns-repeated="3" office:value-type="string" calcext:value-type="string">
            <text:p>R2</text:p>
          </table:table-cell>
          <table:table-cell table:number-columns-repeated="5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/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1</text:p>
          </table:table-cell>
          <table:table-cell table:number-columns-repeated="2"/>
          <table:table-cell table:number-columns-repeated="2" office:value-type="string" calcext:value-type="string">
            <text:p>R1</text:p>
          </table:table-cell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R1</text:p>
          </table:table-cell>
          <table:table-cell/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3"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BENOIT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f10003</text:p>
          </table:table-cell>
          <table:table-cell table:formula="of:=[.$BC68]" office:value-type="float" office:value="12" calcext:value-type="float">
            <text:p>12</text:p>
          </table:table-cell>
          <table:table-cell table:formula="of:=IF([.E$5]=0;MAX(([.E$3]*1+[.E$4]*0)/[.E$6];[.E$8]);[.E$5])" office:value-type="float" office:value="1" calcext:value-type="float">
            <text:p>1</text:p>
          </table:table-cell>
          <table:table-cell table:formula="of:=IF([.F$5]=0;MAX(([.F$3]*1+[.F$4]*1)/[.F$6];[.F$8]);[.F$5])" office:value-type="float" office:value="0" calcext:value-type="float">
            <text:p>0</text:p>
          </table:table-cell>
          <table:table-cell table:formula="of:=IF([.G$5]=0;MAX(([.G$3]*1+[.G$4]*0)/[.G$6];[.G$8]);[.G$5])" office:value-type="float" office:value="1" calcext:value-type="float">
            <text:p>1</text:p>
          </table:table-cell>
          <table:table-cell table:formula="of:=IF([.H$5]=0;MAX(([.H$3]*1+[.H$4]*0)/[.H$6];[.H$8]);[.H$5])" office:value-type="float" office:value="1" calcext:value-type="float">
            <text:p>1</text:p>
          </table:table-cell>
          <table:table-cell table:formula="of:=IF([.I$5]=0;MAX(([.I$3]*1+[.I$4]*0)/[.I$6];[.I$8]);[.I$5])" office:value-type="float" office:value="1" calcext:value-type="float">
            <text:p>1</text:p>
          </table:table-cell>
          <table:table-cell table:formula="of:=IF([.J$5]=0;MAX(([.J$3]*1+[.J$4]*0)/[.J$6];[.J$8]);[.J$5])" office:value-type="float" office:value="1" calcext:value-type="float">
            <text:p>1</text:p>
          </table:table-cell>
          <table:table-cell table:formula="of:=IF([.K$5]=0;MAX(([.K$3]*1+[.K$4]*0)/[.K$6];[.K$8]);[.K$5])" office:value-type="float" office:value="1" calcext:value-type="float">
            <text:p>1</text:p>
          </table:table-cell>
          <table:table-cell table:formula="of:=IF([.L$5]=0;MAX(([.L$3]*0+[.L$4]*0)/[.L$6];[.L$8]);[.L$5])" office:value-type="float" office:value="0" calcext:value-type="float">
            <text:p>0</text:p>
          </table:table-cell>
          <table:table-cell table:formula="of:=IF([.M$5]=0;MAX(([.M$3]*1+[.M$4]*0)/[.M$6];[.M$8]);[.M$5])" office:value-type="float" office:value="1" calcext:value-type="float">
            <text:p>1</text:p>
          </table:table-cell>
          <table:table-cell table:formula="of:=IF([.N$5]=0;MAX(([.N$3]*1+[.N$4]*0)/[.N$6];[.N$8]);[.N$5])" office:value-type="float" office:value="1" calcext:value-type="float">
            <text:p>1</text:p>
          </table:table-cell>
          <table:table-cell table:formula="of:=IF([.O$5]=0;MAX(([.O$3]*0+[.O$4]*1)/[.O$6];[.O$8]);[.O$5])" office:value-type="float" office:value="-0.5" calcext:value-type="float">
            <text:p>-0,5</text:p>
          </table:table-cell>
          <table:table-cell table:formula="of:=IF([.P$5]=0;MAX(([.P$3]*1+[.P$4]*0)/[.P$6];[.P$8]);[.P$5])" office:value-type="float" office:value="1" calcext:value-type="float">
            <text:p>1</text:p>
          </table:table-cell>
          <table:table-cell table:formula="of:=IF([.Q$5]=0;MAX(([.Q$3]*1+[.Q$4]*0)/[.Q$6];[.Q$8]);[.Q$5])" office:value-type="float" office:value="1" calcext:value-type="float">
            <text:p>1</text:p>
          </table:table-cell>
          <table:table-cell table:formula="of:=IF([.R$5]=0;MAX(([.R$3]*1+[.R$4]*0)/[.R$6];[.R$8]);[.R$5])" office:value-type="float" office:value="1" calcext:value-type="float">
            <text:p>1</text:p>
          </table:table-cell>
          <table:table-cell table:formula="of:=IF([.S$5]=0;MAX(([.S$3]*1+[.S$4]*0)/[.S$6];[.S$8]);[.S$5])" office:value-type="float" office:value="1" calcext:value-type="float">
            <text:p>1</text:p>
          </table:table-cell>
          <table:table-cell table:formula="of:=IF([.T$5]=0;MAX(([.T$3]*0+[.T$4]*0)/[.T$6];[.T$8]);[.T$5])" office:value-type="float" office:value="0" calcext:value-type="float">
            <text:p>0</text:p>
          </table:table-cell>
          <table:table-cell table:formula="of:=IF([.U$5]=0;MAX(([.U$3]*1+[.U$4]*0)/[.U$6];[.U$8]);[.U$5])" office:value-type="float" office:value="1" calcext:value-type="float">
            <text:p>1</text:p>
          </table:table-cell>
          <table:table-cell table:formula="of:=IF([.V$5]=0;MAX(([.V$3]*1+[.V$4]*0)/[.V$6];[.V$8]);[.V$5])" office:value-type="float" office:value="1" calcext:value-type="float">
            <text:p>1</text:p>
          </table:table-cell>
          <table:table-cell table:formula="of:=IF([.W$5]=0;MAX(([.W$3]*1+[.W$4]*0)/[.W$6];[.W$8]);[.W$5])" office:value-type="float" office:value="1" calcext:value-type="float">
            <text:p>1</text:p>
          </table:table-cell>
          <table:table-cell table:formula="of:=IF([.X$5]=0;MAX(([.X$3]*0+[.X$4]*0)/[.X$6];[.X$8]);[.X$5])" office:value-type="float" office:value="0" calcext:value-type="float">
            <text:p>0</text:p>
          </table:table-cell>
          <table:table-cell table:formula="of:=IF([.Y$5]=0;MAX(([.Y$3]*0+[.Y$4]*0)/[.Y$6];[.Y$8]);[.Y$5])" office:value-type="float" office:value="0" calcext:value-type="float">
            <text:p>0</text:p>
          </table:table-cell>
          <table:table-cell table:formula="of:=IF([.Z$5]=0;MAX(([.Z$3]*0+[.Z$4]*1)/[.Z$6];[.Z$8]);[.Z$5])" office:value-type="float" office:value="-0.5" calcext:value-type="float">
            <text:p>-0,5</text:p>
          </table:table-cell>
          <table:table-cell table:formula="of:=IF([.AA$5]=0;MAX(([.AA$3]*1+[.AA$4]*0)/[.AA$6];[.AA$8]);[.AA$5])" office:value-type="float" office:value="1" calcext:value-type="float">
            <text:p>1</text:p>
          </table:table-cell>
          <table:table-cell table:formula="of:=IF([.AB$5]=0;MAX(([.AB$3]*0+[.AB$4]*0)/[.AB$6];[.AB$8]);[.AB$5])" office:value-type="float" office:value="0" calcext:value-type="float">
            <text:p>0</text:p>
          </table:table-cell>
          <table:table-cell table:formula="of:=IF([.AC$5]=0;MAX(([.AC$3]*1+[.AC$4]*0)/[.AC$6];[.AC$8]);[.AC$5])" office:value-type="float" office:value="1" calcext:value-type="float">
            <text:p>1</text:p>
          </table:table-cell>
          <table:table-cell table:formula="of:=IF([.AD$5]=0;MAX(([.AD$3]*1+[.AD$4]*0)/[.AD$6];[.AD$8]);[.AD$5])" office:value-type="float" office:value="1" calcext:value-type="float">
            <text:p>1</text:p>
          </table:table-cell>
          <table:table-cell table:formula="of:=IF([.AE$5]=0;MAX(([.AE$3]*0+[.AE$4]*0)/[.AE$6];[.AE$8]);[.AE$5])" office:value-type="float" office:value="0" calcext:value-type="float">
            <text:p>0</text:p>
          </table:table-cell>
          <table:table-cell table:formula="of:=IF([.AF$5]=0;MAX(([.AF$3]*0+[.AF$4]*1)/[.AF$6];[.AF$8]);[.AF$5])" office:value-type="float" office:value="-0.5" calcext:value-type="float">
            <text:p>-0,5</text:p>
          </table:table-cell>
          <table:table-cell table:formula="of:=IF([.AG$5]=0;MAX(([.AG$3]*1+[.AG$4]*0)/[.AG$6];[.AG$8]);[.AG$5])" office:value-type="float" office:value="1" calcext:value-type="float">
            <text:p>1</text:p>
          </table:table-cell>
          <table:table-cell table:formula="of:=IF([.AH$5]=0;MAX(([.AH$3]*0+[.AH$4]*0)/[.AH$6];[.AH$8]);[.AH$5])" office:value-type="float" office:value="0" calcext:value-type="float">
            <text:p>0</text:p>
          </table:table-cell>
          <table:table-cell table:formula="of:=IF([.AI$5]=0;MAX(([.AI$3]*1+[.AI$4]*0)/[.AI$6];[.AI$8]);[.AI$5])" office:value-type="float" office:value="1" calcext:value-type="float">
            <text:p>1</text:p>
          </table:table-cell>
          <table:table-cell table:formula="of:=IF([.AJ$5]=0;MAX(([.AJ$3]*1+[.AJ$4]*0)/[.AJ$6];[.AJ$8]);[.AJ$5])" office:value-type="float" office:value="1" calcext:value-type="float">
            <text:p>1</text:p>
          </table:table-cell>
          <table:table-cell table:formula="of:=IF([.AK$5]=0;MAX(([.AK$3]*1+[.AK$4]*0)/[.AK$6];[.AK$8]);[.AK$5])" office:value-type="float" office:value="1" calcext:value-type="float">
            <text:p>1</text:p>
          </table:table-cell>
          <table:table-cell table:formula="of:=IF([.AL$5]=0;MAX(([.AL$3]*0+[.AL$4]*0)/[.AL$6];[.AL$8]);[.AL$5])" office:value-type="float" office:value="0" calcext:value-type="float">
            <text:p>0</text:p>
          </table:table-cell>
          <table:table-cell table:formula="of:=IF([.AM$5]=0;MAX(([.AM$3]*1+[.AM$4]*0)/[.AM$6];[.AM$8]);[.AM$5])" office:value-type="float" office:value="1" calcext:value-type="float">
            <text:p>1</text:p>
          </table:table-cell>
          <table:table-cell table:formula="of:=IF([.AN$5]=0;MAX(([.AN$3]*0+[.AN$4]*0)/[.AN$6];[.AN$8]);[.AN$5])" office:value-type="float" office:value="0" calcext:value-type="float">
            <text:p>0</text:p>
          </table:table-cell>
          <table:table-cell table:formula="of:=IF([.AO$5]=0;MAX(([.AO$3]*1+[.AO$4]*0)/[.AO$6];[.AO$8]);[.AO$5])" office:value-type="float" office:value="1" calcext:value-type="float">
            <text:p>1</text:p>
          </table:table-cell>
          <table:table-cell table:formula="of:=IF([.AP$5]=0;MAX(([.AP$3]*1+[.AP$4]*0)/[.AP$6];[.AP$8]);[.AP$5])" office:value-type="float" office:value="1" calcext:value-type="float">
            <text:p>1</text:p>
          </table:table-cell>
          <table:table-cell table:formula="of:=IF([.AQ$5]=0;MAX(([.AQ$3]*0+[.AQ$4]*1)/[.AQ$6];[.AQ$8]);[.AQ$5])" office:value-type="float" office:value="-0.5" calcext:value-type="float">
            <text:p>-0,5</text:p>
          </table:table-cell>
          <table:table-cell table:formula="of:=IF([.AR$5]=0;MAX(([.AR$3]*0+[.AR$4]*1)/[.AR$6];[.AR$8]);[.AR$5])" office:value-type="float" office:value="-0.5" calcext:value-type="float">
            <text:p>-0,5</text:p>
          </table:table-cell>
          <table:table-cell table:formula="of:=IF([.AS$5]=0;MAX(([.AS$3]*1+[.AS$4]*0)/[.AS$6];[.AS$8]);[.AS$5])" office:value-type="float" office:value="1" calcext:value-type="float">
            <text:p>1</text:p>
          </table:table-cell>
          <table:table-cell table:formula="of:=IF([.AT$5]=0;MAX(([.AT$3]*0+[.AT$4]*1)/[.AT$6];[.AT$8]);[.AT$5])" office:value-type="float" office:value="-0.5" calcext:value-type="float">
            <text:p>-0,5</text:p>
          </table:table-cell>
          <table:table-cell table:formula="of:=IF([.AU$5]=0;MAX(([.AU$3]*1+[.AU$4]*0)/[.AU$6];[.AU$8]);[.AU$5])" office:value-type="float" office:value="1" calcext:value-type="float">
            <text:p>1</text:p>
          </table:table-cell>
          <table:table-cell table:formula="of:=IF([.AV$5]=0;MAX(([.AV$3]*0+[.AV$4]*0)/[.AV$6];[.AV$8]);[.AV$5])" office:value-type="float" office:value="0" calcext:value-type="float">
            <text:p>0</text:p>
          </table:table-cell>
          <table:table-cell table:formula="of:=IF([.AW$5]=0;MAX(([.AW$3]*1+[.AW$4]*0)/[.AW$6];[.AW$8]);[.AW$5])" office:value-type="float" office:value="1" calcext:value-type="float">
            <text:p>1</text:p>
          </table:table-cell>
          <table:table-cell table:formula="of:=IF([.AX$5]=0;MAX(([.AX$3]*1+[.AX$4]*0)/[.AX$6];[.AX$8]);[.AX$5])" office:value-type="float" office:value="1" calcext:value-type="float">
            <text:p>1</text:p>
          </table:table-cell>
          <table:table-cell table:formula="of:=IF([.AY$5]=0;MAX(([.AY$3]*1+[.AY$4]*0)/[.AY$6];[.AY$8]);[.AY$5])" office:value-type="float" office:value="1" calcext:value-type="float">
            <text:p>1</text:p>
          </table:table-cell>
          <table:table-cell table:formula="of:=IF([.AZ$5]=0;MAX(([.AZ$3]*1+[.AZ$4]*0)/[.AZ$6];[.AZ$8]);[.AZ$5])" office:value-type="float" office:value="1" calcext:value-type="float">
            <text:p>1</text:p>
          </table:table-cell>
          <table:table-cell table:formula="of:=IF([.BA$5]=0;MAX(([.BA$3]*1+[.BA$4]*0)/[.BA$6];[.BA$8]);[.BA$5])" office:value-type="float" office:value="1" calcext:value-type="float">
            <text:p>1</text:p>
          </table:table-cell>
          <table:table-cell table:formula="of:=IF([.BB$5]=0;MAX(([.BB$3]*1+[.BB$4]*0)/[.BB$6];[.BB$8]);[.BB$5])" office:value-type="float" office:value="1" calcext:value-type="float">
            <text:p>1</text:p>
          </table:table-cell>
          <table:table-cell table:formula="of:=[.BC$62]*SUMPRODUCT([.$E$2:.$BB$2];[.$E68:.$BB68])/[.$BC$3]" office:value-type="float" office:value="12" calcext:value-type="float">
            <text:p>12</text:p>
          </table:table-cell>
          <table:table-cell table:formula="of:=MAX(0;ROUNDUP([.$BC68]/[.$BD$2])*[.$BD$2])" office:value-type="float" office:value="12" calcext:value-type="float">
            <text:p>12</text:p>
          </table:table-cell>
          <table:table-cell table:formula="of:=RANK([.BD68];[.BD$63:.BD$111])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R1\R2</text:p>
          </table:table-cell>
          <table:table-cell table:number-columns-repeated="5" office:value-type="string" calcext:value-type="string">
            <text:p>R1</text:p>
          </table:table-cell>
          <table:table-cell/>
          <table:table-cell table:number-columns-repeated="4" office:value-type="string" calcext:value-type="string">
            <text:p>R1</text:p>
          </table:table-cell>
          <table:table-cell table:number-columns-repeated="3" office:value-type="string" calcext:value-type="string">
            <text:p>R2</text:p>
          </table:table-cell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/>
          <table:table-cell table:number-columns-repeated="2" office:value-type="string" calcext:value-type="string">
            <text:p>R1</text:p>
          </table:table-cell>
          <table:table-cell/>
          <table:table-cell table:number-columns-repeated="2" office:value-type="string" calcext:value-type="string">
            <text:p>R1</text:p>
          </table:table-cell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R1</text:p>
          </table:table-cell>
          <table:table-cell/>
          <table:table-cell table:number-columns-repeated="4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/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3"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RUCH</text:p>
          </table:table-cell>
          <table:table-cell office:value-type="string" calcext:value-type="string">
            <text:p>Anne-Claire</text:p>
          </table:table-cell>
          <table:table-cell office:value-type="string" calcext:value-type="string">
            <text:p>f10039</text:p>
          </table:table-cell>
          <table:table-cell table:formula="of:=[.$BC69]" office:value-type="float" office:value="13.4" calcext:value-type="float">
            <text:p>13,4</text:p>
          </table:table-cell>
          <table:table-cell table:formula="of:=IF([.E$5]=0;MAX(([.E$3]*1+[.E$4]*0)/[.E$6];[.E$8]);[.E$5])" office:value-type="float" office:value="1" calcext:value-type="float">
            <text:p>1</text:p>
          </table:table-cell>
          <table:table-cell table:formula="of:=IF([.F$5]=0;MAX(([.F$3]*1+[.F$4]*0)/[.F$6];[.F$8]);[.F$5])" office:value-type="float" office:value="1" calcext:value-type="float">
            <text:p>1</text:p>
          </table:table-cell>
          <table:table-cell table:formula="of:=IF([.G$5]=0;MAX(([.G$3]*1+[.G$4]*0)/[.G$6];[.G$8]);[.G$5])" office:value-type="float" office:value="1" calcext:value-type="float">
            <text:p>1</text:p>
          </table:table-cell>
          <table:table-cell table:formula="of:=IF([.H$5]=0;MAX(([.H$3]*1+[.H$4]*0)/[.H$6];[.H$8]);[.H$5])" office:value-type="float" office:value="1" calcext:value-type="float">
            <text:p>1</text:p>
          </table:table-cell>
          <table:table-cell table:formula="of:=IF([.I$5]=0;MAX(([.I$3]*1+[.I$4]*0)/[.I$6];[.I$8]);[.I$5])" office:value-type="float" office:value="1" calcext:value-type="float">
            <text:p>1</text:p>
          </table:table-cell>
          <table:table-cell table:formula="of:=IF([.J$5]=0;MAX(([.J$3]*1+[.J$4]*0)/[.J$6];[.J$8]);[.J$5])" office:value-type="float" office:value="1" calcext:value-type="float">
            <text:p>1</text:p>
          </table:table-cell>
          <table:table-cell table:formula="of:=IF([.K$5]=0;MAX(([.K$3]*0+[.K$4]*1)/[.K$6];[.K$8]);[.K$5])" office:value-type="float" office:value="-0.5" calcext:value-type="float">
            <text:p>-0,5</text:p>
          </table:table-cell>
          <table:table-cell table:formula="of:=IF([.L$5]=0;MAX(([.L$3]*1+[.L$4]*0)/[.L$6];[.L$8]);[.L$5])" office:value-type="float" office:value="1" calcext:value-type="float">
            <text:p>1</text:p>
          </table:table-cell>
          <table:table-cell table:formula="of:=IF([.M$5]=0;MAX(([.M$3]*1+[.M$4]*0)/[.M$6];[.M$8]);[.M$5])" office:value-type="float" office:value="1" calcext:value-type="float">
            <text:p>1</text:p>
          </table:table-cell>
          <table:table-cell table:formula="of:=IF([.N$5]=0;MAX(([.N$3]*0+[.N$4]*1)/[.N$6];[.N$8]);[.N$5])" office:value-type="float" office:value="-0.5" calcext:value-type="float">
            <text:p>-0,5</text:p>
          </table:table-cell>
          <table:table-cell table:formula="of:=IF([.O$5]=0;MAX(([.O$3]*1+[.O$4]*0)/[.O$6];[.O$8]);[.O$5])" office:value-type="float" office:value="1" calcext:value-type="float">
            <text:p>1</text:p>
          </table:table-cell>
          <table:table-cell table:formula="of:=IF([.P$5]=0;MAX(([.P$3]*1+[.P$4]*0)/[.P$6];[.P$8]);[.P$5])" office:value-type="float" office:value="1" calcext:value-type="float">
            <text:p>1</text:p>
          </table:table-cell>
          <table:table-cell table:formula="of:=IF([.Q$5]=0;MAX(([.Q$3]*1+[.Q$4]*0)/[.Q$6];[.Q$8]);[.Q$5])" office:value-type="float" office:value="1" calcext:value-type="float">
            <text:p>1</text:p>
          </table:table-cell>
          <table:table-cell table:formula="of:=IF([.R$5]=0;MAX(([.R$3]*0+[.R$4]*1)/[.R$6];[.R$8]);[.R$5])" office:value-type="float" office:value="-0.5" calcext:value-type="float">
            <text:p>-0,5</text:p>
          </table:table-cell>
          <table:table-cell table:formula="of:=IF([.S$5]=0;MAX(([.S$3]*0+[.S$4]*1)/[.S$6];[.S$8]);[.S$5])" office:value-type="float" office:value="-0.5" calcext:value-type="float">
            <text:p>-0,5</text:p>
          </table:table-cell>
          <table:table-cell table:formula="of:=IF([.T$5]=0;MAX(([.T$3]*0+[.T$4]*1)/[.T$6];[.T$8]);[.T$5])" office:value-type="float" office:value="-0.5" calcext:value-type="float">
            <text:p>-0,5</text:p>
          </table:table-cell>
          <table:table-cell table:formula="of:=IF([.U$5]=0;MAX(([.U$3]*1+[.U$4]*0)/[.U$6];[.U$8]);[.U$5])" office:value-type="float" office:value="1" calcext:value-type="float">
            <text:p>1</text:p>
          </table:table-cell>
          <table:table-cell table:formula="of:=IF([.V$5]=0;MAX(([.V$3]*1+[.V$4]*0)/[.V$6];[.V$8]);[.V$5])" office:value-type="float" office:value="1" calcext:value-type="float">
            <text:p>1</text:p>
          </table:table-cell>
          <table:table-cell table:formula="of:=IF([.W$5]=0;MAX(([.W$3]*0+[.W$4]*1)/[.W$6];[.W$8]);[.W$5])" office:value-type="float" office:value="-0.5" calcext:value-type="float">
            <text:p>-0,5</text:p>
          </table:table-cell>
          <table:table-cell table:formula="of:=IF([.X$5]=0;MAX(([.X$3]*1+[.X$4]*0)/[.X$6];[.X$8]);[.X$5])" office:value-type="float" office:value="1" calcext:value-type="float">
            <text:p>1</text:p>
          </table:table-cell>
          <table:table-cell table:formula="of:=IF([.Y$5]=0;MAX(([.Y$3]*1+[.Y$4]*0)/[.Y$6];[.Y$8]);[.Y$5])" office:value-type="float" office:value="1" calcext:value-type="float">
            <text:p>1</text:p>
          </table:table-cell>
          <table:table-cell table:formula="of:=IF([.Z$5]=0;MAX(([.Z$3]*0+[.Z$4]*1)/[.Z$6];[.Z$8]);[.Z$5])" office:value-type="float" office:value="-0.5" calcext:value-type="float">
            <text:p>-0,5</text:p>
          </table:table-cell>
          <table:table-cell table:formula="of:=IF([.AA$5]=0;MAX(([.AA$3]*1+[.AA$4]*0)/[.AA$6];[.AA$8]);[.AA$5])" office:value-type="float" office:value="1" calcext:value-type="float">
            <text:p>1</text:p>
          </table:table-cell>
          <table:table-cell table:formula="of:=IF([.AB$5]=0;MAX(([.AB$3]*1+[.AB$4]*0)/[.AB$6];[.AB$8]);[.AB$5])" office:value-type="float" office:value="1" calcext:value-type="float">
            <text:p>1</text:p>
          </table:table-cell>
          <table:table-cell table:formula="of:=IF([.AC$5]=0;MAX(([.AC$3]*1+[.AC$4]*0)/[.AC$6];[.AC$8]);[.AC$5])" office:value-type="float" office:value="1" calcext:value-type="float">
            <text:p>1</text:p>
          </table:table-cell>
          <table:table-cell table:formula="of:=IF([.AD$5]=0;MAX(([.AD$3]*1+[.AD$4]*0)/[.AD$6];[.AD$8]);[.AD$5])" office:value-type="float" office:value="1" calcext:value-type="float">
            <text:p>1</text:p>
          </table:table-cell>
          <table:table-cell table:formula="of:=IF([.AE$5]=0;MAX(([.AE$3]*0+[.AE$4]*1)/[.AE$6];[.AE$8]);[.AE$5])" office:value-type="float" office:value="-0.5" calcext:value-type="float">
            <text:p>-0,5</text:p>
          </table:table-cell>
          <table:table-cell table:formula="of:=IF([.AF$5]=0;MAX(([.AF$3]*1+[.AF$4]*0)/[.AF$6];[.AF$8]);[.AF$5])" office:value-type="float" office:value="1" calcext:value-type="float">
            <text:p>1</text:p>
          </table:table-cell>
          <table:table-cell table:formula="of:=IF([.AG$5]=0;MAX(([.AG$3]*1+[.AG$4]*0)/[.AG$6];[.AG$8]);[.AG$5])" office:value-type="float" office:value="1" calcext:value-type="float">
            <text:p>1</text:p>
          </table:table-cell>
          <table:table-cell table:formula="of:=IF([.AH$5]=0;MAX(([.AH$3]*0+[.AH$4]*1)/[.AH$6];[.AH$8]);[.AH$5])" office:value-type="float" office:value="-0.5" calcext:value-type="float">
            <text:p>-0,5</text:p>
          </table:table-cell>
          <table:table-cell table:formula="of:=IF([.AI$5]=0;MAX(([.AI$3]*1+[.AI$4]*0)/[.AI$6];[.AI$8]);[.AI$5])" office:value-type="float" office:value="1" calcext:value-type="float">
            <text:p>1</text:p>
          </table:table-cell>
          <table:table-cell table:formula="of:=IF([.AJ$5]=0;MAX(([.AJ$3]*1+[.AJ$4]*0)/[.AJ$6];[.AJ$8]);[.AJ$5])" office:value-type="float" office:value="1" calcext:value-type="float">
            <text:p>1</text:p>
          </table:table-cell>
          <table:table-cell table:formula="of:=IF([.AK$5]=0;MAX(([.AK$3]*0+[.AK$4]*1)/[.AK$6];[.AK$8]);[.AK$5])" office:value-type="float" office:value="-0.5" calcext:value-type="float">
            <text:p>-0,5</text:p>
          </table:table-cell>
          <table:table-cell table:formula="of:=IF([.AL$5]=0;MAX(([.AL$3]*1+[.AL$4]*0)/[.AL$6];[.AL$8]);[.AL$5])" office:value-type="float" office:value="1" calcext:value-type="float">
            <text:p>1</text:p>
          </table:table-cell>
          <table:table-cell table:formula="of:=IF([.AM$5]=0;MAX(([.AM$3]*1+[.AM$4]*0)/[.AM$6];[.AM$8]);[.AM$5])" office:value-type="float" office:value="1" calcext:value-type="float">
            <text:p>1</text:p>
          </table:table-cell>
          <table:table-cell table:formula="of:=IF([.AN$5]=0;MAX(([.AN$3]*1+[.AN$4]*0)/[.AN$6];[.AN$8]);[.AN$5])" office:value-type="float" office:value="1" calcext:value-type="float">
            <text:p>1</text:p>
          </table:table-cell>
          <table:table-cell table:formula="of:=IF([.AO$5]=0;MAX(([.AO$3]*1+[.AO$4]*0)/[.AO$6];[.AO$8]);[.AO$5])" office:value-type="float" office:value="1" calcext:value-type="float">
            <text:p>1</text:p>
          </table:table-cell>
          <table:table-cell table:formula="of:=IF([.AP$5]=0;MAX(([.AP$3]*1+[.AP$4]*0)/[.AP$6];[.AP$8]);[.AP$5])" office:value-type="float" office:value="1" calcext:value-type="float">
            <text:p>1</text:p>
          </table:table-cell>
          <table:table-cell table:formula="of:=IF([.AQ$5]=0;MAX(([.AQ$3]*1+[.AQ$4]*0)/[.AQ$6];[.AQ$8]);[.AQ$5])" office:value-type="float" office:value="1" calcext:value-type="float">
            <text:p>1</text:p>
          </table:table-cell>
          <table:table-cell table:formula="of:=IF([.AR$5]=0;MAX(([.AR$3]*1+[.AR$4]*0)/[.AR$6];[.AR$8]);[.AR$5])" office:value-type="float" office:value="1" calcext:value-type="float">
            <text:p>1</text:p>
          </table:table-cell>
          <table:table-cell table:formula="of:=IF([.AS$5]=0;MAX(([.AS$3]*1+[.AS$4]*0)/[.AS$6];[.AS$8]);[.AS$5])" office:value-type="float" office:value="1" calcext:value-type="float">
            <text:p>1</text:p>
          </table:table-cell>
          <table:table-cell table:formula="of:=IF([.AT$5]=0;MAX(([.AT$3]*1+[.AT$4]*0)/[.AT$6];[.AT$8]);[.AT$5])" office:value-type="float" office:value="1" calcext:value-type="float">
            <text:p>1</text:p>
          </table:table-cell>
          <table:table-cell table:formula="of:=IF([.AU$5]=0;MAX(([.AU$3]*1+[.AU$4]*0)/[.AU$6];[.AU$8]);[.AU$5])" office:value-type="float" office:value="1" calcext:value-type="float">
            <text:p>1</text:p>
          </table:table-cell>
          <table:table-cell table:formula="of:=IF([.AV$5]=0;MAX(([.AV$3]*0+[.AV$4]*1)/[.AV$6];[.AV$8]);[.AV$5])" office:value-type="float" office:value="-0.5" calcext:value-type="float">
            <text:p>-0,5</text:p>
          </table:table-cell>
          <table:table-cell table:formula="of:=IF([.AW$5]=0;MAX(([.AW$3]*1+[.AW$4]*0)/[.AW$6];[.AW$8]);[.AW$5])" office:value-type="float" office:value="1" calcext:value-type="float">
            <text:p>1</text:p>
          </table:table-cell>
          <table:table-cell table:formula="of:=IF([.AX$5]=0;MAX(([.AX$3]*1+[.AX$4]*0)/[.AX$6];[.AX$8]);[.AX$5])" office:value-type="float" office:value="1" calcext:value-type="float">
            <text:p>1</text:p>
          </table:table-cell>
          <table:table-cell table:formula="of:=IF([.AY$5]=0;MAX(([.AY$3]*1+[.AY$4]*0)/[.AY$6];[.AY$8]);[.AY$5])" office:value-type="float" office:value="1" calcext:value-type="float">
            <text:p>1</text:p>
          </table:table-cell>
          <table:table-cell table:formula="of:=IF([.AZ$5]=0;MAX(([.AZ$3]*1+[.AZ$4]*0)/[.AZ$6];[.AZ$8]);[.AZ$5])" office:value-type="float" office:value="1" calcext:value-type="float">
            <text:p>1</text:p>
          </table:table-cell>
          <table:table-cell table:formula="of:=IF([.BA$5]=0;MAX(([.BA$3]*1+[.BA$4]*0)/[.BA$6];[.BA$8]);[.BA$5])" office:value-type="float" office:value="1" calcext:value-type="float">
            <text:p>1</text:p>
          </table:table-cell>
          <table:table-cell table:formula="of:=IF([.BB$5]=0;MAX(([.BB$3]*1+[.BB$4]*0)/[.BB$6];[.BB$8]);[.BB$5])" office:value-type="float" office:value="1" calcext:value-type="float">
            <text:p>1</text:p>
          </table:table-cell>
          <table:table-cell table:formula="of:=[.BC$62]*SUMPRODUCT([.$E$2:.$BB$2];[.$E69:.$BB69])/[.$BC$3]" office:value-type="float" office:value="13.4" calcext:value-type="float">
            <text:p>13,4</text:p>
          </table:table-cell>
          <table:table-cell table:formula="of:=MAX(0;ROUNDUP([.$BC69]/[.$BD$2])*[.$BD$2])" office:value-type="float" office:value="13.4" calcext:value-type="float">
            <text:p>13,4</text:p>
          </table:table-cell>
          <table:table-cell table:formula="of:=RANK([.BD69];[.BD$63:.BD$111])" office:value-type="float" office:value="16" calcext:value-type="float">
            <text:p>16</text:p>
          </table:table-cell>
          <table:table-cell table:number-columns-repeated="2"/>
          <table:table-cell table:number-columns-repeated="6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3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4"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table:number-columns-repeated="7" office:value-type="string" calcext:value-type="string">
            <text:p>R1</text:p>
          </table:table-cell>
          <table:table-cell table:number-columns-repeated="4" office:value-type="string" calcext:value-type="string">
            <text:p>R2</text:p>
          </table:table-cell>
          <table:table-cell table:number-columns-repeated="4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3"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BITTY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f10005</text:p>
          </table:table-cell>
          <table:table-cell table:formula="of:=[.$BC70]" office:value-type="float" office:value="8.4" calcext:value-type="float">
            <text:p>8,4</text:p>
          </table:table-cell>
          <table:table-cell table:formula="of:=IF([.E$5]=0;MAX(([.E$3]*1+[.E$4]*0)/[.E$6];[.E$8]);[.E$5])" office:value-type="float" office:value="1" calcext:value-type="float">
            <text:p>1</text:p>
          </table:table-cell>
          <table:table-cell table:formula="of:=IF([.F$5]=0;MAX(([.F$3]*0+[.F$4]*0)/[.F$6];[.F$8]);[.F$5])" office:value-type="float" office:value="0" calcext:value-type="float">
            <text:p>0</text:p>
          </table:table-cell>
          <table:table-cell table:formula="of:=IF([.G$5]=0;MAX(([.G$3]*1+[.G$4]*0)/[.G$6];[.G$8]);[.G$5])" office:value-type="float" office:value="1" calcext:value-type="float">
            <text:p>1</text:p>
          </table:table-cell>
          <table:table-cell table:formula="of:=IF([.H$5]=0;MAX(([.H$3]*1+[.H$4]*0)/[.H$6];[.H$8]);[.H$5])" office:value-type="float" office:value="1" calcext:value-type="float">
            <text:p>1</text:p>
          </table:table-cell>
          <table:table-cell table:formula="of:=IF([.I$5]=0;MAX(([.I$3]*1+[.I$4]*0)/[.I$6];[.I$8]);[.I$5])" office:value-type="float" office:value="1" calcext:value-type="float">
            <text:p>1</text:p>
          </table:table-cell>
          <table:table-cell table:formula="of:=IF([.J$5]=0;MAX(([.J$3]*1+[.J$4]*0)/[.J$6];[.J$8]);[.J$5])" office:value-type="float" office:value="1" calcext:value-type="float">
            <text:p>1</text:p>
          </table:table-cell>
          <table:table-cell table:formula="of:=IF([.K$5]=0;MAX(([.K$3]*1+[.K$4]*0)/[.K$6];[.K$8]);[.K$5])" office:value-type="float" office:value="1" calcext:value-type="float">
            <text:p>1</text:p>
          </table:table-cell>
          <table:table-cell table:formula="of:=IF([.L$5]=0;MAX(([.L$3]*1+[.L$4]*0)/[.L$6];[.L$8]);[.L$5])" office:value-type="float" office:value="1" calcext:value-type="float">
            <text:p>1</text:p>
          </table:table-cell>
          <table:table-cell table:formula="of:=IF([.M$5]=0;MAX(([.M$3]*1+[.M$4]*0)/[.M$6];[.M$8]);[.M$5])" office:value-type="float" office:value="1" calcext:value-type="float">
            <text:p>1</text:p>
          </table:table-cell>
          <table:table-cell table:formula="of:=IF([.N$5]=0;MAX(([.N$3]*0+[.N$4]*0)/[.N$6];[.N$8]);[.N$5])" office:value-type="float" office:value="0" calcext:value-type="float">
            <text:p>0</text:p>
          </table:table-cell>
          <table:table-cell table:formula="of:=IF([.O$5]=0;MAX(([.O$3]*0+[.O$4]*1)/[.O$6];[.O$8]);[.O$5])" office:value-type="float" office:value="-0.5" calcext:value-type="float">
            <text:p>-0,5</text:p>
          </table:table-cell>
          <table:table-cell table:formula="of:=IF([.P$5]=0;MAX(([.P$3]*1+[.P$4]*0)/[.P$6];[.P$8]);[.P$5])" office:value-type="float" office:value="1" calcext:value-type="float">
            <text:p>1</text:p>
          </table:table-cell>
          <table:table-cell table:formula="of:=IF([.Q$5]=0;MAX(([.Q$3]*1+[.Q$4]*0)/[.Q$6];[.Q$8]);[.Q$5])" office:value-type="float" office:value="1" calcext:value-type="float">
            <text:p>1</text:p>
          </table:table-cell>
          <table:table-cell table:formula="of:=IF([.R$5]=0;MAX(([.R$3]*0+[.R$4]*1)/[.R$6];[.R$8]);[.R$5])" office:value-type="float" office:value="-0.5" calcext:value-type="float">
            <text:p>-0,5</text:p>
          </table:table-cell>
          <table:table-cell table:formula="of:=IF([.S$5]=0;MAX(([.S$3]*0+[.S$4]*1)/[.S$6];[.S$8]);[.S$5])" office:value-type="float" office:value="-0.5" calcext:value-type="float">
            <text:p>-0,5</text:p>
          </table:table-cell>
          <table:table-cell table:formula="of:=IF([.T$5]=0;MAX(([.T$3]*1+[.T$4]*0)/[.T$6];[.T$8]);[.T$5])" office:value-type="float" office:value="1" calcext:value-type="float">
            <text:p>1</text:p>
          </table:table-cell>
          <table:table-cell table:formula="of:=IF([.U$5]=0;MAX(([.U$3]*1+[.U$4]*0)/[.U$6];[.U$8]);[.U$5])" office:value-type="float" office:value="1" calcext:value-type="float">
            <text:p>1</text:p>
          </table:table-cell>
          <table:table-cell table:formula="of:=IF([.V$5]=0;MAX(([.V$3]*0+[.V$4]*1)/[.V$6];[.V$8]);[.V$5])" office:value-type="float" office:value="-0.5" calcext:value-type="float">
            <text:p>-0,5</text:p>
          </table:table-cell>
          <table:table-cell table:formula="of:=IF([.W$5]=0;MAX(([.W$3]*0+[.W$4]*1)/[.W$6];[.W$8]);[.W$5])" office:value-type="float" office:value="-0.5" calcext:value-type="float">
            <text:p>-0,5</text:p>
          </table:table-cell>
          <table:table-cell table:formula="of:=IF([.X$5]=0;MAX(([.X$3]*0+[.X$4]*1)/[.X$6];[.X$8]);[.X$5])" office:value-type="float" office:value="-0.5" calcext:value-type="float">
            <text:p>-0,5</text:p>
          </table:table-cell>
          <table:table-cell table:formula="of:=IF([.Y$5]=0;MAX(([.Y$3]*0+[.Y$4]*1)/[.Y$6];[.Y$8]);[.Y$5])" office:value-type="float" office:value="-0.5" calcext:value-type="float">
            <text:p>-0,5</text:p>
          </table:table-cell>
          <table:table-cell table:formula="of:=IF([.Z$5]=0;MAX(([.Z$3]*0+[.Z$4]*0)/[.Z$6];[.Z$8]);[.Z$5])" office:value-type="float" office:value="0" calcext:value-type="float">
            <text:p>0</text:p>
          </table:table-cell>
          <table:table-cell table:formula="of:=IF([.AA$5]=0;MAX(([.AA$3]*0+[.AA$4]*0)/[.AA$6];[.AA$8]);[.AA$5])" office:value-type="float" office:value="0" calcext:value-type="float">
            <text:p>0</text:p>
          </table:table-cell>
          <table:table-cell table:formula="of:=IF([.AB$5]=0;MAX(([.AB$3]*1+[.AB$4]*0)/[.AB$6];[.AB$8]);[.AB$5])" office:value-type="float" office:value="1" calcext:value-type="float">
            <text:p>1</text:p>
          </table:table-cell>
          <table:table-cell table:formula="of:=IF([.AC$5]=0;MAX(([.AC$3]*1+[.AC$4]*0)/[.AC$6];[.AC$8]);[.AC$5])" office:value-type="float" office:value="1" calcext:value-type="float">
            <text:p>1</text:p>
          </table:table-cell>
          <table:table-cell table:formula="of:=IF([.AD$5]=0;MAX(([.AD$3]*1+[.AD$4]*0)/[.AD$6];[.AD$8]);[.AD$5])" office:value-type="float" office:value="1" calcext:value-type="float">
            <text:p>1</text:p>
          </table:table-cell>
          <table:table-cell table:formula="of:=IF([.AE$5]=0;MAX(([.AE$3]*1+[.AE$4]*0)/[.AE$6];[.AE$8]);[.AE$5])" office:value-type="float" office:value="1" calcext:value-type="float">
            <text:p>1</text:p>
          </table:table-cell>
          <table:table-cell table:formula="of:=IF([.AF$5]=0;MAX(([.AF$3]*0+[.AF$4]*1)/[.AF$6];[.AF$8]);[.AF$5])" office:value-type="float" office:value="-0.5" calcext:value-type="float">
            <text:p>-0,5</text:p>
          </table:table-cell>
          <table:table-cell table:formula="of:=IF([.AG$5]=0;MAX(([.AG$3]*1+[.AG$4]*0)/[.AG$6];[.AG$8]);[.AG$5])" office:value-type="float" office:value="1" calcext:value-type="float">
            <text:p>1</text:p>
          </table:table-cell>
          <table:table-cell table:formula="of:=IF([.AH$5]=0;MAX(([.AH$3]*0+[.AH$4]*0)/[.AH$6];[.AH$8]);[.AH$5])" office:value-type="float" office:value="0" calcext:value-type="float">
            <text:p>0</text:p>
          </table:table-cell>
          <table:table-cell table:formula="of:=IF([.AI$5]=0;MAX(([.AI$3]*1+[.AI$4]*0)/[.AI$6];[.AI$8]);[.AI$5])" office:value-type="float" office:value="1" calcext:value-type="float">
            <text:p>1</text:p>
          </table:table-cell>
          <table:table-cell table:formula="of:=IF([.AJ$5]=0;MAX(([.AJ$3]*0+[.AJ$4]*0)/[.AJ$6];[.AJ$8]);[.AJ$5])" office:value-type="float" office:value="0" calcext:value-type="float">
            <text:p>0</text:p>
          </table:table-cell>
          <table:table-cell table:formula="of:=IF([.AK$5]=0;MAX(([.AK$3]*0+[.AK$4]*1)/[.AK$6];[.AK$8]);[.AK$5])" office:value-type="float" office:value="-0.5" calcext:value-type="float">
            <text:p>-0,5</text:p>
          </table:table-cell>
          <table:table-cell table:formula="of:=IF([.AL$5]=0;MAX(([.AL$3]*0+[.AL$4]*0)/[.AL$6];[.AL$8]);[.AL$5])" office:value-type="float" office:value="0" calcext:value-type="float">
            <text:p>0</text:p>
          </table:table-cell>
          <table:table-cell table:formula="of:=IF([.AM$5]=0;MAX(([.AM$3]*0+[.AM$4]*0)/[.AM$6];[.AM$8]);[.AM$5])" office:value-type="float" office:value="0" calcext:value-type="float">
            <text:p>0</text:p>
          </table:table-cell>
          <table:table-cell table:formula="of:=IF([.AN$5]=0;MAX(([.AN$3]*1+[.AN$4]*0)/[.AN$6];[.AN$8]);[.AN$5])" office:value-type="float" office:value="1" calcext:value-type="float">
            <text:p>1</text:p>
          </table:table-cell>
          <table:table-cell table:formula="of:=IF([.AO$5]=0;MAX(([.AO$3]*1+[.AO$4]*0)/[.AO$6];[.AO$8]);[.AO$5])" office:value-type="float" office:value="1" calcext:value-type="float">
            <text:p>1</text:p>
          </table:table-cell>
          <table:table-cell table:formula="of:=IF([.AP$5]=0;MAX(([.AP$3]*0+[.AP$4]*0)/[.AP$6];[.AP$8]);[.AP$5])" office:value-type="float" office:value="0" calcext:value-type="float">
            <text:p>0</text:p>
          </table:table-cell>
          <table:table-cell table:formula="of:=IF([.AQ$5]=0;MAX(([.AQ$3]*0+[.AQ$4]*0)/[.AQ$6];[.AQ$8]);[.AQ$5])" office:value-type="float" office:value="0" calcext:value-type="float">
            <text:p>0</text:p>
          </table:table-cell>
          <table:table-cell table:formula="of:=IF([.AR$5]=0;MAX(([.AR$3]*0+[.AR$4]*0)/[.AR$6];[.AR$8]);[.AR$5])" office:value-type="float" office:value="0" calcext:value-type="float">
            <text:p>0</text:p>
          </table:table-cell>
          <table:table-cell table:formula="of:=IF([.AS$5]=0;MAX(([.AS$3]*1+[.AS$4]*0)/[.AS$6];[.AS$8]);[.AS$5])" office:value-type="float" office:value="1" calcext:value-type="float">
            <text:p>1</text:p>
          </table:table-cell>
          <table:table-cell table:formula="of:=IF([.AT$5]=0;MAX(([.AT$3]*1+[.AT$4]*0)/[.AT$6];[.AT$8]);[.AT$5])" office:value-type="float" office:value="1" calcext:value-type="float">
            <text:p>1</text:p>
          </table:table-cell>
          <table:table-cell table:formula="of:=IF([.AU$5]=0;MAX(([.AU$3]*1+[.AU$4]*0)/[.AU$6];[.AU$8]);[.AU$5])" office:value-type="float" office:value="1" calcext:value-type="float">
            <text:p>1</text:p>
          </table:table-cell>
          <table:table-cell table:formula="of:=IF([.AV$5]=0;MAX(([.AV$3]*0+[.AV$4]*0)/[.AV$6];[.AV$8]);[.AV$5])" office:value-type="float" office:value="0" calcext:value-type="float">
            <text:p>0</text:p>
          </table:table-cell>
          <table:table-cell table:formula="of:=IF([.AW$5]=0;MAX(([.AW$3]*1+[.AW$4]*0)/[.AW$6];[.AW$8]);[.AW$5])" office:value-type="float" office:value="1" calcext:value-type="float">
            <text:p>1</text:p>
          </table:table-cell>
          <table:table-cell table:formula="of:=IF([.AX$5]=0;MAX(([.AX$3]*0+[.AX$4]*0)/[.AX$6];[.AX$8]);[.AX$5])" office:value-type="float" office:value="0" calcext:value-type="float">
            <text:p>0</text:p>
          </table:table-cell>
          <table:table-cell table:formula="of:=IF([.AY$5]=0;MAX(([.AY$3]*1+[.AY$4]*0)/[.AY$6];[.AY$8]);[.AY$5])" office:value-type="float" office:value="1" calcext:value-type="float">
            <text:p>1</text:p>
          </table:table-cell>
          <table:table-cell table:formula="of:=IF([.AZ$5]=0;MAX(([.AZ$3]*0+[.AZ$4]*0)/[.AZ$6];[.AZ$8]);[.AZ$5])" office:value-type="float" office:value="0" calcext:value-type="float">
            <text:p>0</text:p>
          </table:table-cell>
          <table:table-cell table:formula="of:=IF([.BA$5]=0;MAX(([.BA$3]*1+[.BA$4]*0)/[.BA$6];[.BA$8]);[.BA$5])" office:value-type="float" office:value="1" calcext:value-type="float">
            <text:p>1</text:p>
          </table:table-cell>
          <table:table-cell table:formula="of:=IF([.BB$5]=0;MAX(([.BB$3]*0+[.BB$4]*1)/[.BB$6];[.BB$8]);[.BB$5])" office:value-type="float" office:value="-0.5" calcext:value-type="float">
            <text:p>-0,5</text:p>
          </table:table-cell>
          <table:table-cell table:formula="of:=[.BC$62]*SUMPRODUCT([.$E$2:.$BB$2];[.$E70:.$BB70])/[.$BC$3]" office:value-type="float" office:value="8.4" calcext:value-type="float">
            <text:p>8,4</text:p>
          </table:table-cell>
          <table:table-cell table:formula="of:=MAX(0;ROUNDUP([.$BC70]/[.$BD$2])*[.$BD$2])" office:value-type="float" office:value="8.4" calcext:value-type="float">
            <text:p>8,4</text:p>
          </table:table-cell>
          <table:table-cell table:formula="of:=RANK([.BD70];[.BD$63:.BD$111])"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R1</text:p>
          </table:table-cell>
          <table:table-cell/>
          <table:table-cell table:number-columns-repeated="7" office:value-type="string" calcext:value-type="string">
            <text:p>R1</text:p>
          </table:table-cell>
          <table:table-cell/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table:number-columns-repeated="3"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/>
          <table:table-cell table:number-columns-repeated="6" office:value-type="string" calcext:value-type="string">
            <text:p>R1</text:p>
          </table:table-cell>
          <table:table-cell/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R1</text:p>
          </table:table-cell>
          <table:table-cell table:number-columns-repeated="2"/>
          <table:table-cell table:number-columns-repeated="2" office:value-type="string" calcext:value-type="string">
            <text:p>R1</text:p>
          </table:table-cell>
          <table:table-cell table:number-columns-repeated="3"/>
          <table:table-cell table:number-columns-repeated="2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POUDENSAN</text:p>
          </table:table-cell>
          <table:table-cell office:value-type="string" calcext:value-type="string">
            <text:p>Luc</text:p>
          </table:table-cell>
          <table:table-cell office:value-type="string" calcext:value-type="string">
            <text:p>f10036</text:p>
          </table:table-cell>
          <table:table-cell table:formula="of:=[.$BC71]" office:value-type="float" office:value="9.8" calcext:value-type="float">
            <text:p>9,8</text:p>
          </table:table-cell>
          <table:table-cell table:formula="of:=IF([.E$5]=0;MAX(([.E$3]*1+[.E$4]*0)/[.E$6];[.E$8]);[.E$5])" office:value-type="float" office:value="1" calcext:value-type="float">
            <text:p>1</text:p>
          </table:table-cell>
          <table:table-cell table:formula="of:=IF([.F$5]=0;MAX(([.F$3]*1+[.F$4]*0)/[.F$6];[.F$8]);[.F$5])" office:value-type="float" office:value="1" calcext:value-type="float">
            <text:p>1</text:p>
          </table:table-cell>
          <table:table-cell table:formula="of:=IF([.G$5]=0;MAX(([.G$3]*1+[.G$4]*0)/[.G$6];[.G$8]);[.G$5])" office:value-type="float" office:value="1" calcext:value-type="float">
            <text:p>1</text:p>
          </table:table-cell>
          <table:table-cell table:formula="of:=IF([.H$5]=0;MAX(([.H$3]*1+[.H$4]*0)/[.H$6];[.H$8]);[.H$5])" office:value-type="float" office:value="1" calcext:value-type="float">
            <text:p>1</text:p>
          </table:table-cell>
          <table:table-cell table:formula="of:=IF([.I$5]=0;MAX(([.I$3]*0+[.I$4]*1)/[.I$6];[.I$8]);[.I$5])" office:value-type="float" office:value="-0.5" calcext:value-type="float">
            <text:p>-0,5</text:p>
          </table:table-cell>
          <table:table-cell table:formula="of:=IF([.J$5]=0;MAX(([.J$3]*0+[.J$4]*1)/[.J$6];[.J$8]);[.J$5])" office:value-type="float" office:value="-0.5" calcext:value-type="float">
            <text:p>-0,5</text:p>
          </table:table-cell>
          <table:table-cell table:formula="of:=IF([.K$5]=0;MAX(([.K$3]*0+[.K$4]*0)/[.K$6];[.K$8]);[.K$5])" office:value-type="float" office:value="0" calcext:value-type="float">
            <text:p>0</text:p>
          </table:table-cell>
          <table:table-cell table:formula="of:=IF([.L$5]=0;MAX(([.L$3]*1+[.L$4]*0)/[.L$6];[.L$8]);[.L$5])" office:value-type="float" office:value="1" calcext:value-type="float">
            <text:p>1</text:p>
          </table:table-cell>
          <table:table-cell table:formula="of:=IF([.M$5]=0;MAX(([.M$3]*1+[.M$4]*0)/[.M$6];[.M$8]);[.M$5])" office:value-type="float" office:value="1" calcext:value-type="float">
            <text:p>1</text:p>
          </table:table-cell>
          <table:table-cell table:formula="of:=IF([.N$5]=0;MAX(([.N$3]*0+[.N$4]*1)/[.N$6];[.N$8]);[.N$5])" office:value-type="float" office:value="-0.5" calcext:value-type="float">
            <text:p>-0,5</text:p>
          </table:table-cell>
          <table:table-cell table:formula="of:=IF([.O$5]=0;MAX(([.O$3]*0+[.O$4]*1)/[.O$6];[.O$8]);[.O$5])" office:value-type="float" office:value="-0.5" calcext:value-type="float">
            <text:p>-0,5</text:p>
          </table:table-cell>
          <table:table-cell table:formula="of:=IF([.P$5]=0;MAX(([.P$3]*0+[.P$4]*1)/[.P$6];[.P$8]);[.P$5])" office:value-type="float" office:value="-0.5" calcext:value-type="float">
            <text:p>-0,5</text:p>
          </table:table-cell>
          <table:table-cell table:formula="of:=IF([.Q$5]=0;MAX(([.Q$3]*1+[.Q$4]*0)/[.Q$6];[.Q$8]);[.Q$5])" office:value-type="float" office:value="1" calcext:value-type="float">
            <text:p>1</text:p>
          </table:table-cell>
          <table:table-cell table:formula="of:=IF([.R$5]=0;MAX(([.R$3]*0+[.R$4]*1)/[.R$6];[.R$8]);[.R$5])" office:value-type="float" office:value="-0.5" calcext:value-type="float">
            <text:p>-0,5</text:p>
          </table:table-cell>
          <table:table-cell table:formula="of:=IF([.S$5]=0;MAX(([.S$3]*0+[.S$4]*1)/[.S$6];[.S$8]);[.S$5])" office:value-type="float" office:value="-0.5" calcext:value-type="float">
            <text:p>-0,5</text:p>
          </table:table-cell>
          <table:table-cell table:formula="of:=IF([.T$5]=0;MAX(([.T$3]*1+[.T$4]*0)/[.T$6];[.T$8]);[.T$5])" office:value-type="float" office:value="1" calcext:value-type="float">
            <text:p>1</text:p>
          </table:table-cell>
          <table:table-cell table:formula="of:=IF([.U$5]=0;MAX(([.U$3]*1+[.U$4]*0)/[.U$6];[.U$8]);[.U$5])" office:value-type="float" office:value="1" calcext:value-type="float">
            <text:p>1</text:p>
          </table:table-cell>
          <table:table-cell table:formula="of:=IF([.V$5]=0;MAX(([.V$3]*1+[.V$4]*0)/[.V$6];[.V$8]);[.V$5])" office:value-type="float" office:value="1" calcext:value-type="float">
            <text:p>1</text:p>
          </table:table-cell>
          <table:table-cell table:formula="of:=IF([.W$5]=0;MAX(([.W$3]*1+[.W$4]*0)/[.W$6];[.W$8]);[.W$5])" office:value-type="float" office:value="1" calcext:value-type="float">
            <text:p>1</text:p>
          </table:table-cell>
          <table:table-cell table:formula="of:=IF([.X$5]=0;MAX(([.X$3]*1+[.X$4]*0)/[.X$6];[.X$8]);[.X$5])" office:value-type="float" office:value="1" calcext:value-type="float">
            <text:p>1</text:p>
          </table:table-cell>
          <table:table-cell table:formula="of:=IF([.Y$5]=0;MAX(([.Y$3]*0+[.Y$4]*1)/[.Y$6];[.Y$8]);[.Y$5])" office:value-type="float" office:value="-0.5" calcext:value-type="float">
            <text:p>-0,5</text:p>
          </table:table-cell>
          <table:table-cell table:formula="of:=IF([.Z$5]=0;MAX(([.Z$3]*0+[.Z$4]*1)/[.Z$6];[.Z$8]);[.Z$5])" office:value-type="float" office:value="-0.5" calcext:value-type="float">
            <text:p>-0,5</text:p>
          </table:table-cell>
          <table:table-cell table:formula="of:=IF([.AA$5]=0;MAX(([.AA$3]*1+[.AA$4]*0)/[.AA$6];[.AA$8]);[.AA$5])" office:value-type="float" office:value="1" calcext:value-type="float">
            <text:p>1</text:p>
          </table:table-cell>
          <table:table-cell table:formula="of:=IF([.AB$5]=0;MAX(([.AB$3]*0+[.AB$4]*0)/[.AB$6];[.AB$8]);[.AB$5])" office:value-type="float" office:value="0" calcext:value-type="float">
            <text:p>0</text:p>
          </table:table-cell>
          <table:table-cell table:formula="of:=IF([.AC$5]=0;MAX(([.AC$3]*1+[.AC$4]*0)/[.AC$6];[.AC$8]);[.AC$5])" office:value-type="float" office:value="1" calcext:value-type="float">
            <text:p>1</text:p>
          </table:table-cell>
          <table:table-cell table:formula="of:=IF([.AD$5]=0;MAX(([.AD$3]*1+[.AD$4]*0)/[.AD$6];[.AD$8]);[.AD$5])" office:value-type="float" office:value="1" calcext:value-type="float">
            <text:p>1</text:p>
          </table:table-cell>
          <table:table-cell table:formula="of:=IF([.AE$5]=0;MAX(([.AE$3]*0+[.AE$4]*0)/[.AE$6];[.AE$8]);[.AE$5])" office:value-type="float" office:value="0" calcext:value-type="float">
            <text:p>0</text:p>
          </table:table-cell>
          <table:table-cell table:formula="of:=IF([.AF$5]=0;MAX(([.AF$3]*1+[.AF$4]*0)/[.AF$6];[.AF$8]);[.AF$5])" office:value-type="float" office:value="1" calcext:value-type="float">
            <text:p>1</text:p>
          </table:table-cell>
          <table:table-cell table:formula="of:=IF([.AG$5]=0;MAX(([.AG$3]*1+[.AG$4]*0)/[.AG$6];[.AG$8]);[.AG$5])" office:value-type="float" office:value="1" calcext:value-type="float">
            <text:p>1</text:p>
          </table:table-cell>
          <table:table-cell table:formula="of:=IF([.AH$5]=0;MAX(([.AH$3]*0+[.AH$4]*1)/[.AH$6];[.AH$8]);[.AH$5])" office:value-type="float" office:value="-0.5" calcext:value-type="float">
            <text:p>-0,5</text:p>
          </table:table-cell>
          <table:table-cell table:formula="of:=IF([.AI$5]=0;MAX(([.AI$3]*1+[.AI$4]*0)/[.AI$6];[.AI$8]);[.AI$5])" office:value-type="float" office:value="1" calcext:value-type="float">
            <text:p>1</text:p>
          </table:table-cell>
          <table:table-cell table:formula="of:=IF([.AJ$5]=0;MAX(([.AJ$3]*1+[.AJ$4]*0)/[.AJ$6];[.AJ$8]);[.AJ$5])" office:value-type="float" office:value="1" calcext:value-type="float">
            <text:p>1</text:p>
          </table:table-cell>
          <table:table-cell table:formula="of:=IF([.AK$5]=0;MAX(([.AK$3]*1+[.AK$4]*0)/[.AK$6];[.AK$8]);[.AK$5])" office:value-type="float" office:value="1" calcext:value-type="float">
            <text:p>1</text:p>
          </table:table-cell>
          <table:table-cell table:formula="of:=IF([.AL$5]=0;MAX(([.AL$3]*1+[.AL$4]*0)/[.AL$6];[.AL$8]);[.AL$5])" office:value-type="float" office:value="1" calcext:value-type="float">
            <text:p>1</text:p>
          </table:table-cell>
          <table:table-cell table:formula="of:=IF([.AM$5]=0;MAX(([.AM$3]*0+[.AM$4]*0)/[.AM$6];[.AM$8]);[.AM$5])" office:value-type="float" office:value="0" calcext:value-type="float">
            <text:p>0</text:p>
          </table:table-cell>
          <table:table-cell table:formula="of:=IF([.AN$5]=0;MAX(([.AN$3]*1+[.AN$4]*0)/[.AN$6];[.AN$8]);[.AN$5])" office:value-type="float" office:value="1" calcext:value-type="float">
            <text:p>1</text:p>
          </table:table-cell>
          <table:table-cell table:formula="of:=IF([.AO$5]=0;MAX(([.AO$3]*1+[.AO$4]*0)/[.AO$6];[.AO$8]);[.AO$5])" office:value-type="float" office:value="1" calcext:value-type="float">
            <text:p>1</text:p>
          </table:table-cell>
          <table:table-cell table:formula="of:=IF([.AP$5]=0;MAX(([.AP$3]*1+[.AP$4]*0)/[.AP$6];[.AP$8]);[.AP$5])" office:value-type="float" office:value="1" calcext:value-type="float">
            <text:p>1</text:p>
          </table:table-cell>
          <table:table-cell table:formula="of:=IF([.AQ$5]=0;MAX(([.AQ$3]*1+[.AQ$4]*0)/[.AQ$6];[.AQ$8]);[.AQ$5])" office:value-type="float" office:value="1" calcext:value-type="float">
            <text:p>1</text:p>
          </table:table-cell>
          <table:table-cell table:formula="of:=IF([.AR$5]=0;MAX(([.AR$3]*0+[.AR$4]*1)/[.AR$6];[.AR$8]);[.AR$5])" office:value-type="float" office:value="-0.5" calcext:value-type="float">
            <text:p>-0,5</text:p>
          </table:table-cell>
          <table:table-cell table:formula="of:=IF([.AS$5]=0;MAX(([.AS$3]*1+[.AS$4]*0)/[.AS$6];[.AS$8]);[.AS$5])" office:value-type="float" office:value="1" calcext:value-type="float">
            <text:p>1</text:p>
          </table:table-cell>
          <table:table-cell table:formula="of:=IF([.AT$5]=0;MAX(([.AT$3]*1+[.AT$4]*0)/[.AT$6];[.AT$8]);[.AT$5])" office:value-type="float" office:value="1" calcext:value-type="float">
            <text:p>1</text:p>
          </table:table-cell>
          <table:table-cell table:formula="of:=IF([.AU$5]=0;MAX(([.AU$3]*1+[.AU$4]*0)/[.AU$6];[.AU$8]);[.AU$5])" office:value-type="float" office:value="1" calcext:value-type="float">
            <text:p>1</text:p>
          </table:table-cell>
          <table:table-cell table:formula="of:=IF([.AV$5]=0;MAX(([.AV$3]*0+[.AV$4]*1)/[.AV$6];[.AV$8]);[.AV$5])" office:value-type="float" office:value="-0.5" calcext:value-type="float">
            <text:p>-0,5</text:p>
          </table:table-cell>
          <table:table-cell table:formula="of:=IF([.AW$5]=0;MAX(([.AW$3]*0+[.AW$4]*0)/[.AW$6];[.AW$8]);[.AW$5])" office:value-type="float" office:value="0" calcext:value-type="float">
            <text:p>0</text:p>
          </table:table-cell>
          <table:table-cell table:formula="of:=IF([.AX$5]=0;MAX(([.AX$3]*0+[.AX$4]*0)/[.AX$6];[.AX$8]);[.AX$5])" office:value-type="float" office:value="0" calcext:value-type="float">
            <text:p>0</text:p>
          </table:table-cell>
          <table:table-cell table:formula="of:=IF([.AY$5]=0;MAX(([.AY$3]*1+[.AY$4]*0)/[.AY$6];[.AY$8]);[.AY$5])" office:value-type="float" office:value="1" calcext:value-type="float">
            <text:p>1</text:p>
          </table:table-cell>
          <table:table-cell table:formula="of:=IF([.AZ$5]=0;MAX(([.AZ$3]*1+[.AZ$4]*0)/[.AZ$6];[.AZ$8]);[.AZ$5])" office:value-type="float" office:value="1" calcext:value-type="float">
            <text:p>1</text:p>
          </table:table-cell>
          <table:table-cell table:formula="of:=IF([.BA$5]=0;MAX(([.BA$3]*0+[.BA$4]*1)/[.BA$6];[.BA$8]);[.BA$5])" office:value-type="float" office:value="-0.5" calcext:value-type="float">
            <text:p>-0,5</text:p>
          </table:table-cell>
          <table:table-cell table:formula="of:=IF([.BB$5]=0;MAX(([.BB$3]*1+[.BB$4]*0)/[.BB$6];[.BB$8]);[.BB$5])" office:value-type="float" office:value="1" calcext:value-type="float">
            <text:p>1</text:p>
          </table:table-cell>
          <table:table-cell table:formula="of:=[.BC$62]*SUMPRODUCT([.$E$2:.$BB$2];[.$E71:.$BB71])/[.$BC$3]" office:value-type="float" office:value="9.8" calcext:value-type="float">
            <text:p>9,8</text:p>
          </table:table-cell>
          <table:table-cell table:formula="of:=MAX(0;ROUNDUP([.$BC71]/[.$BD$2])*[.$BD$2])" office:value-type="float" office:value="9.8" calcext:value-type="float">
            <text:p>9,8</text:p>
          </table:table-cell>
          <table:table-cell table:formula="of:=RANK([.BD71];[.BD$63:.BD$111])" office:value-type="float" office:value="37" calcext:value-type="float">
            <text:p>37</text:p>
          </table:table-cell>
          <table:table-cell table:number-columns-repeated="2"/>
          <table:table-cell table:number-columns-repeated="4"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/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4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/>
          <table:table-cell table:number-columns-repeated="2" office:value-type="string" calcext:value-type="string">
            <text:p>R1</text:p>
          </table:table-cell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/>
          <table:table-cell table:number-columns-repeated="3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GOBERT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10027</text:p>
          </table:table-cell>
          <table:table-cell table:formula="of:=[.$BC72]" office:value-type="float" office:value="9.8" calcext:value-type="float">
            <text:p>9,8</text:p>
          </table:table-cell>
          <table:table-cell table:formula="of:=IF([.E$5]=0;MAX(([.E$3]*1+[.E$4]*0)/[.E$6];[.E$8]);[.E$5])" office:value-type="float" office:value="1" calcext:value-type="float">
            <text:p>1</text:p>
          </table:table-cell>
          <table:table-cell table:formula="of:=IF([.F$5]=0;MAX(([.F$3]*1+[.F$4]*0)/[.F$6];[.F$8]);[.F$5])" office:value-type="float" office:value="1" calcext:value-type="float">
            <text:p>1</text:p>
          </table:table-cell>
          <table:table-cell table:formula="of:=IF([.G$5]=0;MAX(([.G$3]*1+[.G$4]*0)/[.G$6];[.G$8]);[.G$5])" office:value-type="float" office:value="1" calcext:value-type="float">
            <text:p>1</text:p>
          </table:table-cell>
          <table:table-cell table:formula="of:=IF([.H$5]=0;MAX(([.H$3]*1+[.H$4]*0)/[.H$6];[.H$8]);[.H$5])" office:value-type="float" office:value="1" calcext:value-type="float">
            <text:p>1</text:p>
          </table:table-cell>
          <table:table-cell table:formula="of:=IF([.I$5]=0;MAX(([.I$3]*1+[.I$4]*0)/[.I$6];[.I$8]);[.I$5])" office:value-type="float" office:value="1" calcext:value-type="float">
            <text:p>1</text:p>
          </table:table-cell>
          <table:table-cell table:formula="of:=IF([.J$5]=0;MAX(([.J$3]*0+[.J$4]*1)/[.J$6];[.J$8]);[.J$5])" office:value-type="float" office:value="-0.5" calcext:value-type="float">
            <text:p>-0,5</text:p>
          </table:table-cell>
          <table:table-cell table:formula="of:=IF([.K$5]=0;MAX(([.K$3]*1+[.K$4]*0)/[.K$6];[.K$8]);[.K$5])" office:value-type="float" office:value="1" calcext:value-type="float">
            <text:p>1</text:p>
          </table:table-cell>
          <table:table-cell table:formula="of:=IF([.L$5]=0;MAX(([.L$3]*1+[.L$4]*0)/[.L$6];[.L$8]);[.L$5])" office:value-type="float" office:value="1" calcext:value-type="float">
            <text:p>1</text:p>
          </table:table-cell>
          <table:table-cell table:formula="of:=IF([.M$5]=0;MAX(([.M$3]*0+[.M$4]*1)/[.M$6];[.M$8]);[.M$5])" office:value-type="float" office:value="-0.5" calcext:value-type="float">
            <text:p>-0,5</text:p>
          </table:table-cell>
          <table:table-cell table:formula="of:=IF([.N$5]=0;MAX(([.N$3]*0+[.N$4]*1)/[.N$6];[.N$8]);[.N$5])" office:value-type="float" office:value="-0.5" calcext:value-type="float">
            <text:p>-0,5</text:p>
          </table:table-cell>
          <table:table-cell table:formula="of:=IF([.O$5]=0;MAX(([.O$3]*1+[.O$4]*0)/[.O$6];[.O$8]);[.O$5])" office:value-type="float" office:value="1" calcext:value-type="float">
            <text:p>1</text:p>
          </table:table-cell>
          <table:table-cell table:formula="of:=IF([.P$5]=0;MAX(([.P$3]*0+[.P$4]*1)/[.P$6];[.P$8]);[.P$5])" office:value-type="float" office:value="-0.5" calcext:value-type="float">
            <text:p>-0,5</text:p>
          </table:table-cell>
          <table:table-cell table:formula="of:=IF([.Q$5]=0;MAX(([.Q$3]*1+[.Q$4]*0)/[.Q$6];[.Q$8]);[.Q$5])" office:value-type="float" office:value="1" calcext:value-type="float">
            <text:p>1</text:p>
          </table:table-cell>
          <table:table-cell table:formula="of:=IF([.R$5]=0;MAX(([.R$3]*1+[.R$4]*0)/[.R$6];[.R$8]);[.R$5])" office:value-type="float" office:value="1" calcext:value-type="float">
            <text:p>1</text:p>
          </table:table-cell>
          <table:table-cell table:formula="of:=IF([.S$5]=0;MAX(([.S$3]*1+[.S$4]*0)/[.S$6];[.S$8]);[.S$5])" office:value-type="float" office:value="1" calcext:value-type="float">
            <text:p>1</text:p>
          </table:table-cell>
          <table:table-cell table:formula="of:=IF([.T$5]=0;MAX(([.T$3]*0+[.T$4]*1)/[.T$6];[.T$8]);[.T$5])" office:value-type="float" office:value="-0.5" calcext:value-type="float">
            <text:p>-0,5</text:p>
          </table:table-cell>
          <table:table-cell table:formula="of:=IF([.U$5]=0;MAX(([.U$3]*1+[.U$4]*0)/[.U$6];[.U$8]);[.U$5])" office:value-type="float" office:value="1" calcext:value-type="float">
            <text:p>1</text:p>
          </table:table-cell>
          <table:table-cell table:formula="of:=IF([.V$5]=0;MAX(([.V$3]*1+[.V$4]*0)/[.V$6];[.V$8]);[.V$5])" office:value-type="float" office:value="1" calcext:value-type="float">
            <text:p>1</text:p>
          </table:table-cell>
          <table:table-cell table:formula="of:=IF([.W$5]=0;MAX(([.W$3]*0+[.W$4]*1)/[.W$6];[.W$8]);[.W$5])" office:value-type="float" office:value="-0.5" calcext:value-type="float">
            <text:p>-0,5</text:p>
          </table:table-cell>
          <table:table-cell table:formula="of:=IF([.X$5]=0;MAX(([.X$3]*1+[.X$4]*0)/[.X$6];[.X$8]);[.X$5])" office:value-type="float" office:value="1" calcext:value-type="float">
            <text:p>1</text:p>
          </table:table-cell>
          <table:table-cell table:formula="of:=IF([.Y$5]=0;MAX(([.Y$3]*0+[.Y$4]*1)/[.Y$6];[.Y$8]);[.Y$5])" office:value-type="float" office:value="-0.5" calcext:value-type="float">
            <text:p>-0,5</text:p>
          </table:table-cell>
          <table:table-cell table:formula="of:=IF([.Z$5]=0;MAX(([.Z$3]*0+[.Z$4]*1)/[.Z$6];[.Z$8]);[.Z$5])" office:value-type="float" office:value="-0.5" calcext:value-type="float">
            <text:p>-0,5</text:p>
          </table:table-cell>
          <table:table-cell table:formula="of:=IF([.AA$5]=0;MAX(([.AA$3]*1+[.AA$4]*0)/[.AA$6];[.AA$8]);[.AA$5])" office:value-type="float" office:value="1" calcext:value-type="float">
            <text:p>1</text:p>
          </table:table-cell>
          <table:table-cell table:formula="of:=IF([.AB$5]=0;MAX(([.AB$3]*1+[.AB$4]*0)/[.AB$6];[.AB$8]);[.AB$5])" office:value-type="float" office:value="1" calcext:value-type="float">
            <text:p>1</text:p>
          </table:table-cell>
          <table:table-cell table:formula="of:=IF([.AC$5]=0;MAX(([.AC$3]*1+[.AC$4]*0)/[.AC$6];[.AC$8]);[.AC$5])" office:value-type="float" office:value="1" calcext:value-type="float">
            <text:p>1</text:p>
          </table:table-cell>
          <table:table-cell table:formula="of:=IF([.AD$5]=0;MAX(([.AD$3]*1+[.AD$4]*0)/[.AD$6];[.AD$8]);[.AD$5])" office:value-type="float" office:value="1" calcext:value-type="float">
            <text:p>1</text:p>
          </table:table-cell>
          <table:table-cell table:formula="of:=IF([.AE$5]=0;MAX(([.AE$3]*1+[.AE$4]*0)/[.AE$6];[.AE$8]);[.AE$5])" office:value-type="float" office:value="1" calcext:value-type="float">
            <text:p>1</text:p>
          </table:table-cell>
          <table:table-cell table:formula="of:=IF([.AF$5]=0;MAX(([.AF$3]*1+[.AF$4]*0)/[.AF$6];[.AF$8]);[.AF$5])" office:value-type="float" office:value="1" calcext:value-type="float">
            <text:p>1</text:p>
          </table:table-cell>
          <table:table-cell table:formula="of:=IF([.AG$5]=0;MAX(([.AG$3]*1+[.AG$4]*0)/[.AG$6];[.AG$8]);[.AG$5])" office:value-type="float" office:value="1" calcext:value-type="float">
            <text:p>1</text:p>
          </table:table-cell>
          <table:table-cell table:formula="of:=IF([.AH$5]=0;MAX(([.AH$3]*0+[.AH$4]*1)/[.AH$6];[.AH$8]);[.AH$5])" office:value-type="float" office:value="-0.5" calcext:value-type="float">
            <text:p>-0,5</text:p>
          </table:table-cell>
          <table:table-cell table:formula="of:=IF([.AI$5]=0;MAX(([.AI$3]*0+[.AI$4]*1)/[.AI$6];[.AI$8]);[.AI$5])" office:value-type="float" office:value="-0.5" calcext:value-type="float">
            <text:p>-0,5</text:p>
          </table:table-cell>
          <table:table-cell table:formula="of:=IF([.AJ$5]=0;MAX(([.AJ$3]*1+[.AJ$4]*0)/[.AJ$6];[.AJ$8]);[.AJ$5])" office:value-type="float" office:value="1" calcext:value-type="float">
            <text:p>1</text:p>
          </table:table-cell>
          <table:table-cell table:formula="of:=IF([.AK$5]=0;MAX(([.AK$3]*0+[.AK$4]*1)/[.AK$6];[.AK$8]);[.AK$5])" office:value-type="float" office:value="-0.5" calcext:value-type="float">
            <text:p>-0,5</text:p>
          </table:table-cell>
          <table:table-cell table:formula="of:=IF([.AL$5]=0;MAX(([.AL$3]*0+[.AL$4]*1)/[.AL$6];[.AL$8]);[.AL$5])" office:value-type="float" office:value="-0.5" calcext:value-type="float">
            <text:p>-0,5</text:p>
          </table:table-cell>
          <table:table-cell table:formula="of:=IF([.AM$5]=0;MAX(([.AM$3]*1+[.AM$4]*0)/[.AM$6];[.AM$8]);[.AM$5])" office:value-type="float" office:value="1" calcext:value-type="float">
            <text:p>1</text:p>
          </table:table-cell>
          <table:table-cell table:formula="of:=IF([.AN$5]=0;MAX(([.AN$3]*0+[.AN$4]*1)/[.AN$6];[.AN$8]);[.AN$5])" office:value-type="float" office:value="-0.5" calcext:value-type="float">
            <text:p>-0,5</text:p>
          </table:table-cell>
          <table:table-cell table:formula="of:=IF([.AO$5]=0;MAX(([.AO$3]*1+[.AO$4]*0)/[.AO$6];[.AO$8]);[.AO$5])" office:value-type="float" office:value="1" calcext:value-type="float">
            <text:p>1</text:p>
          </table:table-cell>
          <table:table-cell table:formula="of:=IF([.AP$5]=0;MAX(([.AP$3]*1+[.AP$4]*0)/[.AP$6];[.AP$8]);[.AP$5])" office:value-type="float" office:value="1" calcext:value-type="float">
            <text:p>1</text:p>
          </table:table-cell>
          <table:table-cell table:formula="of:=IF([.AQ$5]=0;MAX(([.AQ$3]*1+[.AQ$4]*0)/[.AQ$6];[.AQ$8]);[.AQ$5])" office:value-type="float" office:value="1" calcext:value-type="float">
            <text:p>1</text:p>
          </table:table-cell>
          <table:table-cell table:formula="of:=IF([.AR$5]=0;MAX(([.AR$3]*0+[.AR$4]*1)/[.AR$6];[.AR$8]);[.AR$5])" office:value-type="float" office:value="-0.5" calcext:value-type="float">
            <text:p>-0,5</text:p>
          </table:table-cell>
          <table:table-cell table:formula="of:=IF([.AS$5]=0;MAX(([.AS$3]*1+[.AS$4]*0)/[.AS$6];[.AS$8]);[.AS$5])" office:value-type="float" office:value="1" calcext:value-type="float">
            <text:p>1</text:p>
          </table:table-cell>
          <table:table-cell table:formula="of:=IF([.AT$5]=0;MAX(([.AT$3]*1+[.AT$4]*0)/[.AT$6];[.AT$8]);[.AT$5])" office:value-type="float" office:value="1" calcext:value-type="float">
            <text:p>1</text:p>
          </table:table-cell>
          <table:table-cell table:formula="of:=IF([.AU$5]=0;MAX(([.AU$3]*1+[.AU$4]*0)/[.AU$6];[.AU$8]);[.AU$5])" office:value-type="float" office:value="1" calcext:value-type="float">
            <text:p>1</text:p>
          </table:table-cell>
          <table:table-cell table:formula="of:=IF([.AV$5]=0;MAX(([.AV$3]*0+[.AV$4]*1)/[.AV$6];[.AV$8]);[.AV$5])" office:value-type="float" office:value="-0.5" calcext:value-type="float">
            <text:p>-0,5</text:p>
          </table:table-cell>
          <table:table-cell table:formula="of:=IF([.AW$5]=0;MAX(([.AW$3]*1+[.AW$4]*0)/[.AW$6];[.AW$8]);[.AW$5])" office:value-type="float" office:value="1" calcext:value-type="float">
            <text:p>1</text:p>
          </table:table-cell>
          <table:table-cell table:formula="of:=IF([.AX$5]=0;MAX(([.AX$3]*1+[.AX$4]*0)/[.AX$6];[.AX$8]);[.AX$5])" office:value-type="float" office:value="1" calcext:value-type="float">
            <text:p>1</text:p>
          </table:table-cell>
          <table:table-cell table:formula="of:=IF([.AY$5]=0;MAX(([.AY$3]*0+[.AY$4]*1)/[.AY$6];[.AY$8]);[.AY$5])" office:value-type="float" office:value="-0.5" calcext:value-type="float">
            <text:p>-0,5</text:p>
          </table:table-cell>
          <table:table-cell table:formula="of:=IF([.AZ$5]=0;MAX(([.AZ$3]*1+[.AZ$4]*0)/[.AZ$6];[.AZ$8]);[.AZ$5])" office:value-type="float" office:value="1" calcext:value-type="float">
            <text:p>1</text:p>
          </table:table-cell>
          <table:table-cell table:formula="of:=IF([.BA$5]=0;MAX(([.BA$3]*0+[.BA$4]*1)/[.BA$6];[.BA$8]);[.BA$5])" office:value-type="float" office:value="-0.5" calcext:value-type="float">
            <text:p>-0,5</text:p>
          </table:table-cell>
          <table:table-cell table:formula="of:=IF([.BB$5]=0;MAX(([.BB$3]*1+[.BB$4]*0)/[.BB$6];[.BB$8]);[.BB$5])" office:value-type="float" office:value="1" calcext:value-type="float">
            <text:p>1</text:p>
          </table:table-cell>
          <table:table-cell table:formula="of:=[.BC$62]*SUMPRODUCT([.$E$2:.$BB$2];[.$E72:.$BB72])/[.$BC$3]" office:value-type="float" office:value="9.8" calcext:value-type="float">
            <text:p>9,8</text:p>
          </table:table-cell>
          <table:table-cell table:formula="of:=MAX(0;ROUNDUP([.$BC72]/[.$BD$2])*[.$BD$2])" office:value-type="float" office:value="9.8" calcext:value-type="float">
            <text:p>9,8</text:p>
          </table:table-cell>
          <table:table-cell table:formula="of:=RANK([.BD72];[.BD$63:.BD$111])" office:value-type="float" office:value="37" calcext:value-type="float">
            <text:p>37</text:p>
          </table:table-cell>
          <table:table-cell table:number-columns-repeated="2"/>
          <table:table-cell table:number-columns-repeated="5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table:number-columns-repeated="7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table:number-columns-repeated="3" office:value-type="string" calcext:value-type="string">
            <text:p>R2</text:p>
          </table:table-cell>
          <table:table-cell table:number-columns-repeated="5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3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table:number-columns-repeated="6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TRIMINTIN</text:p>
          </table:table-cell>
          <table:table-cell office:value-type="string" calcext:value-type="string">
            <text:p>Axel</text:p>
          </table:table-cell>
          <table:table-cell office:value-type="string" calcext:value-type="string">
            <text:p>f10043</text:p>
          </table:table-cell>
          <table:table-cell table:formula="of:=[.$BC73]" office:value-type="float" office:value="11.2" calcext:value-type="float">
            <text:p>11,2</text:p>
          </table:table-cell>
          <table:table-cell table:formula="of:=IF([.E$5]=0;MAX(([.E$3]*1+[.E$4]*0)/[.E$6];[.E$8]);[.E$5])" office:value-type="float" office:value="1" calcext:value-type="float">
            <text:p>1</text:p>
          </table:table-cell>
          <table:table-cell table:formula="of:=IF([.F$5]=0;MAX(([.F$3]*1+[.F$4]*0)/[.F$6];[.F$8]);[.F$5])" office:value-type="float" office:value="1" calcext:value-type="float">
            <text:p>1</text:p>
          </table:table-cell>
          <table:table-cell table:formula="of:=IF([.G$5]=0;MAX(([.G$3]*0+[.G$4]*1)/[.G$6];[.G$8]);[.G$5])" office:value-type="float" office:value="-0.5" calcext:value-type="float">
            <text:p>-0,5</text:p>
          </table:table-cell>
          <table:table-cell table:formula="of:=IF([.H$5]=0;MAX(([.H$3]*1+[.H$4]*0)/[.H$6];[.H$8]);[.H$5])" office:value-type="float" office:value="1" calcext:value-type="float">
            <text:p>1</text:p>
          </table:table-cell>
          <table:table-cell table:formula="of:=IF([.I$5]=0;MAX(([.I$3]*1+[.I$4]*0)/[.I$6];[.I$8]);[.I$5])" office:value-type="float" office:value="1" calcext:value-type="float">
            <text:p>1</text:p>
          </table:table-cell>
          <table:table-cell table:formula="of:=IF([.J$5]=0;MAX(([.J$3]*1+[.J$4]*0)/[.J$6];[.J$8]);[.J$5])" office:value-type="float" office:value="1" calcext:value-type="float">
            <text:p>1</text:p>
          </table:table-cell>
          <table:table-cell table:formula="of:=IF([.K$5]=0;MAX(([.K$3]*0+[.K$4]*0)/[.K$6];[.K$8]);[.K$5])" office:value-type="float" office:value="0" calcext:value-type="float">
            <text:p>0</text:p>
          </table:table-cell>
          <table:table-cell table:formula="of:=IF([.L$5]=0;MAX(([.L$3]*1+[.L$4]*0)/[.L$6];[.L$8]);[.L$5])" office:value-type="float" office:value="1" calcext:value-type="float">
            <text:p>1</text:p>
          </table:table-cell>
          <table:table-cell table:formula="of:=IF([.M$5]=0;MAX(([.M$3]*0+[.M$4]*0)/[.M$6];[.M$8]);[.M$5])" office:value-type="float" office:value="0" calcext:value-type="float">
            <text:p>0</text:p>
          </table:table-cell>
          <table:table-cell table:formula="of:=IF([.N$5]=0;MAX(([.N$3]*0+[.N$4]*1)/[.N$6];[.N$8]);[.N$5])" office:value-type="float" office:value="-0.5" calcext:value-type="float">
            <text:p>-0,5</text:p>
          </table:table-cell>
          <table:table-cell table:formula="of:=IF([.O$5]=0;MAX(([.O$3]*0+[.O$4]*0)/[.O$6];[.O$8]);[.O$5])" office:value-type="float" office:value="0" calcext:value-type="float">
            <text:p>0</text:p>
          </table:table-cell>
          <table:table-cell table:formula="of:=IF([.P$5]=0;MAX(([.P$3]*1+[.P$4]*0)/[.P$6];[.P$8]);[.P$5])" office:value-type="float" office:value="1" calcext:value-type="float">
            <text:p>1</text:p>
          </table:table-cell>
          <table:table-cell table:formula="of:=IF([.Q$5]=0;MAX(([.Q$3]*1+[.Q$4]*0)/[.Q$6];[.Q$8]);[.Q$5])" office:value-type="float" office:value="1" calcext:value-type="float">
            <text:p>1</text:p>
          </table:table-cell>
          <table:table-cell table:formula="of:=IF([.R$5]=0;MAX(([.R$3]*1+[.R$4]*0)/[.R$6];[.R$8]);[.R$5])" office:value-type="float" office:value="1" calcext:value-type="float">
            <text:p>1</text:p>
          </table:table-cell>
          <table:table-cell table:formula="of:=IF([.S$5]=0;MAX(([.S$3]*0+[.S$4]*1)/[.S$6];[.S$8]);[.S$5])" office:value-type="float" office:value="-0.5" calcext:value-type="float">
            <text:p>-0,5</text:p>
          </table:table-cell>
          <table:table-cell table:formula="of:=IF([.T$5]=0;MAX(([.T$3]*1+[.T$4]*0)/[.T$6];[.T$8]);[.T$5])" office:value-type="float" office:value="1" calcext:value-type="float">
            <text:p>1</text:p>
          </table:table-cell>
          <table:table-cell table:formula="of:=IF([.U$5]=0;MAX(([.U$3]*1+[.U$4]*0)/[.U$6];[.U$8]);[.U$5])" office:value-type="float" office:value="1" calcext:value-type="float">
            <text:p>1</text:p>
          </table:table-cell>
          <table:table-cell table:formula="of:=IF([.V$5]=0;MAX(([.V$3]*0+[.V$4]*0)/[.V$6];[.V$8]);[.V$5])" office:value-type="float" office:value="0" calcext:value-type="float">
            <text:p>0</text:p>
          </table:table-cell>
          <table:table-cell table:formula="of:=IF([.W$5]=0;MAX(([.W$3]*1+[.W$4]*0)/[.W$6];[.W$8]);[.W$5])" office:value-type="float" office:value="1" calcext:value-type="float">
            <text:p>1</text:p>
          </table:table-cell>
          <table:table-cell table:formula="of:=IF([.X$5]=0;MAX(([.X$3]*0+[.X$4]*1)/[.X$6];[.X$8]);[.X$5])" office:value-type="float" office:value="-0.5" calcext:value-type="float">
            <text:p>-0,5</text:p>
          </table:table-cell>
          <table:table-cell table:formula="of:=IF([.Y$5]=0;MAX(([.Y$3]*1+[.Y$4]*0)/[.Y$6];[.Y$8]);[.Y$5])" office:value-type="float" office:value="1" calcext:value-type="float">
            <text:p>1</text:p>
          </table:table-cell>
          <table:table-cell table:formula="of:=IF([.Z$5]=0;MAX(([.Z$3]*0+[.Z$4]*0)/[.Z$6];[.Z$8]);[.Z$5])" office:value-type="float" office:value="0" calcext:value-type="float">
            <text:p>0</text:p>
          </table:table-cell>
          <table:table-cell table:formula="of:=IF([.AA$5]=0;MAX(([.AA$3]*0+[.AA$4]*0)/[.AA$6];[.AA$8]);[.AA$5])" office:value-type="float" office:value="0" calcext:value-type="float">
            <text:p>0</text:p>
          </table:table-cell>
          <table:table-cell table:formula="of:=IF([.AB$5]=0;MAX(([.AB$3]*0+[.AB$4]*0)/[.AB$6];[.AB$8]);[.AB$5])" office:value-type="float" office:value="0" calcext:value-type="float">
            <text:p>0</text:p>
          </table:table-cell>
          <table:table-cell table:formula="of:=IF([.AC$5]=0;MAX(([.AC$3]*0+[.AC$4]*0)/[.AC$6];[.AC$8]);[.AC$5])" office:value-type="float" office:value="0" calcext:value-type="float">
            <text:p>0</text:p>
          </table:table-cell>
          <table:table-cell table:formula="of:=IF([.AD$5]=0;MAX(([.AD$3]*1+[.AD$4]*0)/[.AD$6];[.AD$8]);[.AD$5])" office:value-type="float" office:value="1" calcext:value-type="float">
            <text:p>1</text:p>
          </table:table-cell>
          <table:table-cell table:formula="of:=IF([.AE$5]=0;MAX(([.AE$3]*1+[.AE$4]*0)/[.AE$6];[.AE$8]);[.AE$5])" office:value-type="float" office:value="1" calcext:value-type="float">
            <text:p>1</text:p>
          </table:table-cell>
          <table:table-cell table:formula="of:=IF([.AF$5]=0;MAX(([.AF$3]*1+[.AF$4]*0)/[.AF$6];[.AF$8]);[.AF$5])" office:value-type="float" office:value="1" calcext:value-type="float">
            <text:p>1</text:p>
          </table:table-cell>
          <table:table-cell table:formula="of:=IF([.AG$5]=0;MAX(([.AG$3]*1+[.AG$4]*0)/[.AG$6];[.AG$8]);[.AG$5])" office:value-type="float" office:value="1" calcext:value-type="float">
            <text:p>1</text:p>
          </table:table-cell>
          <table:table-cell table:formula="of:=IF([.AH$5]=0;MAX(([.AH$3]*1+[.AH$4]*0)/[.AH$6];[.AH$8]);[.AH$5])" office:value-type="float" office:value="1" calcext:value-type="float">
            <text:p>1</text:p>
          </table:table-cell>
          <table:table-cell table:formula="of:=IF([.AI$5]=0;MAX(([.AI$3]*1+[.AI$4]*0)/[.AI$6];[.AI$8]);[.AI$5])" office:value-type="float" office:value="1" calcext:value-type="float">
            <text:p>1</text:p>
          </table:table-cell>
          <table:table-cell table:formula="of:=IF([.AJ$5]=0;MAX(([.AJ$3]*1+[.AJ$4]*0)/[.AJ$6];[.AJ$8]);[.AJ$5])" office:value-type="float" office:value="1" calcext:value-type="float">
            <text:p>1</text:p>
          </table:table-cell>
          <table:table-cell table:formula="of:=IF([.AK$5]=0;MAX(([.AK$3]*0+[.AK$4]*0)/[.AK$6];[.AK$8]);[.AK$5])" office:value-type="float" office:value="0" calcext:value-type="float">
            <text:p>0</text:p>
          </table:table-cell>
          <table:table-cell table:formula="of:=IF([.AL$5]=0;MAX(([.AL$3]*0+[.AL$4]*0)/[.AL$6];[.AL$8]);[.AL$5])" office:value-type="float" office:value="0" calcext:value-type="float">
            <text:p>0</text:p>
          </table:table-cell>
          <table:table-cell table:formula="of:=IF([.AM$5]=0;MAX(([.AM$3]*0+[.AM$4]*0)/[.AM$6];[.AM$8]);[.AM$5])" office:value-type="float" office:value="0" calcext:value-type="float">
            <text:p>0</text:p>
          </table:table-cell>
          <table:table-cell table:formula="of:=IF([.AN$5]=0;MAX(([.AN$3]*1+[.AN$4]*0)/[.AN$6];[.AN$8]);[.AN$5])" office:value-type="float" office:value="1" calcext:value-type="float">
            <text:p>1</text:p>
          </table:table-cell>
          <table:table-cell table:formula="of:=IF([.AO$5]=0;MAX(([.AO$3]*1+[.AO$4]*0)/[.AO$6];[.AO$8]);[.AO$5])" office:value-type="float" office:value="1" calcext:value-type="float">
            <text:p>1</text:p>
          </table:table-cell>
          <table:table-cell table:formula="of:=IF([.AP$5]=0;MAX(([.AP$3]*1+[.AP$4]*0)/[.AP$6];[.AP$8]);[.AP$5])" office:value-type="float" office:value="1" calcext:value-type="float">
            <text:p>1</text:p>
          </table:table-cell>
          <table:table-cell table:formula="of:=IF([.AQ$5]=0;MAX(([.AQ$3]*1+[.AQ$4]*0)/[.AQ$6];[.AQ$8]);[.AQ$5])" office:value-type="float" office:value="1" calcext:value-type="float">
            <text:p>1</text:p>
          </table:table-cell>
          <table:table-cell table:formula="of:=IF([.AR$5]=0;MAX(([.AR$3]*1+[.AR$4]*0)/[.AR$6];[.AR$8]);[.AR$5])" office:value-type="float" office:value="1" calcext:value-type="float">
            <text:p>1</text:p>
          </table:table-cell>
          <table:table-cell table:formula="of:=IF([.AS$5]=0;MAX(([.AS$3]*1+[.AS$4]*0)/[.AS$6];[.AS$8]);[.AS$5])" office:value-type="float" office:value="1" calcext:value-type="float">
            <text:p>1</text:p>
          </table:table-cell>
          <table:table-cell table:formula="of:=IF([.AT$5]=0;MAX(([.AT$3]*1+[.AT$4]*0)/[.AT$6];[.AT$8]);[.AT$5])" office:value-type="float" office:value="1" calcext:value-type="float">
            <text:p>1</text:p>
          </table:table-cell>
          <table:table-cell table:formula="of:=IF([.AU$5]=0;MAX(([.AU$3]*1+[.AU$4]*0)/[.AU$6];[.AU$8]);[.AU$5])" office:value-type="float" office:value="1" calcext:value-type="float">
            <text:p>1</text:p>
          </table:table-cell>
          <table:table-cell table:formula="of:=IF([.AV$5]=0;MAX(([.AV$3]*0+[.AV$4]*0)/[.AV$6];[.AV$8]);[.AV$5])" office:value-type="float" office:value="0" calcext:value-type="float">
            <text:p>0</text:p>
          </table:table-cell>
          <table:table-cell table:formula="of:=IF([.AW$5]=0;MAX(([.AW$3]*1+[.AW$4]*0)/[.AW$6];[.AW$8]);[.AW$5])" office:value-type="float" office:value="1" calcext:value-type="float">
            <text:p>1</text:p>
          </table:table-cell>
          <table:table-cell table:formula="of:=IF([.AX$5]=0;MAX(([.AX$3]*0+[.AX$4]*0)/[.AX$6];[.AX$8]);[.AX$5])" office:value-type="float" office:value="0" calcext:value-type="float">
            <text:p>0</text:p>
          </table:table-cell>
          <table:table-cell table:formula="of:=IF([.AY$5]=0;MAX(([.AY$3]*0+[.AY$4]*1)/[.AY$6];[.AY$8]);[.AY$5])" office:value-type="float" office:value="-0.5" calcext:value-type="float">
            <text:p>-0,5</text:p>
          </table:table-cell>
          <table:table-cell table:formula="of:=IF([.AZ$5]=0;MAX(([.AZ$3]*1+[.AZ$4]*0)/[.AZ$6];[.AZ$8]);[.AZ$5])" office:value-type="float" office:value="1" calcext:value-type="float">
            <text:p>1</text:p>
          </table:table-cell>
          <table:table-cell table:formula="of:=IF([.BA$5]=0;MAX(([.BA$3]*1+[.BA$4]*0)/[.BA$6];[.BA$8]);[.BA$5])" office:value-type="float" office:value="1" calcext:value-type="float">
            <text:p>1</text:p>
          </table:table-cell>
          <table:table-cell table:formula="of:=IF([.BB$5]=0;MAX(([.BB$3]*0+[.BB$4]*1)/[.BB$6];[.BB$8]);[.BB$5])" office:value-type="float" office:value="-0.5" calcext:value-type="float">
            <text:p>-0,5</text:p>
          </table:table-cell>
          <table:table-cell table:formula="of:=[.BC$62]*SUMPRODUCT([.$E$2:.$BB$2];[.$E73:.$BB73])/[.$BC$3]" office:value-type="float" office:value="11.2" calcext:value-type="float">
            <text:p>11,2</text:p>
          </table:table-cell>
          <table:table-cell table:formula="of:=MAX(0;ROUNDUP([.$BC73]/[.$BD$2])*[.$BD$2])" office:value-type="float" office:value="11.2" calcext:value-type="float">
            <text:p>11,2</text:p>
          </table:table-cell>
          <table:table-cell table:formula="of:=RANK([.BD73];[.BD$63:.BD$111])" office:value-type="float" office:value="28" calcext:value-type="float">
            <text:p>28</text:p>
          </table:table-cell>
          <table:table-cell table:number-columns-repeated="2"/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3" office:value-type="string" calcext:value-type="string">
            <text:p>R1</text:p>
          </table:table-cell>
          <table:table-cell/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/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table:number-columns-repeated="4"/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3"/>
          <table:table-cell table:number-columns-repeated="3" office:value-type="string" calcext:value-type="string">
            <text:p>R1</text:p>
          </table:table-cell>
          <table:table-cell table:number-columns-repeated="4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1</text:p>
          </table:table-cell>
          <table:table-cell/>
          <table:table-cell table:number-columns-repeated="3" office:value-type="string" calcext:value-type="string">
            <text:p>R1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COMBETTE</text:p>
          </table:table-cell>
          <table:table-cell office:value-type="string" calcext:value-type="string">
            <text:p>Edgar</text:p>
          </table:table-cell>
          <table:table-cell office:value-type="string" calcext:value-type="string">
            <text:p>f10014</text:p>
          </table:table-cell>
          <table:table-cell table:formula="of:=[.$BC74]" office:value-type="float" office:value="8.2" calcext:value-type="float">
            <text:p>8,2</text:p>
          </table:table-cell>
          <table:table-cell table:formula="of:=IF([.E$5]=0;MAX(([.E$3]*1+[.E$4]*0)/[.E$6];[.E$8]);[.E$5])" office:value-type="float" office:value="1" calcext:value-type="float">
            <text:p>1</text:p>
          </table:table-cell>
          <table:table-cell table:formula="of:=IF([.F$5]=0;MAX(([.F$3]*1+[.F$4]*0)/[.F$6];[.F$8]);[.F$5])" office:value-type="float" office:value="1" calcext:value-type="float">
            <text:p>1</text:p>
          </table:table-cell>
          <table:table-cell table:formula="of:=IF([.G$5]=0;MAX(([.G$3]*0+[.G$4]*1)/[.G$6];[.G$8]);[.G$5])" office:value-type="float" office:value="-0.5" calcext:value-type="float">
            <text:p>-0,5</text:p>
          </table:table-cell>
          <table:table-cell table:formula="of:=IF([.H$5]=0;MAX(([.H$3]*1+[.H$4]*0)/[.H$6];[.H$8]);[.H$5])" office:value-type="float" office:value="1" calcext:value-type="float">
            <text:p>1</text:p>
          </table:table-cell>
          <table:table-cell table:formula="of:=IF([.I$5]=0;MAX(([.I$3]*1+[.I$4]*0)/[.I$6];[.I$8]);[.I$5])" office:value-type="float" office:value="1" calcext:value-type="float">
            <text:p>1</text:p>
          </table:table-cell>
          <table:table-cell table:formula="of:=IF([.J$5]=0;MAX(([.J$3]*1+[.J$4]*0)/[.J$6];[.J$8]);[.J$5])" office:value-type="float" office:value="1" calcext:value-type="float">
            <text:p>1</text:p>
          </table:table-cell>
          <table:table-cell table:formula="of:=IF([.K$5]=0;MAX(([.K$3]*0+[.K$4]*0)/[.K$6];[.K$8]);[.K$5])" office:value-type="float" office:value="0" calcext:value-type="float">
            <text:p>0</text:p>
          </table:table-cell>
          <table:table-cell table:formula="of:=IF([.L$5]=0;MAX(([.L$3]*0+[.L$4]*0)/[.L$6];[.L$8]);[.L$5])" office:value-type="float" office:value="0" calcext:value-type="float">
            <text:p>0</text:p>
          </table:table-cell>
          <table:table-cell table:formula="of:=IF([.M$5]=0;MAX(([.M$3]*1+[.M$4]*0)/[.M$6];[.M$8]);[.M$5])" office:value-type="float" office:value="1" calcext:value-type="float">
            <text:p>1</text:p>
          </table:table-cell>
          <table:table-cell table:formula="of:=IF([.N$5]=0;MAX(([.N$3]*0+[.N$4]*0)/[.N$6];[.N$8]);[.N$5])" office:value-type="float" office:value="0" calcext:value-type="float">
            <text:p>0</text:p>
          </table:table-cell>
          <table:table-cell table:formula="of:=IF([.O$5]=0;MAX(([.O$3]*0+[.O$4]*0)/[.O$6];[.O$8]);[.O$5])" office:value-type="float" office:value="0" calcext:value-type="float">
            <text:p>0</text:p>
          </table:table-cell>
          <table:table-cell table:formula="of:=IF([.P$5]=0;MAX(([.P$3]*1+[.P$4]*0)/[.P$6];[.P$8]);[.P$5])" office:value-type="float" office:value="1" calcext:value-type="float">
            <text:p>1</text:p>
          </table:table-cell>
          <table:table-cell table:formula="of:=IF([.Q$5]=0;MAX(([.Q$3]*1+[.Q$4]*0)/[.Q$6];[.Q$8]);[.Q$5])" office:value-type="float" office:value="1" calcext:value-type="float">
            <text:p>1</text:p>
          </table:table-cell>
          <table:table-cell table:formula="of:=IF([.R$5]=0;MAX(([.R$3]*1+[.R$4]*0)/[.R$6];[.R$8]);[.R$5])" office:value-type="float" office:value="1" calcext:value-type="float">
            <text:p>1</text:p>
          </table:table-cell>
          <table:table-cell table:formula="of:=IF([.S$5]=0;MAX(([.S$3]*0+[.S$4]*1)/[.S$6];[.S$8]);[.S$5])" office:value-type="float" office:value="-0.5" calcext:value-type="float">
            <text:p>-0,5</text:p>
          </table:table-cell>
          <table:table-cell table:formula="of:=IF([.T$5]=0;MAX(([.T$3]*1+[.T$4]*0)/[.T$6];[.T$8]);[.T$5])" office:value-type="float" office:value="1" calcext:value-type="float">
            <text:p>1</text:p>
          </table:table-cell>
          <table:table-cell table:formula="of:=IF([.U$5]=0;MAX(([.U$3]*1+[.U$4]*0)/[.U$6];[.U$8]);[.U$5])" office:value-type="float" office:value="1" calcext:value-type="float">
            <text:p>1</text:p>
          </table:table-cell>
          <table:table-cell table:formula="of:=IF([.V$5]=0;MAX(([.V$3]*0+[.V$4]*0)/[.V$6];[.V$8]);[.V$5])" office:value-type="float" office:value="0" calcext:value-type="float">
            <text:p>0</text:p>
          </table:table-cell>
          <table:table-cell table:formula="of:=IF([.W$5]=0;MAX(([.W$3]*1+[.W$4]*0)/[.W$6];[.W$8]);[.W$5])" office:value-type="float" office:value="1" calcext:value-type="float">
            <text:p>1</text:p>
          </table:table-cell>
          <table:table-cell table:formula="of:=IF([.X$5]=0;MAX(([.X$3]*0+[.X$4]*0)/[.X$6];[.X$8]);[.X$5])" office:value-type="float" office:value="0" calcext:value-type="float">
            <text:p>0</text:p>
          </table:table-cell>
          <table:table-cell table:formula="of:=IF([.Y$5]=0;MAX(([.Y$3]*1+[.Y$4]*0)/[.Y$6];[.Y$8]);[.Y$5])" office:value-type="float" office:value="1" calcext:value-type="float">
            <text:p>1</text:p>
          </table:table-cell>
          <table:table-cell table:formula="of:=IF([.Z$5]=0;MAX(([.Z$3]*0+[.Z$4]*1)/[.Z$6];[.Z$8]);[.Z$5])" office:value-type="float" office:value="-0.5" calcext:value-type="float">
            <text:p>-0,5</text:p>
          </table:table-cell>
          <table:table-cell table:formula="of:=IF([.AA$5]=0;MAX(([.AA$3]*1+[.AA$4]*0)/[.AA$6];[.AA$8]);[.AA$5])" office:value-type="float" office:value="1" calcext:value-type="float">
            <text:p>1</text:p>
          </table:table-cell>
          <table:table-cell table:formula="of:=IF([.AB$5]=0;MAX(([.AB$3]*0+[.AB$4]*0)/[.AB$6];[.AB$8]);[.AB$5])" office:value-type="float" office:value="0" calcext:value-type="float">
            <text:p>0</text:p>
          </table:table-cell>
          <table:table-cell table:formula="of:=IF([.AC$5]=0;MAX(([.AC$3]*0+[.AC$4]*0)/[.AC$6];[.AC$8]);[.AC$5])" office:value-type="float" office:value="0" calcext:value-type="float">
            <text:p>0</text:p>
          </table:table-cell>
          <table:table-cell table:formula="of:=IF([.AD$5]=0;MAX(([.AD$3]*0+[.AD$4]*0)/[.AD$6];[.AD$8]);[.AD$5])" office:value-type="float" office:value="0" calcext:value-type="float">
            <text:p>0</text:p>
          </table:table-cell>
          <table:table-cell table:formula="of:=IF([.AE$5]=0;MAX(([.AE$3]*0+[.AE$4]*1)/[.AE$6];[.AE$8]);[.AE$5])" office:value-type="float" office:value="-0.5" calcext:value-type="float">
            <text:p>-0,5</text:p>
          </table:table-cell>
          <table:table-cell table:formula="of:=IF([.AF$5]=0;MAX(([.AF$3]*0+[.AF$4]*1)/[.AF$6];[.AF$8]);[.AF$5])" office:value-type="float" office:value="-0.5" calcext:value-type="float">
            <text:p>-0,5</text:p>
          </table:table-cell>
          <table:table-cell table:formula="of:=IF([.AG$5]=0;MAX(([.AG$3]*1+[.AG$4]*0)/[.AG$6];[.AG$8]);[.AG$5])" office:value-type="float" office:value="1" calcext:value-type="float">
            <text:p>1</text:p>
          </table:table-cell>
          <table:table-cell table:formula="of:=IF([.AH$5]=0;MAX(([.AH$3]*1+[.AH$4]*0)/[.AH$6];[.AH$8]);[.AH$5])" office:value-type="float" office:value="1" calcext:value-type="float">
            <text:p>1</text:p>
          </table:table-cell>
          <table:table-cell table:formula="of:=IF([.AI$5]=0;MAX(([.AI$3]*1+[.AI$4]*0)/[.AI$6];[.AI$8]);[.AI$5])" office:value-type="float" office:value="1" calcext:value-type="float">
            <text:p>1</text:p>
          </table:table-cell>
          <table:table-cell table:formula="of:=IF([.AJ$5]=0;MAX(([.AJ$3]*0+[.AJ$4]*0)/[.AJ$6];[.AJ$8]);[.AJ$5])" office:value-type="float" office:value="0" calcext:value-type="float">
            <text:p>0</text:p>
          </table:table-cell>
          <table:table-cell table:formula="of:=IF([.AK$5]=0;MAX(([.AK$3]*0+[.AK$4]*0)/[.AK$6];[.AK$8]);[.AK$5])" office:value-type="float" office:value="0" calcext:value-type="float">
            <text:p>0</text:p>
          </table:table-cell>
          <table:table-cell table:formula="of:=IF([.AL$5]=0;MAX(([.AL$3]*0+[.AL$4]*0)/[.AL$6];[.AL$8]);[.AL$5])" office:value-type="float" office:value="0" calcext:value-type="float">
            <text:p>0</text:p>
          </table:table-cell>
          <table:table-cell table:formula="of:=IF([.AM$5]=0;MAX(([.AM$3]*0+[.AM$4]*0)/[.AM$6];[.AM$8]);[.AM$5])" office:value-type="float" office:value="0" calcext:value-type="float">
            <text:p>0</text:p>
          </table:table-cell>
          <table:table-cell table:formula="of:=IF([.AN$5]=0;MAX(([.AN$3]*0+[.AN$4]*0)/[.AN$6];[.AN$8]);[.AN$5])" office:value-type="float" office:value="0" calcext:value-type="float">
            <text:p>0</text:p>
          </table:table-cell>
          <table:table-cell table:formula="of:=IF([.AO$5]=0;MAX(([.AO$3]*1+[.AO$4]*0)/[.AO$6];[.AO$8]);[.AO$5])" office:value-type="float" office:value="1" calcext:value-type="float">
            <text:p>1</text:p>
          </table:table-cell>
          <table:table-cell table:formula="of:=IF([.AP$5]=0;MAX(([.AP$3]*1+[.AP$4]*0)/[.AP$6];[.AP$8]);[.AP$5])" office:value-type="float" office:value="1" calcext:value-type="float">
            <text:p>1</text:p>
          </table:table-cell>
          <table:table-cell table:formula="of:=IF([.AQ$5]=0;MAX(([.AQ$3]*1+[.AQ$4]*0)/[.AQ$6];[.AQ$8]);[.AQ$5])" office:value-type="float" office:value="1" calcext:value-type="float">
            <text:p>1</text:p>
          </table:table-cell>
          <table:table-cell table:formula="of:=IF([.AR$5]=0;MAX(([.AR$3]*1+[.AR$4]*0)/[.AR$6];[.AR$8]);[.AR$5])" office:value-type="float" office:value="1" calcext:value-type="float">
            <text:p>1</text:p>
          </table:table-cell>
          <table:table-cell table:formula="of:=IF([.AS$5]=0;MAX(([.AS$3]*1+[.AS$4]*0)/[.AS$6];[.AS$8]);[.AS$5])" office:value-type="float" office:value="1" calcext:value-type="float">
            <text:p>1</text:p>
          </table:table-cell>
          <table:table-cell table:formula="of:=IF([.AT$5]=0;MAX(([.AT$3]*0+[.AT$4]*0)/[.AT$6];[.AT$8]);[.AT$5])" office:value-type="float" office:value="0" calcext:value-type="float">
            <text:p>0</text:p>
          </table:table-cell>
          <table:table-cell table:formula="of:=IF([.AU$5]=0;MAX(([.AU$3]*1+[.AU$4]*0)/[.AU$6];[.AU$8]);[.AU$5])" office:value-type="float" office:value="1" calcext:value-type="float">
            <text:p>1</text:p>
          </table:table-cell>
          <table:table-cell table:formula="of:=IF([.AV$5]=0;MAX(([.AV$3]*0+[.AV$4]*0)/[.AV$6];[.AV$8]);[.AV$5])" office:value-type="float" office:value="0" calcext:value-type="float">
            <text:p>0</text:p>
          </table:table-cell>
          <table:table-cell table:formula="of:=IF([.AW$5]=0;MAX(([.AW$3]*0+[.AW$4]*0)/[.AW$6];[.AW$8]);[.AW$5])" office:value-type="float" office:value="0" calcext:value-type="float">
            <text:p>0</text:p>
          </table:table-cell>
          <table:table-cell table:formula="of:=IF([.AX$5]=0;MAX(([.AX$3]*0+[.AX$4]*0)/[.AX$6];[.AX$8]);[.AX$5])" office:value-type="float" office:value="0" calcext:value-type="float">
            <text:p>0</text:p>
          </table:table-cell>
          <table:table-cell table:formula="of:=IF([.AY$5]=0;MAX(([.AY$3]*0+[.AY$4]*1)/[.AY$6];[.AY$8]);[.AY$5])" office:value-type="float" office:value="-0.5" calcext:value-type="float">
            <text:p>-0,5</text:p>
          </table:table-cell>
          <table:table-cell table:formula="of:=IF([.AZ$5]=0;MAX(([.AZ$3]*0+[.AZ$4]*0)/[.AZ$6];[.AZ$8]);[.AZ$5])" office:value-type="float" office:value="0" calcext:value-type="float">
            <text:p>0</text:p>
          </table:table-cell>
          <table:table-cell table:formula="of:=IF([.BA$5]=0;MAX(([.BA$3]*1+[.BA$4]*0)/[.BA$6];[.BA$8]);[.BA$5])" office:value-type="float" office:value="1" calcext:value-type="float">
            <text:p>1</text:p>
          </table:table-cell>
          <table:table-cell table:formula="of:=IF([.BB$5]=0;MAX(([.BB$3]*0+[.BB$4]*1)/[.BB$6];[.BB$8]);[.BB$5])" office:value-type="float" office:value="-0.5" calcext:value-type="float">
            <text:p>-0,5</text:p>
          </table:table-cell>
          <table:table-cell table:formula="of:=[.BC$62]*SUMPRODUCT([.$E$2:.$BB$2];[.$E74:.$BB74])/[.$BC$3]" office:value-type="float" office:value="8.2" calcext:value-type="float">
            <text:p>8,2</text:p>
          </table:table-cell>
          <table:table-cell table:formula="of:=MAX(0;ROUNDUP([.$BC74]/[.$BD$2])*[.$BD$2])" office:value-type="float" office:value="8.2" calcext:value-type="float">
            <text:p>8,2</text:p>
          </table:table-cell>
          <table:table-cell table:formula="of:=RANK([.BD74];[.BD$63:.BD$111])" office:value-type="float" office:value="47" calcext:value-type="float">
            <text:p>47</text:p>
          </table:table-cell>
          <table:table-cell table:number-columns-repeated="2"/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3"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/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3"/>
          <table:table-cell office:value-type="string" calcext:value-type="string">
            <text:p>R2</text:p>
          </table:table-cell>
          <table:table-cell table:number-columns-repeated="3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5"/>
          <table:table-cell table:number-columns-repeated="2" office:value-type="string" calcext:value-type="string">
            <text:p>R1</text:p>
          </table:table-cell>
          <table:table-cell table:number-columns-repeated="3" office:value-type="string" calcext:value-type="string">
            <text:p>R2</text:p>
          </table:table-cell>
          <table:table-cell/>
          <table:table-cell office:value-type="string" calcext:value-type="string">
            <text:p>R1</text:p>
          </table:table-cell>
          <table:table-cell table:number-columns-repeated="3"/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COISNE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f10013</text:p>
          </table:table-cell>
          <table:table-cell table:formula="of:=[.$BC75]" office:value-type="float" office:value="13.8" calcext:value-type="float">
            <text:p>13,8</text:p>
          </table:table-cell>
          <table:table-cell table:formula="of:=IF([.E$5]=0;MAX(([.E$3]*1+[.E$4]*0)/[.E$6];[.E$8]);[.E$5])" office:value-type="float" office:value="1" calcext:value-type="float">
            <text:p>1</text:p>
          </table:table-cell>
          <table:table-cell table:formula="of:=IF([.F$5]=0;MAX(([.F$3]*1+[.F$4]*0)/[.F$6];[.F$8]);[.F$5])" office:value-type="float" office:value="1" calcext:value-type="float">
            <text:p>1</text:p>
          </table:table-cell>
          <table:table-cell table:formula="of:=IF([.G$5]=0;MAX(([.G$3]*1+[.G$4]*0)/[.G$6];[.G$8]);[.G$5])" office:value-type="float" office:value="1" calcext:value-type="float">
            <text:p>1</text:p>
          </table:table-cell>
          <table:table-cell table:formula="of:=IF([.H$5]=0;MAX(([.H$3]*1+[.H$4]*0)/[.H$6];[.H$8]);[.H$5])" office:value-type="float" office:value="1" calcext:value-type="float">
            <text:p>1</text:p>
          </table:table-cell>
          <table:table-cell table:formula="of:=IF([.I$5]=0;MAX(([.I$3]*1+[.I$4]*0)/[.I$6];[.I$8]);[.I$5])" office:value-type="float" office:value="1" calcext:value-type="float">
            <text:p>1</text:p>
          </table:table-cell>
          <table:table-cell table:formula="of:=IF([.J$5]=0;MAX(([.J$3]*1+[.J$4]*0)/[.J$6];[.J$8]);[.J$5])" office:value-type="float" office:value="1" calcext:value-type="float">
            <text:p>1</text:p>
          </table:table-cell>
          <table:table-cell table:formula="of:=IF([.K$5]=0;MAX(([.K$3]*1+[.K$4]*0)/[.K$6];[.K$8]);[.K$5])" office:value-type="float" office:value="1" calcext:value-type="float">
            <text:p>1</text:p>
          </table:table-cell>
          <table:table-cell table:formula="of:=IF([.L$5]=0;MAX(([.L$3]*1+[.L$4]*0)/[.L$6];[.L$8]);[.L$5])" office:value-type="float" office:value="1" calcext:value-type="float">
            <text:p>1</text:p>
          </table:table-cell>
          <table:table-cell table:formula="of:=IF([.M$5]=0;MAX(([.M$3]*1+[.M$4]*0)/[.M$6];[.M$8]);[.M$5])" office:value-type="float" office:value="1" calcext:value-type="float">
            <text:p>1</text:p>
          </table:table-cell>
          <table:table-cell table:formula="of:=IF([.N$5]=0;MAX(([.N$3]*1+[.N$4]*0)/[.N$6];[.N$8]);[.N$5])" office:value-type="float" office:value="1" calcext:value-type="float">
            <text:p>1</text:p>
          </table:table-cell>
          <table:table-cell table:formula="of:=IF([.O$5]=0;MAX(([.O$3]*0+[.O$4]*0)/[.O$6];[.O$8]);[.O$5])" office:value-type="float" office:value="0" calcext:value-type="float">
            <text:p>0</text:p>
          </table:table-cell>
          <table:table-cell table:formula="of:=IF([.P$5]=0;MAX(([.P$3]*1+[.P$4]*0)/[.P$6];[.P$8]);[.P$5])" office:value-type="float" office:value="1" calcext:value-type="float">
            <text:p>1</text:p>
          </table:table-cell>
          <table:table-cell table:formula="of:=IF([.Q$5]=0;MAX(([.Q$3]*1+[.Q$4]*0)/[.Q$6];[.Q$8]);[.Q$5])" office:value-type="float" office:value="1" calcext:value-type="float">
            <text:p>1</text:p>
          </table:table-cell>
          <table:table-cell table:formula="of:=IF([.R$5]=0;MAX(([.R$3]*1+[.R$4]*0)/[.R$6];[.R$8]);[.R$5])" office:value-type="float" office:value="1" calcext:value-type="float">
            <text:p>1</text:p>
          </table:table-cell>
          <table:table-cell table:formula="of:=IF([.S$5]=0;MAX(([.S$3]*0+[.S$4]*1)/[.S$6];[.S$8]);[.S$5])" office:value-type="float" office:value="-0.5" calcext:value-type="float">
            <text:p>-0,5</text:p>
          </table:table-cell>
          <table:table-cell table:formula="of:=IF([.T$5]=0;MAX(([.T$3]*1+[.T$4]*0)/[.T$6];[.T$8]);[.T$5])" office:value-type="float" office:value="1" calcext:value-type="float">
            <text:p>1</text:p>
          </table:table-cell>
          <table:table-cell table:formula="of:=IF([.U$5]=0;MAX(([.U$3]*1+[.U$4]*0)/[.U$6];[.U$8]);[.U$5])" office:value-type="float" office:value="1" calcext:value-type="float">
            <text:p>1</text:p>
          </table:table-cell>
          <table:table-cell table:formula="of:=IF([.V$5]=0;MAX(([.V$3]*1+[.V$4]*0)/[.V$6];[.V$8]);[.V$5])" office:value-type="float" office:value="1" calcext:value-type="float">
            <text:p>1</text:p>
          </table:table-cell>
          <table:table-cell table:formula="of:=IF([.W$5]=0;MAX(([.W$3]*1+[.W$4]*0)/[.W$6];[.W$8]);[.W$5])" office:value-type="float" office:value="1" calcext:value-type="float">
            <text:p>1</text:p>
          </table:table-cell>
          <table:table-cell table:formula="of:=IF([.X$5]=0;MAX(([.X$3]*0+[.X$4]*1)/[.X$6];[.X$8]);[.X$5])" office:value-type="float" office:value="-0.5" calcext:value-type="float">
            <text:p>-0,5</text:p>
          </table:table-cell>
          <table:table-cell table:formula="of:=IF([.Y$5]=0;MAX(([.Y$3]*0+[.Y$4]*0)/[.Y$6];[.Y$8]);[.Y$5])" office:value-type="float" office:value="0" calcext:value-type="float">
            <text:p>0</text:p>
          </table:table-cell>
          <table:table-cell table:formula="of:=IF([.Z$5]=0;MAX(([.Z$3]*0+[.Z$4]*1)/[.Z$6];[.Z$8]);[.Z$5])" office:value-type="float" office:value="-0.5" calcext:value-type="float">
            <text:p>-0,5</text:p>
          </table:table-cell>
          <table:table-cell table:formula="of:=IF([.AA$5]=0;MAX(([.AA$3]*0+[.AA$4]*1)/[.AA$6];[.AA$8]);[.AA$5])" office:value-type="float" office:value="-0.5" calcext:value-type="float">
            <text:p>-0,5</text:p>
          </table:table-cell>
          <table:table-cell table:formula="of:=IF([.AB$5]=0;MAX(([.AB$3]*1+[.AB$4]*0)/[.AB$6];[.AB$8]);[.AB$5])" office:value-type="float" office:value="1" calcext:value-type="float">
            <text:p>1</text:p>
          </table:table-cell>
          <table:table-cell table:formula="of:=IF([.AC$5]=0;MAX(([.AC$3]*1+[.AC$4]*0)/[.AC$6];[.AC$8]);[.AC$5])" office:value-type="float" office:value="1" calcext:value-type="float">
            <text:p>1</text:p>
          </table:table-cell>
          <table:table-cell table:formula="of:=IF([.AD$5]=0;MAX(([.AD$3]*1+[.AD$4]*0)/[.AD$6];[.AD$8]);[.AD$5])" office:value-type="float" office:value="1" calcext:value-type="float">
            <text:p>1</text:p>
          </table:table-cell>
          <table:table-cell table:formula="of:=IF([.AE$5]=0;MAX(([.AE$3]*1+[.AE$4]*0)/[.AE$6];[.AE$8]);[.AE$5])" office:value-type="float" office:value="1" calcext:value-type="float">
            <text:p>1</text:p>
          </table:table-cell>
          <table:table-cell table:formula="of:=IF([.AF$5]=0;MAX(([.AF$3]*1+[.AF$4]*0)/[.AF$6];[.AF$8]);[.AF$5])" office:value-type="float" office:value="1" calcext:value-type="float">
            <text:p>1</text:p>
          </table:table-cell>
          <table:table-cell table:formula="of:=IF([.AG$5]=0;MAX(([.AG$3]*1+[.AG$4]*0)/[.AG$6];[.AG$8]);[.AG$5])" office:value-type="float" office:value="1" calcext:value-type="float">
            <text:p>1</text:p>
          </table:table-cell>
          <table:table-cell table:formula="of:=IF([.AH$5]=0;MAX(([.AH$3]*1+[.AH$4]*0)/[.AH$6];[.AH$8]);[.AH$5])" office:value-type="float" office:value="1" calcext:value-type="float">
            <text:p>1</text:p>
          </table:table-cell>
          <table:table-cell table:formula="of:=IF([.AI$5]=0;MAX(([.AI$3]*1+[.AI$4]*0)/[.AI$6];[.AI$8]);[.AI$5])" office:value-type="float" office:value="1" calcext:value-type="float">
            <text:p>1</text:p>
          </table:table-cell>
          <table:table-cell table:formula="of:=IF([.AJ$5]=0;MAX(([.AJ$3]*1+[.AJ$4]*0)/[.AJ$6];[.AJ$8]);[.AJ$5])" office:value-type="float" office:value="1" calcext:value-type="float">
            <text:p>1</text:p>
          </table:table-cell>
          <table:table-cell table:formula="of:=IF([.AK$5]=0;MAX(([.AK$3]*1+[.AK$4]*0)/[.AK$6];[.AK$8]);[.AK$5])" office:value-type="float" office:value="1" calcext:value-type="float">
            <text:p>1</text:p>
          </table:table-cell>
          <table:table-cell table:formula="of:=IF([.AL$5]=0;MAX(([.AL$3]*0+[.AL$4]*0)/[.AL$6];[.AL$8]);[.AL$5])" office:value-type="float" office:value="0" calcext:value-type="float">
            <text:p>0</text:p>
          </table:table-cell>
          <table:table-cell table:formula="of:=IF([.AM$5]=0;MAX(([.AM$3]*0+[.AM$4]*1)/[.AM$6];[.AM$8]);[.AM$5])" office:value-type="float" office:value="-0.5" calcext:value-type="float">
            <text:p>-0,5</text:p>
          </table:table-cell>
          <table:table-cell table:formula="of:=IF([.AN$5]=0;MAX(([.AN$3]*0+[.AN$4]*1)/[.AN$6];[.AN$8]);[.AN$5])" office:value-type="float" office:value="-0.5" calcext:value-type="float">
            <text:p>-0,5</text:p>
          </table:table-cell>
          <table:table-cell table:formula="of:=IF([.AO$5]=0;MAX(([.AO$3]*1+[.AO$4]*0)/[.AO$6];[.AO$8]);[.AO$5])" office:value-type="float" office:value="1" calcext:value-type="float">
            <text:p>1</text:p>
          </table:table-cell>
          <table:table-cell table:formula="of:=IF([.AP$5]=0;MAX(([.AP$3]*1+[.AP$4]*0)/[.AP$6];[.AP$8]);[.AP$5])" office:value-type="float" office:value="1" calcext:value-type="float">
            <text:p>1</text:p>
          </table:table-cell>
          <table:table-cell table:formula="of:=IF([.AQ$5]=0;MAX(([.AQ$3]*1+[.AQ$4]*0)/[.AQ$6];[.AQ$8]);[.AQ$5])" office:value-type="float" office:value="1" calcext:value-type="float">
            <text:p>1</text:p>
          </table:table-cell>
          <table:table-cell table:formula="of:=IF([.AR$5]=0;MAX(([.AR$3]*0+[.AR$4]*0)/[.AR$6];[.AR$8]);[.AR$5])" office:value-type="float" office:value="0" calcext:value-type="float">
            <text:p>0</text:p>
          </table:table-cell>
          <table:table-cell table:formula="of:=IF([.AS$5]=0;MAX(([.AS$3]*1+[.AS$4]*0)/[.AS$6];[.AS$8]);[.AS$5])" office:value-type="float" office:value="1" calcext:value-type="float">
            <text:p>1</text:p>
          </table:table-cell>
          <table:table-cell table:formula="of:=IF([.AT$5]=0;MAX(([.AT$3]*1+[.AT$4]*0)/[.AT$6];[.AT$8]);[.AT$5])" office:value-type="float" office:value="1" calcext:value-type="float">
            <text:p>1</text:p>
          </table:table-cell>
          <table:table-cell table:formula="of:=IF([.AU$5]=0;MAX(([.AU$3]*1+[.AU$4]*0)/[.AU$6];[.AU$8]);[.AU$5])" office:value-type="float" office:value="1" calcext:value-type="float">
            <text:p>1</text:p>
          </table:table-cell>
          <table:table-cell table:formula="of:=IF([.AV$5]=0;MAX(([.AV$3]*0+[.AV$4]*1)/[.AV$6];[.AV$8]);[.AV$5])" office:value-type="float" office:value="-0.5" calcext:value-type="float">
            <text:p>-0,5</text:p>
          </table:table-cell>
          <table:table-cell table:formula="of:=IF([.AW$5]=0;MAX(([.AW$3]*1+[.AW$4]*0)/[.AW$6];[.AW$8]);[.AW$5])" office:value-type="float" office:value="1" calcext:value-type="float">
            <text:p>1</text:p>
          </table:table-cell>
          <table:table-cell table:formula="of:=IF([.AX$5]=0;MAX(([.AX$3]*0+[.AX$4]*0)/[.AX$6];[.AX$8]);[.AX$5])" office:value-type="float" office:value="0" calcext:value-type="float">
            <text:p>0</text:p>
          </table:table-cell>
          <table:table-cell table:formula="of:=IF([.AY$5]=0;MAX(([.AY$3]*1+[.AY$4]*0)/[.AY$6];[.AY$8]);[.AY$5])" office:value-type="float" office:value="1" calcext:value-type="float">
            <text:p>1</text:p>
          </table:table-cell>
          <table:table-cell table:formula="of:=IF([.AZ$5]=0;MAX(([.AZ$3]*1+[.AZ$4]*0)/[.AZ$6];[.AZ$8]);[.AZ$5])" office:value-type="float" office:value="1" calcext:value-type="float">
            <text:p>1</text:p>
          </table:table-cell>
          <table:table-cell table:formula="of:=IF([.BA$5]=0;MAX(([.BA$3]*1+[.BA$4]*0)/[.BA$6];[.BA$8]);[.BA$5])" office:value-type="float" office:value="1" calcext:value-type="float">
            <text:p>1</text:p>
          </table:table-cell>
          <table:table-cell table:formula="of:=IF([.BB$5]=0;MAX(([.BB$3]*1+[.BB$4]*0)/[.BB$6];[.BB$8]);[.BB$5])" office:value-type="float" office:value="1" calcext:value-type="float">
            <text:p>1</text:p>
          </table:table-cell>
          <table:table-cell table:formula="of:=[.BC$62]*SUMPRODUCT([.$E$2:.$BB$2];[.$E75:.$BB75])/[.$BC$3]" office:value-type="float" office:value="13.8" calcext:value-type="float">
            <text:p>13,8</text:p>
          </table:table-cell>
          <table:table-cell table:formula="of:=MAX(0;ROUNDUP([.$BC75]/[.$BD$2])*[.$BD$2])" office:value-type="float" office:value="13.8" calcext:value-type="float">
            <text:p>13,8</text:p>
          </table:table-cell>
          <table:table-cell table:formula="of:=RANK([.BD75];[.BD$63:.BD$111])" office:value-type="float" office:value="15" calcext:value-type="float">
            <text:p>15</text:p>
          </table:table-cell>
          <table:table-cell table:number-columns-repeated="2"/>
          <table:table-cell table:number-columns-repeated="10" office:value-type="string" calcext:value-type="string">
            <text:p>R1</text:p>
          </table:table-cell>
          <table:table-cell/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/>
          <table:table-cell table:number-columns-repeated="2" office:value-type="string" calcext:value-type="string">
            <text:p>R2</text:p>
          </table:table-cell>
          <table:table-cell table:number-columns-repeated="4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/>
          <table:table-cell table:number-columns-repeated="2"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/>
          <table:table-cell table:number-columns-repeated="2" office:value-type="string" calcext:value-type="string">
            <text:p>R2</text:p>
          </table:table-cell>
          <table:table-cell table:number-columns-repeated="3" office:value-type="string" calcext:value-type="string">
            <text:p>R1</text:p>
          </table:table-cell>
          <table:table-cell/>
          <table:table-cell office:value-type="string" calcext:value-type="string">
            <text:p>R2</text:p>
          </table:table-cell>
          <table:table-cell table:number-columns-repeated="3"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CHATRY</text:p>
          </table:table-cell>
          <table:table-cell office:value-type="string" calcext:value-type="string">
            <text:p>Clovis</text:p>
          </table:table-cell>
          <table:table-cell office:value-type="string" calcext:value-type="string">
            <text:p>f10012</text:p>
          </table:table-cell>
          <table:table-cell table:formula="of:=[.$BC76]" office:value-type="float" office:value="17.6" calcext:value-type="float">
            <text:p>17,6</text:p>
          </table:table-cell>
          <table:table-cell table:formula="of:=IF([.E$5]=0;MAX(([.E$3]*1+[.E$4]*0)/[.E$6];[.E$8]);[.E$5])" office:value-type="float" office:value="1" calcext:value-type="float">
            <text:p>1</text:p>
          </table:table-cell>
          <table:table-cell table:formula="of:=IF([.F$5]=0;MAX(([.F$3]*1+[.F$4]*0)/[.F$6];[.F$8]);[.F$5])" office:value-type="float" office:value="1" calcext:value-type="float">
            <text:p>1</text:p>
          </table:table-cell>
          <table:table-cell table:formula="of:=IF([.G$5]=0;MAX(([.G$3]*1+[.G$4]*0)/[.G$6];[.G$8]);[.G$5])" office:value-type="float" office:value="1" calcext:value-type="float">
            <text:p>1</text:p>
          </table:table-cell>
          <table:table-cell table:formula="of:=IF([.H$5]=0;MAX(([.H$3]*1+[.H$4]*0)/[.H$6];[.H$8]);[.H$5])" office:value-type="float" office:value="1" calcext:value-type="float">
            <text:p>1</text:p>
          </table:table-cell>
          <table:table-cell table:formula="of:=IF([.I$5]=0;MAX(([.I$3]*1+[.I$4]*0)/[.I$6];[.I$8]);[.I$5])" office:value-type="float" office:value="1" calcext:value-type="float">
            <text:p>1</text:p>
          </table:table-cell>
          <table:table-cell table:formula="of:=IF([.J$5]=0;MAX(([.J$3]*1+[.J$4]*0)/[.J$6];[.J$8]);[.J$5])" office:value-type="float" office:value="1" calcext:value-type="float">
            <text:p>1</text:p>
          </table:table-cell>
          <table:table-cell table:formula="of:=IF([.K$5]=0;MAX(([.K$3]*1+[.K$4]*0)/[.K$6];[.K$8]);[.K$5])" office:value-type="float" office:value="1" calcext:value-type="float">
            <text:p>1</text:p>
          </table:table-cell>
          <table:table-cell table:formula="of:=IF([.L$5]=0;MAX(([.L$3]*1+[.L$4]*0)/[.L$6];[.L$8]);[.L$5])" office:value-type="float" office:value="1" calcext:value-type="float">
            <text:p>1</text:p>
          </table:table-cell>
          <table:table-cell table:formula="of:=IF([.M$5]=0;MAX(([.M$3]*1+[.M$4]*0)/[.M$6];[.M$8]);[.M$5])" office:value-type="float" office:value="1" calcext:value-type="float">
            <text:p>1</text:p>
          </table:table-cell>
          <table:table-cell table:formula="of:=IF([.N$5]=0;MAX(([.N$3]*1+[.N$4]*0)/[.N$6];[.N$8]);[.N$5])" office:value-type="float" office:value="1" calcext:value-type="float">
            <text:p>1</text:p>
          </table:table-cell>
          <table:table-cell table:formula="of:=IF([.O$5]=0;MAX(([.O$3]*0+[.O$4]*1)/[.O$6];[.O$8]);[.O$5])" office:value-type="float" office:value="-0.5" calcext:value-type="float">
            <text:p>-0,5</text:p>
          </table:table-cell>
          <table:table-cell table:formula="of:=IF([.P$5]=0;MAX(([.P$3]*1+[.P$4]*0)/[.P$6];[.P$8]);[.P$5])" office:value-type="float" office:value="1" calcext:value-type="float">
            <text:p>1</text:p>
          </table:table-cell>
          <table:table-cell table:formula="of:=IF([.Q$5]=0;MAX(([.Q$3]*1+[.Q$4]*0)/[.Q$6];[.Q$8]);[.Q$5])" office:value-type="float" office:value="1" calcext:value-type="float">
            <text:p>1</text:p>
          </table:table-cell>
          <table:table-cell table:formula="of:=IF([.R$5]=0;MAX(([.R$3]*1+[.R$4]*0)/[.R$6];[.R$8]);[.R$5])" office:value-type="float" office:value="1" calcext:value-type="float">
            <text:p>1</text:p>
          </table:table-cell>
          <table:table-cell table:formula="of:=IF([.S$5]=0;MAX(([.S$3]*1+[.S$4]*0)/[.S$6];[.S$8]);[.S$5])" office:value-type="float" office:value="1" calcext:value-type="float">
            <text:p>1</text:p>
          </table:table-cell>
          <table:table-cell table:formula="of:=IF([.T$5]=0;MAX(([.T$3]*1+[.T$4]*0)/[.T$6];[.T$8]);[.T$5])" office:value-type="float" office:value="1" calcext:value-type="float">
            <text:p>1</text:p>
          </table:table-cell>
          <table:table-cell table:formula="of:=IF([.U$5]=0;MAX(([.U$3]*1+[.U$4]*0)/[.U$6];[.U$8]);[.U$5])" office:value-type="float" office:value="1" calcext:value-type="float">
            <text:p>1</text:p>
          </table:table-cell>
          <table:table-cell table:formula="of:=IF([.V$5]=0;MAX(([.V$3]*1+[.V$4]*0)/[.V$6];[.V$8]);[.V$5])" office:value-type="float" office:value="1" calcext:value-type="float">
            <text:p>1</text:p>
          </table:table-cell>
          <table:table-cell table:formula="of:=IF([.W$5]=0;MAX(([.W$3]*1+[.W$4]*0)/[.W$6];[.W$8]);[.W$5])" office:value-type="float" office:value="1" calcext:value-type="float">
            <text:p>1</text:p>
          </table:table-cell>
          <table:table-cell table:formula="of:=IF([.X$5]=0;MAX(([.X$3]*0+[.X$4]*1)/[.X$6];[.X$8]);[.X$5])" office:value-type="float" office:value="-0.5" calcext:value-type="float">
            <text:p>-0,5</text:p>
          </table:table-cell>
          <table:table-cell table:formula="of:=IF([.Y$5]=0;MAX(([.Y$3]*1+[.Y$4]*0)/[.Y$6];[.Y$8]);[.Y$5])" office:value-type="float" office:value="1" calcext:value-type="float">
            <text:p>1</text:p>
          </table:table-cell>
          <table:table-cell table:formula="of:=IF([.Z$5]=0;MAX(([.Z$3]*0+[.Z$4]*1)/[.Z$6];[.Z$8]);[.Z$5])" office:value-type="float" office:value="-0.5" calcext:value-type="float">
            <text:p>-0,5</text:p>
          </table:table-cell>
          <table:table-cell table:formula="of:=IF([.AA$5]=0;MAX(([.AA$3]*1+[.AA$4]*0)/[.AA$6];[.AA$8]);[.AA$5])" office:value-type="float" office:value="1" calcext:value-type="float">
            <text:p>1</text:p>
          </table:table-cell>
          <table:table-cell table:formula="of:=IF([.AB$5]=0;MAX(([.AB$3]*1+[.AB$4]*0)/[.AB$6];[.AB$8]);[.AB$5])" office:value-type="float" office:value="1" calcext:value-type="float">
            <text:p>1</text:p>
          </table:table-cell>
          <table:table-cell table:formula="of:=IF([.AC$5]=0;MAX(([.AC$3]*1+[.AC$4]*0)/[.AC$6];[.AC$8]);[.AC$5])" office:value-type="float" office:value="1" calcext:value-type="float">
            <text:p>1</text:p>
          </table:table-cell>
          <table:table-cell table:formula="of:=IF([.AD$5]=0;MAX(([.AD$3]*1+[.AD$4]*0)/[.AD$6];[.AD$8]);[.AD$5])" office:value-type="float" office:value="1" calcext:value-type="float">
            <text:p>1</text:p>
          </table:table-cell>
          <table:table-cell table:formula="of:=IF([.AE$5]=0;MAX(([.AE$3]*1+[.AE$4]*0)/[.AE$6];[.AE$8]);[.AE$5])" office:value-type="float" office:value="1" calcext:value-type="float">
            <text:p>1</text:p>
          </table:table-cell>
          <table:table-cell table:formula="of:=IF([.AF$5]=0;MAX(([.AF$3]*1+[.AF$4]*0)/[.AF$6];[.AF$8]);[.AF$5])" office:value-type="float" office:value="1" calcext:value-type="float">
            <text:p>1</text:p>
          </table:table-cell>
          <table:table-cell table:formula="of:=IF([.AG$5]=0;MAX(([.AG$3]*1+[.AG$4]*0)/[.AG$6];[.AG$8]);[.AG$5])" office:value-type="float" office:value="1" calcext:value-type="float">
            <text:p>1</text:p>
          </table:table-cell>
          <table:table-cell table:formula="of:=IF([.AH$5]=0;MAX(([.AH$3]*1+[.AH$4]*0)/[.AH$6];[.AH$8]);[.AH$5])" office:value-type="float" office:value="1" calcext:value-type="float">
            <text:p>1</text:p>
          </table:table-cell>
          <table:table-cell table:formula="of:=IF([.AI$5]=0;MAX(([.AI$3]*1+[.AI$4]*0)/[.AI$6];[.AI$8]);[.AI$5])" office:value-type="float" office:value="1" calcext:value-type="float">
            <text:p>1</text:p>
          </table:table-cell>
          <table:table-cell table:formula="of:=IF([.AJ$5]=0;MAX(([.AJ$3]*1+[.AJ$4]*0)/[.AJ$6];[.AJ$8]);[.AJ$5])" office:value-type="float" office:value="1" calcext:value-type="float">
            <text:p>1</text:p>
          </table:table-cell>
          <table:table-cell table:formula="of:=IF([.AK$5]=0;MAX(([.AK$3]*1+[.AK$4]*0)/[.AK$6];[.AK$8]);[.AK$5])" office:value-type="float" office:value="1" calcext:value-type="float">
            <text:p>1</text:p>
          </table:table-cell>
          <table:table-cell table:formula="of:=IF([.AL$5]=0;MAX(([.AL$3]*1+[.AL$4]*0)/[.AL$6];[.AL$8]);[.AL$5])" office:value-type="float" office:value="1" calcext:value-type="float">
            <text:p>1</text:p>
          </table:table-cell>
          <table:table-cell table:formula="of:=IF([.AM$5]=0;MAX(([.AM$3]*1+[.AM$4]*0)/[.AM$6];[.AM$8]);[.AM$5])" office:value-type="float" office:value="1" calcext:value-type="float">
            <text:p>1</text:p>
          </table:table-cell>
          <table:table-cell table:formula="of:=IF([.AN$5]=0;MAX(([.AN$3]*1+[.AN$4]*0)/[.AN$6];[.AN$8]);[.AN$5])" office:value-type="float" office:value="1" calcext:value-type="float">
            <text:p>1</text:p>
          </table:table-cell>
          <table:table-cell table:formula="of:=IF([.AO$5]=0;MAX(([.AO$3]*1+[.AO$4]*0)/[.AO$6];[.AO$8]);[.AO$5])" office:value-type="float" office:value="1" calcext:value-type="float">
            <text:p>1</text:p>
          </table:table-cell>
          <table:table-cell table:formula="of:=IF([.AP$5]=0;MAX(([.AP$3]*1+[.AP$4]*0)/[.AP$6];[.AP$8]);[.AP$5])" office:value-type="float" office:value="1" calcext:value-type="float">
            <text:p>1</text:p>
          </table:table-cell>
          <table:table-cell table:formula="of:=IF([.AQ$5]=0;MAX(([.AQ$3]*1+[.AQ$4]*0)/[.AQ$6];[.AQ$8]);[.AQ$5])" office:value-type="float" office:value="1" calcext:value-type="float">
            <text:p>1</text:p>
          </table:table-cell>
          <table:table-cell table:formula="of:=IF([.AR$5]=0;MAX(([.AR$3]*1+[.AR$4]*0)/[.AR$6];[.AR$8]);[.AR$5])" office:value-type="float" office:value="1" calcext:value-type="float">
            <text:p>1</text:p>
          </table:table-cell>
          <table:table-cell table:formula="of:=IF([.AS$5]=0;MAX(([.AS$3]*1+[.AS$4]*0)/[.AS$6];[.AS$8]);[.AS$5])" office:value-type="float" office:value="1" calcext:value-type="float">
            <text:p>1</text:p>
          </table:table-cell>
          <table:table-cell table:formula="of:=IF([.AT$5]=0;MAX(([.AT$3]*1+[.AT$4]*0)/[.AT$6];[.AT$8]);[.AT$5])" office:value-type="float" office:value="1" calcext:value-type="float">
            <text:p>1</text:p>
          </table:table-cell>
          <table:table-cell table:formula="of:=IF([.AU$5]=0;MAX(([.AU$3]*1+[.AU$4]*0)/[.AU$6];[.AU$8]);[.AU$5])" office:value-type="float" office:value="1" calcext:value-type="float">
            <text:p>1</text:p>
          </table:table-cell>
          <table:table-cell table:formula="of:=IF([.AV$5]=0;MAX(([.AV$3]*1+[.AV$4]*0)/[.AV$6];[.AV$8]);[.AV$5])" office:value-type="float" office:value="1" calcext:value-type="float">
            <text:p>1</text:p>
          </table:table-cell>
          <table:table-cell table:formula="of:=IF([.AW$5]=0;MAX(([.AW$3]*1+[.AW$4]*0)/[.AW$6];[.AW$8]);[.AW$5])" office:value-type="float" office:value="1" calcext:value-type="float">
            <text:p>1</text:p>
          </table:table-cell>
          <table:table-cell table:formula="of:=IF([.AX$5]=0;MAX(([.AX$3]*1+[.AX$4]*0)/[.AX$6];[.AX$8]);[.AX$5])" office:value-type="float" office:value="1" calcext:value-type="float">
            <text:p>1</text:p>
          </table:table-cell>
          <table:table-cell table:formula="of:=IF([.AY$5]=0;MAX(([.AY$3]*1+[.AY$4]*0)/[.AY$6];[.AY$8]);[.AY$5])" office:value-type="float" office:value="1" calcext:value-type="float">
            <text:p>1</text:p>
          </table:table-cell>
          <table:table-cell table:formula="of:=IF([.AZ$5]=0;MAX(([.AZ$3]*1+[.AZ$4]*0)/[.AZ$6];[.AZ$8]);[.AZ$5])" office:value-type="float" office:value="1" calcext:value-type="float">
            <text:p>1</text:p>
          </table:table-cell>
          <table:table-cell table:formula="of:=IF([.BA$5]=0;MAX(([.BA$3]*1+[.BA$4]*0)/[.BA$6];[.BA$8]);[.BA$5])" office:value-type="float" office:value="1" calcext:value-type="float">
            <text:p>1</text:p>
          </table:table-cell>
          <table:table-cell table:formula="of:=IF([.BB$5]=0;MAX(([.BB$3]*0+[.BB$4]*1)/[.BB$6];[.BB$8]);[.BB$5])" office:value-type="float" office:value="-0.5" calcext:value-type="float">
            <text:p>-0,5</text:p>
          </table:table-cell>
          <table:table-cell table:formula="of:=[.BC$62]*SUMPRODUCT([.$E$2:.$BB$2];[.$E76:.$BB76])/[.$BC$3]" office:value-type="float" office:value="17.6" calcext:value-type="float">
            <text:p>17,6</text:p>
          </table:table-cell>
          <table:table-cell table:formula="of:=MAX(0;ROUNDUP([.$BC76]/[.$BD$2])*[.$BD$2])" office:value-type="float" office:value="17.6" calcext:value-type="float">
            <text:p>17,6</text:p>
          </table:table-cell>
          <table:table-cell table:formula="of:=RANK([.BD76];[.BD$63:.BD$111])" office:value-type="float" office:value="2" calcext:value-type="float">
            <text:p>2</text:p>
          </table:table-cell>
          <table:table-cell table:number-columns-repeated="2"/>
          <table:table-cell table:number-columns-repeated="12" office:value-type="string" calcext:value-type="string">
            <text:p>R1</text:p>
          </table:table-cell>
          <table:table-cell table:number-columns-repeated="5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5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5" office:value-type="string" calcext:value-type="string">
            <text:p>R1</text:p>
          </table:table-cell>
          <table:table-cell table:number-columns-repeated="4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TRINEL</text:p>
          </table:table-cell>
          <table:table-cell office:value-type="string" calcext:value-type="string">
            <text:p>Zoé</text:p>
          </table:table-cell>
          <table:table-cell office:value-type="string" calcext:value-type="string">
            <text:p>f10044</text:p>
          </table:table-cell>
          <table:table-cell table:formula="of:=[.$BC77]" office:value-type="float" office:value="15.6" calcext:value-type="float">
            <text:p>15,6</text:p>
          </table:table-cell>
          <table:table-cell table:formula="of:=IF([.E$5]=0;MAX(([.E$3]*1+[.E$4]*0)/[.E$6];[.E$8]);[.E$5])" office:value-type="float" office:value="1" calcext:value-type="float">
            <text:p>1</text:p>
          </table:table-cell>
          <table:table-cell table:formula="of:=IF([.F$5]=0;MAX(([.F$3]*0+[.F$4]*0)/[.F$6];[.F$8]);[.F$5])" office:value-type="float" office:value="0" calcext:value-type="float">
            <text:p>0</text:p>
          </table:table-cell>
          <table:table-cell table:formula="of:=IF([.G$5]=0;MAX(([.G$3]*0+[.G$4]*1)/[.G$6];[.G$8]);[.G$5])" office:value-type="float" office:value="-0.5" calcext:value-type="float">
            <text:p>-0,5</text:p>
          </table:table-cell>
          <table:table-cell table:formula="of:=IF([.H$5]=0;MAX(([.H$3]*0+[.H$4]*1)/[.H$6];[.H$8]);[.H$5])" office:value-type="float" office:value="-0.5" calcext:value-type="float">
            <text:p>-0,5</text:p>
          </table:table-cell>
          <table:table-cell table:formula="of:=IF([.I$5]=0;MAX(([.I$3]*1+[.I$4]*0)/[.I$6];[.I$8]);[.I$5])" office:value-type="float" office:value="1" calcext:value-type="float">
            <text:p>1</text:p>
          </table:table-cell>
          <table:table-cell table:formula="of:=IF([.J$5]=0;MAX(([.J$3]*1+[.J$4]*0)/[.J$6];[.J$8]);[.J$5])" office:value-type="float" office:value="1" calcext:value-type="float">
            <text:p>1</text:p>
          </table:table-cell>
          <table:table-cell table:formula="of:=IF([.K$5]=0;MAX(([.K$3]*0+[.K$4]*0)/[.K$6];[.K$8]);[.K$5])" office:value-type="float" office:value="0" calcext:value-type="float">
            <text:p>0</text:p>
          </table:table-cell>
          <table:table-cell table:formula="of:=IF([.L$5]=0;MAX(([.L$3]*1+[.L$4]*0)/[.L$6];[.L$8]);[.L$5])" office:value-type="float" office:value="1" calcext:value-type="float">
            <text:p>1</text:p>
          </table:table-cell>
          <table:table-cell table:formula="of:=IF([.M$5]=0;MAX(([.M$3]*1+[.M$4]*0)/[.M$6];[.M$8]);[.M$5])" office:value-type="float" office:value="1" calcext:value-type="float">
            <text:p>1</text:p>
          </table:table-cell>
          <table:table-cell table:formula="of:=IF([.N$5]=0;MAX(([.N$3]*0+[.N$4]*0)/[.N$6];[.N$8]);[.N$5])" office:value-type="float" office:value="0" calcext:value-type="float">
            <text:p>0</text:p>
          </table:table-cell>
          <table:table-cell table:formula="of:=IF([.O$5]=0;MAX(([.O$3]*1+[.O$4]*0)/[.O$6];[.O$8]);[.O$5])" office:value-type="float" office:value="1" calcext:value-type="float">
            <text:p>1</text:p>
          </table:table-cell>
          <table:table-cell table:formula="of:=IF([.P$5]=0;MAX(([.P$3]*1+[.P$4]*0)/[.P$6];[.P$8]);[.P$5])" office:value-type="float" office:value="1" calcext:value-type="float">
            <text:p>1</text:p>
          </table:table-cell>
          <table:table-cell table:formula="of:=IF([.Q$5]=0;MAX(([.Q$3]*1+[.Q$4]*0)/[.Q$6];[.Q$8]);[.Q$5])" office:value-type="float" office:value="1" calcext:value-type="float">
            <text:p>1</text:p>
          </table:table-cell>
          <table:table-cell table:formula="of:=IF([.R$5]=0;MAX(([.R$3]*1+[.R$4]*0)/[.R$6];[.R$8]);[.R$5])" office:value-type="float" office:value="1" calcext:value-type="float">
            <text:p>1</text:p>
          </table:table-cell>
          <table:table-cell table:formula="of:=IF([.S$5]=0;MAX(([.S$3]*0+[.S$4]*1)/[.S$6];[.S$8]);[.S$5])" office:value-type="float" office:value="-0.5" calcext:value-type="float">
            <text:p>-0,5</text:p>
          </table:table-cell>
          <table:table-cell table:formula="of:=IF([.T$5]=0;MAX(([.T$3]*1+[.T$4]*0)/[.T$6];[.T$8]);[.T$5])" office:value-type="float" office:value="1" calcext:value-type="float">
            <text:p>1</text:p>
          </table:table-cell>
          <table:table-cell table:formula="of:=IF([.U$5]=0;MAX(([.U$3]*1+[.U$4]*0)/[.U$6];[.U$8]);[.U$5])" office:value-type="float" office:value="1" calcext:value-type="float">
            <text:p>1</text:p>
          </table:table-cell>
          <table:table-cell table:formula="of:=IF([.V$5]=0;MAX(([.V$3]*1+[.V$4]*0)/[.V$6];[.V$8]);[.V$5])" office:value-type="float" office:value="1" calcext:value-type="float">
            <text:p>1</text:p>
          </table:table-cell>
          <table:table-cell table:formula="of:=IF([.W$5]=0;MAX(([.W$3]*1+[.W$4]*0)/[.W$6];[.W$8]);[.W$5])" office:value-type="float" office:value="1" calcext:value-type="float">
            <text:p>1</text:p>
          </table:table-cell>
          <table:table-cell table:formula="of:=IF([.X$5]=0;MAX(([.X$3]*0+[.X$4]*0)/[.X$6];[.X$8]);[.X$5])" office:value-type="float" office:value="0" calcext:value-type="float">
            <text:p>0</text:p>
          </table:table-cell>
          <table:table-cell table:formula="of:=IF([.Y$5]=0;MAX(([.Y$3]*1+[.Y$4]*0)/[.Y$6];[.Y$8]);[.Y$5])" office:value-type="float" office:value="1" calcext:value-type="float">
            <text:p>1</text:p>
          </table:table-cell>
          <table:table-cell table:formula="of:=IF([.Z$5]=0;MAX(([.Z$3]*1+[.Z$4]*0)/[.Z$6];[.Z$8]);[.Z$5])" office:value-type="float" office:value="1" calcext:value-type="float">
            <text:p>1</text:p>
          </table:table-cell>
          <table:table-cell table:formula="of:=IF([.AA$5]=0;MAX(([.AA$3]*1+[.AA$4]*0)/[.AA$6];[.AA$8]);[.AA$5])" office:value-type="float" office:value="1" calcext:value-type="float">
            <text:p>1</text:p>
          </table:table-cell>
          <table:table-cell table:formula="of:=IF([.AB$5]=0;MAX(([.AB$3]*1+[.AB$4]*0)/[.AB$6];[.AB$8]);[.AB$5])" office:value-type="float" office:value="1" calcext:value-type="float">
            <text:p>1</text:p>
          </table:table-cell>
          <table:table-cell table:formula="of:=IF([.AC$5]=0;MAX(([.AC$3]*1+[.AC$4]*0)/[.AC$6];[.AC$8]);[.AC$5])" office:value-type="float" office:value="1" calcext:value-type="float">
            <text:p>1</text:p>
          </table:table-cell>
          <table:table-cell table:formula="of:=IF([.AD$5]=0;MAX(([.AD$3]*1+[.AD$4]*0)/[.AD$6];[.AD$8]);[.AD$5])" office:value-type="float" office:value="1" calcext:value-type="float">
            <text:p>1</text:p>
          </table:table-cell>
          <table:table-cell table:formula="of:=IF([.AE$5]=0;MAX(([.AE$3]*1+[.AE$4]*0)/[.AE$6];[.AE$8]);[.AE$5])" office:value-type="float" office:value="1" calcext:value-type="float">
            <text:p>1</text:p>
          </table:table-cell>
          <table:table-cell table:formula="of:=IF([.AF$5]=0;MAX(([.AF$3]*1+[.AF$4]*0)/[.AF$6];[.AF$8]);[.AF$5])" office:value-type="float" office:value="1" calcext:value-type="float">
            <text:p>1</text:p>
          </table:table-cell>
          <table:table-cell table:formula="of:=IF([.AG$5]=0;MAX(([.AG$3]*1+[.AG$4]*0)/[.AG$6];[.AG$8]);[.AG$5])" office:value-type="float" office:value="1" calcext:value-type="float">
            <text:p>1</text:p>
          </table:table-cell>
          <table:table-cell table:formula="of:=IF([.AH$5]=0;MAX(([.AH$3]*0+[.AH$4]*1)/[.AH$6];[.AH$8]);[.AH$5])" office:value-type="float" office:value="-0.5" calcext:value-type="float">
            <text:p>-0,5</text:p>
          </table:table-cell>
          <table:table-cell table:formula="of:=IF([.AI$5]=0;MAX(([.AI$3]*1+[.AI$4]*0)/[.AI$6];[.AI$8]);[.AI$5])" office:value-type="float" office:value="1" calcext:value-type="float">
            <text:p>1</text:p>
          </table:table-cell>
          <table:table-cell table:formula="of:=IF([.AJ$5]=0;MAX(([.AJ$3]*1+[.AJ$4]*0)/[.AJ$6];[.AJ$8]);[.AJ$5])" office:value-type="float" office:value="1" calcext:value-type="float">
            <text:p>1</text:p>
          </table:table-cell>
          <table:table-cell table:formula="of:=IF([.AK$5]=0;MAX(([.AK$3]*1+[.AK$4]*0)/[.AK$6];[.AK$8]);[.AK$5])" office:value-type="float" office:value="1" calcext:value-type="float">
            <text:p>1</text:p>
          </table:table-cell>
          <table:table-cell table:formula="of:=IF([.AL$5]=0;MAX(([.AL$3]*1+[.AL$4]*0)/[.AL$6];[.AL$8]);[.AL$5])" office:value-type="float" office:value="1" calcext:value-type="float">
            <text:p>1</text:p>
          </table:table-cell>
          <table:table-cell table:formula="of:=IF([.AM$5]=0;MAX(([.AM$3]*1+[.AM$4]*0)/[.AM$6];[.AM$8]);[.AM$5])" office:value-type="float" office:value="1" calcext:value-type="float">
            <text:p>1</text:p>
          </table:table-cell>
          <table:table-cell table:formula="of:=IF([.AN$5]=0;MAX(([.AN$3]*1+[.AN$4]*0)/[.AN$6];[.AN$8]);[.AN$5])" office:value-type="float" office:value="1" calcext:value-type="float">
            <text:p>1</text:p>
          </table:table-cell>
          <table:table-cell table:formula="of:=IF([.AO$5]=0;MAX(([.AO$3]*1+[.AO$4]*0)/[.AO$6];[.AO$8]);[.AO$5])" office:value-type="float" office:value="1" calcext:value-type="float">
            <text:p>1</text:p>
          </table:table-cell>
          <table:table-cell table:formula="of:=IF([.AP$5]=0;MAX(([.AP$3]*1+[.AP$4]*0)/[.AP$6];[.AP$8]);[.AP$5])" office:value-type="float" office:value="1" calcext:value-type="float">
            <text:p>1</text:p>
          </table:table-cell>
          <table:table-cell table:formula="of:=IF([.AQ$5]=0;MAX(([.AQ$3]*1+[.AQ$4]*0)/[.AQ$6];[.AQ$8]);[.AQ$5])" office:value-type="float" office:value="1" calcext:value-type="float">
            <text:p>1</text:p>
          </table:table-cell>
          <table:table-cell table:formula="of:=IF([.AR$5]=0;MAX(([.AR$3]*1+[.AR$4]*0)/[.AR$6];[.AR$8]);[.AR$5])" office:value-type="float" office:value="1" calcext:value-type="float">
            <text:p>1</text:p>
          </table:table-cell>
          <table:table-cell table:formula="of:=IF([.AS$5]=0;MAX(([.AS$3]*1+[.AS$4]*0)/[.AS$6];[.AS$8]);[.AS$5])" office:value-type="float" office:value="1" calcext:value-type="float">
            <text:p>1</text:p>
          </table:table-cell>
          <table:table-cell table:formula="of:=IF([.AT$5]=0;MAX(([.AT$3]*1+[.AT$4]*0)/[.AT$6];[.AT$8]);[.AT$5])" office:value-type="float" office:value="1" calcext:value-type="float">
            <text:p>1</text:p>
          </table:table-cell>
          <table:table-cell table:formula="of:=IF([.AU$5]=0;MAX(([.AU$3]*1+[.AU$4]*0)/[.AU$6];[.AU$8]);[.AU$5])" office:value-type="float" office:value="1" calcext:value-type="float">
            <text:p>1</text:p>
          </table:table-cell>
          <table:table-cell table:formula="of:=IF([.AV$5]=0;MAX(([.AV$3]*1+[.AV$4]*0)/[.AV$6];[.AV$8]);[.AV$5])" office:value-type="float" office:value="1" calcext:value-type="float">
            <text:p>1</text:p>
          </table:table-cell>
          <table:table-cell table:formula="of:=IF([.AW$5]=0;MAX(([.AW$3]*1+[.AW$4]*0)/[.AW$6];[.AW$8]);[.AW$5])" office:value-type="float" office:value="1" calcext:value-type="float">
            <text:p>1</text:p>
          </table:table-cell>
          <table:table-cell table:formula="of:=IF([.AX$5]=0;MAX(([.AX$3]*0+[.AX$4]*0)/[.AX$6];[.AX$8]);[.AX$5])" office:value-type="float" office:value="0" calcext:value-type="float">
            <text:p>0</text:p>
          </table:table-cell>
          <table:table-cell table:formula="of:=IF([.AY$5]=0;MAX(([.AY$3]*1+[.AY$4]*0)/[.AY$6];[.AY$8]);[.AY$5])" office:value-type="float" office:value="1" calcext:value-type="float">
            <text:p>1</text:p>
          </table:table-cell>
          <table:table-cell table:formula="of:=IF([.AZ$5]=0;MAX(([.AZ$3]*1+[.AZ$4]*0)/[.AZ$6];[.AZ$8]);[.AZ$5])" office:value-type="float" office:value="1" calcext:value-type="float">
            <text:p>1</text:p>
          </table:table-cell>
          <table:table-cell table:formula="of:=IF([.BA$5]=0;MAX(([.BA$3]*1+[.BA$4]*0)/[.BA$6];[.BA$8]);[.BA$5])" office:value-type="float" office:value="1" calcext:value-type="float">
            <text:p>1</text:p>
          </table:table-cell>
          <table:table-cell table:formula="of:=IF([.BB$5]=0;MAX(([.BB$3]*1+[.BB$4]*0)/[.BB$6];[.BB$8]);[.BB$5])" office:value-type="float" office:value="1" calcext:value-type="float">
            <text:p>1</text:p>
          </table:table-cell>
          <table:table-cell table:formula="of:=[.BC$62]*SUMPRODUCT([.$E$2:.$BB$2];[.$E77:.$BB77])/[.$BC$3]" office:value-type="float" office:value="15.6" calcext:value-type="float">
            <text:p>15,6</text:p>
          </table:table-cell>
          <table:table-cell table:formula="of:=MAX(0;ROUNDUP([.$BC77]/[.$BD$2])*[.$BD$2])" office:value-type="float" office:value="15.6" calcext:value-type="float">
            <text:p>15,6</text:p>
          </table:table-cell>
          <table:table-cell table:formula="of:=RANK([.BD77];[.BD$63:.BD$111])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1</text:p>
          </table:table-cell>
          <table:table-cell/>
          <table:table-cell table:number-columns-repeated="2"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/>
          <table:table-cell table:number-columns-repeated="2" office:value-type="string" calcext:value-type="string">
            <text:p>R1</text:p>
          </table:table-cell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/>
          <table:table-cell table:number-columns-repeated="7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5" office:value-type="string" calcext:value-type="string">
            <text:p>R1</text:p>
          </table:table-cell>
          <table:table-cell table:number-columns-repeated="4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2</text:p>
          </table:table-cell>
          <table:table-cell table:number-columns-repeated="3"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BOUSSION</text:p>
          </table:table-cell>
          <table:table-cell office:value-type="string" calcext:value-type="string">
            <text:p>Victoire</text:p>
          </table:table-cell>
          <table:table-cell office:value-type="string" calcext:value-type="string">
            <text:p>f10007</text:p>
          </table:table-cell>
          <table:table-cell table:formula="of:=[.$BC78]" office:value-type="float" office:value="11.8" calcext:value-type="float">
            <text:p>11,8</text:p>
          </table:table-cell>
          <table:table-cell table:formula="of:=IF([.E$5]=0;MAX(([.E$3]*1+[.E$4]*0)/[.E$6];[.E$8]);[.E$5])" office:value-type="float" office:value="1" calcext:value-type="float">
            <text:p>1</text:p>
          </table:table-cell>
          <table:table-cell table:formula="of:=IF([.F$5]=0;MAX(([.F$3]*1+[.F$4]*0)/[.F$6];[.F$8]);[.F$5])" office:value-type="float" office:value="1" calcext:value-type="float">
            <text:p>1</text:p>
          </table:table-cell>
          <table:table-cell table:formula="of:=IF([.G$5]=0;MAX(([.G$3]*1+[.G$4]*0)/[.G$6];[.G$8]);[.G$5])" office:value-type="float" office:value="1" calcext:value-type="float">
            <text:p>1</text:p>
          </table:table-cell>
          <table:table-cell table:formula="of:=IF([.H$5]=0;MAX(([.H$3]*0+[.H$4]*1)/[.H$6];[.H$8]);[.H$5])" office:value-type="float" office:value="-0.5" calcext:value-type="float">
            <text:p>-0,5</text:p>
          </table:table-cell>
          <table:table-cell table:formula="of:=IF([.I$5]=0;MAX(([.I$3]*1+[.I$4]*0)/[.I$6];[.I$8]);[.I$5])" office:value-type="float" office:value="1" calcext:value-type="float">
            <text:p>1</text:p>
          </table:table-cell>
          <table:table-cell table:formula="of:=IF([.J$5]=0;MAX(([.J$3]*0+[.J$4]*0)/[.J$6];[.J$8]);[.J$5])" office:value-type="float" office:value="0" calcext:value-type="float">
            <text:p>0</text:p>
          </table:table-cell>
          <table:table-cell table:formula="of:=IF([.K$5]=0;MAX(([.K$3]*0+[.K$4]*1)/[.K$6];[.K$8]);[.K$5])" office:value-type="float" office:value="-0.5" calcext:value-type="float">
            <text:p>-0,5</text:p>
          </table:table-cell>
          <table:table-cell table:formula="of:=IF([.L$5]=0;MAX(([.L$3]*1+[.L$4]*0)/[.L$6];[.L$8]);[.L$5])" office:value-type="float" office:value="1" calcext:value-type="float">
            <text:p>1</text:p>
          </table:table-cell>
          <table:table-cell table:formula="of:=IF([.M$5]=0;MAX(([.M$3]*1+[.M$4]*0)/[.M$6];[.M$8]);[.M$5])" office:value-type="float" office:value="1" calcext:value-type="float">
            <text:p>1</text:p>
          </table:table-cell>
          <table:table-cell table:formula="of:=IF([.N$5]=0;MAX(([.N$3]*1+[.N$4]*0)/[.N$6];[.N$8]);[.N$5])" office:value-type="float" office:value="1" calcext:value-type="float">
            <text:p>1</text:p>
          </table:table-cell>
          <table:table-cell table:formula="of:=IF([.O$5]=0;MAX(([.O$3]*0+[.O$4]*1)/[.O$6];[.O$8]);[.O$5])" office:value-type="float" office:value="-0.5" calcext:value-type="float">
            <text:p>-0,5</text:p>
          </table:table-cell>
          <table:table-cell table:formula="of:=IF([.P$5]=0;MAX(([.P$3]*1+[.P$4]*0)/[.P$6];[.P$8]);[.P$5])" office:value-type="float" office:value="1" calcext:value-type="float">
            <text:p>1</text:p>
          </table:table-cell>
          <table:table-cell table:formula="of:=IF([.Q$5]=0;MAX(([.Q$3]*1+[.Q$4]*0)/[.Q$6];[.Q$8]);[.Q$5])" office:value-type="float" office:value="1" calcext:value-type="float">
            <text:p>1</text:p>
          </table:table-cell>
          <table:table-cell table:formula="of:=IF([.R$5]=0;MAX(([.R$3]*1+[.R$4]*0)/[.R$6];[.R$8]);[.R$5])" office:value-type="float" office:value="1" calcext:value-type="float">
            <text:p>1</text:p>
          </table:table-cell>
          <table:table-cell table:formula="of:=IF([.S$5]=0;MAX(([.S$3]*0+[.S$4]*1)/[.S$6];[.S$8]);[.S$5])" office:value-type="float" office:value="-0.5" calcext:value-type="float">
            <text:p>-0,5</text:p>
          </table:table-cell>
          <table:table-cell table:formula="of:=IF([.T$5]=0;MAX(([.T$3]*1+[.T$4]*0)/[.T$6];[.T$8]);[.T$5])" office:value-type="float" office:value="1" calcext:value-type="float">
            <text:p>1</text:p>
          </table:table-cell>
          <table:table-cell table:formula="of:=IF([.U$5]=0;MAX(([.U$3]*1+[.U$4]*0)/[.U$6];[.U$8]);[.U$5])" office:value-type="float" office:value="1" calcext:value-type="float">
            <text:p>1</text:p>
          </table:table-cell>
          <table:table-cell table:formula="of:=IF([.V$5]=0;MAX(([.V$3]*1+[.V$4]*0)/[.V$6];[.V$8]);[.V$5])" office:value-type="float" office:value="1" calcext:value-type="float">
            <text:p>1</text:p>
          </table:table-cell>
          <table:table-cell table:formula="of:=IF([.W$5]=0;MAX(([.W$3]*0+[.W$4]*1)/[.W$6];[.W$8]);[.W$5])" office:value-type="float" office:value="-0.5" calcext:value-type="float">
            <text:p>-0,5</text:p>
          </table:table-cell>
          <table:table-cell table:formula="of:=IF([.X$5]=0;MAX(([.X$3]*0+[.X$4]*0)/[.X$6];[.X$8]);[.X$5])" office:value-type="float" office:value="0" calcext:value-type="float">
            <text:p>0</text:p>
          </table:table-cell>
          <table:table-cell table:formula="of:=IF([.Y$5]=0;MAX(([.Y$3]*1+[.Y$4]*0)/[.Y$6];[.Y$8]);[.Y$5])" office:value-type="float" office:value="1" calcext:value-type="float">
            <text:p>1</text:p>
          </table:table-cell>
          <table:table-cell table:formula="of:=IF([.Z$5]=0;MAX(([.Z$3]*0+[.Z$4]*1)/[.Z$6];[.Z$8]);[.Z$5])" office:value-type="float" office:value="-0.5" calcext:value-type="float">
            <text:p>-0,5</text:p>
          </table:table-cell>
          <table:table-cell table:formula="of:=IF([.AA$5]=0;MAX(([.AA$3]*1+[.AA$4]*0)/[.AA$6];[.AA$8]);[.AA$5])" office:value-type="float" office:value="1" calcext:value-type="float">
            <text:p>1</text:p>
          </table:table-cell>
          <table:table-cell table:formula="of:=IF([.AB$5]=0;MAX(([.AB$3]*0+[.AB$4]*0)/[.AB$6];[.AB$8]);[.AB$5])" office:value-type="float" office:value="0" calcext:value-type="float">
            <text:p>0</text:p>
          </table:table-cell>
          <table:table-cell table:formula="of:=IF([.AC$5]=0;MAX(([.AC$3]*0+[.AC$4]*0)/[.AC$6];[.AC$8]);[.AC$5])" office:value-type="float" office:value="0" calcext:value-type="float">
            <text:p>0</text:p>
          </table:table-cell>
          <table:table-cell table:formula="of:=IF([.AD$5]=0;MAX(([.AD$3]*1+[.AD$4]*0)/[.AD$6];[.AD$8]);[.AD$5])" office:value-type="float" office:value="1" calcext:value-type="float">
            <text:p>1</text:p>
          </table:table-cell>
          <table:table-cell table:formula="of:=IF([.AE$5]=0;MAX(([.AE$3]*1+[.AE$4]*0)/[.AE$6];[.AE$8]);[.AE$5])" office:value-type="float" office:value="1" calcext:value-type="float">
            <text:p>1</text:p>
          </table:table-cell>
          <table:table-cell table:formula="of:=IF([.AF$5]=0;MAX(([.AF$3]*1+[.AF$4]*0)/[.AF$6];[.AF$8]);[.AF$5])" office:value-type="float" office:value="1" calcext:value-type="float">
            <text:p>1</text:p>
          </table:table-cell>
          <table:table-cell table:formula="of:=IF([.AG$5]=0;MAX(([.AG$3]*1+[.AG$4]*0)/[.AG$6];[.AG$8]);[.AG$5])" office:value-type="float" office:value="1" calcext:value-type="float">
            <text:p>1</text:p>
          </table:table-cell>
          <table:table-cell table:formula="of:=IF([.AH$5]=0;MAX(([.AH$3]*0+[.AH$4]*1)/[.AH$6];[.AH$8]);[.AH$5])" office:value-type="float" office:value="-0.5" calcext:value-type="float">
            <text:p>-0,5</text:p>
          </table:table-cell>
          <table:table-cell table:formula="of:=IF([.AI$5]=0;MAX(([.AI$3]*1+[.AI$4]*0)/[.AI$6];[.AI$8]);[.AI$5])" office:value-type="float" office:value="1" calcext:value-type="float">
            <text:p>1</text:p>
          </table:table-cell>
          <table:table-cell table:formula="of:=IF([.AJ$5]=0;MAX(([.AJ$3]*1+[.AJ$4]*0)/[.AJ$6];[.AJ$8]);[.AJ$5])" office:value-type="float" office:value="1" calcext:value-type="float">
            <text:p>1</text:p>
          </table:table-cell>
          <table:table-cell table:formula="of:=IF([.AK$5]=0;MAX(([.AK$3]*1+[.AK$4]*0)/[.AK$6];[.AK$8]);[.AK$5])" office:value-type="float" office:value="1" calcext:value-type="float">
            <text:p>1</text:p>
          </table:table-cell>
          <table:table-cell table:formula="of:=IF([.AL$5]=0;MAX(([.AL$3]*0+[.AL$4]*1)/[.AL$6];[.AL$8]);[.AL$5])" office:value-type="float" office:value="-0.5" calcext:value-type="float">
            <text:p>-0,5</text:p>
          </table:table-cell>
          <table:table-cell table:formula="of:=IF([.AM$5]=0;MAX(([.AM$3]*1+[.AM$4]*0)/[.AM$6];[.AM$8]);[.AM$5])" office:value-type="float" office:value="1" calcext:value-type="float">
            <text:p>1</text:p>
          </table:table-cell>
          <table:table-cell table:formula="of:=IF([.AN$5]=0;MAX(([.AN$3]*1+[.AN$4]*0)/[.AN$6];[.AN$8]);[.AN$5])" office:value-type="float" office:value="1" calcext:value-type="float">
            <text:p>1</text:p>
          </table:table-cell>
          <table:table-cell table:formula="of:=IF([.AO$5]=0;MAX(([.AO$3]*1+[.AO$4]*0)/[.AO$6];[.AO$8]);[.AO$5])" office:value-type="float" office:value="1" calcext:value-type="float">
            <text:p>1</text:p>
          </table:table-cell>
          <table:table-cell table:formula="of:=IF([.AP$5]=0;MAX(([.AP$3]*0+[.AP$4]*0)/[.AP$6];[.AP$8]);[.AP$5])" office:value-type="float" office:value="0" calcext:value-type="float">
            <text:p>0</text:p>
          </table:table-cell>
          <table:table-cell table:formula="of:=IF([.AQ$5]=0;MAX(([.AQ$3]*1+[.AQ$4]*0)/[.AQ$6];[.AQ$8]);[.AQ$5])" office:value-type="float" office:value="1" calcext:value-type="float">
            <text:p>1</text:p>
          </table:table-cell>
          <table:table-cell table:formula="of:=IF([.AR$5]=0;MAX(([.AR$3]*1+[.AR$4]*0)/[.AR$6];[.AR$8]);[.AR$5])" office:value-type="float" office:value="1" calcext:value-type="float">
            <text:p>1</text:p>
          </table:table-cell>
          <table:table-cell table:formula="of:=IF([.AS$5]=0;MAX(([.AS$3]*1+[.AS$4]*0)/[.AS$6];[.AS$8]);[.AS$5])" office:value-type="float" office:value="1" calcext:value-type="float">
            <text:p>1</text:p>
          </table:table-cell>
          <table:table-cell table:formula="of:=IF([.AT$5]=0;MAX(([.AT$3]*0+[.AT$4]*1)/[.AT$6];[.AT$8]);[.AT$5])" office:value-type="float" office:value="-0.5" calcext:value-type="float">
            <text:p>-0,5</text:p>
          </table:table-cell>
          <table:table-cell table:formula="of:=IF([.AU$5]=0;MAX(([.AU$3]*1+[.AU$4]*0)/[.AU$6];[.AU$8]);[.AU$5])" office:value-type="float" office:value="1" calcext:value-type="float">
            <text:p>1</text:p>
          </table:table-cell>
          <table:table-cell table:formula="of:=IF([.AV$5]=0;MAX(([.AV$3]*0+[.AV$4]*0)/[.AV$6];[.AV$8]);[.AV$5])" office:value-type="float" office:value="0" calcext:value-type="float">
            <text:p>0</text:p>
          </table:table-cell>
          <table:table-cell table:formula="of:=IF([.AW$5]=0;MAX(([.AW$3]*1+[.AW$4]*0)/[.AW$6];[.AW$8]);[.AW$5])" office:value-type="float" office:value="1" calcext:value-type="float">
            <text:p>1</text:p>
          </table:table-cell>
          <table:table-cell table:formula="of:=IF([.AX$5]=0;MAX(([.AX$3]*1+[.AX$4]*0)/[.AX$6];[.AX$8]);[.AX$5])" office:value-type="float" office:value="1" calcext:value-type="float">
            <text:p>1</text:p>
          </table:table-cell>
          <table:table-cell table:formula="of:=IF([.AY$5]=0;MAX(([.AY$3]*1+[.AY$4]*0)/[.AY$6];[.AY$8]);[.AY$5])" office:value-type="float" office:value="1" calcext:value-type="float">
            <text:p>1</text:p>
          </table:table-cell>
          <table:table-cell table:formula="of:=IF([.AZ$5]=0;MAX(([.AZ$3]*1+[.AZ$4]*0)/[.AZ$6];[.AZ$8]);[.AZ$5])" office:value-type="float" office:value="1" calcext:value-type="float">
            <text:p>1</text:p>
          </table:table-cell>
          <table:table-cell table:formula="of:=IF([.BA$5]=0;MAX(([.BA$3]*0+[.BA$4]*0)/[.BA$6];[.BA$8]);[.BA$5])" office:value-type="float" office:value="0" calcext:value-type="float">
            <text:p>0</text:p>
          </table:table-cell>
          <table:table-cell table:formula="of:=IF([.BB$5]=0;MAX(([.BB$3]*1+[.BB$4]*0)/[.BB$6];[.BB$8]);[.BB$5])" office:value-type="float" office:value="1" calcext:value-type="float">
            <text:p>1</text:p>
          </table:table-cell>
          <table:table-cell table:formula="of:=[.BC$62]*SUMPRODUCT([.$E$2:.$BB$2];[.$E78:.$BB78])/[.$BC$3]" office:value-type="float" office:value="11.8" calcext:value-type="float">
            <text:p>11,8</text:p>
          </table:table-cell>
          <table:table-cell table:formula="of:=MAX(0;ROUNDUP([.$BC78]/[.$BD$2])*[.$BD$2])" office:value-type="float" office:value="11.8" calcext:value-type="float">
            <text:p>11,8</text:p>
          </table:table-cell>
          <table:table-cell table:formula="of:=RANK([.BD78];[.BD$63:.BD$111])" office:value-type="float" office:value="25" calcext:value-type="float">
            <text:p>25</text:p>
          </table:table-cell>
          <table:table-cell table:number-columns-repeated="2"/>
          <table:table-cell table:number-columns-repeated="3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2</text:p>
          </table:table-cell>
          <table:table-cell table:number-columns-repeated="5"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"/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table:number-columns-repeated="3" office:value-type="string" calcext:value-type="string">
            <text:p>R1</text:p>
          </table:table-cell>
          <table:table-cell/>
          <table:table-cell table:number-columns-repeated="3"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/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GUIZE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f10029</text:p>
          </table:table-cell>
          <table:table-cell table:formula="of:=[.$BC79]" office:value-type="float" office:value="13" calcext:value-type="float">
            <text:p>13</text:p>
          </table:table-cell>
          <table:table-cell table:formula="of:=IF([.E$5]=0;MAX(([.E$3]*1+[.E$4]*0)/[.E$6];[.E$8]);[.E$5])" office:value-type="float" office:value="1" calcext:value-type="float">
            <text:p>1</text:p>
          </table:table-cell>
          <table:table-cell table:formula="of:=IF([.F$5]=0;MAX(([.F$3]*1+[.F$4]*0)/[.F$6];[.F$8]);[.F$5])" office:value-type="float" office:value="1" calcext:value-type="float">
            <text:p>1</text:p>
          </table:table-cell>
          <table:table-cell table:formula="of:=IF([.G$5]=0;MAX(([.G$3]*1+[.G$4]*0)/[.G$6];[.G$8]);[.G$5])" office:value-type="float" office:value="1" calcext:value-type="float">
            <text:p>1</text:p>
          </table:table-cell>
          <table:table-cell table:formula="of:=IF([.H$5]=0;MAX(([.H$3]*0+[.H$4]*1)/[.H$6];[.H$8]);[.H$5])" office:value-type="float" office:value="-0.5" calcext:value-type="float">
            <text:p>-0,5</text:p>
          </table:table-cell>
          <table:table-cell table:formula="of:=IF([.I$5]=0;MAX(([.I$3]*1+[.I$4]*0)/[.I$6];[.I$8]);[.I$5])" office:value-type="float" office:value="1" calcext:value-type="float">
            <text:p>1</text:p>
          </table:table-cell>
          <table:table-cell table:formula="of:=IF([.J$5]=0;MAX(([.J$3]*1+[.J$4]*0)/[.J$6];[.J$8]);[.J$5])" office:value-type="float" office:value="1" calcext:value-type="float">
            <text:p>1</text:p>
          </table:table-cell>
          <table:table-cell table:formula="of:=IF([.K$5]=0;MAX(([.K$3]*1+[.K$4]*0)/[.K$6];[.K$8]);[.K$5])" office:value-type="float" office:value="1" calcext:value-type="float">
            <text:p>1</text:p>
          </table:table-cell>
          <table:table-cell table:formula="of:=IF([.L$5]=0;MAX(([.L$3]*1+[.L$4]*0)/[.L$6];[.L$8]);[.L$5])" office:value-type="float" office:value="1" calcext:value-type="float">
            <text:p>1</text:p>
          </table:table-cell>
          <table:table-cell table:formula="of:=IF([.M$5]=0;MAX(([.M$3]*1+[.M$4]*0)/[.M$6];[.M$8]);[.M$5])" office:value-type="float" office:value="1" calcext:value-type="float">
            <text:p>1</text:p>
          </table:table-cell>
          <table:table-cell table:formula="of:=IF([.N$5]=0;MAX(([.N$3]*1+[.N$4]*0)/[.N$6];[.N$8]);[.N$5])" office:value-type="float" office:value="1" calcext:value-type="float">
            <text:p>1</text:p>
          </table:table-cell>
          <table:table-cell table:formula="of:=IF([.O$5]=0;MAX(([.O$3]*0+[.O$4]*1)/[.O$6];[.O$8]);[.O$5])" office:value-type="float" office:value="-0.5" calcext:value-type="float">
            <text:p>-0,5</text:p>
          </table:table-cell>
          <table:table-cell table:formula="of:=IF([.P$5]=0;MAX(([.P$3]*1+[.P$4]*0)/[.P$6];[.P$8]);[.P$5])" office:value-type="float" office:value="1" calcext:value-type="float">
            <text:p>1</text:p>
          </table:table-cell>
          <table:table-cell table:formula="of:=IF([.Q$5]=0;MAX(([.Q$3]*1+[.Q$4]*0)/[.Q$6];[.Q$8]);[.Q$5])" office:value-type="float" office:value="1" calcext:value-type="float">
            <text:p>1</text:p>
          </table:table-cell>
          <table:table-cell table:formula="of:=IF([.R$5]=0;MAX(([.R$3]*1+[.R$4]*0)/[.R$6];[.R$8]);[.R$5])" office:value-type="float" office:value="1" calcext:value-type="float">
            <text:p>1</text:p>
          </table:table-cell>
          <table:table-cell table:formula="of:=IF([.S$5]=0;MAX(([.S$3]*0+[.S$4]*1)/[.S$6];[.S$8]);[.S$5])" office:value-type="float" office:value="-0.5" calcext:value-type="float">
            <text:p>-0,5</text:p>
          </table:table-cell>
          <table:table-cell table:formula="of:=IF([.T$5]=0;MAX(([.T$3]*0+[.T$4]*1)/[.T$6];[.T$8]);[.T$5])" office:value-type="float" office:value="-0.5" calcext:value-type="float">
            <text:p>-0,5</text:p>
          </table:table-cell>
          <table:table-cell table:formula="of:=IF([.U$5]=0;MAX(([.U$3]*1+[.U$4]*0)/[.U$6];[.U$8]);[.U$5])" office:value-type="float" office:value="1" calcext:value-type="float">
            <text:p>1</text:p>
          </table:table-cell>
          <table:table-cell table:formula="of:=IF([.V$5]=0;MAX(([.V$3]*1+[.V$4]*0)/[.V$6];[.V$8]);[.V$5])" office:value-type="float" office:value="1" calcext:value-type="float">
            <text:p>1</text:p>
          </table:table-cell>
          <table:table-cell table:formula="of:=IF([.W$5]=0;MAX(([.W$3]*1+[.W$4]*0)/[.W$6];[.W$8]);[.W$5])" office:value-type="float" office:value="1" calcext:value-type="float">
            <text:p>1</text:p>
          </table:table-cell>
          <table:table-cell table:formula="of:=IF([.X$5]=0;MAX(([.X$3]*1+[.X$4]*0)/[.X$6];[.X$8]);[.X$5])" office:value-type="float" office:value="1" calcext:value-type="float">
            <text:p>1</text:p>
          </table:table-cell>
          <table:table-cell table:formula="of:=IF([.Y$5]=0;MAX(([.Y$3]*1+[.Y$4]*0)/[.Y$6];[.Y$8]);[.Y$5])" office:value-type="float" office:value="1" calcext:value-type="float">
            <text:p>1</text:p>
          </table:table-cell>
          <table:table-cell table:formula="of:=IF([.Z$5]=0;MAX(([.Z$3]*0+[.Z$4]*1)/[.Z$6];[.Z$8]);[.Z$5])" office:value-type="float" office:value="-0.5" calcext:value-type="float">
            <text:p>-0,5</text:p>
          </table:table-cell>
          <table:table-cell table:formula="of:=IF([.AA$5]=0;MAX(([.AA$3]*1+[.AA$4]*0)/[.AA$6];[.AA$8]);[.AA$5])" office:value-type="float" office:value="1" calcext:value-type="float">
            <text:p>1</text:p>
          </table:table-cell>
          <table:table-cell table:formula="of:=IF([.AB$5]=0;MAX(([.AB$3]*1+[.AB$4]*0)/[.AB$6];[.AB$8]);[.AB$5])" office:value-type="float" office:value="1" calcext:value-type="float">
            <text:p>1</text:p>
          </table:table-cell>
          <table:table-cell table:formula="of:=IF([.AC$5]=0;MAX(([.AC$3]*1+[.AC$4]*0)/[.AC$6];[.AC$8]);[.AC$5])" office:value-type="float" office:value="1" calcext:value-type="float">
            <text:p>1</text:p>
          </table:table-cell>
          <table:table-cell table:formula="of:=IF([.AD$5]=0;MAX(([.AD$3]*1+[.AD$4]*0)/[.AD$6];[.AD$8]);[.AD$5])" office:value-type="float" office:value="1" calcext:value-type="float">
            <text:p>1</text:p>
          </table:table-cell>
          <table:table-cell table:formula="of:=IF([.AE$5]=0;MAX(([.AE$3]*1+[.AE$4]*0)/[.AE$6];[.AE$8]);[.AE$5])" office:value-type="float" office:value="1" calcext:value-type="float">
            <text:p>1</text:p>
          </table:table-cell>
          <table:table-cell table:formula="of:=IF([.AF$5]=0;MAX(([.AF$3]*1+[.AF$4]*0)/[.AF$6];[.AF$8]);[.AF$5])" office:value-type="float" office:value="1" calcext:value-type="float">
            <text:p>1</text:p>
          </table:table-cell>
          <table:table-cell table:formula="of:=IF([.AG$5]=0;MAX(([.AG$3]*1+[.AG$4]*0)/[.AG$6];[.AG$8]);[.AG$5])" office:value-type="float" office:value="1" calcext:value-type="float">
            <text:p>1</text:p>
          </table:table-cell>
          <table:table-cell table:formula="of:=IF([.AH$5]=0;MAX(([.AH$3]*1+[.AH$4]*0)/[.AH$6];[.AH$8]);[.AH$5])" office:value-type="float" office:value="1" calcext:value-type="float">
            <text:p>1</text:p>
          </table:table-cell>
          <table:table-cell table:formula="of:=IF([.AI$5]=0;MAX(([.AI$3]*1+[.AI$4]*0)/[.AI$6];[.AI$8]);[.AI$5])" office:value-type="float" office:value="1" calcext:value-type="float">
            <text:p>1</text:p>
          </table:table-cell>
          <table:table-cell table:formula="of:=IF([.AJ$5]=0;MAX(([.AJ$3]*1+[.AJ$4]*0)/[.AJ$6];[.AJ$8]);[.AJ$5])" office:value-type="float" office:value="1" calcext:value-type="float">
            <text:p>1</text:p>
          </table:table-cell>
          <table:table-cell table:formula="of:=IF([.AK$5]=0;MAX(([.AK$3]*0+[.AK$4]*1)/[.AK$6];[.AK$8]);[.AK$5])" office:value-type="float" office:value="-0.5" calcext:value-type="float">
            <text:p>-0,5</text:p>
          </table:table-cell>
          <table:table-cell table:formula="of:=IF([.AL$5]=0;MAX(([.AL$3]*1+[.AL$4]*0)/[.AL$6];[.AL$8]);[.AL$5])" office:value-type="float" office:value="1" calcext:value-type="float">
            <text:p>1</text:p>
          </table:table-cell>
          <table:table-cell table:formula="of:=IF([.AM$5]=0;MAX(([.AM$3]*1+[.AM$4]*0)/[.AM$6];[.AM$8]);[.AM$5])" office:value-type="float" office:value="1" calcext:value-type="float">
            <text:p>1</text:p>
          </table:table-cell>
          <table:table-cell table:formula="of:=IF([.AN$5]=0;MAX(([.AN$3]*1+[.AN$4]*0)/[.AN$6];[.AN$8]);[.AN$5])" office:value-type="float" office:value="1" calcext:value-type="float">
            <text:p>1</text:p>
          </table:table-cell>
          <table:table-cell table:formula="of:=IF([.AO$5]=0;MAX(([.AO$3]*1+[.AO$4]*0)/[.AO$6];[.AO$8]);[.AO$5])" office:value-type="float" office:value="1" calcext:value-type="float">
            <text:p>1</text:p>
          </table:table-cell>
          <table:table-cell table:formula="of:=IF([.AP$5]=0;MAX(([.AP$3]*1+[.AP$4]*0)/[.AP$6];[.AP$8]);[.AP$5])" office:value-type="float" office:value="1" calcext:value-type="float">
            <text:p>1</text:p>
          </table:table-cell>
          <table:table-cell table:formula="of:=IF([.AQ$5]=0;MAX(([.AQ$3]*0+[.AQ$4]*1)/[.AQ$6];[.AQ$8]);[.AQ$5])" office:value-type="float" office:value="-0.5" calcext:value-type="float">
            <text:p>-0,5</text:p>
          </table:table-cell>
          <table:table-cell table:formula="of:=IF([.AR$5]=0;MAX(([.AR$3]*0+[.AR$4]*1)/[.AR$6];[.AR$8]);[.AR$5])" office:value-type="float" office:value="-0.5" calcext:value-type="float">
            <text:p>-0,5</text:p>
          </table:table-cell>
          <table:table-cell table:formula="of:=IF([.AS$5]=0;MAX(([.AS$3]*0+[.AS$4]*1)/[.AS$6];[.AS$8]);[.AS$5])" office:value-type="float" office:value="-0.5" calcext:value-type="float">
            <text:p>-0,5</text:p>
          </table:table-cell>
          <table:table-cell table:formula="of:=IF([.AT$5]=0;MAX(([.AT$3]*1+[.AT$4]*0)/[.AT$6];[.AT$8]);[.AT$5])" office:value-type="float" office:value="1" calcext:value-type="float">
            <text:p>1</text:p>
          </table:table-cell>
          <table:table-cell table:formula="of:=IF([.AU$5]=0;MAX(([.AU$3]*1+[.AU$4]*0)/[.AU$6];[.AU$8]);[.AU$5])" office:value-type="float" office:value="1" calcext:value-type="float">
            <text:p>1</text:p>
          </table:table-cell>
          <table:table-cell table:formula="of:=IF([.AV$5]=0;MAX(([.AV$3]*0+[.AV$4]*0)/[.AV$6];[.AV$8]);[.AV$5])" office:value-type="float" office:value="0" calcext:value-type="float">
            <text:p>0</text:p>
          </table:table-cell>
          <table:table-cell table:formula="of:=IF([.AW$5]=0;MAX(([.AW$3]*1+[.AW$4]*0)/[.AW$6];[.AW$8]);[.AW$5])" office:value-type="float" office:value="1" calcext:value-type="float">
            <text:p>1</text:p>
          </table:table-cell>
          <table:table-cell table:formula="of:=IF([.AX$5]=0;MAX(([.AX$3]*0+[.AX$4]*0)/[.AX$6];[.AX$8]);[.AX$5])" office:value-type="float" office:value="0" calcext:value-type="float">
            <text:p>0</text:p>
          </table:table-cell>
          <table:table-cell table:formula="of:=IF([.AY$5]=0;MAX(([.AY$3]*0+[.AY$4]*0)/[.AY$6];[.AY$8]);[.AY$5])" office:value-type="float" office:value="0" calcext:value-type="float">
            <text:p>0</text:p>
          </table:table-cell>
          <table:table-cell table:formula="of:=IF([.AZ$5]=0;MAX(([.AZ$3]*0+[.AZ$4]*0)/[.AZ$6];[.AZ$8]);[.AZ$5])" office:value-type="float" office:value="0" calcext:value-type="float">
            <text:p>0</text:p>
          </table:table-cell>
          <table:table-cell table:formula="of:=IF([.BA$5]=0;MAX(([.BA$3]*1+[.BA$4]*0)/[.BA$6];[.BA$8]);[.BA$5])" office:value-type="float" office:value="1" calcext:value-type="float">
            <text:p>1</text:p>
          </table:table-cell>
          <table:table-cell table:formula="of:=IF([.BB$5]=0;MAX(([.BB$3]*1+[.BB$4]*0)/[.BB$6];[.BB$8]);[.BB$5])" office:value-type="float" office:value="1" calcext:value-type="float">
            <text:p>1</text:p>
          </table:table-cell>
          <table:table-cell table:formula="of:=[.BC$62]*SUMPRODUCT([.$E$2:.$BB$2];[.$E79:.$BB79])/[.$BC$3]" office:value-type="float" office:value="13" calcext:value-type="float">
            <text:p>13</text:p>
          </table:table-cell>
          <table:table-cell table:formula="of:=MAX(0;ROUNDUP([.$BC79]/[.$BD$2])*[.$BD$2])" office:value-type="float" office:value="13" calcext:value-type="float">
            <text:p>13</text:p>
          </table:table-cell>
          <table:table-cell table:formula="of:=RANK([.BD79];[.BD$63:.BD$111])" office:value-type="float" office:value="18" calcext:value-type="float">
            <text:p>18</text:p>
          </table:table-cell>
          <table:table-cell table:number-columns-repeated="2"/>
          <table:table-cell table:number-columns-repeated="3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8"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5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10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1</text:p>
          </table:table-cell>
          <table:table-cell table:number-columns-repeated="3"/>
          <table:table-cell table:number-columns-repeated="2"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BARBIER</text:p>
          </table:table-cell>
          <table:table-cell office:value-type="string" calcext:value-type="string">
            <text:p>Josie</text:p>
          </table:table-cell>
          <table:table-cell office:value-type="string" calcext:value-type="string">
            <text:p>f10002</text:p>
          </table:table-cell>
          <table:table-cell table:formula="of:=[.$BC80]" office:value-type="float" office:value="14" calcext:value-type="float">
            <text:p>14</text:p>
          </table:table-cell>
          <table:table-cell table:formula="of:=IF([.E$5]=0;MAX(([.E$3]*1+[.E$4]*0)/[.E$6];[.E$8]);[.E$5])" office:value-type="float" office:value="1" calcext:value-type="float">
            <text:p>1</text:p>
          </table:table-cell>
          <table:table-cell table:formula="of:=IF([.F$5]=0;MAX(([.F$3]*0+[.F$4]*0)/[.F$6];[.F$8]);[.F$5])" office:value-type="float" office:value="0" calcext:value-type="float">
            <text:p>0</text:p>
          </table:table-cell>
          <table:table-cell table:formula="of:=IF([.G$5]=0;MAX(([.G$3]*1+[.G$4]*0)/[.G$6];[.G$8]);[.G$5])" office:value-type="float" office:value="1" calcext:value-type="float">
            <text:p>1</text:p>
          </table:table-cell>
          <table:table-cell table:formula="of:=IF([.H$5]=0;MAX(([.H$3]*1+[.H$4]*0)/[.H$6];[.H$8]);[.H$5])" office:value-type="float" office:value="1" calcext:value-type="float">
            <text:p>1</text:p>
          </table:table-cell>
          <table:table-cell table:formula="of:=IF([.I$5]=0;MAX(([.I$3]*0+[.I$4]*0)/[.I$6];[.I$8]);[.I$5])" office:value-type="float" office:value="0" calcext:value-type="float">
            <text:p>0</text:p>
          </table:table-cell>
          <table:table-cell table:formula="of:=IF([.J$5]=0;MAX(([.J$3]*1+[.J$4]*0)/[.J$6];[.J$8]);[.J$5])" office:value-type="float" office:value="1" calcext:value-type="float">
            <text:p>1</text:p>
          </table:table-cell>
          <table:table-cell table:formula="of:=IF([.K$5]=0;MAX(([.K$3]*0+[.K$4]*0)/[.K$6];[.K$8]);[.K$5])" office:value-type="float" office:value="0" calcext:value-type="float">
            <text:p>0</text:p>
          </table:table-cell>
          <table:table-cell table:formula="of:=IF([.L$5]=0;MAX(([.L$3]*1+[.L$4]*0)/[.L$6];[.L$8]);[.L$5])" office:value-type="float" office:value="1" calcext:value-type="float">
            <text:p>1</text:p>
          </table:table-cell>
          <table:table-cell table:formula="of:=IF([.M$5]=0;MAX(([.M$3]*1+[.M$4]*0)/[.M$6];[.M$8]);[.M$5])" office:value-type="float" office:value="1" calcext:value-type="float">
            <text:p>1</text:p>
          </table:table-cell>
          <table:table-cell table:formula="of:=IF([.N$5]=0;MAX(([.N$3]*0+[.N$4]*0)/[.N$6];[.N$8]);[.N$5])" office:value-type="float" office:value="0" calcext:value-type="float">
            <text:p>0</text:p>
          </table:table-cell>
          <table:table-cell table:formula="of:=IF([.O$5]=0;MAX(([.O$3]*0+[.O$4]*0)/[.O$6];[.O$8]);[.O$5])" office:value-type="float" office:value="0" calcext:value-type="float">
            <text:p>0</text:p>
          </table:table-cell>
          <table:table-cell table:formula="of:=IF([.P$5]=0;MAX(([.P$3]*1+[.P$4]*0)/[.P$6];[.P$8]);[.P$5])" office:value-type="float" office:value="1" calcext:value-type="float">
            <text:p>1</text:p>
          </table:table-cell>
          <table:table-cell table:formula="of:=IF([.Q$5]=0;MAX(([.Q$3]*1+[.Q$4]*0)/[.Q$6];[.Q$8]);[.Q$5])" office:value-type="float" office:value="1" calcext:value-type="float">
            <text:p>1</text:p>
          </table:table-cell>
          <table:table-cell table:formula="of:=IF([.R$5]=0;MAX(([.R$3]*1+[.R$4]*0)/[.R$6];[.R$8]);[.R$5])" office:value-type="float" office:value="1" calcext:value-type="float">
            <text:p>1</text:p>
          </table:table-cell>
          <table:table-cell table:formula="of:=IF([.S$5]=0;MAX(([.S$3]*1+[.S$4]*0)/[.S$6];[.S$8]);[.S$5])" office:value-type="float" office:value="1" calcext:value-type="float">
            <text:p>1</text:p>
          </table:table-cell>
          <table:table-cell table:formula="of:=IF([.T$5]=0;MAX(([.T$3]*1+[.T$4]*0)/[.T$6];[.T$8]);[.T$5])" office:value-type="float" office:value="1" calcext:value-type="float">
            <text:p>1</text:p>
          </table:table-cell>
          <table:table-cell table:formula="of:=IF([.U$5]=0;MAX(([.U$3]*1+[.U$4]*0)/[.U$6];[.U$8]);[.U$5])" office:value-type="float" office:value="1" calcext:value-type="float">
            <text:p>1</text:p>
          </table:table-cell>
          <table:table-cell table:formula="of:=IF([.V$5]=0;MAX(([.V$3]*1+[.V$4]*0)/[.V$6];[.V$8]);[.V$5])" office:value-type="float" office:value="1" calcext:value-type="float">
            <text:p>1</text:p>
          </table:table-cell>
          <table:table-cell table:formula="of:=IF([.W$5]=0;MAX(([.W$3]*1+[.W$4]*0)/[.W$6];[.W$8]);[.W$5])" office:value-type="float" office:value="1" calcext:value-type="float">
            <text:p>1</text:p>
          </table:table-cell>
          <table:table-cell table:formula="of:=IF([.X$5]=0;MAX(([.X$3]*0+[.X$4]*0)/[.X$6];[.X$8]);[.X$5])" office:value-type="float" office:value="0" calcext:value-type="float">
            <text:p>0</text:p>
          </table:table-cell>
          <table:table-cell table:formula="of:=IF([.Y$5]=0;MAX(([.Y$3]*1+[.Y$4]*0)/[.Y$6];[.Y$8]);[.Y$5])" office:value-type="float" office:value="1" calcext:value-type="float">
            <text:p>1</text:p>
          </table:table-cell>
          <table:table-cell table:formula="of:=IF([.Z$5]=0;MAX(([.Z$3]*0+[.Z$4]*1)/[.Z$6];[.Z$8]);[.Z$5])" office:value-type="float" office:value="-0.5" calcext:value-type="float">
            <text:p>-0,5</text:p>
          </table:table-cell>
          <table:table-cell table:formula="of:=IF([.AA$5]=0;MAX(([.AA$3]*1+[.AA$4]*0)/[.AA$6];[.AA$8]);[.AA$5])" office:value-type="float" office:value="1" calcext:value-type="float">
            <text:p>1</text:p>
          </table:table-cell>
          <table:table-cell table:formula="of:=IF([.AB$5]=0;MAX(([.AB$3]*1+[.AB$4]*0)/[.AB$6];[.AB$8]);[.AB$5])" office:value-type="float" office:value="1" calcext:value-type="float">
            <text:p>1</text:p>
          </table:table-cell>
          <table:table-cell table:formula="of:=IF([.AC$5]=0;MAX(([.AC$3]*1+[.AC$4]*0)/[.AC$6];[.AC$8]);[.AC$5])" office:value-type="float" office:value="1" calcext:value-type="float">
            <text:p>1</text:p>
          </table:table-cell>
          <table:table-cell table:formula="of:=IF([.AD$5]=0;MAX(([.AD$3]*1+[.AD$4]*0)/[.AD$6];[.AD$8]);[.AD$5])" office:value-type="float" office:value="1" calcext:value-type="float">
            <text:p>1</text:p>
          </table:table-cell>
          <table:table-cell table:formula="of:=IF([.AE$5]=0;MAX(([.AE$3]*1+[.AE$4]*0)/[.AE$6];[.AE$8]);[.AE$5])" office:value-type="float" office:value="1" calcext:value-type="float">
            <text:p>1</text:p>
          </table:table-cell>
          <table:table-cell table:formula="of:=IF([.AF$5]=0;MAX(([.AF$3]*0+[.AF$4]*1)/[.AF$6];[.AF$8]);[.AF$5])" office:value-type="float" office:value="-0.5" calcext:value-type="float">
            <text:p>-0,5</text:p>
          </table:table-cell>
          <table:table-cell table:formula="of:=IF([.AG$5]=0;MAX(([.AG$3]*1+[.AG$4]*0)/[.AG$6];[.AG$8]);[.AG$5])" office:value-type="float" office:value="1" calcext:value-type="float">
            <text:p>1</text:p>
          </table:table-cell>
          <table:table-cell table:formula="of:=IF([.AH$5]=0;MAX(([.AH$3]*1+[.AH$4]*0)/[.AH$6];[.AH$8]);[.AH$5])" office:value-type="float" office:value="1" calcext:value-type="float">
            <text:p>1</text:p>
          </table:table-cell>
          <table:table-cell table:formula="of:=IF([.AI$5]=0;MAX(([.AI$3]*1+[.AI$4]*0)/[.AI$6];[.AI$8]);[.AI$5])" office:value-type="float" office:value="1" calcext:value-type="float">
            <text:p>1</text:p>
          </table:table-cell>
          <table:table-cell table:formula="of:=IF([.AJ$5]=0;MAX(([.AJ$3]*1+[.AJ$4]*0)/[.AJ$6];[.AJ$8]);[.AJ$5])" office:value-type="float" office:value="1" calcext:value-type="float">
            <text:p>1</text:p>
          </table:table-cell>
          <table:table-cell table:formula="of:=IF([.AK$5]=0;MAX(([.AK$3]*1+[.AK$4]*0)/[.AK$6];[.AK$8]);[.AK$5])" office:value-type="float" office:value="1" calcext:value-type="float">
            <text:p>1</text:p>
          </table:table-cell>
          <table:table-cell table:formula="of:=IF([.AL$5]=0;MAX(([.AL$3]*0+[.AL$4]*0)/[.AL$6];[.AL$8]);[.AL$5])" office:value-type="float" office:value="0" calcext:value-type="float">
            <text:p>0</text:p>
          </table:table-cell>
          <table:table-cell table:formula="of:=IF([.AM$5]=0;MAX(([.AM$3]*1+[.AM$4]*0)/[.AM$6];[.AM$8]);[.AM$5])" office:value-type="float" office:value="1" calcext:value-type="float">
            <text:p>1</text:p>
          </table:table-cell>
          <table:table-cell table:formula="of:=IF([.AN$5]=0;MAX(([.AN$3]*1+[.AN$4]*0)/[.AN$6];[.AN$8]);[.AN$5])" office:value-type="float" office:value="1" calcext:value-type="float">
            <text:p>1</text:p>
          </table:table-cell>
          <table:table-cell table:formula="of:=IF([.AO$5]=0;MAX(([.AO$3]*1+[.AO$4]*0)/[.AO$6];[.AO$8]);[.AO$5])" office:value-type="float" office:value="1" calcext:value-type="float">
            <text:p>1</text:p>
          </table:table-cell>
          <table:table-cell table:formula="of:=IF([.AP$5]=0;MAX(([.AP$3]*0+[.AP$4]*0)/[.AP$6];[.AP$8]);[.AP$5])" office:value-type="float" office:value="0" calcext:value-type="float">
            <text:p>0</text:p>
          </table:table-cell>
          <table:table-cell table:formula="of:=IF([.AQ$5]=0;MAX(([.AQ$3]*1+[.AQ$4]*0)/[.AQ$6];[.AQ$8]);[.AQ$5])" office:value-type="float" office:value="1" calcext:value-type="float">
            <text:p>1</text:p>
          </table:table-cell>
          <table:table-cell table:formula="of:=IF([.AR$5]=0;MAX(([.AR$3]*1+[.AR$4]*0)/[.AR$6];[.AR$8]);[.AR$5])" office:value-type="float" office:value="1" calcext:value-type="float">
            <text:p>1</text:p>
          </table:table-cell>
          <table:table-cell table:formula="of:=IF([.AS$5]=0;MAX(([.AS$3]*1+[.AS$4]*0)/[.AS$6];[.AS$8]);[.AS$5])" office:value-type="float" office:value="1" calcext:value-type="float">
            <text:p>1</text:p>
          </table:table-cell>
          <table:table-cell table:formula="of:=IF([.AT$5]=0;MAX(([.AT$3]*0+[.AT$4]*0)/[.AT$6];[.AT$8]);[.AT$5])" office:value-type="float" office:value="0" calcext:value-type="float">
            <text:p>0</text:p>
          </table:table-cell>
          <table:table-cell table:formula="of:=IF([.AU$5]=0;MAX(([.AU$3]*1+[.AU$4]*0)/[.AU$6];[.AU$8]);[.AU$5])" office:value-type="float" office:value="1" calcext:value-type="float">
            <text:p>1</text:p>
          </table:table-cell>
          <table:table-cell table:formula="of:=IF([.AV$5]=0;MAX(([.AV$3]*0+[.AV$4]*0)/[.AV$6];[.AV$8]);[.AV$5])" office:value-type="float" office:value="0" calcext:value-type="float">
            <text:p>0</text:p>
          </table:table-cell>
          <table:table-cell table:formula="of:=IF([.AW$5]=0;MAX(([.AW$3]*1+[.AW$4]*0)/[.AW$6];[.AW$8]);[.AW$5])" office:value-type="float" office:value="1" calcext:value-type="float">
            <text:p>1</text:p>
          </table:table-cell>
          <table:table-cell table:formula="of:=IF([.AX$5]=0;MAX(([.AX$3]*1+[.AX$4]*0)/[.AX$6];[.AX$8]);[.AX$5])" office:value-type="float" office:value="1" calcext:value-type="float">
            <text:p>1</text:p>
          </table:table-cell>
          <table:table-cell table:formula="of:=IF([.AY$5]=0;MAX(([.AY$3]*1+[.AY$4]*0)/[.AY$6];[.AY$8]);[.AY$5])" office:value-type="float" office:value="1" calcext:value-type="float">
            <text:p>1</text:p>
          </table:table-cell>
          <table:table-cell table:formula="of:=IF([.AZ$5]=0;MAX(([.AZ$3]*0+[.AZ$4]*0)/[.AZ$6];[.AZ$8]);[.AZ$5])" office:value-type="float" office:value="0" calcext:value-type="float">
            <text:p>0</text:p>
          </table:table-cell>
          <table:table-cell table:formula="of:=IF([.BA$5]=0;MAX(([.BA$3]*0+[.BA$4]*0)/[.BA$6];[.BA$8]);[.BA$5])" office:value-type="float" office:value="0" calcext:value-type="float">
            <text:p>0</text:p>
          </table:table-cell>
          <table:table-cell table:formula="of:=IF([.BB$5]=0;MAX(([.BB$3]*1+[.BB$4]*0)/[.BB$6];[.BB$8]);[.BB$5])" office:value-type="float" office:value="1" calcext:value-type="float">
            <text:p>1</text:p>
          </table:table-cell>
          <table:table-cell table:formula="of:=[.BC$62]*SUMPRODUCT([.$E$2:.$BB$2];[.$E80:.$BB80])/[.$BC$3]" office:value-type="float" office:value="14" calcext:value-type="float">
            <text:p>14</text:p>
          </table:table-cell>
          <table:table-cell table:formula="of:=MAX(0;ROUNDUP([.$BC80]/[.$BD$2])*[.$BD$2])" office:value-type="float" office:value="14" calcext:value-type="float">
            <text:p>14</text:p>
          </table:table-cell>
          <table:table-cell table:formula="of:=RANK([.BD80];[.BD$63:.BD$111])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R1</text:p>
          </table:table-cell>
          <table:table-cell/>
          <table:table-cell table:number-columns-repeated="2" office:value-type="string" calcext:value-type="string">
            <text:p>R1</text:p>
          </table:table-cell>
          <table:table-cell/>
          <table:table-cell office:value-type="string" calcext:value-type="string">
            <text:p>R1</text:p>
          </table:table-cell>
          <table:table-cell/>
          <table:table-cell table:number-columns-repeated="2"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R1</text:p>
          </table:table-cell>
          <table:table-cell table:number-columns-repeated="5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8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/>
          <table:table-cell table:number-columns-repeated="3" office:value-type="string" calcext:value-type="string">
            <text:p>R1</text:p>
          </table:table-cell>
          <table:table-cell/>
          <table:table-cell table:number-columns-repeated="3" office:value-type="string" calcext:value-type="string">
            <text:p>R2</text:p>
          </table:table-cell>
          <table:table-cell/>
          <table:table-cell office:value-type="string" calcext:value-type="string">
            <text:p>R1</text:p>
          </table:table-cell>
          <table:table-cell/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/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HOUSSIN</text:p>
          </table:table-cell>
          <table:table-cell office:value-type="string" calcext:value-type="string">
            <text:p>Mathieu</text:p>
          </table:table-cell>
          <table:table-cell office:value-type="string" calcext:value-type="string">
            <text:p>f10032</text:p>
          </table:table-cell>
          <table:table-cell table:formula="of:=[.$BC81]" office:value-type="float" office:value="13.4" calcext:value-type="float">
            <text:p>13,4</text:p>
          </table:table-cell>
          <table:table-cell table:formula="of:=IF([.E$5]=0;MAX(([.E$3]*1+[.E$4]*0)/[.E$6];[.E$8]);[.E$5])" office:value-type="float" office:value="1" calcext:value-type="float">
            <text:p>1</text:p>
          </table:table-cell>
          <table:table-cell table:formula="of:=IF([.F$5]=0;MAX(([.F$3]*1+[.F$4]*0)/[.F$6];[.F$8]);[.F$5])" office:value-type="float" office:value="1" calcext:value-type="float">
            <text:p>1</text:p>
          </table:table-cell>
          <table:table-cell table:formula="of:=IF([.G$5]=0;MAX(([.G$3]*1+[.G$4]*0)/[.G$6];[.G$8]);[.G$5])" office:value-type="float" office:value="1" calcext:value-type="float">
            <text:p>1</text:p>
          </table:table-cell>
          <table:table-cell table:formula="of:=IF([.H$5]=0;MAX(([.H$3]*1+[.H$4]*0)/[.H$6];[.H$8]);[.H$5])" office:value-type="float" office:value="1" calcext:value-type="float">
            <text:p>1</text:p>
          </table:table-cell>
          <table:table-cell table:formula="of:=IF([.I$5]=0;MAX(([.I$3]*1+[.I$4]*0)/[.I$6];[.I$8]);[.I$5])" office:value-type="float" office:value="1" calcext:value-type="float">
            <text:p>1</text:p>
          </table:table-cell>
          <table:table-cell table:formula="of:=IF([.J$5]=0;MAX(([.J$3]*0+[.J$4]*0)/[.J$6];[.J$8]);[.J$5])" office:value-type="float" office:value="0" calcext:value-type="float">
            <text:p>0</text:p>
          </table:table-cell>
          <table:table-cell table:formula="of:=IF([.K$5]=0;MAX(([.K$3]*1+[.K$4]*0)/[.K$6];[.K$8]);[.K$5])" office:value-type="float" office:value="1" calcext:value-type="float">
            <text:p>1</text:p>
          </table:table-cell>
          <table:table-cell table:formula="of:=IF([.L$5]=0;MAX(([.L$3]*1+[.L$4]*0)/[.L$6];[.L$8]);[.L$5])" office:value-type="float" office:value="1" calcext:value-type="float">
            <text:p>1</text:p>
          </table:table-cell>
          <table:table-cell table:formula="of:=IF([.M$5]=0;MAX(([.M$3]*1+[.M$4]*0)/[.M$6];[.M$8]);[.M$5])" office:value-type="float" office:value="1" calcext:value-type="float">
            <text:p>1</text:p>
          </table:table-cell>
          <table:table-cell table:formula="of:=IF([.N$5]=0;MAX(([.N$3]*0+[.N$4]*0)/[.N$6];[.N$8]);[.N$5])" office:value-type="float" office:value="0" calcext:value-type="float">
            <text:p>0</text:p>
          </table:table-cell>
          <table:table-cell table:formula="of:=IF([.O$5]=0;MAX(([.O$3]*1+[.O$4]*0)/[.O$6];[.O$8]);[.O$5])" office:value-type="float" office:value="1" calcext:value-type="float">
            <text:p>1</text:p>
          </table:table-cell>
          <table:table-cell table:formula="of:=IF([.P$5]=0;MAX(([.P$3]*1+[.P$4]*0)/[.P$6];[.P$8]);[.P$5])" office:value-type="float" office:value="1" calcext:value-type="float">
            <text:p>1</text:p>
          </table:table-cell>
          <table:table-cell table:formula="of:=IF([.Q$5]=0;MAX(([.Q$3]*1+[.Q$4]*0)/[.Q$6];[.Q$8]);[.Q$5])" office:value-type="float" office:value="1" calcext:value-type="float">
            <text:p>1</text:p>
          </table:table-cell>
          <table:table-cell table:formula="of:=IF([.R$5]=0;MAX(([.R$3]*0+[.R$4]*1)/[.R$6];[.R$8]);[.R$5])" office:value-type="float" office:value="-0.5" calcext:value-type="float">
            <text:p>-0,5</text:p>
          </table:table-cell>
          <table:table-cell table:formula="of:=IF([.S$5]=0;MAX(([.S$3]*0+[.S$4]*1)/[.S$6];[.S$8]);[.S$5])" office:value-type="float" office:value="-0.5" calcext:value-type="float">
            <text:p>-0,5</text:p>
          </table:table-cell>
          <table:table-cell table:formula="of:=IF([.T$5]=0;MAX(([.T$3]*0+[.T$4]*0)/[.T$6];[.T$8]);[.T$5])" office:value-type="float" office:value="0" calcext:value-type="float">
            <text:p>0</text:p>
          </table:table-cell>
          <table:table-cell table:formula="of:=IF([.U$5]=0;MAX(([.U$3]*1+[.U$4]*0)/[.U$6];[.U$8]);[.U$5])" office:value-type="float" office:value="1" calcext:value-type="float">
            <text:p>1</text:p>
          </table:table-cell>
          <table:table-cell table:formula="of:=IF([.V$5]=0;MAX(([.V$3]*1+[.V$4]*0)/[.V$6];[.V$8]);[.V$5])" office:value-type="float" office:value="1" calcext:value-type="float">
            <text:p>1</text:p>
          </table:table-cell>
          <table:table-cell table:formula="of:=IF([.W$5]=0;MAX(([.W$3]*1+[.W$4]*0)/[.W$6];[.W$8]);[.W$5])" office:value-type="float" office:value="1" calcext:value-type="float">
            <text:p>1</text:p>
          </table:table-cell>
          <table:table-cell table:formula="of:=IF([.X$5]=0;MAX(([.X$3]*0+[.X$4]*1)/[.X$6];[.X$8]);[.X$5])" office:value-type="float" office:value="-0.5" calcext:value-type="float">
            <text:p>-0,5</text:p>
          </table:table-cell>
          <table:table-cell table:formula="of:=IF([.Y$5]=0;MAX(([.Y$3]*1+[.Y$4]*0)/[.Y$6];[.Y$8]);[.Y$5])" office:value-type="float" office:value="1" calcext:value-type="float">
            <text:p>1</text:p>
          </table:table-cell>
          <table:table-cell table:formula="of:=IF([.Z$5]=0;MAX(([.Z$3]*0+[.Z$4]*1)/[.Z$6];[.Z$8]);[.Z$5])" office:value-type="float" office:value="-0.5" calcext:value-type="float">
            <text:p>-0,5</text:p>
          </table:table-cell>
          <table:table-cell table:formula="of:=IF([.AA$5]=0;MAX(([.AA$3]*1+[.AA$4]*0)/[.AA$6];[.AA$8]);[.AA$5])" office:value-type="float" office:value="1" calcext:value-type="float">
            <text:p>1</text:p>
          </table:table-cell>
          <table:table-cell table:formula="of:=IF([.AB$5]=0;MAX(([.AB$3]*0+[.AB$4]*1)/[.AB$6];[.AB$8]);[.AB$5])" office:value-type="float" office:value="-0.5" calcext:value-type="float">
            <text:p>-0,5</text:p>
          </table:table-cell>
          <table:table-cell table:formula="of:=IF([.AC$5]=0;MAX(([.AC$3]*1+[.AC$4]*0)/[.AC$6];[.AC$8]);[.AC$5])" office:value-type="float" office:value="1" calcext:value-type="float">
            <text:p>1</text:p>
          </table:table-cell>
          <table:table-cell table:formula="of:=IF([.AD$5]=0;MAX(([.AD$3]*1+[.AD$4]*0)/[.AD$6];[.AD$8]);[.AD$5])" office:value-type="float" office:value="1" calcext:value-type="float">
            <text:p>1</text:p>
          </table:table-cell>
          <table:table-cell table:formula="of:=IF([.AE$5]=0;MAX(([.AE$3]*1+[.AE$4]*0)/[.AE$6];[.AE$8]);[.AE$5])" office:value-type="float" office:value="1" calcext:value-type="float">
            <text:p>1</text:p>
          </table:table-cell>
          <table:table-cell table:formula="of:=IF([.AF$5]=0;MAX(([.AF$3]*0+[.AF$4]*1)/[.AF$6];[.AF$8]);[.AF$5])" office:value-type="float" office:value="-0.5" calcext:value-type="float">
            <text:p>-0,5</text:p>
          </table:table-cell>
          <table:table-cell table:formula="of:=IF([.AG$5]=0;MAX(([.AG$3]*1+[.AG$4]*0)/[.AG$6];[.AG$8]);[.AG$5])" office:value-type="float" office:value="1" calcext:value-type="float">
            <text:p>1</text:p>
          </table:table-cell>
          <table:table-cell table:formula="of:=IF([.AH$5]=0;MAX(([.AH$3]*1+[.AH$4]*0)/[.AH$6];[.AH$8]);[.AH$5])" office:value-type="float" office:value="1" calcext:value-type="float">
            <text:p>1</text:p>
          </table:table-cell>
          <table:table-cell table:formula="of:=IF([.AI$5]=0;MAX(([.AI$3]*1+[.AI$4]*0)/[.AI$6];[.AI$8]);[.AI$5])" office:value-type="float" office:value="1" calcext:value-type="float">
            <text:p>1</text:p>
          </table:table-cell>
          <table:table-cell table:formula="of:=IF([.AJ$5]=0;MAX(([.AJ$3]*1+[.AJ$4]*0)/[.AJ$6];[.AJ$8]);[.AJ$5])" office:value-type="float" office:value="1" calcext:value-type="float">
            <text:p>1</text:p>
          </table:table-cell>
          <table:table-cell table:formula="of:=IF([.AK$5]=0;MAX(([.AK$3]*1+[.AK$4]*0)/[.AK$6];[.AK$8]);[.AK$5])" office:value-type="float" office:value="1" calcext:value-type="float">
            <text:p>1</text:p>
          </table:table-cell>
          <table:table-cell table:formula="of:=IF([.AL$5]=0;MAX(([.AL$3]*0+[.AL$4]*1)/[.AL$6];[.AL$8]);[.AL$5])" office:value-type="float" office:value="-0.5" calcext:value-type="float">
            <text:p>-0,5</text:p>
          </table:table-cell>
          <table:table-cell table:formula="of:=IF([.AM$5]=0;MAX(([.AM$3]*0+[.AM$4]*1)/[.AM$6];[.AM$8]);[.AM$5])" office:value-type="float" office:value="-0.5" calcext:value-type="float">
            <text:p>-0,5</text:p>
          </table:table-cell>
          <table:table-cell table:formula="of:=IF([.AN$5]=0;MAX(([.AN$3]*1+[.AN$4]*0)/[.AN$6];[.AN$8]);[.AN$5])" office:value-type="float" office:value="1" calcext:value-type="float">
            <text:p>1</text:p>
          </table:table-cell>
          <table:table-cell table:formula="of:=IF([.AO$5]=0;MAX(([.AO$3]*1+[.AO$4]*0)/[.AO$6];[.AO$8]);[.AO$5])" office:value-type="float" office:value="1" calcext:value-type="float">
            <text:p>1</text:p>
          </table:table-cell>
          <table:table-cell table:formula="of:=IF([.AP$5]=0;MAX(([.AP$3]*1+[.AP$4]*0)/[.AP$6];[.AP$8]);[.AP$5])" office:value-type="float" office:value="1" calcext:value-type="float">
            <text:p>1</text:p>
          </table:table-cell>
          <table:table-cell table:formula="of:=IF([.AQ$5]=0;MAX(([.AQ$3]*1+[.AQ$4]*0)/[.AQ$6];[.AQ$8]);[.AQ$5])" office:value-type="float" office:value="1" calcext:value-type="float">
            <text:p>1</text:p>
          </table:table-cell>
          <table:table-cell table:formula="of:=IF([.AR$5]=0;MAX(([.AR$3]*1+[.AR$4]*0)/[.AR$6];[.AR$8]);[.AR$5])" office:value-type="float" office:value="1" calcext:value-type="float">
            <text:p>1</text:p>
          </table:table-cell>
          <table:table-cell table:formula="of:=IF([.AS$5]=0;MAX(([.AS$3]*1+[.AS$4]*0)/[.AS$6];[.AS$8]);[.AS$5])" office:value-type="float" office:value="1" calcext:value-type="float">
            <text:p>1</text:p>
          </table:table-cell>
          <table:table-cell table:formula="of:=IF([.AT$5]=0;MAX(([.AT$3]*0+[.AT$4]*1)/[.AT$6];[.AT$8]);[.AT$5])" office:value-type="float" office:value="-0.5" calcext:value-type="float">
            <text:p>-0,5</text:p>
          </table:table-cell>
          <table:table-cell table:formula="of:=IF([.AU$5]=0;MAX(([.AU$3]*1+[.AU$4]*0)/[.AU$6];[.AU$8]);[.AU$5])" office:value-type="float" office:value="1" calcext:value-type="float">
            <text:p>1</text:p>
          </table:table-cell>
          <table:table-cell table:formula="of:=IF([.AV$5]=0;MAX(([.AV$3]*1+[.AV$4]*0)/[.AV$6];[.AV$8]);[.AV$5])" office:value-type="float" office:value="1" calcext:value-type="float">
            <text:p>1</text:p>
          </table:table-cell>
          <table:table-cell table:formula="of:=IF([.AW$5]=0;MAX(([.AW$3]*1+[.AW$4]*0)/[.AW$6];[.AW$8]);[.AW$5])" office:value-type="float" office:value="1" calcext:value-type="float">
            <text:p>1</text:p>
          </table:table-cell>
          <table:table-cell table:formula="of:=IF([.AX$5]=0;MAX(([.AX$3]*1+[.AX$4]*0)/[.AX$6];[.AX$8]);[.AX$5])" office:value-type="float" office:value="1" calcext:value-type="float">
            <text:p>1</text:p>
          </table:table-cell>
          <table:table-cell table:formula="of:=IF([.AY$5]=0;MAX(([.AY$3]*1+[.AY$4]*0)/[.AY$6];[.AY$8]);[.AY$5])" office:value-type="float" office:value="1" calcext:value-type="float">
            <text:p>1</text:p>
          </table:table-cell>
          <table:table-cell table:formula="of:=IF([.AZ$5]=0;MAX(([.AZ$3]*1+[.AZ$4]*0)/[.AZ$6];[.AZ$8]);[.AZ$5])" office:value-type="float" office:value="1" calcext:value-type="float">
            <text:p>1</text:p>
          </table:table-cell>
          <table:table-cell table:formula="of:=IF([.BA$5]=0;MAX(([.BA$3]*1+[.BA$4]*0)/[.BA$6];[.BA$8]);[.BA$5])" office:value-type="float" office:value="1" calcext:value-type="float">
            <text:p>1</text:p>
          </table:table-cell>
          <table:table-cell table:formula="of:=IF([.BB$5]=0;MAX(([.BB$3]*1+[.BB$4]*0)/[.BB$6];[.BB$8]);[.BB$5])" office:value-type="float" office:value="1" calcext:value-type="float">
            <text:p>1</text:p>
          </table:table-cell>
          <table:table-cell table:formula="of:=[.BC$62]*SUMPRODUCT([.$E$2:.$BB$2];[.$E81:.$BB81])/[.$BC$3]" office:value-type="float" office:value="13.4" calcext:value-type="float">
            <text:p>13,4</text:p>
          </table:table-cell>
          <table:table-cell table:formula="of:=MAX(0;ROUNDUP([.$BC81]/[.$BD$2])*[.$BD$2])" office:value-type="float" office:value="13.4" calcext:value-type="float">
            <text:p>13,4</text:p>
          </table:table-cell>
          <table:table-cell table:formula="of:=RANK([.BD81];[.BD$63:.BD$111])" office:value-type="float" office:value="16" calcext:value-type="float">
            <text:p>16</text:p>
          </table:table-cell>
          <table:table-cell table:number-columns-repeated="2"/>
          <table:table-cell table:number-columns-repeated="5" office:value-type="string" calcext:value-type="string">
            <text:p>R1</text:p>
          </table:table-cell>
          <table:table-cell/>
          <table:table-cell table:number-columns-repeated="3" office:value-type="string" calcext:value-type="string">
            <text:p>R1</text:p>
          </table:table-cell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6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3" office:value-type="string" calcext:value-type="string">
            <text:p>R2</text:p>
          </table:table-cell>
          <table:table-cell table:number-columns-repeated="3" office:value-type="string" calcext:value-type="string">
            <text:p>R1</text:p>
          </table:table-cell>
          <table:table-cell table:number-columns-repeated="3"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3"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BANCHOURI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f10001</text:p>
          </table:table-cell>
          <table:table-cell table:formula="of:=[.$BC82]" office:value-type="float" office:value="11" calcext:value-type="float">
            <text:p>11</text:p>
          </table:table-cell>
          <table:table-cell table:formula="of:=IF([.E$5]=0;MAX(([.E$3]*1+[.E$4]*0)/[.E$6];[.E$8]);[.E$5])" office:value-type="float" office:value="1" calcext:value-type="float">
            <text:p>1</text:p>
          </table:table-cell>
          <table:table-cell table:formula="of:=IF([.F$5]=0;MAX(([.F$3]*1+[.F$4]*0)/[.F$6];[.F$8]);[.F$5])" office:value-type="float" office:value="1" calcext:value-type="float">
            <text:p>1</text:p>
          </table:table-cell>
          <table:table-cell table:formula="of:=IF([.G$5]=0;MAX(([.G$3]*0+[.G$4]*1)/[.G$6];[.G$8]);[.G$5])" office:value-type="float" office:value="-0.5" calcext:value-type="float">
            <text:p>-0,5</text:p>
          </table:table-cell>
          <table:table-cell table:formula="of:=IF([.H$5]=0;MAX(([.H$3]*1+[.H$4]*0)/[.H$6];[.H$8]);[.H$5])" office:value-type="float" office:value="1" calcext:value-type="float">
            <text:p>1</text:p>
          </table:table-cell>
          <table:table-cell table:formula="of:=IF([.I$5]=0;MAX(([.I$3]*1+[.I$4]*0)/[.I$6];[.I$8]);[.I$5])" office:value-type="float" office:value="1" calcext:value-type="float">
            <text:p>1</text:p>
          </table:table-cell>
          <table:table-cell table:formula="of:=IF([.J$5]=0;MAX(([.J$3]*1+[.J$4]*0)/[.J$6];[.J$8]);[.J$5])" office:value-type="float" office:value="1" calcext:value-type="float">
            <text:p>1</text:p>
          </table:table-cell>
          <table:table-cell table:formula="of:=IF([.K$5]=0;MAX(([.K$3]*1+[.K$4]*0)/[.K$6];[.K$8]);[.K$5])" office:value-type="float" office:value="1" calcext:value-type="float">
            <text:p>1</text:p>
          </table:table-cell>
          <table:table-cell table:formula="of:=IF([.L$5]=0;MAX(([.L$3]*1+[.L$4]*0)/[.L$6];[.L$8]);[.L$5])" office:value-type="float" office:value="1" calcext:value-type="float">
            <text:p>1</text:p>
          </table:table-cell>
          <table:table-cell table:formula="of:=IF([.M$5]=0;MAX(([.M$3]*1+[.M$4]*0)/[.M$6];[.M$8]);[.M$5])" office:value-type="float" office:value="1" calcext:value-type="float">
            <text:p>1</text:p>
          </table:table-cell>
          <table:table-cell table:formula="of:=IF([.N$5]=0;MAX(([.N$3]*0+[.N$4]*1)/[.N$6];[.N$8]);[.N$5])" office:value-type="float" office:value="-0.5" calcext:value-type="float">
            <text:p>-0,5</text:p>
          </table:table-cell>
          <table:table-cell table:formula="of:=IF([.O$5]=0;MAX(([.O$3]*1+[.O$4]*0)/[.O$6];[.O$8]);[.O$5])" office:value-type="float" office:value="1" calcext:value-type="float">
            <text:p>1</text:p>
          </table:table-cell>
          <table:table-cell table:formula="of:=IF([.P$5]=0;MAX(([.P$3]*1+[.P$4]*0)/[.P$6];[.P$8]);[.P$5])" office:value-type="float" office:value="1" calcext:value-type="float">
            <text:p>1</text:p>
          </table:table-cell>
          <table:table-cell table:formula="of:=IF([.Q$5]=0;MAX(([.Q$3]*1+[.Q$4]*0)/[.Q$6];[.Q$8]);[.Q$5])" office:value-type="float" office:value="1" calcext:value-type="float">
            <text:p>1</text:p>
          </table:table-cell>
          <table:table-cell table:formula="of:=IF([.R$5]=0;MAX(([.R$3]*0+[.R$4]*1)/[.R$6];[.R$8]);[.R$5])" office:value-type="float" office:value="-0.5" calcext:value-type="float">
            <text:p>-0,5</text:p>
          </table:table-cell>
          <table:table-cell table:formula="of:=IF([.S$5]=0;MAX(([.S$3]*0+[.S$4]*1)/[.S$6];[.S$8]);[.S$5])" office:value-type="float" office:value="-0.5" calcext:value-type="float">
            <text:p>-0,5</text:p>
          </table:table-cell>
          <table:table-cell table:formula="of:=IF([.T$5]=0;MAX(([.T$3]*0+[.T$4]*0)/[.T$6];[.T$8]);[.T$5])" office:value-type="float" office:value="0" calcext:value-type="float">
            <text:p>0</text:p>
          </table:table-cell>
          <table:table-cell table:formula="of:=IF([.U$5]=0;MAX(([.U$3]*0+[.U$4]*1)/[.U$6];[.U$8]);[.U$5])" office:value-type="float" office:value="-0.5" calcext:value-type="float">
            <text:p>-0,5</text:p>
          </table:table-cell>
          <table:table-cell table:formula="of:=IF([.V$5]=0;MAX(([.V$3]*1+[.V$4]*0)/[.V$6];[.V$8]);[.V$5])" office:value-type="float" office:value="1" calcext:value-type="float">
            <text:p>1</text:p>
          </table:table-cell>
          <table:table-cell table:formula="of:=IF([.W$5]=0;MAX(([.W$3]*1+[.W$4]*0)/[.W$6];[.W$8]);[.W$5])" office:value-type="float" office:value="1" calcext:value-type="float">
            <text:p>1</text:p>
          </table:table-cell>
          <table:table-cell table:formula="of:=IF([.X$5]=0;MAX(([.X$3]*0+[.X$4]*1)/[.X$6];[.X$8]);[.X$5])" office:value-type="float" office:value="-0.5" calcext:value-type="float">
            <text:p>-0,5</text:p>
          </table:table-cell>
          <table:table-cell table:formula="of:=IF([.Y$5]=0;MAX(([.Y$3]*0+[.Y$4]*1)/[.Y$6];[.Y$8]);[.Y$5])" office:value-type="float" office:value="-0.5" calcext:value-type="float">
            <text:p>-0,5</text:p>
          </table:table-cell>
          <table:table-cell table:formula="of:=IF([.Z$5]=0;MAX(([.Z$3]*0+[.Z$4]*1)/[.Z$6];[.Z$8]);[.Z$5])" office:value-type="float" office:value="-0.5" calcext:value-type="float">
            <text:p>-0,5</text:p>
          </table:table-cell>
          <table:table-cell table:formula="of:=IF([.AA$5]=0;MAX(([.AA$3]*1+[.AA$4]*0)/[.AA$6];[.AA$8]);[.AA$5])" office:value-type="float" office:value="1" calcext:value-type="float">
            <text:p>1</text:p>
          </table:table-cell>
          <table:table-cell table:formula="of:=IF([.AB$5]=0;MAX(([.AB$3]*1+[.AB$4]*0)/[.AB$6];[.AB$8]);[.AB$5])" office:value-type="float" office:value="1" calcext:value-type="float">
            <text:p>1</text:p>
          </table:table-cell>
          <table:table-cell table:formula="of:=IF([.AC$5]=0;MAX(([.AC$3]*1+[.AC$4]*0)/[.AC$6];[.AC$8]);[.AC$5])" office:value-type="float" office:value="1" calcext:value-type="float">
            <text:p>1</text:p>
          </table:table-cell>
          <table:table-cell table:formula="of:=IF([.AD$5]=0;MAX(([.AD$3]*1+[.AD$4]*0)/[.AD$6];[.AD$8]);[.AD$5])" office:value-type="float" office:value="1" calcext:value-type="float">
            <text:p>1</text:p>
          </table:table-cell>
          <table:table-cell table:formula="of:=IF([.AE$5]=0;MAX(([.AE$3]*1+[.AE$4]*0)/[.AE$6];[.AE$8]);[.AE$5])" office:value-type="float" office:value="1" calcext:value-type="float">
            <text:p>1</text:p>
          </table:table-cell>
          <table:table-cell table:formula="of:=IF([.AF$5]=0;MAX(([.AF$3]*1+[.AF$4]*0)/[.AF$6];[.AF$8]);[.AF$5])" office:value-type="float" office:value="1" calcext:value-type="float">
            <text:p>1</text:p>
          </table:table-cell>
          <table:table-cell table:formula="of:=IF([.AG$5]=0;MAX(([.AG$3]*1+[.AG$4]*0)/[.AG$6];[.AG$8]);[.AG$5])" office:value-type="float" office:value="1" calcext:value-type="float">
            <text:p>1</text:p>
          </table:table-cell>
          <table:table-cell table:formula="of:=IF([.AH$5]=0;MAX(([.AH$3]*0+[.AH$4]*1)/[.AH$6];[.AH$8]);[.AH$5])" office:value-type="float" office:value="-0.5" calcext:value-type="float">
            <text:p>-0,5</text:p>
          </table:table-cell>
          <table:table-cell table:formula="of:=IF([.AI$5]=0;MAX(([.AI$3]*1+[.AI$4]*0)/[.AI$6];[.AI$8]);[.AI$5])" office:value-type="float" office:value="1" calcext:value-type="float">
            <text:p>1</text:p>
          </table:table-cell>
          <table:table-cell table:formula="of:=IF([.AJ$5]=0;MAX(([.AJ$3]*0+[.AJ$4]*0)/[.AJ$6];[.AJ$8]);[.AJ$5])" office:value-type="float" office:value="0" calcext:value-type="float">
            <text:p>0</text:p>
          </table:table-cell>
          <table:table-cell table:formula="of:=IF([.AK$5]=0;MAX(([.AK$3]*0+[.AK$4]*0)/[.AK$6];[.AK$8]);[.AK$5])" office:value-type="float" office:value="0" calcext:value-type="float">
            <text:p>0</text:p>
          </table:table-cell>
          <table:table-cell table:formula="of:=IF([.AL$5]=0;MAX(([.AL$3]*1+[.AL$4]*0)/[.AL$6];[.AL$8]);[.AL$5])" office:value-type="float" office:value="1" calcext:value-type="float">
            <text:p>1</text:p>
          </table:table-cell>
          <table:table-cell table:formula="of:=IF([.AM$5]=0;MAX(([.AM$3]*1+[.AM$4]*0)/[.AM$6];[.AM$8]);[.AM$5])" office:value-type="float" office:value="1" calcext:value-type="float">
            <text:p>1</text:p>
          </table:table-cell>
          <table:table-cell table:formula="of:=IF([.AN$5]=0;MAX(([.AN$3]*1+[.AN$4]*0)/[.AN$6];[.AN$8]);[.AN$5])" office:value-type="float" office:value="1" calcext:value-type="float">
            <text:p>1</text:p>
          </table:table-cell>
          <table:table-cell table:formula="of:=IF([.AO$5]=0;MAX(([.AO$3]*1+[.AO$4]*0)/[.AO$6];[.AO$8]);[.AO$5])" office:value-type="float" office:value="1" calcext:value-type="float">
            <text:p>1</text:p>
          </table:table-cell>
          <table:table-cell table:formula="of:=IF([.AP$5]=0;MAX(([.AP$3]*1+[.AP$4]*0)/[.AP$6];[.AP$8]);[.AP$5])" office:value-type="float" office:value="1" calcext:value-type="float">
            <text:p>1</text:p>
          </table:table-cell>
          <table:table-cell table:formula="of:=IF([.AQ$5]=0;MAX(([.AQ$3]*0+[.AQ$4]*0)/[.AQ$6];[.AQ$8]);[.AQ$5])" office:value-type="float" office:value="0" calcext:value-type="float">
            <text:p>0</text:p>
          </table:table-cell>
          <table:table-cell table:formula="of:=IF([.AR$5]=0;MAX(([.AR$3]*0+[.AR$4]*0)/[.AR$6];[.AR$8]);[.AR$5])" office:value-type="float" office:value="0" calcext:value-type="float">
            <text:p>0</text:p>
          </table:table-cell>
          <table:table-cell table:formula="of:=IF([.AS$5]=0;MAX(([.AS$3]*1+[.AS$4]*0)/[.AS$6];[.AS$8]);[.AS$5])" office:value-type="float" office:value="1" calcext:value-type="float">
            <text:p>1</text:p>
          </table:table-cell>
          <table:table-cell table:formula="of:=IF([.AT$5]=0;MAX(([.AT$3]*1+[.AT$4]*0)/[.AT$6];[.AT$8]);[.AT$5])" office:value-type="float" office:value="1" calcext:value-type="float">
            <text:p>1</text:p>
          </table:table-cell>
          <table:table-cell table:formula="of:=IF([.AU$5]=0;MAX(([.AU$3]*1+[.AU$4]*0)/[.AU$6];[.AU$8]);[.AU$5])" office:value-type="float" office:value="1" calcext:value-type="float">
            <text:p>1</text:p>
          </table:table-cell>
          <table:table-cell table:formula="of:=IF([.AV$5]=0;MAX(([.AV$3]*0+[.AV$4]*0)/[.AV$6];[.AV$8]);[.AV$5])" office:value-type="float" office:value="0" calcext:value-type="float">
            <text:p>0</text:p>
          </table:table-cell>
          <table:table-cell table:formula="of:=IF([.AW$5]=0;MAX(([.AW$3]*1+[.AW$4]*0)/[.AW$6];[.AW$8]);[.AW$5])" office:value-type="float" office:value="1" calcext:value-type="float">
            <text:p>1</text:p>
          </table:table-cell>
          <table:table-cell table:formula="of:=IF([.AX$5]=0;MAX(([.AX$3]*1+[.AX$4]*0)/[.AX$6];[.AX$8]);[.AX$5])" office:value-type="float" office:value="1" calcext:value-type="float">
            <text:p>1</text:p>
          </table:table-cell>
          <table:table-cell table:formula="of:=IF([.AY$5]=0;MAX(([.AY$3]*1+[.AY$4]*0)/[.AY$6];[.AY$8]);[.AY$5])" office:value-type="float" office:value="1" calcext:value-type="float">
            <text:p>1</text:p>
          </table:table-cell>
          <table:table-cell table:formula="of:=IF([.AZ$5]=0;MAX(([.AZ$3]*0+[.AZ$4]*0)/[.AZ$6];[.AZ$8]);[.AZ$5])" office:value-type="float" office:value="0" calcext:value-type="float">
            <text:p>0</text:p>
          </table:table-cell>
          <table:table-cell table:formula="of:=IF([.BA$5]=0;MAX(([.BA$3]*0+[.BA$4]*0)/[.BA$6];[.BA$8]);[.BA$5])" office:value-type="float" office:value="0" calcext:value-type="float">
            <text:p>0</text:p>
          </table:table-cell>
          <table:table-cell table:formula="of:=IF([.BB$5]=0;MAX(([.BB$3]*0+[.BB$4]*0)/[.BB$6];[.BB$8]);[.BB$5])" office:value-type="float" office:value="0" calcext:value-type="float">
            <text:p>0</text:p>
          </table:table-cell>
          <table:table-cell table:formula="of:=[.BC$62]*SUMPRODUCT([.$E$2:.$BB$2];[.$E82:.$BB82])/[.$BC$3]" office:value-type="float" office:value="11" calcext:value-type="float">
            <text:p>11</text:p>
          </table:table-cell>
          <table:table-cell table:formula="of:=MAX(0;ROUNDUP([.$BC82]/[.$BD$2])*[.$BD$2])" office:value-type="float" office:value="11" calcext:value-type="float">
            <text:p>11</text:p>
          </table:table-cell>
          <table:table-cell table:formula="of:=RANK([.BD82];[.BD$63:.BD$111])" office:value-type="float" office:value="29" calcext:value-type="float">
            <text:p>29</text:p>
          </table:table-cell>
          <table:table-cell table:number-columns-repeated="2"/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6"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/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table:number-columns-repeated="5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table:number-columns-repeated="2"/>
          <table:table-cell table:number-columns-repeated="5" office:value-type="string" calcext:value-type="string">
            <text:p>R1</text:p>
          </table:table-cell>
          <table:table-cell table:number-columns-repeated="2"/>
          <table:table-cell table:number-columns-repeated="2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/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HONGHE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10018</text:p>
          </table:table-cell>
          <table:table-cell table:formula="of:=[.$BC83]" office:value-type="float" office:value="11.8" calcext:value-type="float">
            <text:p>11,8</text:p>
          </table:table-cell>
          <table:table-cell table:formula="of:=IF([.E$5]=0;MAX(([.E$3]*1+[.E$4]*0)/[.E$6];[.E$8]);[.E$5])" office:value-type="float" office:value="1" calcext:value-type="float">
            <text:p>1</text:p>
          </table:table-cell>
          <table:table-cell table:formula="of:=IF([.F$5]=0;MAX(([.F$3]*0+[.F$4]*0)/[.F$6];[.F$8]);[.F$5])" office:value-type="float" office:value="0" calcext:value-type="float">
            <text:p>0</text:p>
          </table:table-cell>
          <table:table-cell table:formula="of:=IF([.G$5]=0;MAX(([.G$3]*1+[.G$4]*0)/[.G$6];[.G$8]);[.G$5])" office:value-type="float" office:value="1" calcext:value-type="float">
            <text:p>1</text:p>
          </table:table-cell>
          <table:table-cell table:formula="of:=IF([.H$5]=0;MAX(([.H$3]*1+[.H$4]*0)/[.H$6];[.H$8]);[.H$5])" office:value-type="float" office:value="1" calcext:value-type="float">
            <text:p>1</text:p>
          </table:table-cell>
          <table:table-cell table:formula="of:=IF([.I$5]=0;MAX(([.I$3]*1+[.I$4]*0)/[.I$6];[.I$8]);[.I$5])" office:value-type="float" office:value="1" calcext:value-type="float">
            <text:p>1</text:p>
          </table:table-cell>
          <table:table-cell table:formula="of:=IF([.J$5]=0;MAX(([.J$3]*0+[.J$4]*0)/[.J$6];[.J$8]);[.J$5])" office:value-type="float" office:value="0" calcext:value-type="float">
            <text:p>0</text:p>
          </table:table-cell>
          <table:table-cell table:formula="of:=IF([.K$5]=0;MAX(([.K$3]*1+[.K$4]*0)/[.K$6];[.K$8]);[.K$5])" office:value-type="float" office:value="1" calcext:value-type="float">
            <text:p>1</text:p>
          </table:table-cell>
          <table:table-cell table:formula="of:=IF([.L$5]=0;MAX(([.L$3]*0+[.L$4]*1)/[.L$6];[.L$8]);[.L$5])" office:value-type="float" office:value="-0.5" calcext:value-type="float">
            <text:p>-0,5</text:p>
          </table:table-cell>
          <table:table-cell table:formula="of:=IF([.M$5]=0;MAX(([.M$3]*1+[.M$4]*0)/[.M$6];[.M$8]);[.M$5])" office:value-type="float" office:value="1" calcext:value-type="float">
            <text:p>1</text:p>
          </table:table-cell>
          <table:table-cell table:formula="of:=IF([.N$5]=0;MAX(([.N$3]*1+[.N$4]*0)/[.N$6];[.N$8]);[.N$5])" office:value-type="float" office:value="1" calcext:value-type="float">
            <text:p>1</text:p>
          </table:table-cell>
          <table:table-cell table:formula="of:=IF([.O$5]=0;MAX(([.O$3]*0+[.O$4]*0)/[.O$6];[.O$8]);[.O$5])" office:value-type="float" office:value="0" calcext:value-type="float">
            <text:p>0</text:p>
          </table:table-cell>
          <table:table-cell table:formula="of:=IF([.P$5]=0;MAX(([.P$3]*1+[.P$4]*0)/[.P$6];[.P$8]);[.P$5])" office:value-type="float" office:value="1" calcext:value-type="float">
            <text:p>1</text:p>
          </table:table-cell>
          <table:table-cell table:formula="of:=IF([.Q$5]=0;MAX(([.Q$3]*1+[.Q$4]*0)/[.Q$6];[.Q$8]);[.Q$5])" office:value-type="float" office:value="1" calcext:value-type="float">
            <text:p>1</text:p>
          </table:table-cell>
          <table:table-cell table:formula="of:=IF([.R$5]=0;MAX(([.R$3]*0+[.R$4]*1)/[.R$6];[.R$8]);[.R$5])" office:value-type="float" office:value="-0.5" calcext:value-type="float">
            <text:p>-0,5</text:p>
          </table:table-cell>
          <table:table-cell table:formula="of:=IF([.S$5]=0;MAX(([.S$3]*0+[.S$4]*1)/[.S$6];[.S$8]);[.S$5])" office:value-type="float" office:value="-0.5" calcext:value-type="float">
            <text:p>-0,5</text:p>
          </table:table-cell>
          <table:table-cell table:formula="of:=IF([.T$5]=0;MAX(([.T$3]*1+[.T$4]*0)/[.T$6];[.T$8]);[.T$5])" office:value-type="float" office:value="1" calcext:value-type="float">
            <text:p>1</text:p>
          </table:table-cell>
          <table:table-cell table:formula="of:=IF([.U$5]=0;MAX(([.U$3]*1+[.U$4]*0)/[.U$6];[.U$8]);[.U$5])" office:value-type="float" office:value="1" calcext:value-type="float">
            <text:p>1</text:p>
          </table:table-cell>
          <table:table-cell table:formula="of:=IF([.V$5]=0;MAX(([.V$3]*1+[.V$4]*0)/[.V$6];[.V$8]);[.V$5])" office:value-type="float" office:value="1" calcext:value-type="float">
            <text:p>1</text:p>
          </table:table-cell>
          <table:table-cell table:formula="of:=IF([.W$5]=0;MAX(([.W$3]*0+[.W$4]*1)/[.W$6];[.W$8]);[.W$5])" office:value-type="float" office:value="-0.5" calcext:value-type="float">
            <text:p>-0,5</text:p>
          </table:table-cell>
          <table:table-cell table:formula="of:=IF([.X$5]=0;MAX(([.X$3]*1+[.X$4]*0)/[.X$6];[.X$8]);[.X$5])" office:value-type="float" office:value="1" calcext:value-type="float">
            <text:p>1</text:p>
          </table:table-cell>
          <table:table-cell table:formula="of:=IF([.Y$5]=0;MAX(([.Y$3]*1+[.Y$4]*0)/[.Y$6];[.Y$8]);[.Y$5])" office:value-type="float" office:value="1" calcext:value-type="float">
            <text:p>1</text:p>
          </table:table-cell>
          <table:table-cell table:formula="of:=IF([.Z$5]=0;MAX(([.Z$3]*0+[.Z$4]*1)/[.Z$6];[.Z$8]);[.Z$5])" office:value-type="float" office:value="-0.5" calcext:value-type="float">
            <text:p>-0,5</text:p>
          </table:table-cell>
          <table:table-cell table:formula="of:=IF([.AA$5]=0;MAX(([.AA$3]*1+[.AA$4]*0)/[.AA$6];[.AA$8]);[.AA$5])" office:value-type="float" office:value="1" calcext:value-type="float">
            <text:p>1</text:p>
          </table:table-cell>
          <table:table-cell table:formula="of:=IF([.AB$5]=0;MAX(([.AB$3]*0+[.AB$4]*0)/[.AB$6];[.AB$8]);[.AB$5])" office:value-type="float" office:value="0" calcext:value-type="float">
            <text:p>0</text:p>
          </table:table-cell>
          <table:table-cell table:formula="of:=IF([.AC$5]=0;MAX(([.AC$3]*0+[.AC$4]*0)/[.AC$6];[.AC$8]);[.AC$5])" office:value-type="float" office:value="0" calcext:value-type="float">
            <text:p>0</text:p>
          </table:table-cell>
          <table:table-cell table:formula="of:=IF([.AD$5]=0;MAX(([.AD$3]*1+[.AD$4]*0)/[.AD$6];[.AD$8]);[.AD$5])" office:value-type="float" office:value="1" calcext:value-type="float">
            <text:p>1</text:p>
          </table:table-cell>
          <table:table-cell table:formula="of:=IF([.AE$5]=0;MAX(([.AE$3]*1+[.AE$4]*0)/[.AE$6];[.AE$8]);[.AE$5])" office:value-type="float" office:value="1" calcext:value-type="float">
            <text:p>1</text:p>
          </table:table-cell>
          <table:table-cell table:formula="of:=IF([.AF$5]=0;MAX(([.AF$3]*1+[.AF$4]*0)/[.AF$6];[.AF$8]);[.AF$5])" office:value-type="float" office:value="1" calcext:value-type="float">
            <text:p>1</text:p>
          </table:table-cell>
          <table:table-cell table:formula="of:=IF([.AG$5]=0;MAX(([.AG$3]*1+[.AG$4]*0)/[.AG$6];[.AG$8]);[.AG$5])" office:value-type="float" office:value="1" calcext:value-type="float">
            <text:p>1</text:p>
          </table:table-cell>
          <table:table-cell table:formula="of:=IF([.AH$5]=0;MAX(([.AH$3]*1+[.AH$4]*0)/[.AH$6];[.AH$8]);[.AH$5])" office:value-type="float" office:value="1" calcext:value-type="float">
            <text:p>1</text:p>
          </table:table-cell>
          <table:table-cell table:formula="of:=IF([.AI$5]=0;MAX(([.AI$3]*0+[.AI$4]*0)/[.AI$6];[.AI$8]);[.AI$5])" office:value-type="float" office:value="0" calcext:value-type="float">
            <text:p>0</text:p>
          </table:table-cell>
          <table:table-cell table:formula="of:=IF([.AJ$5]=0;MAX(([.AJ$3]*1+[.AJ$4]*0)/[.AJ$6];[.AJ$8]);[.AJ$5])" office:value-type="float" office:value="1" calcext:value-type="float">
            <text:p>1</text:p>
          </table:table-cell>
          <table:table-cell table:formula="of:=IF([.AK$5]=0;MAX(([.AK$3]*1+[.AK$4]*0)/[.AK$6];[.AK$8]);[.AK$5])" office:value-type="float" office:value="1" calcext:value-type="float">
            <text:p>1</text:p>
          </table:table-cell>
          <table:table-cell table:formula="of:=IF([.AL$5]=0;MAX(([.AL$3]*1+[.AL$4]*0)/[.AL$6];[.AL$8]);[.AL$5])" office:value-type="float" office:value="1" calcext:value-type="float">
            <text:p>1</text:p>
          </table:table-cell>
          <table:table-cell table:formula="of:=IF([.AM$5]=0;MAX(([.AM$3]*1+[.AM$4]*0)/[.AM$6];[.AM$8]);[.AM$5])" office:value-type="float" office:value="1" calcext:value-type="float">
            <text:p>1</text:p>
          </table:table-cell>
          <table:table-cell table:formula="of:=IF([.AN$5]=0;MAX(([.AN$3]*0+[.AN$4]*1)/[.AN$6];[.AN$8]);[.AN$5])" office:value-type="float" office:value="-0.5" calcext:value-type="float">
            <text:p>-0,5</text:p>
          </table:table-cell>
          <table:table-cell table:formula="of:=IF([.AO$5]=0;MAX(([.AO$3]*1+[.AO$4]*0)/[.AO$6];[.AO$8]);[.AO$5])" office:value-type="float" office:value="1" calcext:value-type="float">
            <text:p>1</text:p>
          </table:table-cell>
          <table:table-cell table:formula="of:=IF([.AP$5]=0;MAX(([.AP$3]*1+[.AP$4]*0)/[.AP$6];[.AP$8]);[.AP$5])" office:value-type="float" office:value="1" calcext:value-type="float">
            <text:p>1</text:p>
          </table:table-cell>
          <table:table-cell table:formula="of:=IF([.AQ$5]=0;MAX(([.AQ$3]*0+[.AQ$4]*1)/[.AQ$6];[.AQ$8]);[.AQ$5])" office:value-type="float" office:value="-0.5" calcext:value-type="float">
            <text:p>-0,5</text:p>
          </table:table-cell>
          <table:table-cell table:formula="of:=IF([.AR$5]=0;MAX(([.AR$3]*1+[.AR$4]*0)/[.AR$6];[.AR$8]);[.AR$5])" office:value-type="float" office:value="1" calcext:value-type="float">
            <text:p>1</text:p>
          </table:table-cell>
          <table:table-cell table:formula="of:=IF([.AS$5]=0;MAX(([.AS$3]*1+[.AS$4]*0)/[.AS$6];[.AS$8]);[.AS$5])" office:value-type="float" office:value="1" calcext:value-type="float">
            <text:p>1</text:p>
          </table:table-cell>
          <table:table-cell table:formula="of:=IF([.AT$5]=0;MAX(([.AT$3]*0+[.AT$4]*0)/[.AT$6];[.AT$8]);[.AT$5])" office:value-type="float" office:value="0" calcext:value-type="float">
            <text:p>0</text:p>
          </table:table-cell>
          <table:table-cell table:formula="of:=IF([.AU$5]=0;MAX(([.AU$3]*1+[.AU$4]*0)/[.AU$6];[.AU$8]);[.AU$5])" office:value-type="float" office:value="1" calcext:value-type="float">
            <text:p>1</text:p>
          </table:table-cell>
          <table:table-cell table:formula="of:=IF([.AV$5]=0;MAX(([.AV$3]*0+[.AV$4]*0)/[.AV$6];[.AV$8]);[.AV$5])" office:value-type="float" office:value="0" calcext:value-type="float">
            <text:p>0</text:p>
          </table:table-cell>
          <table:table-cell table:formula="of:=IF([.AW$5]=0;MAX(([.AW$3]*1+[.AW$4]*0)/[.AW$6];[.AW$8]);[.AW$5])" office:value-type="float" office:value="1" calcext:value-type="float">
            <text:p>1</text:p>
          </table:table-cell>
          <table:table-cell table:formula="of:=IF([.AX$5]=0;MAX(([.AX$3]*1+[.AX$4]*0)/[.AX$6];[.AX$8]);[.AX$5])" office:value-type="float" office:value="1" calcext:value-type="float">
            <text:p>1</text:p>
          </table:table-cell>
          <table:table-cell table:formula="of:=IF([.AY$5]=0;MAX(([.AY$3]*0+[.AY$4]*0)/[.AY$6];[.AY$8]);[.AY$5])" office:value-type="float" office:value="0" calcext:value-type="float">
            <text:p>0</text:p>
          </table:table-cell>
          <table:table-cell table:formula="of:=IF([.AZ$5]=0;MAX(([.AZ$3]*0+[.AZ$4]*0)/[.AZ$6];[.AZ$8]);[.AZ$5])" office:value-type="float" office:value="0" calcext:value-type="float">
            <text:p>0</text:p>
          </table:table-cell>
          <table:table-cell table:formula="of:=IF([.BA$5]=0;MAX(([.BA$3]*1+[.BA$4]*0)/[.BA$6];[.BA$8]);[.BA$5])" office:value-type="float" office:value="1" calcext:value-type="float">
            <text:p>1</text:p>
          </table:table-cell>
          <table:table-cell table:formula="of:=IF([.BB$5]=0;MAX(([.BB$3]*1+[.BB$4]*0)/[.BB$6];[.BB$8]);[.BB$5])" office:value-type="float" office:value="1" calcext:value-type="float">
            <text:p>1</text:p>
          </table:table-cell>
          <table:table-cell table:formula="of:=[.BC$62]*SUMPRODUCT([.$E$2:.$BB$2];[.$E83:.$BB83])/[.$BC$3]" office:value-type="float" office:value="11.8" calcext:value-type="float">
            <text:p>11,8</text:p>
          </table:table-cell>
          <table:table-cell table:formula="of:=MAX(0;ROUNDUP([.$BC83]/[.$BD$2])*[.$BD$2])" office:value-type="float" office:value="11.8" calcext:value-type="float">
            <text:p>11,8</text:p>
          </table:table-cell>
          <table:table-cell table:formula="of:=RANK([.BD83];[.BD$63:.BD$111])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R1</text:p>
          </table:table-cell>
          <table:table-cell/>
          <table:table-cell table:number-columns-repeated="3" office:value-type="string" calcext:value-type="string">
            <text:p>R1</text:p>
          </table:table-cell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"/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3"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/>
          <table:table-cell office:value-type="string" calcext:value-type="string">
            <text:p>R1</text:p>
          </table:table-cell>
          <table:table-cell/>
          <table:table-cell table:number-columns-repeated="2" office:value-type="string" calcext:value-type="string">
            <text:p>R1</text:p>
          </table:table-cell>
          <table:table-cell table:number-columns-repeated="2"/>
          <table:table-cell table:number-columns-repeated="2"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REDJDAL</text:p>
          </table:table-cell>
          <table:table-cell office:value-type="string" calcext:value-type="string">
            <text:p>Sid Ali</text:p>
          </table:table-cell>
          <table:table-cell office:value-type="string" calcext:value-type="string">
            <text:p>f10037</text:p>
          </table:table-cell>
          <table:table-cell table:formula="of:=[.$BC84]" office:value-type="float" office:value="12.2" calcext:value-type="float">
            <text:p>12,2</text:p>
          </table:table-cell>
          <table:table-cell table:formula="of:=IF([.E$5]=0;MAX(([.E$3]*1+[.E$4]*0)/[.E$6];[.E$8]);[.E$5])" office:value-type="float" office:value="1" calcext:value-type="float">
            <text:p>1</text:p>
          </table:table-cell>
          <table:table-cell table:formula="of:=IF([.F$5]=0;MAX(([.F$3]*1+[.F$4]*0)/[.F$6];[.F$8]);[.F$5])" office:value-type="float" office:value="1" calcext:value-type="float">
            <text:p>1</text:p>
          </table:table-cell>
          <table:table-cell table:formula="of:=IF([.G$5]=0;MAX(([.G$3]*1+[.G$4]*0)/[.G$6];[.G$8]);[.G$5])" office:value-type="float" office:value="1" calcext:value-type="float">
            <text:p>1</text:p>
          </table:table-cell>
          <table:table-cell table:formula="of:=IF([.H$5]=0;MAX(([.H$3]*1+[.H$4]*0)/[.H$6];[.H$8]);[.H$5])" office:value-type="float" office:value="1" calcext:value-type="float">
            <text:p>1</text:p>
          </table:table-cell>
          <table:table-cell table:formula="of:=IF([.I$5]=0;MAX(([.I$3]*1+[.I$4]*0)/[.I$6];[.I$8]);[.I$5])" office:value-type="float" office:value="1" calcext:value-type="float">
            <text:p>1</text:p>
          </table:table-cell>
          <table:table-cell table:formula="of:=IF([.J$5]=0;MAX(([.J$3]*1+[.J$4]*0)/[.J$6];[.J$8]);[.J$5])" office:value-type="float" office:value="1" calcext:value-type="float">
            <text:p>1</text:p>
          </table:table-cell>
          <table:table-cell table:formula="of:=IF([.K$5]=0;MAX(([.K$3]*0+[.K$4]*0)/[.K$6];[.K$8]);[.K$5])" office:value-type="float" office:value="0" calcext:value-type="float">
            <text:p>0</text:p>
          </table:table-cell>
          <table:table-cell table:formula="of:=IF([.L$5]=0;MAX(([.L$3]*1+[.L$4]*0)/[.L$6];[.L$8]);[.L$5])" office:value-type="float" office:value="1" calcext:value-type="float">
            <text:p>1</text:p>
          </table:table-cell>
          <table:table-cell table:formula="of:=IF([.M$5]=0;MAX(([.M$3]*1+[.M$4]*0)/[.M$6];[.M$8]);[.M$5])" office:value-type="float" office:value="1" calcext:value-type="float">
            <text:p>1</text:p>
          </table:table-cell>
          <table:table-cell table:formula="of:=IF([.N$5]=0;MAX(([.N$3]*1+[.N$4]*0)/[.N$6];[.N$8]);[.N$5])" office:value-type="float" office:value="1" calcext:value-type="float">
            <text:p>1</text:p>
          </table:table-cell>
          <table:table-cell table:formula="of:=IF([.O$5]=0;MAX(([.O$3]*0+[.O$4]*1)/[.O$6];[.O$8]);[.O$5])" office:value-type="float" office:value="-0.5" calcext:value-type="float">
            <text:p>-0,5</text:p>
          </table:table-cell>
          <table:table-cell table:formula="of:=IF([.P$5]=0;MAX(([.P$3]*1+[.P$4]*0)/[.P$6];[.P$8]);[.P$5])" office:value-type="float" office:value="1" calcext:value-type="float">
            <text:p>1</text:p>
          </table:table-cell>
          <table:table-cell table:formula="of:=IF([.Q$5]=0;MAX(([.Q$3]*1+[.Q$4]*0)/[.Q$6];[.Q$8]);[.Q$5])" office:value-type="float" office:value="1" calcext:value-type="float">
            <text:p>1</text:p>
          </table:table-cell>
          <table:table-cell table:formula="of:=IF([.R$5]=0;MAX(([.R$3]*0+[.R$4]*1)/[.R$6];[.R$8]);[.R$5])" office:value-type="float" office:value="-0.5" calcext:value-type="float">
            <text:p>-0,5</text:p>
          </table:table-cell>
          <table:table-cell table:formula="of:=IF([.S$5]=0;MAX(([.S$3]*1+[.S$4]*0)/[.S$6];[.S$8]);[.S$5])" office:value-type="float" office:value="1" calcext:value-type="float">
            <text:p>1</text:p>
          </table:table-cell>
          <table:table-cell table:formula="of:=IF([.T$5]=0;MAX(([.T$3]*0+[.T$4]*1)/[.T$6];[.T$8]);[.T$5])" office:value-type="float" office:value="-0.5" calcext:value-type="float">
            <text:p>-0,5</text:p>
          </table:table-cell>
          <table:table-cell table:formula="of:=IF([.U$5]=0;MAX(([.U$3]*1+[.U$4]*0)/[.U$6];[.U$8]);[.U$5])" office:value-type="float" office:value="1" calcext:value-type="float">
            <text:p>1</text:p>
          </table:table-cell>
          <table:table-cell table:formula="of:=IF([.V$5]=0;MAX(([.V$3]*0+[.V$4]*1)/[.V$6];[.V$8]);[.V$5])" office:value-type="float" office:value="-0.5" calcext:value-type="float">
            <text:p>-0,5</text:p>
          </table:table-cell>
          <table:table-cell table:formula="of:=IF([.W$5]=0;MAX(([.W$3]*0+[.W$4]*1)/[.W$6];[.W$8]);[.W$5])" office:value-type="float" office:value="-0.5" calcext:value-type="float">
            <text:p>-0,5</text:p>
          </table:table-cell>
          <table:table-cell table:formula="of:=IF([.X$5]=0;MAX(([.X$3]*1+[.X$4]*0)/[.X$6];[.X$8]);[.X$5])" office:value-type="float" office:value="1" calcext:value-type="float">
            <text:p>1</text:p>
          </table:table-cell>
          <table:table-cell table:formula="of:=IF([.Y$5]=0;MAX(([.Y$3]*1+[.Y$4]*0)/[.Y$6];[.Y$8]);[.Y$5])" office:value-type="float" office:value="1" calcext:value-type="float">
            <text:p>1</text:p>
          </table:table-cell>
          <table:table-cell table:formula="of:=IF([.Z$5]=0;MAX(([.Z$3]*1+[.Z$4]*0)/[.Z$6];[.Z$8]);[.Z$5])" office:value-type="float" office:value="1" calcext:value-type="float">
            <text:p>1</text:p>
          </table:table-cell>
          <table:table-cell table:formula="of:=IF([.AA$5]=0;MAX(([.AA$3]*1+[.AA$4]*0)/[.AA$6];[.AA$8]);[.AA$5])" office:value-type="float" office:value="1" calcext:value-type="float">
            <text:p>1</text:p>
          </table:table-cell>
          <table:table-cell table:formula="of:=IF([.AB$5]=0;MAX(([.AB$3]*1+[.AB$4]*0)/[.AB$6];[.AB$8]);[.AB$5])" office:value-type="float" office:value="1" calcext:value-type="float">
            <text:p>1</text:p>
          </table:table-cell>
          <table:table-cell table:formula="of:=IF([.AC$5]=0;MAX(([.AC$3]*1+[.AC$4]*0)/[.AC$6];[.AC$8]);[.AC$5])" office:value-type="float" office:value="1" calcext:value-type="float">
            <text:p>1</text:p>
          </table:table-cell>
          <table:table-cell table:formula="of:=IF([.AD$5]=0;MAX(([.AD$3]*1+[.AD$4]*0)/[.AD$6];[.AD$8]);[.AD$5])" office:value-type="float" office:value="1" calcext:value-type="float">
            <text:p>1</text:p>
          </table:table-cell>
          <table:table-cell table:formula="of:=IF([.AE$5]=0;MAX(([.AE$3]*0+[.AE$4]*1)/[.AE$6];[.AE$8]);[.AE$5])" office:value-type="float" office:value="-0.5" calcext:value-type="float">
            <text:p>-0,5</text:p>
          </table:table-cell>
          <table:table-cell table:formula="of:=IF([.AF$5]=0;MAX(([.AF$3]*1+[.AF$4]*0)/[.AF$6];[.AF$8]);[.AF$5])" office:value-type="float" office:value="1" calcext:value-type="float">
            <text:p>1</text:p>
          </table:table-cell>
          <table:table-cell table:formula="of:=IF([.AG$5]=0;MAX(([.AG$3]*1+[.AG$4]*0)/[.AG$6];[.AG$8]);[.AG$5])" office:value-type="float" office:value="1" calcext:value-type="float">
            <text:p>1</text:p>
          </table:table-cell>
          <table:table-cell table:formula="of:=IF([.AH$5]=0;MAX(([.AH$3]*0+[.AH$4]*1)/[.AH$6];[.AH$8]);[.AH$5])" office:value-type="float" office:value="-0.5" calcext:value-type="float">
            <text:p>-0,5</text:p>
          </table:table-cell>
          <table:table-cell table:formula="of:=IF([.AI$5]=0;MAX(([.AI$3]*0+[.AI$4]*1)/[.AI$6];[.AI$8]);[.AI$5])" office:value-type="float" office:value="-0.5" calcext:value-type="float">
            <text:p>-0,5</text:p>
          </table:table-cell>
          <table:table-cell table:formula="of:=IF([.AJ$5]=0;MAX(([.AJ$3]*1+[.AJ$4]*0)/[.AJ$6];[.AJ$8]);[.AJ$5])" office:value-type="float" office:value="1" calcext:value-type="float">
            <text:p>1</text:p>
          </table:table-cell>
          <table:table-cell table:formula="of:=IF([.AK$5]=0;MAX(([.AK$3]*0+[.AK$4]*1)/[.AK$6];[.AK$8]);[.AK$5])" office:value-type="float" office:value="-0.5" calcext:value-type="float">
            <text:p>-0,5</text:p>
          </table:table-cell>
          <table:table-cell table:formula="of:=IF([.AL$5]=0;MAX(([.AL$3]*0+[.AL$4]*0)/[.AL$6];[.AL$8]);[.AL$5])" office:value-type="float" office:value="0" calcext:value-type="float">
            <text:p>0</text:p>
          </table:table-cell>
          <table:table-cell table:formula="of:=IF([.AM$5]=0;MAX(([.AM$3]*1+[.AM$4]*0)/[.AM$6];[.AM$8]);[.AM$5])" office:value-type="float" office:value="1" calcext:value-type="float">
            <text:p>1</text:p>
          </table:table-cell>
          <table:table-cell table:formula="of:=IF([.AN$5]=0;MAX(([.AN$3]*0+[.AN$4]*1)/[.AN$6];[.AN$8]);[.AN$5])" office:value-type="float" office:value="-0.5" calcext:value-type="float">
            <text:p>-0,5</text:p>
          </table:table-cell>
          <table:table-cell table:formula="of:=IF([.AO$5]=0;MAX(([.AO$3]*1+[.AO$4]*0)/[.AO$6];[.AO$8]);[.AO$5])" office:value-type="float" office:value="1" calcext:value-type="float">
            <text:p>1</text:p>
          </table:table-cell>
          <table:table-cell table:formula="of:=IF([.AP$5]=0;MAX(([.AP$3]*0+[.AP$4]*1)/[.AP$6];[.AP$8]);[.AP$5])" office:value-type="float" office:value="-0.5" calcext:value-type="float">
            <text:p>-0,5</text:p>
          </table:table-cell>
          <table:table-cell table:formula="of:=IF([.AQ$5]=0;MAX(([.AQ$3]*1+[.AQ$4]*0)/[.AQ$6];[.AQ$8]);[.AQ$5])" office:value-type="float" office:value="1" calcext:value-type="float">
            <text:p>1</text:p>
          </table:table-cell>
          <table:table-cell table:formula="of:=IF([.AR$5]=0;MAX(([.AR$3]*1+[.AR$4]*0)/[.AR$6];[.AR$8]);[.AR$5])" office:value-type="float" office:value="1" calcext:value-type="float">
            <text:p>1</text:p>
          </table:table-cell>
          <table:table-cell table:formula="of:=IF([.AS$5]=0;MAX(([.AS$3]*1+[.AS$4]*0)/[.AS$6];[.AS$8]);[.AS$5])" office:value-type="float" office:value="1" calcext:value-type="float">
            <text:p>1</text:p>
          </table:table-cell>
          <table:table-cell table:formula="of:=IF([.AT$5]=0;MAX(([.AT$3]*1+[.AT$4]*0)/[.AT$6];[.AT$8]);[.AT$5])" office:value-type="float" office:value="1" calcext:value-type="float">
            <text:p>1</text:p>
          </table:table-cell>
          <table:table-cell table:formula="of:=IF([.AU$5]=0;MAX(([.AU$3]*1+[.AU$4]*0)/[.AU$6];[.AU$8]);[.AU$5])" office:value-type="float" office:value="1" calcext:value-type="float">
            <text:p>1</text:p>
          </table:table-cell>
          <table:table-cell table:formula="of:=IF([.AV$5]=0;MAX(([.AV$3]*0+[.AV$4]*0)/[.AV$6];[.AV$8]);[.AV$5])" office:value-type="float" office:value="0" calcext:value-type="float">
            <text:p>0</text:p>
          </table:table-cell>
          <table:table-cell table:formula="of:=IF([.AW$5]=0;MAX(([.AW$3]*1+[.AW$4]*0)/[.AW$6];[.AW$8]);[.AW$5])" office:value-type="float" office:value="1" calcext:value-type="float">
            <text:p>1</text:p>
          </table:table-cell>
          <table:table-cell table:formula="of:=IF([.AX$5]=0;MAX(([.AX$3]*1+[.AX$4]*0)/[.AX$6];[.AX$8]);[.AX$5])" office:value-type="float" office:value="1" calcext:value-type="float">
            <text:p>1</text:p>
          </table:table-cell>
          <table:table-cell table:formula="of:=IF([.AY$5]=0;MAX(([.AY$3]*1+[.AY$4]*0)/[.AY$6];[.AY$8]);[.AY$5])" office:value-type="float" office:value="1" calcext:value-type="float">
            <text:p>1</text:p>
          </table:table-cell>
          <table:table-cell table:formula="of:=IF([.AZ$5]=0;MAX(([.AZ$3]*1+[.AZ$4]*0)/[.AZ$6];[.AZ$8]);[.AZ$5])" office:value-type="float" office:value="1" calcext:value-type="float">
            <text:p>1</text:p>
          </table:table-cell>
          <table:table-cell table:formula="of:=IF([.BA$5]=0;MAX(([.BA$3]*1+[.BA$4]*0)/[.BA$6];[.BA$8]);[.BA$5])" office:value-type="float" office:value="1" calcext:value-type="float">
            <text:p>1</text:p>
          </table:table-cell>
          <table:table-cell table:formula="of:=IF([.BB$5]=0;MAX(([.BB$3]*1+[.BB$4]*0)/[.BB$6];[.BB$8]);[.BB$5])" office:value-type="float" office:value="1" calcext:value-type="float">
            <text:p>1</text:p>
          </table:table-cell>
          <table:table-cell table:formula="of:=[.BC$62]*SUMPRODUCT([.$E$2:.$BB$2];[.$E84:.$BB84])/[.$BC$3]" office:value-type="float" office:value="12.2" calcext:value-type="float">
            <text:p>12,2</text:p>
          </table:table-cell>
          <table:table-cell table:formula="of:=MAX(0;ROUNDUP([.$BC84]/[.$BD$2])*[.$BD$2])" office:value-type="float" office:value="12.2" calcext:value-type="float">
            <text:p>12,2</text:p>
          </table:table-cell>
          <table:table-cell table:formula="of:=RANK([.BD84];[.BD$63:.BD$111])" office:value-type="float" office:value="21" calcext:value-type="float">
            <text:p>21</text:p>
          </table:table-cell>
          <table:table-cell table:number-columns-repeated="2"/>
          <table:table-cell table:number-columns-repeated="6" office:value-type="string" calcext:value-type="string">
            <text:p>R1</text:p>
          </table:table-cell>
          <table:table-cell/>
          <table:table-cell table:number-columns-repeated="5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6"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3" office:value-type="string" calcext:value-type="string">
            <text:p>R1</text:p>
          </table:table-cell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5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/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3"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DE CHERG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f10017</text:p>
          </table:table-cell>
          <table:table-cell table:formula="of:=[.$BC85]" office:value-type="float" office:value="9.6" calcext:value-type="float">
            <text:p>9,6</text:p>
          </table:table-cell>
          <table:table-cell table:formula="of:=IF([.E$5]=0;MAX(([.E$3]*1+[.E$4]*0)/[.E$6];[.E$8]);[.E$5])" office:value-type="float" office:value="1" calcext:value-type="float">
            <text:p>1</text:p>
          </table:table-cell>
          <table:table-cell table:formula="of:=IF([.F$5]=0;MAX(([.F$3]*1+[.F$4]*0)/[.F$6];[.F$8]);[.F$5])" office:value-type="float" office:value="1" calcext:value-type="float">
            <text:p>1</text:p>
          </table:table-cell>
          <table:table-cell table:formula="of:=IF([.G$5]=0;MAX(([.G$3]*1+[.G$4]*0)/[.G$6];[.G$8]);[.G$5])" office:value-type="float" office:value="1" calcext:value-type="float">
            <text:p>1</text:p>
          </table:table-cell>
          <table:table-cell table:formula="of:=IF([.H$5]=0;MAX(([.H$3]*1+[.H$4]*0)/[.H$6];[.H$8]);[.H$5])" office:value-type="float" office:value="1" calcext:value-type="float">
            <text:p>1</text:p>
          </table:table-cell>
          <table:table-cell table:formula="of:=IF([.I$5]=0;MAX(([.I$3]*0+[.I$4]*1)/[.I$6];[.I$8]);[.I$5])" office:value-type="float" office:value="-0.5" calcext:value-type="float">
            <text:p>-0,5</text:p>
          </table:table-cell>
          <table:table-cell table:formula="of:=IF([.J$5]=0;MAX(([.J$3]*1+[.J$4]*0)/[.J$6];[.J$8]);[.J$5])" office:value-type="float" office:value="1" calcext:value-type="float">
            <text:p>1</text:p>
          </table:table-cell>
          <table:table-cell table:formula="of:=IF([.K$5]=0;MAX(([.K$3]*1+[.K$4]*0)/[.K$6];[.K$8]);[.K$5])" office:value-type="float" office:value="1" calcext:value-type="float">
            <text:p>1</text:p>
          </table:table-cell>
          <table:table-cell table:formula="of:=IF([.L$5]=0;MAX(([.L$3]*1+[.L$4]*0)/[.L$6];[.L$8]);[.L$5])" office:value-type="float" office:value="1" calcext:value-type="float">
            <text:p>1</text:p>
          </table:table-cell>
          <table:table-cell table:formula="of:=IF([.M$5]=0;MAX(([.M$3]*0+[.M$4]*1)/[.M$6];[.M$8]);[.M$5])" office:value-type="float" office:value="-0.5" calcext:value-type="float">
            <text:p>-0,5</text:p>
          </table:table-cell>
          <table:table-cell table:formula="of:=IF([.N$5]=0;MAX(([.N$3]*0+[.N$4]*1)/[.N$6];[.N$8]);[.N$5])" office:value-type="float" office:value="-0.5" calcext:value-type="float">
            <text:p>-0,5</text:p>
          </table:table-cell>
          <table:table-cell table:formula="of:=IF([.O$5]=0;MAX(([.O$3]*0+[.O$4]*1)/[.O$6];[.O$8]);[.O$5])" office:value-type="float" office:value="-0.5" calcext:value-type="float">
            <text:p>-0,5</text:p>
          </table:table-cell>
          <table:table-cell table:formula="of:=IF([.P$5]=0;MAX(([.P$3]*1+[.P$4]*0)/[.P$6];[.P$8]);[.P$5])" office:value-type="float" office:value="1" calcext:value-type="float">
            <text:p>1</text:p>
          </table:table-cell>
          <table:table-cell table:formula="of:=IF([.Q$5]=0;MAX(([.Q$3]*1+[.Q$4]*0)/[.Q$6];[.Q$8]);[.Q$5])" office:value-type="float" office:value="1" calcext:value-type="float">
            <text:p>1</text:p>
          </table:table-cell>
          <table:table-cell table:formula="of:=IF([.R$5]=0;MAX(([.R$3]*1+[.R$4]*0)/[.R$6];[.R$8]);[.R$5])" office:value-type="float" office:value="1" calcext:value-type="float">
            <text:p>1</text:p>
          </table:table-cell>
          <table:table-cell table:formula="of:=IF([.S$5]=0;MAX(([.S$3]*0+[.S$4]*1)/[.S$6];[.S$8]);[.S$5])" office:value-type="float" office:value="-0.5" calcext:value-type="float">
            <text:p>-0,5</text:p>
          </table:table-cell>
          <table:table-cell table:formula="of:=IF([.T$5]=0;MAX(([.T$3]*0+[.T$4]*1)/[.T$6];[.T$8]);[.T$5])" office:value-type="float" office:value="-0.5" calcext:value-type="float">
            <text:p>-0,5</text:p>
          </table:table-cell>
          <table:table-cell table:formula="of:=IF([.U$5]=0;MAX(([.U$3]*0+[.U$4]*1)/[.U$6];[.U$8]);[.U$5])" office:value-type="float" office:value="-0.5" calcext:value-type="float">
            <text:p>-0,5</text:p>
          </table:table-cell>
          <table:table-cell table:formula="of:=IF([.V$5]=0;MAX(([.V$3]*1+[.V$4]*0)/[.V$6];[.V$8]);[.V$5])" office:value-type="float" office:value="1" calcext:value-type="float">
            <text:p>1</text:p>
          </table:table-cell>
          <table:table-cell table:formula="of:=IF([.W$5]=0;MAX(([.W$3]*1+[.W$4]*0)/[.W$6];[.W$8]);[.W$5])" office:value-type="float" office:value="1" calcext:value-type="float">
            <text:p>1</text:p>
          </table:table-cell>
          <table:table-cell table:formula="of:=IF([.X$5]=0;MAX(([.X$3]*1+[.X$4]*0)/[.X$6];[.X$8]);[.X$5])" office:value-type="float" office:value="1" calcext:value-type="float">
            <text:p>1</text:p>
          </table:table-cell>
          <table:table-cell table:formula="of:=IF([.Y$5]=0;MAX(([.Y$3]*1+[.Y$4]*0)/[.Y$6];[.Y$8]);[.Y$5])" office:value-type="float" office:value="1" calcext:value-type="float">
            <text:p>1</text:p>
          </table:table-cell>
          <table:table-cell table:formula="of:=IF([.Z$5]=0;MAX(([.Z$3]*0+[.Z$4]*1)/[.Z$6];[.Z$8]);[.Z$5])" office:value-type="float" office:value="-0.5" calcext:value-type="float">
            <text:p>-0,5</text:p>
          </table:table-cell>
          <table:table-cell table:formula="of:=IF([.AA$5]=0;MAX(([.AA$3]*1+[.AA$4]*0)/[.AA$6];[.AA$8]);[.AA$5])" office:value-type="float" office:value="1" calcext:value-type="float">
            <text:p>1</text:p>
          </table:table-cell>
          <table:table-cell table:formula="of:=IF([.AB$5]=0;MAX(([.AB$3]*1+[.AB$4]*0)/[.AB$6];[.AB$8]);[.AB$5])" office:value-type="float" office:value="1" calcext:value-type="float">
            <text:p>1</text:p>
          </table:table-cell>
          <table:table-cell table:formula="of:=IF([.AC$5]=0;MAX(([.AC$3]*1+[.AC$4]*0)/[.AC$6];[.AC$8]);[.AC$5])" office:value-type="float" office:value="1" calcext:value-type="float">
            <text:p>1</text:p>
          </table:table-cell>
          <table:table-cell table:formula="of:=IF([.AD$5]=0;MAX(([.AD$3]*1+[.AD$4]*0)/[.AD$6];[.AD$8]);[.AD$5])" office:value-type="float" office:value="1" calcext:value-type="float">
            <text:p>1</text:p>
          </table:table-cell>
          <table:table-cell table:formula="of:=IF([.AE$5]=0;MAX(([.AE$3]*1+[.AE$4]*0)/[.AE$6];[.AE$8]);[.AE$5])" office:value-type="float" office:value="1" calcext:value-type="float">
            <text:p>1</text:p>
          </table:table-cell>
          <table:table-cell table:formula="of:=IF([.AF$5]=0;MAX(([.AF$3]*0+[.AF$4]*1)/[.AF$6];[.AF$8]);[.AF$5])" office:value-type="float" office:value="-0.5" calcext:value-type="float">
            <text:p>-0,5</text:p>
          </table:table-cell>
          <table:table-cell table:formula="of:=IF([.AG$5]=0;MAX(([.AG$3]*1+[.AG$4]*0)/[.AG$6];[.AG$8]);[.AG$5])" office:value-type="float" office:value="1" calcext:value-type="float">
            <text:p>1</text:p>
          </table:table-cell>
          <table:table-cell table:formula="of:=IF([.AH$5]=0;MAX(([.AH$3]*0+[.AH$4]*1)/[.AH$6];[.AH$8]);[.AH$5])" office:value-type="float" office:value="-0.5" calcext:value-type="float">
            <text:p>-0,5</text:p>
          </table:table-cell>
          <table:table-cell table:formula="of:=IF([.AI$5]=0;MAX(([.AI$3]*0+[.AI$4]*0)/[.AI$6];[.AI$8]);[.AI$5])" office:value-type="float" office:value="0" calcext:value-type="float">
            <text:p>0</text:p>
          </table:table-cell>
          <table:table-cell table:formula="of:=IF([.AJ$5]=0;MAX(([.AJ$3]*1+[.AJ$4]*0)/[.AJ$6];[.AJ$8]);[.AJ$5])" office:value-type="float" office:value="1" calcext:value-type="float">
            <text:p>1</text:p>
          </table:table-cell>
          <table:table-cell table:formula="of:=IF([.AK$5]=0;MAX(([.AK$3]*0+[.AK$4]*1)/[.AK$6];[.AK$8]);[.AK$5])" office:value-type="float" office:value="-0.5" calcext:value-type="float">
            <text:p>-0,5</text:p>
          </table:table-cell>
          <table:table-cell table:formula="of:=IF([.AL$5]=0;MAX(([.AL$3]*1+[.AL$4]*0)/[.AL$6];[.AL$8]);[.AL$5])" office:value-type="float" office:value="1" calcext:value-type="float">
            <text:p>1</text:p>
          </table:table-cell>
          <table:table-cell table:formula="of:=IF([.AM$5]=0;MAX(([.AM$3]*1+[.AM$4]*0)/[.AM$6];[.AM$8]);[.AM$5])" office:value-type="float" office:value="1" calcext:value-type="float">
            <text:p>1</text:p>
          </table:table-cell>
          <table:table-cell table:formula="of:=IF([.AN$5]=0;MAX(([.AN$3]*1+[.AN$4]*0)/[.AN$6];[.AN$8]);[.AN$5])" office:value-type="float" office:value="1" calcext:value-type="float">
            <text:p>1</text:p>
          </table:table-cell>
          <table:table-cell table:formula="of:=IF([.AO$5]=0;MAX(([.AO$3]*1+[.AO$4]*0)/[.AO$6];[.AO$8]);[.AO$5])" office:value-type="float" office:value="1" calcext:value-type="float">
            <text:p>1</text:p>
          </table:table-cell>
          <table:table-cell table:formula="of:=IF([.AP$5]=0;MAX(([.AP$3]*1+[.AP$4]*0)/[.AP$6];[.AP$8]);[.AP$5])" office:value-type="float" office:value="1" calcext:value-type="float">
            <text:p>1</text:p>
          </table:table-cell>
          <table:table-cell table:formula="of:=IF([.AQ$5]=0;MAX(([.AQ$3]*0+[.AQ$4]*1)/[.AQ$6];[.AQ$8]);[.AQ$5])" office:value-type="float" office:value="-0.5" calcext:value-type="float">
            <text:p>-0,5</text:p>
          </table:table-cell>
          <table:table-cell table:formula="of:=IF([.AR$5]=0;MAX(([.AR$3]*0+[.AR$4]*1)/[.AR$6];[.AR$8]);[.AR$5])" office:value-type="float" office:value="-0.5" calcext:value-type="float">
            <text:p>-0,5</text:p>
          </table:table-cell>
          <table:table-cell table:formula="of:=IF([.AS$5]=0;MAX(([.AS$3]*0+[.AS$4]*1)/[.AS$6];[.AS$8]);[.AS$5])" office:value-type="float" office:value="-0.5" calcext:value-type="float">
            <text:p>-0,5</text:p>
          </table:table-cell>
          <table:table-cell table:formula="of:=IF([.AT$5]=0;MAX(([.AT$3]*0+[.AT$4]*1)/[.AT$6];[.AT$8]);[.AT$5])" office:value-type="float" office:value="-0.5" calcext:value-type="float">
            <text:p>-0,5</text:p>
          </table:table-cell>
          <table:table-cell table:formula="of:=IF([.AU$5]=0;MAX(([.AU$3]*1+[.AU$4]*0)/[.AU$6];[.AU$8]);[.AU$5])" office:value-type="float" office:value="1" calcext:value-type="float">
            <text:p>1</text:p>
          </table:table-cell>
          <table:table-cell table:formula="of:=IF([.AV$5]=0;MAX(([.AV$3]*1+[.AV$4]*0)/[.AV$6];[.AV$8]);[.AV$5])" office:value-type="float" office:value="1" calcext:value-type="float">
            <text:p>1</text:p>
          </table:table-cell>
          <table:table-cell table:formula="of:=IF([.AW$5]=0;MAX(([.AW$3]*1+[.AW$4]*0)/[.AW$6];[.AW$8]);[.AW$5])" office:value-type="float" office:value="1" calcext:value-type="float">
            <text:p>1</text:p>
          </table:table-cell>
          <table:table-cell table:formula="of:=IF([.AX$5]=0;MAX(([.AX$3]*1+[.AX$4]*0)/[.AX$6];[.AX$8]);[.AX$5])" office:value-type="float" office:value="1" calcext:value-type="float">
            <text:p>1</text:p>
          </table:table-cell>
          <table:table-cell table:formula="of:=IF([.AY$5]=0;MAX(([.AY$3]*0+[.AY$4]*1)/[.AY$6];[.AY$8]);[.AY$5])" office:value-type="float" office:value="-0.5" calcext:value-type="float">
            <text:p>-0,5</text:p>
          </table:table-cell>
          <table:table-cell table:formula="of:=IF([.AZ$5]=0;MAX(([.AZ$3]*1+[.AZ$4]*0)/[.AZ$6];[.AZ$8]);[.AZ$5])" office:value-type="float" office:value="1" calcext:value-type="float">
            <text:p>1</text:p>
          </table:table-cell>
          <table:table-cell table:formula="of:=IF([.BA$5]=0;MAX(([.BA$3]*1+[.BA$4]*0)/[.BA$6];[.BA$8]);[.BA$5])" office:value-type="float" office:value="1" calcext:value-type="float">
            <text:p>1</text:p>
          </table:table-cell>
          <table:table-cell table:formula="of:=IF([.BB$5]=0;MAX(([.BB$3]*0+[.BB$4]*0)/[.BB$6];[.BB$8]);[.BB$5])" office:value-type="float" office:value="0" calcext:value-type="float">
            <text:p>0</text:p>
          </table:table-cell>
          <table:table-cell table:formula="of:=[.BC$62]*SUMPRODUCT([.$E$2:.$BB$2];[.$E85:.$BB85])/[.$BC$3]" office:value-type="float" office:value="9.6" calcext:value-type="float">
            <text:p>9,6</text:p>
          </table:table-cell>
          <table:table-cell table:formula="of:=MAX(0;ROUNDUP([.$BC85]/[.$BD$2])*[.$BD$2])" office:value-type="float" office:value="9.6" calcext:value-type="float">
            <text:p>9,6</text:p>
          </table:table-cell>
          <table:table-cell table:formula="of:=RANK([.BD85];[.BD$63:.BD$111])" office:value-type="float" office:value="39" calcext:value-type="float">
            <text:p>39</text:p>
          </table:table-cell>
          <table:table-cell table:number-columns-repeated="2"/>
          <table:table-cell table:number-columns-repeated="4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3"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table:number-columns-repeated="4"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7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/>
          <table:table-cell table:number-columns-repeated="1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5" office:value-type="string" calcext:value-type="string">
            <text:p>R1</text:p>
          </table:table-cell>
          <table:table-cell/>
        </table:table-row>
        <table:table-row table:style-name="ro1">
          <table:table-cell office:value-type="string" calcext:value-type="string">
            <text:p>PARZY</text:p>
          </table:table-cell>
          <table:table-cell office:value-type="string" calcext:value-type="string">
            <text:p>Thibault</text:p>
          </table:table-cell>
          <table:table-cell office:value-type="string" calcext:value-type="string">
            <text:p>f10035</text:p>
          </table:table-cell>
          <table:table-cell table:formula="of:=[.$BC86]" office:value-type="float" office:value="10" calcext:value-type="float">
            <text:p>10</text:p>
          </table:table-cell>
          <table:table-cell table:formula="of:=IF([.E$5]=0;MAX(([.E$3]*1+[.E$4]*0)/[.E$6];[.E$8]);[.E$5])" office:value-type="float" office:value="1" calcext:value-type="float">
            <text:p>1</text:p>
          </table:table-cell>
          <table:table-cell table:formula="of:=IF([.F$5]=0;MAX(([.F$3]*1+[.F$4]*0)/[.F$6];[.F$8]);[.F$5])" office:value-type="float" office:value="1" calcext:value-type="float">
            <text:p>1</text:p>
          </table:table-cell>
          <table:table-cell table:formula="of:=IF([.G$5]=0;MAX(([.G$3]*1+[.G$4]*0)/[.G$6];[.G$8]);[.G$5])" office:value-type="float" office:value="1" calcext:value-type="float">
            <text:p>1</text:p>
          </table:table-cell>
          <table:table-cell table:formula="of:=IF([.H$5]=0;MAX(([.H$3]*1+[.H$4]*0)/[.H$6];[.H$8]);[.H$5])" office:value-type="float" office:value="1" calcext:value-type="float">
            <text:p>1</text:p>
          </table:table-cell>
          <table:table-cell table:formula="of:=IF([.I$5]=0;MAX(([.I$3]*1+[.I$4]*0)/[.I$6];[.I$8]);[.I$5])" office:value-type="float" office:value="1" calcext:value-type="float">
            <text:p>1</text:p>
          </table:table-cell>
          <table:table-cell table:formula="of:=IF([.J$5]=0;MAX(([.J$3]*1+[.J$4]*0)/[.J$6];[.J$8]);[.J$5])" office:value-type="float" office:value="1" calcext:value-type="float">
            <text:p>1</text:p>
          </table:table-cell>
          <table:table-cell table:formula="of:=IF([.K$5]=0;MAX(([.K$3]*1+[.K$4]*0)/[.K$6];[.K$8]);[.K$5])" office:value-type="float" office:value="1" calcext:value-type="float">
            <text:p>1</text:p>
          </table:table-cell>
          <table:table-cell table:formula="of:=IF([.L$5]=0;MAX(([.L$3]*1+[.L$4]*0)/[.L$6];[.L$8]);[.L$5])" office:value-type="float" office:value="1" calcext:value-type="float">
            <text:p>1</text:p>
          </table:table-cell>
          <table:table-cell table:formula="of:=IF([.M$5]=0;MAX(([.M$3]*1+[.M$4]*0)/[.M$6];[.M$8]);[.M$5])" office:value-type="float" office:value="1" calcext:value-type="float">
            <text:p>1</text:p>
          </table:table-cell>
          <table:table-cell table:formula="of:=IF([.N$5]=0;MAX(([.N$3]*0+[.N$4]*1)/[.N$6];[.N$8]);[.N$5])" office:value-type="float" office:value="-0.5" calcext:value-type="float">
            <text:p>-0,5</text:p>
          </table:table-cell>
          <table:table-cell table:formula="of:=IF([.O$5]=0;MAX(([.O$3]*0+[.O$4]*0)/[.O$6];[.O$8]);[.O$5])" office:value-type="float" office:value="0" calcext:value-type="float">
            <text:p>0</text:p>
          </table:table-cell>
          <table:table-cell table:formula="of:=IF([.P$5]=0;MAX(([.P$3]*1+[.P$4]*0)/[.P$6];[.P$8]);[.P$5])" office:value-type="float" office:value="1" calcext:value-type="float">
            <text:p>1</text:p>
          </table:table-cell>
          <table:table-cell table:formula="of:=IF([.Q$5]=0;MAX(([.Q$3]*1+[.Q$4]*0)/[.Q$6];[.Q$8]);[.Q$5])" office:value-type="float" office:value="1" calcext:value-type="float">
            <text:p>1</text:p>
          </table:table-cell>
          <table:table-cell table:formula="of:=IF([.R$5]=0;MAX(([.R$3]*1+[.R$4]*0)/[.R$6];[.R$8]);[.R$5])" office:value-type="float" office:value="1" calcext:value-type="float">
            <text:p>1</text:p>
          </table:table-cell>
          <table:table-cell table:formula="of:=IF([.S$5]=0;MAX(([.S$3]*1+[.S$4]*0)/[.S$6];[.S$8]);[.S$5])" office:value-type="float" office:value="1" calcext:value-type="float">
            <text:p>1</text:p>
          </table:table-cell>
          <table:table-cell table:formula="of:=IF([.T$5]=0;MAX(([.T$3]*1+[.T$4]*0)/[.T$6];[.T$8]);[.T$5])" office:value-type="float" office:value="1" calcext:value-type="float">
            <text:p>1</text:p>
          </table:table-cell>
          <table:table-cell table:formula="of:=IF([.U$5]=0;MAX(([.U$3]*0+[.U$4]*1)/[.U$6];[.U$8]);[.U$5])" office:value-type="float" office:value="-0.5" calcext:value-type="float">
            <text:p>-0,5</text:p>
          </table:table-cell>
          <table:table-cell table:formula="of:=IF([.V$5]=0;MAX(([.V$3]*1+[.V$4]*0)/[.V$6];[.V$8]);[.V$5])" office:value-type="float" office:value="1" calcext:value-type="float">
            <text:p>1</text:p>
          </table:table-cell>
          <table:table-cell table:formula="of:=IF([.W$5]=0;MAX(([.W$3]*0+[.W$4]*1)/[.W$6];[.W$8]);[.W$5])" office:value-type="float" office:value="-0.5" calcext:value-type="float">
            <text:p>-0,5</text:p>
          </table:table-cell>
          <table:table-cell table:formula="of:=IF([.X$5]=0;MAX(([.X$3]*1+[.X$4]*0)/[.X$6];[.X$8]);[.X$5])" office:value-type="float" office:value="1" calcext:value-type="float">
            <text:p>1</text:p>
          </table:table-cell>
          <table:table-cell table:formula="of:=IF([.Y$5]=0;MAX(([.Y$3]*1+[.Y$4]*0)/[.Y$6];[.Y$8]);[.Y$5])" office:value-type="float" office:value="1" calcext:value-type="float">
            <text:p>1</text:p>
          </table:table-cell>
          <table:table-cell table:formula="of:=IF([.Z$5]=0;MAX(([.Z$3]*0+[.Z$4]*0)/[.Z$6];[.Z$8]);[.Z$5])" office:value-type="float" office:value="0" calcext:value-type="float">
            <text:p>0</text:p>
          </table:table-cell>
          <table:table-cell table:formula="of:=IF([.AA$5]=0;MAX(([.AA$3]*1+[.AA$4]*0)/[.AA$6];[.AA$8]);[.AA$5])" office:value-type="float" office:value="1" calcext:value-type="float">
            <text:p>1</text:p>
          </table:table-cell>
          <table:table-cell table:formula="of:=IF([.AB$5]=0;MAX(([.AB$3]*1+[.AB$4]*0)/[.AB$6];[.AB$8]);[.AB$5])" office:value-type="float" office:value="1" calcext:value-type="float">
            <text:p>1</text:p>
          </table:table-cell>
          <table:table-cell table:formula="of:=IF([.AC$5]=0;MAX(([.AC$3]*0+[.AC$4]*1)/[.AC$6];[.AC$8]);[.AC$5])" office:value-type="float" office:value="-0.5" calcext:value-type="float">
            <text:p>-0,5</text:p>
          </table:table-cell>
          <table:table-cell table:formula="of:=IF([.AD$5]=0;MAX(([.AD$3]*0+[.AD$4]*0)/[.AD$6];[.AD$8]);[.AD$5])" office:value-type="float" office:value="0" calcext:value-type="float">
            <text:p>0</text:p>
          </table:table-cell>
          <table:table-cell table:formula="of:=IF([.AE$5]=0;MAX(([.AE$3]*0+[.AE$4]*0)/[.AE$6];[.AE$8]);[.AE$5])" office:value-type="float" office:value="0" calcext:value-type="float">
            <text:p>0</text:p>
          </table:table-cell>
          <table:table-cell table:formula="of:=IF([.AF$5]=0;MAX(([.AF$3]*0+[.AF$4]*1)/[.AF$6];[.AF$8]);[.AF$5])" office:value-type="float" office:value="-0.5" calcext:value-type="float">
            <text:p>-0,5</text:p>
          </table:table-cell>
          <table:table-cell table:formula="of:=IF([.AG$5]=0;MAX(([.AG$3]*0+[.AG$4]*0)/[.AG$6];[.AG$8]);[.AG$5])" office:value-type="float" office:value="0" calcext:value-type="float">
            <text:p>0</text:p>
          </table:table-cell>
          <table:table-cell table:formula="of:=IF([.AH$5]=0;MAX(([.AH$3]*0+[.AH$4]*0)/[.AH$6];[.AH$8]);[.AH$5])" office:value-type="float" office:value="0" calcext:value-type="float">
            <text:p>0</text:p>
          </table:table-cell>
          <table:table-cell table:formula="of:=IF([.AI$5]=0;MAX(([.AI$3]*0+[.AI$4]*0)/[.AI$6];[.AI$8]);[.AI$5])" office:value-type="float" office:value="0" calcext:value-type="float">
            <text:p>0</text:p>
          </table:table-cell>
          <table:table-cell table:formula="of:=IF([.AJ$5]=0;MAX(([.AJ$3]*0+[.AJ$4]*0)/[.AJ$6];[.AJ$8]);[.AJ$5])" office:value-type="float" office:value="0" calcext:value-type="float">
            <text:p>0</text:p>
          </table:table-cell>
          <table:table-cell table:formula="of:=IF([.AK$5]=0;MAX(([.AK$3]*0+[.AK$4]*0)/[.AK$6];[.AK$8]);[.AK$5])" office:value-type="float" office:value="0" calcext:value-type="float">
            <text:p>0</text:p>
          </table:table-cell>
          <table:table-cell table:formula="of:=IF([.AL$5]=0;MAX(([.AL$3]*0+[.AL$4]*0)/[.AL$6];[.AL$8]);[.AL$5])" office:value-type="float" office:value="0" calcext:value-type="float">
            <text:p>0</text:p>
          </table:table-cell>
          <table:table-cell table:formula="of:=IF([.AM$5]=0;MAX(([.AM$3]*0+[.AM$4]*0)/[.AM$6];[.AM$8]);[.AM$5])" office:value-type="float" office:value="0" calcext:value-type="float">
            <text:p>0</text:p>
          </table:table-cell>
          <table:table-cell table:formula="of:=IF([.AN$5]=0;MAX(([.AN$3]*0+[.AN$4]*0)/[.AN$6];[.AN$8]);[.AN$5])" office:value-type="float" office:value="0" calcext:value-type="float">
            <text:p>0</text:p>
          </table:table-cell>
          <table:table-cell table:formula="of:=IF([.AO$5]=0;MAX(([.AO$3]*1+[.AO$4]*0)/[.AO$6];[.AO$8]);[.AO$5])" office:value-type="float" office:value="1" calcext:value-type="float">
            <text:p>1</text:p>
          </table:table-cell>
          <table:table-cell table:formula="of:=IF([.AP$5]=0;MAX(([.AP$3]*0+[.AP$4]*0)/[.AP$6];[.AP$8]);[.AP$5])" office:value-type="float" office:value="0" calcext:value-type="float">
            <text:p>0</text:p>
          </table:table-cell>
          <table:table-cell table:formula="of:=IF([.AQ$5]=0;MAX(([.AQ$3]*0+[.AQ$4]*0)/[.AQ$6];[.AQ$8]);[.AQ$5])" office:value-type="float" office:value="0" calcext:value-type="float">
            <text:p>0</text:p>
          </table:table-cell>
          <table:table-cell table:formula="of:=IF([.AR$5]=0;MAX(([.AR$3]*0+[.AR$4]*0)/[.AR$6];[.AR$8]);[.AR$5])" office:value-type="float" office:value="0" calcext:value-type="float">
            <text:p>0</text:p>
          </table:table-cell>
          <table:table-cell table:formula="of:=IF([.AS$5]=0;MAX(([.AS$3]*1+[.AS$4]*0)/[.AS$6];[.AS$8]);[.AS$5])" office:value-type="float" office:value="1" calcext:value-type="float">
            <text:p>1</text:p>
          </table:table-cell>
          <table:table-cell table:formula="of:=IF([.AT$5]=0;MAX(([.AT$3]*1+[.AT$4]*0)/[.AT$6];[.AT$8]);[.AT$5])" office:value-type="float" office:value="1" calcext:value-type="float">
            <text:p>1</text:p>
          </table:table-cell>
          <table:table-cell table:formula="of:=IF([.AU$5]=0;MAX(([.AU$3]*1+[.AU$4]*0)/[.AU$6];[.AU$8]);[.AU$5])" office:value-type="float" office:value="1" calcext:value-type="float">
            <text:p>1</text:p>
          </table:table-cell>
          <table:table-cell table:formula="of:=IF([.AV$5]=0;MAX(([.AV$3]*0+[.AV$4]*1)/[.AV$6];[.AV$8]);[.AV$5])" office:value-type="float" office:value="-0.5" calcext:value-type="float">
            <text:p>-0,5</text:p>
          </table:table-cell>
          <table:table-cell table:formula="of:=IF([.AW$5]=0;MAX(([.AW$3]*1+[.AW$4]*0)/[.AW$6];[.AW$8]);[.AW$5])" office:value-type="float" office:value="1" calcext:value-type="float">
            <text:p>1</text:p>
          </table:table-cell>
          <table:table-cell table:formula="of:=IF([.AX$5]=0;MAX(([.AX$3]*0+[.AX$4]*0)/[.AX$6];[.AX$8]);[.AX$5])" office:value-type="float" office:value="0" calcext:value-type="float">
            <text:p>0</text:p>
          </table:table-cell>
          <table:table-cell table:formula="of:=IF([.AY$5]=0;MAX(([.AY$3]*1+[.AY$4]*0)/[.AY$6];[.AY$8]);[.AY$5])" office:value-type="float" office:value="1" calcext:value-type="float">
            <text:p>1</text:p>
          </table:table-cell>
          <table:table-cell table:formula="of:=IF([.AZ$5]=0;MAX(([.AZ$3]*1+[.AZ$4]*0)/[.AZ$6];[.AZ$8]);[.AZ$5])" office:value-type="float" office:value="1" calcext:value-type="float">
            <text:p>1</text:p>
          </table:table-cell>
          <table:table-cell table:formula="of:=IF([.BA$5]=0;MAX(([.BA$3]*1+[.BA$4]*0)/[.BA$6];[.BA$8]);[.BA$5])" office:value-type="float" office:value="1" calcext:value-type="float">
            <text:p>1</text:p>
          </table:table-cell>
          <table:table-cell table:formula="of:=IF([.BB$5]=0;MAX(([.BB$3]*1+[.BB$4]*0)/[.BB$6];[.BB$8]);[.BB$5])" office:value-type="float" office:value="1" calcext:value-type="float">
            <text:p>1</text:p>
          </table:table-cell>
          <table:table-cell table:formula="of:=[.BC$62]*SUMPRODUCT([.$E$2:.$BB$2];[.$E86:.$BB86])/[.$BC$3]" office:value-type="float" office:value="10" calcext:value-type="float">
            <text:p>10</text:p>
          </table:table-cell>
          <table:table-cell table:formula="of:=MAX(0;ROUNDUP([.$BC86]/[.$BD$2])*[.$BD$2])" office:value-type="float" office:value="10" calcext:value-type="float">
            <text:p>10</text:p>
          </table:table-cell>
          <table:table-cell table:formula="of:=RANK([.BD86];[.BD$63:.BD$111])" office:value-type="float" office:value="34" calcext:value-type="float">
            <text:p>34</text:p>
          </table:table-cell>
          <table:table-cell table:number-columns-repeated="2"/>
          <table:table-cell table:number-columns-repeated="9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R1</text:p>
          </table:table-cell>
          <table:table-cell table:number-columns-repeated="4" office:value-type="string" calcext:value-type="string">
            <text:p>R2</text:p>
          </table:table-cell>
          <table:table-cell table:number-columns-repeated="3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/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/>
          <table:table-cell office:value-type="string" calcext:value-type="string">
            <text:p>R1</text:p>
          </table:table-cell>
          <table:table-cell table:number-columns-repeated="8"/>
          <table:table-cell office:value-type="string" calcext:value-type="string">
            <text:p>R1</text:p>
          </table:table-cell>
          <table:table-cell table:number-columns-repeated="3"/>
          <table:table-cell table:number-columns-repeated="2" office:value-type="string" calcext:value-type="string">
            <text:p>R2</text:p>
          </table:table-cell>
          <table:table-cell table:number-columns-repeated="3" office:value-type="string" calcext:value-type="string">
            <text:p>R1</text:p>
          </table:table-cell>
          <table:table-cell/>
          <table:table-cell office:value-type="string" calcext:value-type="string">
            <text:p>R2</text:p>
          </table:table-cell>
          <table:table-cell table:number-columns-repeated="3"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VERIN</text:p>
          </table:table-cell>
          <table:table-cell office:value-type="string" calcext:value-type="string">
            <text:p>Timothé</text:p>
          </table:table-cell>
          <table:table-cell office:value-type="string" calcext:value-type="string">
            <text:p>f10048</text:p>
          </table:table-cell>
          <table:table-cell table:formula="of:=[.$BC87]" office:value-type="float" office:value="10" calcext:value-type="float">
            <text:p>10</text:p>
          </table:table-cell>
          <table:table-cell table:formula="of:=IF([.E$5]=0;MAX(([.E$3]*1+[.E$4]*0)/[.E$6];[.E$8]);[.E$5])" office:value-type="float" office:value="1" calcext:value-type="float">
            <text:p>1</text:p>
          </table:table-cell>
          <table:table-cell table:formula="of:=IF([.F$5]=0;MAX(([.F$3]*1+[.F$4]*0)/[.F$6];[.F$8]);[.F$5])" office:value-type="float" office:value="1" calcext:value-type="float">
            <text:p>1</text:p>
          </table:table-cell>
          <table:table-cell table:formula="of:=IF([.G$5]=0;MAX(([.G$3]*1+[.G$4]*0)/[.G$6];[.G$8]);[.G$5])" office:value-type="float" office:value="1" calcext:value-type="float">
            <text:p>1</text:p>
          </table:table-cell>
          <table:table-cell table:formula="of:=IF([.H$5]=0;MAX(([.H$3]*1+[.H$4]*0)/[.H$6];[.H$8]);[.H$5])" office:value-type="float" office:value="1" calcext:value-type="float">
            <text:p>1</text:p>
          </table:table-cell>
          <table:table-cell table:formula="of:=IF([.I$5]=0;MAX(([.I$3]*1+[.I$4]*0)/[.I$6];[.I$8]);[.I$5])" office:value-type="float" office:value="1" calcext:value-type="float">
            <text:p>1</text:p>
          </table:table-cell>
          <table:table-cell table:formula="of:=IF([.J$5]=0;MAX(([.J$3]*1+[.J$4]*0)/[.J$6];[.J$8]);[.J$5])" office:value-type="float" office:value="1" calcext:value-type="float">
            <text:p>1</text:p>
          </table:table-cell>
          <table:table-cell table:formula="of:=IF([.K$5]=0;MAX(([.K$3]*1+[.K$4]*0)/[.K$6];[.K$8]);[.K$5])" office:value-type="float" office:value="1" calcext:value-type="float">
            <text:p>1</text:p>
          </table:table-cell>
          <table:table-cell table:formula="of:=IF([.L$5]=0;MAX(([.L$3]*0+[.L$4]*1)/[.L$6];[.L$8]);[.L$5])" office:value-type="float" office:value="-0.5" calcext:value-type="float">
            <text:p>-0,5</text:p>
          </table:table-cell>
          <table:table-cell table:formula="of:=IF([.M$5]=0;MAX(([.M$3]*0+[.M$4]*1)/[.M$6];[.M$8]);[.M$5])" office:value-type="float" office:value="-0.5" calcext:value-type="float">
            <text:p>-0,5</text:p>
          </table:table-cell>
          <table:table-cell table:formula="of:=IF([.N$5]=0;MAX(([.N$3]*1+[.N$4]*0)/[.N$6];[.N$8]);[.N$5])" office:value-type="float" office:value="1" calcext:value-type="float">
            <text:p>1</text:p>
          </table:table-cell>
          <table:table-cell table:formula="of:=IF([.O$5]=0;MAX(([.O$3]*0+[.O$4]*0)/[.O$6];[.O$8]);[.O$5])" office:value-type="float" office:value="0" calcext:value-type="float">
            <text:p>0</text:p>
          </table:table-cell>
          <table:table-cell table:formula="of:=IF([.P$5]=0;MAX(([.P$3]*1+[.P$4]*0)/[.P$6];[.P$8]);[.P$5])" office:value-type="float" office:value="1" calcext:value-type="float">
            <text:p>1</text:p>
          </table:table-cell>
          <table:table-cell table:formula="of:=IF([.Q$5]=0;MAX(([.Q$3]*1+[.Q$4]*0)/[.Q$6];[.Q$8]);[.Q$5])" office:value-type="float" office:value="1" calcext:value-type="float">
            <text:p>1</text:p>
          </table:table-cell>
          <table:table-cell table:formula="of:=IF([.R$5]=0;MAX(([.R$3]*0+[.R$4]*1)/[.R$6];[.R$8]);[.R$5])" office:value-type="float" office:value="-0.5" calcext:value-type="float">
            <text:p>-0,5</text:p>
          </table:table-cell>
          <table:table-cell table:formula="of:=IF([.S$5]=0;MAX(([.S$3]*1+[.S$4]*0)/[.S$6];[.S$8]);[.S$5])" office:value-type="float" office:value="1" calcext:value-type="float">
            <text:p>1</text:p>
          </table:table-cell>
          <table:table-cell table:formula="of:=IF([.T$5]=0;MAX(([.T$3]*0+[.T$4]*0)/[.T$6];[.T$8]);[.T$5])" office:value-type="float" office:value="0" calcext:value-type="float">
            <text:p>0</text:p>
          </table:table-cell>
          <table:table-cell table:formula="of:=IF([.U$5]=0;MAX(([.U$3]*1+[.U$4]*0)/[.U$6];[.U$8]);[.U$5])" office:value-type="float" office:value="1" calcext:value-type="float">
            <text:p>1</text:p>
          </table:table-cell>
          <table:table-cell table:formula="of:=IF([.V$5]=0;MAX(([.V$3]*1+[.V$4]*0)/[.V$6];[.V$8]);[.V$5])" office:value-type="float" office:value="1" calcext:value-type="float">
            <text:p>1</text:p>
          </table:table-cell>
          <table:table-cell table:formula="of:=IF([.W$5]=0;MAX(([.W$3]*0+[.W$4]*0)/[.W$6];[.W$8]);[.W$5])" office:value-type="float" office:value="0" calcext:value-type="float">
            <text:p>0</text:p>
          </table:table-cell>
          <table:table-cell table:formula="of:=IF([.X$5]=0;MAX(([.X$3]*0+[.X$4]*0)/[.X$6];[.X$8]);[.X$5])" office:value-type="float" office:value="0" calcext:value-type="float">
            <text:p>0</text:p>
          </table:table-cell>
          <table:table-cell table:formula="of:=IF([.Y$5]=0;MAX(([.Y$3]*1+[.Y$4]*0)/[.Y$6];[.Y$8]);[.Y$5])" office:value-type="float" office:value="1" calcext:value-type="float">
            <text:p>1</text:p>
          </table:table-cell>
          <table:table-cell table:formula="of:=IF([.Z$5]=0;MAX(([.Z$3]*0+[.Z$4]*1)/[.Z$6];[.Z$8]);[.Z$5])" office:value-type="float" office:value="-0.5" calcext:value-type="float">
            <text:p>-0,5</text:p>
          </table:table-cell>
          <table:table-cell table:formula="of:=IF([.AA$5]=0;MAX(([.AA$3]*1+[.AA$4]*0)/[.AA$6];[.AA$8]);[.AA$5])" office:value-type="float" office:value="1" calcext:value-type="float">
            <text:p>1</text:p>
          </table:table-cell>
          <table:table-cell table:formula="of:=IF([.AB$5]=0;MAX(([.AB$3]*1+[.AB$4]*0)/[.AB$6];[.AB$8]);[.AB$5])" office:value-type="float" office:value="1" calcext:value-type="float">
            <text:p>1</text:p>
          </table:table-cell>
          <table:table-cell table:formula="of:=IF([.AC$5]=0;MAX(([.AC$3]*1+[.AC$4]*0)/[.AC$6];[.AC$8]);[.AC$5])" office:value-type="float" office:value="1" calcext:value-type="float">
            <text:p>1</text:p>
          </table:table-cell>
          <table:table-cell table:formula="of:=IF([.AD$5]=0;MAX(([.AD$3]*0+[.AD$4]*1)/[.AD$6];[.AD$8]);[.AD$5])" office:value-type="float" office:value="-0.5" calcext:value-type="float">
            <text:p>-0,5</text:p>
          </table:table-cell>
          <table:table-cell table:formula="of:=IF([.AE$5]=0;MAX(([.AE$3]*1+[.AE$4]*0)/[.AE$6];[.AE$8]);[.AE$5])" office:value-type="float" office:value="1" calcext:value-type="float">
            <text:p>1</text:p>
          </table:table-cell>
          <table:table-cell table:formula="of:=IF([.AF$5]=0;MAX(([.AF$3]*0+[.AF$4]*0)/[.AF$6];[.AF$8]);[.AF$5])" office:value-type="float" office:value="0" calcext:value-type="float">
            <text:p>0</text:p>
          </table:table-cell>
          <table:table-cell table:formula="of:=IF([.AG$5]=0;MAX(([.AG$3]*1+[.AG$4]*0)/[.AG$6];[.AG$8]);[.AG$5])" office:value-type="float" office:value="1" calcext:value-type="float">
            <text:p>1</text:p>
          </table:table-cell>
          <table:table-cell table:formula="of:=IF([.AH$5]=0;MAX(([.AH$3]*1+[.AH$4]*0)/[.AH$6];[.AH$8]);[.AH$5])" office:value-type="float" office:value="1" calcext:value-type="float">
            <text:p>1</text:p>
          </table:table-cell>
          <table:table-cell table:formula="of:=IF([.AI$5]=0;MAX(([.AI$3]*0+[.AI$4]*1)/[.AI$6];[.AI$8]);[.AI$5])" office:value-type="float" office:value="-0.5" calcext:value-type="float">
            <text:p>-0,5</text:p>
          </table:table-cell>
          <table:table-cell table:formula="of:=IF([.AJ$5]=0;MAX(([.AJ$3]*0+[.AJ$4]*1)/[.AJ$6];[.AJ$8]);[.AJ$5])" office:value-type="float" office:value="-0.5" calcext:value-type="float">
            <text:p>-0,5</text:p>
          </table:table-cell>
          <table:table-cell table:formula="of:=IF([.AK$5]=0;MAX(([.AK$3]*0+[.AK$4]*1)/[.AK$6];[.AK$8]);[.AK$5])" office:value-type="float" office:value="-0.5" calcext:value-type="float">
            <text:p>-0,5</text:p>
          </table:table-cell>
          <table:table-cell table:formula="of:=IF([.AL$5]=0;MAX(([.AL$3]*0+[.AL$4]*1)/[.AL$6];[.AL$8]);[.AL$5])" office:value-type="float" office:value="-0.5" calcext:value-type="float">
            <text:p>-0,5</text:p>
          </table:table-cell>
          <table:table-cell table:formula="of:=IF([.AM$5]=0;MAX(([.AM$3]*1+[.AM$4]*0)/[.AM$6];[.AM$8]);[.AM$5])" office:value-type="float" office:value="1" calcext:value-type="float">
            <text:p>1</text:p>
          </table:table-cell>
          <table:table-cell table:formula="of:=IF([.AN$5]=0;MAX(([.AN$3]*0+[.AN$4]*0)/[.AN$6];[.AN$8]);[.AN$5])" office:value-type="float" office:value="0" calcext:value-type="float">
            <text:p>0</text:p>
          </table:table-cell>
          <table:table-cell table:formula="of:=IF([.AO$5]=0;MAX(([.AO$3]*1+[.AO$4]*0)/[.AO$6];[.AO$8]);[.AO$5])" office:value-type="float" office:value="1" calcext:value-type="float">
            <text:p>1</text:p>
          </table:table-cell>
          <table:table-cell table:formula="of:=IF([.AP$5]=0;MAX(([.AP$3]*1+[.AP$4]*0)/[.AP$6];[.AP$8]);[.AP$5])" office:value-type="float" office:value="1" calcext:value-type="float">
            <text:p>1</text:p>
          </table:table-cell>
          <table:table-cell table:formula="of:=IF([.AQ$5]=0;MAX(([.AQ$3]*1+[.AQ$4]*0)/[.AQ$6];[.AQ$8]);[.AQ$5])" office:value-type="float" office:value="1" calcext:value-type="float">
            <text:p>1</text:p>
          </table:table-cell>
          <table:table-cell table:formula="of:=IF([.AR$5]=0;MAX(([.AR$3]*0+[.AR$4]*1)/[.AR$6];[.AR$8]);[.AR$5])" office:value-type="float" office:value="-0.5" calcext:value-type="float">
            <text:p>-0,5</text:p>
          </table:table-cell>
          <table:table-cell table:formula="of:=IF([.AS$5]=0;MAX(([.AS$3]*1+[.AS$4]*0)/[.AS$6];[.AS$8]);[.AS$5])" office:value-type="float" office:value="1" calcext:value-type="float">
            <text:p>1</text:p>
          </table:table-cell>
          <table:table-cell table:formula="of:=IF([.AT$5]=0;MAX(([.AT$3]*0+[.AT$4]*1)/[.AT$6];[.AT$8]);[.AT$5])" office:value-type="float" office:value="-0.5" calcext:value-type="float">
            <text:p>-0,5</text:p>
          </table:table-cell>
          <table:table-cell table:formula="of:=IF([.AU$5]=0;MAX(([.AU$3]*1+[.AU$4]*0)/[.AU$6];[.AU$8]);[.AU$5])" office:value-type="float" office:value="1" calcext:value-type="float">
            <text:p>1</text:p>
          </table:table-cell>
          <table:table-cell table:formula="of:=IF([.AV$5]=0;MAX(([.AV$3]*1+[.AV$4]*0)/[.AV$6];[.AV$8]);[.AV$5])" office:value-type="float" office:value="1" calcext:value-type="float">
            <text:p>1</text:p>
          </table:table-cell>
          <table:table-cell table:formula="of:=IF([.AW$5]=0;MAX(([.AW$3]*1+[.AW$4]*0)/[.AW$6];[.AW$8]);[.AW$5])" office:value-type="float" office:value="1" calcext:value-type="float">
            <text:p>1</text:p>
          </table:table-cell>
          <table:table-cell table:formula="of:=IF([.AX$5]=0;MAX(([.AX$3]*1+[.AX$4]*0)/[.AX$6];[.AX$8]);[.AX$5])" office:value-type="float" office:value="1" calcext:value-type="float">
            <text:p>1</text:p>
          </table:table-cell>
          <table:table-cell table:formula="of:=IF([.AY$5]=0;MAX(([.AY$3]*0+[.AY$4]*1)/[.AY$6];[.AY$8]);[.AY$5])" office:value-type="float" office:value="-0.5" calcext:value-type="float">
            <text:p>-0,5</text:p>
          </table:table-cell>
          <table:table-cell table:formula="of:=IF([.AZ$5]=0;MAX(([.AZ$3]*1+[.AZ$4]*0)/[.AZ$6];[.AZ$8]);[.AZ$5])" office:value-type="float" office:value="1" calcext:value-type="float">
            <text:p>1</text:p>
          </table:table-cell>
          <table:table-cell table:formula="of:=IF([.BA$5]=0;MAX(([.BA$3]*1+[.BA$4]*0)/[.BA$6];[.BA$8]);[.BA$5])" office:value-type="float" office:value="1" calcext:value-type="float">
            <text:p>1</text:p>
          </table:table-cell>
          <table:table-cell table:formula="of:=IF([.BB$5]=0;MAX(([.BB$3]*1+[.BB$4]*1)/[.BB$6];[.BB$8]);[.BB$5])" office:value-type="float" office:value="0" calcext:value-type="float">
            <text:p>0</text:p>
          </table:table-cell>
          <table:table-cell table:formula="of:=[.BC$62]*SUMPRODUCT([.$E$2:.$BB$2];[.$E87:.$BB87])/[.$BC$3]" office:value-type="float" office:value="10" calcext:value-type="float">
            <text:p>10</text:p>
          </table:table-cell>
          <table:table-cell table:formula="of:=MAX(0;ROUNDUP([.$BC87]/[.$BD$2])*[.$BD$2])" office:value-type="float" office:value="10" calcext:value-type="float">
            <text:p>10</text:p>
          </table:table-cell>
          <table:table-cell table:formula="of:=RANK([.BD87];[.BD$63:.BD$111])" office:value-type="float" office:value="34" calcext:value-type="float">
            <text:p>34</text:p>
          </table:table-cell>
          <table:table-cell table:number-columns-repeated="2"/>
          <table:table-cell table:number-columns-repeated="7"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3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/>
          <table:table-cell table:number-columns-repeated="3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/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5" office:value-type="string" calcext:value-type="string">
            <text:p>R1</text:p>
          </table:table-cell>
          <table:table-cell office:value-type="string" calcext:value-type="string">
            <text:p>R1\R2</text:p>
          </table:table-cell>
        </table:table-row>
        <table:table-row table:style-name="ro1">
          <table:table-cell office:value-type="string" calcext:value-type="string">
            <text:p>BERGER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f10004</text:p>
          </table:table-cell>
          <table:table-cell table:formula="of:=[.$BC88]" office:value-type="float" office:value="15.2" calcext:value-type="float">
            <text:p>15,2</text:p>
          </table:table-cell>
          <table:table-cell table:formula="of:=IF([.E$5]=0;MAX(([.E$3]*1+[.E$4]*0)/[.E$6];[.E$8]);[.E$5])" office:value-type="float" office:value="1" calcext:value-type="float">
            <text:p>1</text:p>
          </table:table-cell>
          <table:table-cell table:formula="of:=IF([.F$5]=0;MAX(([.F$3]*1+[.F$4]*0)/[.F$6];[.F$8]);[.F$5])" office:value-type="float" office:value="1" calcext:value-type="float">
            <text:p>1</text:p>
          </table:table-cell>
          <table:table-cell table:formula="of:=IF([.G$5]=0;MAX(([.G$3]*1+[.G$4]*0)/[.G$6];[.G$8]);[.G$5])" office:value-type="float" office:value="1" calcext:value-type="float">
            <text:p>1</text:p>
          </table:table-cell>
          <table:table-cell table:formula="of:=IF([.H$5]=0;MAX(([.H$3]*1+[.H$4]*0)/[.H$6];[.H$8]);[.H$5])" office:value-type="float" office:value="1" calcext:value-type="float">
            <text:p>1</text:p>
          </table:table-cell>
          <table:table-cell table:formula="of:=IF([.I$5]=0;MAX(([.I$3]*1+[.I$4]*0)/[.I$6];[.I$8]);[.I$5])" office:value-type="float" office:value="1" calcext:value-type="float">
            <text:p>1</text:p>
          </table:table-cell>
          <table:table-cell table:formula="of:=IF([.J$5]=0;MAX(([.J$3]*1+[.J$4]*0)/[.J$6];[.J$8]);[.J$5])" office:value-type="float" office:value="1" calcext:value-type="float">
            <text:p>1</text:p>
          </table:table-cell>
          <table:table-cell table:formula="of:=IF([.K$5]=0;MAX(([.K$3]*1+[.K$4]*0)/[.K$6];[.K$8]);[.K$5])" office:value-type="float" office:value="1" calcext:value-type="float">
            <text:p>1</text:p>
          </table:table-cell>
          <table:table-cell table:formula="of:=IF([.L$5]=0;MAX(([.L$3]*1+[.L$4]*0)/[.L$6];[.L$8]);[.L$5])" office:value-type="float" office:value="1" calcext:value-type="float">
            <text:p>1</text:p>
          </table:table-cell>
          <table:table-cell table:formula="of:=IF([.M$5]=0;MAX(([.M$3]*1+[.M$4]*0)/[.M$6];[.M$8]);[.M$5])" office:value-type="float" office:value="1" calcext:value-type="float">
            <text:p>1</text:p>
          </table:table-cell>
          <table:table-cell table:formula="of:=IF([.N$5]=0;MAX(([.N$3]*1+[.N$4]*0)/[.N$6];[.N$8]);[.N$5])" office:value-type="float" office:value="1" calcext:value-type="float">
            <text:p>1</text:p>
          </table:table-cell>
          <table:table-cell table:formula="of:=IF([.O$5]=0;MAX(([.O$3]*0+[.O$4]*1)/[.O$6];[.O$8]);[.O$5])" office:value-type="float" office:value="-0.5" calcext:value-type="float">
            <text:p>-0,5</text:p>
          </table:table-cell>
          <table:table-cell table:formula="of:=IF([.P$5]=0;MAX(([.P$3]*0+[.P$4]*1)/[.P$6];[.P$8]);[.P$5])" office:value-type="float" office:value="-0.5" calcext:value-type="float">
            <text:p>-0,5</text:p>
          </table:table-cell>
          <table:table-cell table:formula="of:=IF([.Q$5]=0;MAX(([.Q$3]*1+[.Q$4]*0)/[.Q$6];[.Q$8]);[.Q$5])" office:value-type="float" office:value="1" calcext:value-type="float">
            <text:p>1</text:p>
          </table:table-cell>
          <table:table-cell table:formula="of:=IF([.R$5]=0;MAX(([.R$3]*0+[.R$4]*1)/[.R$6];[.R$8]);[.R$5])" office:value-type="float" office:value="-0.5" calcext:value-type="float">
            <text:p>-0,5</text:p>
          </table:table-cell>
          <table:table-cell table:formula="of:=IF([.S$5]=0;MAX(([.S$3]*0+[.S$4]*1)/[.S$6];[.S$8]);[.S$5])" office:value-type="float" office:value="-0.5" calcext:value-type="float">
            <text:p>-0,5</text:p>
          </table:table-cell>
          <table:table-cell table:formula="of:=IF([.T$5]=0;MAX(([.T$3]*0+[.T$4]*1)/[.T$6];[.T$8]);[.T$5])" office:value-type="float" office:value="-0.5" calcext:value-type="float">
            <text:p>-0,5</text:p>
          </table:table-cell>
          <table:table-cell table:formula="of:=IF([.U$5]=0;MAX(([.U$3]*1+[.U$4]*0)/[.U$6];[.U$8]);[.U$5])" office:value-type="float" office:value="1" calcext:value-type="float">
            <text:p>1</text:p>
          </table:table-cell>
          <table:table-cell table:formula="of:=IF([.V$5]=0;MAX(([.V$3]*1+[.V$4]*0)/[.V$6];[.V$8]);[.V$5])" office:value-type="float" office:value="1" calcext:value-type="float">
            <text:p>1</text:p>
          </table:table-cell>
          <table:table-cell table:formula="of:=IF([.W$5]=0;MAX(([.W$3]*1+[.W$4]*0)/[.W$6];[.W$8]);[.W$5])" office:value-type="float" office:value="1" calcext:value-type="float">
            <text:p>1</text:p>
          </table:table-cell>
          <table:table-cell table:formula="of:=IF([.X$5]=0;MAX(([.X$3]*1+[.X$4]*0)/[.X$6];[.X$8]);[.X$5])" office:value-type="float" office:value="1" calcext:value-type="float">
            <text:p>1</text:p>
          </table:table-cell>
          <table:table-cell table:formula="of:=IF([.Y$5]=0;MAX(([.Y$3]*0+[.Y$4]*1)/[.Y$6];[.Y$8]);[.Y$5])" office:value-type="float" office:value="-0.5" calcext:value-type="float">
            <text:p>-0,5</text:p>
          </table:table-cell>
          <table:table-cell table:formula="of:=IF([.Z$5]=0;MAX(([.Z$3]*0+[.Z$4]*1)/[.Z$6];[.Z$8]);[.Z$5])" office:value-type="float" office:value="-0.5" calcext:value-type="float">
            <text:p>-0,5</text:p>
          </table:table-cell>
          <table:table-cell table:formula="of:=IF([.AA$5]=0;MAX(([.AA$3]*1+[.AA$4]*0)/[.AA$6];[.AA$8]);[.AA$5])" office:value-type="float" office:value="1" calcext:value-type="float">
            <text:p>1</text:p>
          </table:table-cell>
          <table:table-cell table:formula="of:=IF([.AB$5]=0;MAX(([.AB$3]*1+[.AB$4]*0)/[.AB$6];[.AB$8]);[.AB$5])" office:value-type="float" office:value="1" calcext:value-type="float">
            <text:p>1</text:p>
          </table:table-cell>
          <table:table-cell table:formula="of:=IF([.AC$5]=0;MAX(([.AC$3]*1+[.AC$4]*0)/[.AC$6];[.AC$8]);[.AC$5])" office:value-type="float" office:value="1" calcext:value-type="float">
            <text:p>1</text:p>
          </table:table-cell>
          <table:table-cell table:formula="of:=IF([.AD$5]=0;MAX(([.AD$3]*1+[.AD$4]*0)/[.AD$6];[.AD$8]);[.AD$5])" office:value-type="float" office:value="1" calcext:value-type="float">
            <text:p>1</text:p>
          </table:table-cell>
          <table:table-cell table:formula="of:=IF([.AE$5]=0;MAX(([.AE$3]*1+[.AE$4]*0)/[.AE$6];[.AE$8]);[.AE$5])" office:value-type="float" office:value="1" calcext:value-type="float">
            <text:p>1</text:p>
          </table:table-cell>
          <table:table-cell table:formula="of:=IF([.AF$5]=0;MAX(([.AF$3]*1+[.AF$4]*0)/[.AF$6];[.AF$8]);[.AF$5])" office:value-type="float" office:value="1" calcext:value-type="float">
            <text:p>1</text:p>
          </table:table-cell>
          <table:table-cell table:formula="of:=IF([.AG$5]=0;MAX(([.AG$3]*1+[.AG$4]*0)/[.AG$6];[.AG$8]);[.AG$5])" office:value-type="float" office:value="1" calcext:value-type="float">
            <text:p>1</text:p>
          </table:table-cell>
          <table:table-cell table:formula="of:=IF([.AH$5]=0;MAX(([.AH$3]*1+[.AH$4]*0)/[.AH$6];[.AH$8]);[.AH$5])" office:value-type="float" office:value="1" calcext:value-type="float">
            <text:p>1</text:p>
          </table:table-cell>
          <table:table-cell table:formula="of:=IF([.AI$5]=0;MAX(([.AI$3]*1+[.AI$4]*0)/[.AI$6];[.AI$8]);[.AI$5])" office:value-type="float" office:value="1" calcext:value-type="float">
            <text:p>1</text:p>
          </table:table-cell>
          <table:table-cell table:formula="of:=IF([.AJ$5]=0;MAX(([.AJ$3]*1+[.AJ$4]*0)/[.AJ$6];[.AJ$8]);[.AJ$5])" office:value-type="float" office:value="1" calcext:value-type="float">
            <text:p>1</text:p>
          </table:table-cell>
          <table:table-cell table:formula="of:=IF([.AK$5]=0;MAX(([.AK$3]*1+[.AK$4]*0)/[.AK$6];[.AK$8]);[.AK$5])" office:value-type="float" office:value="1" calcext:value-type="float">
            <text:p>1</text:p>
          </table:table-cell>
          <table:table-cell table:formula="of:=IF([.AL$5]=0;MAX(([.AL$3]*1+[.AL$4]*0)/[.AL$6];[.AL$8]);[.AL$5])" office:value-type="float" office:value="1" calcext:value-type="float">
            <text:p>1</text:p>
          </table:table-cell>
          <table:table-cell table:formula="of:=IF([.AM$5]=0;MAX(([.AM$3]*1+[.AM$4]*0)/[.AM$6];[.AM$8]);[.AM$5])" office:value-type="float" office:value="1" calcext:value-type="float">
            <text:p>1</text:p>
          </table:table-cell>
          <table:table-cell table:formula="of:=IF([.AN$5]=0;MAX(([.AN$3]*1+[.AN$4]*0)/[.AN$6];[.AN$8]);[.AN$5])" office:value-type="float" office:value="1" calcext:value-type="float">
            <text:p>1</text:p>
          </table:table-cell>
          <table:table-cell table:formula="of:=IF([.AO$5]=0;MAX(([.AO$3]*1+[.AO$4]*0)/[.AO$6];[.AO$8]);[.AO$5])" office:value-type="float" office:value="1" calcext:value-type="float">
            <text:p>1</text:p>
          </table:table-cell>
          <table:table-cell table:formula="of:=IF([.AP$5]=0;MAX(([.AP$3]*1+[.AP$4]*0)/[.AP$6];[.AP$8]);[.AP$5])" office:value-type="float" office:value="1" calcext:value-type="float">
            <text:p>1</text:p>
          </table:table-cell>
          <table:table-cell table:formula="of:=IF([.AQ$5]=0;MAX(([.AQ$3]*1+[.AQ$4]*0)/[.AQ$6];[.AQ$8]);[.AQ$5])" office:value-type="float" office:value="1" calcext:value-type="float">
            <text:p>1</text:p>
          </table:table-cell>
          <table:table-cell table:formula="of:=IF([.AR$5]=0;MAX(([.AR$3]*1+[.AR$4]*0)/[.AR$6];[.AR$8]);[.AR$5])" office:value-type="float" office:value="1" calcext:value-type="float">
            <text:p>1</text:p>
          </table:table-cell>
          <table:table-cell table:formula="of:=IF([.AS$5]=0;MAX(([.AS$3]*1+[.AS$4]*0)/[.AS$6];[.AS$8]);[.AS$5])" office:value-type="float" office:value="1" calcext:value-type="float">
            <text:p>1</text:p>
          </table:table-cell>
          <table:table-cell table:formula="of:=IF([.AT$5]=0;MAX(([.AT$3]*1+[.AT$4]*0)/[.AT$6];[.AT$8]);[.AT$5])" office:value-type="float" office:value="1" calcext:value-type="float">
            <text:p>1</text:p>
          </table:table-cell>
          <table:table-cell table:formula="of:=IF([.AU$5]=0;MAX(([.AU$3]*1+[.AU$4]*0)/[.AU$6];[.AU$8]);[.AU$5])" office:value-type="float" office:value="1" calcext:value-type="float">
            <text:p>1</text:p>
          </table:table-cell>
          <table:table-cell table:formula="of:=IF([.AV$5]=0;MAX(([.AV$3]*1+[.AV$4]*0)/[.AV$6];[.AV$8]);[.AV$5])" office:value-type="float" office:value="1" calcext:value-type="float">
            <text:p>1</text:p>
          </table:table-cell>
          <table:table-cell table:formula="of:=IF([.AW$5]=0;MAX(([.AW$3]*1+[.AW$4]*0)/[.AW$6];[.AW$8]);[.AW$5])" office:value-type="float" office:value="1" calcext:value-type="float">
            <text:p>1</text:p>
          </table:table-cell>
          <table:table-cell table:formula="of:=IF([.AX$5]=0;MAX(([.AX$3]*1+[.AX$4]*0)/[.AX$6];[.AX$8]);[.AX$5])" office:value-type="float" office:value="1" calcext:value-type="float">
            <text:p>1</text:p>
          </table:table-cell>
          <table:table-cell table:formula="of:=IF([.AY$5]=0;MAX(([.AY$3]*1+[.AY$4]*0)/[.AY$6];[.AY$8]);[.AY$5])" office:value-type="float" office:value="1" calcext:value-type="float">
            <text:p>1</text:p>
          </table:table-cell>
          <table:table-cell table:formula="of:=IF([.AZ$5]=0;MAX(([.AZ$3]*1+[.AZ$4]*0)/[.AZ$6];[.AZ$8]);[.AZ$5])" office:value-type="float" office:value="1" calcext:value-type="float">
            <text:p>1</text:p>
          </table:table-cell>
          <table:table-cell table:formula="of:=IF([.BA$5]=0;MAX(([.BA$3]*1+[.BA$4]*0)/[.BA$6];[.BA$8]);[.BA$5])" office:value-type="float" office:value="1" calcext:value-type="float">
            <text:p>1</text:p>
          </table:table-cell>
          <table:table-cell table:formula="of:=IF([.BB$5]=0;MAX(([.BB$3]*0+[.BB$4]*1)/[.BB$6];[.BB$8]);[.BB$5])" office:value-type="float" office:value="-0.5" calcext:value-type="float">
            <text:p>-0,5</text:p>
          </table:table-cell>
          <table:table-cell table:formula="of:=[.BC$62]*SUMPRODUCT([.$E$2:.$BB$2];[.$E88:.$BB88])/[.$BC$3]" office:value-type="float" office:value="15.2" calcext:value-type="float">
            <text:p>15,2</text:p>
          </table:table-cell>
          <table:table-cell table:formula="of:=MAX(0;ROUNDUP([.$BC88]/[.$BD$2])*[.$BD$2])" office:value-type="float" office:value="15.2" calcext:value-type="float">
            <text:p>15,2</text:p>
          </table:table-cell>
          <table:table-cell table:formula="of:=RANK([.BD88];[.BD$63:.BD$111])" office:value-type="float" office:value="7" calcext:value-type="float">
            <text:p>7</text:p>
          </table:table-cell>
          <table:table-cell table:number-columns-repeated="2"/>
          <table:table-cell table:number-columns-repeated="11"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table:number-columns-repeated="3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4" office:value-type="string" calcext:value-type="string">
            <text:p>R2</text:p>
          </table:table-cell>
          <table:table-cell table:number-columns-repeated="5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5" office:value-type="string" calcext:value-type="string">
            <text:p>R1</text:p>
          </table:table-cell>
          <table:table-cell table:number-columns-repeated="4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HUET</text:p>
          </table:table-cell>
          <table:table-cell office:value-type="string" calcext:value-type="string">
            <text:p>Maxime</text:p>
          </table:table-cell>
          <table:table-cell office:value-type="string" calcext:value-type="string">
            <text:p>f10033</text:p>
          </table:table-cell>
          <table:table-cell table:formula="of:=[.$BC89]" office:value-type="float" office:value="10.8" calcext:value-type="float">
            <text:p>10,8</text:p>
          </table:table-cell>
          <table:table-cell table:formula="of:=IF([.E$5]=0;MAX(([.E$3]*1+[.E$4]*0)/[.E$6];[.E$8]);[.E$5])" office:value-type="float" office:value="1" calcext:value-type="float">
            <text:p>1</text:p>
          </table:table-cell>
          <table:table-cell table:formula="of:=IF([.F$5]=0;MAX(([.F$3]*1+[.F$4]*0)/[.F$6];[.F$8]);[.F$5])" office:value-type="float" office:value="1" calcext:value-type="float">
            <text:p>1</text:p>
          </table:table-cell>
          <table:table-cell table:formula="of:=IF([.G$5]=0;MAX(([.G$3]*1+[.G$4]*0)/[.G$6];[.G$8]);[.G$5])" office:value-type="float" office:value="1" calcext:value-type="float">
            <text:p>1</text:p>
          </table:table-cell>
          <table:table-cell table:formula="of:=IF([.H$5]=0;MAX(([.H$3]*1+[.H$4]*0)/[.H$6];[.H$8]);[.H$5])" office:value-type="float" office:value="1" calcext:value-type="float">
            <text:p>1</text:p>
          </table:table-cell>
          <table:table-cell table:formula="of:=IF([.I$5]=0;MAX(([.I$3]*1+[.I$4]*0)/[.I$6];[.I$8]);[.I$5])" office:value-type="float" office:value="1" calcext:value-type="float">
            <text:p>1</text:p>
          </table:table-cell>
          <table:table-cell table:formula="of:=IF([.J$5]=0;MAX(([.J$3]*0+[.J$4]*1)/[.J$6];[.J$8]);[.J$5])" office:value-type="float" office:value="-0.5" calcext:value-type="float">
            <text:p>-0,5</text:p>
          </table:table-cell>
          <table:table-cell table:formula="of:=IF([.K$5]=0;MAX(([.K$3]*1+[.K$4]*1)/[.K$6];[.K$8]);[.K$5])" office:value-type="float" office:value="0" calcext:value-type="float">
            <text:p>0</text:p>
          </table:table-cell>
          <table:table-cell table:formula="of:=IF([.L$5]=0;MAX(([.L$3]*1+[.L$4]*0)/[.L$6];[.L$8]);[.L$5])" office:value-type="float" office:value="1" calcext:value-type="float">
            <text:p>1</text:p>
          </table:table-cell>
          <table:table-cell table:formula="of:=IF([.M$5]=0;MAX(([.M$3]*1+[.M$4]*0)/[.M$6];[.M$8]);[.M$5])" office:value-type="float" office:value="1" calcext:value-type="float">
            <text:p>1</text:p>
          </table:table-cell>
          <table:table-cell table:formula="of:=IF([.N$5]=0;MAX(([.N$3]*1+[.N$4]*0)/[.N$6];[.N$8]);[.N$5])" office:value-type="float" office:value="1" calcext:value-type="float">
            <text:p>1</text:p>
          </table:table-cell>
          <table:table-cell table:formula="of:=IF([.O$5]=0;MAX(([.O$3]*1+[.O$4]*0)/[.O$6];[.O$8]);[.O$5])" office:value-type="float" office:value="1" calcext:value-type="float">
            <text:p>1</text:p>
          </table:table-cell>
          <table:table-cell table:formula="of:=IF([.P$5]=0;MAX(([.P$3]*1+[.P$4]*0)/[.P$6];[.P$8]);[.P$5])" office:value-type="float" office:value="1" calcext:value-type="float">
            <text:p>1</text:p>
          </table:table-cell>
          <table:table-cell table:formula="of:=IF([.Q$5]=0;MAX(([.Q$3]*1+[.Q$4]*0)/[.Q$6];[.Q$8]);[.Q$5])" office:value-type="float" office:value="1" calcext:value-type="float">
            <text:p>1</text:p>
          </table:table-cell>
          <table:table-cell table:formula="of:=IF([.R$5]=0;MAX(([.R$3]*1+[.R$4]*0)/[.R$6];[.R$8]);[.R$5])" office:value-type="float" office:value="1" calcext:value-type="float">
            <text:p>1</text:p>
          </table:table-cell>
          <table:table-cell table:formula="of:=IF([.S$5]=0;MAX(([.S$3]*0+[.S$4]*1)/[.S$6];[.S$8]);[.S$5])" office:value-type="float" office:value="-0.5" calcext:value-type="float">
            <text:p>-0,5</text:p>
          </table:table-cell>
          <table:table-cell table:formula="of:=IF([.T$5]=0;MAX(([.T$3]*0+[.T$4]*1)/[.T$6];[.T$8]);[.T$5])" office:value-type="float" office:value="-0.5" calcext:value-type="float">
            <text:p>-0,5</text:p>
          </table:table-cell>
          <table:table-cell table:formula="of:=IF([.U$5]=0;MAX(([.U$3]*1+[.U$4]*0)/[.U$6];[.U$8]);[.U$5])" office:value-type="float" office:value="1" calcext:value-type="float">
            <text:p>1</text:p>
          </table:table-cell>
          <table:table-cell table:formula="of:=IF([.V$5]=0;MAX(([.V$3]*1+[.V$4]*0)/[.V$6];[.V$8]);[.V$5])" office:value-type="float" office:value="1" calcext:value-type="float">
            <text:p>1</text:p>
          </table:table-cell>
          <table:table-cell table:formula="of:=IF([.W$5]=0;MAX(([.W$3]*0+[.W$4]*1)/[.W$6];[.W$8]);[.W$5])" office:value-type="float" office:value="-0.5" calcext:value-type="float">
            <text:p>-0,5</text:p>
          </table:table-cell>
          <table:table-cell table:formula="of:=IF([.X$5]=0;MAX(([.X$3]*0+[.X$4]*0)/[.X$6];[.X$8]);[.X$5])" office:value-type="float" office:value="0" calcext:value-type="float">
            <text:p>0</text:p>
          </table:table-cell>
          <table:table-cell table:formula="of:=IF([.Y$5]=0;MAX(([.Y$3]*1+[.Y$4]*0)/[.Y$6];[.Y$8]);[.Y$5])" office:value-type="float" office:value="1" calcext:value-type="float">
            <text:p>1</text:p>
          </table:table-cell>
          <table:table-cell table:formula="of:=IF([.Z$5]=0;MAX(([.Z$3]*1+[.Z$4]*0)/[.Z$6];[.Z$8]);[.Z$5])" office:value-type="float" office:value="1" calcext:value-type="float">
            <text:p>1</text:p>
          </table:table-cell>
          <table:table-cell table:formula="of:=IF([.AA$5]=0;MAX(([.AA$3]*1+[.AA$4]*0)/[.AA$6];[.AA$8]);[.AA$5])" office:value-type="float" office:value="1" calcext:value-type="float">
            <text:p>1</text:p>
          </table:table-cell>
          <table:table-cell table:formula="of:=IF([.AB$5]=0;MAX(([.AB$3]*0+[.AB$4]*0)/[.AB$6];[.AB$8]);[.AB$5])" office:value-type="float" office:value="0" calcext:value-type="float">
            <text:p>0</text:p>
          </table:table-cell>
          <table:table-cell table:formula="of:=IF([.AC$5]=0;MAX(([.AC$3]*1+[.AC$4]*0)/[.AC$6];[.AC$8]);[.AC$5])" office:value-type="float" office:value="1" calcext:value-type="float">
            <text:p>1</text:p>
          </table:table-cell>
          <table:table-cell table:formula="of:=IF([.AD$5]=0;MAX(([.AD$3]*0+[.AD$4]*1)/[.AD$6];[.AD$8]);[.AD$5])" office:value-type="float" office:value="-0.5" calcext:value-type="float">
            <text:p>-0,5</text:p>
          </table:table-cell>
          <table:table-cell table:formula="of:=IF([.AE$5]=0;MAX(([.AE$3]*1+[.AE$4]*0)/[.AE$6];[.AE$8]);[.AE$5])" office:value-type="float" office:value="1" calcext:value-type="float">
            <text:p>1</text:p>
          </table:table-cell>
          <table:table-cell table:formula="of:=IF([.AF$5]=0;MAX(([.AF$3]*1+[.AF$4]*0)/[.AF$6];[.AF$8]);[.AF$5])" office:value-type="float" office:value="1" calcext:value-type="float">
            <text:p>1</text:p>
          </table:table-cell>
          <table:table-cell table:formula="of:=IF([.AG$5]=0;MAX(([.AG$3]*1+[.AG$4]*0)/[.AG$6];[.AG$8]);[.AG$5])" office:value-type="float" office:value="1" calcext:value-type="float">
            <text:p>1</text:p>
          </table:table-cell>
          <table:table-cell table:formula="of:=IF([.AH$5]=0;MAX(([.AH$3]*1+[.AH$4]*0)/[.AH$6];[.AH$8]);[.AH$5])" office:value-type="float" office:value="1" calcext:value-type="float">
            <text:p>1</text:p>
          </table:table-cell>
          <table:table-cell table:formula="of:=IF([.AI$5]=0;MAX(([.AI$3]*1+[.AI$4]*0)/[.AI$6];[.AI$8]);[.AI$5])" office:value-type="float" office:value="1" calcext:value-type="float">
            <text:p>1</text:p>
          </table:table-cell>
          <table:table-cell table:formula="of:=IF([.AJ$5]=0;MAX(([.AJ$3]*0+[.AJ$4]*0)/[.AJ$6];[.AJ$8]);[.AJ$5])" office:value-type="float" office:value="0" calcext:value-type="float">
            <text:p>0</text:p>
          </table:table-cell>
          <table:table-cell table:formula="of:=IF([.AK$5]=0;MAX(([.AK$3]*1+[.AK$4]*0)/[.AK$6];[.AK$8]);[.AK$5])" office:value-type="float" office:value="1" calcext:value-type="float">
            <text:p>1</text:p>
          </table:table-cell>
          <table:table-cell table:formula="of:=IF([.AL$5]=0;MAX(([.AL$3]*0+[.AL$4]*0)/[.AL$6];[.AL$8]);[.AL$5])" office:value-type="float" office:value="0" calcext:value-type="float">
            <text:p>0</text:p>
          </table:table-cell>
          <table:table-cell table:formula="of:=IF([.AM$5]=0;MAX(([.AM$3]*0+[.AM$4]*1)/[.AM$6];[.AM$8]);[.AM$5])" office:value-type="float" office:value="-0.5" calcext:value-type="float">
            <text:p>-0,5</text:p>
          </table:table-cell>
          <table:table-cell table:formula="of:=IF([.AN$5]=0;MAX(([.AN$3]*1+[.AN$4]*0)/[.AN$6];[.AN$8]);[.AN$5])" office:value-type="float" office:value="1" calcext:value-type="float">
            <text:p>1</text:p>
          </table:table-cell>
          <table:table-cell table:formula="of:=IF([.AO$5]=0;MAX(([.AO$3]*1+[.AO$4]*0)/[.AO$6];[.AO$8]);[.AO$5])" office:value-type="float" office:value="1" calcext:value-type="float">
            <text:p>1</text:p>
          </table:table-cell>
          <table:table-cell table:formula="of:=IF([.AP$5]=0;MAX(([.AP$3]*0+[.AP$4]*0)/[.AP$6];[.AP$8]);[.AP$5])" office:value-type="float" office:value="0" calcext:value-type="float">
            <text:p>0</text:p>
          </table:table-cell>
          <table:table-cell table:formula="of:=IF([.AQ$5]=0;MAX(([.AQ$3]*0+[.AQ$4]*0)/[.AQ$6];[.AQ$8]);[.AQ$5])" office:value-type="float" office:value="0" calcext:value-type="float">
            <text:p>0</text:p>
          </table:table-cell>
          <table:table-cell table:formula="of:=IF([.AR$5]=0;MAX(([.AR$3]*1+[.AR$4]*0)/[.AR$6];[.AR$8]);[.AR$5])" office:value-type="float" office:value="1" calcext:value-type="float">
            <text:p>1</text:p>
          </table:table-cell>
          <table:table-cell table:formula="of:=IF([.AS$5]=0;MAX(([.AS$3]*0+[.AS$4]*1)/[.AS$6];[.AS$8]);[.AS$5])" office:value-type="float" office:value="-0.5" calcext:value-type="float">
            <text:p>-0,5</text:p>
          </table:table-cell>
          <table:table-cell table:formula="of:=IF([.AT$5]=0;MAX(([.AT$3]*1+[.AT$4]*0)/[.AT$6];[.AT$8]);[.AT$5])" office:value-type="float" office:value="1" calcext:value-type="float">
            <text:p>1</text:p>
          </table:table-cell>
          <table:table-cell table:formula="of:=IF([.AU$5]=0;MAX(([.AU$3]*1+[.AU$4]*0)/[.AU$6];[.AU$8]);[.AU$5])" office:value-type="float" office:value="1" calcext:value-type="float">
            <text:p>1</text:p>
          </table:table-cell>
          <table:table-cell table:formula="of:=IF([.AV$5]=0;MAX(([.AV$3]*1+[.AV$4]*0)/[.AV$6];[.AV$8]);[.AV$5])" office:value-type="float" office:value="1" calcext:value-type="float">
            <text:p>1</text:p>
          </table:table-cell>
          <table:table-cell table:formula="of:=IF([.AW$5]=0;MAX(([.AW$3]*1+[.AW$4]*0)/[.AW$6];[.AW$8]);[.AW$5])" office:value-type="float" office:value="1" calcext:value-type="float">
            <text:p>1</text:p>
          </table:table-cell>
          <table:table-cell table:formula="of:=IF([.AX$5]=0;MAX(([.AX$3]*0+[.AX$4]*0)/[.AX$6];[.AX$8]);[.AX$5])" office:value-type="float" office:value="0" calcext:value-type="float">
            <text:p>0</text:p>
          </table:table-cell>
          <table:table-cell table:formula="of:=IF([.AY$5]=0;MAX(([.AY$3]*0+[.AY$4]*0)/[.AY$6];[.AY$8]);[.AY$5])" office:value-type="float" office:value="0" calcext:value-type="float">
            <text:p>0</text:p>
          </table:table-cell>
          <table:table-cell table:formula="of:=IF([.AZ$5]=0;MAX(([.AZ$3]*0+[.AZ$4]*0)/[.AZ$6];[.AZ$8]);[.AZ$5])" office:value-type="float" office:value="0" calcext:value-type="float">
            <text:p>0</text:p>
          </table:table-cell>
          <table:table-cell table:formula="of:=IF([.BA$5]=0;MAX(([.BA$3]*0+[.BA$4]*0)/[.BA$6];[.BA$8]);[.BA$5])" office:value-type="float" office:value="0" calcext:value-type="float">
            <text:p>0</text:p>
          </table:table-cell>
          <table:table-cell table:formula="of:=IF([.BB$5]=0;MAX(([.BB$3]*0+[.BB$4]*1)/[.BB$6];[.BB$8]);[.BB$5])" office:value-type="float" office:value="-0.5" calcext:value-type="float">
            <text:p>-0,5</text:p>
          </table:table-cell>
          <table:table-cell table:formula="of:=[.BC$62]*SUMPRODUCT([.$E$2:.$BB$2];[.$E89:.$BB89])/[.$BC$3]" office:value-type="float" office:value="10.8" calcext:value-type="float">
            <text:p>10,8</text:p>
          </table:table-cell>
          <table:table-cell table:formula="of:=MAX(0;ROUNDUP([.$BC89]/[.$BD$2])*[.$BD$2])" office:value-type="float" office:value="10.8" calcext:value-type="float">
            <text:p>10,8</text:p>
          </table:table-cell>
          <table:table-cell table:formula="of:=RANK([.BD89];[.BD$63:.BD$111])" office:value-type="float" office:value="31" calcext:value-type="float">
            <text:p>31</text:p>
          </table:table-cell>
          <table:table-cell table:number-columns-repeated="2"/>
          <table:table-cell table:number-columns-repeated="5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\R2</text:p>
          </table:table-cell>
          <table:table-cell table:number-columns-repeated="3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/>
          <table:table-cell table:number-columns-repeated="3" office:value-type="string" calcext:value-type="string">
            <text:p>R1</text:p>
          </table:table-cell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4"/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DU COUEDIC DE KERGOALER</text:p>
          </table:table-cell>
          <table:table-cell office:value-type="string" calcext:value-type="string">
            <text:p>Toussaint</text:p>
          </table:table-cell>
          <table:table-cell office:value-type="string" calcext:value-type="string">
            <text:p>f10025</text:p>
          </table:table-cell>
          <table:table-cell table:formula="of:=[.$BC90]" office:value-type="float" office:value="14" calcext:value-type="float">
            <text:p>14</text:p>
          </table:table-cell>
          <table:table-cell table:formula="of:=IF([.E$5]=0;MAX(([.E$3]*1+[.E$4]*0)/[.E$6];[.E$8]);[.E$5])" office:value-type="float" office:value="1" calcext:value-type="float">
            <text:p>1</text:p>
          </table:table-cell>
          <table:table-cell table:formula="of:=IF([.F$5]=0;MAX(([.F$3]*1+[.F$4]*0)/[.F$6];[.F$8]);[.F$5])" office:value-type="float" office:value="1" calcext:value-type="float">
            <text:p>1</text:p>
          </table:table-cell>
          <table:table-cell table:formula="of:=IF([.G$5]=0;MAX(([.G$3]*1+[.G$4]*0)/[.G$6];[.G$8]);[.G$5])" office:value-type="float" office:value="1" calcext:value-type="float">
            <text:p>1</text:p>
          </table:table-cell>
          <table:table-cell table:formula="of:=IF([.H$5]=0;MAX(([.H$3]*0+[.H$4]*1)/[.H$6];[.H$8]);[.H$5])" office:value-type="float" office:value="-0.5" calcext:value-type="float">
            <text:p>-0,5</text:p>
          </table:table-cell>
          <table:table-cell table:formula="of:=IF([.I$5]=0;MAX(([.I$3]*1+[.I$4]*0)/[.I$6];[.I$8]);[.I$5])" office:value-type="float" office:value="1" calcext:value-type="float">
            <text:p>1</text:p>
          </table:table-cell>
          <table:table-cell table:formula="of:=IF([.J$5]=0;MAX(([.J$3]*1+[.J$4]*0)/[.J$6];[.J$8]);[.J$5])" office:value-type="float" office:value="1" calcext:value-type="float">
            <text:p>1</text:p>
          </table:table-cell>
          <table:table-cell table:formula="of:=IF([.K$5]=0;MAX(([.K$3]*0+[.K$4]*1)/[.K$6];[.K$8]);[.K$5])" office:value-type="float" office:value="-0.5" calcext:value-type="float">
            <text:p>-0,5</text:p>
          </table:table-cell>
          <table:table-cell table:formula="of:=IF([.L$5]=0;MAX(([.L$3]*1+[.L$4]*0)/[.L$6];[.L$8]);[.L$5])" office:value-type="float" office:value="1" calcext:value-type="float">
            <text:p>1</text:p>
          </table:table-cell>
          <table:table-cell table:formula="of:=IF([.M$5]=0;MAX(([.M$3]*1+[.M$4]*0)/[.M$6];[.M$8]);[.M$5])" office:value-type="float" office:value="1" calcext:value-type="float">
            <text:p>1</text:p>
          </table:table-cell>
          <table:table-cell table:formula="of:=IF([.N$5]=0;MAX(([.N$3]*0+[.N$4]*1)/[.N$6];[.N$8]);[.N$5])" office:value-type="float" office:value="-0.5" calcext:value-type="float">
            <text:p>-0,5</text:p>
          </table:table-cell>
          <table:table-cell table:formula="of:=IF([.O$5]=0;MAX(([.O$3]*1+[.O$4]*0)/[.O$6];[.O$8]);[.O$5])" office:value-type="float" office:value="1" calcext:value-type="float">
            <text:p>1</text:p>
          </table:table-cell>
          <table:table-cell table:formula="of:=IF([.P$5]=0;MAX(([.P$3]*1+[.P$4]*0)/[.P$6];[.P$8]);[.P$5])" office:value-type="float" office:value="1" calcext:value-type="float">
            <text:p>1</text:p>
          </table:table-cell>
          <table:table-cell table:formula="of:=IF([.Q$5]=0;MAX(([.Q$3]*1+[.Q$4]*0)/[.Q$6];[.Q$8]);[.Q$5])" office:value-type="float" office:value="1" calcext:value-type="float">
            <text:p>1</text:p>
          </table:table-cell>
          <table:table-cell table:formula="of:=IF([.R$5]=0;MAX(([.R$3]*0+[.R$4]*1)/[.R$6];[.R$8]);[.R$5])" office:value-type="float" office:value="-0.5" calcext:value-type="float">
            <text:p>-0,5</text:p>
          </table:table-cell>
          <table:table-cell table:formula="of:=IF([.S$5]=0;MAX(([.S$3]*0+[.S$4]*1)/[.S$6];[.S$8]);[.S$5])" office:value-type="float" office:value="-0.5" calcext:value-type="float">
            <text:p>-0,5</text:p>
          </table:table-cell>
          <table:table-cell table:formula="of:=IF([.T$5]=0;MAX(([.T$3]*1+[.T$4]*0)/[.T$6];[.T$8]);[.T$5])" office:value-type="float" office:value="1" calcext:value-type="float">
            <text:p>1</text:p>
          </table:table-cell>
          <table:table-cell table:formula="of:=IF([.U$5]=0;MAX(([.U$3]*1+[.U$4]*0)/[.U$6];[.U$8]);[.U$5])" office:value-type="float" office:value="1" calcext:value-type="float">
            <text:p>1</text:p>
          </table:table-cell>
          <table:table-cell table:formula="of:=IF([.V$5]=0;MAX(([.V$3]*0+[.V$4]*1)/[.V$6];[.V$8]);[.V$5])" office:value-type="float" office:value="-0.5" calcext:value-type="float">
            <text:p>-0,5</text:p>
          </table:table-cell>
          <table:table-cell table:formula="of:=IF([.W$5]=0;MAX(([.W$3]*1+[.W$4]*0)/[.W$6];[.W$8]);[.W$5])" office:value-type="float" office:value="1" calcext:value-type="float">
            <text:p>1</text:p>
          </table:table-cell>
          <table:table-cell table:formula="of:=IF([.X$5]=0;MAX(([.X$3]*0+[.X$4]*1)/[.X$6];[.X$8]);[.X$5])" office:value-type="float" office:value="-0.5" calcext:value-type="float">
            <text:p>-0,5</text:p>
          </table:table-cell>
          <table:table-cell table:formula="of:=IF([.Y$5]=0;MAX(([.Y$3]*1+[.Y$4]*0)/[.Y$6];[.Y$8]);[.Y$5])" office:value-type="float" office:value="1" calcext:value-type="float">
            <text:p>1</text:p>
          </table:table-cell>
          <table:table-cell table:formula="of:=IF([.Z$5]=0;MAX(([.Z$3]*0+[.Z$4]*1)/[.Z$6];[.Z$8]);[.Z$5])" office:value-type="float" office:value="-0.5" calcext:value-type="float">
            <text:p>-0,5</text:p>
          </table:table-cell>
          <table:table-cell table:formula="of:=IF([.AA$5]=0;MAX(([.AA$3]*1+[.AA$4]*0)/[.AA$6];[.AA$8]);[.AA$5])" office:value-type="float" office:value="1" calcext:value-type="float">
            <text:p>1</text:p>
          </table:table-cell>
          <table:table-cell table:formula="of:=IF([.AB$5]=0;MAX(([.AB$3]*1+[.AB$4]*0)/[.AB$6];[.AB$8]);[.AB$5])" office:value-type="float" office:value="1" calcext:value-type="float">
            <text:p>1</text:p>
          </table:table-cell>
          <table:table-cell table:formula="of:=IF([.AC$5]=0;MAX(([.AC$3]*1+[.AC$4]*0)/[.AC$6];[.AC$8]);[.AC$5])" office:value-type="float" office:value="1" calcext:value-type="float">
            <text:p>1</text:p>
          </table:table-cell>
          <table:table-cell table:formula="of:=IF([.AD$5]=0;MAX(([.AD$3]*0+[.AD$4]*1)/[.AD$6];[.AD$8]);[.AD$5])" office:value-type="float" office:value="-0.5" calcext:value-type="float">
            <text:p>-0,5</text:p>
          </table:table-cell>
          <table:table-cell table:formula="of:=IF([.AE$5]=0;MAX(([.AE$3]*1+[.AE$4]*0)/[.AE$6];[.AE$8]);[.AE$5])" office:value-type="float" office:value="1" calcext:value-type="float">
            <text:p>1</text:p>
          </table:table-cell>
          <table:table-cell table:formula="of:=IF([.AF$5]=0;MAX(([.AF$3]*1+[.AF$4]*0)/[.AF$6];[.AF$8]);[.AF$5])" office:value-type="float" office:value="1" calcext:value-type="float">
            <text:p>1</text:p>
          </table:table-cell>
          <table:table-cell table:formula="of:=IF([.AG$5]=0;MAX(([.AG$3]*1+[.AG$4]*0)/[.AG$6];[.AG$8]);[.AG$5])" office:value-type="float" office:value="1" calcext:value-type="float">
            <text:p>1</text:p>
          </table:table-cell>
          <table:table-cell table:formula="of:=IF([.AH$5]=0;MAX(([.AH$3]*1+[.AH$4]*0)/[.AH$6];[.AH$8]);[.AH$5])" office:value-type="float" office:value="1" calcext:value-type="float">
            <text:p>1</text:p>
          </table:table-cell>
          <table:table-cell table:formula="of:=IF([.AI$5]=0;MAX(([.AI$3]*1+[.AI$4]*0)/[.AI$6];[.AI$8]);[.AI$5])" office:value-type="float" office:value="1" calcext:value-type="float">
            <text:p>1</text:p>
          </table:table-cell>
          <table:table-cell table:formula="of:=IF([.AJ$5]=0;MAX(([.AJ$3]*1+[.AJ$4]*0)/[.AJ$6];[.AJ$8]);[.AJ$5])" office:value-type="float" office:value="1" calcext:value-type="float">
            <text:p>1</text:p>
          </table:table-cell>
          <table:table-cell table:formula="of:=IF([.AK$5]=0;MAX(([.AK$3]*1+[.AK$4]*0)/[.AK$6];[.AK$8]);[.AK$5])" office:value-type="float" office:value="1" calcext:value-type="float">
            <text:p>1</text:p>
          </table:table-cell>
          <table:table-cell table:formula="of:=IF([.AL$5]=0;MAX(([.AL$3]*1+[.AL$4]*0)/[.AL$6];[.AL$8]);[.AL$5])" office:value-type="float" office:value="1" calcext:value-type="float">
            <text:p>1</text:p>
          </table:table-cell>
          <table:table-cell table:formula="of:=IF([.AM$5]=0;MAX(([.AM$3]*1+[.AM$4]*0)/[.AM$6];[.AM$8]);[.AM$5])" office:value-type="float" office:value="1" calcext:value-type="float">
            <text:p>1</text:p>
          </table:table-cell>
          <table:table-cell table:formula="of:=IF([.AN$5]=0;MAX(([.AN$3]*0+[.AN$4]*1)/[.AN$6];[.AN$8]);[.AN$5])" office:value-type="float" office:value="-0.5" calcext:value-type="float">
            <text:p>-0,5</text:p>
          </table:table-cell>
          <table:table-cell table:formula="of:=IF([.AO$5]=0;MAX(([.AO$3]*1+[.AO$4]*0)/[.AO$6];[.AO$8]);[.AO$5])" office:value-type="float" office:value="1" calcext:value-type="float">
            <text:p>1</text:p>
          </table:table-cell>
          <table:table-cell table:formula="of:=IF([.AP$5]=0;MAX(([.AP$3]*1+[.AP$4]*0)/[.AP$6];[.AP$8]);[.AP$5])" office:value-type="float" office:value="1" calcext:value-type="float">
            <text:p>1</text:p>
          </table:table-cell>
          <table:table-cell table:formula="of:=IF([.AQ$5]=0;MAX(([.AQ$3]*1+[.AQ$4]*0)/[.AQ$6];[.AQ$8]);[.AQ$5])" office:value-type="float" office:value="1" calcext:value-type="float">
            <text:p>1</text:p>
          </table:table-cell>
          <table:table-cell table:formula="of:=IF([.AR$5]=0;MAX(([.AR$3]*1+[.AR$4]*0)/[.AR$6];[.AR$8]);[.AR$5])" office:value-type="float" office:value="1" calcext:value-type="float">
            <text:p>1</text:p>
          </table:table-cell>
          <table:table-cell table:formula="of:=IF([.AS$5]=0;MAX(([.AS$3]*1+[.AS$4]*0)/[.AS$6];[.AS$8]);[.AS$5])" office:value-type="float" office:value="1" calcext:value-type="float">
            <text:p>1</text:p>
          </table:table-cell>
          <table:table-cell table:formula="of:=IF([.AT$5]=0;MAX(([.AT$3]*1+[.AT$4]*0)/[.AT$6];[.AT$8]);[.AT$5])" office:value-type="float" office:value="1" calcext:value-type="float">
            <text:p>1</text:p>
          </table:table-cell>
          <table:table-cell table:formula="of:=IF([.AU$5]=0;MAX(([.AU$3]*1+[.AU$4]*0)/[.AU$6];[.AU$8]);[.AU$5])" office:value-type="float" office:value="1" calcext:value-type="float">
            <text:p>1</text:p>
          </table:table-cell>
          <table:table-cell table:formula="of:=IF([.AV$5]=0;MAX(([.AV$3]*1+[.AV$4]*0)/[.AV$6];[.AV$8]);[.AV$5])" office:value-type="float" office:value="1" calcext:value-type="float">
            <text:p>1</text:p>
          </table:table-cell>
          <table:table-cell table:formula="of:=IF([.AW$5]=0;MAX(([.AW$3]*1+[.AW$4]*0)/[.AW$6];[.AW$8]);[.AW$5])" office:value-type="float" office:value="1" calcext:value-type="float">
            <text:p>1</text:p>
          </table:table-cell>
          <table:table-cell table:formula="of:=IF([.AX$5]=0;MAX(([.AX$3]*1+[.AX$4]*0)/[.AX$6];[.AX$8]);[.AX$5])" office:value-type="float" office:value="1" calcext:value-type="float">
            <text:p>1</text:p>
          </table:table-cell>
          <table:table-cell table:formula="of:=IF([.AY$5]=0;MAX(([.AY$3]*1+[.AY$4]*0)/[.AY$6];[.AY$8]);[.AY$5])" office:value-type="float" office:value="1" calcext:value-type="float">
            <text:p>1</text:p>
          </table:table-cell>
          <table:table-cell table:formula="of:=IF([.AZ$5]=0;MAX(([.AZ$3]*1+[.AZ$4]*0)/[.AZ$6];[.AZ$8]);[.AZ$5])" office:value-type="float" office:value="1" calcext:value-type="float">
            <text:p>1</text:p>
          </table:table-cell>
          <table:table-cell table:formula="of:=IF([.BA$5]=0;MAX(([.BA$3]*1+[.BA$4]*0)/[.BA$6];[.BA$8]);[.BA$5])" office:value-type="float" office:value="1" calcext:value-type="float">
            <text:p>1</text:p>
          </table:table-cell>
          <table:table-cell table:formula="of:=IF([.BB$5]=0;MAX(([.BB$3]*1+[.BB$4]*0)/[.BB$6];[.BB$8]);[.BB$5])" office:value-type="float" office:value="1" calcext:value-type="float">
            <text:p>1</text:p>
          </table:table-cell>
          <table:table-cell table:formula="of:=[.BC$62]*SUMPRODUCT([.$E$2:.$BB$2];[.$E90:.$BB90])/[.$BC$3]" office:value-type="float" office:value="14" calcext:value-type="float">
            <text:p>14</text:p>
          </table:table-cell>
          <table:table-cell table:formula="of:=MAX(0;ROUNDUP([.$BC90]/[.$BD$2])*[.$BD$2])" office:value-type="float" office:value="14" calcext:value-type="float">
            <text:p>14</text:p>
          </table:table-cell>
          <table:table-cell table:formula="of:=RANK([.BD90];[.BD$63:.BD$111])" office:value-type="float" office:value="13" calcext:value-type="float">
            <text:p>13</text:p>
          </table:table-cell>
          <table:table-cell table:number-columns-repeated="2"/>
          <table:table-cell table:number-columns-repeated="3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table:number-columns-repeated="4"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3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table:number-columns-repeated="4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3"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VERNE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10049</text:p>
          </table:table-cell>
          <table:table-cell table:formula="of:=[.$BC91]" office:value-type="float" office:value="9.2" calcext:value-type="float">
            <text:p>9,2</text:p>
          </table:table-cell>
          <table:table-cell table:formula="of:=IF([.E$5]=0;MAX(([.E$3]*1+[.E$4]*0)/[.E$6];[.E$8]);[.E$5])" office:value-type="float" office:value="1" calcext:value-type="float">
            <text:p>1</text:p>
          </table:table-cell>
          <table:table-cell table:formula="of:=IF([.F$5]=0;MAX(([.F$3]*1+[.F$4]*0)/[.F$6];[.F$8]);[.F$5])" office:value-type="float" office:value="1" calcext:value-type="float">
            <text:p>1</text:p>
          </table:table-cell>
          <table:table-cell table:formula="of:=IF([.G$5]=0;MAX(([.G$3]*1+[.G$4]*0)/[.G$6];[.G$8]);[.G$5])" office:value-type="float" office:value="1" calcext:value-type="float">
            <text:p>1</text:p>
          </table:table-cell>
          <table:table-cell table:formula="of:=IF([.H$5]=0;MAX(([.H$3]*0+[.H$4]*1)/[.H$6];[.H$8]);[.H$5])" office:value-type="float" office:value="-0.5" calcext:value-type="float">
            <text:p>-0,5</text:p>
          </table:table-cell>
          <table:table-cell table:formula="of:=IF([.I$5]=0;MAX(([.I$3]*1+[.I$4]*0)/[.I$6];[.I$8]);[.I$5])" office:value-type="float" office:value="1" calcext:value-type="float">
            <text:p>1</text:p>
          </table:table-cell>
          <table:table-cell table:formula="of:=IF([.J$5]=0;MAX(([.J$3]*0+[.J$4]*0)/[.J$6];[.J$8]);[.J$5])" office:value-type="float" office:value="0" calcext:value-type="float">
            <text:p>0</text:p>
          </table:table-cell>
          <table:table-cell table:formula="of:=IF([.K$5]=0;MAX(([.K$3]*0+[.K$4]*0)/[.K$6];[.K$8]);[.K$5])" office:value-type="float" office:value="0" calcext:value-type="float">
            <text:p>0</text:p>
          </table:table-cell>
          <table:table-cell table:formula="of:=IF([.L$5]=0;MAX(([.L$3]*1+[.L$4]*0)/[.L$6];[.L$8]);[.L$5])" office:value-type="float" office:value="1" calcext:value-type="float">
            <text:p>1</text:p>
          </table:table-cell>
          <table:table-cell table:formula="of:=IF([.M$5]=0;MAX(([.M$3]*1+[.M$4]*0)/[.M$6];[.M$8]);[.M$5])" office:value-type="float" office:value="1" calcext:value-type="float">
            <text:p>1</text:p>
          </table:table-cell>
          <table:table-cell table:formula="of:=IF([.N$5]=0;MAX(([.N$3]*1+[.N$4]*0)/[.N$6];[.N$8]);[.N$5])" office:value-type="float" office:value="1" calcext:value-type="float">
            <text:p>1</text:p>
          </table:table-cell>
          <table:table-cell table:formula="of:=IF([.O$5]=0;MAX(([.O$3]*0+[.O$4]*0)/[.O$6];[.O$8]);[.O$5])" office:value-type="float" office:value="0" calcext:value-type="float">
            <text:p>0</text:p>
          </table:table-cell>
          <table:table-cell table:formula="of:=IF([.P$5]=0;MAX(([.P$3]*1+[.P$4]*0)/[.P$6];[.P$8]);[.P$5])" office:value-type="float" office:value="1" calcext:value-type="float">
            <text:p>1</text:p>
          </table:table-cell>
          <table:table-cell table:formula="of:=IF([.Q$5]=0;MAX(([.Q$3]*1+[.Q$4]*0)/[.Q$6];[.Q$8]);[.Q$5])" office:value-type="float" office:value="1" calcext:value-type="float">
            <text:p>1</text:p>
          </table:table-cell>
          <table:table-cell table:formula="of:=IF([.R$5]=0;MAX(([.R$3]*1+[.R$4]*0)/[.R$6];[.R$8]);[.R$5])" office:value-type="float" office:value="1" calcext:value-type="float">
            <text:p>1</text:p>
          </table:table-cell>
          <table:table-cell table:formula="of:=IF([.S$5]=0;MAX(([.S$3]*1+[.S$4]*0)/[.S$6];[.S$8]);[.S$5])" office:value-type="float" office:value="1" calcext:value-type="float">
            <text:p>1</text:p>
          </table:table-cell>
          <table:table-cell table:formula="of:=IF([.T$5]=0;MAX(([.T$3]*0+[.T$4]*1)/[.T$6];[.T$8]);[.T$5])" office:value-type="float" office:value="-0.5" calcext:value-type="float">
            <text:p>-0,5</text:p>
          </table:table-cell>
          <table:table-cell table:formula="of:=IF([.U$5]=0;MAX(([.U$3]*1+[.U$4]*0)/[.U$6];[.U$8]);[.U$5])" office:value-type="float" office:value="1" calcext:value-type="float">
            <text:p>1</text:p>
          </table:table-cell>
          <table:table-cell table:formula="of:=IF([.V$5]=0;MAX(([.V$3]*0+[.V$4]*0)/[.V$6];[.V$8]);[.V$5])" office:value-type="float" office:value="0" calcext:value-type="float">
            <text:p>0</text:p>
          </table:table-cell>
          <table:table-cell table:formula="of:=IF([.W$5]=0;MAX(([.W$3]*1+[.W$4]*0)/[.W$6];[.W$8]);[.W$5])" office:value-type="float" office:value="1" calcext:value-type="float">
            <text:p>1</text:p>
          </table:table-cell>
          <table:table-cell table:formula="of:=IF([.X$5]=0;MAX(([.X$3]*0+[.X$4]*1)/[.X$6];[.X$8]);[.X$5])" office:value-type="float" office:value="-0.5" calcext:value-type="float">
            <text:p>-0,5</text:p>
          </table:table-cell>
          <table:table-cell table:formula="of:=IF([.Y$5]=0;MAX(([.Y$3]*0+[.Y$4]*1)/[.Y$6];[.Y$8]);[.Y$5])" office:value-type="float" office:value="-0.5" calcext:value-type="float">
            <text:p>-0,5</text:p>
          </table:table-cell>
          <table:table-cell table:formula="of:=IF([.Z$5]=0;MAX(([.Z$3]*0+[.Z$4]*1)/[.Z$6];[.Z$8]);[.Z$5])" office:value-type="float" office:value="-0.5" calcext:value-type="float">
            <text:p>-0,5</text:p>
          </table:table-cell>
          <table:table-cell table:formula="of:=IF([.AA$5]=0;MAX(([.AA$3]*0+[.AA$4]*0)/[.AA$6];[.AA$8]);[.AA$5])" office:value-type="float" office:value="0" calcext:value-type="float">
            <text:p>0</text:p>
          </table:table-cell>
          <table:table-cell table:formula="of:=IF([.AB$5]=0;MAX(([.AB$3]*1+[.AB$4]*0)/[.AB$6];[.AB$8]);[.AB$5])" office:value-type="float" office:value="1" calcext:value-type="float">
            <text:p>1</text:p>
          </table:table-cell>
          <table:table-cell table:formula="of:=IF([.AC$5]=0;MAX(([.AC$3]*0+[.AC$4]*0)/[.AC$6];[.AC$8]);[.AC$5])" office:value-type="float" office:value="0" calcext:value-type="float">
            <text:p>0</text:p>
          </table:table-cell>
          <table:table-cell table:formula="of:=IF([.AD$5]=0;MAX(([.AD$3]*1+[.AD$4]*0)/[.AD$6];[.AD$8]);[.AD$5])" office:value-type="float" office:value="1" calcext:value-type="float">
            <text:p>1</text:p>
          </table:table-cell>
          <table:table-cell table:formula="of:=IF([.AE$5]=0;MAX(([.AE$3]*0+[.AE$4]*1)/[.AE$6];[.AE$8]);[.AE$5])" office:value-type="float" office:value="-0.5" calcext:value-type="float">
            <text:p>-0,5</text:p>
          </table:table-cell>
          <table:table-cell table:formula="of:=IF([.AF$5]=0;MAX(([.AF$3]*0+[.AF$4]*1)/[.AF$6];[.AF$8]);[.AF$5])" office:value-type="float" office:value="-0.5" calcext:value-type="float">
            <text:p>-0,5</text:p>
          </table:table-cell>
          <table:table-cell table:formula="of:=IF([.AG$5]=0;MAX(([.AG$3]*1+[.AG$4]*0)/[.AG$6];[.AG$8]);[.AG$5])" office:value-type="float" office:value="1" calcext:value-type="float">
            <text:p>1</text:p>
          </table:table-cell>
          <table:table-cell table:formula="of:=IF([.AH$5]=0;MAX(([.AH$3]*0+[.AH$4]*1)/[.AH$6];[.AH$8]);[.AH$5])" office:value-type="float" office:value="-0.5" calcext:value-type="float">
            <text:p>-0,5</text:p>
          </table:table-cell>
          <table:table-cell table:formula="of:=IF([.AI$5]=0;MAX(([.AI$3]*0+[.AI$4]*0)/[.AI$6];[.AI$8]);[.AI$5])" office:value-type="float" office:value="0" calcext:value-type="float">
            <text:p>0</text:p>
          </table:table-cell>
          <table:table-cell table:formula="of:=IF([.AJ$5]=0;MAX(([.AJ$3]*1+[.AJ$4]*0)/[.AJ$6];[.AJ$8]);[.AJ$5])" office:value-type="float" office:value="1" calcext:value-type="float">
            <text:p>1</text:p>
          </table:table-cell>
          <table:table-cell table:formula="of:=IF([.AK$5]=0;MAX(([.AK$3]*0+[.AK$4]*0)/[.AK$6];[.AK$8]);[.AK$5])" office:value-type="float" office:value="0" calcext:value-type="float">
            <text:p>0</text:p>
          </table:table-cell>
          <table:table-cell table:formula="of:=IF([.AL$5]=0;MAX(([.AL$3]*1+[.AL$4]*0)/[.AL$6];[.AL$8]);[.AL$5])" office:value-type="float" office:value="1" calcext:value-type="float">
            <text:p>1</text:p>
          </table:table-cell>
          <table:table-cell table:formula="of:=IF([.AM$5]=0;MAX(([.AM$3]*0+[.AM$4]*0)/[.AM$6];[.AM$8]);[.AM$5])" office:value-type="float" office:value="0" calcext:value-type="float">
            <text:p>0</text:p>
          </table:table-cell>
          <table:table-cell table:formula="of:=IF([.AN$5]=0;MAX(([.AN$3]*0+[.AN$4]*0)/[.AN$6];[.AN$8]);[.AN$5])" office:value-type="float" office:value="0" calcext:value-type="float">
            <text:p>0</text:p>
          </table:table-cell>
          <table:table-cell table:formula="of:=IF([.AO$5]=0;MAX(([.AO$3]*1+[.AO$4]*0)/[.AO$6];[.AO$8]);[.AO$5])" office:value-type="float" office:value="1" calcext:value-type="float">
            <text:p>1</text:p>
          </table:table-cell>
          <table:table-cell table:formula="of:=IF([.AP$5]=0;MAX(([.AP$3]*1+[.AP$4]*0)/[.AP$6];[.AP$8]);[.AP$5])" office:value-type="float" office:value="1" calcext:value-type="float">
            <text:p>1</text:p>
          </table:table-cell>
          <table:table-cell table:formula="of:=IF([.AQ$5]=0;MAX(([.AQ$3]*1+[.AQ$4]*0)/[.AQ$6];[.AQ$8]);[.AQ$5])" office:value-type="float" office:value="1" calcext:value-type="float">
            <text:p>1</text:p>
          </table:table-cell>
          <table:table-cell table:formula="of:=IF([.AR$5]=0;MAX(([.AR$3]*0+[.AR$4]*1)/[.AR$6];[.AR$8]);[.AR$5])" office:value-type="float" office:value="-0.5" calcext:value-type="float">
            <text:p>-0,5</text:p>
          </table:table-cell>
          <table:table-cell table:formula="of:=IF([.AS$5]=0;MAX(([.AS$3]*1+[.AS$4]*0)/[.AS$6];[.AS$8]);[.AS$5])" office:value-type="float" office:value="1" calcext:value-type="float">
            <text:p>1</text:p>
          </table:table-cell>
          <table:table-cell table:formula="of:=IF([.AT$5]=0;MAX(([.AT$3]*1+[.AT$4]*0)/[.AT$6];[.AT$8]);[.AT$5])" office:value-type="float" office:value="1" calcext:value-type="float">
            <text:p>1</text:p>
          </table:table-cell>
          <table:table-cell table:formula="of:=IF([.AU$5]=0;MAX(([.AU$3]*1+[.AU$4]*0)/[.AU$6];[.AU$8]);[.AU$5])" office:value-type="float" office:value="1" calcext:value-type="float">
            <text:p>1</text:p>
          </table:table-cell>
          <table:table-cell table:formula="of:=IF([.AV$5]=0;MAX(([.AV$3]*0+[.AV$4]*0)/[.AV$6];[.AV$8]);[.AV$5])" office:value-type="float" office:value="0" calcext:value-type="float">
            <text:p>0</text:p>
          </table:table-cell>
          <table:table-cell table:formula="of:=IF([.AW$5]=0;MAX(([.AW$3]*1+[.AW$4]*0)/[.AW$6];[.AW$8]);[.AW$5])" office:value-type="float" office:value="1" calcext:value-type="float">
            <text:p>1</text:p>
          </table:table-cell>
          <table:table-cell table:formula="of:=IF([.AX$5]=0;MAX(([.AX$3]*0+[.AX$4]*0)/[.AX$6];[.AX$8]);[.AX$5])" office:value-type="float" office:value="0" calcext:value-type="float">
            <text:p>0</text:p>
          </table:table-cell>
          <table:table-cell table:formula="of:=IF([.AY$5]=0;MAX(([.AY$3]*1+[.AY$4]*0)/[.AY$6];[.AY$8]);[.AY$5])" office:value-type="float" office:value="1" calcext:value-type="float">
            <text:p>1</text:p>
          </table:table-cell>
          <table:table-cell table:formula="of:=IF([.AZ$5]=0;MAX(([.AZ$3]*1+[.AZ$4]*0)/[.AZ$6];[.AZ$8]);[.AZ$5])" office:value-type="float" office:value="1" calcext:value-type="float">
            <text:p>1</text:p>
          </table:table-cell>
          <table:table-cell table:formula="of:=IF([.BA$5]=0;MAX(([.BA$3]*1+[.BA$4]*0)/[.BA$6];[.BA$8]);[.BA$5])" office:value-type="float" office:value="1" calcext:value-type="float">
            <text:p>1</text:p>
          </table:table-cell>
          <table:table-cell table:formula="of:=IF([.BB$5]=0;MAX(([.BB$3]*0+[.BB$4]*1)/[.BB$6];[.BB$8]);[.BB$5])" office:value-type="float" office:value="-0.5" calcext:value-type="float">
            <text:p>-0,5</text:p>
          </table:table-cell>
          <table:table-cell table:formula="of:=[.BC$62]*SUMPRODUCT([.$E$2:.$BB$2];[.$E91:.$BB91])/[.$BC$3]" office:value-type="float" office:value="9.2" calcext:value-type="float">
            <text:p>9,2</text:p>
          </table:table-cell>
          <table:table-cell table:formula="of:=MAX(0;ROUNDUP([.$BC91]/[.$BD$2])*[.$BD$2])" office:value-type="float" office:value="9.2" calcext:value-type="float">
            <text:p>9,2</text:p>
          </table:table-cell>
          <table:table-cell table:formula="of:=RANK([.BD91];[.BD$63:.BD$111])" office:value-type="float" office:value="43" calcext:value-type="float">
            <text:p>43</text:p>
          </table:table-cell>
          <table:table-cell table:number-columns-repeated="2"/>
          <table:table-cell table:number-columns-repeated="3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"/>
          <table:table-cell table:number-columns-repeated="3" office:value-type="string" calcext:value-type="string">
            <text:p>R1</text:p>
          </table:table-cell>
          <table:table-cell/>
          <table:table-cell office:value-type="string" calcext:value-type="string">
            <text:p>R1</text:p>
          </table:table-cell>
          <table:table-cell table:number-columns-repeated="3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/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1</text:p>
          </table:table-cell>
          <table:table-cell table:number-columns-repeated="2"/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TURC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10045</text:p>
          </table:table-cell>
          <table:table-cell table:formula="of:=[.$BC92]" office:value-type="float" office:value="8.2" calcext:value-type="float">
            <text:p>8,2</text:p>
          </table:table-cell>
          <table:table-cell table:formula="of:=IF([.E$5]=0;MAX(([.E$3]*1+[.E$4]*0)/[.E$6];[.E$8]);[.E$5])" office:value-type="float" office:value="1" calcext:value-type="float">
            <text:p>1</text:p>
          </table:table-cell>
          <table:table-cell table:formula="of:=IF([.F$5]=0;MAX(([.F$3]*1+[.F$4]*0)/[.F$6];[.F$8]);[.F$5])" office:value-type="float" office:value="1" calcext:value-type="float">
            <text:p>1</text:p>
          </table:table-cell>
          <table:table-cell table:formula="of:=IF([.G$5]=0;MAX(([.G$3]*0+[.G$4]*0)/[.G$6];[.G$8]);[.G$5])" office:value-type="float" office:value="0" calcext:value-type="float">
            <text:p>0</text:p>
          </table:table-cell>
          <table:table-cell table:formula="of:=IF([.H$5]=0;MAX(([.H$3]*1+[.H$4]*0)/[.H$6];[.H$8]);[.H$5])" office:value-type="float" office:value="1" calcext:value-type="float">
            <text:p>1</text:p>
          </table:table-cell>
          <table:table-cell table:formula="of:=IF([.I$5]=0;MAX(([.I$3]*0+[.I$4]*1)/[.I$6];[.I$8]);[.I$5])" office:value-type="float" office:value="-0.5" calcext:value-type="float">
            <text:p>-0,5</text:p>
          </table:table-cell>
          <table:table-cell table:formula="of:=IF([.J$5]=0;MAX(([.J$3]*1+[.J$4]*0)/[.J$6];[.J$8]);[.J$5])" office:value-type="float" office:value="1" calcext:value-type="float">
            <text:p>1</text:p>
          </table:table-cell>
          <table:table-cell table:formula="of:=IF([.K$5]=0;MAX(([.K$3]*0+[.K$4]*0)/[.K$6];[.K$8]);[.K$5])" office:value-type="float" office:value="0" calcext:value-type="float">
            <text:p>0</text:p>
          </table:table-cell>
          <table:table-cell table:formula="of:=IF([.L$5]=0;MAX(([.L$3]*0+[.L$4]*0)/[.L$6];[.L$8]);[.L$5])" office:value-type="float" office:value="0" calcext:value-type="float">
            <text:p>0</text:p>
          </table:table-cell>
          <table:table-cell table:formula="of:=IF([.M$5]=0;MAX(([.M$3]*1+[.M$4]*0)/[.M$6];[.M$8]);[.M$5])" office:value-type="float" office:value="1" calcext:value-type="float">
            <text:p>1</text:p>
          </table:table-cell>
          <table:table-cell table:formula="of:=IF([.N$5]=0;MAX(([.N$3]*0+[.N$4]*1)/[.N$6];[.N$8]);[.N$5])" office:value-type="float" office:value="-0.5" calcext:value-type="float">
            <text:p>-0,5</text:p>
          </table:table-cell>
          <table:table-cell table:formula="of:=IF([.O$5]=0;MAX(([.O$3]*0+[.O$4]*0)/[.O$6];[.O$8]);[.O$5])" office:value-type="float" office:value="0" calcext:value-type="float">
            <text:p>0</text:p>
          </table:table-cell>
          <table:table-cell table:formula="of:=IF([.P$5]=0;MAX(([.P$3]*1+[.P$4]*0)/[.P$6];[.P$8]);[.P$5])" office:value-type="float" office:value="1" calcext:value-type="float">
            <text:p>1</text:p>
          </table:table-cell>
          <table:table-cell table:formula="of:=IF([.Q$5]=0;MAX(([.Q$3]*1+[.Q$4]*0)/[.Q$6];[.Q$8]);[.Q$5])" office:value-type="float" office:value="1" calcext:value-type="float">
            <text:p>1</text:p>
          </table:table-cell>
          <table:table-cell table:formula="of:=IF([.R$5]=0;MAX(([.R$3]*1+[.R$4]*0)/[.R$6];[.R$8]);[.R$5])" office:value-type="float" office:value="1" calcext:value-type="float">
            <text:p>1</text:p>
          </table:table-cell>
          <table:table-cell table:formula="of:=IF([.S$5]=0;MAX(([.S$3]*1+[.S$4]*0)/[.S$6];[.S$8]);[.S$5])" office:value-type="float" office:value="1" calcext:value-type="float">
            <text:p>1</text:p>
          </table:table-cell>
          <table:table-cell table:formula="of:=IF([.T$5]=0;MAX(([.T$3]*0+[.T$4]*1)/[.T$6];[.T$8]);[.T$5])" office:value-type="float" office:value="-0.5" calcext:value-type="float">
            <text:p>-0,5</text:p>
          </table:table-cell>
          <table:table-cell table:formula="of:=IF([.U$5]=0;MAX(([.U$3]*1+[.U$4]*0)/[.U$6];[.U$8]);[.U$5])" office:value-type="float" office:value="1" calcext:value-type="float">
            <text:p>1</text:p>
          </table:table-cell>
          <table:table-cell table:formula="of:=IF([.V$5]=0;MAX(([.V$3]*1+[.V$4]*0)/[.V$6];[.V$8]);[.V$5])" office:value-type="float" office:value="1" calcext:value-type="float">
            <text:p>1</text:p>
          </table:table-cell>
          <table:table-cell table:formula="of:=IF([.W$5]=0;MAX(([.W$3]*1+[.W$4]*0)/[.W$6];[.W$8]);[.W$5])" office:value-type="float" office:value="1" calcext:value-type="float">
            <text:p>1</text:p>
          </table:table-cell>
          <table:table-cell table:formula="of:=IF([.X$5]=0;MAX(([.X$3]*0+[.X$4]*0)/[.X$6];[.X$8]);[.X$5])" office:value-type="float" office:value="0" calcext:value-type="float">
            <text:p>0</text:p>
          </table:table-cell>
          <table:table-cell table:formula="of:=IF([.Y$5]=0;MAX(([.Y$3]*0+[.Y$4]*0)/[.Y$6];[.Y$8]);[.Y$5])" office:value-type="float" office:value="0" calcext:value-type="float">
            <text:p>0</text:p>
          </table:table-cell>
          <table:table-cell table:formula="of:=IF([.Z$5]=0;MAX(([.Z$3]*0+[.Z$4]*1)/[.Z$6];[.Z$8]);[.Z$5])" office:value-type="float" office:value="-0.5" calcext:value-type="float">
            <text:p>-0,5</text:p>
          </table:table-cell>
          <table:table-cell table:formula="of:=IF([.AA$5]=0;MAX(([.AA$3]*1+[.AA$4]*0)/[.AA$6];[.AA$8]);[.AA$5])" office:value-type="float" office:value="1" calcext:value-type="float">
            <text:p>1</text:p>
          </table:table-cell>
          <table:table-cell table:formula="of:=IF([.AB$5]=0;MAX(([.AB$3]*1+[.AB$4]*0)/[.AB$6];[.AB$8]);[.AB$5])" office:value-type="float" office:value="1" calcext:value-type="float">
            <text:p>1</text:p>
          </table:table-cell>
          <table:table-cell table:formula="of:=IF([.AC$5]=0;MAX(([.AC$3]*1+[.AC$4]*0)/[.AC$6];[.AC$8]);[.AC$5])" office:value-type="float" office:value="1" calcext:value-type="float">
            <text:p>1</text:p>
          </table:table-cell>
          <table:table-cell table:formula="of:=IF([.AD$5]=0;MAX(([.AD$3]*1+[.AD$4]*0)/[.AD$6];[.AD$8]);[.AD$5])" office:value-type="float" office:value="1" calcext:value-type="float">
            <text:p>1</text:p>
          </table:table-cell>
          <table:table-cell table:formula="of:=IF([.AE$5]=0;MAX(([.AE$3]*0+[.AE$4]*0)/[.AE$6];[.AE$8]);[.AE$5])" office:value-type="float" office:value="0" calcext:value-type="float">
            <text:p>0</text:p>
          </table:table-cell>
          <table:table-cell table:formula="of:=IF([.AF$5]=0;MAX(([.AF$3]*0+[.AF$4]*0)/[.AF$6];[.AF$8]);[.AF$5])" office:value-type="float" office:value="0" calcext:value-type="float">
            <text:p>0</text:p>
          </table:table-cell>
          <table:table-cell table:formula="of:=IF([.AG$5]=0;MAX(([.AG$3]*0+[.AG$4]*1)/[.AG$6];[.AG$8]);[.AG$5])" office:value-type="float" office:value="-0.5" calcext:value-type="float">
            <text:p>-0,5</text:p>
          </table:table-cell>
          <table:table-cell table:formula="of:=IF([.AH$5]=0;MAX(([.AH$3]*0+[.AH$4]*1)/[.AH$6];[.AH$8]);[.AH$5])" office:value-type="float" office:value="-0.5" calcext:value-type="float">
            <text:p>-0,5</text:p>
          </table:table-cell>
          <table:table-cell table:formula="of:=IF([.AI$5]=0;MAX(([.AI$3]*1+[.AI$4]*0)/[.AI$6];[.AI$8]);[.AI$5])" office:value-type="float" office:value="1" calcext:value-type="float">
            <text:p>1</text:p>
          </table:table-cell>
          <table:table-cell table:formula="of:=IF([.AJ$5]=0;MAX(([.AJ$3]*1+[.AJ$4]*0)/[.AJ$6];[.AJ$8]);[.AJ$5])" office:value-type="float" office:value="1" calcext:value-type="float">
            <text:p>1</text:p>
          </table:table-cell>
          <table:table-cell table:formula="of:=IF([.AK$5]=0;MAX(([.AK$3]*0+[.AK$4]*0)/[.AK$6];[.AK$8]);[.AK$5])" office:value-type="float" office:value="0" calcext:value-type="float">
            <text:p>0</text:p>
          </table:table-cell>
          <table:table-cell table:formula="of:=IF([.AL$5]=0;MAX(([.AL$3]*1+[.AL$4]*0)/[.AL$6];[.AL$8]);[.AL$5])" office:value-type="float" office:value="1" calcext:value-type="float">
            <text:p>1</text:p>
          </table:table-cell>
          <table:table-cell table:formula="of:=IF([.AM$5]=0;MAX(([.AM$3]*0+[.AM$4]*0)/[.AM$6];[.AM$8]);[.AM$5])" office:value-type="float" office:value="0" calcext:value-type="float">
            <text:p>0</text:p>
          </table:table-cell>
          <table:table-cell table:formula="of:=IF([.AN$5]=0;MAX(([.AN$3]*0+[.AN$4]*1)/[.AN$6];[.AN$8]);[.AN$5])" office:value-type="float" office:value="-0.5" calcext:value-type="float">
            <text:p>-0,5</text:p>
          </table:table-cell>
          <table:table-cell table:formula="of:=IF([.AO$5]=0;MAX(([.AO$3]*1+[.AO$4]*0)/[.AO$6];[.AO$8]);[.AO$5])" office:value-type="float" office:value="1" calcext:value-type="float">
            <text:p>1</text:p>
          </table:table-cell>
          <table:table-cell table:formula="of:=IF([.AP$5]=0;MAX(([.AP$3]*0+[.AP$4]*0)/[.AP$6];[.AP$8]);[.AP$5])" office:value-type="float" office:value="0" calcext:value-type="float">
            <text:p>0</text:p>
          </table:table-cell>
          <table:table-cell table:formula="of:=IF([.AQ$5]=0;MAX(([.AQ$3]*0+[.AQ$4]*1)/[.AQ$6];[.AQ$8]);[.AQ$5])" office:value-type="float" office:value="-0.5" calcext:value-type="float">
            <text:p>-0,5</text:p>
          </table:table-cell>
          <table:table-cell table:formula="of:=IF([.AR$5]=0;MAX(([.AR$3]*1+[.AR$4]*0)/[.AR$6];[.AR$8]);[.AR$5])" office:value-type="float" office:value="1" calcext:value-type="float">
            <text:p>1</text:p>
          </table:table-cell>
          <table:table-cell table:formula="of:=IF([.AS$5]=0;MAX(([.AS$3]*0+[.AS$4]*1)/[.AS$6];[.AS$8]);[.AS$5])" office:value-type="float" office:value="-0.5" calcext:value-type="float">
            <text:p>-0,5</text:p>
          </table:table-cell>
          <table:table-cell table:formula="of:=IF([.AT$5]=0;MAX(([.AT$3]*0+[.AT$4]*0)/[.AT$6];[.AT$8]);[.AT$5])" office:value-type="float" office:value="0" calcext:value-type="float">
            <text:p>0</text:p>
          </table:table-cell>
          <table:table-cell table:formula="of:=IF([.AU$5]=0;MAX(([.AU$3]*1+[.AU$4]*0)/[.AU$6];[.AU$8]);[.AU$5])" office:value-type="float" office:value="1" calcext:value-type="float">
            <text:p>1</text:p>
          </table:table-cell>
          <table:table-cell table:formula="of:=IF([.AV$5]=0;MAX(([.AV$3]*0+[.AV$4]*0)/[.AV$6];[.AV$8]);[.AV$5])" office:value-type="float" office:value="0" calcext:value-type="float">
            <text:p>0</text:p>
          </table:table-cell>
          <table:table-cell table:formula="of:=IF([.AW$5]=0;MAX(([.AW$3]*1+[.AW$4]*0)/[.AW$6];[.AW$8]);[.AW$5])" office:value-type="float" office:value="1" calcext:value-type="float">
            <text:p>1</text:p>
          </table:table-cell>
          <table:table-cell table:formula="of:=IF([.AX$5]=0;MAX(([.AX$3]*0+[.AX$4]*0)/[.AX$6];[.AX$8]);[.AX$5])" office:value-type="float" office:value="0" calcext:value-type="float">
            <text:p>0</text:p>
          </table:table-cell>
          <table:table-cell table:formula="of:=IF([.AY$5]=0;MAX(([.AY$3]*0+[.AY$4]*0)/[.AY$6];[.AY$8]);[.AY$5])" office:value-type="float" office:value="0" calcext:value-type="float">
            <text:p>0</text:p>
          </table:table-cell>
          <table:table-cell table:formula="of:=IF([.AZ$5]=0;MAX(([.AZ$3]*1+[.AZ$4]*0)/[.AZ$6];[.AZ$8]);[.AZ$5])" office:value-type="float" office:value="1" calcext:value-type="float">
            <text:p>1</text:p>
          </table:table-cell>
          <table:table-cell table:formula="of:=IF([.BA$5]=0;MAX(([.BA$3]*1+[.BA$4]*0)/[.BA$6];[.BA$8]);[.BA$5])" office:value-type="float" office:value="1" calcext:value-type="float">
            <text:p>1</text:p>
          </table:table-cell>
          <table:table-cell table:formula="of:=IF([.BB$5]=0;MAX(([.BB$3]*0+[.BB$4]*0)/[.BB$6];[.BB$8]);[.BB$5])" office:value-type="float" office:value="0" calcext:value-type="float">
            <text:p>0</text:p>
          </table:table-cell>
          <table:table-cell table:formula="of:=[.BC$62]*SUMPRODUCT([.$E$2:.$BB$2];[.$E92:.$BB92])/[.$BC$3]" office:value-type="float" office:value="8.2" calcext:value-type="float">
            <text:p>8,2</text:p>
          </table:table-cell>
          <table:table-cell table:formula="of:=MAX(0;ROUNDUP([.$BC92]/[.$BD$2])*[.$BD$2])" office:value-type="float" office:value="8.2" calcext:value-type="float">
            <text:p>8,2</text:p>
          </table:table-cell>
          <table:table-cell table:formula="of:=RANK([.BD92];[.BD$63:.BD$111])" office:value-type="float" office:value="47" calcext:value-type="float">
            <text:p>47</text:p>
          </table:table-cell>
          <table:table-cell table:number-columns-repeated="2"/>
          <table:table-cell table:number-columns-repeated="2" office:value-type="string" calcext:value-type="string">
            <text:p>R1</text:p>
          </table:table-cell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R1</text:p>
          </table:table-cell>
          <table:table-cell table:number-columns-repeated="3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/>
          <table:table-cell office:value-type="string" calcext:value-type="string">
            <text:p>R2</text:p>
          </table:table-cell>
          <table:table-cell table:number-columns-repeated="4" office:value-type="string" calcext:value-type="string">
            <text:p>R1</text:p>
          </table:table-cell>
          <table:table-cell table:number-columns-repeated="2"/>
          <table:table-cell table:number-columns-repeated="3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1</text:p>
          </table:table-cell>
          <table:table-cell table:number-columns-repeated="2"/>
          <table:table-cell table:number-columns-repeated="2" office:value-type="string" calcext:value-type="string">
            <text:p>R1</text:p>
          </table:table-cell>
          <table:table-cell/>
        </table:table-row>
        <table:table-row table:style-name="ro1">
          <table:table-cell office:value-type="string" calcext:value-type="string">
            <text:p>SABATIER</text:p>
          </table:table-cell>
          <table:table-cell office:value-type="string" calcext:value-type="string">
            <text:p>Maud</text:p>
          </table:table-cell>
          <table:table-cell office:value-type="string" calcext:value-type="string">
            <text:p>f10040</text:p>
          </table:table-cell>
          <table:table-cell table:formula="of:=[.$BC93]" office:value-type="float" office:value="9" calcext:value-type="float">
            <text:p>9</text:p>
          </table:table-cell>
          <table:table-cell table:formula="of:=IF([.E$5]=0;MAX(([.E$3]*1+[.E$4]*0)/[.E$6];[.E$8]);[.E$5])" office:value-type="float" office:value="1" calcext:value-type="float">
            <text:p>1</text:p>
          </table:table-cell>
          <table:table-cell table:formula="of:=IF([.F$5]=0;MAX(([.F$3]*0+[.F$4]*0)/[.F$6];[.F$8]);[.F$5])" office:value-type="float" office:value="0" calcext:value-type="float">
            <text:p>0</text:p>
          </table:table-cell>
          <table:table-cell table:formula="of:=IF([.G$5]=0;MAX(([.G$3]*0+[.G$4]*0)/[.G$6];[.G$8]);[.G$5])" office:value-type="float" office:value="0" calcext:value-type="float">
            <text:p>0</text:p>
          </table:table-cell>
          <table:table-cell table:formula="of:=IF([.H$5]=0;MAX(([.H$3]*1+[.H$4]*0)/[.H$6];[.H$8]);[.H$5])" office:value-type="float" office:value="1" calcext:value-type="float">
            <text:p>1</text:p>
          </table:table-cell>
          <table:table-cell table:formula="of:=IF([.I$5]=0;MAX(([.I$3]*1+[.I$4]*0)/[.I$6];[.I$8]);[.I$5])" office:value-type="float" office:value="1" calcext:value-type="float">
            <text:p>1</text:p>
          </table:table-cell>
          <table:table-cell table:formula="of:=IF([.J$5]=0;MAX(([.J$3]*1+[.J$4]*0)/[.J$6];[.J$8]);[.J$5])" office:value-type="float" office:value="1" calcext:value-type="float">
            <text:p>1</text:p>
          </table:table-cell>
          <table:table-cell table:formula="of:=IF([.K$5]=0;MAX(([.K$3]*0+[.K$4]*0)/[.K$6];[.K$8]);[.K$5])" office:value-type="float" office:value="0" calcext:value-type="float">
            <text:p>0</text:p>
          </table:table-cell>
          <table:table-cell table:formula="of:=IF([.L$5]=0;MAX(([.L$3]*0+[.L$4]*0)/[.L$6];[.L$8]);[.L$5])" office:value-type="float" office:value="0" calcext:value-type="float">
            <text:p>0</text:p>
          </table:table-cell>
          <table:table-cell table:formula="of:=IF([.M$5]=0;MAX(([.M$3]*1+[.M$4]*0)/[.M$6];[.M$8]);[.M$5])" office:value-type="float" office:value="1" calcext:value-type="float">
            <text:p>1</text:p>
          </table:table-cell>
          <table:table-cell table:formula="of:=IF([.N$5]=0;MAX(([.N$3]*0+[.N$4]*0)/[.N$6];[.N$8]);[.N$5])" office:value-type="float" office:value="0" calcext:value-type="float">
            <text:p>0</text:p>
          </table:table-cell>
          <table:table-cell table:formula="of:=IF([.O$5]=0;MAX(([.O$3]*0+[.O$4]*0)/[.O$6];[.O$8]);[.O$5])" office:value-type="float" office:value="0" calcext:value-type="float">
            <text:p>0</text:p>
          </table:table-cell>
          <table:table-cell table:formula="of:=IF([.P$5]=0;MAX(([.P$3]*1+[.P$4]*0)/[.P$6];[.P$8]);[.P$5])" office:value-type="float" office:value="1" calcext:value-type="float">
            <text:p>1</text:p>
          </table:table-cell>
          <table:table-cell table:formula="of:=IF([.Q$5]=0;MAX(([.Q$3]*1+[.Q$4]*0)/[.Q$6];[.Q$8]);[.Q$5])" office:value-type="float" office:value="1" calcext:value-type="float">
            <text:p>1</text:p>
          </table:table-cell>
          <table:table-cell table:formula="of:=IF([.R$5]=0;MAX(([.R$3]*1+[.R$4]*0)/[.R$6];[.R$8]);[.R$5])" office:value-type="float" office:value="1" calcext:value-type="float">
            <text:p>1</text:p>
          </table:table-cell>
          <table:table-cell table:formula="of:=IF([.S$5]=0;MAX(([.S$3]*0+[.S$4]*1)/[.S$6];[.S$8]);[.S$5])" office:value-type="float" office:value="-0.5" calcext:value-type="float">
            <text:p>-0,5</text:p>
          </table:table-cell>
          <table:table-cell table:formula="of:=IF([.T$5]=0;MAX(([.T$3]*1+[.T$4]*0)/[.T$6];[.T$8]);[.T$5])" office:value-type="float" office:value="1" calcext:value-type="float">
            <text:p>1</text:p>
          </table:table-cell>
          <table:table-cell table:formula="of:=IF([.U$5]=0;MAX(([.U$3]*1+[.U$4]*0)/[.U$6];[.U$8]);[.U$5])" office:value-type="float" office:value="1" calcext:value-type="float">
            <text:p>1</text:p>
          </table:table-cell>
          <table:table-cell table:formula="of:=IF([.V$5]=0;MAX(([.V$3]*1+[.V$4]*0)/[.V$6];[.V$8]);[.V$5])" office:value-type="float" office:value="1" calcext:value-type="float">
            <text:p>1</text:p>
          </table:table-cell>
          <table:table-cell table:formula="of:=IF([.W$5]=0;MAX(([.W$3]*0+[.W$4]*0)/[.W$6];[.W$8]);[.W$5])" office:value-type="float" office:value="0" calcext:value-type="float">
            <text:p>0</text:p>
          </table:table-cell>
          <table:table-cell table:formula="of:=IF([.X$5]=0;MAX(([.X$3]*0+[.X$4]*0)/[.X$6];[.X$8]);[.X$5])" office:value-type="float" office:value="0" calcext:value-type="float">
            <text:p>0</text:p>
          </table:table-cell>
          <table:table-cell table:formula="of:=IF([.Y$5]=0;MAX(([.Y$3]*1+[.Y$4]*0)/[.Y$6];[.Y$8]);[.Y$5])" office:value-type="float" office:value="1" calcext:value-type="float">
            <text:p>1</text:p>
          </table:table-cell>
          <table:table-cell table:formula="of:=IF([.Z$5]=0;MAX(([.Z$3]*1+[.Z$4]*0)/[.Z$6];[.Z$8]);[.Z$5])" office:value-type="float" office:value="1" calcext:value-type="float">
            <text:p>1</text:p>
          </table:table-cell>
          <table:table-cell table:formula="of:=IF([.AA$5]=0;MAX(([.AA$3]*1+[.AA$4]*0)/[.AA$6];[.AA$8]);[.AA$5])" office:value-type="float" office:value="1" calcext:value-type="float">
            <text:p>1</text:p>
          </table:table-cell>
          <table:table-cell table:formula="of:=IF([.AB$5]=0;MAX(([.AB$3]*0+[.AB$4]*0)/[.AB$6];[.AB$8]);[.AB$5])" office:value-type="float" office:value="0" calcext:value-type="float">
            <text:p>0</text:p>
          </table:table-cell>
          <table:table-cell table:formula="of:=IF([.AC$5]=0;MAX(([.AC$3]*1+[.AC$4]*0)/[.AC$6];[.AC$8]);[.AC$5])" office:value-type="float" office:value="1" calcext:value-type="float">
            <text:p>1</text:p>
          </table:table-cell>
          <table:table-cell table:formula="of:=IF([.AD$5]=0;MAX(([.AD$3]*1+[.AD$4]*0)/[.AD$6];[.AD$8]);[.AD$5])" office:value-type="float" office:value="1" calcext:value-type="float">
            <text:p>1</text:p>
          </table:table-cell>
          <table:table-cell table:formula="of:=IF([.AE$5]=0;MAX(([.AE$3]*1+[.AE$4]*0)/[.AE$6];[.AE$8]);[.AE$5])" office:value-type="float" office:value="1" calcext:value-type="float">
            <text:p>1</text:p>
          </table:table-cell>
          <table:table-cell table:formula="of:=IF([.AF$5]=0;MAX(([.AF$3]*1+[.AF$4]*0)/[.AF$6];[.AF$8]);[.AF$5])" office:value-type="float" office:value="1" calcext:value-type="float">
            <text:p>1</text:p>
          </table:table-cell>
          <table:table-cell table:formula="of:=IF([.AG$5]=0;MAX(([.AG$3]*1+[.AG$4]*0)/[.AG$6];[.AG$8]);[.AG$5])" office:value-type="float" office:value="1" calcext:value-type="float">
            <text:p>1</text:p>
          </table:table-cell>
          <table:table-cell table:formula="of:=IF([.AH$5]=0;MAX(([.AH$3]*0+[.AH$4]*1)/[.AH$6];[.AH$8]);[.AH$5])" office:value-type="float" office:value="-0.5" calcext:value-type="float">
            <text:p>-0,5</text:p>
          </table:table-cell>
          <table:table-cell table:formula="of:=IF([.AI$5]=0;MAX(([.AI$3]*0+[.AI$4]*1)/[.AI$6];[.AI$8]);[.AI$5])" office:value-type="float" office:value="-0.5" calcext:value-type="float">
            <text:p>-0,5</text:p>
          </table:table-cell>
          <table:table-cell table:formula="of:=IF([.AJ$5]=0;MAX(([.AJ$3]*0+[.AJ$4]*0)/[.AJ$6];[.AJ$8]);[.AJ$5])" office:value-type="float" office:value="0" calcext:value-type="float">
            <text:p>0</text:p>
          </table:table-cell>
          <table:table-cell table:formula="of:=IF([.AK$5]=0;MAX(([.AK$3]*0+[.AK$4]*0)/[.AK$6];[.AK$8]);[.AK$5])" office:value-type="float" office:value="0" calcext:value-type="float">
            <text:p>0</text:p>
          </table:table-cell>
          <table:table-cell table:formula="of:=IF([.AL$5]=0;MAX(([.AL$3]*0+[.AL$4]*0)/[.AL$6];[.AL$8]);[.AL$5])" office:value-type="float" office:value="0" calcext:value-type="float">
            <text:p>0</text:p>
          </table:table-cell>
          <table:table-cell table:formula="of:=IF([.AM$5]=0;MAX(([.AM$3]*0+[.AM$4]*0)/[.AM$6];[.AM$8]);[.AM$5])" office:value-type="float" office:value="0" calcext:value-type="float">
            <text:p>0</text:p>
          </table:table-cell>
          <table:table-cell table:formula="of:=IF([.AN$5]=0;MAX(([.AN$3]*1+[.AN$4]*0)/[.AN$6];[.AN$8]);[.AN$5])" office:value-type="float" office:value="1" calcext:value-type="float">
            <text:p>1</text:p>
          </table:table-cell>
          <table:table-cell table:formula="of:=IF([.AO$5]=0;MAX(([.AO$3]*1+[.AO$4]*0)/[.AO$6];[.AO$8]);[.AO$5])" office:value-type="float" office:value="1" calcext:value-type="float">
            <text:p>1</text:p>
          </table:table-cell>
          <table:table-cell table:formula="of:=IF([.AP$5]=0;MAX(([.AP$3]*0+[.AP$4]*0)/[.AP$6];[.AP$8]);[.AP$5])" office:value-type="float" office:value="0" calcext:value-type="float">
            <text:p>0</text:p>
          </table:table-cell>
          <table:table-cell table:formula="of:=IF([.AQ$5]=0;MAX(([.AQ$3]*0+[.AQ$4]*1)/[.AQ$6];[.AQ$8]);[.AQ$5])" office:value-type="float" office:value="-0.5" calcext:value-type="float">
            <text:p>-0,5</text:p>
          </table:table-cell>
          <table:table-cell table:formula="of:=IF([.AR$5]=0;MAX(([.AR$3]*0+[.AR$4]*0)/[.AR$6];[.AR$8]);[.AR$5])" office:value-type="float" office:value="0" calcext:value-type="float">
            <text:p>0</text:p>
          </table:table-cell>
          <table:table-cell table:formula="of:=IF([.AS$5]=0;MAX(([.AS$3]*0+[.AS$4]*1)/[.AS$6];[.AS$8]);[.AS$5])" office:value-type="float" office:value="-0.5" calcext:value-type="float">
            <text:p>-0,5</text:p>
          </table:table-cell>
          <table:table-cell table:formula="of:=IF([.AT$5]=0;MAX(([.AT$3]*1+[.AT$4]*0)/[.AT$6];[.AT$8]);[.AT$5])" office:value-type="float" office:value="1" calcext:value-type="float">
            <text:p>1</text:p>
          </table:table-cell>
          <table:table-cell table:formula="of:=IF([.AU$5]=0;MAX(([.AU$3]*1+[.AU$4]*0)/[.AU$6];[.AU$8]);[.AU$5])" office:value-type="float" office:value="1" calcext:value-type="float">
            <text:p>1</text:p>
          </table:table-cell>
          <table:table-cell table:formula="of:=IF([.AV$5]=0;MAX(([.AV$3]*0+[.AV$4]*0)/[.AV$6];[.AV$8]);[.AV$5])" office:value-type="float" office:value="0" calcext:value-type="float">
            <text:p>0</text:p>
          </table:table-cell>
          <table:table-cell table:formula="of:=IF([.AW$5]=0;MAX(([.AW$3]*0+[.AW$4]*0)/[.AW$6];[.AW$8]);[.AW$5])" office:value-type="float" office:value="0" calcext:value-type="float">
            <text:p>0</text:p>
          </table:table-cell>
          <table:table-cell table:formula="of:=IF([.AX$5]=0;MAX(([.AX$3]*0+[.AX$4]*0)/[.AX$6];[.AX$8]);[.AX$5])" office:value-type="float" office:value="0" calcext:value-type="float">
            <text:p>0</text:p>
          </table:table-cell>
          <table:table-cell table:formula="of:=IF([.AY$5]=0;MAX(([.AY$3]*0+[.AY$4]*0)/[.AY$6];[.AY$8]);[.AY$5])" office:value-type="float" office:value="0" calcext:value-type="float">
            <text:p>0</text:p>
          </table:table-cell>
          <table:table-cell table:formula="of:=IF([.AZ$5]=0;MAX(([.AZ$3]*1+[.AZ$4]*0)/[.AZ$6];[.AZ$8]);[.AZ$5])" office:value-type="float" office:value="1" calcext:value-type="float">
            <text:p>1</text:p>
          </table:table-cell>
          <table:table-cell table:formula="of:=IF([.BA$5]=0;MAX(([.BA$3]*0+[.BA$4]*0)/[.BA$6];[.BA$8]);[.BA$5])" office:value-type="float" office:value="0" calcext:value-type="float">
            <text:p>0</text:p>
          </table:table-cell>
          <table:table-cell table:formula="of:=IF([.BB$5]=0;MAX(([.BB$3]*1+[.BB$4]*0)/[.BB$6];[.BB$8]);[.BB$5])" office:value-type="float" office:value="1" calcext:value-type="float">
            <text:p>1</text:p>
          </table:table-cell>
          <table:table-cell table:formula="of:=[.BC$62]*SUMPRODUCT([.$E$2:.$BB$2];[.$E93:.$BB93])/[.$BC$3]" office:value-type="float" office:value="9" calcext:value-type="float">
            <text:p>9</text:p>
          </table:table-cell>
          <table:table-cell table:formula="of:=MAX(0;ROUNDUP([.$BC93]/[.$BD$2])*[.$BD$2])" office:value-type="float" office:value="9" calcext:value-type="float">
            <text:p>9</text:p>
          </table:table-cell>
          <table:table-cell table:formula="of:=RANK([.BD93];[.BD$63:.BD$111])"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R1</text:p>
          </table:table-cell>
          <table:table-cell table:number-columns-repeated="2"/>
          <table:table-cell table:number-columns-repeated="3"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"/>
          <table:table-cell table:number-columns-repeated="3" office:value-type="string" calcext:value-type="string">
            <text:p>R1</text:p>
          </table:table-cell>
          <table:table-cell/>
          <table:table-cell table:number-columns-repeated="3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4"/>
          <table:table-cell table:number-columns-repeated="2" office:value-type="string" calcext:value-type="string">
            <text:p>R1</text:p>
          </table:table-cell>
          <table:table-cell/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4"/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DEPRET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10021</text:p>
          </table:table-cell>
          <table:table-cell table:formula="of:=[.$BC94]" office:value-type="float" office:value="10" calcext:value-type="float">
            <text:p>10</text:p>
          </table:table-cell>
          <table:table-cell table:formula="of:=IF([.E$5]=0;MAX(([.E$3]*1+[.E$4]*0)/[.E$6];[.E$8]);[.E$5])" office:value-type="float" office:value="1" calcext:value-type="float">
            <text:p>1</text:p>
          </table:table-cell>
          <table:table-cell table:formula="of:=IF([.F$5]=0;MAX(([.F$3]*1+[.F$4]*0)/[.F$6];[.F$8]);[.F$5])" office:value-type="float" office:value="1" calcext:value-type="float">
            <text:p>1</text:p>
          </table:table-cell>
          <table:table-cell table:formula="of:=IF([.G$5]=0;MAX(([.G$3]*1+[.G$4]*0)/[.G$6];[.G$8]);[.G$5])" office:value-type="float" office:value="1" calcext:value-type="float">
            <text:p>1</text:p>
          </table:table-cell>
          <table:table-cell table:formula="of:=IF([.H$5]=0;MAX(([.H$3]*1+[.H$4]*0)/[.H$6];[.H$8]);[.H$5])" office:value-type="float" office:value="1" calcext:value-type="float">
            <text:p>1</text:p>
          </table:table-cell>
          <table:table-cell table:formula="of:=IF([.I$5]=0;MAX(([.I$3]*1+[.I$4]*0)/[.I$6];[.I$8]);[.I$5])" office:value-type="float" office:value="1" calcext:value-type="float">
            <text:p>1</text:p>
          </table:table-cell>
          <table:table-cell table:formula="of:=IF([.J$5]=0;MAX(([.J$3]*1+[.J$4]*0)/[.J$6];[.J$8]);[.J$5])" office:value-type="float" office:value="1" calcext:value-type="float">
            <text:p>1</text:p>
          </table:table-cell>
          <table:table-cell table:formula="of:=IF([.K$5]=0;MAX(([.K$3]*0+[.K$4]*0)/[.K$6];[.K$8]);[.K$5])" office:value-type="float" office:value="0" calcext:value-type="float">
            <text:p>0</text:p>
          </table:table-cell>
          <table:table-cell table:formula="of:=IF([.L$5]=0;MAX(([.L$3]*1+[.L$4]*0)/[.L$6];[.L$8]);[.L$5])" office:value-type="float" office:value="1" calcext:value-type="float">
            <text:p>1</text:p>
          </table:table-cell>
          <table:table-cell table:formula="of:=IF([.M$5]=0;MAX(([.M$3]*0+[.M$4]*0)/[.M$6];[.M$8]);[.M$5])" office:value-type="float" office:value="0" calcext:value-type="float">
            <text:p>0</text:p>
          </table:table-cell>
          <table:table-cell table:formula="of:=IF([.N$5]=0;MAX(([.N$3]*0+[.N$4]*0)/[.N$6];[.N$8]);[.N$5])" office:value-type="float" office:value="0" calcext:value-type="float">
            <text:p>0</text:p>
          </table:table-cell>
          <table:table-cell table:formula="of:=IF([.O$5]=0;MAX(([.O$3]*0+[.O$4]*1)/[.O$6];[.O$8]);[.O$5])" office:value-type="float" office:value="-0.5" calcext:value-type="float">
            <text:p>-0,5</text:p>
          </table:table-cell>
          <table:table-cell table:formula="of:=IF([.P$5]=0;MAX(([.P$3]*1+[.P$4]*0)/[.P$6];[.P$8]);[.P$5])" office:value-type="float" office:value="1" calcext:value-type="float">
            <text:p>1</text:p>
          </table:table-cell>
          <table:table-cell table:formula="of:=IF([.Q$5]=0;MAX(([.Q$3]*1+[.Q$4]*0)/[.Q$6];[.Q$8]);[.Q$5])" office:value-type="float" office:value="1" calcext:value-type="float">
            <text:p>1</text:p>
          </table:table-cell>
          <table:table-cell table:formula="of:=IF([.R$5]=0;MAX(([.R$3]*1+[.R$4]*0)/[.R$6];[.R$8]);[.R$5])" office:value-type="float" office:value="1" calcext:value-type="float">
            <text:p>1</text:p>
          </table:table-cell>
          <table:table-cell table:formula="of:=IF([.S$5]=0;MAX(([.S$3]*0+[.S$4]*1)/[.S$6];[.S$8]);[.S$5])" office:value-type="float" office:value="-0.5" calcext:value-type="float">
            <text:p>-0,5</text:p>
          </table:table-cell>
          <table:table-cell table:formula="of:=IF([.T$5]=0;MAX(([.T$3]*1+[.T$4]*0)/[.T$6];[.T$8]);[.T$5])" office:value-type="float" office:value="1" calcext:value-type="float">
            <text:p>1</text:p>
          </table:table-cell>
          <table:table-cell table:formula="of:=IF([.U$5]=0;MAX(([.U$3]*1+[.U$4]*0)/[.U$6];[.U$8]);[.U$5])" office:value-type="float" office:value="1" calcext:value-type="float">
            <text:p>1</text:p>
          </table:table-cell>
          <table:table-cell table:formula="of:=IF([.V$5]=0;MAX(([.V$3]*0+[.V$4]*1)/[.V$6];[.V$8]);[.V$5])" office:value-type="float" office:value="-0.5" calcext:value-type="float">
            <text:p>-0,5</text:p>
          </table:table-cell>
          <table:table-cell table:formula="of:=IF([.W$5]=0;MAX(([.W$3]*0+[.W$4]*0)/[.W$6];[.W$8]);[.W$5])" office:value-type="float" office:value="0" calcext:value-type="float">
            <text:p>0</text:p>
          </table:table-cell>
          <table:table-cell table:formula="of:=IF([.X$5]=0;MAX(([.X$3]*1+[.X$4]*0)/[.X$6];[.X$8]);[.X$5])" office:value-type="float" office:value="1" calcext:value-type="float">
            <text:p>1</text:p>
          </table:table-cell>
          <table:table-cell table:formula="of:=IF([.Y$5]=0;MAX(([.Y$3]*0+[.Y$4]*0)/[.Y$6];[.Y$8]);[.Y$5])" office:value-type="float" office:value="0" calcext:value-type="float">
            <text:p>0</text:p>
          </table:table-cell>
          <table:table-cell table:formula="of:=IF([.Z$5]=0;MAX(([.Z$3]*0+[.Z$4]*1)/[.Z$6];[.Z$8]);[.Z$5])" office:value-type="float" office:value="-0.5" calcext:value-type="float">
            <text:p>-0,5</text:p>
          </table:table-cell>
          <table:table-cell table:formula="of:=IF([.AA$5]=0;MAX(([.AA$3]*1+[.AA$4]*0)/[.AA$6];[.AA$8]);[.AA$5])" office:value-type="float" office:value="1" calcext:value-type="float">
            <text:p>1</text:p>
          </table:table-cell>
          <table:table-cell table:formula="of:=IF([.AB$5]=0;MAX(([.AB$3]*0+[.AB$4]*0)/[.AB$6];[.AB$8]);[.AB$5])" office:value-type="float" office:value="0" calcext:value-type="float">
            <text:p>0</text:p>
          </table:table-cell>
          <table:table-cell table:formula="of:=IF([.AC$5]=0;MAX(([.AC$3]*1+[.AC$4]*0)/[.AC$6];[.AC$8]);[.AC$5])" office:value-type="float" office:value="1" calcext:value-type="float">
            <text:p>1</text:p>
          </table:table-cell>
          <table:table-cell table:formula="of:=IF([.AD$5]=0;MAX(([.AD$3]*1+[.AD$4]*0)/[.AD$6];[.AD$8]);[.AD$5])" office:value-type="float" office:value="1" calcext:value-type="float">
            <text:p>1</text:p>
          </table:table-cell>
          <table:table-cell table:formula="of:=IF([.AE$5]=0;MAX(([.AE$3]*1+[.AE$4]*0)/[.AE$6];[.AE$8]);[.AE$5])" office:value-type="float" office:value="1" calcext:value-type="float">
            <text:p>1</text:p>
          </table:table-cell>
          <table:table-cell table:formula="of:=IF([.AF$5]=0;MAX(([.AF$3]*0+[.AF$4]*0)/[.AF$6];[.AF$8]);[.AF$5])" office:value-type="float" office:value="0" calcext:value-type="float">
            <text:p>0</text:p>
          </table:table-cell>
          <table:table-cell table:formula="of:=IF([.AG$5]=0;MAX(([.AG$3]*1+[.AG$4]*0)/[.AG$6];[.AG$8]);[.AG$5])" office:value-type="float" office:value="1" calcext:value-type="float">
            <text:p>1</text:p>
          </table:table-cell>
          <table:table-cell table:formula="of:=IF([.AH$5]=0;MAX(([.AH$3]*0+[.AH$4]*0)/[.AH$6];[.AH$8]);[.AH$5])" office:value-type="float" office:value="0" calcext:value-type="float">
            <text:p>0</text:p>
          </table:table-cell>
          <table:table-cell table:formula="of:=IF([.AI$5]=0;MAX(([.AI$3]*1+[.AI$4]*0)/[.AI$6];[.AI$8]);[.AI$5])" office:value-type="float" office:value="1" calcext:value-type="float">
            <text:p>1</text:p>
          </table:table-cell>
          <table:table-cell table:formula="of:=IF([.AJ$5]=0;MAX(([.AJ$3]*0+[.AJ$4]*0)/[.AJ$6];[.AJ$8]);[.AJ$5])" office:value-type="float" office:value="0" calcext:value-type="float">
            <text:p>0</text:p>
          </table:table-cell>
          <table:table-cell table:formula="of:=IF([.AK$5]=0;MAX(([.AK$3]*0+[.AK$4]*0)/[.AK$6];[.AK$8]);[.AK$5])" office:value-type="float" office:value="0" calcext:value-type="float">
            <text:p>0</text:p>
          </table:table-cell>
          <table:table-cell table:formula="of:=IF([.AL$5]=0;MAX(([.AL$3]*0+[.AL$4]*0)/[.AL$6];[.AL$8]);[.AL$5])" office:value-type="float" office:value="0" calcext:value-type="float">
            <text:p>0</text:p>
          </table:table-cell>
          <table:table-cell table:formula="of:=IF([.AM$5]=0;MAX(([.AM$3]*1+[.AM$4]*0)/[.AM$6];[.AM$8]);[.AM$5])" office:value-type="float" office:value="1" calcext:value-type="float">
            <text:p>1</text:p>
          </table:table-cell>
          <table:table-cell table:formula="of:=IF([.AN$5]=0;MAX(([.AN$3]*0+[.AN$4]*0)/[.AN$6];[.AN$8]);[.AN$5])" office:value-type="float" office:value="0" calcext:value-type="float">
            <text:p>0</text:p>
          </table:table-cell>
          <table:table-cell table:formula="of:=IF([.AO$5]=0;MAX(([.AO$3]*1+[.AO$4]*0)/[.AO$6];[.AO$8]);[.AO$5])" office:value-type="float" office:value="1" calcext:value-type="float">
            <text:p>1</text:p>
          </table:table-cell>
          <table:table-cell table:formula="of:=IF([.AP$5]=0;MAX(([.AP$3]*0+[.AP$4]*0)/[.AP$6];[.AP$8]);[.AP$5])" office:value-type="float" office:value="0" calcext:value-type="float">
            <text:p>0</text:p>
          </table:table-cell>
          <table:table-cell table:formula="of:=IF([.AQ$5]=0;MAX(([.AQ$3]*0+[.AQ$4]*0)/[.AQ$6];[.AQ$8]);[.AQ$5])" office:value-type="float" office:value="0" calcext:value-type="float">
            <text:p>0</text:p>
          </table:table-cell>
          <table:table-cell table:formula="of:=IF([.AR$5]=0;MAX(([.AR$3]*0+[.AR$4]*0)/[.AR$6];[.AR$8]);[.AR$5])" office:value-type="float" office:value="0" calcext:value-type="float">
            <text:p>0</text:p>
          </table:table-cell>
          <table:table-cell table:formula="of:=IF([.AS$5]=0;MAX(([.AS$3]*1+[.AS$4]*0)/[.AS$6];[.AS$8]);[.AS$5])" office:value-type="float" office:value="1" calcext:value-type="float">
            <text:p>1</text:p>
          </table:table-cell>
          <table:table-cell table:formula="of:=IF([.AT$5]=0;MAX(([.AT$3]*0+[.AT$4]*1)/[.AT$6];[.AT$8]);[.AT$5])" office:value-type="float" office:value="-0.5" calcext:value-type="float">
            <text:p>-0,5</text:p>
          </table:table-cell>
          <table:table-cell table:formula="of:=IF([.AU$5]=0;MAX(([.AU$3]*1+[.AU$4]*0)/[.AU$6];[.AU$8]);[.AU$5])" office:value-type="float" office:value="1" calcext:value-type="float">
            <text:p>1</text:p>
          </table:table-cell>
          <table:table-cell table:formula="of:=IF([.AV$5]=0;MAX(([.AV$3]*0+[.AV$4]*1)/[.AV$6];[.AV$8]);[.AV$5])" office:value-type="float" office:value="-0.5" calcext:value-type="float">
            <text:p>-0,5</text:p>
          </table:table-cell>
          <table:table-cell table:formula="of:=IF([.AW$5]=0;MAX(([.AW$3]*1+[.AW$4]*0)/[.AW$6];[.AW$8]);[.AW$5])" office:value-type="float" office:value="1" calcext:value-type="float">
            <text:p>1</text:p>
          </table:table-cell>
          <table:table-cell table:formula="of:=IF([.AX$5]=0;MAX(([.AX$3]*1+[.AX$4]*0)/[.AX$6];[.AX$8]);[.AX$5])" office:value-type="float" office:value="1" calcext:value-type="float">
            <text:p>1</text:p>
          </table:table-cell>
          <table:table-cell table:formula="of:=IF([.AY$5]=0;MAX(([.AY$3]*1+[.AY$4]*0)/[.AY$6];[.AY$8]);[.AY$5])" office:value-type="float" office:value="1" calcext:value-type="float">
            <text:p>1</text:p>
          </table:table-cell>
          <table:table-cell table:formula="of:=IF([.AZ$5]=0;MAX(([.AZ$3]*1+[.AZ$4]*0)/[.AZ$6];[.AZ$8]);[.AZ$5])" office:value-type="float" office:value="1" calcext:value-type="float">
            <text:p>1</text:p>
          </table:table-cell>
          <table:table-cell table:formula="of:=IF([.BA$5]=0;MAX(([.BA$3]*1+[.BA$4]*0)/[.BA$6];[.BA$8]);[.BA$5])" office:value-type="float" office:value="1" calcext:value-type="float">
            <text:p>1</text:p>
          </table:table-cell>
          <table:table-cell table:formula="of:=IF([.BB$5]=0;MAX(([.BB$3]*0+[.BB$4]*0)/[.BB$6];[.BB$8]);[.BB$5])" office:value-type="float" office:value="0" calcext:value-type="float">
            <text:p>0</text:p>
          </table:table-cell>
          <table:table-cell table:formula="of:=[.BC$62]*SUMPRODUCT([.$E$2:.$BB$2];[.$E94:.$BB94])/[.$BC$3]" office:value-type="float" office:value="10" calcext:value-type="float">
            <text:p>10</text:p>
          </table:table-cell>
          <table:table-cell table:formula="of:=MAX(0;ROUNDUP([.$BC94]/[.$BD$2])*[.$BD$2])" office:value-type="float" office:value="10" calcext:value-type="float">
            <text:p>10</text:p>
          </table:table-cell>
          <table:table-cell table:formula="of:=RANK([.BD94];[.BD$63:.BD$111])" office:value-type="float" office:value="34" calcext:value-type="float">
            <text:p>34</text:p>
          </table:table-cell>
          <table:table-cell table:number-columns-repeated="2"/>
          <table:table-cell table:number-columns-repeated="6" office:value-type="string" calcext:value-type="string">
            <text:p>R1</text:p>
          </table:table-cell>
          <table:table-cell/>
          <table:table-cell office:value-type="string" calcext:value-type="string">
            <text:p>R1</text:p>
          </table:table-cell>
          <table:table-cell table:number-columns-repeated="2"/>
          <table:table-cell table:number-columns-repeated="2"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3" office:value-type="string" calcext:value-type="string">
            <text:p>R2</text:p>
          </table:table-cell>
          <table:table-cell/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/>
          <table:table-cell table:number-columns-repeated="3" office:value-type="string" calcext:value-type="string">
            <text:p>R1</text:p>
          </table:table-cell>
          <table:table-cell/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2</text:p>
          </table:table-cell>
          <table:table-cell table:number-columns-repeated="3"/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1</text:p>
          </table:table-cell>
          <table:table-cell table:number-columns-repeated="3"/>
          <table:table-cell office:value-type="string" calcext:value-type="string">
            <text:p>R2</text:p>
          </table:table-cell>
          <table:table-cell table:number-columns-repeated="5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/>
        </table:table-row>
        <table:table-row table:style-name="ro1">
          <table:table-cell office:value-type="string" calcext:value-type="string">
            <text:p>CARASSE DE RIBAS</text:p>
          </table:table-cell>
          <table:table-cell office:value-type="string" calcext:value-type="string">
            <text:p>Baptiste</text:p>
          </table:table-cell>
          <table:table-cell office:value-type="string" calcext:value-type="string">
            <text:p>f10009</text:p>
          </table:table-cell>
          <table:table-cell table:formula="of:=[.$BC95]" office:value-type="float" office:value="12.2" calcext:value-type="float">
            <text:p>12,2</text:p>
          </table:table-cell>
          <table:table-cell table:formula="of:=IF([.E$5]=0;MAX(([.E$3]*1+[.E$4]*0)/[.E$6];[.E$8]);[.E$5])" office:value-type="float" office:value="1" calcext:value-type="float">
            <text:p>1</text:p>
          </table:table-cell>
          <table:table-cell table:formula="of:=IF([.F$5]=0;MAX(([.F$3]*1+[.F$4]*0)/[.F$6];[.F$8]);[.F$5])" office:value-type="float" office:value="1" calcext:value-type="float">
            <text:p>1</text:p>
          </table:table-cell>
          <table:table-cell table:formula="of:=IF([.G$5]=0;MAX(([.G$3]*1+[.G$4]*0)/[.G$6];[.G$8]);[.G$5])" office:value-type="float" office:value="1" calcext:value-type="float">
            <text:p>1</text:p>
          </table:table-cell>
          <table:table-cell table:formula="of:=IF([.H$5]=0;MAX(([.H$3]*1+[.H$4]*0)/[.H$6];[.H$8]);[.H$5])" office:value-type="float" office:value="1" calcext:value-type="float">
            <text:p>1</text:p>
          </table:table-cell>
          <table:table-cell table:formula="of:=IF([.I$5]=0;MAX(([.I$3]*1+[.I$4]*0)/[.I$6];[.I$8]);[.I$5])" office:value-type="float" office:value="1" calcext:value-type="float">
            <text:p>1</text:p>
          </table:table-cell>
          <table:table-cell table:formula="of:=IF([.J$5]=0;MAX(([.J$3]*1+[.J$4]*0)/[.J$6];[.J$8]);[.J$5])" office:value-type="float" office:value="1" calcext:value-type="float">
            <text:p>1</text:p>
          </table:table-cell>
          <table:table-cell table:formula="of:=IF([.K$5]=0;MAX(([.K$3]*0+[.K$4]*0)/[.K$6];[.K$8]);[.K$5])" office:value-type="float" office:value="0" calcext:value-type="float">
            <text:p>0</text:p>
          </table:table-cell>
          <table:table-cell table:formula="of:=IF([.L$5]=0;MAX(([.L$3]*0+[.L$4]*0)/[.L$6];[.L$8]);[.L$5])" office:value-type="float" office:value="0" calcext:value-type="float">
            <text:p>0</text:p>
          </table:table-cell>
          <table:table-cell table:formula="of:=IF([.M$5]=0;MAX(([.M$3]*0+[.M$4]*0)/[.M$6];[.M$8]);[.M$5])" office:value-type="float" office:value="0" calcext:value-type="float">
            <text:p>0</text:p>
          </table:table-cell>
          <table:table-cell table:formula="of:=IF([.N$5]=0;MAX(([.N$3]*0+[.N$4]*0)/[.N$6];[.N$8]);[.N$5])" office:value-type="float" office:value="0" calcext:value-type="float">
            <text:p>0</text:p>
          </table:table-cell>
          <table:table-cell table:formula="of:=IF([.O$5]=0;MAX(([.O$3]*1+[.O$4]*0)/[.O$6];[.O$8]);[.O$5])" office:value-type="float" office:value="1" calcext:value-type="float">
            <text:p>1</text:p>
          </table:table-cell>
          <table:table-cell table:formula="of:=IF([.P$5]=0;MAX(([.P$3]*1+[.P$4]*0)/[.P$6];[.P$8]);[.P$5])" office:value-type="float" office:value="1" calcext:value-type="float">
            <text:p>1</text:p>
          </table:table-cell>
          <table:table-cell table:formula="of:=IF([.Q$5]=0;MAX(([.Q$3]*1+[.Q$4]*0)/[.Q$6];[.Q$8]);[.Q$5])" office:value-type="float" office:value="1" calcext:value-type="float">
            <text:p>1</text:p>
          </table:table-cell>
          <table:table-cell table:formula="of:=IF([.R$5]=0;MAX(([.R$3]*0+[.R$4]*0)/[.R$6];[.R$8]);[.R$5])" office:value-type="float" office:value="0" calcext:value-type="float">
            <text:p>0</text:p>
          </table:table-cell>
          <table:table-cell table:formula="of:=IF([.S$5]=0;MAX(([.S$3]*0+[.S$4]*1)/[.S$6];[.S$8]);[.S$5])" office:value-type="float" office:value="-0.5" calcext:value-type="float">
            <text:p>-0,5</text:p>
          </table:table-cell>
          <table:table-cell table:formula="of:=IF([.T$5]=0;MAX(([.T$3]*0+[.T$4]*0)/[.T$6];[.T$8]);[.T$5])" office:value-type="float" office:value="0" calcext:value-type="float">
            <text:p>0</text:p>
          </table:table-cell>
          <table:table-cell table:formula="of:=IF([.U$5]=0;MAX(([.U$3]*1+[.U$4]*0)/[.U$6];[.U$8]);[.U$5])" office:value-type="float" office:value="1" calcext:value-type="float">
            <text:p>1</text:p>
          </table:table-cell>
          <table:table-cell table:formula="of:=IF([.V$5]=0;MAX(([.V$3]*1+[.V$4]*0)/[.V$6];[.V$8]);[.V$5])" office:value-type="float" office:value="1" calcext:value-type="float">
            <text:p>1</text:p>
          </table:table-cell>
          <table:table-cell table:formula="of:=IF([.W$5]=0;MAX(([.W$3]*1+[.W$4]*0)/[.W$6];[.W$8]);[.W$5])" office:value-type="float" office:value="1" calcext:value-type="float">
            <text:p>1</text:p>
          </table:table-cell>
          <table:table-cell table:formula="of:=IF([.X$5]=0;MAX(([.X$3]*0+[.X$4]*0)/[.X$6];[.X$8]);[.X$5])" office:value-type="float" office:value="0" calcext:value-type="float">
            <text:p>0</text:p>
          </table:table-cell>
          <table:table-cell table:formula="of:=IF([.Y$5]=0;MAX(([.Y$3]*1+[.Y$4]*0)/[.Y$6];[.Y$8]);[.Y$5])" office:value-type="float" office:value="1" calcext:value-type="float">
            <text:p>1</text:p>
          </table:table-cell>
          <table:table-cell table:formula="of:=IF([.Z$5]=0;MAX(([.Z$3]*0+[.Z$4]*0)/[.Z$6];[.Z$8]);[.Z$5])" office:value-type="float" office:value="0" calcext:value-type="float">
            <text:p>0</text:p>
          </table:table-cell>
          <table:table-cell table:formula="of:=IF([.AA$5]=0;MAX(([.AA$3]*1+[.AA$4]*0)/[.AA$6];[.AA$8]);[.AA$5])" office:value-type="float" office:value="1" calcext:value-type="float">
            <text:p>1</text:p>
          </table:table-cell>
          <table:table-cell table:formula="of:=IF([.AB$5]=0;MAX(([.AB$3]*0+[.AB$4]*1)/[.AB$6];[.AB$8]);[.AB$5])" office:value-type="float" office:value="-0.5" calcext:value-type="float">
            <text:p>-0,5</text:p>
          </table:table-cell>
          <table:table-cell table:formula="of:=IF([.AC$5]=0;MAX(([.AC$3]*0+[.AC$4]*0)/[.AC$6];[.AC$8]);[.AC$5])" office:value-type="float" office:value="0" calcext:value-type="float">
            <text:p>0</text:p>
          </table:table-cell>
          <table:table-cell table:formula="of:=IF([.AD$5]=0;MAX(([.AD$3]*1+[.AD$4]*0)/[.AD$6];[.AD$8]);[.AD$5])" office:value-type="float" office:value="1" calcext:value-type="float">
            <text:p>1</text:p>
          </table:table-cell>
          <table:table-cell table:formula="of:=IF([.AE$5]=0;MAX(([.AE$3]*0+[.AE$4]*1)/[.AE$6];[.AE$8]);[.AE$5])" office:value-type="float" office:value="-0.5" calcext:value-type="float">
            <text:p>-0,5</text:p>
          </table:table-cell>
          <table:table-cell table:formula="of:=IF([.AF$5]=0;MAX(([.AF$3]*1+[.AF$4]*0)/[.AF$6];[.AF$8]);[.AF$5])" office:value-type="float" office:value="1" calcext:value-type="float">
            <text:p>1</text:p>
          </table:table-cell>
          <table:table-cell table:formula="of:=IF([.AG$5]=0;MAX(([.AG$3]*1+[.AG$4]*0)/[.AG$6];[.AG$8]);[.AG$5])" office:value-type="float" office:value="1" calcext:value-type="float">
            <text:p>1</text:p>
          </table:table-cell>
          <table:table-cell table:formula="of:=IF([.AH$5]=0;MAX(([.AH$3]*0+[.AH$4]*1)/[.AH$6];[.AH$8]);[.AH$5])" office:value-type="float" office:value="-0.5" calcext:value-type="float">
            <text:p>-0,5</text:p>
          </table:table-cell>
          <table:table-cell table:formula="of:=IF([.AI$5]=0;MAX(([.AI$3]*1+[.AI$4]*0)/[.AI$6];[.AI$8]);[.AI$5])" office:value-type="float" office:value="1" calcext:value-type="float">
            <text:p>1</text:p>
          </table:table-cell>
          <table:table-cell table:formula="of:=IF([.AJ$5]=0;MAX(([.AJ$3]*1+[.AJ$4]*0)/[.AJ$6];[.AJ$8]);[.AJ$5])" office:value-type="float" office:value="1" calcext:value-type="float">
            <text:p>1</text:p>
          </table:table-cell>
          <table:table-cell table:formula="of:=IF([.AK$5]=0;MAX(([.AK$3]*1+[.AK$4]*0)/[.AK$6];[.AK$8]);[.AK$5])" office:value-type="float" office:value="1" calcext:value-type="float">
            <text:p>1</text:p>
          </table:table-cell>
          <table:table-cell table:formula="of:=IF([.AL$5]=0;MAX(([.AL$3]*0+[.AL$4]*0)/[.AL$6];[.AL$8]);[.AL$5])" office:value-type="float" office:value="0" calcext:value-type="float">
            <text:p>0</text:p>
          </table:table-cell>
          <table:table-cell table:formula="of:=IF([.AM$5]=0;MAX(([.AM$3]*1+[.AM$4]*0)/[.AM$6];[.AM$8]);[.AM$5])" office:value-type="float" office:value="1" calcext:value-type="float">
            <text:p>1</text:p>
          </table:table-cell>
          <table:table-cell table:formula="of:=IF([.AN$5]=0;MAX(([.AN$3]*1+[.AN$4]*0)/[.AN$6];[.AN$8]);[.AN$5])" office:value-type="float" office:value="1" calcext:value-type="float">
            <text:p>1</text:p>
          </table:table-cell>
          <table:table-cell table:formula="of:=IF([.AO$5]=0;MAX(([.AO$3]*1+[.AO$4]*0)/[.AO$6];[.AO$8]);[.AO$5])" office:value-type="float" office:value="1" calcext:value-type="float">
            <text:p>1</text:p>
          </table:table-cell>
          <table:table-cell table:formula="of:=IF([.AP$5]=0;MAX(([.AP$3]*0+[.AP$4]*0)/[.AP$6];[.AP$8]);[.AP$5])" office:value-type="float" office:value="0" calcext:value-type="float">
            <text:p>0</text:p>
          </table:table-cell>
          <table:table-cell table:formula="of:=IF([.AQ$5]=0;MAX(([.AQ$3]*1+[.AQ$4]*0)/[.AQ$6];[.AQ$8]);[.AQ$5])" office:value-type="float" office:value="1" calcext:value-type="float">
            <text:p>1</text:p>
          </table:table-cell>
          <table:table-cell table:formula="of:=IF([.AR$5]=0;MAX(([.AR$3]*1+[.AR$4]*0)/[.AR$6];[.AR$8]);[.AR$5])" office:value-type="float" office:value="1" calcext:value-type="float">
            <text:p>1</text:p>
          </table:table-cell>
          <table:table-cell table:formula="of:=IF([.AS$5]=0;MAX(([.AS$3]*1+[.AS$4]*0)/[.AS$6];[.AS$8]);[.AS$5])" office:value-type="float" office:value="1" calcext:value-type="float">
            <text:p>1</text:p>
          </table:table-cell>
          <table:table-cell table:formula="of:=IF([.AT$5]=0;MAX(([.AT$3]*1+[.AT$4]*0)/[.AT$6];[.AT$8]);[.AT$5])" office:value-type="float" office:value="1" calcext:value-type="float">
            <text:p>1</text:p>
          </table:table-cell>
          <table:table-cell table:formula="of:=IF([.AU$5]=0;MAX(([.AU$3]*1+[.AU$4]*0)/[.AU$6];[.AU$8]);[.AU$5])" office:value-type="float" office:value="1" calcext:value-type="float">
            <text:p>1</text:p>
          </table:table-cell>
          <table:table-cell table:formula="of:=IF([.AV$5]=0;MAX(([.AV$3]*0+[.AV$4]*1)/[.AV$6];[.AV$8]);[.AV$5])" office:value-type="float" office:value="-0.5" calcext:value-type="float">
            <text:p>-0,5</text:p>
          </table:table-cell>
          <table:table-cell table:formula="of:=IF([.AW$5]=0;MAX(([.AW$3]*1+[.AW$4]*0)/[.AW$6];[.AW$8]);[.AW$5])" office:value-type="float" office:value="1" calcext:value-type="float">
            <text:p>1</text:p>
          </table:table-cell>
          <table:table-cell table:formula="of:=IF([.AX$5]=0;MAX(([.AX$3]*1+[.AX$4]*0)/[.AX$6];[.AX$8]);[.AX$5])" office:value-type="float" office:value="1" calcext:value-type="float">
            <text:p>1</text:p>
          </table:table-cell>
          <table:table-cell table:formula="of:=IF([.AY$5]=0;MAX(([.AY$3]*1+[.AY$4]*0)/[.AY$6];[.AY$8]);[.AY$5])" office:value-type="float" office:value="1" calcext:value-type="float">
            <text:p>1</text:p>
          </table:table-cell>
          <table:table-cell table:formula="of:=IF([.AZ$5]=0;MAX(([.AZ$3]*1+[.AZ$4]*0)/[.AZ$6];[.AZ$8]);[.AZ$5])" office:value-type="float" office:value="1" calcext:value-type="float">
            <text:p>1</text:p>
          </table:table-cell>
          <table:table-cell table:formula="of:=IF([.BA$5]=0;MAX(([.BA$3]*1+[.BA$4]*0)/[.BA$6];[.BA$8]);[.BA$5])" office:value-type="float" office:value="1" calcext:value-type="float">
            <text:p>1</text:p>
          </table:table-cell>
          <table:table-cell table:formula="of:=IF([.BB$5]=0;MAX(([.BB$3]*0+[.BB$4]*0)/[.BB$6];[.BB$8]);[.BB$5])" office:value-type="float" office:value="0" calcext:value-type="float">
            <text:p>0</text:p>
          </table:table-cell>
          <table:table-cell table:formula="of:=[.BC$62]*SUMPRODUCT([.$E$2:.$BB$2];[.$E95:.$BB95])/[.$BC$3]" office:value-type="float" office:value="12.2" calcext:value-type="float">
            <text:p>12,2</text:p>
          </table:table-cell>
          <table:table-cell table:formula="of:=MAX(0;ROUNDUP([.$BC95]/[.$BD$2])*[.$BD$2])" office:value-type="float" office:value="12.2" calcext:value-type="float">
            <text:p>12,2</text:p>
          </table:table-cell>
          <table:table-cell table:formula="of:=RANK([.BD95];[.BD$63:.BD$111])" office:value-type="float" office:value="21" calcext:value-type="float">
            <text:p>21</text:p>
          </table:table-cell>
          <table:table-cell table:number-columns-repeated="2"/>
          <table:table-cell table:number-columns-repeated="6" office:value-type="string" calcext:value-type="string">
            <text:p>R1</text:p>
          </table:table-cell>
          <table:table-cell table:number-columns-repeated="4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/>
          <table:table-cell table:number-columns-repeated="3" office:value-type="string" calcext:value-type="string">
            <text:p>R1</text:p>
          </table:table-cell>
          <table:table-cell/>
          <table:table-cell table:number-columns-repeated="4" office:value-type="string" calcext:value-type="string">
            <text:p>R2</text:p>
          </table:table-cell>
          <table:table-cell table:number-columns-repeated="4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/>
        </table:table-row>
        <table:table-row table:style-name="ro1">
          <table:table-cell office:value-type="string" calcext:value-type="string">
            <text:p>DELEHAYE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f10020</text:p>
          </table:table-cell>
          <table:table-cell table:formula="of:=[.$BC96]" office:value-type="float" office:value="12.2" calcext:value-type="float">
            <text:p>12,2</text:p>
          </table:table-cell>
          <table:table-cell table:formula="of:=IF([.E$5]=0;MAX(([.E$3]*1+[.E$4]*0)/[.E$6];[.E$8]);[.E$5])" office:value-type="float" office:value="1" calcext:value-type="float">
            <text:p>1</text:p>
          </table:table-cell>
          <table:table-cell table:formula="of:=IF([.F$5]=0;MAX(([.F$3]*0+[.F$4]*0)/[.F$6];[.F$8]);[.F$5])" office:value-type="float" office:value="0" calcext:value-type="float">
            <text:p>0</text:p>
          </table:table-cell>
          <table:table-cell table:formula="of:=IF([.G$5]=0;MAX(([.G$3]*1+[.G$4]*0)/[.G$6];[.G$8]);[.G$5])" office:value-type="float" office:value="1" calcext:value-type="float">
            <text:p>1</text:p>
          </table:table-cell>
          <table:table-cell table:formula="of:=IF([.H$5]=0;MAX(([.H$3]*1+[.H$4]*0)/[.H$6];[.H$8]);[.H$5])" office:value-type="float" office:value="1" calcext:value-type="float">
            <text:p>1</text:p>
          </table:table-cell>
          <table:table-cell table:formula="of:=IF([.I$5]=0;MAX(([.I$3]*1+[.I$4]*0)/[.I$6];[.I$8]);[.I$5])" office:value-type="float" office:value="1" calcext:value-type="float">
            <text:p>1</text:p>
          </table:table-cell>
          <table:table-cell table:formula="of:=IF([.J$5]=0;MAX(([.J$3]*0+[.J$4]*0)/[.J$6];[.J$8]);[.J$5])" office:value-type="float" office:value="0" calcext:value-type="float">
            <text:p>0</text:p>
          </table:table-cell>
          <table:table-cell table:formula="of:=IF([.K$5]=0;MAX(([.K$3]*0+[.K$4]*0)/[.K$6];[.K$8]);[.K$5])" office:value-type="float" office:value="0" calcext:value-type="float">
            <text:p>0</text:p>
          </table:table-cell>
          <table:table-cell table:formula="of:=IF([.L$5]=0;MAX(([.L$3]*1+[.L$4]*0)/[.L$6];[.L$8]);[.L$5])" office:value-type="float" office:value="1" calcext:value-type="float">
            <text:p>1</text:p>
          </table:table-cell>
          <table:table-cell table:formula="of:=IF([.M$5]=0;MAX(([.M$3]*1+[.M$4]*0)/[.M$6];[.M$8]);[.M$5])" office:value-type="float" office:value="1" calcext:value-type="float">
            <text:p>1</text:p>
          </table:table-cell>
          <table:table-cell table:formula="of:=IF([.N$5]=0;MAX(([.N$3]*0+[.N$4]*0)/[.N$6];[.N$8]);[.N$5])" office:value-type="float" office:value="0" calcext:value-type="float">
            <text:p>0</text:p>
          </table:table-cell>
          <table:table-cell table:formula="of:=IF([.O$5]=0;MAX(([.O$3]*1+[.O$4]*0)/[.O$6];[.O$8]);[.O$5])" office:value-type="float" office:value="1" calcext:value-type="float">
            <text:p>1</text:p>
          </table:table-cell>
          <table:table-cell table:formula="of:=IF([.P$5]=0;MAX(([.P$3]*1+[.P$4]*0)/[.P$6];[.P$8]);[.P$5])" office:value-type="float" office:value="1" calcext:value-type="float">
            <text:p>1</text:p>
          </table:table-cell>
          <table:table-cell table:formula="of:=IF([.Q$5]=0;MAX(([.Q$3]*1+[.Q$4]*0)/[.Q$6];[.Q$8]);[.Q$5])" office:value-type="float" office:value="1" calcext:value-type="float">
            <text:p>1</text:p>
          </table:table-cell>
          <table:table-cell table:formula="of:=IF([.R$5]=0;MAX(([.R$3]*0+[.R$4]*1)/[.R$6];[.R$8]);[.R$5])" office:value-type="float" office:value="-0.5" calcext:value-type="float">
            <text:p>-0,5</text:p>
          </table:table-cell>
          <table:table-cell table:formula="of:=IF([.S$5]=0;MAX(([.S$3]*0+[.S$4]*1)/[.S$6];[.S$8]);[.S$5])" office:value-type="float" office:value="-0.5" calcext:value-type="float">
            <text:p>-0,5</text:p>
          </table:table-cell>
          <table:table-cell table:formula="of:=IF([.T$5]=0;MAX(([.T$3]*1+[.T$4]*0)/[.T$6];[.T$8]);[.T$5])" office:value-type="float" office:value="1" calcext:value-type="float">
            <text:p>1</text:p>
          </table:table-cell>
          <table:table-cell table:formula="of:=IF([.U$5]=0;MAX(([.U$3]*1+[.U$4]*0)/[.U$6];[.U$8]);[.U$5])" office:value-type="float" office:value="1" calcext:value-type="float">
            <text:p>1</text:p>
          </table:table-cell>
          <table:table-cell table:formula="of:=IF([.V$5]=0;MAX(([.V$3]*1+[.V$4]*0)/[.V$6];[.V$8]);[.V$5])" office:value-type="float" office:value="1" calcext:value-type="float">
            <text:p>1</text:p>
          </table:table-cell>
          <table:table-cell table:formula="of:=IF([.W$5]=0;MAX(([.W$3]*1+[.W$4]*0)/[.W$6];[.W$8]);[.W$5])" office:value-type="float" office:value="1" calcext:value-type="float">
            <text:p>1</text:p>
          </table:table-cell>
          <table:table-cell table:formula="of:=IF([.X$5]=0;MAX(([.X$3]*1+[.X$4]*0)/[.X$6];[.X$8]);[.X$5])" office:value-type="float" office:value="1" calcext:value-type="float">
            <text:p>1</text:p>
          </table:table-cell>
          <table:table-cell table:formula="of:=IF([.Y$5]=0;MAX(([.Y$3]*1+[.Y$4]*0)/[.Y$6];[.Y$8]);[.Y$5])" office:value-type="float" office:value="1" calcext:value-type="float">
            <text:p>1</text:p>
          </table:table-cell>
          <table:table-cell table:formula="of:=IF([.Z$5]=0;MAX(([.Z$3]*0+[.Z$4]*1)/[.Z$6];[.Z$8]);[.Z$5])" office:value-type="float" office:value="-0.5" calcext:value-type="float">
            <text:p>-0,5</text:p>
          </table:table-cell>
          <table:table-cell table:formula="of:=IF([.AA$5]=0;MAX(([.AA$3]*0+[.AA$4]*0)/[.AA$6];[.AA$8]);[.AA$5])" office:value-type="float" office:value="0" calcext:value-type="float">
            <text:p>0</text:p>
          </table:table-cell>
          <table:table-cell table:formula="of:=IF([.AB$5]=0;MAX(([.AB$3]*1+[.AB$4]*0)/[.AB$6];[.AB$8]);[.AB$5])" office:value-type="float" office:value="1" calcext:value-type="float">
            <text:p>1</text:p>
          </table:table-cell>
          <table:table-cell table:formula="of:=IF([.AC$5]=0;MAX(([.AC$3]*0+[.AC$4]*0)/[.AC$6];[.AC$8]);[.AC$5])" office:value-type="float" office:value="0" calcext:value-type="float">
            <text:p>0</text:p>
          </table:table-cell>
          <table:table-cell table:formula="of:=IF([.AD$5]=0;MAX(([.AD$3]*1+[.AD$4]*0)/[.AD$6];[.AD$8]);[.AD$5])" office:value-type="float" office:value="1" calcext:value-type="float">
            <text:p>1</text:p>
          </table:table-cell>
          <table:table-cell table:formula="of:=IF([.AE$5]=0;MAX(([.AE$3]*0+[.AE$4]*1)/[.AE$6];[.AE$8]);[.AE$5])" office:value-type="float" office:value="-0.5" calcext:value-type="float">
            <text:p>-0,5</text:p>
          </table:table-cell>
          <table:table-cell table:formula="of:=IF([.AF$5]=0;MAX(([.AF$3]*1+[.AF$4]*0)/[.AF$6];[.AF$8]);[.AF$5])" office:value-type="float" office:value="1" calcext:value-type="float">
            <text:p>1</text:p>
          </table:table-cell>
          <table:table-cell table:formula="of:=IF([.AG$5]=0;MAX(([.AG$3]*1+[.AG$4]*0)/[.AG$6];[.AG$8]);[.AG$5])" office:value-type="float" office:value="1" calcext:value-type="float">
            <text:p>1</text:p>
          </table:table-cell>
          <table:table-cell table:formula="of:=IF([.AH$5]=0;MAX(([.AH$3]*1+[.AH$4]*0)/[.AH$6];[.AH$8]);[.AH$5])" office:value-type="float" office:value="1" calcext:value-type="float">
            <text:p>1</text:p>
          </table:table-cell>
          <table:table-cell table:formula="of:=IF([.AI$5]=0;MAX(([.AI$3]*1+[.AI$4]*0)/[.AI$6];[.AI$8]);[.AI$5])" office:value-type="float" office:value="1" calcext:value-type="float">
            <text:p>1</text:p>
          </table:table-cell>
          <table:table-cell table:formula="of:=IF([.AJ$5]=0;MAX(([.AJ$3]*1+[.AJ$4]*0)/[.AJ$6];[.AJ$8]);[.AJ$5])" office:value-type="float" office:value="1" calcext:value-type="float">
            <text:p>1</text:p>
          </table:table-cell>
          <table:table-cell table:formula="of:=IF([.AK$5]=0;MAX(([.AK$3]*1+[.AK$4]*0)/[.AK$6];[.AK$8]);[.AK$5])" office:value-type="float" office:value="1" calcext:value-type="float">
            <text:p>1</text:p>
          </table:table-cell>
          <table:table-cell table:formula="of:=IF([.AL$5]=0;MAX(([.AL$3]*0+[.AL$4]*0)/[.AL$6];[.AL$8]);[.AL$5])" office:value-type="float" office:value="0" calcext:value-type="float">
            <text:p>0</text:p>
          </table:table-cell>
          <table:table-cell table:formula="of:=IF([.AM$5]=0;MAX(([.AM$3]*1+[.AM$4]*0)/[.AM$6];[.AM$8]);[.AM$5])" office:value-type="float" office:value="1" calcext:value-type="float">
            <text:p>1</text:p>
          </table:table-cell>
          <table:table-cell table:formula="of:=IF([.AN$5]=0;MAX(([.AN$3]*1+[.AN$4]*0)/[.AN$6];[.AN$8]);[.AN$5])" office:value-type="float" office:value="1" calcext:value-type="float">
            <text:p>1</text:p>
          </table:table-cell>
          <table:table-cell table:formula="of:=IF([.AO$5]=0;MAX(([.AO$3]*1+[.AO$4]*0)/[.AO$6];[.AO$8]);[.AO$5])" office:value-type="float" office:value="1" calcext:value-type="float">
            <text:p>1</text:p>
          </table:table-cell>
          <table:table-cell table:formula="of:=IF([.AP$5]=0;MAX(([.AP$3]*0+[.AP$4]*0)/[.AP$6];[.AP$8]);[.AP$5])" office:value-type="float" office:value="0" calcext:value-type="float">
            <text:p>0</text:p>
          </table:table-cell>
          <table:table-cell table:formula="of:=IF([.AQ$5]=0;MAX(([.AQ$3]*1+[.AQ$4]*0)/[.AQ$6];[.AQ$8]);[.AQ$5])" office:value-type="float" office:value="1" calcext:value-type="float">
            <text:p>1</text:p>
          </table:table-cell>
          <table:table-cell table:formula="of:=IF([.AR$5]=0;MAX(([.AR$3]*1+[.AR$4]*0)/[.AR$6];[.AR$8]);[.AR$5])" office:value-type="float" office:value="1" calcext:value-type="float">
            <text:p>1</text:p>
          </table:table-cell>
          <table:table-cell table:formula="of:=IF([.AS$5]=0;MAX(([.AS$3]*1+[.AS$4]*0)/[.AS$6];[.AS$8]);[.AS$5])" office:value-type="float" office:value="1" calcext:value-type="float">
            <text:p>1</text:p>
          </table:table-cell>
          <table:table-cell table:formula="of:=IF([.AT$5]=0;MAX(([.AT$3]*0+[.AT$4]*0)/[.AT$6];[.AT$8]);[.AT$5])" office:value-type="float" office:value="0" calcext:value-type="float">
            <text:p>0</text:p>
          </table:table-cell>
          <table:table-cell table:formula="of:=IF([.AU$5]=0;MAX(([.AU$3]*1+[.AU$4]*0)/[.AU$6];[.AU$8]);[.AU$5])" office:value-type="float" office:value="1" calcext:value-type="float">
            <text:p>1</text:p>
          </table:table-cell>
          <table:table-cell table:formula="of:=IF([.AV$5]=0;MAX(([.AV$3]*0+[.AV$4]*0)/[.AV$6];[.AV$8]);[.AV$5])" office:value-type="float" office:value="0" calcext:value-type="float">
            <text:p>0</text:p>
          </table:table-cell>
          <table:table-cell table:formula="of:=IF([.AW$5]=0;MAX(([.AW$3]*0+[.AW$4]*1)/[.AW$6];[.AW$8]);[.AW$5])" office:value-type="float" office:value="-0.5" calcext:value-type="float">
            <text:p>-0,5</text:p>
          </table:table-cell>
          <table:table-cell table:formula="of:=IF([.AX$5]=0;MAX(([.AX$3]*0+[.AX$4]*0)/[.AX$6];[.AX$8]);[.AX$5])" office:value-type="float" office:value="0" calcext:value-type="float">
            <text:p>0</text:p>
          </table:table-cell>
          <table:table-cell table:formula="of:=IF([.AY$5]=0;MAX(([.AY$3]*1+[.AY$4]*0)/[.AY$6];[.AY$8]);[.AY$5])" office:value-type="float" office:value="1" calcext:value-type="float">
            <text:p>1</text:p>
          </table:table-cell>
          <table:table-cell table:formula="of:=IF([.AZ$5]=0;MAX(([.AZ$3]*1+[.AZ$4]*0)/[.AZ$6];[.AZ$8]);[.AZ$5])" office:value-type="float" office:value="1" calcext:value-type="float">
            <text:p>1</text:p>
          </table:table-cell>
          <table:table-cell table:formula="of:=IF([.BA$5]=0;MAX(([.BA$3]*0+[.BA$4]*0)/[.BA$6];[.BA$8]);[.BA$5])" office:value-type="float" office:value="0" calcext:value-type="float">
            <text:p>0</text:p>
          </table:table-cell>
          <table:table-cell table:formula="of:=IF([.BB$5]=0;MAX(([.BB$3]*1+[.BB$4]*0)/[.BB$6];[.BB$8]);[.BB$5])" office:value-type="float" office:value="1" calcext:value-type="float">
            <text:p>1</text:p>
          </table:table-cell>
          <table:table-cell table:formula="of:=[.BC$62]*SUMPRODUCT([.$E$2:.$BB$2];[.$E96:.$BB96])/[.$BC$3]" office:value-type="float" office:value="12.2" calcext:value-type="float">
            <text:p>12,2</text:p>
          </table:table-cell>
          <table:table-cell table:formula="of:=MAX(0;ROUNDUP([.$BC96]/[.$BD$2])*[.$BD$2])" office:value-type="float" office:value="12.2" calcext:value-type="float">
            <text:p>12,2</text:p>
          </table:table-cell>
          <table:table-cell table:formula="of:=RANK([.BD96];[.BD$63:.BD$111])"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R1</text:p>
          </table:table-cell>
          <table:table-cell/>
          <table:table-cell table:number-columns-repeated="3" office:value-type="string" calcext:value-type="string">
            <text:p>R1</text:p>
          </table:table-cell>
          <table:table-cell table:number-columns-repeated="2"/>
          <table:table-cell table:number-columns-repeated="2" office:value-type="string" calcext:value-type="string">
            <text:p>R1</text:p>
          </table:table-cell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/>
          <table:table-cell table:number-columns-repeated="3" office:value-type="string" calcext:value-type="string">
            <text:p>R1</text:p>
          </table:table-cell>
          <table:table-cell/>
          <table:table-cell table:number-columns-repeated="3" office:value-type="string" calcext:value-type="string">
            <text:p>R2</text:p>
          </table:table-cell>
          <table:table-cell/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SELOSSE</text:p>
          </table:table-cell>
          <table:table-cell office:value-type="string" calcext:value-type="string">
            <text:p>Fantine</text:p>
          </table:table-cell>
          <table:table-cell office:value-type="string" calcext:value-type="string">
            <text:p>f10041</text:p>
          </table:table-cell>
          <table:table-cell table:formula="of:=[.$BC97]" office:value-type="float" office:value="15.2" calcext:value-type="float">
            <text:p>15,2</text:p>
          </table:table-cell>
          <table:table-cell table:formula="of:=IF([.E$5]=0;MAX(([.E$3]*1+[.E$4]*0)/[.E$6];[.E$8]);[.E$5])" office:value-type="float" office:value="1" calcext:value-type="float">
            <text:p>1</text:p>
          </table:table-cell>
          <table:table-cell table:formula="of:=IF([.F$5]=0;MAX(([.F$3]*1+[.F$4]*0)/[.F$6];[.F$8]);[.F$5])" office:value-type="float" office:value="1" calcext:value-type="float">
            <text:p>1</text:p>
          </table:table-cell>
          <table:table-cell table:formula="of:=IF([.G$5]=0;MAX(([.G$3]*1+[.G$4]*0)/[.G$6];[.G$8]);[.G$5])" office:value-type="float" office:value="1" calcext:value-type="float">
            <text:p>1</text:p>
          </table:table-cell>
          <table:table-cell table:formula="of:=IF([.H$5]=0;MAX(([.H$3]*1+[.H$4]*0)/[.H$6];[.H$8]);[.H$5])" office:value-type="float" office:value="1" calcext:value-type="float">
            <text:p>1</text:p>
          </table:table-cell>
          <table:table-cell table:formula="of:=IF([.I$5]=0;MAX(([.I$3]*1+[.I$4]*0)/[.I$6];[.I$8]);[.I$5])" office:value-type="float" office:value="1" calcext:value-type="float">
            <text:p>1</text:p>
          </table:table-cell>
          <table:table-cell table:formula="of:=IF([.J$5]=0;MAX(([.J$3]*1+[.J$4]*0)/[.J$6];[.J$8]);[.J$5])" office:value-type="float" office:value="1" calcext:value-type="float">
            <text:p>1</text:p>
          </table:table-cell>
          <table:table-cell table:formula="of:=IF([.K$5]=0;MAX(([.K$3]*1+[.K$4]*0)/[.K$6];[.K$8]);[.K$5])" office:value-type="float" office:value="1" calcext:value-type="float">
            <text:p>1</text:p>
          </table:table-cell>
          <table:table-cell table:formula="of:=IF([.L$5]=0;MAX(([.L$3]*1+[.L$4]*0)/[.L$6];[.L$8]);[.L$5])" office:value-type="float" office:value="1" calcext:value-type="float">
            <text:p>1</text:p>
          </table:table-cell>
          <table:table-cell table:formula="of:=IF([.M$5]=0;MAX(([.M$3]*1+[.M$4]*0)/[.M$6];[.M$8]);[.M$5])" office:value-type="float" office:value="1" calcext:value-type="float">
            <text:p>1</text:p>
          </table:table-cell>
          <table:table-cell table:formula="of:=IF([.N$5]=0;MAX(([.N$3]*1+[.N$4]*0)/[.N$6];[.N$8]);[.N$5])" office:value-type="float" office:value="1" calcext:value-type="float">
            <text:p>1</text:p>
          </table:table-cell>
          <table:table-cell table:formula="of:=IF([.O$5]=0;MAX(([.O$3]*0+[.O$4]*0)/[.O$6];[.O$8]);[.O$5])" office:value-type="float" office:value="0" calcext:value-type="float">
            <text:p>0</text:p>
          </table:table-cell>
          <table:table-cell table:formula="of:=IF([.P$5]=0;MAX(([.P$3]*1+[.P$4]*0)/[.P$6];[.P$8]);[.P$5])" office:value-type="float" office:value="1" calcext:value-type="float">
            <text:p>1</text:p>
          </table:table-cell>
          <table:table-cell table:formula="of:=IF([.Q$5]=0;MAX(([.Q$3]*1+[.Q$4]*0)/[.Q$6];[.Q$8]);[.Q$5])" office:value-type="float" office:value="1" calcext:value-type="float">
            <text:p>1</text:p>
          </table:table-cell>
          <table:table-cell table:formula="of:=IF([.R$5]=0;MAX(([.R$3]*0+[.R$4]*0)/[.R$6];[.R$8]);[.R$5])" office:value-type="float" office:value="0" calcext:value-type="float">
            <text:p>0</text:p>
          </table:table-cell>
          <table:table-cell table:formula="of:=IF([.S$5]=0;MAX(([.S$3]*0+[.S$4]*1)/[.S$6];[.S$8]);[.S$5])" office:value-type="float" office:value="-0.5" calcext:value-type="float">
            <text:p>-0,5</text:p>
          </table:table-cell>
          <table:table-cell table:formula="of:=IF([.T$5]=0;MAX(([.T$3]*0+[.T$4]*1)/[.T$6];[.T$8]);[.T$5])" office:value-type="float" office:value="-0.5" calcext:value-type="float">
            <text:p>-0,5</text:p>
          </table:table-cell>
          <table:table-cell table:formula="of:=IF([.U$5]=0;MAX(([.U$3]*1+[.U$4]*0)/[.U$6];[.U$8]);[.U$5])" office:value-type="float" office:value="1" calcext:value-type="float">
            <text:p>1</text:p>
          </table:table-cell>
          <table:table-cell table:formula="of:=IF([.V$5]=0;MAX(([.V$3]*1+[.V$4]*0)/[.V$6];[.V$8]);[.V$5])" office:value-type="float" office:value="1" calcext:value-type="float">
            <text:p>1</text:p>
          </table:table-cell>
          <table:table-cell table:formula="of:=IF([.W$5]=0;MAX(([.W$3]*0+[.W$4]*1)/[.W$6];[.W$8]);[.W$5])" office:value-type="float" office:value="-0.5" calcext:value-type="float">
            <text:p>-0,5</text:p>
          </table:table-cell>
          <table:table-cell table:formula="of:=IF([.X$5]=0;MAX(([.X$3]*0+[.X$4]*0)/[.X$6];[.X$8]);[.X$5])" office:value-type="float" office:value="0" calcext:value-type="float">
            <text:p>0</text:p>
          </table:table-cell>
          <table:table-cell table:formula="of:=IF([.Y$5]=0;MAX(([.Y$3]*1+[.Y$4]*0)/[.Y$6];[.Y$8]);[.Y$5])" office:value-type="float" office:value="1" calcext:value-type="float">
            <text:p>1</text:p>
          </table:table-cell>
          <table:table-cell table:formula="of:=IF([.Z$5]=0;MAX(([.Z$3]*1+[.Z$4]*0)/[.Z$6];[.Z$8]);[.Z$5])" office:value-type="float" office:value="1" calcext:value-type="float">
            <text:p>1</text:p>
          </table:table-cell>
          <table:table-cell table:formula="of:=IF([.AA$5]=0;MAX(([.AA$3]*1+[.AA$4]*0)/[.AA$6];[.AA$8]);[.AA$5])" office:value-type="float" office:value="1" calcext:value-type="float">
            <text:p>1</text:p>
          </table:table-cell>
          <table:table-cell table:formula="of:=IF([.AB$5]=0;MAX(([.AB$3]*1+[.AB$4]*0)/[.AB$6];[.AB$8]);[.AB$5])" office:value-type="float" office:value="1" calcext:value-type="float">
            <text:p>1</text:p>
          </table:table-cell>
          <table:table-cell table:formula="of:=IF([.AC$5]=0;MAX(([.AC$3]*1+[.AC$4]*0)/[.AC$6];[.AC$8]);[.AC$5])" office:value-type="float" office:value="1" calcext:value-type="float">
            <text:p>1</text:p>
          </table:table-cell>
          <table:table-cell table:formula="of:=IF([.AD$5]=0;MAX(([.AD$3]*1+[.AD$4]*0)/[.AD$6];[.AD$8]);[.AD$5])" office:value-type="float" office:value="1" calcext:value-type="float">
            <text:p>1</text:p>
          </table:table-cell>
          <table:table-cell table:formula="of:=IF([.AE$5]=0;MAX(([.AE$3]*0+[.AE$4]*1)/[.AE$6];[.AE$8]);[.AE$5])" office:value-type="float" office:value="-0.5" calcext:value-type="float">
            <text:p>-0,5</text:p>
          </table:table-cell>
          <table:table-cell table:formula="of:=IF([.AF$5]=0;MAX(([.AF$3]*1+[.AF$4]*0)/[.AF$6];[.AF$8]);[.AF$5])" office:value-type="float" office:value="1" calcext:value-type="float">
            <text:p>1</text:p>
          </table:table-cell>
          <table:table-cell table:formula="of:=IF([.AG$5]=0;MAX(([.AG$3]*1+[.AG$4]*0)/[.AG$6];[.AG$8]);[.AG$5])" office:value-type="float" office:value="1" calcext:value-type="float">
            <text:p>1</text:p>
          </table:table-cell>
          <table:table-cell table:formula="of:=IF([.AH$5]=0;MAX(([.AH$3]*1+[.AH$4]*0)/[.AH$6];[.AH$8]);[.AH$5])" office:value-type="float" office:value="1" calcext:value-type="float">
            <text:p>1</text:p>
          </table:table-cell>
          <table:table-cell table:formula="of:=IF([.AI$5]=0;MAX(([.AI$3]*1+[.AI$4]*0)/[.AI$6];[.AI$8]);[.AI$5])" office:value-type="float" office:value="1" calcext:value-type="float">
            <text:p>1</text:p>
          </table:table-cell>
          <table:table-cell table:formula="of:=IF([.AJ$5]=0;MAX(([.AJ$3]*1+[.AJ$4]*0)/[.AJ$6];[.AJ$8]);[.AJ$5])" office:value-type="float" office:value="1" calcext:value-type="float">
            <text:p>1</text:p>
          </table:table-cell>
          <table:table-cell table:formula="of:=IF([.AK$5]=0;MAX(([.AK$3]*1+[.AK$4]*0)/[.AK$6];[.AK$8]);[.AK$5])" office:value-type="float" office:value="1" calcext:value-type="float">
            <text:p>1</text:p>
          </table:table-cell>
          <table:table-cell table:formula="of:=IF([.AL$5]=0;MAX(([.AL$3]*1+[.AL$4]*0)/[.AL$6];[.AL$8]);[.AL$5])" office:value-type="float" office:value="1" calcext:value-type="float">
            <text:p>1</text:p>
          </table:table-cell>
          <table:table-cell table:formula="of:=IF([.AM$5]=0;MAX(([.AM$3]*1+[.AM$4]*0)/[.AM$6];[.AM$8]);[.AM$5])" office:value-type="float" office:value="1" calcext:value-type="float">
            <text:p>1</text:p>
          </table:table-cell>
          <table:table-cell table:formula="of:=IF([.AN$5]=0;MAX(([.AN$3]*1+[.AN$4]*0)/[.AN$6];[.AN$8]);[.AN$5])" office:value-type="float" office:value="1" calcext:value-type="float">
            <text:p>1</text:p>
          </table:table-cell>
          <table:table-cell table:formula="of:=IF([.AO$5]=0;MAX(([.AO$3]*1+[.AO$4]*0)/[.AO$6];[.AO$8]);[.AO$5])" office:value-type="float" office:value="1" calcext:value-type="float">
            <text:p>1</text:p>
          </table:table-cell>
          <table:table-cell table:formula="of:=IF([.AP$5]=0;MAX(([.AP$3]*0+[.AP$4]*0)/[.AP$6];[.AP$8]);[.AP$5])" office:value-type="float" office:value="0" calcext:value-type="float">
            <text:p>0</text:p>
          </table:table-cell>
          <table:table-cell table:formula="of:=IF([.AQ$5]=0;MAX(([.AQ$3]*1+[.AQ$4]*0)/[.AQ$6];[.AQ$8]);[.AQ$5])" office:value-type="float" office:value="1" calcext:value-type="float">
            <text:p>1</text:p>
          </table:table-cell>
          <table:table-cell table:formula="of:=IF([.AR$5]=0;MAX(([.AR$3]*1+[.AR$4]*0)/[.AR$6];[.AR$8]);[.AR$5])" office:value-type="float" office:value="1" calcext:value-type="float">
            <text:p>1</text:p>
          </table:table-cell>
          <table:table-cell table:formula="of:=IF([.AS$5]=0;MAX(([.AS$3]*1+[.AS$4]*0)/[.AS$6];[.AS$8]);[.AS$5])" office:value-type="float" office:value="1" calcext:value-type="float">
            <text:p>1</text:p>
          </table:table-cell>
          <table:table-cell table:formula="of:=IF([.AT$5]=0;MAX(([.AT$3]*1+[.AT$4]*1)/[.AT$6];[.AT$8]);[.AT$5])" office:value-type="float" office:value="0" calcext:value-type="float">
            <text:p>0</text:p>
          </table:table-cell>
          <table:table-cell table:formula="of:=IF([.AU$5]=0;MAX(([.AU$3]*1+[.AU$4]*0)/[.AU$6];[.AU$8]);[.AU$5])" office:value-type="float" office:value="1" calcext:value-type="float">
            <text:p>1</text:p>
          </table:table-cell>
          <table:table-cell table:formula="of:=IF([.AV$5]=0;MAX(([.AV$3]*0+[.AV$4]*0)/[.AV$6];[.AV$8]);[.AV$5])" office:value-type="float" office:value="0" calcext:value-type="float">
            <text:p>0</text:p>
          </table:table-cell>
          <table:table-cell table:formula="of:=IF([.AW$5]=0;MAX(([.AW$3]*1+[.AW$4]*0)/[.AW$6];[.AW$8]);[.AW$5])" office:value-type="float" office:value="1" calcext:value-type="float">
            <text:p>1</text:p>
          </table:table-cell>
          <table:table-cell table:formula="of:=IF([.AX$5]=0;MAX(([.AX$3]*1+[.AX$4]*0)/[.AX$6];[.AX$8]);[.AX$5])" office:value-type="float" office:value="1" calcext:value-type="float">
            <text:p>1</text:p>
          </table:table-cell>
          <table:table-cell table:formula="of:=IF([.AY$5]=0;MAX(([.AY$3]*1+[.AY$4]*0)/[.AY$6];[.AY$8]);[.AY$5])" office:value-type="float" office:value="1" calcext:value-type="float">
            <text:p>1</text:p>
          </table:table-cell>
          <table:table-cell table:formula="of:=IF([.AZ$5]=0;MAX(([.AZ$3]*1+[.AZ$4]*0)/[.AZ$6];[.AZ$8]);[.AZ$5])" office:value-type="float" office:value="1" calcext:value-type="float">
            <text:p>1</text:p>
          </table:table-cell>
          <table:table-cell table:formula="of:=IF([.BA$5]=0;MAX(([.BA$3]*1+[.BA$4]*0)/[.BA$6];[.BA$8]);[.BA$5])" office:value-type="float" office:value="1" calcext:value-type="float">
            <text:p>1</text:p>
          </table:table-cell>
          <table:table-cell table:formula="of:=IF([.BB$5]=0;MAX(([.BB$3]*1+[.BB$4]*0)/[.BB$6];[.BB$8]);[.BB$5])" office:value-type="float" office:value="1" calcext:value-type="float">
            <text:p>1</text:p>
          </table:table-cell>
          <table:table-cell table:formula="of:=[.BC$62]*SUMPRODUCT([.$E$2:.$BB$2];[.$E97:.$BB97])/[.$BC$3]" office:value-type="float" office:value="15.2" calcext:value-type="float">
            <text:p>15,2</text:p>
          </table:table-cell>
          <table:table-cell table:formula="of:=MAX(0;ROUNDUP([.$BC97]/[.$BD$2])*[.$BD$2])" office:value-type="float" office:value="15.2" calcext:value-type="float">
            <text:p>15,2</text:p>
          </table:table-cell>
          <table:table-cell table:formula="of:=RANK([.BD97];[.BD$63:.BD$111])" office:value-type="float" office:value="7" calcext:value-type="float">
            <text:p>7</text:p>
          </table:table-cell>
          <table:table-cell table:number-columns-repeated="2"/>
          <table:table-cell table:number-columns-repeated="10" office:value-type="string" calcext:value-type="string">
            <text:p>R1</text:p>
          </table:table-cell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/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/>
          <table:table-cell table:number-columns-repeated="6"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4" office:value-type="string" calcext:value-type="string">
            <text:p>R1</text:p>
          </table:table-cell>
          <table:table-cell/>
          <table:table-cell table:number-columns-repeated="3" office:value-type="string" calcext:value-type="string">
            <text:p>R2</text:p>
          </table:table-cell>
          <table:table-cell office:value-type="string" calcext:value-type="string">
            <text:p>R1\R2</text:p>
          </table:table-cell>
          <table:table-cell office:value-type="string" calcext:value-type="string">
            <text:p>R1</text:p>
          </table:table-cell>
          <table:table-cell/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3"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CARPIN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f10010</text:p>
          </table:table-cell>
          <table:table-cell table:formula="of:=[.$BC98]" office:value-type="float" office:value="9" calcext:value-type="float">
            <text:p>9</text:p>
          </table:table-cell>
          <table:table-cell table:formula="of:=IF([.E$5]=0;MAX(([.E$3]*1+[.E$4]*0)/[.E$6];[.E$8]);[.E$5])" office:value-type="float" office:value="1" calcext:value-type="float">
            <text:p>1</text:p>
          </table:table-cell>
          <table:table-cell table:formula="of:=IF([.F$5]=0;MAX(([.F$3]*0+[.F$4]*1)/[.F$6];[.F$8]);[.F$5])" office:value-type="float" office:value="-0.5" calcext:value-type="float">
            <text:p>-0,5</text:p>
          </table:table-cell>
          <table:table-cell table:formula="of:=IF([.G$5]=0;MAX(([.G$3]*1+[.G$4]*0)/[.G$6];[.G$8]);[.G$5])" office:value-type="float" office:value="1" calcext:value-type="float">
            <text:p>1</text:p>
          </table:table-cell>
          <table:table-cell table:formula="of:=IF([.H$5]=0;MAX(([.H$3]*1+[.H$4]*0)/[.H$6];[.H$8]);[.H$5])" office:value-type="float" office:value="1" calcext:value-type="float">
            <text:p>1</text:p>
          </table:table-cell>
          <table:table-cell table:formula="of:=IF([.I$5]=0;MAX(([.I$3]*1+[.I$4]*0)/[.I$6];[.I$8]);[.I$5])" office:value-type="float" office:value="1" calcext:value-type="float">
            <text:p>1</text:p>
          </table:table-cell>
          <table:table-cell table:formula="of:=IF([.J$5]=0;MAX(([.J$3]*0+[.J$4]*0)/[.J$6];[.J$8]);[.J$5])" office:value-type="float" office:value="0" calcext:value-type="float">
            <text:p>0</text:p>
          </table:table-cell>
          <table:table-cell table:formula="of:=IF([.K$5]=0;MAX(([.K$3]*0+[.K$4]*0)/[.K$6];[.K$8]);[.K$5])" office:value-type="float" office:value="0" calcext:value-type="float">
            <text:p>0</text:p>
          </table:table-cell>
          <table:table-cell table:formula="of:=IF([.L$5]=0;MAX(([.L$3]*0+[.L$4]*0)/[.L$6];[.L$8]);[.L$5])" office:value-type="float" office:value="0" calcext:value-type="float">
            <text:p>0</text:p>
          </table:table-cell>
          <table:table-cell table:formula="of:=IF([.M$5]=0;MAX(([.M$3]*0+[.M$4]*0)/[.M$6];[.M$8]);[.M$5])" office:value-type="float" office:value="0" calcext:value-type="float">
            <text:p>0</text:p>
          </table:table-cell>
          <table:table-cell table:formula="of:=IF([.N$5]=0;MAX(([.N$3]*0+[.N$4]*1)/[.N$6];[.N$8]);[.N$5])" office:value-type="float" office:value="-0.5" calcext:value-type="float">
            <text:p>-0,5</text:p>
          </table:table-cell>
          <table:table-cell table:formula="of:=IF([.O$5]=0;MAX(([.O$3]*1+[.O$4]*0)/[.O$6];[.O$8]);[.O$5])" office:value-type="float" office:value="1" calcext:value-type="float">
            <text:p>1</text:p>
          </table:table-cell>
          <table:table-cell table:formula="of:=IF([.P$5]=0;MAX(([.P$3]*0+[.P$4]*1)/[.P$6];[.P$8]);[.P$5])" office:value-type="float" office:value="-0.5" calcext:value-type="float">
            <text:p>-0,5</text:p>
          </table:table-cell>
          <table:table-cell table:formula="of:=IF([.Q$5]=0;MAX(([.Q$3]*1+[.Q$4]*0)/[.Q$6];[.Q$8]);[.Q$5])" office:value-type="float" office:value="1" calcext:value-type="float">
            <text:p>1</text:p>
          </table:table-cell>
          <table:table-cell table:formula="of:=IF([.R$5]=0;MAX(([.R$3]*0+[.R$4]*1)/[.R$6];[.R$8]);[.R$5])" office:value-type="float" office:value="-0.5" calcext:value-type="float">
            <text:p>-0,5</text:p>
          </table:table-cell>
          <table:table-cell table:formula="of:=IF([.S$5]=0;MAX(([.S$3]*0+[.S$4]*1)/[.S$6];[.S$8]);[.S$5])" office:value-type="float" office:value="-0.5" calcext:value-type="float">
            <text:p>-0,5</text:p>
          </table:table-cell>
          <table:table-cell table:formula="of:=IF([.T$5]=0;MAX(([.T$3]*1+[.T$4]*0)/[.T$6];[.T$8]);[.T$5])" office:value-type="float" office:value="1" calcext:value-type="float">
            <text:p>1</text:p>
          </table:table-cell>
          <table:table-cell table:formula="of:=IF([.U$5]=0;MAX(([.U$3]*1+[.U$4]*0)/[.U$6];[.U$8]);[.U$5])" office:value-type="float" office:value="1" calcext:value-type="float">
            <text:p>1</text:p>
          </table:table-cell>
          <table:table-cell table:formula="of:=IF([.V$5]=0;MAX(([.V$3]*1+[.V$4]*0)/[.V$6];[.V$8]);[.V$5])" office:value-type="float" office:value="1" calcext:value-type="float">
            <text:p>1</text:p>
          </table:table-cell>
          <table:table-cell table:formula="of:=IF([.W$5]=0;MAX(([.W$3]*1+[.W$4]*0)/[.W$6];[.W$8]);[.W$5])" office:value-type="float" office:value="1" calcext:value-type="float">
            <text:p>1</text:p>
          </table:table-cell>
          <table:table-cell table:formula="of:=IF([.X$5]=0;MAX(([.X$3]*0+[.X$4]*0)/[.X$6];[.X$8]);[.X$5])" office:value-type="float" office:value="0" calcext:value-type="float">
            <text:p>0</text:p>
          </table:table-cell>
          <table:table-cell table:formula="of:=IF([.Y$5]=0;MAX(([.Y$3]*0+[.Y$4]*1)/[.Y$6];[.Y$8]);[.Y$5])" office:value-type="float" office:value="-0.5" calcext:value-type="float">
            <text:p>-0,5</text:p>
          </table:table-cell>
          <table:table-cell table:formula="of:=IF([.Z$5]=0;MAX(([.Z$3]*0+[.Z$4]*1)/[.Z$6];[.Z$8]);[.Z$5])" office:value-type="float" office:value="-0.5" calcext:value-type="float">
            <text:p>-0,5</text:p>
          </table:table-cell>
          <table:table-cell table:formula="of:=IF([.AA$5]=0;MAX(([.AA$3]*1+[.AA$4]*0)/[.AA$6];[.AA$8]);[.AA$5])" office:value-type="float" office:value="1" calcext:value-type="float">
            <text:p>1</text:p>
          </table:table-cell>
          <table:table-cell table:formula="of:=IF([.AB$5]=0;MAX(([.AB$3]*0+[.AB$4]*0)/[.AB$6];[.AB$8]);[.AB$5])" office:value-type="float" office:value="0" calcext:value-type="float">
            <text:p>0</text:p>
          </table:table-cell>
          <table:table-cell table:formula="of:=IF([.AC$5]=0;MAX(([.AC$3]*0+[.AC$4]*1)/[.AC$6];[.AC$8]);[.AC$5])" office:value-type="float" office:value="-0.5" calcext:value-type="float">
            <text:p>-0,5</text:p>
          </table:table-cell>
          <table:table-cell table:formula="of:=IF([.AD$5]=0;MAX(([.AD$3]*1+[.AD$4]*0)/[.AD$6];[.AD$8]);[.AD$5])" office:value-type="float" office:value="1" calcext:value-type="float">
            <text:p>1</text:p>
          </table:table-cell>
          <table:table-cell table:formula="of:=IF([.AE$5]=0;MAX(([.AE$3]*0+[.AE$4]*1)/[.AE$6];[.AE$8]);[.AE$5])" office:value-type="float" office:value="-0.5" calcext:value-type="float">
            <text:p>-0,5</text:p>
          </table:table-cell>
          <table:table-cell table:formula="of:=IF([.AF$5]=0;MAX(([.AF$3]*0+[.AF$4]*1)/[.AF$6];[.AF$8]);[.AF$5])" office:value-type="float" office:value="-0.5" calcext:value-type="float">
            <text:p>-0,5</text:p>
          </table:table-cell>
          <table:table-cell table:formula="of:=IF([.AG$5]=0;MAX(([.AG$3]*1+[.AG$4]*0)/[.AG$6];[.AG$8]);[.AG$5])" office:value-type="float" office:value="1" calcext:value-type="float">
            <text:p>1</text:p>
          </table:table-cell>
          <table:table-cell table:formula="of:=IF([.AH$5]=0;MAX(([.AH$3]*1+[.AH$4]*0)/[.AH$6];[.AH$8]);[.AH$5])" office:value-type="float" office:value="1" calcext:value-type="float">
            <text:p>1</text:p>
          </table:table-cell>
          <table:table-cell table:formula="of:=IF([.AI$5]=0;MAX(([.AI$3]*1+[.AI$4]*0)/[.AI$6];[.AI$8]);[.AI$5])" office:value-type="float" office:value="1" calcext:value-type="float">
            <text:p>1</text:p>
          </table:table-cell>
          <table:table-cell table:formula="of:=IF([.AJ$5]=0;MAX(([.AJ$3]*1+[.AJ$4]*0)/[.AJ$6];[.AJ$8]);[.AJ$5])" office:value-type="float" office:value="1" calcext:value-type="float">
            <text:p>1</text:p>
          </table:table-cell>
          <table:table-cell table:formula="of:=IF([.AK$5]=0;MAX(([.AK$3]*1+[.AK$4]*0)/[.AK$6];[.AK$8]);[.AK$5])" office:value-type="float" office:value="1" calcext:value-type="float">
            <text:p>1</text:p>
          </table:table-cell>
          <table:table-cell table:formula="of:=IF([.AL$5]=0;MAX(([.AL$3]*0+[.AL$4]*0)/[.AL$6];[.AL$8]);[.AL$5])" office:value-type="float" office:value="0" calcext:value-type="float">
            <text:p>0</text:p>
          </table:table-cell>
          <table:table-cell table:formula="of:=IF([.AM$5]=0;MAX(([.AM$3]*1+[.AM$4]*0)/[.AM$6];[.AM$8]);[.AM$5])" office:value-type="float" office:value="1" calcext:value-type="float">
            <text:p>1</text:p>
          </table:table-cell>
          <table:table-cell table:formula="of:=IF([.AN$5]=0;MAX(([.AN$3]*1+[.AN$4]*0)/[.AN$6];[.AN$8]);[.AN$5])" office:value-type="float" office:value="1" calcext:value-type="float">
            <text:p>1</text:p>
          </table:table-cell>
          <table:table-cell table:formula="of:=IF([.AO$5]=0;MAX(([.AO$3]*1+[.AO$4]*0)/[.AO$6];[.AO$8]);[.AO$5])" office:value-type="float" office:value="1" calcext:value-type="float">
            <text:p>1</text:p>
          </table:table-cell>
          <table:table-cell table:formula="of:=IF([.AP$5]=0;MAX(([.AP$3]*0+[.AP$4]*0)/[.AP$6];[.AP$8]);[.AP$5])" office:value-type="float" office:value="0" calcext:value-type="float">
            <text:p>0</text:p>
          </table:table-cell>
          <table:table-cell table:formula="of:=IF([.AQ$5]=0;MAX(([.AQ$3]*1+[.AQ$4]*0)/[.AQ$6];[.AQ$8]);[.AQ$5])" office:value-type="float" office:value="1" calcext:value-type="float">
            <text:p>1</text:p>
          </table:table-cell>
          <table:table-cell table:formula="of:=IF([.AR$5]=0;MAX(([.AR$3]*1+[.AR$4]*0)/[.AR$6];[.AR$8]);[.AR$5])" office:value-type="float" office:value="1" calcext:value-type="float">
            <text:p>1</text:p>
          </table:table-cell>
          <table:table-cell table:formula="of:=IF([.AS$5]=0;MAX(([.AS$3]*1+[.AS$4]*0)/[.AS$6];[.AS$8]);[.AS$5])" office:value-type="float" office:value="1" calcext:value-type="float">
            <text:p>1</text:p>
          </table:table-cell>
          <table:table-cell table:formula="of:=IF([.AT$5]=0;MAX(([.AT$3]*1+[.AT$4]*0)/[.AT$6];[.AT$8]);[.AT$5])" office:value-type="float" office:value="1" calcext:value-type="float">
            <text:p>1</text:p>
          </table:table-cell>
          <table:table-cell table:formula="of:=IF([.AU$5]=0;MAX(([.AU$3]*1+[.AU$4]*0)/[.AU$6];[.AU$8]);[.AU$5])" office:value-type="float" office:value="1" calcext:value-type="float">
            <text:p>1</text:p>
          </table:table-cell>
          <table:table-cell table:formula="of:=IF([.AV$5]=0;MAX(([.AV$3]*0+[.AV$4]*1)/[.AV$6];[.AV$8]);[.AV$5])" office:value-type="float" office:value="-0.5" calcext:value-type="float">
            <text:p>-0,5</text:p>
          </table:table-cell>
          <table:table-cell table:formula="of:=IF([.AW$5]=0;MAX(([.AW$3]*0+[.AW$4]*0)/[.AW$6];[.AW$8]);[.AW$5])" office:value-type="float" office:value="0" calcext:value-type="float">
            <text:p>0</text:p>
          </table:table-cell>
          <table:table-cell table:formula="of:=IF([.AX$5]=0;MAX(([.AX$3]*0+[.AX$4]*0)/[.AX$6];[.AX$8]);[.AX$5])" office:value-type="float" office:value="0" calcext:value-type="float">
            <text:p>0</text:p>
          </table:table-cell>
          <table:table-cell table:formula="of:=IF([.AY$5]=0;MAX(([.AY$3]*1+[.AY$4]*0)/[.AY$6];[.AY$8]);[.AY$5])" office:value-type="float" office:value="1" calcext:value-type="float">
            <text:p>1</text:p>
          </table:table-cell>
          <table:table-cell table:formula="of:=IF([.AZ$5]=0;MAX(([.AZ$3]*1+[.AZ$4]*0)/[.AZ$6];[.AZ$8]);[.AZ$5])" office:value-type="float" office:value="1" calcext:value-type="float">
            <text:p>1</text:p>
          </table:table-cell>
          <table:table-cell table:formula="of:=IF([.BA$5]=0;MAX(([.BA$3]*1+[.BA$4]*0)/[.BA$6];[.BA$8]);[.BA$5])" office:value-type="float" office:value="1" calcext:value-type="float">
            <text:p>1</text:p>
          </table:table-cell>
          <table:table-cell table:formula="of:=IF([.BB$5]=0;MAX(([.BB$3]*0+[.BB$4]*0)/[.BB$6];[.BB$8]);[.BB$5])" office:value-type="float" office:value="0" calcext:value-type="float">
            <text:p>0</text:p>
          </table:table-cell>
          <table:table-cell table:formula="of:=[.BC$62]*SUMPRODUCT([.$E$2:.$BB$2];[.$E98:.$BB98])/[.$BC$3]" office:value-type="float" office:value="9" calcext:value-type="float">
            <text:p>9</text:p>
          </table:table-cell>
          <table:table-cell table:formula="of:=MAX(0;ROUNDUP([.$BC98]/[.$BD$2])*[.$BD$2])" office:value-type="float" office:value="9" calcext:value-type="float">
            <text:p>9</text:p>
          </table:table-cell>
          <table:table-cell table:formula="of:=RANK([.BD98];[.BD$63:.BD$111])"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3" office:value-type="string" calcext:value-type="string">
            <text:p>R1</text:p>
          </table:table-cell>
          <table:table-cell table:number-columns-repeated="4"/>
          <table:table-cell table:number-columns-repeated="4"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/>
          <table:table-cell table:number-columns-repeated="2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3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/>
          <table:table-cell table:number-columns-repeated="3" office:value-type="string" calcext:value-type="string">
            <text:p>R1</text:p>
          </table:table-cell>
          <table:table-cell/>
          <table:table-cell table:number-columns-repeated="4"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/>
        </table:table-row>
        <table:table-row table:style-name="ro1">
          <table:table-cell office:value-type="string" calcext:value-type="string">
            <text:p>GUYOT</text:p>
          </table:table-cell>
          <table:table-cell office:value-type="string" calcext:value-type="string">
            <text:p>Gauthier</text:p>
          </table:table-cell>
          <table:table-cell office:value-type="string" calcext:value-type="string">
            <text:p>f10030</text:p>
          </table:table-cell>
          <table:table-cell table:formula="of:=[.$BC99]" office:value-type="float" office:value="17" calcext:value-type="float">
            <text:p>17</text:p>
          </table:table-cell>
          <table:table-cell table:formula="of:=IF([.E$5]=0;MAX(([.E$3]*1+[.E$4]*0)/[.E$6];[.E$8]);[.E$5])" office:value-type="float" office:value="1" calcext:value-type="float">
            <text:p>1</text:p>
          </table:table-cell>
          <table:table-cell table:formula="of:=IF([.F$5]=0;MAX(([.F$3]*1+[.F$4]*0)/[.F$6];[.F$8]);[.F$5])" office:value-type="float" office:value="1" calcext:value-type="float">
            <text:p>1</text:p>
          </table:table-cell>
          <table:table-cell table:formula="of:=IF([.G$5]=0;MAX(([.G$3]*1+[.G$4]*0)/[.G$6];[.G$8]);[.G$5])" office:value-type="float" office:value="1" calcext:value-type="float">
            <text:p>1</text:p>
          </table:table-cell>
          <table:table-cell table:formula="of:=IF([.H$5]=0;MAX(([.H$3]*1+[.H$4]*0)/[.H$6];[.H$8]);[.H$5])" office:value-type="float" office:value="1" calcext:value-type="float">
            <text:p>1</text:p>
          </table:table-cell>
          <table:table-cell table:formula="of:=IF([.I$5]=0;MAX(([.I$3]*1+[.I$4]*0)/[.I$6];[.I$8]);[.I$5])" office:value-type="float" office:value="1" calcext:value-type="float">
            <text:p>1</text:p>
          </table:table-cell>
          <table:table-cell table:formula="of:=IF([.J$5]=0;MAX(([.J$3]*1+[.J$4]*0)/[.J$6];[.J$8]);[.J$5])" office:value-type="float" office:value="1" calcext:value-type="float">
            <text:p>1</text:p>
          </table:table-cell>
          <table:table-cell table:formula="of:=IF([.K$5]=0;MAX(([.K$3]*1+[.K$4]*0)/[.K$6];[.K$8]);[.K$5])" office:value-type="float" office:value="1" calcext:value-type="float">
            <text:p>1</text:p>
          </table:table-cell>
          <table:table-cell table:formula="of:=IF([.L$5]=0;MAX(([.L$3]*1+[.L$4]*0)/[.L$6];[.L$8]);[.L$5])" office:value-type="float" office:value="1" calcext:value-type="float">
            <text:p>1</text:p>
          </table:table-cell>
          <table:table-cell table:formula="of:=IF([.M$5]=0;MAX(([.M$3]*1+[.M$4]*0)/[.M$6];[.M$8]);[.M$5])" office:value-type="float" office:value="1" calcext:value-type="float">
            <text:p>1</text:p>
          </table:table-cell>
          <table:table-cell table:formula="of:=IF([.N$5]=0;MAX(([.N$3]*1+[.N$4]*0)/[.N$6];[.N$8]);[.N$5])" office:value-type="float" office:value="1" calcext:value-type="float">
            <text:p>1</text:p>
          </table:table-cell>
          <table:table-cell table:formula="of:=IF([.O$5]=0;MAX(([.O$3]*1+[.O$4]*0)/[.O$6];[.O$8]);[.O$5])" office:value-type="float" office:value="1" calcext:value-type="float">
            <text:p>1</text:p>
          </table:table-cell>
          <table:table-cell table:formula="of:=IF([.P$5]=0;MAX(([.P$3]*1+[.P$4]*0)/[.P$6];[.P$8]);[.P$5])" office:value-type="float" office:value="1" calcext:value-type="float">
            <text:p>1</text:p>
          </table:table-cell>
          <table:table-cell table:formula="of:=IF([.Q$5]=0;MAX(([.Q$3]*1+[.Q$4]*0)/[.Q$6];[.Q$8]);[.Q$5])" office:value-type="float" office:value="1" calcext:value-type="float">
            <text:p>1</text:p>
          </table:table-cell>
          <table:table-cell table:formula="of:=IF([.R$5]=0;MAX(([.R$3]*1+[.R$4]*0)/[.R$6];[.R$8]);[.R$5])" office:value-type="float" office:value="1" calcext:value-type="float">
            <text:p>1</text:p>
          </table:table-cell>
          <table:table-cell table:formula="of:=IF([.S$5]=0;MAX(([.S$3]*1+[.S$4]*0)/[.S$6];[.S$8]);[.S$5])" office:value-type="float" office:value="1" calcext:value-type="float">
            <text:p>1</text:p>
          </table:table-cell>
          <table:table-cell table:formula="of:=IF([.T$5]=0;MAX(([.T$3]*0+[.T$4]*1)/[.T$6];[.T$8]);[.T$5])" office:value-type="float" office:value="-0.5" calcext:value-type="float">
            <text:p>-0,5</text:p>
          </table:table-cell>
          <table:table-cell table:formula="of:=IF([.U$5]=0;MAX(([.U$3]*1+[.U$4]*0)/[.U$6];[.U$8]);[.U$5])" office:value-type="float" office:value="1" calcext:value-type="float">
            <text:p>1</text:p>
          </table:table-cell>
          <table:table-cell table:formula="of:=IF([.V$5]=0;MAX(([.V$3]*1+[.V$4]*0)/[.V$6];[.V$8]);[.V$5])" office:value-type="float" office:value="1" calcext:value-type="float">
            <text:p>1</text:p>
          </table:table-cell>
          <table:table-cell table:formula="of:=IF([.W$5]=0;MAX(([.W$3]*1+[.W$4]*0)/[.W$6];[.W$8]);[.W$5])" office:value-type="float" office:value="1" calcext:value-type="float">
            <text:p>1</text:p>
          </table:table-cell>
          <table:table-cell table:formula="of:=IF([.X$5]=0;MAX(([.X$3]*1+[.X$4]*0)/[.X$6];[.X$8]);[.X$5])" office:value-type="float" office:value="1" calcext:value-type="float">
            <text:p>1</text:p>
          </table:table-cell>
          <table:table-cell table:formula="of:=IF([.Y$5]=0;MAX(([.Y$3]*0+[.Y$4]*1)/[.Y$6];[.Y$8]);[.Y$5])" office:value-type="float" office:value="-0.5" calcext:value-type="float">
            <text:p>-0,5</text:p>
          </table:table-cell>
          <table:table-cell table:formula="of:=IF([.Z$5]=0;MAX(([.Z$3]*0+[.Z$4]*1)/[.Z$6];[.Z$8]);[.Z$5])" office:value-type="float" office:value="-0.5" calcext:value-type="float">
            <text:p>-0,5</text:p>
          </table:table-cell>
          <table:table-cell table:formula="of:=IF([.AA$5]=0;MAX(([.AA$3]*1+[.AA$4]*0)/[.AA$6];[.AA$8]);[.AA$5])" office:value-type="float" office:value="1" calcext:value-type="float">
            <text:p>1</text:p>
          </table:table-cell>
          <table:table-cell table:formula="of:=IF([.AB$5]=0;MAX(([.AB$3]*1+[.AB$4]*0)/[.AB$6];[.AB$8]);[.AB$5])" office:value-type="float" office:value="1" calcext:value-type="float">
            <text:p>1</text:p>
          </table:table-cell>
          <table:table-cell table:formula="of:=IF([.AC$5]=0;MAX(([.AC$3]*0+[.AC$4]*1)/[.AC$6];[.AC$8]);[.AC$5])" office:value-type="float" office:value="-0.5" calcext:value-type="float">
            <text:p>-0,5</text:p>
          </table:table-cell>
          <table:table-cell table:formula="of:=IF([.AD$5]=0;MAX(([.AD$3]*1+[.AD$4]*0)/[.AD$6];[.AD$8]);[.AD$5])" office:value-type="float" office:value="1" calcext:value-type="float">
            <text:p>1</text:p>
          </table:table-cell>
          <table:table-cell table:formula="of:=IF([.AE$5]=0;MAX(([.AE$3]*1+[.AE$4]*0)/[.AE$6];[.AE$8]);[.AE$5])" office:value-type="float" office:value="1" calcext:value-type="float">
            <text:p>1</text:p>
          </table:table-cell>
          <table:table-cell table:formula="of:=IF([.AF$5]=0;MAX(([.AF$3]*1+[.AF$4]*0)/[.AF$6];[.AF$8]);[.AF$5])" office:value-type="float" office:value="1" calcext:value-type="float">
            <text:p>1</text:p>
          </table:table-cell>
          <table:table-cell table:formula="of:=IF([.AG$5]=0;MAX(([.AG$3]*1+[.AG$4]*0)/[.AG$6];[.AG$8]);[.AG$5])" office:value-type="float" office:value="1" calcext:value-type="float">
            <text:p>1</text:p>
          </table:table-cell>
          <table:table-cell table:formula="of:=IF([.AH$5]=0;MAX(([.AH$3]*1+[.AH$4]*0)/[.AH$6];[.AH$8]);[.AH$5])" office:value-type="float" office:value="1" calcext:value-type="float">
            <text:p>1</text:p>
          </table:table-cell>
          <table:table-cell table:formula="of:=IF([.AI$5]=0;MAX(([.AI$3]*1+[.AI$4]*0)/[.AI$6];[.AI$8]);[.AI$5])" office:value-type="float" office:value="1" calcext:value-type="float">
            <text:p>1</text:p>
          </table:table-cell>
          <table:table-cell table:formula="of:=IF([.AJ$5]=0;MAX(([.AJ$3]*1+[.AJ$4]*0)/[.AJ$6];[.AJ$8]);[.AJ$5])" office:value-type="float" office:value="1" calcext:value-type="float">
            <text:p>1</text:p>
          </table:table-cell>
          <table:table-cell table:formula="of:=IF([.AK$5]=0;MAX(([.AK$3]*1+[.AK$4]*0)/[.AK$6];[.AK$8]);[.AK$5])" office:value-type="float" office:value="1" calcext:value-type="float">
            <text:p>1</text:p>
          </table:table-cell>
          <table:table-cell table:formula="of:=IF([.AL$5]=0;MAX(([.AL$3]*1+[.AL$4]*0)/[.AL$6];[.AL$8]);[.AL$5])" office:value-type="float" office:value="1" calcext:value-type="float">
            <text:p>1</text:p>
          </table:table-cell>
          <table:table-cell table:formula="of:=IF([.AM$5]=0;MAX(([.AM$3]*1+[.AM$4]*0)/[.AM$6];[.AM$8]);[.AM$5])" office:value-type="float" office:value="1" calcext:value-type="float">
            <text:p>1</text:p>
          </table:table-cell>
          <table:table-cell table:formula="of:=IF([.AN$5]=0;MAX(([.AN$3]*1+[.AN$4]*0)/[.AN$6];[.AN$8]);[.AN$5])" office:value-type="float" office:value="1" calcext:value-type="float">
            <text:p>1</text:p>
          </table:table-cell>
          <table:table-cell table:formula="of:=IF([.AO$5]=0;MAX(([.AO$3]*1+[.AO$4]*0)/[.AO$6];[.AO$8]);[.AO$5])" office:value-type="float" office:value="1" calcext:value-type="float">
            <text:p>1</text:p>
          </table:table-cell>
          <table:table-cell table:formula="of:=IF([.AP$5]=0;MAX(([.AP$3]*1+[.AP$4]*0)/[.AP$6];[.AP$8]);[.AP$5])" office:value-type="float" office:value="1" calcext:value-type="float">
            <text:p>1</text:p>
          </table:table-cell>
          <table:table-cell table:formula="of:=IF([.AQ$5]=0;MAX(([.AQ$3]*1+[.AQ$4]*0)/[.AQ$6];[.AQ$8]);[.AQ$5])" office:value-type="float" office:value="1" calcext:value-type="float">
            <text:p>1</text:p>
          </table:table-cell>
          <table:table-cell table:formula="of:=IF([.AR$5]=0;MAX(([.AR$3]*1+[.AR$4]*0)/[.AR$6];[.AR$8]);[.AR$5])" office:value-type="float" office:value="1" calcext:value-type="float">
            <text:p>1</text:p>
          </table:table-cell>
          <table:table-cell table:formula="of:=IF([.AS$5]=0;MAX(([.AS$3]*1+[.AS$4]*0)/[.AS$6];[.AS$8]);[.AS$5])" office:value-type="float" office:value="1" calcext:value-type="float">
            <text:p>1</text:p>
          </table:table-cell>
          <table:table-cell table:formula="of:=IF([.AT$5]=0;MAX(([.AT$3]*1+[.AT$4]*0)/[.AT$6];[.AT$8]);[.AT$5])" office:value-type="float" office:value="1" calcext:value-type="float">
            <text:p>1</text:p>
          </table:table-cell>
          <table:table-cell table:formula="of:=IF([.AU$5]=0;MAX(([.AU$3]*1+[.AU$4]*0)/[.AU$6];[.AU$8]);[.AU$5])" office:value-type="float" office:value="1" calcext:value-type="float">
            <text:p>1</text:p>
          </table:table-cell>
          <table:table-cell table:formula="of:=IF([.AV$5]=0;MAX(([.AV$3]*0+[.AV$4]*1)/[.AV$6];[.AV$8]);[.AV$5])" office:value-type="float" office:value="-0.5" calcext:value-type="float">
            <text:p>-0,5</text:p>
          </table:table-cell>
          <table:table-cell table:formula="of:=IF([.AW$5]=0;MAX(([.AW$3]*1+[.AW$4]*0)/[.AW$6];[.AW$8]);[.AW$5])" office:value-type="float" office:value="1" calcext:value-type="float">
            <text:p>1</text:p>
          </table:table-cell>
          <table:table-cell table:formula="of:=IF([.AX$5]=0;MAX(([.AX$3]*1+[.AX$4]*0)/[.AX$6];[.AX$8]);[.AX$5])" office:value-type="float" office:value="1" calcext:value-type="float">
            <text:p>1</text:p>
          </table:table-cell>
          <table:table-cell table:formula="of:=IF([.AY$5]=0;MAX(([.AY$3]*1+[.AY$4]*0)/[.AY$6];[.AY$8]);[.AY$5])" office:value-type="float" office:value="1" calcext:value-type="float">
            <text:p>1</text:p>
          </table:table-cell>
          <table:table-cell table:formula="of:=IF([.AZ$5]=0;MAX(([.AZ$3]*1+[.AZ$4]*0)/[.AZ$6];[.AZ$8]);[.AZ$5])" office:value-type="float" office:value="1" calcext:value-type="float">
            <text:p>1</text:p>
          </table:table-cell>
          <table:table-cell table:formula="of:=IF([.BA$5]=0;MAX(([.BA$3]*1+[.BA$4]*0)/[.BA$6];[.BA$8]);[.BA$5])" office:value-type="float" office:value="1" calcext:value-type="float">
            <text:p>1</text:p>
          </table:table-cell>
          <table:table-cell table:formula="of:=IF([.BB$5]=0;MAX(([.BB$3]*1+[.BB$4]*0)/[.BB$6];[.BB$8]);[.BB$5])" office:value-type="float" office:value="1" calcext:value-type="float">
            <text:p>1</text:p>
          </table:table-cell>
          <table:table-cell table:formula="of:=[.BC$62]*SUMPRODUCT([.$E$2:.$BB$2];[.$E99:.$BB99])/[.$BC$3]" office:value-type="float" office:value="17" calcext:value-type="float">
            <text:p>17</text:p>
          </table:table-cell>
          <table:table-cell table:formula="of:=MAX(0;ROUNDUP([.$BC99]/[.$BD$2])*[.$BD$2])" office:value-type="float" office:value="17" calcext:value-type="float">
            <text:p>17</text:p>
          </table:table-cell>
          <table:table-cell table:formula="of:=RANK([.BD99];[.BD$63:.BD$111])" office:value-type="float" office:value="4" calcext:value-type="float">
            <text:p>4</text:p>
          </table:table-cell>
          <table:table-cell table:number-columns-repeated="2"/>
          <table:table-cell table:number-columns-repeated="10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3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4"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5" office:value-type="string" calcext:value-type="string">
            <text:p>R1</text:p>
          </table:table-cell>
          <table:table-cell table:number-columns-repeated="4" office:value-type="string" calcext:value-type="string">
            <text:p>R2</text:p>
          </table:table-cell>
          <table:table-cell table:number-columns-repeated="4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3"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VASSEUR</text:p>
          </table:table-cell>
          <table:table-cell office:value-type="string" calcext:value-type="string">
            <text:p>Stevan</text:p>
          </table:table-cell>
          <table:table-cell office:value-type="string" calcext:value-type="string">
            <text:p>f10046</text:p>
          </table:table-cell>
          <table:table-cell table:formula="of:=[.$BC100]" office:value-type="float" office:value="17.2" calcext:value-type="float">
            <text:p>17,2</text:p>
          </table:table-cell>
          <table:table-cell table:formula="of:=IF([.E$5]=0;MAX(([.E$3]*1+[.E$4]*0)/[.E$6];[.E$8]);[.E$5])" office:value-type="float" office:value="1" calcext:value-type="float">
            <text:p>1</text:p>
          </table:table-cell>
          <table:table-cell table:formula="of:=IF([.F$5]=0;MAX(([.F$3]*1+[.F$4]*0)/[.F$6];[.F$8]);[.F$5])" office:value-type="float" office:value="1" calcext:value-type="float">
            <text:p>1</text:p>
          </table:table-cell>
          <table:table-cell table:formula="of:=IF([.G$5]=0;MAX(([.G$3]*1+[.G$4]*0)/[.G$6];[.G$8]);[.G$5])" office:value-type="float" office:value="1" calcext:value-type="float">
            <text:p>1</text:p>
          </table:table-cell>
          <table:table-cell table:formula="of:=IF([.H$5]=0;MAX(([.H$3]*1+[.H$4]*0)/[.H$6];[.H$8]);[.H$5])" office:value-type="float" office:value="1" calcext:value-type="float">
            <text:p>1</text:p>
          </table:table-cell>
          <table:table-cell table:formula="of:=IF([.I$5]=0;MAX(([.I$3]*1+[.I$4]*0)/[.I$6];[.I$8]);[.I$5])" office:value-type="float" office:value="1" calcext:value-type="float">
            <text:p>1</text:p>
          </table:table-cell>
          <table:table-cell table:formula="of:=IF([.J$5]=0;MAX(([.J$3]*1+[.J$4]*0)/[.J$6];[.J$8]);[.J$5])" office:value-type="float" office:value="1" calcext:value-type="float">
            <text:p>1</text:p>
          </table:table-cell>
          <table:table-cell table:formula="of:=IF([.K$5]=0;MAX(([.K$3]*1+[.K$4]*0)/[.K$6];[.K$8]);[.K$5])" office:value-type="float" office:value="1" calcext:value-type="float">
            <text:p>1</text:p>
          </table:table-cell>
          <table:table-cell table:formula="of:=IF([.L$5]=0;MAX(([.L$3]*1+[.L$4]*0)/[.L$6];[.L$8]);[.L$5])" office:value-type="float" office:value="1" calcext:value-type="float">
            <text:p>1</text:p>
          </table:table-cell>
          <table:table-cell table:formula="of:=IF([.M$5]=0;MAX(([.M$3]*1+[.M$4]*0)/[.M$6];[.M$8]);[.M$5])" office:value-type="float" office:value="1" calcext:value-type="float">
            <text:p>1</text:p>
          </table:table-cell>
          <table:table-cell table:formula="of:=IF([.N$5]=0;MAX(([.N$3]*0+[.N$4]*1)/[.N$6];[.N$8]);[.N$5])" office:value-type="float" office:value="-0.5" calcext:value-type="float">
            <text:p>-0,5</text:p>
          </table:table-cell>
          <table:table-cell table:formula="of:=IF([.O$5]=0;MAX(([.O$3]*1+[.O$4]*0)/[.O$6];[.O$8]);[.O$5])" office:value-type="float" office:value="1" calcext:value-type="float">
            <text:p>1</text:p>
          </table:table-cell>
          <table:table-cell table:formula="of:=IF([.P$5]=0;MAX(([.P$3]*1+[.P$4]*0)/[.P$6];[.P$8]);[.P$5])" office:value-type="float" office:value="1" calcext:value-type="float">
            <text:p>1</text:p>
          </table:table-cell>
          <table:table-cell table:formula="of:=IF([.Q$5]=0;MAX(([.Q$3]*1+[.Q$4]*0)/[.Q$6];[.Q$8]);[.Q$5])" office:value-type="float" office:value="1" calcext:value-type="float">
            <text:p>1</text:p>
          </table:table-cell>
          <table:table-cell table:formula="of:=IF([.R$5]=0;MAX(([.R$3]*1+[.R$4]*0)/[.R$6];[.R$8]);[.R$5])" office:value-type="float" office:value="1" calcext:value-type="float">
            <text:p>1</text:p>
          </table:table-cell>
          <table:table-cell table:formula="of:=IF([.S$5]=0;MAX(([.S$3]*1+[.S$4]*0)/[.S$6];[.S$8]);[.S$5])" office:value-type="float" office:value="1" calcext:value-type="float">
            <text:p>1</text:p>
          </table:table-cell>
          <table:table-cell table:formula="of:=IF([.T$5]=0;MAX(([.T$3]*0+[.T$4]*1)/[.T$6];[.T$8]);[.T$5])" office:value-type="float" office:value="-0.5" calcext:value-type="float">
            <text:p>-0,5</text:p>
          </table:table-cell>
          <table:table-cell table:formula="of:=IF([.U$5]=0;MAX(([.U$3]*1+[.U$4]*0)/[.U$6];[.U$8]);[.U$5])" office:value-type="float" office:value="1" calcext:value-type="float">
            <text:p>1</text:p>
          </table:table-cell>
          <table:table-cell table:formula="of:=IF([.V$5]=0;MAX(([.V$3]*1+[.V$4]*0)/[.V$6];[.V$8]);[.V$5])" office:value-type="float" office:value="1" calcext:value-type="float">
            <text:p>1</text:p>
          </table:table-cell>
          <table:table-cell table:formula="of:=IF([.W$5]=0;MAX(([.W$3]*1+[.W$4]*0)/[.W$6];[.W$8]);[.W$5])" office:value-type="float" office:value="1" calcext:value-type="float">
            <text:p>1</text:p>
          </table:table-cell>
          <table:table-cell table:formula="of:=IF([.X$5]=0;MAX(([.X$3]*1+[.X$4]*0)/[.X$6];[.X$8]);[.X$5])" office:value-type="float" office:value="1" calcext:value-type="float">
            <text:p>1</text:p>
          </table:table-cell>
          <table:table-cell table:formula="of:=IF([.Y$5]=0;MAX(([.Y$3]*0+[.Y$4]*0)/[.Y$6];[.Y$8]);[.Y$5])" office:value-type="float" office:value="0" calcext:value-type="float">
            <text:p>0</text:p>
          </table:table-cell>
          <table:table-cell table:formula="of:=IF([.Z$5]=0;MAX(([.Z$3]*0+[.Z$4]*1)/[.Z$6];[.Z$8]);[.Z$5])" office:value-type="float" office:value="-0.5" calcext:value-type="float">
            <text:p>-0,5</text:p>
          </table:table-cell>
          <table:table-cell table:formula="of:=IF([.AA$5]=0;MAX(([.AA$3]*1+[.AA$4]*0)/[.AA$6];[.AA$8]);[.AA$5])" office:value-type="float" office:value="1" calcext:value-type="float">
            <text:p>1</text:p>
          </table:table-cell>
          <table:table-cell table:formula="of:=IF([.AB$5]=0;MAX(([.AB$3]*1+[.AB$4]*0)/[.AB$6];[.AB$8]);[.AB$5])" office:value-type="float" office:value="1" calcext:value-type="float">
            <text:p>1</text:p>
          </table:table-cell>
          <table:table-cell table:formula="of:=IF([.AC$5]=0;MAX(([.AC$3]*0+[.AC$4]*1)/[.AC$6];[.AC$8]);[.AC$5])" office:value-type="float" office:value="-0.5" calcext:value-type="float">
            <text:p>-0,5</text:p>
          </table:table-cell>
          <table:table-cell table:formula="of:=IF([.AD$5]=0;MAX(([.AD$3]*1+[.AD$4]*0)/[.AD$6];[.AD$8]);[.AD$5])" office:value-type="float" office:value="1" calcext:value-type="float">
            <text:p>1</text:p>
          </table:table-cell>
          <table:table-cell table:formula="of:=IF([.AE$5]=0;MAX(([.AE$3]*1+[.AE$4]*0)/[.AE$6];[.AE$8]);[.AE$5])" office:value-type="float" office:value="1" calcext:value-type="float">
            <text:p>1</text:p>
          </table:table-cell>
          <table:table-cell table:formula="of:=IF([.AF$5]=0;MAX(([.AF$3]*1+[.AF$4]*0)/[.AF$6];[.AF$8]);[.AF$5])" office:value-type="float" office:value="1" calcext:value-type="float">
            <text:p>1</text:p>
          </table:table-cell>
          <table:table-cell table:formula="of:=IF([.AG$5]=0;MAX(([.AG$3]*1+[.AG$4]*0)/[.AG$6];[.AG$8]);[.AG$5])" office:value-type="float" office:value="1" calcext:value-type="float">
            <text:p>1</text:p>
          </table:table-cell>
          <table:table-cell table:formula="of:=IF([.AH$5]=0;MAX(([.AH$3]*1+[.AH$4]*0)/[.AH$6];[.AH$8]);[.AH$5])" office:value-type="float" office:value="1" calcext:value-type="float">
            <text:p>1</text:p>
          </table:table-cell>
          <table:table-cell table:formula="of:=IF([.AI$5]=0;MAX(([.AI$3]*1+[.AI$4]*0)/[.AI$6];[.AI$8]);[.AI$5])" office:value-type="float" office:value="1" calcext:value-type="float">
            <text:p>1</text:p>
          </table:table-cell>
          <table:table-cell table:formula="of:=IF([.AJ$5]=0;MAX(([.AJ$3]*1+[.AJ$4]*0)/[.AJ$6];[.AJ$8]);[.AJ$5])" office:value-type="float" office:value="1" calcext:value-type="float">
            <text:p>1</text:p>
          </table:table-cell>
          <table:table-cell table:formula="of:=IF([.AK$5]=0;MAX(([.AK$3]*1+[.AK$4]*0)/[.AK$6];[.AK$8]);[.AK$5])" office:value-type="float" office:value="1" calcext:value-type="float">
            <text:p>1</text:p>
          </table:table-cell>
          <table:table-cell table:formula="of:=IF([.AL$5]=0;MAX(([.AL$3]*1+[.AL$4]*0)/[.AL$6];[.AL$8]);[.AL$5])" office:value-type="float" office:value="1" calcext:value-type="float">
            <text:p>1</text:p>
          </table:table-cell>
          <table:table-cell table:formula="of:=IF([.AM$5]=0;MAX(([.AM$3]*1+[.AM$4]*0)/[.AM$6];[.AM$8]);[.AM$5])" office:value-type="float" office:value="1" calcext:value-type="float">
            <text:p>1</text:p>
          </table:table-cell>
          <table:table-cell table:formula="of:=IF([.AN$5]=0;MAX(([.AN$3]*1+[.AN$4]*0)/[.AN$6];[.AN$8]);[.AN$5])" office:value-type="float" office:value="1" calcext:value-type="float">
            <text:p>1</text:p>
          </table:table-cell>
          <table:table-cell table:formula="of:=IF([.AO$5]=0;MAX(([.AO$3]*1+[.AO$4]*0)/[.AO$6];[.AO$8]);[.AO$5])" office:value-type="float" office:value="1" calcext:value-type="float">
            <text:p>1</text:p>
          </table:table-cell>
          <table:table-cell table:formula="of:=IF([.AP$5]=0;MAX(([.AP$3]*1+[.AP$4]*0)/[.AP$6];[.AP$8]);[.AP$5])" office:value-type="float" office:value="1" calcext:value-type="float">
            <text:p>1</text:p>
          </table:table-cell>
          <table:table-cell table:formula="of:=IF([.AQ$5]=0;MAX(([.AQ$3]*1+[.AQ$4]*0)/[.AQ$6];[.AQ$8]);[.AQ$5])" office:value-type="float" office:value="1" calcext:value-type="float">
            <text:p>1</text:p>
          </table:table-cell>
          <table:table-cell table:formula="of:=IF([.AR$5]=0;MAX(([.AR$3]*1+[.AR$4]*0)/[.AR$6];[.AR$8]);[.AR$5])" office:value-type="float" office:value="1" calcext:value-type="float">
            <text:p>1</text:p>
          </table:table-cell>
          <table:table-cell table:formula="of:=IF([.AS$5]=0;MAX(([.AS$3]*1+[.AS$4]*0)/[.AS$6];[.AS$8]);[.AS$5])" office:value-type="float" office:value="1" calcext:value-type="float">
            <text:p>1</text:p>
          </table:table-cell>
          <table:table-cell table:formula="of:=IF([.AT$5]=0;MAX(([.AT$3]*1+[.AT$4]*0)/[.AT$6];[.AT$8]);[.AT$5])" office:value-type="float" office:value="1" calcext:value-type="float">
            <text:p>1</text:p>
          </table:table-cell>
          <table:table-cell table:formula="of:=IF([.AU$5]=0;MAX(([.AU$3]*1+[.AU$4]*0)/[.AU$6];[.AU$8]);[.AU$5])" office:value-type="float" office:value="1" calcext:value-type="float">
            <text:p>1</text:p>
          </table:table-cell>
          <table:table-cell table:formula="of:=IF([.AV$5]=0;MAX(([.AV$3]*1+[.AV$4]*0)/[.AV$6];[.AV$8]);[.AV$5])" office:value-type="float" office:value="1" calcext:value-type="float">
            <text:p>1</text:p>
          </table:table-cell>
          <table:table-cell table:formula="of:=IF([.AW$5]=0;MAX(([.AW$3]*1+[.AW$4]*0)/[.AW$6];[.AW$8]);[.AW$5])" office:value-type="float" office:value="1" calcext:value-type="float">
            <text:p>1</text:p>
          </table:table-cell>
          <table:table-cell table:formula="of:=IF([.AX$5]=0;MAX(([.AX$3]*1+[.AX$4]*0)/[.AX$6];[.AX$8]);[.AX$5])" office:value-type="float" office:value="1" calcext:value-type="float">
            <text:p>1</text:p>
          </table:table-cell>
          <table:table-cell table:formula="of:=IF([.AY$5]=0;MAX(([.AY$3]*1+[.AY$4]*0)/[.AY$6];[.AY$8]);[.AY$5])" office:value-type="float" office:value="1" calcext:value-type="float">
            <text:p>1</text:p>
          </table:table-cell>
          <table:table-cell table:formula="of:=IF([.AZ$5]=0;MAX(([.AZ$3]*1+[.AZ$4]*0)/[.AZ$6];[.AZ$8]);[.AZ$5])" office:value-type="float" office:value="1" calcext:value-type="float">
            <text:p>1</text:p>
          </table:table-cell>
          <table:table-cell table:formula="of:=IF([.BA$5]=0;MAX(([.BA$3]*1+[.BA$4]*0)/[.BA$6];[.BA$8]);[.BA$5])" office:value-type="float" office:value="1" calcext:value-type="float">
            <text:p>1</text:p>
          </table:table-cell>
          <table:table-cell table:formula="of:=IF([.BB$5]=0;MAX(([.BB$3]*1+[.BB$4]*0)/[.BB$6];[.BB$8]);[.BB$5])" office:value-type="float" office:value="1" calcext:value-type="float">
            <text:p>1</text:p>
          </table:table-cell>
          <table:table-cell table:formula="of:=[.BC$62]*SUMPRODUCT([.$E$2:.$BB$2];[.$E100:.$BB100])/[.$BC$3]" office:value-type="float" office:value="17.2" calcext:value-type="float">
            <text:p>17,2</text:p>
          </table:table-cell>
          <table:table-cell table:formula="of:=MAX(0;ROUNDUP([.$BC100]/[.$BD$2])*[.$BD$2])" office:value-type="float" office:value="17.2" calcext:value-type="float">
            <text:p>17,2</text:p>
          </table:table-cell>
          <table:table-cell table:formula="of:=RANK([.BD100];[.BD$63:.BD$111])" office:value-type="float" office:value="3" calcext:value-type="float">
            <text:p>3</text:p>
          </table:table-cell>
          <table:table-cell table:number-columns-repeated="2"/>
          <table:table-cell table:number-columns-repeated="9"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3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/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5" office:value-type="string" calcext:value-type="string">
            <text:p>R1</text:p>
          </table:table-cell>
          <table:table-cell table:number-columns-repeated="4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3"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GRAVIER</text:p>
          </table:table-cell>
          <table:table-cell office:value-type="string" calcext:value-type="string">
            <text:p>Mattéo</text:p>
          </table:table-cell>
          <table:table-cell office:value-type="string" calcext:value-type="string">
            <text:p>f10028</text:p>
          </table:table-cell>
          <table:table-cell table:formula="of:=[.$BC101]" office:value-type="float" office:value="11" calcext:value-type="float">
            <text:p>11</text:p>
          </table:table-cell>
          <table:table-cell table:formula="of:=IF([.E$5]=0;MAX(([.E$3]*1+[.E$4]*0)/[.E$6];[.E$8]);[.E$5])" office:value-type="float" office:value="1" calcext:value-type="float">
            <text:p>1</text:p>
          </table:table-cell>
          <table:table-cell table:formula="of:=IF([.F$5]=0;MAX(([.F$3]*1+[.F$4]*0)/[.F$6];[.F$8]);[.F$5])" office:value-type="float" office:value="1" calcext:value-type="float">
            <text:p>1</text:p>
          </table:table-cell>
          <table:table-cell table:formula="of:=IF([.G$5]=0;MAX(([.G$3]*1+[.G$4]*0)/[.G$6];[.G$8]);[.G$5])" office:value-type="float" office:value="1" calcext:value-type="float">
            <text:p>1</text:p>
          </table:table-cell>
          <table:table-cell table:formula="of:=IF([.H$5]=0;MAX(([.H$3]*1+[.H$4]*0)/[.H$6];[.H$8]);[.H$5])" office:value-type="float" office:value="1" calcext:value-type="float">
            <text:p>1</text:p>
          </table:table-cell>
          <table:table-cell table:formula="of:=IF([.I$5]=0;MAX(([.I$3]*1+[.I$4]*0)/[.I$6];[.I$8]);[.I$5])" office:value-type="float" office:value="1" calcext:value-type="float">
            <text:p>1</text:p>
          </table:table-cell>
          <table:table-cell table:formula="of:=IF([.J$5]=0;MAX(([.J$3]*1+[.J$4]*0)/[.J$6];[.J$8]);[.J$5])" office:value-type="float" office:value="1" calcext:value-type="float">
            <text:p>1</text:p>
          </table:table-cell>
          <table:table-cell table:formula="of:=IF([.K$5]=0;MAX(([.K$3]*1+[.K$4]*0)/[.K$6];[.K$8]);[.K$5])" office:value-type="float" office:value="1" calcext:value-type="float">
            <text:p>1</text:p>
          </table:table-cell>
          <table:table-cell table:formula="of:=IF([.L$5]=0;MAX(([.L$3]*0+[.L$4]*0)/[.L$6];[.L$8]);[.L$5])" office:value-type="float" office:value="0" calcext:value-type="float">
            <text:p>0</text:p>
          </table:table-cell>
          <table:table-cell table:formula="of:=IF([.M$5]=0;MAX(([.M$3]*1+[.M$4]*0)/[.M$6];[.M$8]);[.M$5])" office:value-type="float" office:value="1" calcext:value-type="float">
            <text:p>1</text:p>
          </table:table-cell>
          <table:table-cell table:formula="of:=IF([.N$5]=0;MAX(([.N$3]*1+[.N$4]*0)/[.N$6];[.N$8]);[.N$5])" office:value-type="float" office:value="1" calcext:value-type="float">
            <text:p>1</text:p>
          </table:table-cell>
          <table:table-cell table:formula="of:=IF([.O$5]=0;MAX(([.O$3]*1+[.O$4]*0)/[.O$6];[.O$8]);[.O$5])" office:value-type="float" office:value="1" calcext:value-type="float">
            <text:p>1</text:p>
          </table:table-cell>
          <table:table-cell table:formula="of:=IF([.P$5]=0;MAX(([.P$3]*1+[.P$4]*0)/[.P$6];[.P$8]);[.P$5])" office:value-type="float" office:value="1" calcext:value-type="float">
            <text:p>1</text:p>
          </table:table-cell>
          <table:table-cell table:formula="of:=IF([.Q$5]=0;MAX(([.Q$3]*0+[.Q$4]*1)/[.Q$6];[.Q$8]);[.Q$5])" office:value-type="float" office:value="-0.5" calcext:value-type="float">
            <text:p>-0,5</text:p>
          </table:table-cell>
          <table:table-cell table:formula="of:=IF([.R$5]=0;MAX(([.R$3]*0+[.R$4]*1)/[.R$6];[.R$8]);[.R$5])" office:value-type="float" office:value="-0.5" calcext:value-type="float">
            <text:p>-0,5</text:p>
          </table:table-cell>
          <table:table-cell table:formula="of:=IF([.S$5]=0;MAX(([.S$3]*1+[.S$4]*0)/[.S$6];[.S$8]);[.S$5])" office:value-type="float" office:value="1" calcext:value-type="float">
            <text:p>1</text:p>
          </table:table-cell>
          <table:table-cell table:formula="of:=IF([.T$5]=0;MAX(([.T$3]*0+[.T$4]*1)/[.T$6];[.T$8]);[.T$5])" office:value-type="float" office:value="-0.5" calcext:value-type="float">
            <text:p>-0,5</text:p>
          </table:table-cell>
          <table:table-cell table:formula="of:=IF([.U$5]=0;MAX(([.U$3]*1+[.U$4]*0)/[.U$6];[.U$8]);[.U$5])" office:value-type="float" office:value="1" calcext:value-type="float">
            <text:p>1</text:p>
          </table:table-cell>
          <table:table-cell table:formula="of:=IF([.V$5]=0;MAX(([.V$3]*0+[.V$4]*1)/[.V$6];[.V$8]);[.V$5])" office:value-type="float" office:value="-0.5" calcext:value-type="float">
            <text:p>-0,5</text:p>
          </table:table-cell>
          <table:table-cell table:formula="of:=IF([.W$5]=0;MAX(([.W$3]*1+[.W$4]*0)/[.W$6];[.W$8]);[.W$5])" office:value-type="float" office:value="1" calcext:value-type="float">
            <text:p>1</text:p>
          </table:table-cell>
          <table:table-cell table:formula="of:=IF([.X$5]=0;MAX(([.X$3]*0+[.X$4]*0)/[.X$6];[.X$8]);[.X$5])" office:value-type="float" office:value="0" calcext:value-type="float">
            <text:p>0</text:p>
          </table:table-cell>
          <table:table-cell table:formula="of:=IF([.Y$5]=0;MAX(([.Y$3]*1+[.Y$4]*0)/[.Y$6];[.Y$8]);[.Y$5])" office:value-type="float" office:value="1" calcext:value-type="float">
            <text:p>1</text:p>
          </table:table-cell>
          <table:table-cell table:formula="of:=IF([.Z$5]=0;MAX(([.Z$3]*0+[.Z$4]*0)/[.Z$6];[.Z$8]);[.Z$5])" office:value-type="float" office:value="0" calcext:value-type="float">
            <text:p>0</text:p>
          </table:table-cell>
          <table:table-cell table:formula="of:=IF([.AA$5]=0;MAX(([.AA$3]*1+[.AA$4]*0)/[.AA$6];[.AA$8]);[.AA$5])" office:value-type="float" office:value="1" calcext:value-type="float">
            <text:p>1</text:p>
          </table:table-cell>
          <table:table-cell table:formula="of:=IF([.AB$5]=0;MAX(([.AB$3]*1+[.AB$4]*0)/[.AB$6];[.AB$8]);[.AB$5])" office:value-type="float" office:value="1" calcext:value-type="float">
            <text:p>1</text:p>
          </table:table-cell>
          <table:table-cell table:formula="of:=IF([.AC$5]=0;MAX(([.AC$3]*0+[.AC$4]*1)/[.AC$6];[.AC$8]);[.AC$5])" office:value-type="float" office:value="-0.5" calcext:value-type="float">
            <text:p>-0,5</text:p>
          </table:table-cell>
          <table:table-cell table:formula="of:=IF([.AD$5]=0;MAX(([.AD$3]*0+[.AD$4]*1)/[.AD$6];[.AD$8]);[.AD$5])" office:value-type="float" office:value="-0.5" calcext:value-type="float">
            <text:p>-0,5</text:p>
          </table:table-cell>
          <table:table-cell table:formula="of:=IF([.AE$5]=0;MAX(([.AE$3]*1+[.AE$4]*0)/[.AE$6];[.AE$8]);[.AE$5])" office:value-type="float" office:value="1" calcext:value-type="float">
            <text:p>1</text:p>
          </table:table-cell>
          <table:table-cell table:formula="of:=IF([.AF$5]=0;MAX(([.AF$3]*0+[.AF$4]*1)/[.AF$6];[.AF$8]);[.AF$5])" office:value-type="float" office:value="-0.5" calcext:value-type="float">
            <text:p>-0,5</text:p>
          </table:table-cell>
          <table:table-cell table:formula="of:=IF([.AG$5]=0;MAX(([.AG$3]*1+[.AG$4]*0)/[.AG$6];[.AG$8]);[.AG$5])" office:value-type="float" office:value="1" calcext:value-type="float">
            <text:p>1</text:p>
          </table:table-cell>
          <table:table-cell table:formula="of:=IF([.AH$5]=0;MAX(([.AH$3]*1+[.AH$4]*0)/[.AH$6];[.AH$8]);[.AH$5])" office:value-type="float" office:value="1" calcext:value-type="float">
            <text:p>1</text:p>
          </table:table-cell>
          <table:table-cell table:formula="of:=IF([.AI$5]=0;MAX(([.AI$3]*1+[.AI$4]*0)/[.AI$6];[.AI$8]);[.AI$5])" office:value-type="float" office:value="1" calcext:value-type="float">
            <text:p>1</text:p>
          </table:table-cell>
          <table:table-cell table:formula="of:=IF([.AJ$5]=0;MAX(([.AJ$3]*1+[.AJ$4]*0)/[.AJ$6];[.AJ$8]);[.AJ$5])" office:value-type="float" office:value="1" calcext:value-type="float">
            <text:p>1</text:p>
          </table:table-cell>
          <table:table-cell table:formula="of:=IF([.AK$5]=0;MAX(([.AK$3]*0+[.AK$4]*1)/[.AK$6];[.AK$8]);[.AK$5])" office:value-type="float" office:value="-0.5" calcext:value-type="float">
            <text:p>-0,5</text:p>
          </table:table-cell>
          <table:table-cell table:formula="of:=IF([.AL$5]=0;MAX(([.AL$3]*1+[.AL$4]*0)/[.AL$6];[.AL$8]);[.AL$5])" office:value-type="float" office:value="1" calcext:value-type="float">
            <text:p>1</text:p>
          </table:table-cell>
          <table:table-cell table:formula="of:=IF([.AM$5]=0;MAX(([.AM$3]*0+[.AM$4]*1)/[.AM$6];[.AM$8]);[.AM$5])" office:value-type="float" office:value="-0.5" calcext:value-type="float">
            <text:p>-0,5</text:p>
          </table:table-cell>
          <table:table-cell table:formula="of:=IF([.AN$5]=0;MAX(([.AN$3]*1+[.AN$4]*0)/[.AN$6];[.AN$8]);[.AN$5])" office:value-type="float" office:value="1" calcext:value-type="float">
            <text:p>1</text:p>
          </table:table-cell>
          <table:table-cell table:formula="of:=IF([.AO$5]=0;MAX(([.AO$3]*1+[.AO$4]*0)/[.AO$6];[.AO$8]);[.AO$5])" office:value-type="float" office:value="1" calcext:value-type="float">
            <text:p>1</text:p>
          </table:table-cell>
          <table:table-cell table:formula="of:=IF([.AP$5]=0;MAX(([.AP$3]*1+[.AP$4]*0)/[.AP$6];[.AP$8]);[.AP$5])" office:value-type="float" office:value="1" calcext:value-type="float">
            <text:p>1</text:p>
          </table:table-cell>
          <table:table-cell table:formula="of:=IF([.AQ$5]=0;MAX(([.AQ$3]*1+[.AQ$4]*0)/[.AQ$6];[.AQ$8]);[.AQ$5])" office:value-type="float" office:value="1" calcext:value-type="float">
            <text:p>1</text:p>
          </table:table-cell>
          <table:table-cell table:formula="of:=IF([.AR$5]=0;MAX(([.AR$3]*1+[.AR$4]*0)/[.AR$6];[.AR$8]);[.AR$5])" office:value-type="float" office:value="1" calcext:value-type="float">
            <text:p>1</text:p>
          </table:table-cell>
          <table:table-cell table:formula="of:=IF([.AS$5]=0;MAX(([.AS$3]*0+[.AS$4]*1)/[.AS$6];[.AS$8]);[.AS$5])" office:value-type="float" office:value="-0.5" calcext:value-type="float">
            <text:p>-0,5</text:p>
          </table:table-cell>
          <table:table-cell table:formula="of:=IF([.AT$5]=0;MAX(([.AT$3]*0+[.AT$4]*1)/[.AT$6];[.AT$8]);[.AT$5])" office:value-type="float" office:value="-0.5" calcext:value-type="float">
            <text:p>-0,5</text:p>
          </table:table-cell>
          <table:table-cell table:formula="of:=IF([.AU$5]=0;MAX(([.AU$3]*1+[.AU$4]*0)/[.AU$6];[.AU$8]);[.AU$5])" office:value-type="float" office:value="1" calcext:value-type="float">
            <text:p>1</text:p>
          </table:table-cell>
          <table:table-cell table:formula="of:=IF([.AV$5]=0;MAX(([.AV$3]*0+[.AV$4]*1)/[.AV$6];[.AV$8]);[.AV$5])" office:value-type="float" office:value="-0.5" calcext:value-type="float">
            <text:p>-0,5</text:p>
          </table:table-cell>
          <table:table-cell table:formula="of:=IF([.AW$5]=0;MAX(([.AW$3]*1+[.AW$4]*0)/[.AW$6];[.AW$8]);[.AW$5])" office:value-type="float" office:value="1" calcext:value-type="float">
            <text:p>1</text:p>
          </table:table-cell>
          <table:table-cell table:formula="of:=IF([.AX$5]=0;MAX(([.AX$3]*0+[.AX$4]*1)/[.AX$6];[.AX$8]);[.AX$5])" office:value-type="float" office:value="-0.5" calcext:value-type="float">
            <text:p>-0,5</text:p>
          </table:table-cell>
          <table:table-cell table:formula="of:=IF([.AY$5]=0;MAX(([.AY$3]*1+[.AY$4]*0)/[.AY$6];[.AY$8]);[.AY$5])" office:value-type="float" office:value="1" calcext:value-type="float">
            <text:p>1</text:p>
          </table:table-cell>
          <table:table-cell table:formula="of:=IF([.AZ$5]=0;MAX(([.AZ$3]*1+[.AZ$4]*0)/[.AZ$6];[.AZ$8]);[.AZ$5])" office:value-type="float" office:value="1" calcext:value-type="float">
            <text:p>1</text:p>
          </table:table-cell>
          <table:table-cell table:formula="of:=IF([.BA$5]=0;MAX(([.BA$3]*1+[.BA$4]*0)/[.BA$6];[.BA$8]);[.BA$5])" office:value-type="float" office:value="1" calcext:value-type="float">
            <text:p>1</text:p>
          </table:table-cell>
          <table:table-cell table:formula="of:=IF([.BB$5]=0;MAX(([.BB$3]*1+[.BB$4]*0)/[.BB$6];[.BB$8]);[.BB$5])" office:value-type="float" office:value="1" calcext:value-type="float">
            <text:p>1</text:p>
          </table:table-cell>
          <table:table-cell table:formula="of:=[.BC$62]*SUMPRODUCT([.$E$2:.$BB$2];[.$E101:.$BB101])/[.$BC$3]" office:value-type="float" office:value="11" calcext:value-type="float">
            <text:p>11</text:p>
          </table:table-cell>
          <table:table-cell table:formula="of:=MAX(0;ROUNDUP([.$BC101]/[.$BD$2])*[.$BD$2])" office:value-type="float" office:value="11" calcext:value-type="float">
            <text:p>11</text:p>
          </table:table-cell>
          <table:table-cell table:formula="of:=RANK([.BD101];[.BD$63:.BD$111])" office:value-type="float" office:value="29" calcext:value-type="float">
            <text:p>29</text:p>
          </table:table-cell>
          <table:table-cell table:number-columns-repeated="2"/>
          <table:table-cell table:number-columns-repeated="7" office:value-type="string" calcext:value-type="string">
            <text:p>R1</text:p>
          </table:table-cell>
          <table:table-cell/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3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3" office:value-type="string" calcext:value-type="string">
            <text:p>R2</text:p>
          </table:table-cell>
          <table:table-cell/>
          <table:table-cell office:value-type="string" calcext:value-type="string">
            <text:p>R1</text:p>
          </table:table-cell>
          <table:table-cell/>
          <table:table-cell table:number-columns-repeated="2"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table:number-columns-repeated="4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3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3"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table:number-columns-repeated="5"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table:number-columns-repeated="3"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BONO</text:p>
          </table:table-cell>
          <table:table-cell office:value-type="string" calcext:value-type="string">
            <text:p>Laureen</text:p>
          </table:table-cell>
          <table:table-cell office:value-type="string" calcext:value-type="string">
            <text:p>f10006</text:p>
          </table:table-cell>
          <table:table-cell table:formula="of:=[.$BC102]" office:value-type="float" office:value="10.2" calcext:value-type="float">
            <text:p>10,2</text:p>
          </table:table-cell>
          <table:table-cell table:formula="of:=IF([.E$5]=0;MAX(([.E$3]*1+[.E$4]*0)/[.E$6];[.E$8]);[.E$5])" office:value-type="float" office:value="1" calcext:value-type="float">
            <text:p>1</text:p>
          </table:table-cell>
          <table:table-cell table:formula="of:=IF([.F$5]=0;MAX(([.F$3]*1+[.F$4]*0)/[.F$6];[.F$8]);[.F$5])" office:value-type="float" office:value="1" calcext:value-type="float">
            <text:p>1</text:p>
          </table:table-cell>
          <table:table-cell table:formula="of:=IF([.G$5]=0;MAX(([.G$3]*0+[.G$4]*1)/[.G$6];[.G$8]);[.G$5])" office:value-type="float" office:value="-0.5" calcext:value-type="float">
            <text:p>-0,5</text:p>
          </table:table-cell>
          <table:table-cell table:formula="of:=IF([.H$5]=0;MAX(([.H$3]*1+[.H$4]*0)/[.H$6];[.H$8]);[.H$5])" office:value-type="float" office:value="1" calcext:value-type="float">
            <text:p>1</text:p>
          </table:table-cell>
          <table:table-cell table:formula="of:=IF([.I$5]=0;MAX(([.I$3]*1+[.I$4]*0)/[.I$6];[.I$8]);[.I$5])" office:value-type="float" office:value="1" calcext:value-type="float">
            <text:p>1</text:p>
          </table:table-cell>
          <table:table-cell table:formula="of:=IF([.J$5]=0;MAX(([.J$3]*0+[.J$4]*1)/[.J$6];[.J$8]);[.J$5])" office:value-type="float" office:value="-0.5" calcext:value-type="float">
            <text:p>-0,5</text:p>
          </table:table-cell>
          <table:table-cell table:formula="of:=IF([.K$5]=0;MAX(([.K$3]*1+[.K$4]*0)/[.K$6];[.K$8]);[.K$5])" office:value-type="float" office:value="1" calcext:value-type="float">
            <text:p>1</text:p>
          </table:table-cell>
          <table:table-cell table:formula="of:=IF([.L$5]=0;MAX(([.L$3]*1+[.L$4]*0)/[.L$6];[.L$8]);[.L$5])" office:value-type="float" office:value="1" calcext:value-type="float">
            <text:p>1</text:p>
          </table:table-cell>
          <table:table-cell table:formula="of:=IF([.M$5]=0;MAX(([.M$3]*1+[.M$4]*0)/[.M$6];[.M$8]);[.M$5])" office:value-type="float" office:value="1" calcext:value-type="float">
            <text:p>1</text:p>
          </table:table-cell>
          <table:table-cell table:formula="of:=IF([.N$5]=0;MAX(([.N$3]*0+[.N$4]*1)/[.N$6];[.N$8]);[.N$5])" office:value-type="float" office:value="-0.5" calcext:value-type="float">
            <text:p>-0,5</text:p>
          </table:table-cell>
          <table:table-cell table:formula="of:=IF([.O$5]=0;MAX(([.O$3]*0+[.O$4]*1)/[.O$6];[.O$8]);[.O$5])" office:value-type="float" office:value="-0.5" calcext:value-type="float">
            <text:p>-0,5</text:p>
          </table:table-cell>
          <table:table-cell table:formula="of:=IF([.P$5]=0;MAX(([.P$3]*1+[.P$4]*0)/[.P$6];[.P$8]);[.P$5])" office:value-type="float" office:value="1" calcext:value-type="float">
            <text:p>1</text:p>
          </table:table-cell>
          <table:table-cell table:formula="of:=IF([.Q$5]=0;MAX(([.Q$3]*1+[.Q$4]*0)/[.Q$6];[.Q$8]);[.Q$5])" office:value-type="float" office:value="1" calcext:value-type="float">
            <text:p>1</text:p>
          </table:table-cell>
          <table:table-cell table:formula="of:=IF([.R$5]=0;MAX(([.R$3]*0+[.R$4]*1)/[.R$6];[.R$8]);[.R$5])" office:value-type="float" office:value="-0.5" calcext:value-type="float">
            <text:p>-0,5</text:p>
          </table:table-cell>
          <table:table-cell table:formula="of:=IF([.S$5]=0;MAX(([.S$3]*0+[.S$4]*1)/[.S$6];[.S$8]);[.S$5])" office:value-type="float" office:value="-0.5" calcext:value-type="float">
            <text:p>-0,5</text:p>
          </table:table-cell>
          <table:table-cell table:formula="of:=IF([.T$5]=0;MAX(([.T$3]*0+[.T$4]*0)/[.T$6];[.T$8]);[.T$5])" office:value-type="float" office:value="0" calcext:value-type="float">
            <text:p>0</text:p>
          </table:table-cell>
          <table:table-cell table:formula="of:=IF([.U$5]=0;MAX(([.U$3]*1+[.U$4]*0)/[.U$6];[.U$8]);[.U$5])" office:value-type="float" office:value="1" calcext:value-type="float">
            <text:p>1</text:p>
          </table:table-cell>
          <table:table-cell table:formula="of:=IF([.V$5]=0;MAX(([.V$3]*0+[.V$4]*1)/[.V$6];[.V$8]);[.V$5])" office:value-type="float" office:value="-0.5" calcext:value-type="float">
            <text:p>-0,5</text:p>
          </table:table-cell>
          <table:table-cell table:formula="of:=IF([.W$5]=0;MAX(([.W$3]*0+[.W$4]*1)/[.W$6];[.W$8]);[.W$5])" office:value-type="float" office:value="-0.5" calcext:value-type="float">
            <text:p>-0,5</text:p>
          </table:table-cell>
          <table:table-cell table:formula="of:=IF([.X$5]=0;MAX(([.X$3]*1+[.X$4]*0)/[.X$6];[.X$8]);[.X$5])" office:value-type="float" office:value="1" calcext:value-type="float">
            <text:p>1</text:p>
          </table:table-cell>
          <table:table-cell table:formula="of:=IF([.Y$5]=0;MAX(([.Y$3]*0+[.Y$4]*1)/[.Y$6];[.Y$8]);[.Y$5])" office:value-type="float" office:value="-0.5" calcext:value-type="float">
            <text:p>-0,5</text:p>
          </table:table-cell>
          <table:table-cell table:formula="of:=IF([.Z$5]=0;MAX(([.Z$3]*1+[.Z$4]*0)/[.Z$6];[.Z$8]);[.Z$5])" office:value-type="float" office:value="1" calcext:value-type="float">
            <text:p>1</text:p>
          </table:table-cell>
          <table:table-cell table:formula="of:=IF([.AA$5]=0;MAX(([.AA$3]*1+[.AA$4]*0)/[.AA$6];[.AA$8]);[.AA$5])" office:value-type="float" office:value="1" calcext:value-type="float">
            <text:p>1</text:p>
          </table:table-cell>
          <table:table-cell table:formula="of:=IF([.AB$5]=0;MAX(([.AB$3]*0+[.AB$4]*1)/[.AB$6];[.AB$8]);[.AB$5])" office:value-type="float" office:value="-0.5" calcext:value-type="float">
            <text:p>-0,5</text:p>
          </table:table-cell>
          <table:table-cell table:formula="of:=IF([.AC$5]=0;MAX(([.AC$3]*1+[.AC$4]*0)/[.AC$6];[.AC$8]);[.AC$5])" office:value-type="float" office:value="1" calcext:value-type="float">
            <text:p>1</text:p>
          </table:table-cell>
          <table:table-cell table:formula="of:=IF([.AD$5]=0;MAX(([.AD$3]*1+[.AD$4]*0)/[.AD$6];[.AD$8]);[.AD$5])" office:value-type="float" office:value="1" calcext:value-type="float">
            <text:p>1</text:p>
          </table:table-cell>
          <table:table-cell table:formula="of:=IF([.AE$5]=0;MAX(([.AE$3]*1+[.AE$4]*0)/[.AE$6];[.AE$8]);[.AE$5])" office:value-type="float" office:value="1" calcext:value-type="float">
            <text:p>1</text:p>
          </table:table-cell>
          <table:table-cell table:formula="of:=IF([.AF$5]=0;MAX(([.AF$3]*1+[.AF$4]*0)/[.AF$6];[.AF$8]);[.AF$5])" office:value-type="float" office:value="1" calcext:value-type="float">
            <text:p>1</text:p>
          </table:table-cell>
          <table:table-cell table:formula="of:=IF([.AG$5]=0;MAX(([.AG$3]*1+[.AG$4]*0)/[.AG$6];[.AG$8]);[.AG$5])" office:value-type="float" office:value="1" calcext:value-type="float">
            <text:p>1</text:p>
          </table:table-cell>
          <table:table-cell table:formula="of:=IF([.AH$5]=0;MAX(([.AH$3]*0+[.AH$4]*1)/[.AH$6];[.AH$8]);[.AH$5])" office:value-type="float" office:value="-0.5" calcext:value-type="float">
            <text:p>-0,5</text:p>
          </table:table-cell>
          <table:table-cell table:formula="of:=IF([.AI$5]=0;MAX(([.AI$3]*1+[.AI$4]*0)/[.AI$6];[.AI$8]);[.AI$5])" office:value-type="float" office:value="1" calcext:value-type="float">
            <text:p>1</text:p>
          </table:table-cell>
          <table:table-cell table:formula="of:=IF([.AJ$5]=0;MAX(([.AJ$3]*1+[.AJ$4]*0)/[.AJ$6];[.AJ$8]);[.AJ$5])" office:value-type="float" office:value="1" calcext:value-type="float">
            <text:p>1</text:p>
          </table:table-cell>
          <table:table-cell table:formula="of:=IF([.AK$5]=0;MAX(([.AK$3]*0+[.AK$4]*1)/[.AK$6];[.AK$8]);[.AK$5])" office:value-type="float" office:value="-0.5" calcext:value-type="float">
            <text:p>-0,5</text:p>
          </table:table-cell>
          <table:table-cell table:formula="of:=IF([.AL$5]=0;MAX(([.AL$3]*1+[.AL$4]*0)/[.AL$6];[.AL$8]);[.AL$5])" office:value-type="float" office:value="1" calcext:value-type="float">
            <text:p>1</text:p>
          </table:table-cell>
          <table:table-cell table:formula="of:=IF([.AM$5]=0;MAX(([.AM$3]*1+[.AM$4]*0)/[.AM$6];[.AM$8]);[.AM$5])" office:value-type="float" office:value="1" calcext:value-type="float">
            <text:p>1</text:p>
          </table:table-cell>
          <table:table-cell table:formula="of:=IF([.AN$5]=0;MAX(([.AN$3]*0+[.AN$4]*1)/[.AN$6];[.AN$8]);[.AN$5])" office:value-type="float" office:value="-0.5" calcext:value-type="float">
            <text:p>-0,5</text:p>
          </table:table-cell>
          <table:table-cell table:formula="of:=IF([.AO$5]=0;MAX(([.AO$3]*1+[.AO$4]*0)/[.AO$6];[.AO$8]);[.AO$5])" office:value-type="float" office:value="1" calcext:value-type="float">
            <text:p>1</text:p>
          </table:table-cell>
          <table:table-cell table:formula="of:=IF([.AP$5]=0;MAX(([.AP$3]*1+[.AP$4]*0)/[.AP$6];[.AP$8]);[.AP$5])" office:value-type="float" office:value="1" calcext:value-type="float">
            <text:p>1</text:p>
          </table:table-cell>
          <table:table-cell table:formula="of:=IF([.AQ$5]=0;MAX(([.AQ$3]*1+[.AQ$4]*0)/[.AQ$6];[.AQ$8]);[.AQ$5])" office:value-type="float" office:value="1" calcext:value-type="float">
            <text:p>1</text:p>
          </table:table-cell>
          <table:table-cell table:formula="of:=IF([.AR$5]=0;MAX(([.AR$3]*1+[.AR$4]*0)/[.AR$6];[.AR$8]);[.AR$5])" office:value-type="float" office:value="1" calcext:value-type="float">
            <text:p>1</text:p>
          </table:table-cell>
          <table:table-cell table:formula="of:=IF([.AS$5]=0;MAX(([.AS$3]*1+[.AS$4]*0)/[.AS$6];[.AS$8]);[.AS$5])" office:value-type="float" office:value="1" calcext:value-type="float">
            <text:p>1</text:p>
          </table:table-cell>
          <table:table-cell table:formula="of:=IF([.AT$5]=0;MAX(([.AT$3]*0+[.AT$4]*1)/[.AT$6];[.AT$8]);[.AT$5])" office:value-type="float" office:value="-0.5" calcext:value-type="float">
            <text:p>-0,5</text:p>
          </table:table-cell>
          <table:table-cell table:formula="of:=IF([.AU$5]=0;MAX(([.AU$3]*1+[.AU$4]*0)/[.AU$6];[.AU$8]);[.AU$5])" office:value-type="float" office:value="1" calcext:value-type="float">
            <text:p>1</text:p>
          </table:table-cell>
          <table:table-cell table:formula="of:=IF([.AV$5]=0;MAX(([.AV$3]*0+[.AV$4]*1)/[.AV$6];[.AV$8]);[.AV$5])" office:value-type="float" office:value="-0.5" calcext:value-type="float">
            <text:p>-0,5</text:p>
          </table:table-cell>
          <table:table-cell table:formula="of:=IF([.AW$5]=0;MAX(([.AW$3]*1+[.AW$4]*0)/[.AW$6];[.AW$8]);[.AW$5])" office:value-type="float" office:value="1" calcext:value-type="float">
            <text:p>1</text:p>
          </table:table-cell>
          <table:table-cell table:formula="of:=IF([.AX$5]=0;MAX(([.AX$3]*1+[.AX$4]*0)/[.AX$6];[.AX$8]);[.AX$5])" office:value-type="float" office:value="1" calcext:value-type="float">
            <text:p>1</text:p>
          </table:table-cell>
          <table:table-cell table:formula="of:=IF([.AY$5]=0;MAX(([.AY$3]*1+[.AY$4]*0)/[.AY$6];[.AY$8]);[.AY$5])" office:value-type="float" office:value="1" calcext:value-type="float">
            <text:p>1</text:p>
          </table:table-cell>
          <table:table-cell table:formula="of:=IF([.AZ$5]=0;MAX(([.AZ$3]*1+[.AZ$4]*0)/[.AZ$6];[.AZ$8]);[.AZ$5])" office:value-type="float" office:value="1" calcext:value-type="float">
            <text:p>1</text:p>
          </table:table-cell>
          <table:table-cell table:formula="of:=IF([.BA$5]=0;MAX(([.BA$3]*0+[.BA$4]*0)/[.BA$6];[.BA$8]);[.BA$5])" office:value-type="float" office:value="0" calcext:value-type="float">
            <text:p>0</text:p>
          </table:table-cell>
          <table:table-cell table:formula="of:=IF([.BB$5]=0;MAX(([.BB$3]*1+[.BB$4]*0)/[.BB$6];[.BB$8]);[.BB$5])" office:value-type="float" office:value="1" calcext:value-type="float">
            <text:p>1</text:p>
          </table:table-cell>
          <table:table-cell table:formula="of:=[.BC$62]*SUMPRODUCT([.$E$2:.$BB$2];[.$E102:.$BB102])/[.$BC$3]" office:value-type="float" office:value="10.2" calcext:value-type="float">
            <text:p>10,2</text:p>
          </table:table-cell>
          <table:table-cell table:formula="of:=MAX(0;ROUNDUP([.$BC102]/[.$BD$2])*[.$BD$2])" office:value-type="float" office:value="10.2" calcext:value-type="float">
            <text:p>10,2</text:p>
          </table:table-cell>
          <table:table-cell table:formula="of:=RANK([.BD102];[.BD$63:.BD$111])" office:value-type="float" office:value="32" calcext:value-type="float">
            <text:p>32</text:p>
          </table:table-cell>
          <table:table-cell table:number-columns-repeated="2"/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3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/>
          <table:table-cell table:number-columns-repeated="2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3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table:number-columns-repeated="4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table:number-columns-repeated="3" office:value-type="string" calcext:value-type="string">
            <text:p>R2</text:p>
          </table:table-cell>
          <table:table-cell table:number-columns-repeated="5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LEULLIETTE</text:p>
          </table:table-cell>
          <table:table-cell office:value-type="string" calcext:value-type="string">
            <text:p>Hippolyte</text:p>
          </table:table-cell>
          <table:table-cell office:value-type="string" calcext:value-type="string">
            <text:p>f10034</text:p>
          </table:table-cell>
          <table:table-cell table:formula="of:=[.$BC103]" office:value-type="float" office:value="12.4" calcext:value-type="float">
            <text:p>12,4</text:p>
          </table:table-cell>
          <table:table-cell table:formula="of:=IF([.E$5]=0;MAX(([.E$3]*1+[.E$4]*0)/[.E$6];[.E$8]);[.E$5])" office:value-type="float" office:value="1" calcext:value-type="float">
            <text:p>1</text:p>
          </table:table-cell>
          <table:table-cell table:formula="of:=IF([.F$5]=0;MAX(([.F$3]*1+[.F$4]*0)/[.F$6];[.F$8]);[.F$5])" office:value-type="float" office:value="1" calcext:value-type="float">
            <text:p>1</text:p>
          </table:table-cell>
          <table:table-cell table:formula="of:=IF([.G$5]=0;MAX(([.G$3]*1+[.G$4]*0)/[.G$6];[.G$8]);[.G$5])" office:value-type="float" office:value="1" calcext:value-type="float">
            <text:p>1</text:p>
          </table:table-cell>
          <table:table-cell table:formula="of:=IF([.H$5]=0;MAX(([.H$3]*1+[.H$4]*0)/[.H$6];[.H$8]);[.H$5])" office:value-type="float" office:value="1" calcext:value-type="float">
            <text:p>1</text:p>
          </table:table-cell>
          <table:table-cell table:formula="of:=IF([.I$5]=0;MAX(([.I$3]*1+[.I$4]*0)/[.I$6];[.I$8]);[.I$5])" office:value-type="float" office:value="1" calcext:value-type="float">
            <text:p>1</text:p>
          </table:table-cell>
          <table:table-cell table:formula="of:=IF([.J$5]=0;MAX(([.J$3]*1+[.J$4]*0)/[.J$6];[.J$8]);[.J$5])" office:value-type="float" office:value="1" calcext:value-type="float">
            <text:p>1</text:p>
          </table:table-cell>
          <table:table-cell table:formula="of:=IF([.K$5]=0;MAX(([.K$3]*0+[.K$4]*0)/[.K$6];[.K$8]);[.K$5])" office:value-type="float" office:value="0" calcext:value-type="float">
            <text:p>0</text:p>
          </table:table-cell>
          <table:table-cell table:formula="of:=IF([.L$5]=0;MAX(([.L$3]*1+[.L$4]*0)/[.L$6];[.L$8]);[.L$5])" office:value-type="float" office:value="1" calcext:value-type="float">
            <text:p>1</text:p>
          </table:table-cell>
          <table:table-cell table:formula="of:=IF([.M$5]=0;MAX(([.M$3]*1+[.M$4]*0)/[.M$6];[.M$8]);[.M$5])" office:value-type="float" office:value="1" calcext:value-type="float">
            <text:p>1</text:p>
          </table:table-cell>
          <table:table-cell table:formula="of:=IF([.N$5]=0;MAX(([.N$3]*0+[.N$4]*1)/[.N$6];[.N$8]);[.N$5])" office:value-type="float" office:value="-0.5" calcext:value-type="float">
            <text:p>-0,5</text:p>
          </table:table-cell>
          <table:table-cell table:formula="of:=IF([.O$5]=0;MAX(([.O$3]*0+[.O$4]*0)/[.O$6];[.O$8]);[.O$5])" office:value-type="float" office:value="0" calcext:value-type="float">
            <text:p>0</text:p>
          </table:table-cell>
          <table:table-cell table:formula="of:=IF([.P$5]=0;MAX(([.P$3]*1+[.P$4]*0)/[.P$6];[.P$8]);[.P$5])" office:value-type="float" office:value="1" calcext:value-type="float">
            <text:p>1</text:p>
          </table:table-cell>
          <table:table-cell table:formula="of:=IF([.Q$5]=0;MAX(([.Q$3]*1+[.Q$4]*0)/[.Q$6];[.Q$8]);[.Q$5])" office:value-type="float" office:value="1" calcext:value-type="float">
            <text:p>1</text:p>
          </table:table-cell>
          <table:table-cell table:formula="of:=IF([.R$5]=0;MAX(([.R$3]*1+[.R$4]*0)/[.R$6];[.R$8]);[.R$5])" office:value-type="float" office:value="1" calcext:value-type="float">
            <text:p>1</text:p>
          </table:table-cell>
          <table:table-cell table:formula="of:=IF([.S$5]=0;MAX(([.S$3]*0+[.S$4]*1)/[.S$6];[.S$8]);[.S$5])" office:value-type="float" office:value="-0.5" calcext:value-type="float">
            <text:p>-0,5</text:p>
          </table:table-cell>
          <table:table-cell table:formula="of:=IF([.T$5]=0;MAX(([.T$3]*0+[.T$4]*1)/[.T$6];[.T$8]);[.T$5])" office:value-type="float" office:value="-0.5" calcext:value-type="float">
            <text:p>-0,5</text:p>
          </table:table-cell>
          <table:table-cell table:formula="of:=IF([.U$5]=0;MAX(([.U$3]*0+[.U$4]*1)/[.U$6];[.U$8]);[.U$5])" office:value-type="float" office:value="-0.5" calcext:value-type="float">
            <text:p>-0,5</text:p>
          </table:table-cell>
          <table:table-cell table:formula="of:=IF([.V$5]=0;MAX(([.V$3]*1+[.V$4]*0)/[.V$6];[.V$8]);[.V$5])" office:value-type="float" office:value="1" calcext:value-type="float">
            <text:p>1</text:p>
          </table:table-cell>
          <table:table-cell table:formula="of:=IF([.W$5]=0;MAX(([.W$3]*0+[.W$4]*1)/[.W$6];[.W$8]);[.W$5])" office:value-type="float" office:value="-0.5" calcext:value-type="float">
            <text:p>-0,5</text:p>
          </table:table-cell>
          <table:table-cell table:formula="of:=IF([.X$5]=0;MAX(([.X$3]*0+[.X$4]*0)/[.X$6];[.X$8]);[.X$5])" office:value-type="float" office:value="0" calcext:value-type="float">
            <text:p>0</text:p>
          </table:table-cell>
          <table:table-cell table:formula="of:=IF([.Y$5]=0;MAX(([.Y$3]*1+[.Y$4]*0)/[.Y$6];[.Y$8]);[.Y$5])" office:value-type="float" office:value="1" calcext:value-type="float">
            <text:p>1</text:p>
          </table:table-cell>
          <table:table-cell table:formula="of:=IF([.Z$5]=0;MAX(([.Z$3]*1+[.Z$4]*0)/[.Z$6];[.Z$8]);[.Z$5])" office:value-type="float" office:value="1" calcext:value-type="float">
            <text:p>1</text:p>
          </table:table-cell>
          <table:table-cell table:formula="of:=IF([.AA$5]=0;MAX(([.AA$3]*1+[.AA$4]*0)/[.AA$6];[.AA$8]);[.AA$5])" office:value-type="float" office:value="1" calcext:value-type="float">
            <text:p>1</text:p>
          </table:table-cell>
          <table:table-cell table:formula="of:=IF([.AB$5]=0;MAX(([.AB$3]*0+[.AB$4]*0)/[.AB$6];[.AB$8]);[.AB$5])" office:value-type="float" office:value="0" calcext:value-type="float">
            <text:p>0</text:p>
          </table:table-cell>
          <table:table-cell table:formula="of:=IF([.AC$5]=0;MAX(([.AC$3]*1+[.AC$4]*0)/[.AC$6];[.AC$8]);[.AC$5])" office:value-type="float" office:value="1" calcext:value-type="float">
            <text:p>1</text:p>
          </table:table-cell>
          <table:table-cell table:formula="of:=IF([.AD$5]=0;MAX(([.AD$3]*0+[.AD$4]*0)/[.AD$6];[.AD$8]);[.AD$5])" office:value-type="float" office:value="0" calcext:value-type="float">
            <text:p>0</text:p>
          </table:table-cell>
          <table:table-cell table:formula="of:=IF([.AE$5]=0;MAX(([.AE$3]*1+[.AE$4]*0)/[.AE$6];[.AE$8]);[.AE$5])" office:value-type="float" office:value="1" calcext:value-type="float">
            <text:p>1</text:p>
          </table:table-cell>
          <table:table-cell table:formula="of:=IF([.AF$5]=0;MAX(([.AF$3]*1+[.AF$4]*0)/[.AF$6];[.AF$8]);[.AF$5])" office:value-type="float" office:value="1" calcext:value-type="float">
            <text:p>1</text:p>
          </table:table-cell>
          <table:table-cell table:formula="of:=IF([.AG$5]=0;MAX(([.AG$3]*1+[.AG$4]*0)/[.AG$6];[.AG$8]);[.AG$5])" office:value-type="float" office:value="1" calcext:value-type="float">
            <text:p>1</text:p>
          </table:table-cell>
          <table:table-cell table:formula="of:=IF([.AH$5]=0;MAX(([.AH$3]*1+[.AH$4]*0)/[.AH$6];[.AH$8]);[.AH$5])" office:value-type="float" office:value="1" calcext:value-type="float">
            <text:p>1</text:p>
          </table:table-cell>
          <table:table-cell table:formula="of:=IF([.AI$5]=0;MAX(([.AI$3]*1+[.AI$4]*0)/[.AI$6];[.AI$8]);[.AI$5])" office:value-type="float" office:value="1" calcext:value-type="float">
            <text:p>1</text:p>
          </table:table-cell>
          <table:table-cell table:formula="of:=IF([.AJ$5]=0;MAX(([.AJ$3]*1+[.AJ$4]*0)/[.AJ$6];[.AJ$8]);[.AJ$5])" office:value-type="float" office:value="1" calcext:value-type="float">
            <text:p>1</text:p>
          </table:table-cell>
          <table:table-cell table:formula="of:=IF([.AK$5]=0;MAX(([.AK$3]*1+[.AK$4]*0)/[.AK$6];[.AK$8]);[.AK$5])" office:value-type="float" office:value="1" calcext:value-type="float">
            <text:p>1</text:p>
          </table:table-cell>
          <table:table-cell table:formula="of:=IF([.AL$5]=0;MAX(([.AL$3]*1+[.AL$4]*0)/[.AL$6];[.AL$8]);[.AL$5])" office:value-type="float" office:value="1" calcext:value-type="float">
            <text:p>1</text:p>
          </table:table-cell>
          <table:table-cell table:formula="of:=IF([.AM$5]=0;MAX(([.AM$3]*1+[.AM$4]*0)/[.AM$6];[.AM$8]);[.AM$5])" office:value-type="float" office:value="1" calcext:value-type="float">
            <text:p>1</text:p>
          </table:table-cell>
          <table:table-cell table:formula="of:=IF([.AN$5]=0;MAX(([.AN$3]*1+[.AN$4]*0)/[.AN$6];[.AN$8]);[.AN$5])" office:value-type="float" office:value="1" calcext:value-type="float">
            <text:p>1</text:p>
          </table:table-cell>
          <table:table-cell table:formula="of:=IF([.AO$5]=0;MAX(([.AO$3]*1+[.AO$4]*0)/[.AO$6];[.AO$8]);[.AO$5])" office:value-type="float" office:value="1" calcext:value-type="float">
            <text:p>1</text:p>
          </table:table-cell>
          <table:table-cell table:formula="of:=IF([.AP$5]=0;MAX(([.AP$3]*0+[.AP$4]*1)/[.AP$6];[.AP$8]);[.AP$5])" office:value-type="float" office:value="-0.5" calcext:value-type="float">
            <text:p>-0,5</text:p>
          </table:table-cell>
          <table:table-cell table:formula="of:=IF([.AQ$5]=0;MAX(([.AQ$3]*1+[.AQ$4]*0)/[.AQ$6];[.AQ$8]);[.AQ$5])" office:value-type="float" office:value="1" calcext:value-type="float">
            <text:p>1</text:p>
          </table:table-cell>
          <table:table-cell table:formula="of:=IF([.AR$5]=0;MAX(([.AR$3]*1+[.AR$4]*0)/[.AR$6];[.AR$8]);[.AR$5])" office:value-type="float" office:value="1" calcext:value-type="float">
            <text:p>1</text:p>
          </table:table-cell>
          <table:table-cell table:formula="of:=IF([.AS$5]=0;MAX(([.AS$3]*1+[.AS$4]*0)/[.AS$6];[.AS$8]);[.AS$5])" office:value-type="float" office:value="1" calcext:value-type="float">
            <text:p>1</text:p>
          </table:table-cell>
          <table:table-cell table:formula="of:=IF([.AT$5]=0;MAX(([.AT$3]*0+[.AT$4]*1)/[.AT$6];[.AT$8]);[.AT$5])" office:value-type="float" office:value="-0.5" calcext:value-type="float">
            <text:p>-0,5</text:p>
          </table:table-cell>
          <table:table-cell table:formula="of:=IF([.AU$5]=0;MAX(([.AU$3]*1+[.AU$4]*0)/[.AU$6];[.AU$8]);[.AU$5])" office:value-type="float" office:value="1" calcext:value-type="float">
            <text:p>1</text:p>
          </table:table-cell>
          <table:table-cell table:formula="of:=IF([.AV$5]=0;MAX(([.AV$3]*0+[.AV$4]*1)/[.AV$6];[.AV$8]);[.AV$5])" office:value-type="float" office:value="-0.5" calcext:value-type="float">
            <text:p>-0,5</text:p>
          </table:table-cell>
          <table:table-cell table:formula="of:=IF([.AW$5]=0;MAX(([.AW$3]*1+[.AW$4]*0)/[.AW$6];[.AW$8]);[.AW$5])" office:value-type="float" office:value="1" calcext:value-type="float">
            <text:p>1</text:p>
          </table:table-cell>
          <table:table-cell table:formula="of:=IF([.AX$5]=0;MAX(([.AX$3]*1+[.AX$4]*0)/[.AX$6];[.AX$8]);[.AX$5])" office:value-type="float" office:value="1" calcext:value-type="float">
            <text:p>1</text:p>
          </table:table-cell>
          <table:table-cell table:formula="of:=IF([.AY$5]=0;MAX(([.AY$3]*1+[.AY$4]*0)/[.AY$6];[.AY$8]);[.AY$5])" office:value-type="float" office:value="1" calcext:value-type="float">
            <text:p>1</text:p>
          </table:table-cell>
          <table:table-cell table:formula="of:=IF([.AZ$5]=0;MAX(([.AZ$3]*1+[.AZ$4]*0)/[.AZ$6];[.AZ$8]);[.AZ$5])" office:value-type="float" office:value="1" calcext:value-type="float">
            <text:p>1</text:p>
          </table:table-cell>
          <table:table-cell table:formula="of:=IF([.BA$5]=0;MAX(([.BA$3]*0+[.BA$4]*0)/[.BA$6];[.BA$8]);[.BA$5])" office:value-type="float" office:value="0" calcext:value-type="float">
            <text:p>0</text:p>
          </table:table-cell>
          <table:table-cell table:formula="of:=IF([.BB$5]=0;MAX(([.BB$3]*0+[.BB$4]*0)/[.BB$6];[.BB$8]);[.BB$5])" office:value-type="float" office:value="0" calcext:value-type="float">
            <text:p>0</text:p>
          </table:table-cell>
          <table:table-cell table:formula="of:=[.BC$62]*SUMPRODUCT([.$E$2:.$BB$2];[.$E103:.$BB103])/[.$BC$3]" office:value-type="float" office:value="12.4" calcext:value-type="float">
            <text:p>12,4</text:p>
          </table:table-cell>
          <table:table-cell table:formula="of:=MAX(0;ROUNDUP([.$BC103]/[.$BD$2])*[.$BD$2])" office:value-type="float" office:value="12.4" calcext:value-type="float">
            <text:p>12,4</text:p>
          </table:table-cell>
          <table:table-cell table:formula="of:=RANK([.BD103];[.BD$63:.BD$111])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string" calcext:value-type="string">
            <text:p>R1</text:p>
          </table:table-cell>
          <table:table-cell/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table:number-columns-repeated="5" office:value-type="string" calcext:value-type="string">
            <text:p>R1</text:p>
          </table:table-cell>
          <table:table-cell/>
          <table:table-cell table:number-columns-repeated="3" office:value-type="string" calcext:value-type="string">
            <text:p>R1</text:p>
          </table:table-cell>
          <table:table-cell/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4" office:value-type="string" calcext:value-type="string">
            <text:p>R1</text:p>
          </table:table-cell>
          <table:table-cell table:number-columns-repeated="4" office:value-type="string" calcext:value-type="string">
            <text:p>R2</text:p>
          </table:table-cell>
          <table:table-cell table:number-columns-repeated="5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ZAIRE</text:p>
          </table:table-cell>
          <table:table-cell office:value-type="string" calcext:value-type="string">
            <text:p>Célia</text:p>
          </table:table-cell>
          <table:table-cell office:value-type="string" calcext:value-type="string">
            <text:p>f10038</text:p>
          </table:table-cell>
          <table:table-cell table:formula="of:=[.$BC104]" office:value-type="float" office:value="10.2" calcext:value-type="float">
            <text:p>10,2</text:p>
          </table:table-cell>
          <table:table-cell table:formula="of:=IF([.E$5]=0;MAX(([.E$3]*1+[.E$4]*0)/[.E$6];[.E$8]);[.E$5])" office:value-type="float" office:value="1" calcext:value-type="float">
            <text:p>1</text:p>
          </table:table-cell>
          <table:table-cell table:formula="of:=IF([.F$5]=0;MAX(([.F$3]*0+[.F$4]*0)/[.F$6];[.F$8]);[.F$5])" office:value-type="float" office:value="0" calcext:value-type="float">
            <text:p>0</text:p>
          </table:table-cell>
          <table:table-cell table:formula="of:=IF([.G$5]=0;MAX(([.G$3]*1+[.G$4]*0)/[.G$6];[.G$8]);[.G$5])" office:value-type="float" office:value="1" calcext:value-type="float">
            <text:p>1</text:p>
          </table:table-cell>
          <table:table-cell table:formula="of:=IF([.H$5]=0;MAX(([.H$3]*1+[.H$4]*0)/[.H$6];[.H$8]);[.H$5])" office:value-type="float" office:value="1" calcext:value-type="float">
            <text:p>1</text:p>
          </table:table-cell>
          <table:table-cell table:formula="of:=IF([.I$5]=0;MAX(([.I$3]*1+[.I$4]*0)/[.I$6];[.I$8]);[.I$5])" office:value-type="float" office:value="1" calcext:value-type="float">
            <text:p>1</text:p>
          </table:table-cell>
          <table:table-cell table:formula="of:=IF([.J$5]=0;MAX(([.J$3]*1+[.J$4]*0)/[.J$6];[.J$8]);[.J$5])" office:value-type="float" office:value="1" calcext:value-type="float">
            <text:p>1</text:p>
          </table:table-cell>
          <table:table-cell table:formula="of:=IF([.K$5]=0;MAX(([.K$3]*1+[.K$4]*0)/[.K$6];[.K$8]);[.K$5])" office:value-type="float" office:value="1" calcext:value-type="float">
            <text:p>1</text:p>
          </table:table-cell>
          <table:table-cell table:formula="of:=IF([.L$5]=0;MAX(([.L$3]*0+[.L$4]*0)/[.L$6];[.L$8]);[.L$5])" office:value-type="float" office:value="0" calcext:value-type="float">
            <text:p>0</text:p>
          </table:table-cell>
          <table:table-cell table:formula="of:=IF([.M$5]=0;MAX(([.M$3]*0+[.M$4]*0)/[.M$6];[.M$8]);[.M$5])" office:value-type="float" office:value="0" calcext:value-type="float">
            <text:p>0</text:p>
          </table:table-cell>
          <table:table-cell table:formula="of:=IF([.N$5]=0;MAX(([.N$3]*1+[.N$4]*0)/[.N$6];[.N$8]);[.N$5])" office:value-type="float" office:value="1" calcext:value-type="float">
            <text:p>1</text:p>
          </table:table-cell>
          <table:table-cell table:formula="of:=IF([.O$5]=0;MAX(([.O$3]*0+[.O$4]*0)/[.O$6];[.O$8]);[.O$5])" office:value-type="float" office:value="0" calcext:value-type="float">
            <text:p>0</text:p>
          </table:table-cell>
          <table:table-cell table:formula="of:=IF([.P$5]=0;MAX(([.P$3]*1+[.P$4]*0)/[.P$6];[.P$8]);[.P$5])" office:value-type="float" office:value="1" calcext:value-type="float">
            <text:p>1</text:p>
          </table:table-cell>
          <table:table-cell table:formula="of:=IF([.Q$5]=0;MAX(([.Q$3]*1+[.Q$4]*0)/[.Q$6];[.Q$8]);[.Q$5])" office:value-type="float" office:value="1" calcext:value-type="float">
            <text:p>1</text:p>
          </table:table-cell>
          <table:table-cell table:formula="of:=IF([.R$5]=0;MAX(([.R$3]*0+[.R$4]*1)/[.R$6];[.R$8]);[.R$5])" office:value-type="float" office:value="-0.5" calcext:value-type="float">
            <text:p>-0,5</text:p>
          </table:table-cell>
          <table:table-cell table:formula="of:=IF([.S$5]=0;MAX(([.S$3]*0+[.S$4]*1)/[.S$6];[.S$8]);[.S$5])" office:value-type="float" office:value="-0.5" calcext:value-type="float">
            <text:p>-0,5</text:p>
          </table:table-cell>
          <table:table-cell table:formula="of:=IF([.T$5]=0;MAX(([.T$3]*0+[.T$4]*1)/[.T$6];[.T$8]);[.T$5])" office:value-type="float" office:value="-0.5" calcext:value-type="float">
            <text:p>-0,5</text:p>
          </table:table-cell>
          <table:table-cell table:formula="of:=IF([.U$5]=0;MAX(([.U$3]*1+[.U$4]*0)/[.U$6];[.U$8]);[.U$5])" office:value-type="float" office:value="1" calcext:value-type="float">
            <text:p>1</text:p>
          </table:table-cell>
          <table:table-cell table:formula="of:=IF([.V$5]=0;MAX(([.V$3]*1+[.V$4]*0)/[.V$6];[.V$8]);[.V$5])" office:value-type="float" office:value="1" calcext:value-type="float">
            <text:p>1</text:p>
          </table:table-cell>
          <table:table-cell table:formula="of:=IF([.W$5]=0;MAX(([.W$3]*1+[.W$4]*0)/[.W$6];[.W$8]);[.W$5])" office:value-type="float" office:value="1" calcext:value-type="float">
            <text:p>1</text:p>
          </table:table-cell>
          <table:table-cell table:formula="of:=IF([.X$5]=0;MAX(([.X$3]*0+[.X$4]*0)/[.X$6];[.X$8]);[.X$5])" office:value-type="float" office:value="0" calcext:value-type="float">
            <text:p>0</text:p>
          </table:table-cell>
          <table:table-cell table:formula="of:=IF([.Y$5]=0;MAX(([.Y$3]*1+[.Y$4]*0)/[.Y$6];[.Y$8]);[.Y$5])" office:value-type="float" office:value="1" calcext:value-type="float">
            <text:p>1</text:p>
          </table:table-cell>
          <table:table-cell table:formula="of:=IF([.Z$5]=0;MAX(([.Z$3]*0+[.Z$4]*1)/[.Z$6];[.Z$8]);[.Z$5])" office:value-type="float" office:value="-0.5" calcext:value-type="float">
            <text:p>-0,5</text:p>
          </table:table-cell>
          <table:table-cell table:formula="of:=IF([.AA$5]=0;MAX(([.AA$3]*0+[.AA$4]*1)/[.AA$6];[.AA$8]);[.AA$5])" office:value-type="float" office:value="-0.5" calcext:value-type="float">
            <text:p>-0,5</text:p>
          </table:table-cell>
          <table:table-cell table:formula="of:=IF([.AB$5]=0;MAX(([.AB$3]*1+[.AB$4]*0)/[.AB$6];[.AB$8]);[.AB$5])" office:value-type="float" office:value="1" calcext:value-type="float">
            <text:p>1</text:p>
          </table:table-cell>
          <table:table-cell table:formula="of:=IF([.AC$5]=0;MAX(([.AC$3]*1+[.AC$4]*0)/[.AC$6];[.AC$8]);[.AC$5])" office:value-type="float" office:value="1" calcext:value-type="float">
            <text:p>1</text:p>
          </table:table-cell>
          <table:table-cell table:formula="of:=IF([.AD$5]=0;MAX(([.AD$3]*1+[.AD$4]*0)/[.AD$6];[.AD$8]);[.AD$5])" office:value-type="float" office:value="1" calcext:value-type="float">
            <text:p>1</text:p>
          </table:table-cell>
          <table:table-cell table:formula="of:=IF([.AE$5]=0;MAX(([.AE$3]*1+[.AE$4]*0)/[.AE$6];[.AE$8]);[.AE$5])" office:value-type="float" office:value="1" calcext:value-type="float">
            <text:p>1</text:p>
          </table:table-cell>
          <table:table-cell table:formula="of:=IF([.AF$5]=0;MAX(([.AF$3]*0+[.AF$4]*1)/[.AF$6];[.AF$8]);[.AF$5])" office:value-type="float" office:value="-0.5" calcext:value-type="float">
            <text:p>-0,5</text:p>
          </table:table-cell>
          <table:table-cell table:formula="of:=IF([.AG$5]=0;MAX(([.AG$3]*1+[.AG$4]*0)/[.AG$6];[.AG$8]);[.AG$5])" office:value-type="float" office:value="1" calcext:value-type="float">
            <text:p>1</text:p>
          </table:table-cell>
          <table:table-cell table:formula="of:=IF([.AH$5]=0;MAX(([.AH$3]*0+[.AH$4]*0)/[.AH$6];[.AH$8]);[.AH$5])" office:value-type="float" office:value="0" calcext:value-type="float">
            <text:p>0</text:p>
          </table:table-cell>
          <table:table-cell table:formula="of:=IF([.AI$5]=0;MAX(([.AI$3]*1+[.AI$4]*0)/[.AI$6];[.AI$8]);[.AI$5])" office:value-type="float" office:value="1" calcext:value-type="float">
            <text:p>1</text:p>
          </table:table-cell>
          <table:table-cell table:formula="of:=IF([.AJ$5]=0;MAX(([.AJ$3]*1+[.AJ$4]*0)/[.AJ$6];[.AJ$8]);[.AJ$5])" office:value-type="float" office:value="1" calcext:value-type="float">
            <text:p>1</text:p>
          </table:table-cell>
          <table:table-cell table:formula="of:=IF([.AK$5]=0;MAX(([.AK$3]*0+[.AK$4]*0)/[.AK$6];[.AK$8]);[.AK$5])" office:value-type="float" office:value="0" calcext:value-type="float">
            <text:p>0</text:p>
          </table:table-cell>
          <table:table-cell table:formula="of:=IF([.AL$5]=0;MAX(([.AL$3]*1+[.AL$4]*0)/[.AL$6];[.AL$8]);[.AL$5])" office:value-type="float" office:value="1" calcext:value-type="float">
            <text:p>1</text:p>
          </table:table-cell>
          <table:table-cell table:formula="of:=IF([.AM$5]=0;MAX(([.AM$3]*1+[.AM$4]*0)/[.AM$6];[.AM$8]);[.AM$5])" office:value-type="float" office:value="1" calcext:value-type="float">
            <text:p>1</text:p>
          </table:table-cell>
          <table:table-cell table:formula="of:=IF([.AN$5]=0;MAX(([.AN$3]*0+[.AN$4]*0)/[.AN$6];[.AN$8]);[.AN$5])" office:value-type="float" office:value="0" calcext:value-type="float">
            <text:p>0</text:p>
          </table:table-cell>
          <table:table-cell table:formula="of:=IF([.AO$5]=0;MAX(([.AO$3]*1+[.AO$4]*0)/[.AO$6];[.AO$8]);[.AO$5])" office:value-type="float" office:value="1" calcext:value-type="float">
            <text:p>1</text:p>
          </table:table-cell>
          <table:table-cell table:formula="of:=IF([.AP$5]=0;MAX(([.AP$3]*1+[.AP$4]*0)/[.AP$6];[.AP$8]);[.AP$5])" office:value-type="float" office:value="1" calcext:value-type="float">
            <text:p>1</text:p>
          </table:table-cell>
          <table:table-cell table:formula="of:=IF([.AQ$5]=0;MAX(([.AQ$3]*0+[.AQ$4]*0)/[.AQ$6];[.AQ$8]);[.AQ$5])" office:value-type="float" office:value="0" calcext:value-type="float">
            <text:p>0</text:p>
          </table:table-cell>
          <table:table-cell table:formula="of:=IF([.AR$5]=0;MAX(([.AR$3]*0+[.AR$4]*1)/[.AR$6];[.AR$8]);[.AR$5])" office:value-type="float" office:value="-0.5" calcext:value-type="float">
            <text:p>-0,5</text:p>
          </table:table-cell>
          <table:table-cell table:formula="of:=IF([.AS$5]=0;MAX(([.AS$3]*1+[.AS$4]*0)/[.AS$6];[.AS$8]);[.AS$5])" office:value-type="float" office:value="1" calcext:value-type="float">
            <text:p>1</text:p>
          </table:table-cell>
          <table:table-cell table:formula="of:=IF([.AT$5]=0;MAX(([.AT$3]*0+[.AT$4]*0)/[.AT$6];[.AT$8]);[.AT$5])" office:value-type="float" office:value="0" calcext:value-type="float">
            <text:p>0</text:p>
          </table:table-cell>
          <table:table-cell table:formula="of:=IF([.AU$5]=0;MAX(([.AU$3]*1+[.AU$4]*0)/[.AU$6];[.AU$8]);[.AU$5])" office:value-type="float" office:value="1" calcext:value-type="float">
            <text:p>1</text:p>
          </table:table-cell>
          <table:table-cell table:formula="of:=IF([.AV$5]=0;MAX(([.AV$3]*0+[.AV$4]*0)/[.AV$6];[.AV$8]);[.AV$5])" office:value-type="float" office:value="0" calcext:value-type="float">
            <text:p>0</text:p>
          </table:table-cell>
          <table:table-cell table:formula="of:=IF([.AW$5]=0;MAX(([.AW$3]*1+[.AW$4]*0)/[.AW$6];[.AW$8]);[.AW$5])" office:value-type="float" office:value="1" calcext:value-type="float">
            <text:p>1</text:p>
          </table:table-cell>
          <table:table-cell table:formula="of:=IF([.AX$5]=0;MAX(([.AX$3]*0+[.AX$4]*0)/[.AX$6];[.AX$8]);[.AX$5])" office:value-type="float" office:value="0" calcext:value-type="float">
            <text:p>0</text:p>
          </table:table-cell>
          <table:table-cell table:formula="of:=IF([.AY$5]=0;MAX(([.AY$3]*1+[.AY$4]*0)/[.AY$6];[.AY$8]);[.AY$5])" office:value-type="float" office:value="1" calcext:value-type="float">
            <text:p>1</text:p>
          </table:table-cell>
          <table:table-cell table:formula="of:=IF([.AZ$5]=0;MAX(([.AZ$3]*1+[.AZ$4]*0)/[.AZ$6];[.AZ$8]);[.AZ$5])" office:value-type="float" office:value="1" calcext:value-type="float">
            <text:p>1</text:p>
          </table:table-cell>
          <table:table-cell table:formula="of:=IF([.BA$5]=0;MAX(([.BA$3]*0+[.BA$4]*0)/[.BA$6];[.BA$8]);[.BA$5])" office:value-type="float" office:value="0" calcext:value-type="float">
            <text:p>0</text:p>
          </table:table-cell>
          <table:table-cell table:formula="of:=IF([.BB$5]=0;MAX(([.BB$3]*0+[.BB$4]*0)/[.BB$6];[.BB$8]);[.BB$5])" office:value-type="float" office:value="0" calcext:value-type="float">
            <text:p>0</text:p>
          </table:table-cell>
          <table:table-cell table:formula="of:=[.BC$62]*SUMPRODUCT([.$E$2:.$BB$2];[.$E104:.$BB104])/[.$BC$3]" office:value-type="float" office:value="10.2" calcext:value-type="float">
            <text:p>10,2</text:p>
          </table:table-cell>
          <table:table-cell table:formula="of:=MAX(0;ROUNDUP([.$BC104]/[.$BD$2])*[.$BD$2])" office:value-type="float" office:value="10.2" calcext:value-type="float">
            <text:p>10,2</text:p>
          </table:table-cell>
          <table:table-cell table:formula="of:=RANK([.BD104];[.BD$63:.BD$111])"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1</text:p>
          </table:table-cell>
          <table:table-cell/>
          <table:table-cell table:number-columns-repeated="5"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3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table:number-columns-repeated="6" office:value-type="string" calcext:value-type="string">
            <text:p>R1</text:p>
          </table:table-cell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/>
          <table:table-cell table:number-columns-repeated="2" office:value-type="string" calcext:value-type="string">
            <text:p>R1</text:p>
          </table:table-cell>
          <table:table-cell/>
          <table:table-cell table:number-columns-repeated="2" office:value-type="string" calcext:value-type="string">
            <text:p>R1</text:p>
          </table:table-cell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ILIGOJ</text:p>
          </table:table-cell>
          <table:table-cell office:value-type="string" calcext:value-type="string">
            <text:p>Ohana</text:p>
          </table:table-cell>
          <table:table-cell office:value-type="string" calcext:value-type="string">
            <text:p>f10042</text:p>
          </table:table-cell>
          <table:table-cell table:formula="of:=[.$BC105]" office:value-type="float" office:value="14.2" calcext:value-type="float">
            <text:p>14,2</text:p>
          </table:table-cell>
          <table:table-cell table:formula="of:=IF([.E$5]=0;MAX(([.E$3]*1+[.E$4]*0)/[.E$6];[.E$8]);[.E$5])" office:value-type="float" office:value="1" calcext:value-type="float">
            <text:p>1</text:p>
          </table:table-cell>
          <table:table-cell table:formula="of:=IF([.F$5]=0;MAX(([.F$3]*1+[.F$4]*0)/[.F$6];[.F$8]);[.F$5])" office:value-type="float" office:value="1" calcext:value-type="float">
            <text:p>1</text:p>
          </table:table-cell>
          <table:table-cell table:formula="of:=IF([.G$5]=0;MAX(([.G$3]*1+[.G$4]*0)/[.G$6];[.G$8]);[.G$5])" office:value-type="float" office:value="1" calcext:value-type="float">
            <text:p>1</text:p>
          </table:table-cell>
          <table:table-cell table:formula="of:=IF([.H$5]=0;MAX(([.H$3]*1+[.H$4]*0)/[.H$6];[.H$8]);[.H$5])" office:value-type="float" office:value="1" calcext:value-type="float">
            <text:p>1</text:p>
          </table:table-cell>
          <table:table-cell table:formula="of:=IF([.I$5]=0;MAX(([.I$3]*1+[.I$4]*0)/[.I$6];[.I$8]);[.I$5])" office:value-type="float" office:value="1" calcext:value-type="float">
            <text:p>1</text:p>
          </table:table-cell>
          <table:table-cell table:formula="of:=IF([.J$5]=0;MAX(([.J$3]*1+[.J$4]*0)/[.J$6];[.J$8]);[.J$5])" office:value-type="float" office:value="1" calcext:value-type="float">
            <text:p>1</text:p>
          </table:table-cell>
          <table:table-cell table:formula="of:=IF([.K$5]=0;MAX(([.K$3]*1+[.K$4]*0)/[.K$6];[.K$8]);[.K$5])" office:value-type="float" office:value="1" calcext:value-type="float">
            <text:p>1</text:p>
          </table:table-cell>
          <table:table-cell table:formula="of:=IF([.L$5]=0;MAX(([.L$3]*1+[.L$4]*0)/[.L$6];[.L$8]);[.L$5])" office:value-type="float" office:value="1" calcext:value-type="float">
            <text:p>1</text:p>
          </table:table-cell>
          <table:table-cell table:formula="of:=IF([.M$5]=0;MAX(([.M$3]*1+[.M$4]*0)/[.M$6];[.M$8]);[.M$5])" office:value-type="float" office:value="1" calcext:value-type="float">
            <text:p>1</text:p>
          </table:table-cell>
          <table:table-cell table:formula="of:=IF([.N$5]=0;MAX(([.N$3]*0+[.N$4]*1)/[.N$6];[.N$8]);[.N$5])" office:value-type="float" office:value="-0.5" calcext:value-type="float">
            <text:p>-0,5</text:p>
          </table:table-cell>
          <table:table-cell table:formula="of:=IF([.O$5]=0;MAX(([.O$3]*1+[.O$4]*0)/[.O$6];[.O$8]);[.O$5])" office:value-type="float" office:value="1" calcext:value-type="float">
            <text:p>1</text:p>
          </table:table-cell>
          <table:table-cell table:formula="of:=IF([.P$5]=0;MAX(([.P$3]*1+[.P$4]*0)/[.P$6];[.P$8]);[.P$5])" office:value-type="float" office:value="1" calcext:value-type="float">
            <text:p>1</text:p>
          </table:table-cell>
          <table:table-cell table:formula="of:=IF([.Q$5]=0;MAX(([.Q$3]*1+[.Q$4]*0)/[.Q$6];[.Q$8]);[.Q$5])" office:value-type="float" office:value="1" calcext:value-type="float">
            <text:p>1</text:p>
          </table:table-cell>
          <table:table-cell table:formula="of:=IF([.R$5]=0;MAX(([.R$3]*0+[.R$4]*1)/[.R$6];[.R$8]);[.R$5])" office:value-type="float" office:value="-0.5" calcext:value-type="float">
            <text:p>-0,5</text:p>
          </table:table-cell>
          <table:table-cell table:formula="of:=IF([.S$5]=0;MAX(([.S$3]*0+[.S$4]*1)/[.S$6];[.S$8]);[.S$5])" office:value-type="float" office:value="-0.5" calcext:value-type="float">
            <text:p>-0,5</text:p>
          </table:table-cell>
          <table:table-cell table:formula="of:=IF([.T$5]=0;MAX(([.T$3]*1+[.T$4]*0)/[.T$6];[.T$8]);[.T$5])" office:value-type="float" office:value="1" calcext:value-type="float">
            <text:p>1</text:p>
          </table:table-cell>
          <table:table-cell table:formula="of:=IF([.U$5]=0;MAX(([.U$3]*1+[.U$4]*0)/[.U$6];[.U$8]);[.U$5])" office:value-type="float" office:value="1" calcext:value-type="float">
            <text:p>1</text:p>
          </table:table-cell>
          <table:table-cell table:formula="of:=IF([.V$5]=0;MAX(([.V$3]*1+[.V$4]*0)/[.V$6];[.V$8]);[.V$5])" office:value-type="float" office:value="1" calcext:value-type="float">
            <text:p>1</text:p>
          </table:table-cell>
          <table:table-cell table:formula="of:=IF([.W$5]=0;MAX(([.W$3]*0+[.W$4]*1)/[.W$6];[.W$8]);[.W$5])" office:value-type="float" office:value="-0.5" calcext:value-type="float">
            <text:p>-0,5</text:p>
          </table:table-cell>
          <table:table-cell table:formula="of:=IF([.X$5]=0;MAX(([.X$3]*0+[.X$4]*1)/[.X$6];[.X$8]);[.X$5])" office:value-type="float" office:value="-0.5" calcext:value-type="float">
            <text:p>-0,5</text:p>
          </table:table-cell>
          <table:table-cell table:formula="of:=IF([.Y$5]=0;MAX(([.Y$3]*1+[.Y$4]*0)/[.Y$6];[.Y$8]);[.Y$5])" office:value-type="float" office:value="1" calcext:value-type="float">
            <text:p>1</text:p>
          </table:table-cell>
          <table:table-cell table:formula="of:=IF([.Z$5]=0;MAX(([.Z$3]*0+[.Z$4]*1)/[.Z$6];[.Z$8]);[.Z$5])" office:value-type="float" office:value="-0.5" calcext:value-type="float">
            <text:p>-0,5</text:p>
          </table:table-cell>
          <table:table-cell table:formula="of:=IF([.AA$5]=0;MAX(([.AA$3]*1+[.AA$4]*0)/[.AA$6];[.AA$8]);[.AA$5])" office:value-type="float" office:value="1" calcext:value-type="float">
            <text:p>1</text:p>
          </table:table-cell>
          <table:table-cell table:formula="of:=IF([.AB$5]=0;MAX(([.AB$3]*1+[.AB$4]*0)/[.AB$6];[.AB$8]);[.AB$5])" office:value-type="float" office:value="1" calcext:value-type="float">
            <text:p>1</text:p>
          </table:table-cell>
          <table:table-cell table:formula="of:=IF([.AC$5]=0;MAX(([.AC$3]*1+[.AC$4]*0)/[.AC$6];[.AC$8]);[.AC$5])" office:value-type="float" office:value="1" calcext:value-type="float">
            <text:p>1</text:p>
          </table:table-cell>
          <table:table-cell table:formula="of:=IF([.AD$5]=0;MAX(([.AD$3]*1+[.AD$4]*0)/[.AD$6];[.AD$8]);[.AD$5])" office:value-type="float" office:value="1" calcext:value-type="float">
            <text:p>1</text:p>
          </table:table-cell>
          <table:table-cell table:formula="of:=IF([.AE$5]=0;MAX(([.AE$3]*0+[.AE$4]*1)/[.AE$6];[.AE$8]);[.AE$5])" office:value-type="float" office:value="-0.5" calcext:value-type="float">
            <text:p>-0,5</text:p>
          </table:table-cell>
          <table:table-cell table:formula="of:=IF([.AF$5]=0;MAX(([.AF$3]*0+[.AF$4]*1)/[.AF$6];[.AF$8]);[.AF$5])" office:value-type="float" office:value="-0.5" calcext:value-type="float">
            <text:p>-0,5</text:p>
          </table:table-cell>
          <table:table-cell table:formula="of:=IF([.AG$5]=0;MAX(([.AG$3]*1+[.AG$4]*0)/[.AG$6];[.AG$8]);[.AG$5])" office:value-type="float" office:value="1" calcext:value-type="float">
            <text:p>1</text:p>
          </table:table-cell>
          <table:table-cell table:formula="of:=IF([.AH$5]=0;MAX(([.AH$3]*1+[.AH$4]*1)/[.AH$6];[.AH$8]);[.AH$5])" office:value-type="float" office:value="0" calcext:value-type="float">
            <text:p>0</text:p>
          </table:table-cell>
          <table:table-cell table:formula="of:=IF([.AI$5]=0;MAX(([.AI$3]*1+[.AI$4]*0)/[.AI$6];[.AI$8]);[.AI$5])" office:value-type="float" office:value="1" calcext:value-type="float">
            <text:p>1</text:p>
          </table:table-cell>
          <table:table-cell table:formula="of:=IF([.AJ$5]=0;MAX(([.AJ$3]*1+[.AJ$4]*0)/[.AJ$6];[.AJ$8]);[.AJ$5])" office:value-type="float" office:value="1" calcext:value-type="float">
            <text:p>1</text:p>
          </table:table-cell>
          <table:table-cell table:formula="of:=IF([.AK$5]=0;MAX(([.AK$3]*1+[.AK$4]*0)/[.AK$6];[.AK$8]);[.AK$5])" office:value-type="float" office:value="1" calcext:value-type="float">
            <text:p>1</text:p>
          </table:table-cell>
          <table:table-cell table:formula="of:=IF([.AL$5]=0;MAX(([.AL$3]*1+[.AL$4]*0)/[.AL$6];[.AL$8]);[.AL$5])" office:value-type="float" office:value="1" calcext:value-type="float">
            <text:p>1</text:p>
          </table:table-cell>
          <table:table-cell table:formula="of:=IF([.AM$5]=0;MAX(([.AM$3]*1+[.AM$4]*0)/[.AM$6];[.AM$8]);[.AM$5])" office:value-type="float" office:value="1" calcext:value-type="float">
            <text:p>1</text:p>
          </table:table-cell>
          <table:table-cell table:formula="of:=IF([.AN$5]=0;MAX(([.AN$3]*1+[.AN$4]*0)/[.AN$6];[.AN$8]);[.AN$5])" office:value-type="float" office:value="1" calcext:value-type="float">
            <text:p>1</text:p>
          </table:table-cell>
          <table:table-cell table:formula="of:=IF([.AO$5]=0;MAX(([.AO$3]*1+[.AO$4]*0)/[.AO$6];[.AO$8]);[.AO$5])" office:value-type="float" office:value="1" calcext:value-type="float">
            <text:p>1</text:p>
          </table:table-cell>
          <table:table-cell table:formula="of:=IF([.AP$5]=0;MAX(([.AP$3]*0+[.AP$4]*1)/[.AP$6];[.AP$8]);[.AP$5])" office:value-type="float" office:value="-0.5" calcext:value-type="float">
            <text:p>-0,5</text:p>
          </table:table-cell>
          <table:table-cell table:formula="of:=IF([.AQ$5]=0;MAX(([.AQ$3]*1+[.AQ$4]*0)/[.AQ$6];[.AQ$8]);[.AQ$5])" office:value-type="float" office:value="1" calcext:value-type="float">
            <text:p>1</text:p>
          </table:table-cell>
          <table:table-cell table:formula="of:=IF([.AR$5]=0;MAX(([.AR$3]*1+[.AR$4]*0)/[.AR$6];[.AR$8]);[.AR$5])" office:value-type="float" office:value="1" calcext:value-type="float">
            <text:p>1</text:p>
          </table:table-cell>
          <table:table-cell table:formula="of:=IF([.AS$5]=0;MAX(([.AS$3]*1+[.AS$4]*0)/[.AS$6];[.AS$8]);[.AS$5])" office:value-type="float" office:value="1" calcext:value-type="float">
            <text:p>1</text:p>
          </table:table-cell>
          <table:table-cell table:formula="of:=IF([.AT$5]=0;MAX(([.AT$3]*1+[.AT$4]*0)/[.AT$6];[.AT$8]);[.AT$5])" office:value-type="float" office:value="1" calcext:value-type="float">
            <text:p>1</text:p>
          </table:table-cell>
          <table:table-cell table:formula="of:=IF([.AU$5]=0;MAX(([.AU$3]*1+[.AU$4]*0)/[.AU$6];[.AU$8]);[.AU$5])" office:value-type="float" office:value="1" calcext:value-type="float">
            <text:p>1</text:p>
          </table:table-cell>
          <table:table-cell table:formula="of:=IF([.AV$5]=0;MAX(([.AV$3]*1+[.AV$4]*0)/[.AV$6];[.AV$8]);[.AV$5])" office:value-type="float" office:value="1" calcext:value-type="float">
            <text:p>1</text:p>
          </table:table-cell>
          <table:table-cell table:formula="of:=IF([.AW$5]=0;MAX(([.AW$3]*1+[.AW$4]*0)/[.AW$6];[.AW$8]);[.AW$5])" office:value-type="float" office:value="1" calcext:value-type="float">
            <text:p>1</text:p>
          </table:table-cell>
          <table:table-cell table:formula="of:=IF([.AX$5]=0;MAX(([.AX$3]*1+[.AX$4]*0)/[.AX$6];[.AX$8]);[.AX$5])" office:value-type="float" office:value="1" calcext:value-type="float">
            <text:p>1</text:p>
          </table:table-cell>
          <table:table-cell table:formula="of:=IF([.AY$5]=0;MAX(([.AY$3]*1+[.AY$4]*0)/[.AY$6];[.AY$8]);[.AY$5])" office:value-type="float" office:value="1" calcext:value-type="float">
            <text:p>1</text:p>
          </table:table-cell>
          <table:table-cell table:formula="of:=IF([.AZ$5]=0;MAX(([.AZ$3]*1+[.AZ$4]*0)/[.AZ$6];[.AZ$8]);[.AZ$5])" office:value-type="float" office:value="1" calcext:value-type="float">
            <text:p>1</text:p>
          </table:table-cell>
          <table:table-cell table:formula="of:=IF([.BA$5]=0;MAX(([.BA$3]*1+[.BA$4]*0)/[.BA$6];[.BA$8]);[.BA$5])" office:value-type="float" office:value="1" calcext:value-type="float">
            <text:p>1</text:p>
          </table:table-cell>
          <table:table-cell table:formula="of:=IF([.BB$5]=0;MAX(([.BB$3]*1+[.BB$4]*0)/[.BB$6];[.BB$8]);[.BB$5])" office:value-type="float" office:value="1" calcext:value-type="float">
            <text:p>1</text:p>
          </table:table-cell>
          <table:table-cell table:formula="of:=[.BC$62]*SUMPRODUCT([.$E$2:.$BB$2];[.$E105:.$BB105])/[.$BC$3]" office:value-type="float" office:value="14.2" calcext:value-type="float">
            <text:p>14,2</text:p>
          </table:table-cell>
          <table:table-cell table:formula="of:=MAX(0;ROUNDUP([.$BC105]/[.$BD$2])*[.$BD$2])" office:value-type="float" office:value="14.2" calcext:value-type="float">
            <text:p>14,2</text:p>
          </table:table-cell>
          <table:table-cell table:formula="of:=RANK([.BD105];[.BD$63:.BD$111])" office:value-type="float" office:value="12" calcext:value-type="float">
            <text:p>12</text:p>
          </table:table-cell>
          <table:table-cell table:number-columns-repeated="2"/>
          <table:table-cell table:number-columns-repeated="9"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table:number-columns-repeated="4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4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1\R2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4" office:value-type="string" calcext:value-type="string">
            <text:p>R1</text:p>
          </table:table-cell>
          <table:table-cell table:number-columns-repeated="5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3"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LEFEVERE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f19999</text:p>
          </table:table-cell>
          <table:table-cell table:formula="of:=[.$BC106]" office:value-type="float" office:value="20" calcext:value-type="float">
            <text:p>20</text:p>
          </table:table-cell>
          <table:table-cell table:formula="of:=IF([.E$5]=0;MAX(([.E$3]*1+[.E$4]*0)/[.E$6];[.E$8]);[.E$5])" office:value-type="float" office:value="1" calcext:value-type="float">
            <text:p>1</text:p>
          </table:table-cell>
          <table:table-cell table:formula="of:=IF([.F$5]=0;MAX(([.F$3]*1+[.F$4]*0)/[.F$6];[.F$8]);[.F$5])" office:value-type="float" office:value="1" calcext:value-type="float">
            <text:p>1</text:p>
          </table:table-cell>
          <table:table-cell table:formula="of:=IF([.G$5]=0;MAX(([.G$3]*1+[.G$4]*0)/[.G$6];[.G$8]);[.G$5])" office:value-type="float" office:value="1" calcext:value-type="float">
            <text:p>1</text:p>
          </table:table-cell>
          <table:table-cell table:formula="of:=IF([.H$5]=0;MAX(([.H$3]*1+[.H$4]*0)/[.H$6];[.H$8]);[.H$5])" office:value-type="float" office:value="1" calcext:value-type="float">
            <text:p>1</text:p>
          </table:table-cell>
          <table:table-cell table:formula="of:=IF([.I$5]=0;MAX(([.I$3]*1+[.I$4]*0)/[.I$6];[.I$8]);[.I$5])" office:value-type="float" office:value="1" calcext:value-type="float">
            <text:p>1</text:p>
          </table:table-cell>
          <table:table-cell table:formula="of:=IF([.J$5]=0;MAX(([.J$3]*1+[.J$4]*0)/[.J$6];[.J$8]);[.J$5])" office:value-type="float" office:value="1" calcext:value-type="float">
            <text:p>1</text:p>
          </table:table-cell>
          <table:table-cell table:formula="of:=IF([.K$5]=0;MAX(([.K$3]*1+[.K$4]*0)/[.K$6];[.K$8]);[.K$5])" office:value-type="float" office:value="1" calcext:value-type="float">
            <text:p>1</text:p>
          </table:table-cell>
          <table:table-cell table:formula="of:=IF([.L$5]=0;MAX(([.L$3]*1+[.L$4]*0)/[.L$6];[.L$8]);[.L$5])" office:value-type="float" office:value="1" calcext:value-type="float">
            <text:p>1</text:p>
          </table:table-cell>
          <table:table-cell table:formula="of:=IF([.M$5]=0;MAX(([.M$3]*1+[.M$4]*0)/[.M$6];[.M$8]);[.M$5])" office:value-type="float" office:value="1" calcext:value-type="float">
            <text:p>1</text:p>
          </table:table-cell>
          <table:table-cell table:formula="of:=IF([.N$5]=0;MAX(([.N$3]*1+[.N$4]*0)/[.N$6];[.N$8]);[.N$5])" office:value-type="float" office:value="1" calcext:value-type="float">
            <text:p>1</text:p>
          </table:table-cell>
          <table:table-cell table:formula="of:=IF([.O$5]=0;MAX(([.O$3]*1+[.O$4]*0)/[.O$6];[.O$8]);[.O$5])" office:value-type="float" office:value="1" calcext:value-type="float">
            <text:p>1</text:p>
          </table:table-cell>
          <table:table-cell table:formula="of:=IF([.P$5]=0;MAX(([.P$3]*1+[.P$4]*0)/[.P$6];[.P$8]);[.P$5])" office:value-type="float" office:value="1" calcext:value-type="float">
            <text:p>1</text:p>
          </table:table-cell>
          <table:table-cell table:formula="of:=IF([.Q$5]=0;MAX(([.Q$3]*1+[.Q$4]*0)/[.Q$6];[.Q$8]);[.Q$5])" office:value-type="float" office:value="1" calcext:value-type="float">
            <text:p>1</text:p>
          </table:table-cell>
          <table:table-cell table:formula="of:=IF([.R$5]=0;MAX(([.R$3]*1+[.R$4]*0)/[.R$6];[.R$8]);[.R$5])" office:value-type="float" office:value="1" calcext:value-type="float">
            <text:p>1</text:p>
          </table:table-cell>
          <table:table-cell table:formula="of:=IF([.S$5]=0;MAX(([.S$3]*1+[.S$4]*0)/[.S$6];[.S$8]);[.S$5])" office:value-type="float" office:value="1" calcext:value-type="float">
            <text:p>1</text:p>
          </table:table-cell>
          <table:table-cell table:formula="of:=IF([.T$5]=0;MAX(([.T$3]*1+[.T$4]*0)/[.T$6];[.T$8]);[.T$5])" office:value-type="float" office:value="1" calcext:value-type="float">
            <text:p>1</text:p>
          </table:table-cell>
          <table:table-cell table:formula="of:=IF([.U$5]=0;MAX(([.U$3]*1+[.U$4]*0)/[.U$6];[.U$8]);[.U$5])" office:value-type="float" office:value="1" calcext:value-type="float">
            <text:p>1</text:p>
          </table:table-cell>
          <table:table-cell table:formula="of:=IF([.V$5]=0;MAX(([.V$3]*1+[.V$4]*0)/[.V$6];[.V$8]);[.V$5])" office:value-type="float" office:value="1" calcext:value-type="float">
            <text:p>1</text:p>
          </table:table-cell>
          <table:table-cell table:formula="of:=IF([.W$5]=0;MAX(([.W$3]*1+[.W$4]*0)/[.W$6];[.W$8]);[.W$5])" office:value-type="float" office:value="1" calcext:value-type="float">
            <text:p>1</text:p>
          </table:table-cell>
          <table:table-cell table:formula="of:=IF([.X$5]=0;MAX(([.X$3]*1+[.X$4]*0)/[.X$6];[.X$8]);[.X$5])" office:value-type="float" office:value="1" calcext:value-type="float">
            <text:p>1</text:p>
          </table:table-cell>
          <table:table-cell table:formula="of:=IF([.Y$5]=0;MAX(([.Y$3]*1+[.Y$4]*0)/[.Y$6];[.Y$8]);[.Y$5])" office:value-type="float" office:value="1" calcext:value-type="float">
            <text:p>1</text:p>
          </table:table-cell>
          <table:table-cell table:formula="of:=IF([.Z$5]=0;MAX(([.Z$3]*1+[.Z$4]*0)/[.Z$6];[.Z$8]);[.Z$5])" office:value-type="float" office:value="1" calcext:value-type="float">
            <text:p>1</text:p>
          </table:table-cell>
          <table:table-cell table:formula="of:=IF([.AA$5]=0;MAX(([.AA$3]*1+[.AA$4]*0)/[.AA$6];[.AA$8]);[.AA$5])" office:value-type="float" office:value="1" calcext:value-type="float">
            <text:p>1</text:p>
          </table:table-cell>
          <table:table-cell table:formula="of:=IF([.AB$5]=0;MAX(([.AB$3]*1+[.AB$4]*0)/[.AB$6];[.AB$8]);[.AB$5])" office:value-type="float" office:value="1" calcext:value-type="float">
            <text:p>1</text:p>
          </table:table-cell>
          <table:table-cell table:formula="of:=IF([.AC$5]=0;MAX(([.AC$3]*1+[.AC$4]*0)/[.AC$6];[.AC$8]);[.AC$5])" office:value-type="float" office:value="1" calcext:value-type="float">
            <text:p>1</text:p>
          </table:table-cell>
          <table:table-cell table:formula="of:=IF([.AD$5]=0;MAX(([.AD$3]*1+[.AD$4]*0)/[.AD$6];[.AD$8]);[.AD$5])" office:value-type="float" office:value="1" calcext:value-type="float">
            <text:p>1</text:p>
          </table:table-cell>
          <table:table-cell table:formula="of:=IF([.AE$5]=0;MAX(([.AE$3]*1+[.AE$4]*0)/[.AE$6];[.AE$8]);[.AE$5])" office:value-type="float" office:value="1" calcext:value-type="float">
            <text:p>1</text:p>
          </table:table-cell>
          <table:table-cell table:formula="of:=IF([.AF$5]=0;MAX(([.AF$3]*1+[.AF$4]*0)/[.AF$6];[.AF$8]);[.AF$5])" office:value-type="float" office:value="1" calcext:value-type="float">
            <text:p>1</text:p>
          </table:table-cell>
          <table:table-cell table:formula="of:=IF([.AG$5]=0;MAX(([.AG$3]*1+[.AG$4]*0)/[.AG$6];[.AG$8]);[.AG$5])" office:value-type="float" office:value="1" calcext:value-type="float">
            <text:p>1</text:p>
          </table:table-cell>
          <table:table-cell table:formula="of:=IF([.AH$5]=0;MAX(([.AH$3]*1+[.AH$4]*0)/[.AH$6];[.AH$8]);[.AH$5])" office:value-type="float" office:value="1" calcext:value-type="float">
            <text:p>1</text:p>
          </table:table-cell>
          <table:table-cell table:formula="of:=IF([.AI$5]=0;MAX(([.AI$3]*1+[.AI$4]*0)/[.AI$6];[.AI$8]);[.AI$5])" office:value-type="float" office:value="1" calcext:value-type="float">
            <text:p>1</text:p>
          </table:table-cell>
          <table:table-cell table:formula="of:=IF([.AJ$5]=0;MAX(([.AJ$3]*1+[.AJ$4]*0)/[.AJ$6];[.AJ$8]);[.AJ$5])" office:value-type="float" office:value="1" calcext:value-type="float">
            <text:p>1</text:p>
          </table:table-cell>
          <table:table-cell table:formula="of:=IF([.AK$5]=0;MAX(([.AK$3]*1+[.AK$4]*0)/[.AK$6];[.AK$8]);[.AK$5])" office:value-type="float" office:value="1" calcext:value-type="float">
            <text:p>1</text:p>
          </table:table-cell>
          <table:table-cell table:formula="of:=IF([.AL$5]=0;MAX(([.AL$3]*1+[.AL$4]*0)/[.AL$6];[.AL$8]);[.AL$5])" office:value-type="float" office:value="1" calcext:value-type="float">
            <text:p>1</text:p>
          </table:table-cell>
          <table:table-cell table:formula="of:=IF([.AM$5]=0;MAX(([.AM$3]*1+[.AM$4]*0)/[.AM$6];[.AM$8]);[.AM$5])" office:value-type="float" office:value="1" calcext:value-type="float">
            <text:p>1</text:p>
          </table:table-cell>
          <table:table-cell table:formula="of:=IF([.AN$5]=0;MAX(([.AN$3]*1+[.AN$4]*0)/[.AN$6];[.AN$8]);[.AN$5])" office:value-type="float" office:value="1" calcext:value-type="float">
            <text:p>1</text:p>
          </table:table-cell>
          <table:table-cell table:formula="of:=IF([.AO$5]=0;MAX(([.AO$3]*1+[.AO$4]*0)/[.AO$6];[.AO$8]);[.AO$5])" office:value-type="float" office:value="1" calcext:value-type="float">
            <text:p>1</text:p>
          </table:table-cell>
          <table:table-cell table:formula="of:=IF([.AP$5]=0;MAX(([.AP$3]*1+[.AP$4]*0)/[.AP$6];[.AP$8]);[.AP$5])" office:value-type="float" office:value="1" calcext:value-type="float">
            <text:p>1</text:p>
          </table:table-cell>
          <table:table-cell table:formula="of:=IF([.AQ$5]=0;MAX(([.AQ$3]*1+[.AQ$4]*0)/[.AQ$6];[.AQ$8]);[.AQ$5])" office:value-type="float" office:value="1" calcext:value-type="float">
            <text:p>1</text:p>
          </table:table-cell>
          <table:table-cell table:formula="of:=IF([.AR$5]=0;MAX(([.AR$3]*1+[.AR$4]*0)/[.AR$6];[.AR$8]);[.AR$5])" office:value-type="float" office:value="1" calcext:value-type="float">
            <text:p>1</text:p>
          </table:table-cell>
          <table:table-cell table:formula="of:=IF([.AS$5]=0;MAX(([.AS$3]*1+[.AS$4]*0)/[.AS$6];[.AS$8]);[.AS$5])" office:value-type="float" office:value="1" calcext:value-type="float">
            <text:p>1</text:p>
          </table:table-cell>
          <table:table-cell table:formula="of:=IF([.AT$5]=0;MAX(([.AT$3]*1+[.AT$4]*0)/[.AT$6];[.AT$8]);[.AT$5])" office:value-type="float" office:value="1" calcext:value-type="float">
            <text:p>1</text:p>
          </table:table-cell>
          <table:table-cell table:formula="of:=IF([.AU$5]=0;MAX(([.AU$3]*1+[.AU$4]*0)/[.AU$6];[.AU$8]);[.AU$5])" office:value-type="float" office:value="1" calcext:value-type="float">
            <text:p>1</text:p>
          </table:table-cell>
          <table:table-cell table:formula="of:=IF([.AV$5]=0;MAX(([.AV$3]*1+[.AV$4]*0)/[.AV$6];[.AV$8]);[.AV$5])" office:value-type="float" office:value="1" calcext:value-type="float">
            <text:p>1</text:p>
          </table:table-cell>
          <table:table-cell table:formula="of:=IF([.AW$5]=0;MAX(([.AW$3]*1+[.AW$4]*0)/[.AW$6];[.AW$8]);[.AW$5])" office:value-type="float" office:value="1" calcext:value-type="float">
            <text:p>1</text:p>
          </table:table-cell>
          <table:table-cell table:formula="of:=IF([.AX$5]=0;MAX(([.AX$3]*1+[.AX$4]*0)/[.AX$6];[.AX$8]);[.AX$5])" office:value-type="float" office:value="1" calcext:value-type="float">
            <text:p>1</text:p>
          </table:table-cell>
          <table:table-cell table:formula="of:=IF([.AY$5]=0;MAX(([.AY$3]*1+[.AY$4]*0)/[.AY$6];[.AY$8]);[.AY$5])" office:value-type="float" office:value="1" calcext:value-type="float">
            <text:p>1</text:p>
          </table:table-cell>
          <table:table-cell table:formula="of:=IF([.AZ$5]=0;MAX(([.AZ$3]*1+[.AZ$4]*0)/[.AZ$6];[.AZ$8]);[.AZ$5])" office:value-type="float" office:value="1" calcext:value-type="float">
            <text:p>1</text:p>
          </table:table-cell>
          <table:table-cell table:formula="of:=IF([.BA$5]=0;MAX(([.BA$3]*1+[.BA$4]*0)/[.BA$6];[.BA$8]);[.BA$5])" office:value-type="float" office:value="1" calcext:value-type="float">
            <text:p>1</text:p>
          </table:table-cell>
          <table:table-cell table:formula="of:=IF([.BB$5]=0;MAX(([.BB$3]*1+[.BB$4]*0)/[.BB$6];[.BB$8]);[.BB$5])" office:value-type="float" office:value="1" calcext:value-type="float">
            <text:p>1</text:p>
          </table:table-cell>
          <table:table-cell table:formula="of:=[.BC$62]*SUMPRODUCT([.$E$2:.$BB$2];[.$E106:.$BB106])/[.$BC$3]" office:value-type="float" office:value="20" calcext:value-type="float">
            <text:p>20</text:p>
          </table:table-cell>
          <table:table-cell table:formula="of:=MAX(0;ROUNDUP([.$BC106]/[.$BD$2])*[.$BD$2])" office:value-type="float" office:value="20" calcext:value-type="float">
            <text:p>20</text:p>
          </table:table-cell>
          <table:table-cell table:formula="of:=RANK([.BD106];[.BD$63:.BD$111])" office:value-type="float" office:value="1" calcext:value-type="float">
            <text:p>1</text:p>
          </table:table-cell>
          <table:table-cell table:number-columns-repeated="2"/>
          <table:table-cell table:number-columns-repeated="10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5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table:number-columns-repeated="7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5" office:value-type="string" calcext:value-type="string">
            <text:p>R1</text:p>
          </table:table-cell>
          <table:table-cell table:number-columns-repeated="4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3"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CONSTANT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f10015</text:p>
          </table:table-cell>
          <table:table-cell table:formula="of:=[.$BC107]" office:value-type="float" office:value="15" calcext:value-type="float">
            <text:p>15</text:p>
          </table:table-cell>
          <table:table-cell table:formula="of:=IF([.E$5]=0;MAX(([.E$3]*1+[.E$4]*0)/[.E$6];[.E$8]);[.E$5])" office:value-type="float" office:value="1" calcext:value-type="float">
            <text:p>1</text:p>
          </table:table-cell>
          <table:table-cell table:formula="of:=IF([.F$5]=0;MAX(([.F$3]*0+[.F$4]*0)/[.F$6];[.F$8]);[.F$5])" office:value-type="float" office:value="0" calcext:value-type="float">
            <text:p>0</text:p>
          </table:table-cell>
          <table:table-cell table:formula="of:=IF([.G$5]=0;MAX(([.G$3]*1+[.G$4]*0)/[.G$6];[.G$8]);[.G$5])" office:value-type="float" office:value="1" calcext:value-type="float">
            <text:p>1</text:p>
          </table:table-cell>
          <table:table-cell table:formula="of:=IF([.H$5]=0;MAX(([.H$3]*1+[.H$4]*0)/[.H$6];[.H$8]);[.H$5])" office:value-type="float" office:value="1" calcext:value-type="float">
            <text:p>1</text:p>
          </table:table-cell>
          <table:table-cell table:formula="of:=IF([.I$5]=0;MAX(([.I$3]*1+[.I$4]*0)/[.I$6];[.I$8]);[.I$5])" office:value-type="float" office:value="1" calcext:value-type="float">
            <text:p>1</text:p>
          </table:table-cell>
          <table:table-cell table:formula="of:=IF([.J$5]=0;MAX(([.J$3]*1+[.J$4]*0)/[.J$6];[.J$8]);[.J$5])" office:value-type="float" office:value="1" calcext:value-type="float">
            <text:p>1</text:p>
          </table:table-cell>
          <table:table-cell table:formula="of:=IF([.K$5]=0;MAX(([.K$3]*0+[.K$4]*0)/[.K$6];[.K$8]);[.K$5])" office:value-type="float" office:value="0" calcext:value-type="float">
            <text:p>0</text:p>
          </table:table-cell>
          <table:table-cell table:formula="of:=IF([.L$5]=0;MAX(([.L$3]*1+[.L$4]*0)/[.L$6];[.L$8]);[.L$5])" office:value-type="float" office:value="1" calcext:value-type="float">
            <text:p>1</text:p>
          </table:table-cell>
          <table:table-cell table:formula="of:=IF([.M$5]=0;MAX(([.M$3]*1+[.M$4]*0)/[.M$6];[.M$8]);[.M$5])" office:value-type="float" office:value="1" calcext:value-type="float">
            <text:p>1</text:p>
          </table:table-cell>
          <table:table-cell table:formula="of:=IF([.N$5]=0;MAX(([.N$3]*1+[.N$4]*0)/[.N$6];[.N$8]);[.N$5])" office:value-type="float" office:value="1" calcext:value-type="float">
            <text:p>1</text:p>
          </table:table-cell>
          <table:table-cell table:formula="of:=IF([.O$5]=0;MAX(([.O$3]*1+[.O$4]*0)/[.O$6];[.O$8]);[.O$5])" office:value-type="float" office:value="1" calcext:value-type="float">
            <text:p>1</text:p>
          </table:table-cell>
          <table:table-cell table:formula="of:=IF([.P$5]=0;MAX(([.P$3]*1+[.P$4]*0)/[.P$6];[.P$8]);[.P$5])" office:value-type="float" office:value="1" calcext:value-type="float">
            <text:p>1</text:p>
          </table:table-cell>
          <table:table-cell table:formula="of:=IF([.Q$5]=0;MAX(([.Q$3]*1+[.Q$4]*0)/[.Q$6];[.Q$8]);[.Q$5])" office:value-type="float" office:value="1" calcext:value-type="float">
            <text:p>1</text:p>
          </table:table-cell>
          <table:table-cell table:formula="of:=IF([.R$5]=0;MAX(([.R$3]*1+[.R$4]*0)/[.R$6];[.R$8]);[.R$5])" office:value-type="float" office:value="1" calcext:value-type="float">
            <text:p>1</text:p>
          </table:table-cell>
          <table:table-cell table:formula="of:=IF([.S$5]=0;MAX(([.S$3]*0+[.S$4]*1)/[.S$6];[.S$8]);[.S$5])" office:value-type="float" office:value="-0.5" calcext:value-type="float">
            <text:p>-0,5</text:p>
          </table:table-cell>
          <table:table-cell table:formula="of:=IF([.T$5]=0;MAX(([.T$3]*0+[.T$4]*0)/[.T$6];[.T$8]);[.T$5])" office:value-type="float" office:value="0" calcext:value-type="float">
            <text:p>0</text:p>
          </table:table-cell>
          <table:table-cell table:formula="of:=IF([.U$5]=0;MAX(([.U$3]*1+[.U$4]*0)/[.U$6];[.U$8]);[.U$5])" office:value-type="float" office:value="1" calcext:value-type="float">
            <text:p>1</text:p>
          </table:table-cell>
          <table:table-cell table:formula="of:=IF([.V$5]=0;MAX(([.V$3]*1+[.V$4]*0)/[.V$6];[.V$8]);[.V$5])" office:value-type="float" office:value="1" calcext:value-type="float">
            <text:p>1</text:p>
          </table:table-cell>
          <table:table-cell table:formula="of:=IF([.W$5]=0;MAX(([.W$3]*1+[.W$4]*0)/[.W$6];[.W$8]);[.W$5])" office:value-type="float" office:value="1" calcext:value-type="float">
            <text:p>1</text:p>
          </table:table-cell>
          <table:table-cell table:formula="of:=IF([.X$5]=0;MAX(([.X$3]*1+[.X$4]*0)/[.X$6];[.X$8]);[.X$5])" office:value-type="float" office:value="1" calcext:value-type="float">
            <text:p>1</text:p>
          </table:table-cell>
          <table:table-cell table:formula="of:=IF([.Y$5]=0;MAX(([.Y$3]*0+[.Y$4]*1)/[.Y$6];[.Y$8]);[.Y$5])" office:value-type="float" office:value="-0.5" calcext:value-type="float">
            <text:p>-0,5</text:p>
          </table:table-cell>
          <table:table-cell table:formula="of:=IF([.Z$5]=0;MAX(([.Z$3]*0+[.Z$4]*1)/[.Z$6];[.Z$8]);[.Z$5])" office:value-type="float" office:value="-0.5" calcext:value-type="float">
            <text:p>-0,5</text:p>
          </table:table-cell>
          <table:table-cell table:formula="of:=IF([.AA$5]=0;MAX(([.AA$3]*1+[.AA$4]*0)/[.AA$6];[.AA$8]);[.AA$5])" office:value-type="float" office:value="1" calcext:value-type="float">
            <text:p>1</text:p>
          </table:table-cell>
          <table:table-cell table:formula="of:=IF([.AB$5]=0;MAX(([.AB$3]*0+[.AB$4]*0)/[.AB$6];[.AB$8]);[.AB$5])" office:value-type="float" office:value="0" calcext:value-type="float">
            <text:p>0</text:p>
          </table:table-cell>
          <table:table-cell table:formula="of:=IF([.AC$5]=0;MAX(([.AC$3]*1+[.AC$4]*0)/[.AC$6];[.AC$8]);[.AC$5])" office:value-type="float" office:value="1" calcext:value-type="float">
            <text:p>1</text:p>
          </table:table-cell>
          <table:table-cell table:formula="of:=IF([.AD$5]=0;MAX(([.AD$3]*1+[.AD$4]*0)/[.AD$6];[.AD$8]);[.AD$5])" office:value-type="float" office:value="1" calcext:value-type="float">
            <text:p>1</text:p>
          </table:table-cell>
          <table:table-cell table:formula="of:=IF([.AE$5]=0;MAX(([.AE$3]*1+[.AE$4]*0)/[.AE$6];[.AE$8]);[.AE$5])" office:value-type="float" office:value="1" calcext:value-type="float">
            <text:p>1</text:p>
          </table:table-cell>
          <table:table-cell table:formula="of:=IF([.AF$5]=0;MAX(([.AF$3]*1+[.AF$4]*0)/[.AF$6];[.AF$8]);[.AF$5])" office:value-type="float" office:value="1" calcext:value-type="float">
            <text:p>1</text:p>
          </table:table-cell>
          <table:table-cell table:formula="of:=IF([.AG$5]=0;MAX(([.AG$3]*1+[.AG$4]*0)/[.AG$6];[.AG$8]);[.AG$5])" office:value-type="float" office:value="1" calcext:value-type="float">
            <text:p>1</text:p>
          </table:table-cell>
          <table:table-cell table:formula="of:=IF([.AH$5]=0;MAX(([.AH$3]*0+[.AH$4]*1)/[.AH$6];[.AH$8]);[.AH$5])" office:value-type="float" office:value="-0.5" calcext:value-type="float">
            <text:p>-0,5</text:p>
          </table:table-cell>
          <table:table-cell table:formula="of:=IF([.AI$5]=0;MAX(([.AI$3]*1+[.AI$4]*0)/[.AI$6];[.AI$8]);[.AI$5])" office:value-type="float" office:value="1" calcext:value-type="float">
            <text:p>1</text:p>
          </table:table-cell>
          <table:table-cell table:formula="of:=IF([.AJ$5]=0;MAX(([.AJ$3]*1+[.AJ$4]*0)/[.AJ$6];[.AJ$8]);[.AJ$5])" office:value-type="float" office:value="1" calcext:value-type="float">
            <text:p>1</text:p>
          </table:table-cell>
          <table:table-cell table:formula="of:=IF([.AK$5]=0;MAX(([.AK$3]*1+[.AK$4]*0)/[.AK$6];[.AK$8]);[.AK$5])" office:value-type="float" office:value="1" calcext:value-type="float">
            <text:p>1</text:p>
          </table:table-cell>
          <table:table-cell table:formula="of:=IF([.AL$5]=0;MAX(([.AL$3]*1+[.AL$4]*0)/[.AL$6];[.AL$8]);[.AL$5])" office:value-type="float" office:value="1" calcext:value-type="float">
            <text:p>1</text:p>
          </table:table-cell>
          <table:table-cell table:formula="of:=IF([.AM$5]=0;MAX(([.AM$3]*1+[.AM$4]*0)/[.AM$6];[.AM$8]);[.AM$5])" office:value-type="float" office:value="1" calcext:value-type="float">
            <text:p>1</text:p>
          </table:table-cell>
          <table:table-cell table:formula="of:=IF([.AN$5]=0;MAX(([.AN$3]*1+[.AN$4]*0)/[.AN$6];[.AN$8]);[.AN$5])" office:value-type="float" office:value="1" calcext:value-type="float">
            <text:p>1</text:p>
          </table:table-cell>
          <table:table-cell table:formula="of:=IF([.AO$5]=0;MAX(([.AO$3]*1+[.AO$4]*0)/[.AO$6];[.AO$8]);[.AO$5])" office:value-type="float" office:value="1" calcext:value-type="float">
            <text:p>1</text:p>
          </table:table-cell>
          <table:table-cell table:formula="of:=IF([.AP$5]=0;MAX(([.AP$3]*1+[.AP$4]*0)/[.AP$6];[.AP$8]);[.AP$5])" office:value-type="float" office:value="1" calcext:value-type="float">
            <text:p>1</text:p>
          </table:table-cell>
          <table:table-cell table:formula="of:=IF([.AQ$5]=0;MAX(([.AQ$3]*1+[.AQ$4]*0)/[.AQ$6];[.AQ$8]);[.AQ$5])" office:value-type="float" office:value="1" calcext:value-type="float">
            <text:p>1</text:p>
          </table:table-cell>
          <table:table-cell table:formula="of:=IF([.AR$5]=0;MAX(([.AR$3]*1+[.AR$4]*0)/[.AR$6];[.AR$8]);[.AR$5])" office:value-type="float" office:value="1" calcext:value-type="float">
            <text:p>1</text:p>
          </table:table-cell>
          <table:table-cell table:formula="of:=IF([.AS$5]=0;MAX(([.AS$3]*1+[.AS$4]*0)/[.AS$6];[.AS$8]);[.AS$5])" office:value-type="float" office:value="1" calcext:value-type="float">
            <text:p>1</text:p>
          </table:table-cell>
          <table:table-cell table:formula="of:=IF([.AT$5]=0;MAX(([.AT$3]*1+[.AT$4]*0)/[.AT$6];[.AT$8]);[.AT$5])" office:value-type="float" office:value="1" calcext:value-type="float">
            <text:p>1</text:p>
          </table:table-cell>
          <table:table-cell table:formula="of:=IF([.AU$5]=0;MAX(([.AU$3]*1+[.AU$4]*0)/[.AU$6];[.AU$8]);[.AU$5])" office:value-type="float" office:value="1" calcext:value-type="float">
            <text:p>1</text:p>
          </table:table-cell>
          <table:table-cell table:formula="of:=IF([.AV$5]=0;MAX(([.AV$3]*0+[.AV$4]*0)/[.AV$6];[.AV$8]);[.AV$5])" office:value-type="float" office:value="0" calcext:value-type="float">
            <text:p>0</text:p>
          </table:table-cell>
          <table:table-cell table:formula="of:=IF([.AW$5]=0;MAX(([.AW$3]*1+[.AW$4]*0)/[.AW$6];[.AW$8]);[.AW$5])" office:value-type="float" office:value="1" calcext:value-type="float">
            <text:p>1</text:p>
          </table:table-cell>
          <table:table-cell table:formula="of:=IF([.AX$5]=0;MAX(([.AX$3]*1+[.AX$4]*0)/[.AX$6];[.AX$8]);[.AX$5])" office:value-type="float" office:value="1" calcext:value-type="float">
            <text:p>1</text:p>
          </table:table-cell>
          <table:table-cell table:formula="of:=IF([.AY$5]=0;MAX(([.AY$3]*1+[.AY$4]*0)/[.AY$6];[.AY$8]);[.AY$5])" office:value-type="float" office:value="1" calcext:value-type="float">
            <text:p>1</text:p>
          </table:table-cell>
          <table:table-cell table:formula="of:=IF([.AZ$5]=0;MAX(([.AZ$3]*1+[.AZ$4]*0)/[.AZ$6];[.AZ$8]);[.AZ$5])" office:value-type="float" office:value="1" calcext:value-type="float">
            <text:p>1</text:p>
          </table:table-cell>
          <table:table-cell table:formula="of:=IF([.BA$5]=0;MAX(([.BA$3]*0+[.BA$4]*1)/[.BA$6];[.BA$8]);[.BA$5])" office:value-type="float" office:value="-0.5" calcext:value-type="float">
            <text:p>-0,5</text:p>
          </table:table-cell>
          <table:table-cell table:formula="of:=IF([.BB$5]=0;MAX(([.BB$3]*1+[.BB$4]*0)/[.BB$6];[.BB$8]);[.BB$5])" office:value-type="float" office:value="1" calcext:value-type="float">
            <text:p>1</text:p>
          </table:table-cell>
          <table:table-cell table:formula="of:=[.BC$62]*SUMPRODUCT([.$E$2:.$BB$2];[.$E107:.$BB107])/[.$BC$3]" office:value-type="float" office:value="15" calcext:value-type="float">
            <text:p>15</text:p>
          </table:table-cell>
          <table:table-cell table:formula="of:=MAX(0;ROUNDUP([.$BC107]/[.$BD$2])*[.$BD$2])" office:value-type="float" office:value="15" calcext:value-type="float">
            <text:p>15</text:p>
          </table:table-cell>
          <table:table-cell table:formula="of:=RANK([.BD107];[.BD$63:.BD$111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R1</text:p>
          </table:table-cell>
          <table:table-cell/>
          <table:table-cell table:number-columns-repeated="4" office:value-type="string" calcext:value-type="string">
            <text:p>R1</text:p>
          </table:table-cell>
          <table:table-cell/>
          <table:table-cell table:number-columns-repeated="3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4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/>
          <table:table-cell table:number-columns-repeated="3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5" office:value-type="string" calcext:value-type="string">
            <text:p>R1</text:p>
          </table:table-cell>
          <table:table-cell table:number-columns-repeated="4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/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CARRIER</text:p>
          </table:table-cell>
          <table:table-cell office:value-type="string" calcext:value-type="string">
            <text:p>Kylian</text:p>
          </table:table-cell>
          <table:table-cell office:value-type="string" calcext:value-type="string">
            <text:p>f10011</text:p>
          </table:table-cell>
          <table:table-cell table:formula="of:=[.$BC108]" office:value-type="float" office:value="9.6" calcext:value-type="float">
            <text:p>9,6</text:p>
          </table:table-cell>
          <table:table-cell table:formula="of:=IF([.E$5]=0;MAX(([.E$3]*1+[.E$4]*0)/[.E$6];[.E$8]);[.E$5])" office:value-type="float" office:value="1" calcext:value-type="float">
            <text:p>1</text:p>
          </table:table-cell>
          <table:table-cell table:formula="of:=IF([.F$5]=0;MAX(([.F$3]*0+[.F$4]*0)/[.F$6];[.F$8]);[.F$5])" office:value-type="float" office:value="0" calcext:value-type="float">
            <text:p>0</text:p>
          </table:table-cell>
          <table:table-cell table:formula="of:=IF([.G$5]=0;MAX(([.G$3]*0+[.G$4]*0)/[.G$6];[.G$8]);[.G$5])" office:value-type="float" office:value="0" calcext:value-type="float">
            <text:p>0</text:p>
          </table:table-cell>
          <table:table-cell table:formula="of:=IF([.H$5]=0;MAX(([.H$3]*1+[.H$4]*0)/[.H$6];[.H$8]);[.H$5])" office:value-type="float" office:value="1" calcext:value-type="float">
            <text:p>1</text:p>
          </table:table-cell>
          <table:table-cell table:formula="of:=IF([.I$5]=0;MAX(([.I$3]*0+[.I$4]*0)/[.I$6];[.I$8]);[.I$5])" office:value-type="float" office:value="0" calcext:value-type="float">
            <text:p>0</text:p>
          </table:table-cell>
          <table:table-cell table:formula="of:=IF([.J$5]=0;MAX(([.J$3]*0+[.J$4]*0)/[.J$6];[.J$8]);[.J$5])" office:value-type="float" office:value="0" calcext:value-type="float">
            <text:p>0</text:p>
          </table:table-cell>
          <table:table-cell table:formula="of:=IF([.K$5]=0;MAX(([.K$3]*1+[.K$4]*0)/[.K$6];[.K$8]);[.K$5])" office:value-type="float" office:value="1" calcext:value-type="float">
            <text:p>1</text:p>
          </table:table-cell>
          <table:table-cell table:formula="of:=IF([.L$5]=0;MAX(([.L$3]*1+[.L$4]*0)/[.L$6];[.L$8]);[.L$5])" office:value-type="float" office:value="1" calcext:value-type="float">
            <text:p>1</text:p>
          </table:table-cell>
          <table:table-cell table:formula="of:=IF([.M$5]=0;MAX(([.M$3]*0+[.M$4]*0)/[.M$6];[.M$8]);[.M$5])" office:value-type="float" office:value="0" calcext:value-type="float">
            <text:p>0</text:p>
          </table:table-cell>
          <table:table-cell table:formula="of:=IF([.N$5]=0;MAX(([.N$3]*0+[.N$4]*0)/[.N$6];[.N$8]);[.N$5])" office:value-type="float" office:value="0" calcext:value-type="float">
            <text:p>0</text:p>
          </table:table-cell>
          <table:table-cell table:formula="of:=IF([.O$5]=0;MAX(([.O$3]*1+[.O$4]*0)/[.O$6];[.O$8]);[.O$5])" office:value-type="float" office:value="1" calcext:value-type="float">
            <text:p>1</text:p>
          </table:table-cell>
          <table:table-cell table:formula="of:=IF([.P$5]=0;MAX(([.P$3]*1+[.P$4]*0)/[.P$6];[.P$8]);[.P$5])" office:value-type="float" office:value="1" calcext:value-type="float">
            <text:p>1</text:p>
          </table:table-cell>
          <table:table-cell table:formula="of:=IF([.Q$5]=0;MAX(([.Q$3]*1+[.Q$4]*0)/[.Q$6];[.Q$8]);[.Q$5])" office:value-type="float" office:value="1" calcext:value-type="float">
            <text:p>1</text:p>
          </table:table-cell>
          <table:table-cell table:formula="of:=IF([.R$5]=0;MAX(([.R$3]*1+[.R$4]*0)/[.R$6];[.R$8]);[.R$5])" office:value-type="float" office:value="1" calcext:value-type="float">
            <text:p>1</text:p>
          </table:table-cell>
          <table:table-cell table:formula="of:=IF([.S$5]=0;MAX(([.S$3]*0+[.S$4]*0)/[.S$6];[.S$8]);[.S$5])" office:value-type="float" office:value="0" calcext:value-type="float">
            <text:p>0</text:p>
          </table:table-cell>
          <table:table-cell table:formula="of:=IF([.T$5]=0;MAX(([.T$3]*0+[.T$4]*1)/[.T$6];[.T$8]);[.T$5])" office:value-type="float" office:value="-0.5" calcext:value-type="float">
            <text:p>-0,5</text:p>
          </table:table-cell>
          <table:table-cell table:formula="of:=IF([.U$5]=0;MAX(([.U$3]*1+[.U$4]*0)/[.U$6];[.U$8]);[.U$5])" office:value-type="float" office:value="1" calcext:value-type="float">
            <text:p>1</text:p>
          </table:table-cell>
          <table:table-cell table:formula="of:=IF([.V$5]=0;MAX(([.V$3]*1+[.V$4]*0)/[.V$6];[.V$8]);[.V$5])" office:value-type="float" office:value="1" calcext:value-type="float">
            <text:p>1</text:p>
          </table:table-cell>
          <table:table-cell table:formula="of:=IF([.W$5]=0;MAX(([.W$3]*1+[.W$4]*0)/[.W$6];[.W$8]);[.W$5])" office:value-type="float" office:value="1" calcext:value-type="float">
            <text:p>1</text:p>
          </table:table-cell>
          <table:table-cell table:formula="of:=IF([.X$5]=0;MAX(([.X$3]*1+[.X$4]*0)/[.X$6];[.X$8]);[.X$5])" office:value-type="float" office:value="1" calcext:value-type="float">
            <text:p>1</text:p>
          </table:table-cell>
          <table:table-cell table:formula="of:=IF([.Y$5]=0;MAX(([.Y$3]*0+[.Y$4]*0)/[.Y$6];[.Y$8]);[.Y$5])" office:value-type="float" office:value="0" calcext:value-type="float">
            <text:p>0</text:p>
          </table:table-cell>
          <table:table-cell table:formula="of:=IF([.Z$5]=0;MAX(([.Z$3]*0+[.Z$4]*0)/[.Z$6];[.Z$8]);[.Z$5])" office:value-type="float" office:value="0" calcext:value-type="float">
            <text:p>0</text:p>
          </table:table-cell>
          <table:table-cell table:formula="of:=IF([.AA$5]=0;MAX(([.AA$3]*0+[.AA$4]*0)/[.AA$6];[.AA$8]);[.AA$5])" office:value-type="float" office:value="0" calcext:value-type="float">
            <text:p>0</text:p>
          </table:table-cell>
          <table:table-cell table:formula="of:=IF([.AB$5]=0;MAX(([.AB$3]*0+[.AB$4]*0)/[.AB$6];[.AB$8]);[.AB$5])" office:value-type="float" office:value="0" calcext:value-type="float">
            <text:p>0</text:p>
          </table:table-cell>
          <table:table-cell table:formula="of:=IF([.AC$5]=0;MAX(([.AC$3]*1+[.AC$4]*0)/[.AC$6];[.AC$8]);[.AC$5])" office:value-type="float" office:value="1" calcext:value-type="float">
            <text:p>1</text:p>
          </table:table-cell>
          <table:table-cell table:formula="of:=IF([.AD$5]=0;MAX(([.AD$3]*0+[.AD$4]*0)/[.AD$6];[.AD$8]);[.AD$5])" office:value-type="float" office:value="0" calcext:value-type="float">
            <text:p>0</text:p>
          </table:table-cell>
          <table:table-cell table:formula="of:=IF([.AE$5]=0;MAX(([.AE$3]*1+[.AE$4]*0)/[.AE$6];[.AE$8]);[.AE$5])" office:value-type="float" office:value="1" calcext:value-type="float">
            <text:p>1</text:p>
          </table:table-cell>
          <table:table-cell table:formula="of:=IF([.AF$5]=0;MAX(([.AF$3]*0+[.AF$4]*0)/[.AF$6];[.AF$8]);[.AF$5])" office:value-type="float" office:value="0" calcext:value-type="float">
            <text:p>0</text:p>
          </table:table-cell>
          <table:table-cell table:formula="of:=IF([.AG$5]=0;MAX(([.AG$3]*1+[.AG$4]*0)/[.AG$6];[.AG$8]);[.AG$5])" office:value-type="float" office:value="1" calcext:value-type="float">
            <text:p>1</text:p>
          </table:table-cell>
          <table:table-cell table:formula="of:=IF([.AH$5]=0;MAX(([.AH$3]*0+[.AH$4]*0)/[.AH$6];[.AH$8]);[.AH$5])" office:value-type="float" office:value="0" calcext:value-type="float">
            <text:p>0</text:p>
          </table:table-cell>
          <table:table-cell table:formula="of:=IF([.AI$5]=0;MAX(([.AI$3]*0+[.AI$4]*1)/[.AI$6];[.AI$8]);[.AI$5])" office:value-type="float" office:value="-0.5" calcext:value-type="float">
            <text:p>-0,5</text:p>
          </table:table-cell>
          <table:table-cell table:formula="of:=IF([.AJ$5]=0;MAX(([.AJ$3]*0+[.AJ$4]*0)/[.AJ$6];[.AJ$8]);[.AJ$5])" office:value-type="float" office:value="0" calcext:value-type="float">
            <text:p>0</text:p>
          </table:table-cell>
          <table:table-cell table:formula="of:=IF([.AK$5]=0;MAX(([.AK$3]*0+[.AK$4]*0)/[.AK$6];[.AK$8]);[.AK$5])" office:value-type="float" office:value="0" calcext:value-type="float">
            <text:p>0</text:p>
          </table:table-cell>
          <table:table-cell table:formula="of:=IF([.AL$5]=0;MAX(([.AL$3]*1+[.AL$4]*0)/[.AL$6];[.AL$8]);[.AL$5])" office:value-type="float" office:value="1" calcext:value-type="float">
            <text:p>1</text:p>
          </table:table-cell>
          <table:table-cell table:formula="of:=IF([.AM$5]=0;MAX(([.AM$3]*0+[.AM$4]*0)/[.AM$6];[.AM$8]);[.AM$5])" office:value-type="float" office:value="0" calcext:value-type="float">
            <text:p>0</text:p>
          </table:table-cell>
          <table:table-cell table:formula="of:=IF([.AN$5]=0;MAX(([.AN$3]*0+[.AN$4]*0)/[.AN$6];[.AN$8]);[.AN$5])" office:value-type="float" office:value="0" calcext:value-type="float">
            <text:p>0</text:p>
          </table:table-cell>
          <table:table-cell table:formula="of:=IF([.AO$5]=0;MAX(([.AO$3]*0+[.AO$4]*0)/[.AO$6];[.AO$8]);[.AO$5])" office:value-type="float" office:value="0" calcext:value-type="float">
            <text:p>0</text:p>
          </table:table-cell>
          <table:table-cell table:formula="of:=IF([.AP$5]=0;MAX(([.AP$3]*0+[.AP$4]*0)/[.AP$6];[.AP$8]);[.AP$5])" office:value-type="float" office:value="0" calcext:value-type="float">
            <text:p>0</text:p>
          </table:table-cell>
          <table:table-cell table:formula="of:=IF([.AQ$5]=0;MAX(([.AQ$3]*0+[.AQ$4]*0)/[.AQ$6];[.AQ$8]);[.AQ$5])" office:value-type="float" office:value="0" calcext:value-type="float">
            <text:p>0</text:p>
          </table:table-cell>
          <table:table-cell table:formula="of:=IF([.AR$5]=0;MAX(([.AR$3]*0+[.AR$4]*0)/[.AR$6];[.AR$8]);[.AR$5])" office:value-type="float" office:value="0" calcext:value-type="float">
            <text:p>0</text:p>
          </table:table-cell>
          <table:table-cell table:formula="of:=IF([.AS$5]=0;MAX(([.AS$3]*1+[.AS$4]*0)/[.AS$6];[.AS$8]);[.AS$5])" office:value-type="float" office:value="1" calcext:value-type="float">
            <text:p>1</text:p>
          </table:table-cell>
          <table:table-cell table:formula="of:=IF([.AT$5]=0;MAX(([.AT$3]*1+[.AT$4]*0)/[.AT$6];[.AT$8]);[.AT$5])" office:value-type="float" office:value="1" calcext:value-type="float">
            <text:p>1</text:p>
          </table:table-cell>
          <table:table-cell table:formula="of:=IF([.AU$5]=0;MAX(([.AU$3]*1+[.AU$4]*0)/[.AU$6];[.AU$8]);[.AU$5])" office:value-type="float" office:value="1" calcext:value-type="float">
            <text:p>1</text:p>
          </table:table-cell>
          <table:table-cell table:formula="of:=IF([.AV$5]=0;MAX(([.AV$3]*0+[.AV$4]*0)/[.AV$6];[.AV$8]);[.AV$5])" office:value-type="float" office:value="0" calcext:value-type="float">
            <text:p>0</text:p>
          </table:table-cell>
          <table:table-cell table:formula="of:=IF([.AW$5]=0;MAX(([.AW$3]*1+[.AW$4]*0)/[.AW$6];[.AW$8]);[.AW$5])" office:value-type="float" office:value="1" calcext:value-type="float">
            <text:p>1</text:p>
          </table:table-cell>
          <table:table-cell table:formula="of:=IF([.AX$5]=0;MAX(([.AX$3]*1+[.AX$4]*0)/[.AX$6];[.AX$8]);[.AX$5])" office:value-type="float" office:value="1" calcext:value-type="float">
            <text:p>1</text:p>
          </table:table-cell>
          <table:table-cell table:formula="of:=IF([.AY$5]=0;MAX(([.AY$3]*1+[.AY$4]*0)/[.AY$6];[.AY$8]);[.AY$5])" office:value-type="float" office:value="1" calcext:value-type="float">
            <text:p>1</text:p>
          </table:table-cell>
          <table:table-cell table:formula="of:=IF([.AZ$5]=0;MAX(([.AZ$3]*1+[.AZ$4]*0)/[.AZ$6];[.AZ$8]);[.AZ$5])" office:value-type="float" office:value="1" calcext:value-type="float">
            <text:p>1</text:p>
          </table:table-cell>
          <table:table-cell table:formula="of:=IF([.BA$5]=0;MAX(([.BA$3]*1+[.BA$4]*0)/[.BA$6];[.BA$8]);[.BA$5])" office:value-type="float" office:value="1" calcext:value-type="float">
            <text:p>1</text:p>
          </table:table-cell>
          <table:table-cell table:formula="of:=IF([.BB$5]=0;MAX(([.BB$3]*1+[.BB$4]*0)/[.BB$6];[.BB$8]);[.BB$5])" office:value-type="float" office:value="1" calcext:value-type="float">
            <text:p>1</text:p>
          </table:table-cell>
          <table:table-cell table:formula="of:=[.BC$62]*SUMPRODUCT([.$E$2:.$BB$2];[.$E108:.$BB108])/[.$BC$3]" office:value-type="float" office:value="9.6" calcext:value-type="float">
            <text:p>9,6</text:p>
          </table:table-cell>
          <table:table-cell table:formula="of:=MAX(0;ROUNDUP([.$BC108]/[.$BD$2])*[.$BD$2])" office:value-type="float" office:value="9.6" calcext:value-type="float">
            <text:p>9,6</text:p>
          </table:table-cell>
          <table:table-cell table:formula="of:=RANK([.BD108];[.BD$63:.BD$111])"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R1</text:p>
          </table:table-cell>
          <table:table-cell table:number-columns-repeated="2"/>
          <table:table-cell table:number-columns-repeated="2"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table:number-columns-repeated="4"/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R1</text:p>
          </table:table-cell>
          <table:table-cell table:number-columns-repeated="6"/>
          <table:table-cell table:number-columns-repeated="2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/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3"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FLAN</text:p>
          </table:table-cell>
          <table:table-cell office:value-type="string" calcext:value-type="string">
            <text:p>Juliette</text:p>
          </table:table-cell>
          <table:table-cell office:value-type="string" calcext:value-type="string">
            <text:p>f10026</text:p>
          </table:table-cell>
          <table:table-cell table:formula="of:=[.$BC109]" office:value-type="float" office:value="9.4" calcext:value-type="float">
            <text:p>9,4</text:p>
          </table:table-cell>
          <table:table-cell table:formula="of:=IF([.E$5]=0;MAX(([.E$3]*1+[.E$4]*0)/[.E$6];[.E$8]);[.E$5])" office:value-type="float" office:value="1" calcext:value-type="float">
            <text:p>1</text:p>
          </table:table-cell>
          <table:table-cell table:formula="of:=IF([.F$5]=0;MAX(([.F$3]*0+[.F$4]*0)/[.F$6];[.F$8]);[.F$5])" office:value-type="float" office:value="0" calcext:value-type="float">
            <text:p>0</text:p>
          </table:table-cell>
          <table:table-cell table:formula="of:=IF([.G$5]=0;MAX(([.G$3]*0+[.G$4]*0)/[.G$6];[.G$8]);[.G$5])" office:value-type="float" office:value="0" calcext:value-type="float">
            <text:p>0</text:p>
          </table:table-cell>
          <table:table-cell table:formula="of:=IF([.H$5]=0;MAX(([.H$3]*0+[.H$4]*0)/[.H$6];[.H$8]);[.H$5])" office:value-type="float" office:value="0" calcext:value-type="float">
            <text:p>0</text:p>
          </table:table-cell>
          <table:table-cell table:formula="of:=IF([.I$5]=0;MAX(([.I$3]*0+[.I$4]*0)/[.I$6];[.I$8]);[.I$5])" office:value-type="float" office:value="0" calcext:value-type="float">
            <text:p>0</text:p>
          </table:table-cell>
          <table:table-cell table:formula="of:=IF([.J$5]=0;MAX(([.J$3]*0+[.J$4]*0)/[.J$6];[.J$8]);[.J$5])" office:value-type="float" office:value="0" calcext:value-type="float">
            <text:p>0</text:p>
          </table:table-cell>
          <table:table-cell table:formula="of:=IF([.K$5]=0;MAX(([.K$3]*0+[.K$4]*0)/[.K$6];[.K$8]);[.K$5])" office:value-type="float" office:value="0" calcext:value-type="float">
            <text:p>0</text:p>
          </table:table-cell>
          <table:table-cell table:formula="of:=IF([.L$5]=0;MAX(([.L$3]*0+[.L$4]*0)/[.L$6];[.L$8]);[.L$5])" office:value-type="float" office:value="0" calcext:value-type="float">
            <text:p>0</text:p>
          </table:table-cell>
          <table:table-cell table:formula="of:=IF([.M$5]=0;MAX(([.M$3]*1+[.M$4]*0)/[.M$6];[.M$8]);[.M$5])" office:value-type="float" office:value="1" calcext:value-type="float">
            <text:p>1</text:p>
          </table:table-cell>
          <table:table-cell table:formula="of:=IF([.N$5]=0;MAX(([.N$3]*0+[.N$4]*1)/[.N$6];[.N$8]);[.N$5])" office:value-type="float" office:value="-0.5" calcext:value-type="float">
            <text:p>-0,5</text:p>
          </table:table-cell>
          <table:table-cell table:formula="of:=IF([.O$5]=0;MAX(([.O$3]*1+[.O$4]*0)/[.O$6];[.O$8]);[.O$5])" office:value-type="float" office:value="1" calcext:value-type="float">
            <text:p>1</text:p>
          </table:table-cell>
          <table:table-cell table:formula="of:=IF([.P$5]=0;MAX(([.P$3]*1+[.P$4]*0)/[.P$6];[.P$8]);[.P$5])" office:value-type="float" office:value="1" calcext:value-type="float">
            <text:p>1</text:p>
          </table:table-cell>
          <table:table-cell table:formula="of:=IF([.Q$5]=0;MAX(([.Q$3]*1+[.Q$4]*0)/[.Q$6];[.Q$8]);[.Q$5])" office:value-type="float" office:value="1" calcext:value-type="float">
            <text:p>1</text:p>
          </table:table-cell>
          <table:table-cell table:formula="of:=IF([.R$5]=0;MAX(([.R$3]*0+[.R$4]*1)/[.R$6];[.R$8]);[.R$5])" office:value-type="float" office:value="-0.5" calcext:value-type="float">
            <text:p>-0,5</text:p>
          </table:table-cell>
          <table:table-cell table:formula="of:=IF([.S$5]=0;MAX(([.S$3]*1+[.S$4]*0)/[.S$6];[.S$8]);[.S$5])" office:value-type="float" office:value="1" calcext:value-type="float">
            <text:p>1</text:p>
          </table:table-cell>
          <table:table-cell table:formula="of:=IF([.T$5]=0;MAX(([.T$3]*1+[.T$4]*0)/[.T$6];[.T$8]);[.T$5])" office:value-type="float" office:value="1" calcext:value-type="float">
            <text:p>1</text:p>
          </table:table-cell>
          <table:table-cell table:formula="of:=IF([.U$5]=0;MAX(([.U$3]*1+[.U$4]*0)/[.U$6];[.U$8]);[.U$5])" office:value-type="float" office:value="1" calcext:value-type="float">
            <text:p>1</text:p>
          </table:table-cell>
          <table:table-cell table:formula="of:=IF([.V$5]=0;MAX(([.V$3]*1+[.V$4]*0)/[.V$6];[.V$8]);[.V$5])" office:value-type="float" office:value="1" calcext:value-type="float">
            <text:p>1</text:p>
          </table:table-cell>
          <table:table-cell table:formula="of:=IF([.W$5]=0;MAX(([.W$3]*1+[.W$4]*0)/[.W$6];[.W$8]);[.W$5])" office:value-type="float" office:value="1" calcext:value-type="float">
            <text:p>1</text:p>
          </table:table-cell>
          <table:table-cell table:formula="of:=IF([.X$5]=0;MAX(([.X$3]*0+[.X$4]*0)/[.X$6];[.X$8]);[.X$5])" office:value-type="float" office:value="0" calcext:value-type="float">
            <text:p>0</text:p>
          </table:table-cell>
          <table:table-cell table:formula="of:=IF([.Y$5]=0;MAX(([.Y$3]*1+[.Y$4]*0)/[.Y$6];[.Y$8]);[.Y$5])" office:value-type="float" office:value="1" calcext:value-type="float">
            <text:p>1</text:p>
          </table:table-cell>
          <table:table-cell table:formula="of:=IF([.Z$5]=0;MAX(([.Z$3]*0+[.Z$4]*1)/[.Z$6];[.Z$8]);[.Z$5])" office:value-type="float" office:value="-0.5" calcext:value-type="float">
            <text:p>-0,5</text:p>
          </table:table-cell>
          <table:table-cell table:formula="of:=IF([.AA$5]=0;MAX(([.AA$3]*0+[.AA$4]*0)/[.AA$6];[.AA$8]);[.AA$5])" office:value-type="float" office:value="0" calcext:value-type="float">
            <text:p>0</text:p>
          </table:table-cell>
          <table:table-cell table:formula="of:=IF([.AB$5]=0;MAX(([.AB$3]*0+[.AB$4]*0)/[.AB$6];[.AB$8]);[.AB$5])" office:value-type="float" office:value="0" calcext:value-type="float">
            <text:p>0</text:p>
          </table:table-cell>
          <table:table-cell table:formula="of:=IF([.AC$5]=0;MAX(([.AC$3]*0+[.AC$4]*0)/[.AC$6];[.AC$8]);[.AC$5])" office:value-type="float" office:value="0" calcext:value-type="float">
            <text:p>0</text:p>
          </table:table-cell>
          <table:table-cell table:formula="of:=IF([.AD$5]=0;MAX(([.AD$3]*1+[.AD$4]*0)/[.AD$6];[.AD$8]);[.AD$5])" office:value-type="float" office:value="1" calcext:value-type="float">
            <text:p>1</text:p>
          </table:table-cell>
          <table:table-cell table:formula="of:=IF([.AE$5]=0;MAX(([.AE$3]*0+[.AE$4]*1)/[.AE$6];[.AE$8]);[.AE$5])" office:value-type="float" office:value="-0.5" calcext:value-type="float">
            <text:p>-0,5</text:p>
          </table:table-cell>
          <table:table-cell table:formula="of:=IF([.AF$5]=0;MAX(([.AF$3]*0+[.AF$4]*1)/[.AF$6];[.AF$8]);[.AF$5])" office:value-type="float" office:value="-0.5" calcext:value-type="float">
            <text:p>-0,5</text:p>
          </table:table-cell>
          <table:table-cell table:formula="of:=IF([.AG$5]=0;MAX(([.AG$3]*1+[.AG$4]*0)/[.AG$6];[.AG$8]);[.AG$5])" office:value-type="float" office:value="1" calcext:value-type="float">
            <text:p>1</text:p>
          </table:table-cell>
          <table:table-cell table:formula="of:=IF([.AH$5]=0;MAX(([.AH$3]*1+[.AH$4]*0)/[.AH$6];[.AH$8]);[.AH$5])" office:value-type="float" office:value="1" calcext:value-type="float">
            <text:p>1</text:p>
          </table:table-cell>
          <table:table-cell table:formula="of:=IF([.AI$5]=0;MAX(([.AI$3]*1+[.AI$4]*0)/[.AI$6];[.AI$8]);[.AI$5])" office:value-type="float" office:value="1" calcext:value-type="float">
            <text:p>1</text:p>
          </table:table-cell>
          <table:table-cell table:formula="of:=IF([.AJ$5]=0;MAX(([.AJ$3]*0+[.AJ$4]*0)/[.AJ$6];[.AJ$8]);[.AJ$5])" office:value-type="float" office:value="0" calcext:value-type="float">
            <text:p>0</text:p>
          </table:table-cell>
          <table:table-cell table:formula="of:=IF([.AK$5]=0;MAX(([.AK$3]*1+[.AK$4]*0)/[.AK$6];[.AK$8]);[.AK$5])" office:value-type="float" office:value="1" calcext:value-type="float">
            <text:p>1</text:p>
          </table:table-cell>
          <table:table-cell table:formula="of:=IF([.AL$5]=0;MAX(([.AL$3]*0+[.AL$4]*0)/[.AL$6];[.AL$8]);[.AL$5])" office:value-type="float" office:value="0" calcext:value-type="float">
            <text:p>0</text:p>
          </table:table-cell>
          <table:table-cell table:formula="of:=IF([.AM$5]=0;MAX(([.AM$3]*1+[.AM$4]*0)/[.AM$6];[.AM$8]);[.AM$5])" office:value-type="float" office:value="1" calcext:value-type="float">
            <text:p>1</text:p>
          </table:table-cell>
          <table:table-cell table:formula="of:=IF([.AN$5]=0;MAX(([.AN$3]*1+[.AN$4]*0)/[.AN$6];[.AN$8]);[.AN$5])" office:value-type="float" office:value="1" calcext:value-type="float">
            <text:p>1</text:p>
          </table:table-cell>
          <table:table-cell table:formula="of:=IF([.AO$5]=0;MAX(([.AO$3]*1+[.AO$4]*0)/[.AO$6];[.AO$8]);[.AO$5])" office:value-type="float" office:value="1" calcext:value-type="float">
            <text:p>1</text:p>
          </table:table-cell>
          <table:table-cell table:formula="of:=IF([.AP$5]=0;MAX(([.AP$3]*1+[.AP$4]*0)/[.AP$6];[.AP$8]);[.AP$5])" office:value-type="float" office:value="1" calcext:value-type="float">
            <text:p>1</text:p>
          </table:table-cell>
          <table:table-cell table:formula="of:=IF([.AQ$5]=0;MAX(([.AQ$3]*1+[.AQ$4]*0)/[.AQ$6];[.AQ$8]);[.AQ$5])" office:value-type="float" office:value="1" calcext:value-type="float">
            <text:p>1</text:p>
          </table:table-cell>
          <table:table-cell table:formula="of:=IF([.AR$5]=0;MAX(([.AR$3]*1+[.AR$4]*0)/[.AR$6];[.AR$8]);[.AR$5])" office:value-type="float" office:value="1" calcext:value-type="float">
            <text:p>1</text:p>
          </table:table-cell>
          <table:table-cell table:formula="of:=IF([.AS$5]=0;MAX(([.AS$3]*1+[.AS$4]*0)/[.AS$6];[.AS$8]);[.AS$5])" office:value-type="float" office:value="1" calcext:value-type="float">
            <text:p>1</text:p>
          </table:table-cell>
          <table:table-cell table:formula="of:=IF([.AT$5]=0;MAX(([.AT$3]*1+[.AT$4]*0)/[.AT$6];[.AT$8]);[.AT$5])" office:value-type="float" office:value="1" calcext:value-type="float">
            <text:p>1</text:p>
          </table:table-cell>
          <table:table-cell table:formula="of:=IF([.AU$5]=0;MAX(([.AU$3]*1+[.AU$4]*0)/[.AU$6];[.AU$8]);[.AU$5])" office:value-type="float" office:value="1" calcext:value-type="float">
            <text:p>1</text:p>
          </table:table-cell>
          <table:table-cell table:formula="of:=IF([.AV$5]=0;MAX(([.AV$3]*0+[.AV$4]*1)/[.AV$6];[.AV$8]);[.AV$5])" office:value-type="float" office:value="-0.5" calcext:value-type="float">
            <text:p>-0,5</text:p>
          </table:table-cell>
          <table:table-cell table:formula="of:=IF([.AW$5]=0;MAX(([.AW$3]*1+[.AW$4]*0)/[.AW$6];[.AW$8]);[.AW$5])" office:value-type="float" office:value="1" calcext:value-type="float">
            <text:p>1</text:p>
          </table:table-cell>
          <table:table-cell table:formula="of:=IF([.AX$5]=0;MAX(([.AX$3]*0+[.AX$4]*1)/[.AX$6];[.AX$8]);[.AX$5])" office:value-type="float" office:value="-0.5" calcext:value-type="float">
            <text:p>-0,5</text:p>
          </table:table-cell>
          <table:table-cell table:formula="of:=IF([.AY$5]=0;MAX(([.AY$3]*0+[.AY$4]*1)/[.AY$6];[.AY$8]);[.AY$5])" office:value-type="float" office:value="-0.5" calcext:value-type="float">
            <text:p>-0,5</text:p>
          </table:table-cell>
          <table:table-cell table:formula="of:=IF([.AZ$5]=0;MAX(([.AZ$3]*1+[.AZ$4]*0)/[.AZ$6];[.AZ$8]);[.AZ$5])" office:value-type="float" office:value="1" calcext:value-type="float">
            <text:p>1</text:p>
          </table:table-cell>
          <table:table-cell table:formula="of:=IF([.BA$5]=0;MAX(([.BA$3]*0+[.BA$4]*1)/[.BA$6];[.BA$8]);[.BA$5])" office:value-type="float" office:value="-0.5" calcext:value-type="float">
            <text:p>-0,5</text:p>
          </table:table-cell>
          <table:table-cell table:formula="of:=IF([.BB$5]=0;MAX(([.BB$3]*1+[.BB$4]*0)/[.BB$6];[.BB$8]);[.BB$5])" office:value-type="float" office:value="1" calcext:value-type="float">
            <text:p>1</text:p>
          </table:table-cell>
          <table:table-cell table:formula="of:=[.BC$62]*SUMPRODUCT([.$E$2:.$BB$2];[.$E109:.$BB109])/[.$BC$3]" office:value-type="float" office:value="9.4" calcext:value-type="float">
            <text:p>9,4</text:p>
          </table:table-cell>
          <table:table-cell table:formula="of:=MAX(0;ROUNDUP([.$BC109]/[.$BD$2])*[.$BD$2])" office:value-type="float" office:value="9.4" calcext:value-type="float">
            <text:p>9,4</text:p>
          </table:table-cell>
          <table:table-cell table:formula="of:=RANK([.BD109];[.BD$63:.BD$111])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R1</text:p>
          </table:table-cell>
          <table:table-cell table:number-columns-repeated="7"/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3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3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3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R2</text:p>
          </table:table-cell>
          <table:table-cell/>
          <table:table-cell table:number-columns-repeated="4" office:value-type="string" calcext:value-type="string">
            <text:p>R1</text:p>
          </table:table-cell>
          <table:table-cell table:number-columns-repeated="4" office:value-type="string" calcext:value-type="string">
            <text:p>R2</text:p>
          </table:table-cell>
          <table:table-cell table:number-columns-repeated="3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CONSTANT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f10016</text:p>
          </table:table-cell>
          <table:table-cell table:formula="of:=[.$BC110]" office:value-type="float" office:value="11.6" calcext:value-type="float">
            <text:p>11,6</text:p>
          </table:table-cell>
          <table:table-cell table:formula="of:=IF([.E$5]=0;MAX(([.E$3]*1+[.E$4]*0)/[.E$6];[.E$8]);[.E$5])" office:value-type="float" office:value="1" calcext:value-type="float">
            <text:p>1</text:p>
          </table:table-cell>
          <table:table-cell table:formula="of:=IF([.F$5]=0;MAX(([.F$3]*1+[.F$4]*0)/[.F$6];[.F$8]);[.F$5])" office:value-type="float" office:value="1" calcext:value-type="float">
            <text:p>1</text:p>
          </table:table-cell>
          <table:table-cell table:formula="of:=IF([.G$5]=0;MAX(([.G$3]*0+[.G$4]*1)/[.G$6];[.G$8]);[.G$5])" office:value-type="float" office:value="-0.5" calcext:value-type="float">
            <text:p>-0,5</text:p>
          </table:table-cell>
          <table:table-cell table:formula="of:=IF([.H$5]=0;MAX(([.H$3]*1+[.H$4]*0)/[.H$6];[.H$8]);[.H$5])" office:value-type="float" office:value="1" calcext:value-type="float">
            <text:p>1</text:p>
          </table:table-cell>
          <table:table-cell table:formula="of:=IF([.I$5]=0;MAX(([.I$3]*1+[.I$4]*0)/[.I$6];[.I$8]);[.I$5])" office:value-type="float" office:value="1" calcext:value-type="float">
            <text:p>1</text:p>
          </table:table-cell>
          <table:table-cell table:formula="of:=IF([.J$5]=0;MAX(([.J$3]*1+[.J$4]*0)/[.J$6];[.J$8]);[.J$5])" office:value-type="float" office:value="1" calcext:value-type="float">
            <text:p>1</text:p>
          </table:table-cell>
          <table:table-cell table:formula="of:=IF([.K$5]=0;MAX(([.K$3]*1+[.K$4]*0)/[.K$6];[.K$8]);[.K$5])" office:value-type="float" office:value="1" calcext:value-type="float">
            <text:p>1</text:p>
          </table:table-cell>
          <table:table-cell table:formula="of:=IF([.L$5]=0;MAX(([.L$3]*1+[.L$4]*0)/[.L$6];[.L$8]);[.L$5])" office:value-type="float" office:value="1" calcext:value-type="float">
            <text:p>1</text:p>
          </table:table-cell>
          <table:table-cell table:formula="of:=IF([.M$5]=0;MAX(([.M$3]*1+[.M$4]*0)/[.M$6];[.M$8]);[.M$5])" office:value-type="float" office:value="1" calcext:value-type="float">
            <text:p>1</text:p>
          </table:table-cell>
          <table:table-cell table:formula="of:=IF([.N$5]=0;MAX(([.N$3]*0+[.N$4]*1)/[.N$6];[.N$8]);[.N$5])" office:value-type="float" office:value="-0.5" calcext:value-type="float">
            <text:p>-0,5</text:p>
          </table:table-cell>
          <table:table-cell table:formula="of:=IF([.O$5]=0;MAX(([.O$3]*1+[.O$4]*0)/[.O$6];[.O$8]);[.O$5])" office:value-type="float" office:value="1" calcext:value-type="float">
            <text:p>1</text:p>
          </table:table-cell>
          <table:table-cell table:formula="of:=IF([.P$5]=0;MAX(([.P$3]*1+[.P$4]*0)/[.P$6];[.P$8]);[.P$5])" office:value-type="float" office:value="1" calcext:value-type="float">
            <text:p>1</text:p>
          </table:table-cell>
          <table:table-cell table:formula="of:=IF([.Q$5]=0;MAX(([.Q$3]*1+[.Q$4]*0)/[.Q$6];[.Q$8]);[.Q$5])" office:value-type="float" office:value="1" calcext:value-type="float">
            <text:p>1</text:p>
          </table:table-cell>
          <table:table-cell table:formula="of:=IF([.R$5]=0;MAX(([.R$3]*1+[.R$4]*0)/[.R$6];[.R$8]);[.R$5])" office:value-type="float" office:value="1" calcext:value-type="float">
            <text:p>1</text:p>
          </table:table-cell>
          <table:table-cell table:formula="of:=IF([.S$5]=0;MAX(([.S$3]*0+[.S$4]*1)/[.S$6];[.S$8]);[.S$5])" office:value-type="float" office:value="-0.5" calcext:value-type="float">
            <text:p>-0,5</text:p>
          </table:table-cell>
          <table:table-cell table:formula="of:=IF([.T$5]=0;MAX(([.T$3]*1+[.T$4]*0)/[.T$6];[.T$8]);[.T$5])" office:value-type="float" office:value="1" calcext:value-type="float">
            <text:p>1</text:p>
          </table:table-cell>
          <table:table-cell table:formula="of:=IF([.U$5]=0;MAX(([.U$3]*1+[.U$4]*0)/[.U$6];[.U$8]);[.U$5])" office:value-type="float" office:value="1" calcext:value-type="float">
            <text:p>1</text:p>
          </table:table-cell>
          <table:table-cell table:formula="of:=IF([.V$5]=0;MAX(([.V$3]*1+[.V$4]*0)/[.V$6];[.V$8]);[.V$5])" office:value-type="float" office:value="1" calcext:value-type="float">
            <text:p>1</text:p>
          </table:table-cell>
          <table:table-cell table:formula="of:=IF([.W$5]=0;MAX(([.W$3]*1+[.W$4]*0)/[.W$6];[.W$8]);[.W$5])" office:value-type="float" office:value="1" calcext:value-type="float">
            <text:p>1</text:p>
          </table:table-cell>
          <table:table-cell table:formula="of:=IF([.X$5]=0;MAX(([.X$3]*0+[.X$4]*1)/[.X$6];[.X$8]);[.X$5])" office:value-type="float" office:value="-0.5" calcext:value-type="float">
            <text:p>-0,5</text:p>
          </table:table-cell>
          <table:table-cell table:formula="of:=IF([.Y$5]=0;MAX(([.Y$3]*1+[.Y$4]*0)/[.Y$6];[.Y$8]);[.Y$5])" office:value-type="float" office:value="1" calcext:value-type="float">
            <text:p>1</text:p>
          </table:table-cell>
          <table:table-cell table:formula="of:=IF([.Z$5]=0;MAX(([.Z$3]*0+[.Z$4]*1)/[.Z$6];[.Z$8]);[.Z$5])" office:value-type="float" office:value="-0.5" calcext:value-type="float">
            <text:p>-0,5</text:p>
          </table:table-cell>
          <table:table-cell table:formula="of:=IF([.AA$5]=0;MAX(([.AA$3]*1+[.AA$4]*0)/[.AA$6];[.AA$8]);[.AA$5])" office:value-type="float" office:value="1" calcext:value-type="float">
            <text:p>1</text:p>
          </table:table-cell>
          <table:table-cell table:formula="of:=IF([.AB$5]=0;MAX(([.AB$3]*1+[.AB$4]*0)/[.AB$6];[.AB$8]);[.AB$5])" office:value-type="float" office:value="1" calcext:value-type="float">
            <text:p>1</text:p>
          </table:table-cell>
          <table:table-cell table:formula="of:=IF([.AC$5]=0;MAX(([.AC$3]*1+[.AC$4]*0)/[.AC$6];[.AC$8]);[.AC$5])" office:value-type="float" office:value="1" calcext:value-type="float">
            <text:p>1</text:p>
          </table:table-cell>
          <table:table-cell table:formula="of:=IF([.AD$5]=0;MAX(([.AD$3]*1+[.AD$4]*0)/[.AD$6];[.AD$8]);[.AD$5])" office:value-type="float" office:value="1" calcext:value-type="float">
            <text:p>1</text:p>
          </table:table-cell>
          <table:table-cell table:formula="of:=IF([.AE$5]=0;MAX(([.AE$3]*0+[.AE$4]*1)/[.AE$6];[.AE$8]);[.AE$5])" office:value-type="float" office:value="-0.5" calcext:value-type="float">
            <text:p>-0,5</text:p>
          </table:table-cell>
          <table:table-cell table:formula="of:=IF([.AF$5]=0;MAX(([.AF$3]*1+[.AF$4]*0)/[.AF$6];[.AF$8]);[.AF$5])" office:value-type="float" office:value="1" calcext:value-type="float">
            <text:p>1</text:p>
          </table:table-cell>
          <table:table-cell table:formula="of:=IF([.AG$5]=0;MAX(([.AG$3]*0+[.AG$4]*1)/[.AG$6];[.AG$8]);[.AG$5])" office:value-type="float" office:value="-0.5" calcext:value-type="float">
            <text:p>-0,5</text:p>
          </table:table-cell>
          <table:table-cell table:formula="of:=IF([.AH$5]=0;MAX(([.AH$3]*0+[.AH$4]*1)/[.AH$6];[.AH$8]);[.AH$5])" office:value-type="float" office:value="-0.5" calcext:value-type="float">
            <text:p>-0,5</text:p>
          </table:table-cell>
          <table:table-cell table:formula="of:=IF([.AI$5]=0;MAX(([.AI$3]*1+[.AI$4]*0)/[.AI$6];[.AI$8]);[.AI$5])" office:value-type="float" office:value="1" calcext:value-type="float">
            <text:p>1</text:p>
          </table:table-cell>
          <table:table-cell table:formula="of:=IF([.AJ$5]=0;MAX(([.AJ$3]*0+[.AJ$4]*1)/[.AJ$6];[.AJ$8]);[.AJ$5])" office:value-type="float" office:value="-0.5" calcext:value-type="float">
            <text:p>-0,5</text:p>
          </table:table-cell>
          <table:table-cell table:formula="of:=IF([.AK$5]=0;MAX(([.AK$3]*1+[.AK$4]*0)/[.AK$6];[.AK$8]);[.AK$5])" office:value-type="float" office:value="1" calcext:value-type="float">
            <text:p>1</text:p>
          </table:table-cell>
          <table:table-cell table:formula="of:=IF([.AL$5]=0;MAX(([.AL$3]*1+[.AL$4]*0)/[.AL$6];[.AL$8]);[.AL$5])" office:value-type="float" office:value="1" calcext:value-type="float">
            <text:p>1</text:p>
          </table:table-cell>
          <table:table-cell table:formula="of:=IF([.AM$5]=0;MAX(([.AM$3]*1+[.AM$4]*0)/[.AM$6];[.AM$8]);[.AM$5])" office:value-type="float" office:value="1" calcext:value-type="float">
            <text:p>1</text:p>
          </table:table-cell>
          <table:table-cell table:formula="of:=IF([.AN$5]=0;MAX(([.AN$3]*0+[.AN$4]*1)/[.AN$6];[.AN$8]);[.AN$5])" office:value-type="float" office:value="-0.5" calcext:value-type="float">
            <text:p>-0,5</text:p>
          </table:table-cell>
          <table:table-cell table:formula="of:=IF([.AO$5]=0;MAX(([.AO$3]*1+[.AO$4]*0)/[.AO$6];[.AO$8]);[.AO$5])" office:value-type="float" office:value="1" calcext:value-type="float">
            <text:p>1</text:p>
          </table:table-cell>
          <table:table-cell table:formula="of:=IF([.AP$5]=0;MAX(([.AP$3]*0+[.AP$4]*1)/[.AP$6];[.AP$8]);[.AP$5])" office:value-type="float" office:value="-0.5" calcext:value-type="float">
            <text:p>-0,5</text:p>
          </table:table-cell>
          <table:table-cell table:formula="of:=IF([.AQ$5]=0;MAX(([.AQ$3]*1+[.AQ$4]*0)/[.AQ$6];[.AQ$8]);[.AQ$5])" office:value-type="float" office:value="1" calcext:value-type="float">
            <text:p>1</text:p>
          </table:table-cell>
          <table:table-cell table:formula="of:=IF([.AR$5]=0;MAX(([.AR$3]*1+[.AR$4]*0)/[.AR$6];[.AR$8]);[.AR$5])" office:value-type="float" office:value="1" calcext:value-type="float">
            <text:p>1</text:p>
          </table:table-cell>
          <table:table-cell table:formula="of:=IF([.AS$5]=0;MAX(([.AS$3]*1+[.AS$4]*0)/[.AS$6];[.AS$8]);[.AS$5])" office:value-type="float" office:value="1" calcext:value-type="float">
            <text:p>1</text:p>
          </table:table-cell>
          <table:table-cell table:formula="of:=IF([.AT$5]=0;MAX(([.AT$3]*0+[.AT$4]*1)/[.AT$6];[.AT$8]);[.AT$5])" office:value-type="float" office:value="-0.5" calcext:value-type="float">
            <text:p>-0,5</text:p>
          </table:table-cell>
          <table:table-cell table:formula="of:=IF([.AU$5]=0;MAX(([.AU$3]*1+[.AU$4]*0)/[.AU$6];[.AU$8]);[.AU$5])" office:value-type="float" office:value="1" calcext:value-type="float">
            <text:p>1</text:p>
          </table:table-cell>
          <table:table-cell table:formula="of:=IF([.AV$5]=0;MAX(([.AV$3]*1+[.AV$4]*0)/[.AV$6];[.AV$8]);[.AV$5])" office:value-type="float" office:value="1" calcext:value-type="float">
            <text:p>1</text:p>
          </table:table-cell>
          <table:table-cell table:formula="of:=IF([.AW$5]=0;MAX(([.AW$3]*1+[.AW$4]*0)/[.AW$6];[.AW$8]);[.AW$5])" office:value-type="float" office:value="1" calcext:value-type="float">
            <text:p>1</text:p>
          </table:table-cell>
          <table:table-cell table:formula="of:=IF([.AX$5]=0;MAX(([.AX$3]*0+[.AX$4]*1)/[.AX$6];[.AX$8]);[.AX$5])" office:value-type="float" office:value="-0.5" calcext:value-type="float">
            <text:p>-0,5</text:p>
          </table:table-cell>
          <table:table-cell table:formula="of:=IF([.AY$5]=0;MAX(([.AY$3]*1+[.AY$4]*0)/[.AY$6];[.AY$8]);[.AY$5])" office:value-type="float" office:value="1" calcext:value-type="float">
            <text:p>1</text:p>
          </table:table-cell>
          <table:table-cell table:formula="of:=IF([.AZ$5]=0;MAX(([.AZ$3]*1+[.AZ$4]*0)/[.AZ$6];[.AZ$8]);[.AZ$5])" office:value-type="float" office:value="1" calcext:value-type="float">
            <text:p>1</text:p>
          </table:table-cell>
          <table:table-cell table:formula="of:=IF([.BA$5]=0;MAX(([.BA$3]*1+[.BA$4]*0)/[.BA$6];[.BA$8]);[.BA$5])" office:value-type="float" office:value="1" calcext:value-type="float">
            <text:p>1</text:p>
          </table:table-cell>
          <table:table-cell table:formula="of:=IF([.BB$5]=0;MAX(([.BB$3]*0+[.BB$4]*1)/[.BB$6];[.BB$8]);[.BB$5])" office:value-type="float" office:value="-0.5" calcext:value-type="float">
            <text:p>-0,5</text:p>
          </table:table-cell>
          <table:table-cell table:formula="of:=[.BC$62]*SUMPRODUCT([.$E$2:.$BB$2];[.$E110:.$BB110])/[.$BC$3]" office:value-type="float" office:value="11.6" calcext:value-type="float">
            <text:p>11,6</text:p>
          </table:table-cell>
          <table:table-cell table:formula="of:=MAX(0;ROUNDUP([.$BC110]/[.$BD$2])*[.$BD$2])" office:value-type="float" office:value="11.6" calcext:value-type="float">
            <text:p>11,6</text:p>
          </table:table-cell>
          <table:table-cell table:formula="of:=RANK([.BD110];[.BD$63:.BD$111])" office:value-type="float" office:value="27" calcext:value-type="float">
            <text:p>27</text:p>
          </table:table-cell>
          <table:table-cell table:number-columns-repeated="2"/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6"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4" office:value-type="string" calcext:value-type="string">
            <text:p>R1</text:p>
          </table:table-cell>
          <table:table-cell table:number-columns-repeated="7"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4"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BRICAUD</text:p>
          </table:table-cell>
          <table:table-cell office:value-type="string" calcext:value-type="string">
            <text:p>Mathieu</text:p>
          </table:table-cell>
          <table:table-cell office:value-type="string" calcext:value-type="string">
            <text:p>f10008</text:p>
          </table:table-cell>
          <table:table-cell table:formula="of:=[.$BC111]" office:value-type="float" office:value="7" calcext:value-type="float">
            <text:p>7</text:p>
          </table:table-cell>
          <table:table-cell table:formula="of:=IF([.E$5]=0;MAX(([.E$3]*1+[.E$4]*0)/[.E$6];[.E$8]);[.E$5])" office:value-type="float" office:value="1" calcext:value-type="float">
            <text:p>1</text:p>
          </table:table-cell>
          <table:table-cell table:formula="of:=IF([.F$5]=0;MAX(([.F$3]*1+[.F$4]*0)/[.F$6];[.F$8]);[.F$5])" office:value-type="float" office:value="1" calcext:value-type="float">
            <text:p>1</text:p>
          </table:table-cell>
          <table:table-cell table:formula="of:=IF([.G$5]=0;MAX(([.G$3]*1+[.G$4]*0)/[.G$6];[.G$8]);[.G$5])" office:value-type="float" office:value="1" calcext:value-type="float">
            <text:p>1</text:p>
          </table:table-cell>
          <table:table-cell table:formula="of:=IF([.H$5]=0;MAX(([.H$3]*1+[.H$4]*0)/[.H$6];[.H$8]);[.H$5])" office:value-type="float" office:value="1" calcext:value-type="float">
            <text:p>1</text:p>
          </table:table-cell>
          <table:table-cell table:formula="of:=IF([.I$5]=0;MAX(([.I$3]*1+[.I$4]*0)/[.I$6];[.I$8]);[.I$5])" office:value-type="float" office:value="1" calcext:value-type="float">
            <text:p>1</text:p>
          </table:table-cell>
          <table:table-cell table:formula="of:=IF([.J$5]=0;MAX(([.J$3]*0+[.J$4]*1)/[.J$6];[.J$8]);[.J$5])" office:value-type="float" office:value="-0.5" calcext:value-type="float">
            <text:p>-0,5</text:p>
          </table:table-cell>
          <table:table-cell table:formula="of:=IF([.K$5]=0;MAX(([.K$3]*1+[.K$4]*0)/[.K$6];[.K$8]);[.K$5])" office:value-type="float" office:value="1" calcext:value-type="float">
            <text:p>1</text:p>
          </table:table-cell>
          <table:table-cell table:formula="of:=IF([.L$5]=0;MAX(([.L$3]*0+[.L$4]*0)/[.L$6];[.L$8]);[.L$5])" office:value-type="float" office:value="0" calcext:value-type="float">
            <text:p>0</text:p>
          </table:table-cell>
          <table:table-cell table:formula="of:=IF([.M$5]=0;MAX(([.M$3]*0+[.M$4]*1)/[.M$6];[.M$8]);[.M$5])" office:value-type="float" office:value="-0.5" calcext:value-type="float">
            <text:p>-0,5</text:p>
          </table:table-cell>
          <table:table-cell table:formula="of:=IF([.N$5]=0;MAX(([.N$3]*1+[.N$4]*0)/[.N$6];[.N$8]);[.N$5])" office:value-type="float" office:value="1" calcext:value-type="float">
            <text:p>1</text:p>
          </table:table-cell>
          <table:table-cell table:formula="of:=IF([.O$5]=0;MAX(([.O$3]*0+[.O$4]*1)/[.O$6];[.O$8]);[.O$5])" office:value-type="float" office:value="-0.5" calcext:value-type="float">
            <text:p>-0,5</text:p>
          </table:table-cell>
          <table:table-cell table:formula="of:=IF([.P$5]=0;MAX(([.P$3]*1+[.P$4]*0)/[.P$6];[.P$8]);[.P$5])" office:value-type="float" office:value="1" calcext:value-type="float">
            <text:p>1</text:p>
          </table:table-cell>
          <table:table-cell table:formula="of:=IF([.Q$5]=0;MAX(([.Q$3]*1+[.Q$4]*0)/[.Q$6];[.Q$8]);[.Q$5])" office:value-type="float" office:value="1" calcext:value-type="float">
            <text:p>1</text:p>
          </table:table-cell>
          <table:table-cell table:formula="of:=IF([.R$5]=0;MAX(([.R$3]*0+[.R$4]*1)/[.R$6];[.R$8]);[.R$5])" office:value-type="float" office:value="-0.5" calcext:value-type="float">
            <text:p>-0,5</text:p>
          </table:table-cell>
          <table:table-cell table:formula="of:=IF([.S$5]=0;MAX(([.S$3]*0+[.S$4]*1)/[.S$6];[.S$8]);[.S$5])" office:value-type="float" office:value="-0.5" calcext:value-type="float">
            <text:p>-0,5</text:p>
          </table:table-cell>
          <table:table-cell table:formula="of:=IF([.T$5]=0;MAX(([.T$3]*0+[.T$4]*1)/[.T$6];[.T$8]);[.T$5])" office:value-type="float" office:value="-0.5" calcext:value-type="float">
            <text:p>-0,5</text:p>
          </table:table-cell>
          <table:table-cell table:formula="of:=IF([.U$5]=0;MAX(([.U$3]*1+[.U$4]*0)/[.U$6];[.U$8]);[.U$5])" office:value-type="float" office:value="1" calcext:value-type="float">
            <text:p>1</text:p>
          </table:table-cell>
          <table:table-cell table:formula="of:=IF([.V$5]=0;MAX(([.V$3]*0+[.V$4]*1)/[.V$6];[.V$8]);[.V$5])" office:value-type="float" office:value="-0.5" calcext:value-type="float">
            <text:p>-0,5</text:p>
          </table:table-cell>
          <table:table-cell table:formula="of:=IF([.W$5]=0;MAX(([.W$3]*0+[.W$4]*0)/[.W$6];[.W$8]);[.W$5])" office:value-type="float" office:value="0" calcext:value-type="float">
            <text:p>0</text:p>
          </table:table-cell>
          <table:table-cell table:formula="of:=IF([.X$5]=0;MAX(([.X$3]*1+[.X$4]*0)/[.X$6];[.X$8]);[.X$5])" office:value-type="float" office:value="1" calcext:value-type="float">
            <text:p>1</text:p>
          </table:table-cell>
          <table:table-cell table:formula="of:=IF([.Y$5]=0;MAX(([.Y$3]*0+[.Y$4]*1)/[.Y$6];[.Y$8]);[.Y$5])" office:value-type="float" office:value="-0.5" calcext:value-type="float">
            <text:p>-0,5</text:p>
          </table:table-cell>
          <table:table-cell table:formula="of:=IF([.Z$5]=0;MAX(([.Z$3]*0+[.Z$4]*0)/[.Z$6];[.Z$8]);[.Z$5])" office:value-type="float" office:value="0" calcext:value-type="float">
            <text:p>0</text:p>
          </table:table-cell>
          <table:table-cell table:formula="of:=IF([.AA$5]=0;MAX(([.AA$3]*1+[.AA$4]*0)/[.AA$6];[.AA$8]);[.AA$5])" office:value-type="float" office:value="1" calcext:value-type="float">
            <text:p>1</text:p>
          </table:table-cell>
          <table:table-cell table:formula="of:=IF([.AB$5]=0;MAX(([.AB$3]*1+[.AB$4]*0)/[.AB$6];[.AB$8]);[.AB$5])" office:value-type="float" office:value="1" calcext:value-type="float">
            <text:p>1</text:p>
          </table:table-cell>
          <table:table-cell table:formula="of:=IF([.AC$5]=0;MAX(([.AC$3]*1+[.AC$4]*0)/[.AC$6];[.AC$8]);[.AC$5])" office:value-type="float" office:value="1" calcext:value-type="float">
            <text:p>1</text:p>
          </table:table-cell>
          <table:table-cell table:formula="of:=IF([.AD$5]=0;MAX(([.AD$3]*1+[.AD$4]*0)/[.AD$6];[.AD$8]);[.AD$5])" office:value-type="float" office:value="1" calcext:value-type="float">
            <text:p>1</text:p>
          </table:table-cell>
          <table:table-cell table:formula="of:=IF([.AE$5]=0;MAX(([.AE$3]*0+[.AE$4]*1)/[.AE$6];[.AE$8]);[.AE$5])" office:value-type="float" office:value="-0.5" calcext:value-type="float">
            <text:p>-0,5</text:p>
          </table:table-cell>
          <table:table-cell table:formula="of:=IF([.AF$5]=0;MAX(([.AF$3]*0+[.AF$4]*1)/[.AF$6];[.AF$8]);[.AF$5])" office:value-type="float" office:value="-0.5" calcext:value-type="float">
            <text:p>-0,5</text:p>
          </table:table-cell>
          <table:table-cell table:formula="of:=IF([.AG$5]=0;MAX(([.AG$3]*1+[.AG$4]*0)/[.AG$6];[.AG$8]);[.AG$5])" office:value-type="float" office:value="1" calcext:value-type="float">
            <text:p>1</text:p>
          </table:table-cell>
          <table:table-cell table:formula="of:=IF([.AH$5]=0;MAX(([.AH$3]*1+[.AH$4]*0)/[.AH$6];[.AH$8]);[.AH$5])" office:value-type="float" office:value="1" calcext:value-type="float">
            <text:p>1</text:p>
          </table:table-cell>
          <table:table-cell table:formula="of:=IF([.AI$5]=0;MAX(([.AI$3]*0+[.AI$4]*1)/[.AI$6];[.AI$8]);[.AI$5])" office:value-type="float" office:value="-0.5" calcext:value-type="float">
            <text:p>-0,5</text:p>
          </table:table-cell>
          <table:table-cell table:formula="of:=IF([.AJ$5]=0;MAX(([.AJ$3]*0+[.AJ$4]*0)/[.AJ$6];[.AJ$8]);[.AJ$5])" office:value-type="float" office:value="0" calcext:value-type="float">
            <text:p>0</text:p>
          </table:table-cell>
          <table:table-cell table:formula="of:=IF([.AK$5]=0;MAX(([.AK$3]*1+[.AK$4]*0)/[.AK$6];[.AK$8]);[.AK$5])" office:value-type="float" office:value="1" calcext:value-type="float">
            <text:p>1</text:p>
          </table:table-cell>
          <table:table-cell table:formula="of:=IF([.AL$5]=0;MAX(([.AL$3]*0+[.AL$4]*0)/[.AL$6];[.AL$8]);[.AL$5])" office:value-type="float" office:value="0" calcext:value-type="float">
            <text:p>0</text:p>
          </table:table-cell>
          <table:table-cell table:formula="of:=IF([.AM$5]=0;MAX(([.AM$3]*0+[.AM$4]*1)/[.AM$6];[.AM$8]);[.AM$5])" office:value-type="float" office:value="-0.5" calcext:value-type="float">
            <text:p>-0,5</text:p>
          </table:table-cell>
          <table:table-cell table:formula="of:=IF([.AN$5]=0;MAX(([.AN$3]*0+[.AN$4]*0)/[.AN$6];[.AN$8]);[.AN$5])" office:value-type="float" office:value="0" calcext:value-type="float">
            <text:p>0</text:p>
          </table:table-cell>
          <table:table-cell table:formula="of:=IF([.AO$5]=0;MAX(([.AO$3]*1+[.AO$4]*0)/[.AO$6];[.AO$8]);[.AO$5])" office:value-type="float" office:value="1" calcext:value-type="float">
            <text:p>1</text:p>
          </table:table-cell>
          <table:table-cell table:formula="of:=IF([.AP$5]=0;MAX(([.AP$3]*0+[.AP$4]*1)/[.AP$6];[.AP$8]);[.AP$5])" office:value-type="float" office:value="-0.5" calcext:value-type="float">
            <text:p>-0,5</text:p>
          </table:table-cell>
          <table:table-cell table:formula="of:=IF([.AQ$5]=0;MAX(([.AQ$3]*0+[.AQ$4]*1)/[.AQ$6];[.AQ$8]);[.AQ$5])" office:value-type="float" office:value="-0.5" calcext:value-type="float">
            <text:p>-0,5</text:p>
          </table:table-cell>
          <table:table-cell table:formula="of:=IF([.AR$5]=0;MAX(([.AR$3]*0+[.AR$4]*1)/[.AR$6];[.AR$8]);[.AR$5])" office:value-type="float" office:value="-0.5" calcext:value-type="float">
            <text:p>-0,5</text:p>
          </table:table-cell>
          <table:table-cell table:formula="of:=IF([.AS$5]=0;MAX(([.AS$3]*0+[.AS$4]*1)/[.AS$6];[.AS$8]);[.AS$5])" office:value-type="float" office:value="-0.5" calcext:value-type="float">
            <text:p>-0,5</text:p>
          </table:table-cell>
          <table:table-cell table:formula="of:=IF([.AT$5]=0;MAX(([.AT$3]*1+[.AT$4]*0)/[.AT$6];[.AT$8]);[.AT$5])" office:value-type="float" office:value="1" calcext:value-type="float">
            <text:p>1</text:p>
          </table:table-cell>
          <table:table-cell table:formula="of:=IF([.AU$5]=0;MAX(([.AU$3]*1+[.AU$4]*0)/[.AU$6];[.AU$8]);[.AU$5])" office:value-type="float" office:value="1" calcext:value-type="float">
            <text:p>1</text:p>
          </table:table-cell>
          <table:table-cell table:formula="of:=IF([.AV$5]=0;MAX(([.AV$3]*0+[.AV$4]*0)/[.AV$6];[.AV$8]);[.AV$5])" office:value-type="float" office:value="0" calcext:value-type="float">
            <text:p>0</text:p>
          </table:table-cell>
          <table:table-cell table:formula="of:=IF([.AW$5]=0;MAX(([.AW$3]*1+[.AW$4]*0)/[.AW$6];[.AW$8]);[.AW$5])" office:value-type="float" office:value="1" calcext:value-type="float">
            <text:p>1</text:p>
          </table:table-cell>
          <table:table-cell table:formula="of:=IF([.AX$5]=0;MAX(([.AX$3]*1+[.AX$4]*0)/[.AX$6];[.AX$8]);[.AX$5])" office:value-type="float" office:value="1" calcext:value-type="float">
            <text:p>1</text:p>
          </table:table-cell>
          <table:table-cell table:formula="of:=IF([.AY$5]=0;MAX(([.AY$3]*1+[.AY$4]*0)/[.AY$6];[.AY$8]);[.AY$5])" office:value-type="float" office:value="1" calcext:value-type="float">
            <text:p>1</text:p>
          </table:table-cell>
          <table:table-cell table:formula="of:=IF([.AZ$5]=0;MAX(([.AZ$3]*1+[.AZ$4]*0)/[.AZ$6];[.AZ$8]);[.AZ$5])" office:value-type="float" office:value="1" calcext:value-type="float">
            <text:p>1</text:p>
          </table:table-cell>
          <table:table-cell table:formula="of:=IF([.BA$5]=0;MAX(([.BA$3]*1+[.BA$4]*0)/[.BA$6];[.BA$8]);[.BA$5])" office:value-type="float" office:value="1" calcext:value-type="float">
            <text:p>1</text:p>
          </table:table-cell>
          <table:table-cell table:formula="of:=IF([.BB$5]=0;MAX(([.BB$3]*0+[.BB$4]*1)/[.BB$6];[.BB$8]);[.BB$5])" office:value-type="float" office:value="-0.5" calcext:value-type="float">
            <text:p>-0,5</text:p>
          </table:table-cell>
          <table:table-cell table:formula="of:=[.BC$62]*SUMPRODUCT([.$E$2:.$BB$2];[.$E111:.$BB111])/[.$BC$3]" office:value-type="float" office:value="7" calcext:value-type="float">
            <text:p>7</text:p>
          </table:table-cell>
          <table:table-cell table:formula="of:=MAX(0;ROUNDUP([.$BC111]/[.$BD$2])*[.$BD$2])" office:value-type="float" office:value="7" calcext:value-type="float">
            <text:p>7</text:p>
          </table:table-cell>
          <table:table-cell table:formula="of:=RANK([.BD111];[.BD$63:.BD$111])" office:value-type="float" office:value="49" calcext:value-type="float">
            <text:p>49</text:p>
          </table:table-cell>
          <table:table-cell table:number-columns-repeated="2"/>
          <table:table-cell table:number-columns-repeated="5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2</text:p>
          </table:table-cell>
          <table:table-cell table:number-columns-repeated="3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3" office:value-type="string" calcext:value-type="string">
            <text:p>R1</text:p>
          </table:table-cell>
          <table:table-cell table:number-columns-repeated="2" office:value-type="string" calcext:value-type="string">
            <text:p>R2</text:p>
          </table:table-cell>
          <table:table-cell/>
          <table:table-cell table:number-columns-repeated="2" office:value-type="string" calcext:value-type="string">
            <text:p>R2</text:p>
          </table:table-cell>
          <table:table-cell/>
          <table:table-cell table:number-columns-repeated="4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4" office:value-type="string" calcext:value-type="string">
            <text:p>R1</text:p>
          </table:table-cell>
          <table:table-cell/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3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/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table:number-columns-repeated="109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formula="of:=[.$BD64]" office:value-type="float" office:value="15.2" calcext:value-type="float">
            <text:p>15,2</text:p>
          </table:table-cell>
          <table:table-cell table:formula="of:=AVERAGE([.E$63:.E$111])" office:value-type="float" office:value="1" calcext:value-type="float">
            <text:p>1</text:p>
          </table:table-cell>
          <table:table-cell table:formula="of:=AVERAGE([.F$63:.F$111])" office:value-type="float" office:value="0.704081632653061" calcext:value-type="float">
            <text:p>0,704081632653061</text:p>
          </table:table-cell>
          <table:table-cell table:formula="of:=AVERAGE([.G$63:.G$111])" office:value-type="float" office:value="0.73469387755102" calcext:value-type="float">
            <text:p>0,73469387755102</text:p>
          </table:table-cell>
          <table:table-cell table:formula="of:=AVERAGE([.H$63:.H$111])" office:value-type="float" office:value="0.806122448979592" calcext:value-type="float">
            <text:p>0,806122448979592</text:p>
          </table:table-cell>
          <table:table-cell table:formula="of:=AVERAGE([.I$63:.I$111])" office:value-type="float" office:value="0.846938775510204" calcext:value-type="float">
            <text:p>0,846938775510204</text:p>
          </table:table-cell>
          <table:table-cell table:formula="of:=AVERAGE([.J$63:.J$111])" office:value-type="float" office:value="0.663265306122449" calcext:value-type="float">
            <text:p>0,663265306122449</text:p>
          </table:table-cell>
          <table:table-cell table:formula="of:=AVERAGE([.K$63:.K$111])" office:value-type="float" office:value="0.520408163265306" calcext:value-type="float">
            <text:p>0,520408163265306</text:p>
          </table:table-cell>
          <table:table-cell table:formula="of:=AVERAGE([.L$63:.L$111])" office:value-type="float" office:value="0.73469387755102" calcext:value-type="float">
            <text:p>0,73469387755102</text:p>
          </table:table-cell>
          <table:table-cell table:formula="of:=AVERAGE([.M$63:.M$111])" office:value-type="float" office:value="0.755102040816326" calcext:value-type="float">
            <text:p>0,755102040816326</text:p>
          </table:table-cell>
          <table:table-cell table:formula="of:=AVERAGE([.N$63:.N$111])" office:value-type="float" office:value="0.23469387755102" calcext:value-type="float">
            <text:p>0,23469387755102</text:p>
          </table:table-cell>
          <table:table-cell table:formula="of:=AVERAGE([.O$63:.O$111])" office:value-type="float" office:value="0.36734693877551" calcext:value-type="float">
            <text:p>0,36734693877551</text:p>
          </table:table-cell>
          <table:table-cell table:formula="of:=AVERAGE([.P$63:.P$111])" office:value-type="float" office:value="0.857142857142857" calcext:value-type="float">
            <text:p>0,857142857142857</text:p>
          </table:table-cell>
          <table:table-cell table:formula="of:=AVERAGE([.Q$63:.Q$111])" office:value-type="float" office:value="0.969387755102041" calcext:value-type="float">
            <text:p>0,969387755102041</text:p>
          </table:table-cell>
          <table:table-cell table:formula="of:=AVERAGE([.R$63:.R$111])" office:value-type="float" office:value="0.346938775510204" calcext:value-type="float">
            <text:p>0,346938775510204</text:p>
          </table:table-cell>
          <table:table-cell table:formula="of:=AVERAGE([.S$63:.S$111])" office:value-type="float" office:value="-0.0612244897959184" calcext:value-type="float">
            <text:p>-0,0612244897959184</text:p>
          </table:table-cell>
          <table:table-cell table:formula="of:=AVERAGE([.T$63:.T$111])" office:value-type="float" office:value="0.244897959183673" calcext:value-type="float">
            <text:p>0,244897959183673</text:p>
          </table:table-cell>
          <table:table-cell table:formula="of:=AVERAGE([.U$63:.U$111])" office:value-type="float" office:value="0.857142857142857" calcext:value-type="float">
            <text:p>0,857142857142857</text:p>
          </table:table-cell>
          <table:table-cell table:formula="of:=AVERAGE([.V$63:.V$111])" office:value-type="float" office:value="0.693877551020408" calcext:value-type="float">
            <text:p>0,693877551020408</text:p>
          </table:table-cell>
          <table:table-cell table:formula="of:=AVERAGE([.W$63:.W$111])" office:value-type="float" office:value="0.510204081632653" calcext:value-type="float">
            <text:p>0,510204081632653</text:p>
          </table:table-cell>
          <table:table-cell table:formula="of:=AVERAGE([.X$63:.X$111])" office:value-type="float" office:value="0.316326530612245" calcext:value-type="float">
            <text:p>0,316326530612245</text:p>
          </table:table-cell>
          <table:table-cell table:formula="of:=AVERAGE([.Y$63:.Y$111])" office:value-type="float" office:value="0.448979591836735" calcext:value-type="float">
            <text:p>0,448979591836735</text:p>
          </table:table-cell>
          <table:table-cell table:formula="of:=AVERAGE([.Z$63:.Z$111])" office:value-type="float" office:value="-0.122448979591837" calcext:value-type="float">
            <text:p>-0,122448979591837</text:p>
          </table:table-cell>
          <table:table-cell table:formula="of:=AVERAGE([.AA$63:.AA$111])" office:value-type="float" office:value="0.785714285714286" calcext:value-type="float">
            <text:p>0,785714285714286</text:p>
          </table:table-cell>
          <table:table-cell table:formula="of:=AVERAGE([.AB$63:.AB$111])" office:value-type="float" office:value="0.571428571428571" calcext:value-type="float">
            <text:p>0,571428571428571</text:p>
          </table:table-cell>
          <table:table-cell table:formula="of:=AVERAGE([.AC$63:.AC$111])" office:value-type="float" office:value="0.663265306122449" calcext:value-type="float">
            <text:p>0,663265306122449</text:p>
          </table:table-cell>
          <table:table-cell table:formula="of:=AVERAGE([.AD$63:.AD$111])" office:value-type="float" office:value="0.76530612244898" calcext:value-type="float">
            <text:p>0,76530612244898</text:p>
          </table:table-cell>
          <table:table-cell table:formula="of:=AVERAGE([.AE$63:.AE$111])" office:value-type="float" office:value="0.520408163265306" calcext:value-type="float">
            <text:p>0,520408163265306</text:p>
          </table:table-cell>
          <table:table-cell table:formula="of:=AVERAGE([.AF$63:.AF$111])" office:value-type="float" office:value="0.459183673469388" calcext:value-type="float">
            <text:p>0,459183673469388</text:p>
          </table:table-cell>
          <table:table-cell table:formula="of:=AVERAGE([.AG$63:.AG$111])" office:value-type="float" office:value="0.918367346938775" calcext:value-type="float">
            <text:p>0,918367346938775</text:p>
          </table:table-cell>
          <table:table-cell table:formula="of:=AVERAGE([.AH$63:.AH$111])" office:value-type="float" office:value="0.377551020408163" calcext:value-type="float">
            <text:p>0,377551020408163</text:p>
          </table:table-cell>
          <table:table-cell table:formula="of:=AVERAGE([.AI$63:.AI$111])" office:value-type="float" office:value="0.683673469387755" calcext:value-type="float">
            <text:p>0,683673469387755</text:p>
          </table:table-cell>
          <table:table-cell table:formula="of:=AVERAGE([.AJ$63:.AJ$111])" office:value-type="float" office:value="0.73469387755102" calcext:value-type="float">
            <text:p>0,73469387755102</text:p>
          </table:table-cell>
          <table:table-cell table:formula="of:=AVERAGE([.AK$63:.AK$111])" office:value-type="float" office:value="0.5" calcext:value-type="float">
            <text:p>0,5</text:p>
          </table:table-cell>
          <table:table-cell table:formula="of:=AVERAGE([.AL$63:.AL$111])" office:value-type="float" office:value="0.551020408163265" calcext:value-type="float">
            <text:p>0,551020408163265</text:p>
          </table:table-cell>
          <table:table-cell table:formula="of:=AVERAGE([.AM$63:.AM$111])" office:value-type="float" office:value="0.642857142857143" calcext:value-type="float">
            <text:p>0,642857142857143</text:p>
          </table:table-cell>
          <table:table-cell table:formula="of:=AVERAGE([.AN$63:.AN$111])" office:value-type="float" office:value="0.551020408163265" calcext:value-type="float">
            <text:p>0,551020408163265</text:p>
          </table:table-cell>
          <table:table-cell table:formula="of:=AVERAGE([.AO$63:.AO$111])" office:value-type="float" office:value="0.979591836734694" calcext:value-type="float">
            <text:p>0,979591836734694</text:p>
          </table:table-cell>
          <table:table-cell table:formula="of:=AVERAGE([.AP$63:.AP$111])" office:value-type="float" office:value="0.530612244897959" calcext:value-type="float">
            <text:p>0,530612244897959</text:p>
          </table:table-cell>
          <table:table-cell table:formula="of:=AVERAGE([.AQ$63:.AQ$111])" office:value-type="float" office:value="0.622448979591837" calcext:value-type="float">
            <text:p>0,622448979591837</text:p>
          </table:table-cell>
          <table:table-cell table:formula="of:=AVERAGE([.AR$63:.AR$111])" office:value-type="float" office:value="0.551020408163265" calcext:value-type="float">
            <text:p>0,551020408163265</text:p>
          </table:table-cell>
          <table:table-cell table:formula="of:=AVERAGE([.AS$63:.AS$111])" office:value-type="float" office:value="0.755102040816326" calcext:value-type="float">
            <text:p>0,755102040816326</text:p>
          </table:table-cell>
          <table:table-cell table:formula="of:=AVERAGE([.AT$63:.AT$111])" office:value-type="float" office:value="0.530612244897959" calcext:value-type="float">
            <text:p>0,530612244897959</text:p>
          </table:table-cell>
          <table:table-cell table:formula="of:=AVERAGE([.AU$63:.AU$111])" office:value-type="float" office:value="0.969387755102041" calcext:value-type="float">
            <text:p>0,969387755102041</text:p>
          </table:table-cell>
          <table:table-cell table:formula="of:=AVERAGE([.AV$63:.AV$111])" office:value-type="float" office:value="0.13265306122449" calcext:value-type="float">
            <text:p>0,13265306122449</text:p>
          </table:table-cell>
          <table:table-cell table:formula="of:=AVERAGE([.AW$63:.AW$111])" office:value-type="float" office:value="0.887755102040816" calcext:value-type="float">
            <text:p>0,887755102040816</text:p>
          </table:table-cell>
          <table:table-cell table:formula="of:=AVERAGE([.AX$63:.AX$111])" office:value-type="float" office:value="0.551020408163265" calcext:value-type="float">
            <text:p>0,551020408163265</text:p>
          </table:table-cell>
          <table:table-cell table:formula="of:=AVERAGE([.AY$63:.AY$111])" office:value-type="float" office:value="0.683673469387755" calcext:value-type="float">
            <text:p>0,683673469387755</text:p>
          </table:table-cell>
          <table:table-cell table:formula="of:=AVERAGE([.AZ$63:.AZ$111])" office:value-type="float" office:value="0.857142857142857" calcext:value-type="float">
            <text:p>0,857142857142857</text:p>
          </table:table-cell>
          <table:table-cell table:formula="of:=AVERAGE([.BA$63:.BA$111])" office:value-type="float" office:value="0.673469387755102" calcext:value-type="float">
            <text:p>0,673469387755102</text:p>
          </table:table-cell>
          <table:table-cell table:formula="of:=AVERAGE([.BB$63:.BB$111])" office:value-type="float" office:value="0.469387755102041" calcext:value-type="float">
            <text:p>0,469387755102041</text:p>
          </table:table-cell>
          <table:table-cell table:formula="of:=AVERAGE([.BC$63:.BC$111])" office:value-type="float" office:value="12.1387755102041" calcext:value-type="float">
            <text:p>12,1387755102041</text:p>
          </table:table-cell>
          <table:table-cell table:formula="of:=AVERAGE([.BD$63:.BD$111])" office:value-type="float" office:value="12.1387755102041" calcext:value-type="float">
            <text:p>12,138775510204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rms</text:p>
          </table:table-cell>
          <table:table-cell table:number-columns-repeated="2"/>
          <table:table-cell table:formula="of:=[.$BD65]" office:value-type="float" office:value="14.6" calcext:value-type="float">
            <text:p>14,6</text:p>
          </table:table-cell>
          <table:table-cell table:formula="of:=STDEV([.E$63:.E$111])" office:value-type="float" office:value="0" calcext:value-type="float">
            <text:p>0</text:p>
          </table:table-cell>
          <table:table-cell table:formula="of:=STDEV([.F$63:.F$111])" office:value-type="float" office:value="0.47782457715213" calcext:value-type="float">
            <text:p>0,47782457715213</text:p>
          </table:table-cell>
          <table:table-cell table:formula="of:=STDEV([.G$63:.G$111])" office:value-type="float" office:value="0.541044907412254" calcext:value-type="float">
            <text:p>0,541044907412254</text:p>
          </table:table-cell>
          <table:table-cell table:formula="of:=STDEV([.H$63:.H$111])" office:value-type="float" office:value="0.487514172129602" calcext:value-type="float">
            <text:p>0,487514172129602</text:p>
          </table:table-cell>
          <table:table-cell table:formula="of:=STDEV([.I$63:.I$111])" office:value-type="float" office:value="0.423331056826061" calcext:value-type="float">
            <text:p>0,423331056826061</text:p>
          </table:table-cell>
          <table:table-cell table:formula="of:=STDEV([.J$63:.J$111])" office:value-type="float" office:value="0.553283335172488" calcext:value-type="float">
            <text:p>0,553283335172488</text:p>
          </table:table-cell>
          <table:table-cell table:formula="of:=STDEV([.K$63:.K$111])" office:value-type="float" office:value="0.549234160686775" calcext:value-type="float">
            <text:p>0,549234160686775</text:p>
          </table:table-cell>
          <table:table-cell table:formula="of:=STDEV([.L$63:.L$111])" office:value-type="float" office:value="0.4798224586623" calcext:value-type="float">
            <text:p>0,4798224586623</text:p>
          </table:table-cell>
          <table:table-cell table:formula="of:=STDEV([.M$63:.M$111])" office:value-type="float" office:value="0.501273887414936" calcext:value-type="float">
            <text:p>0,501273887414936</text:p>
          </table:table-cell>
          <table:table-cell table:formula="of:=STDEV([.N$63:.N$111])" office:value-type="float" office:value="0.67005939426049" calcext:value-type="float">
            <text:p>0,67005939426049</text:p>
          </table:table-cell>
          <table:table-cell table:formula="of:=STDEV([.O$63:.O$111])" office:value-type="float" office:value="0.651724556817666" calcext:value-type="float">
            <text:p>0,651724556817666</text:p>
          </table:table-cell>
          <table:table-cell table:formula="of:=STDEV([.P$63:.P$111])" office:value-type="float" office:value="0.433012701892219" calcext:value-type="float">
            <text:p>0,433012701892219</text:p>
          </table:table-cell>
          <table:table-cell table:formula="of:=STDEV([.Q$63:.Q$111])" office:value-type="float" office:value="0.214285714285714" calcext:value-type="float">
            <text:p>0,214285714285714</text:p>
          </table:table-cell>
          <table:table-cell table:formula="of:=STDEV([.R$63:.R$111])" office:value-type="float" office:value="0.737422888854694" calcext:value-type="float">
            <text:p>0,737422888854694</text:p>
          </table:table-cell>
          <table:table-cell table:formula="of:=STDEV([.S$63:.S$111])" office:value-type="float" office:value="0.681852967572742" calcext:value-type="float">
            <text:p>0,681852967572742</text:p>
          </table:table-cell>
          <table:table-cell table:formula="of:=STDEV([.T$63:.T$111])" office:value-type="float" office:value="0.708008128628536" calcext:value-type="float">
            <text:p>0,708008128628536</text:p>
          </table:table-cell>
          <table:table-cell table:formula="of:=STDEV([.U$63:.U$111])" office:value-type="float" office:value="0.433012701892219" calcext:value-type="float">
            <text:p>0,433012701892219</text:p>
          </table:table-cell>
          <table:table-cell table:formula="of:=STDEV([.V$63:.V$111])" office:value-type="float" office:value="0.584668055133746" calcext:value-type="float">
            <text:p>0,584668055133746</text:p>
          </table:table-cell>
          <table:table-cell table:formula="of:=STDEV([.W$63:.W$111])" office:value-type="float" office:value="0.665283428935613" calcext:value-type="float">
            <text:p>0,665283428935613</text:p>
          </table:table-cell>
          <table:table-cell table:formula="of:=STDEV([.X$63:.X$111])" office:value-type="float" office:value="0.626613563389055" calcext:value-type="float">
            <text:p>0,626613563389055</text:p>
          </table:table-cell>
          <table:table-cell table:formula="of:=STDEV([.Y$63:.Y$111])" office:value-type="float" office:value="0.686513670955039" calcext:value-type="float">
            <text:p>0,686513670955039</text:p>
          </table:table-cell>
          <table:table-cell table:formula="of:=STDEV([.Z$63:.Z$111])" office:value-type="float" office:value="0.599744843705238" calcext:value-type="float">
            <text:p>0,599744843705238</text:p>
          </table:table-cell>
          <table:table-cell table:formula="of:=STDEV([.AA$63:.AA$111])" office:value-type="float" office:value="0.467707173346743" calcext:value-type="float">
            <text:p>0,467707173346743</text:p>
          </table:table-cell>
          <table:table-cell table:formula="of:=STDEV([.AB$63:.AB$111])" office:value-type="float" office:value="0.559016994374948" calcext:value-type="float">
            <text:p>0,559016994374948</text:p>
          </table:table-cell>
          <table:table-cell table:formula="of:=STDEV([.AC$63:.AC$111])" office:value-type="float" office:value="0.553283335172488" calcext:value-type="float">
            <text:p>0,553283335172488</text:p>
          </table:table-cell>
          <table:table-cell table:formula="of:=STDEV([.AD$63:.AD$111])" office:value-type="float" office:value="0.51135075225987" calcext:value-type="float">
            <text:p>0,51135075225987</text:p>
          </table:table-cell>
          <table:table-cell table:formula="of:=STDEV([.AE$63:.AE$111])" office:value-type="float" office:value="0.676689118624872" calcext:value-type="float">
            <text:p>0,676689118624872</text:p>
          </table:table-cell>
          <table:table-cell table:formula="of:=STDEV([.AF$63:.AF$111])" office:value-type="float" office:value="0.698485971985998" calcext:value-type="float">
            <text:p>0,698485971985998</text:p>
          </table:table-cell>
          <table:table-cell table:formula="of:=STDEV([.AG$63:.AG$111])" office:value-type="float" office:value="0.328299576979468" calcext:value-type="float">
            <text:p>0,328299576979468</text:p>
          </table:table-cell>
          <table:table-cell table:formula="of:=STDEV([.AH$63:.AH$111])" office:value-type="float" office:value="0.688677871638369" calcext:value-type="float">
            <text:p>0,688677871638369</text:p>
          </table:table-cell>
          <table:table-cell table:formula="of:=STDEV([.AI$63:.AI$111])" office:value-type="float" office:value="0.574582072312676" calcext:value-type="float">
            <text:p>0,574582072312676</text:p>
          </table:table-cell>
          <table:table-cell table:formula="of:=STDEV([.AJ$63:.AJ$111])" office:value-type="float" office:value="0.4798224586623" calcext:value-type="float">
            <text:p>0,4798224586623</text:p>
          </table:table-cell>
          <table:table-cell table:formula="of:=STDEV([.AK$63:.AK$111])" office:value-type="float" office:value="0.629152869605896" calcext:value-type="float">
            <text:p>0,629152869605896</text:p>
          </table:table-cell>
          <table:table-cell table:formula="of:=STDEV([.AL$63:.AL$111])" office:value-type="float" office:value="0.561294058767918" calcext:value-type="float">
            <text:p>0,561294058767918</text:p>
          </table:table-cell>
          <table:table-cell table:formula="of:=STDEV([.AM$63:.AM$111])" office:value-type="float" office:value="0.559016994374947" calcext:value-type="float">
            <text:p>0,559016994374947</text:p>
          </table:table-cell>
          <table:table-cell table:formula="of:=STDEV([.AN$63:.AN$111])" office:value-type="float" office:value="0.614451804788759" calcext:value-type="float">
            <text:p>0,614451804788759</text:p>
          </table:table-cell>
          <table:table-cell table:formula="of:=STDEV([.AO$63:.AO$111])" office:value-type="float" office:value="0.142857142857143" calcext:value-type="float">
            <text:p>0,142857142857143</text:p>
          </table:table-cell>
          <table:table-cell table:formula="of:=STDEV([.AP$63:.AP$111])" office:value-type="float" office:value="0.589916689609874" calcext:value-type="float">
            <text:p>0,589916689609874</text:p>
          </table:table-cell>
          <table:table-cell table:formula="of:=STDEV([.AQ$63:.AQ$111])" office:value-type="float" office:value="0.59099679430971" calcext:value-type="float">
            <text:p>0,59099679430971</text:p>
          </table:table-cell>
          <table:table-cell table:formula="of:=STDEV([.AR$63:.AR$111])" office:value-type="float" office:value="0.639375492498863" calcext:value-type="float">
            <text:p>0,639375492498863</text:p>
          </table:table-cell>
          <table:table-cell table:formula="of:=STDEV([.AS$63:.AS$111])" office:value-type="float" office:value="0.560156683619933" calcext:value-type="float">
            <text:p>0,560156683619933</text:p>
          </table:table-cell>
          <table:table-cell table:formula="of:=STDEV([.AT$63:.AT$111])" office:value-type="float" office:value="0.640704066383437" calcext:value-type="float">
            <text:p>0,640704066383437</text:p>
          </table:table-cell>
          <table:table-cell table:formula="of:=STDEV([.AU$63:.AU$111])" office:value-type="float" office:value="0.214285714285714" calcext:value-type="float">
            <text:p>0,214285714285714</text:p>
          </table:table-cell>
          <table:table-cell table:formula="of:=STDEV([.AV$63:.AV$111])" office:value-type="float" office:value="0.59315110325491" calcext:value-type="float">
            <text:p>0,59315110325491</text:p>
          </table:table-cell>
          <table:table-cell table:formula="of:=STDEV([.AW$63:.AW$111])" office:value-type="float" office:value="0.342559394522337" calcext:value-type="float">
            <text:p>0,342559394522337</text:p>
          </table:table-cell>
          <table:table-cell table:formula="of:=STDEV([.AX$63:.AX$111])" office:value-type="float" office:value="0.561294058767918" calcext:value-type="float">
            <text:p>0,561294058767918</text:p>
          </table:table-cell>
          <table:table-cell table:formula="of:=STDEV([.AY$63:.AY$111])" office:value-type="float" office:value="0.574582072312676" calcext:value-type="float">
            <text:p>0,574582072312676</text:p>
          </table:table-cell>
          <table:table-cell table:formula="of:=STDEV([.AZ$63:.AZ$111])" office:value-type="float" office:value="0.353553390593274" calcext:value-type="float">
            <text:p>0,353553390593274</text:p>
          </table:table-cell>
          <table:table-cell table:formula="of:=STDEV([.BA$63:.BA$111])" office:value-type="float" office:value="0.535714285714286" calcext:value-type="float">
            <text:p>0,535714285714286</text:p>
          </table:table-cell>
          <table:table-cell table:formula="of:=STDEV([.BB$63:.BB$111])" office:value-type="float" office:value="0.640704066383437" calcext:value-type="float">
            <text:p>0,640704066383437</text:p>
          </table:table-cell>
          <table:table-cell table:formula="of:=STDEV([.BC$63:.BC$111])" office:value-type="float" office:value="2.87726840412704" calcext:value-type="float">
            <text:p>2,87726840412704</text:p>
          </table:table-cell>
          <table:table-cell table:formula="of:=STDEV([.BD$63:.BD$111])" office:value-type="float" office:value="2.87726840412704" calcext:value-type="float">
            <text:p>2,8772684041270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formula="of:=[.$BD66]" office:value-type="float" office:value="9.4" calcext:value-type="float">
            <text:p>9,4</text:p>
          </table:table-cell>
          <table:table-cell table:formula="of:=MAX([.E$63:.E$111])" office:value-type="float" office:value="1" calcext:value-type="float">
            <text:p>1</text:p>
          </table:table-cell>
          <table:table-cell table:formula="of:=MAX([.F$63:.F$111])" office:value-type="float" office:value="1" calcext:value-type="float">
            <text:p>1</text:p>
          </table:table-cell>
          <table:table-cell table:formula="of:=MAX([.G$63:.G$111])" office:value-type="float" office:value="1" calcext:value-type="float">
            <text:p>1</text:p>
          </table:table-cell>
          <table:table-cell table:formula="of:=MAX([.H$63:.H$111])" office:value-type="float" office:value="1" calcext:value-type="float">
            <text:p>1</text:p>
          </table:table-cell>
          <table:table-cell table:formula="of:=MAX([.I$63:.I$111])" office:value-type="float" office:value="1" calcext:value-type="float">
            <text:p>1</text:p>
          </table:table-cell>
          <table:table-cell table:formula="of:=MAX([.J$63:.J$111])" office:value-type="float" office:value="1" calcext:value-type="float">
            <text:p>1</text:p>
          </table:table-cell>
          <table:table-cell table:formula="of:=MAX([.K$63:.K$111])" office:value-type="float" office:value="1" calcext:value-type="float">
            <text:p>1</text:p>
          </table:table-cell>
          <table:table-cell table:formula="of:=MAX([.L$63:.L$111])" office:value-type="float" office:value="1" calcext:value-type="float">
            <text:p>1</text:p>
          </table:table-cell>
          <table:table-cell table:formula="of:=MAX([.M$63:.M$111])" office:value-type="float" office:value="1" calcext:value-type="float">
            <text:p>1</text:p>
          </table:table-cell>
          <table:table-cell table:formula="of:=MAX([.N$63:.N$111])" office:value-type="float" office:value="1" calcext:value-type="float">
            <text:p>1</text:p>
          </table:table-cell>
          <table:table-cell table:formula="of:=MAX([.O$63:.O$111])" office:value-type="float" office:value="1" calcext:value-type="float">
            <text:p>1</text:p>
          </table:table-cell>
          <table:table-cell table:formula="of:=MAX([.P$63:.P$111])" office:value-type="float" office:value="1" calcext:value-type="float">
            <text:p>1</text:p>
          </table:table-cell>
          <table:table-cell table:formula="of:=MAX([.Q$63:.Q$111])" office:value-type="float" office:value="1" calcext:value-type="float">
            <text:p>1</text:p>
          </table:table-cell>
          <table:table-cell table:formula="of:=MAX([.R$63:.R$111])" office:value-type="float" office:value="1" calcext:value-type="float">
            <text:p>1</text:p>
          </table:table-cell>
          <table:table-cell table:formula="of:=MAX([.S$63:.S$111])" office:value-type="float" office:value="1" calcext:value-type="float">
            <text:p>1</text:p>
          </table:table-cell>
          <table:table-cell table:formula="of:=MAX([.T$63:.T$111])" office:value-type="float" office:value="1" calcext:value-type="float">
            <text:p>1</text:p>
          </table:table-cell>
          <table:table-cell table:formula="of:=MAX([.U$63:.U$111])" office:value-type="float" office:value="1" calcext:value-type="float">
            <text:p>1</text:p>
          </table:table-cell>
          <table:table-cell table:formula="of:=MAX([.V$63:.V$111])" office:value-type="float" office:value="1" calcext:value-type="float">
            <text:p>1</text:p>
          </table:table-cell>
          <table:table-cell table:formula="of:=MAX([.W$63:.W$111])" office:value-type="float" office:value="1" calcext:value-type="float">
            <text:p>1</text:p>
          </table:table-cell>
          <table:table-cell table:formula="of:=MAX([.X$63:.X$111])" office:value-type="float" office:value="1" calcext:value-type="float">
            <text:p>1</text:p>
          </table:table-cell>
          <table:table-cell table:formula="of:=MAX([.Y$63:.Y$111])" office:value-type="float" office:value="1" calcext:value-type="float">
            <text:p>1</text:p>
          </table:table-cell>
          <table:table-cell table:formula="of:=MAX([.Z$63:.Z$111])" office:value-type="float" office:value="1" calcext:value-type="float">
            <text:p>1</text:p>
          </table:table-cell>
          <table:table-cell table:formula="of:=MAX([.AA$63:.AA$111])" office:value-type="float" office:value="1" calcext:value-type="float">
            <text:p>1</text:p>
          </table:table-cell>
          <table:table-cell table:formula="of:=MAX([.AB$63:.AB$111])" office:value-type="float" office:value="1" calcext:value-type="float">
            <text:p>1</text:p>
          </table:table-cell>
          <table:table-cell table:formula="of:=MAX([.AC$63:.AC$111])" office:value-type="float" office:value="1" calcext:value-type="float">
            <text:p>1</text:p>
          </table:table-cell>
          <table:table-cell table:formula="of:=MAX([.AD$63:.AD$111])" office:value-type="float" office:value="1" calcext:value-type="float">
            <text:p>1</text:p>
          </table:table-cell>
          <table:table-cell table:formula="of:=MAX([.AE$63:.AE$111])" office:value-type="float" office:value="1" calcext:value-type="float">
            <text:p>1</text:p>
          </table:table-cell>
          <table:table-cell table:formula="of:=MAX([.AF$63:.AF$111])" office:value-type="float" office:value="1" calcext:value-type="float">
            <text:p>1</text:p>
          </table:table-cell>
          <table:table-cell table:formula="of:=MAX([.AG$63:.AG$111])" office:value-type="float" office:value="1" calcext:value-type="float">
            <text:p>1</text:p>
          </table:table-cell>
          <table:table-cell table:formula="of:=MAX([.AH$63:.AH$111])" office:value-type="float" office:value="1" calcext:value-type="float">
            <text:p>1</text:p>
          </table:table-cell>
          <table:table-cell table:formula="of:=MAX([.AI$63:.AI$111])" office:value-type="float" office:value="1" calcext:value-type="float">
            <text:p>1</text:p>
          </table:table-cell>
          <table:table-cell table:formula="of:=MAX([.AJ$63:.AJ$111])" office:value-type="float" office:value="1" calcext:value-type="float">
            <text:p>1</text:p>
          </table:table-cell>
          <table:table-cell table:formula="of:=MAX([.AK$63:.AK$111])" office:value-type="float" office:value="1" calcext:value-type="float">
            <text:p>1</text:p>
          </table:table-cell>
          <table:table-cell table:formula="of:=MAX([.AL$63:.AL$111])" office:value-type="float" office:value="1" calcext:value-type="float">
            <text:p>1</text:p>
          </table:table-cell>
          <table:table-cell table:formula="of:=MAX([.AM$63:.AM$111])" office:value-type="float" office:value="1" calcext:value-type="float">
            <text:p>1</text:p>
          </table:table-cell>
          <table:table-cell table:formula="of:=MAX([.AN$63:.AN$111])" office:value-type="float" office:value="1" calcext:value-type="float">
            <text:p>1</text:p>
          </table:table-cell>
          <table:table-cell table:formula="of:=MAX([.AO$63:.AO$111])" office:value-type="float" office:value="1" calcext:value-type="float">
            <text:p>1</text:p>
          </table:table-cell>
          <table:table-cell table:formula="of:=MAX([.AP$63:.AP$111])" office:value-type="float" office:value="1" calcext:value-type="float">
            <text:p>1</text:p>
          </table:table-cell>
          <table:table-cell table:formula="of:=MAX([.AQ$63:.AQ$111])" office:value-type="float" office:value="1" calcext:value-type="float">
            <text:p>1</text:p>
          </table:table-cell>
          <table:table-cell table:formula="of:=MAX([.AR$63:.AR$111])" office:value-type="float" office:value="1" calcext:value-type="float">
            <text:p>1</text:p>
          </table:table-cell>
          <table:table-cell table:formula="of:=MAX([.AS$63:.AS$111])" office:value-type="float" office:value="1" calcext:value-type="float">
            <text:p>1</text:p>
          </table:table-cell>
          <table:table-cell table:formula="of:=MAX([.AT$63:.AT$111])" office:value-type="float" office:value="1" calcext:value-type="float">
            <text:p>1</text:p>
          </table:table-cell>
          <table:table-cell table:formula="of:=MAX([.AU$63:.AU$111])" office:value-type="float" office:value="1" calcext:value-type="float">
            <text:p>1</text:p>
          </table:table-cell>
          <table:table-cell table:formula="of:=MAX([.AV$63:.AV$111])" office:value-type="float" office:value="1" calcext:value-type="float">
            <text:p>1</text:p>
          </table:table-cell>
          <table:table-cell table:formula="of:=MAX([.AW$63:.AW$111])" office:value-type="float" office:value="1" calcext:value-type="float">
            <text:p>1</text:p>
          </table:table-cell>
          <table:table-cell table:formula="of:=MAX([.AX$63:.AX$111])" office:value-type="float" office:value="1" calcext:value-type="float">
            <text:p>1</text:p>
          </table:table-cell>
          <table:table-cell table:formula="of:=MAX([.AY$63:.AY$111])" office:value-type="float" office:value="1" calcext:value-type="float">
            <text:p>1</text:p>
          </table:table-cell>
          <table:table-cell table:formula="of:=MAX([.AZ$63:.AZ$111])" office:value-type="float" office:value="1" calcext:value-type="float">
            <text:p>1</text:p>
          </table:table-cell>
          <table:table-cell table:formula="of:=MAX([.BA$63:.BA$111])" office:value-type="float" office:value="1" calcext:value-type="float">
            <text:p>1</text:p>
          </table:table-cell>
          <table:table-cell table:formula="of:=MAX([.BB$63:.BB$111])" office:value-type="float" office:value="1" calcext:value-type="float">
            <text:p>1</text:p>
          </table:table-cell>
          <table:table-cell table:formula="of:=MAX([.BC$63:.BC$111])" office:value-type="float" office:value="20" calcext:value-type="float">
            <text:p>20</text:p>
          </table:table-cell>
          <table:table-cell table:formula="of:=MAX([.BD$63:.BD$111])" office:value-type="float" office:value="20" calcext:value-type="float">
            <text:p>2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formula="of:=[.$BD67]" office:value-type="float" office:value="12.8" calcext:value-type="float">
            <text:p>12,8</text:p>
          </table:table-cell>
          <table:table-cell table:formula="of:=MIN([.E$63:.E$111])" office:value-type="float" office:value="1" calcext:value-type="float">
            <text:p>1</text:p>
          </table:table-cell>
          <table:table-cell table:formula="of:=MIN([.F$63:.F$111])" office:value-type="float" office:value="-0.5" calcext:value-type="float">
            <text:p>-0,5</text:p>
          </table:table-cell>
          <table:table-cell table:formula="of:=MIN([.G$63:.G$111])" office:value-type="float" office:value="-0.5" calcext:value-type="float">
            <text:p>-0,5</text:p>
          </table:table-cell>
          <table:table-cell table:formula="of:=MIN([.H$63:.H$111])" office:value-type="float" office:value="-0.5" calcext:value-type="float">
            <text:p>-0,5</text:p>
          </table:table-cell>
          <table:table-cell table:formula="of:=MIN([.I$63:.I$111])" office:value-type="float" office:value="-0.5" calcext:value-type="float">
            <text:p>-0,5</text:p>
          </table:table-cell>
          <table:table-cell table:formula="of:=MIN([.J$63:.J$111])" office:value-type="float" office:value="-0.5" calcext:value-type="float">
            <text:p>-0,5</text:p>
          </table:table-cell>
          <table:table-cell table:formula="of:=MIN([.K$63:.K$111])" office:value-type="float" office:value="-0.5" calcext:value-type="float">
            <text:p>-0,5</text:p>
          </table:table-cell>
          <table:table-cell table:formula="of:=MIN([.L$63:.L$111])" office:value-type="float" office:value="-0.5" calcext:value-type="float">
            <text:p>-0,5</text:p>
          </table:table-cell>
          <table:table-cell table:formula="of:=MIN([.M$63:.M$111])" office:value-type="float" office:value="-0.5" calcext:value-type="float">
            <text:p>-0,5</text:p>
          </table:table-cell>
          <table:table-cell table:formula="of:=MIN([.N$63:.N$111])" office:value-type="float" office:value="-0.5" calcext:value-type="float">
            <text:p>-0,5</text:p>
          </table:table-cell>
          <table:table-cell table:formula="of:=MIN([.O$63:.O$111])" office:value-type="float" office:value="-0.5" calcext:value-type="float">
            <text:p>-0,5</text:p>
          </table:table-cell>
          <table:table-cell table:formula="of:=MIN([.P$63:.P$111])" office:value-type="float" office:value="-0.5" calcext:value-type="float">
            <text:p>-0,5</text:p>
          </table:table-cell>
          <table:table-cell table:formula="of:=MIN([.Q$63:.Q$111])" office:value-type="float" office:value="-0.5" calcext:value-type="float">
            <text:p>-0,5</text:p>
          </table:table-cell>
          <table:table-cell table:formula="of:=MIN([.R$63:.R$111])" office:value-type="float" office:value="-0.5" calcext:value-type="float">
            <text:p>-0,5</text:p>
          </table:table-cell>
          <table:table-cell table:formula="of:=MIN([.S$63:.S$111])" office:value-type="float" office:value="-0.5" calcext:value-type="float">
            <text:p>-0,5</text:p>
          </table:table-cell>
          <table:table-cell table:formula="of:=MIN([.T$63:.T$111])" office:value-type="float" office:value="-0.5" calcext:value-type="float">
            <text:p>-0,5</text:p>
          </table:table-cell>
          <table:table-cell table:formula="of:=MIN([.U$63:.U$111])" office:value-type="float" office:value="-0.5" calcext:value-type="float">
            <text:p>-0,5</text:p>
          </table:table-cell>
          <table:table-cell table:formula="of:=MIN([.V$63:.V$111])" office:value-type="float" office:value="-0.5" calcext:value-type="float">
            <text:p>-0,5</text:p>
          </table:table-cell>
          <table:table-cell table:formula="of:=MIN([.W$63:.W$111])" office:value-type="float" office:value="-0.5" calcext:value-type="float">
            <text:p>-0,5</text:p>
          </table:table-cell>
          <table:table-cell table:formula="of:=MIN([.X$63:.X$111])" office:value-type="float" office:value="-0.5" calcext:value-type="float">
            <text:p>-0,5</text:p>
          </table:table-cell>
          <table:table-cell table:formula="of:=MIN([.Y$63:.Y$111])" office:value-type="float" office:value="-0.5" calcext:value-type="float">
            <text:p>-0,5</text:p>
          </table:table-cell>
          <table:table-cell table:formula="of:=MIN([.Z$63:.Z$111])" office:value-type="float" office:value="-0.5" calcext:value-type="float">
            <text:p>-0,5</text:p>
          </table:table-cell>
          <table:table-cell table:formula="of:=MIN([.AA$63:.AA$111])" office:value-type="float" office:value="-0.5" calcext:value-type="float">
            <text:p>-0,5</text:p>
          </table:table-cell>
          <table:table-cell table:formula="of:=MIN([.AB$63:.AB$111])" office:value-type="float" office:value="-0.5" calcext:value-type="float">
            <text:p>-0,5</text:p>
          </table:table-cell>
          <table:table-cell table:formula="of:=MIN([.AC$63:.AC$111])" office:value-type="float" office:value="-0.5" calcext:value-type="float">
            <text:p>-0,5</text:p>
          </table:table-cell>
          <table:table-cell table:formula="of:=MIN([.AD$63:.AD$111])" office:value-type="float" office:value="-0.5" calcext:value-type="float">
            <text:p>-0,5</text:p>
          </table:table-cell>
          <table:table-cell table:formula="of:=MIN([.AE$63:.AE$111])" office:value-type="float" office:value="-0.5" calcext:value-type="float">
            <text:p>-0,5</text:p>
          </table:table-cell>
          <table:table-cell table:formula="of:=MIN([.AF$63:.AF$111])" office:value-type="float" office:value="-0.5" calcext:value-type="float">
            <text:p>-0,5</text:p>
          </table:table-cell>
          <table:table-cell table:formula="of:=MIN([.AG$63:.AG$111])" office:value-type="float" office:value="-0.5" calcext:value-type="float">
            <text:p>-0,5</text:p>
          </table:table-cell>
          <table:table-cell table:formula="of:=MIN([.AH$63:.AH$111])" office:value-type="float" office:value="-0.5" calcext:value-type="float">
            <text:p>-0,5</text:p>
          </table:table-cell>
          <table:table-cell table:formula="of:=MIN([.AI$63:.AI$111])" office:value-type="float" office:value="-0.5" calcext:value-type="float">
            <text:p>-0,5</text:p>
          </table:table-cell>
          <table:table-cell table:formula="of:=MIN([.AJ$63:.AJ$111])" office:value-type="float" office:value="-0.5" calcext:value-type="float">
            <text:p>-0,5</text:p>
          </table:table-cell>
          <table:table-cell table:formula="of:=MIN([.AK$63:.AK$111])" office:value-type="float" office:value="-0.5" calcext:value-type="float">
            <text:p>-0,5</text:p>
          </table:table-cell>
          <table:table-cell table:formula="of:=MIN([.AL$63:.AL$111])" office:value-type="float" office:value="-0.5" calcext:value-type="float">
            <text:p>-0,5</text:p>
          </table:table-cell>
          <table:table-cell table:formula="of:=MIN([.AM$63:.AM$111])" office:value-type="float" office:value="-0.5" calcext:value-type="float">
            <text:p>-0,5</text:p>
          </table:table-cell>
          <table:table-cell table:formula="of:=MIN([.AN$63:.AN$111])" office:value-type="float" office:value="-0.5" calcext:value-type="float">
            <text:p>-0,5</text:p>
          </table:table-cell>
          <table:table-cell table:formula="of:=MIN([.AO$63:.AO$111])" office:value-type="float" office:value="0" calcext:value-type="float">
            <text:p>0</text:p>
          </table:table-cell>
          <table:table-cell table:formula="of:=MIN([.AP$63:.AP$111])" office:value-type="float" office:value="-0.5" calcext:value-type="float">
            <text:p>-0,5</text:p>
          </table:table-cell>
          <table:table-cell table:formula="of:=MIN([.AQ$63:.AQ$111])" office:value-type="float" office:value="-0.5" calcext:value-type="float">
            <text:p>-0,5</text:p>
          </table:table-cell>
          <table:table-cell table:formula="of:=MIN([.AR$63:.AR$111])" office:value-type="float" office:value="-0.5" calcext:value-type="float">
            <text:p>-0,5</text:p>
          </table:table-cell>
          <table:table-cell table:formula="of:=MIN([.AS$63:.AS$111])" office:value-type="float" office:value="-0.5" calcext:value-type="float">
            <text:p>-0,5</text:p>
          </table:table-cell>
          <table:table-cell table:formula="of:=MIN([.AT$63:.AT$111])" office:value-type="float" office:value="-0.5" calcext:value-type="float">
            <text:p>-0,5</text:p>
          </table:table-cell>
          <table:table-cell table:formula="of:=MIN([.AU$63:.AU$111])" office:value-type="float" office:value="-0.5" calcext:value-type="float">
            <text:p>-0,5</text:p>
          </table:table-cell>
          <table:table-cell table:formula="of:=MIN([.AV$63:.AV$111])" office:value-type="float" office:value="-0.5" calcext:value-type="float">
            <text:p>-0,5</text:p>
          </table:table-cell>
          <table:table-cell table:formula="of:=MIN([.AW$63:.AW$111])" office:value-type="float" office:value="-0.5" calcext:value-type="float">
            <text:p>-0,5</text:p>
          </table:table-cell>
          <table:table-cell table:formula="of:=MIN([.AX$63:.AX$111])" office:value-type="float" office:value="-0.5" calcext:value-type="float">
            <text:p>-0,5</text:p>
          </table:table-cell>
          <table:table-cell table:formula="of:=MIN([.AY$63:.AY$111])" office:value-type="float" office:value="-0.5" calcext:value-type="float">
            <text:p>-0,5</text:p>
          </table:table-cell>
          <table:table-cell table:formula="of:=MIN([.AZ$63:.AZ$111])" office:value-type="float" office:value="0" calcext:value-type="float">
            <text:p>0</text:p>
          </table:table-cell>
          <table:table-cell table:formula="of:=MIN([.BA$63:.BA$111])" office:value-type="float" office:value="-0.5" calcext:value-type="float">
            <text:p>-0,5</text:p>
          </table:table-cell>
          <table:table-cell table:formula="of:=MIN([.BB$63:.BB$111])" office:value-type="float" office:value="-0.5" calcext:value-type="float">
            <text:p>-0,5</text:p>
          </table:table-cell>
          <table:table-cell table:formula="of:=MIN([.BC$63:.BC$111])" office:value-type="float" office:value="7" calcext:value-type="float">
            <text:p>7</text:p>
          </table:table-cell>
          <table:table-cell table:formula="of:=MIN([.BD$63:.BD$111])" office:value-type="float" office:value="7" calcext:value-type="float">
            <text:p>7</text:p>
          </table:table-cell>
          <table:table-cell table:number-columns-repeated="53"/>
        </table:table-row>
        <table:table-row table:style-name="ro1">
          <table:table-cell table:number-columns-repeated="109"/>
        </table:table-row>
        <table:table-row table:style-name="ro1">
          <table:table-cell office:value-type="string" calcext:value-type="string">
            <text:p>perfects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no answer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nswer 1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nswer 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55"/>
        </table:table-row>
        <table:table-row table:style-name="ro1">
          <table:table-cell table:number-columns-repeated="109"/>
        </table:table-row>
        <table:table-row table:style-name="ro1">
          <table:table-cell office:value-type="string" calcext:value-type="string">
            <text:p>presents</text:p>
          </table:table-cell>
          <table:table-cell table:formula="of:=[.L127]" office:value-type="float" office:value="49" calcext:value-type="float">
            <text:p>49</text:p>
          </table:table-cell>
          <table:table-cell table:number-columns-repeated="107"/>
        </table:table-row>
        <table:table-row table:style-name="ro1">
          <table:table-cell office:value-type="string" calcext:value-type="string">
            <text:p>absents</text:p>
          </table:table-cell>
          <table:table-cell table:formula="of:=COUNTIF([.$E$63:.$E$111];&quot;ABS&quot;)" office:value-type="float" office:value="0" calcext:value-type="float">
            <text:p>0</text:p>
          </table:table-cell>
          <table:table-cell table:number-columns-repeated="107"/>
        </table:table-row>
        <table:table-row table:style-name="ro1">
          <table:table-cell table:number-columns-repeated="109"/>
        </table:table-row>
        <table:table-row table:style-name="ro1">
          <table:table-cell office:value-type="string" calcext:value-type="string">
            <text:p>marks</text:p>
          </table:table-cell>
          <table:table-cell office:value-type="string" calcext:value-type="string">
            <text:p>]0;2]</text:p>
          </table:table-cell>
          <table:table-cell office:value-type="string" calcext:value-type="string">
            <text:p>]2;4]</text:p>
          </table:table-cell>
          <table:table-cell office:value-type="string" calcext:value-type="string">
            <text:p>]4;6]</text:p>
          </table:table-cell>
          <table:table-cell office:value-type="string" calcext:value-type="string">
            <text:p>]6;8]</text:p>
          </table:table-cell>
          <table:table-cell office:value-type="string" calcext:value-type="string">
            <text:p>]8;10]</text:p>
          </table:table-cell>
          <table:table-cell office:value-type="string" calcext:value-type="string">
            <text:p>]10;12]</text:p>
          </table:table-cell>
          <table:table-cell office:value-type="string" calcext:value-type="string">
            <text:p>]12;14]</text:p>
          </table:table-cell>
          <table:table-cell office:value-type="string" calcext:value-type="string">
            <text:p>]14;16]</text:p>
          </table:table-cell>
          <table:table-cell office:value-type="string" calcext:value-type="string">
            <text:p>]16;18]</text:p>
          </table:table-cell>
          <table:table-cell office:value-type="string" calcext:value-type="string">
            <text:p>&gt;18</text:p>
          </table:table-cell>
          <table:table-cell table:number-columns-repeated="98"/>
        </table:table-row>
        <table:table-row table:style-name="ro1">
          <table:table-cell office:value-type="string" calcext:value-type="string">
            <text:p>repartition</text:p>
          </table:table-cell>
          <table:table-cell table:formula="of:=[.B128]" office:value-type="float" office:value="0" calcext:value-type="float">
            <text:p>0</text:p>
          </table:table-cell>
          <table:table-cell table:formula="of:=[.C128]-[.B128]" office:value-type="float" office:value="0" calcext:value-type="float">
            <text:p>0</text:p>
          </table:table-cell>
          <table:table-cell table:formula="of:=[.D128]-[.C128]" office:value-type="float" office:value="0" calcext:value-type="float">
            <text:p>0</text:p>
          </table:table-cell>
          <table:table-cell table:formula="of:=[.E128]-[.D128]" office:value-type="float" office:value="1" calcext:value-type="float">
            <text:p>1</text:p>
          </table:table-cell>
          <table:table-cell table:formula="of:=[.F128]-[.E128]" office:value-type="float" office:value="15" calcext:value-type="float">
            <text:p>15</text:p>
          </table:table-cell>
          <table:table-cell table:formula="of:=[.G128]-[.F128]" office:value-type="float" office:value="10" calcext:value-type="float">
            <text:p>10</text:p>
          </table:table-cell>
          <table:table-cell table:formula="of:=[.H128]-[.G128]" office:value-type="float" office:value="11" calcext:value-type="float">
            <text:p>11</text:p>
          </table:table-cell>
          <table:table-cell table:formula="of:=[.I128]-[.H128]" office:value-type="float" office:value="7" calcext:value-type="float">
            <text:p>7</text:p>
          </table:table-cell>
          <table:table-cell table:formula="of:=[.J128]-[.I128]" office:value-type="float" office:value="4" calcext:value-type="float">
            <text:p>4</text:p>
          </table:table-cell>
          <table:table-cell table:formula="of:=COUNTIF([.$BC$63:.$BC$111];&quot;&gt;18&quot;)" office:value-type="float" office:value="1" calcext:value-type="float">
            <text:p>1</text:p>
          </table:table-cell>
          <table:table-cell table:formula="of:=SUM([.B127:.K127])" office:value-type="float" office:value="49" calcext:value-type="float">
            <text:p>49</text:p>
          </table:table-cell>
          <table:table-cell table:number-columns-repeated="97"/>
        </table:table-row>
        <table:table-row table:style-name="ro1">
          <table:table-cell office:value-type="string" calcext:value-type="string">
            <text:p>cumulative</text:p>
          </table:table-cell>
          <table:table-cell table:formula="of:=COUNTIF([.$BC$63:.$BC$111];&quot;&lt;=2&quot;)" office:value-type="float" office:value="0" calcext:value-type="float">
            <text:p>0</text:p>
          </table:table-cell>
          <table:table-cell table:formula="of:=COUNTIF([.$BC$63:.$BC$111];&quot;&lt;=4&quot;)" office:value-type="float" office:value="0" calcext:value-type="float">
            <text:p>0</text:p>
          </table:table-cell>
          <table:table-cell table:formula="of:=COUNTIF([.$BC$63:.$BC$111];&quot;&lt;=6&quot;)" office:value-type="float" office:value="0" calcext:value-type="float">
            <text:p>0</text:p>
          </table:table-cell>
          <table:table-cell table:formula="of:=COUNTIF([.$BC$63:.$BC$111];&quot;&lt;=8&quot;)" office:value-type="float" office:value="1" calcext:value-type="float">
            <text:p>1</text:p>
          </table:table-cell>
          <table:table-cell table:formula="of:=COUNTIF([.$BC$63:.$BC$111];&quot;&lt;=10&quot;)" office:value-type="float" office:value="16" calcext:value-type="float">
            <text:p>16</text:p>
          </table:table-cell>
          <table:table-cell table:formula="of:=COUNTIF([.$BC$63:.$BC$111];&quot;&lt;=12&quot;)" office:value-type="float" office:value="26" calcext:value-type="float">
            <text:p>26</text:p>
          </table:table-cell>
          <table:table-cell table:formula="of:=COUNTIF([.$BC$63:.$BC$111];&quot;&lt;=14&quot;)" office:value-type="float" office:value="37" calcext:value-type="float">
            <text:p>37</text:p>
          </table:table-cell>
          <table:table-cell table:formula="of:=COUNTIF([.$BC$63:.$BC$111];&quot;&lt;=16&quot;)" office:value-type="float" office:value="44" calcext:value-type="float">
            <text:p>44</text:p>
          </table:table-cell>
          <table:table-cell table:formula="of:=COUNTIF([.$BC$63:.$BC$111];&quot;&lt;=18&quot;)" office:value-type="float" office:value="48" calcext:value-type="float">
            <text:p>48</text:p>
          </table:table-cell>
          <table:table-cell table:formula="of:=[.J128]+[.K127]" office:value-type="float" office:value="49" calcext:value-type="float">
            <text:p>49</text:p>
          </table:table-cell>
          <table:table-cell table:number-columns-repeated="9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2T21:42:26.723000000</dc:date>
    <meta:editing-duration>PT6M7S</meta:editing-duration>
    <meta:editing-cycles>1</meta:editing-cycles>
    <meta:document-statistic meta:table-count="1" meta:cell-count="6026" meta:object-count="0"/>
    <meta:generator>LibreOffice/7.2.2.2$Windows_X86_64 LibreOffice_project/02b2acce88a210515b4a5bb2e46cbfb63fe97d56</meta:generator>
  </office:meta>
</office:document-meta>
</file>